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urce Code Pro" svg:font-family="'Source Code Pro'"/>
    <style:font-face style:name="FreeSans2" svg:font-family="FreeSans" style:font-family-generic="swiss"/>
    <style:font-face style:name="Droid Sans Mono" svg:font-family="'Droid Sans Mono'" style:font-family-generic="swiss"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Liberation Sans" officeooo:rsid="0000ae0f" officeooo:paragraph-rsid="0000ae0f"/>
    </style:style>
    <style:style style:name="P2" style:family="paragraph" style:parent-style-name="Standard">
      <style:text-properties style:font-name="Liberation Sans" officeooo:rsid="0001095f" officeooo:paragraph-rsid="0001095f"/>
    </style:style>
    <style:style style:name="P3" style:family="paragraph" style:parent-style-name="Standard">
      <style:text-properties style:font-name="Liberation Sans" officeooo:rsid="00018b8b" officeooo:paragraph-rsid="00018b8b"/>
    </style:style>
    <style:style style:name="P4" style:family="paragraph" style:parent-style-name="Standard">
      <style:text-properties style:font-name="Liberation Sans" officeooo:rsid="00018b8b" officeooo:paragraph-rsid="000581dd"/>
    </style:style>
    <style:style style:name="P5" style:family="paragraph" style:parent-style-name="Standard">
      <style:text-properties style:font-name="Liberation Sans" officeooo:rsid="000292fe" officeooo:paragraph-rsid="000292fe"/>
    </style:style>
    <style:style style:name="P6" style:family="paragraph" style:parent-style-name="Standard" style:list-style-name="L1">
      <style:text-properties style:font-name="Liberation Sans" fo:font-weight="bold" officeooo:rsid="000292fe" officeooo:paragraph-rsid="000292fe" style:font-weight-asian="bold" style:font-weight-complex="bold"/>
    </style:style>
    <style:style style:name="P7" style:family="paragraph" style:parent-style-name="Standard">
      <style:text-properties style:font-name="Liberation Sans" fo:font-weight="bold" officeooo:rsid="000292fe" officeooo:paragraph-rsid="000292fe" style:font-weight-asian="bold" style:font-weight-complex="bold"/>
    </style:style>
    <style:style style:name="P8" style:family="paragraph" style:parent-style-name="Standard">
      <style:text-properties style:font-name="Liberation Sans" fo:font-weight="bold" officeooo:rsid="000581dd" officeooo:paragraph-rsid="000581dd" style:font-weight-asian="bold" style:font-weight-complex="bold"/>
    </style:style>
    <style:style style:name="P9" style:family="paragraph" style:parent-style-name="Standard" style:list-style-name="L2">
      <style:text-properties style:font-name="Liberation Sans" fo:font-weight="bold" officeooo:rsid="00018b8b" officeooo:paragraph-rsid="000581dd" style:font-weight-asian="bold" style:font-weight-complex="bold"/>
    </style:style>
    <style:style style:name="P10" style:family="paragraph" style:parent-style-name="Standard" style:list-style-name="L2">
      <style:text-properties style:font-name="Liberation Sans" fo:font-weight="bold" officeooo:rsid="00018b8b" officeooo:paragraph-rsid="0006558d" style:font-weight-asian="bold" style:font-weight-complex="bold"/>
    </style:style>
    <style:style style:name="P11" style:family="paragraph" style:parent-style-name="Standard">
      <style:text-properties style:font-name="Liberation Sans" fo:font-weight="bold" officeooo:rsid="00086f2f" officeooo:paragraph-rsid="00086f2f" style:font-weight-asian="bold" style:font-weight-complex="bold"/>
    </style:style>
    <style:style style:name="P12" style:family="paragraph" style:parent-style-name="Standard" style:list-style-name="L3">
      <style:text-properties style:font-name="Liberation Sans" fo:font-weight="bold" officeooo:rsid="00086f2f" officeooo:paragraph-rsid="00086f2f" style:font-weight-asian="bold" style:font-weight-complex="bold"/>
    </style:style>
    <style:style style:name="P13" style:family="paragraph" style:parent-style-name="Standard">
      <style:text-properties style:font-name="Liberation Sans" officeooo:rsid="000bf362" officeooo:paragraph-rsid="000bf362"/>
    </style:style>
    <style:style style:name="P14" style:family="paragraph" style:parent-style-name="Standard">
      <style:text-properties style:font-name="Liberation Sans" officeooo:rsid="000d9576" officeooo:paragraph-rsid="000d9576"/>
    </style:style>
    <style:style style:name="P15" style:family="paragraph" style:parent-style-name="Standard">
      <style:text-properties style:font-name="Liberation Sans" officeooo:rsid="000dec3f" officeooo:paragraph-rsid="000dec3f"/>
    </style:style>
    <style:style style:name="P16" style:family="paragraph" style:parent-style-name="Standard">
      <style:text-properties style:font-name="Droid Sans Mono" officeooo:rsid="00018b8b" officeooo:paragraph-rsid="00018b8b"/>
    </style:style>
    <style:style style:name="P17" style:family="paragraph" style:parent-style-name="Standard">
      <style:text-properties style:font-name="Droid Sans Mono" officeooo:rsid="00018b8b" officeooo:paragraph-rsid="000581dd"/>
    </style:style>
    <style:style style:name="P18" style:family="paragraph" style:parent-style-name="Standard">
      <style:text-properties officeooo:rsid="000dec3f" officeooo:paragraph-rsid="000dec3f"/>
    </style:style>
    <style:style style:name="P19" style:family="paragraph" style:parent-style-name="Standard">
      <style:text-properties style:use-window-font-color="true" style:font-name="Droid Sans Mono" fo:font-size="10pt" fo:background-color="transparent" style:font-size-asian="10pt" style:font-size-complex="10pt"/>
    </style:style>
    <style:style style:name="P20" style:family="paragraph" style:parent-style-name="Standard">
      <style:text-properties style:use-window-font-color="true" style:font-name="Droid Sans Mono" fo:font-size="10pt" style:font-size-asian="10pt" style:font-size-complex="10pt"/>
    </style:style>
    <style:style style:name="P21" style:family="paragraph" style:parent-style-name="Text_20_body">
      <style:paragraph-properties fo:line-height="100%"/>
      <style:text-properties style:font-name="Liberation Sans" officeooo:rsid="000292fe" officeooo:paragraph-rsid="000f9185"/>
    </style:style>
    <style:style style:name="P22" style:family="paragraph" style:parent-style-name="Text_20_body">
      <style:paragraph-properties fo:line-height="150%"/>
      <style:text-properties style:font-name="Liberation Sans" officeooo:rsid="000292fe" officeooo:paragraph-rsid="000f9185"/>
    </style:style>
    <style:style style:name="P23" style:family="paragraph" style:parent-style-name="Text_20_body">
      <style:paragraph-properties fo:line-height="115%"/>
      <style:text-properties style:font-name="Liberation Sans" officeooo:rsid="000292fe" officeooo:paragraph-rsid="000292fe"/>
    </style:style>
    <style:style style:name="P24" style:family="paragraph" style:parent-style-name="Text_20_body">
      <style:paragraph-properties fo:line-height="115%"/>
      <style:text-properties style:font-name="Liberation Sans" officeooo:rsid="000292fe" officeooo:paragraph-rsid="000f9185"/>
    </style:style>
    <style:style style:name="P25" style:family="paragraph" style:parent-style-name="Text_20_body">
      <style:paragraph-properties fo:line-height="100%"/>
      <style:text-properties style:font-name="Liberation Sans" fo:font-weight="bold" officeooo:rsid="000292fe" officeooo:paragraph-rsid="000f9185" style:font-weight-asian="bold" style:font-weight-complex="bold"/>
    </style:style>
    <style:style style:name="P26" style:family="paragraph" style:parent-style-name="Text_20_body">
      <style:paragraph-properties fo:line-height="115%"/>
      <style:text-properties style:font-name="Liberation Sans" fo:font-weight="bold" officeooo:rsid="000292fe" officeooo:paragraph-rsid="000292fe" style:font-weight-asian="bold" style:font-weight-complex="bold"/>
    </style:style>
    <style:style style:name="P27" style:family="paragraph" style:parent-style-name="Text_20_body" style:list-style-name="">
      <style:text-properties officeooo:paragraph-rsid="00078c97"/>
    </style:style>
    <style:style style:name="P28" style:family="paragraph" style:parent-style-name="Text_20_body">
      <style:text-properties officeooo:rsid="000a354f" officeooo:paragraph-rsid="000a354f"/>
    </style:style>
    <style:style style:name="P29" style:family="paragraph" style:parent-style-name="Text_20_body">
      <style:text-properties officeooo:paragraph-rsid="000a354f"/>
    </style:style>
    <style:style style:name="P30" style:family="paragraph" style:parent-style-name="Text_20_body">
      <style:text-properties officeooo:rsid="000bf362" officeooo:paragraph-rsid="000bf362"/>
    </style:style>
    <style:style style:name="P31" style:family="paragraph" style:parent-style-name="Text_20_body">
      <style:text-properties style:font-name="Droid Sans Mono" fo:font-size="10pt" style:font-size-asian="10pt" style:font-size-complex="10pt"/>
    </style:style>
    <style:style style:name="P32" style:family="paragraph" style:parent-style-name="Text_20_body">
      <style:text-properties officeooo:paragraph-rsid="000f9185"/>
    </style:style>
    <style:style style:name="P33" style:family="paragraph" style:parent-style-name="Caption">
      <style:text-properties style:font-name="Liberation Sans"/>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rsid="000dec3f" officeooo:paragraph-rsid="000dec3f"/>
    </style:style>
    <style:style style:name="P36" style:family="paragraph" style:parent-style-name="Heading_20_1">
      <style:text-properties officeooo:paragraph-rsid="00078c97"/>
    </style:style>
    <style:style style:name="P37" style:family="paragraph" style:parent-style-name="Heading_20_1" style:list-style-name="">
      <style:text-properties officeooo:rsid="000dec3f" officeooo:paragraph-rsid="000dec3f"/>
    </style:style>
    <style:style style:name="P38" style:family="paragraph" style:parent-style-name="Heading_20_1">
      <style:paragraph-properties fo:break-before="page"/>
    </style:style>
    <style:style style:name="P39" style:family="paragraph" style:parent-style-name="Heading_20_1" style:list-style-name="">
      <style:paragraph-properties fo:break-before="page"/>
      <style:text-properties officeooo:paragraph-rsid="00078c97"/>
    </style:style>
    <style:style style:name="P40" style:family="paragraph" style:parent-style-name="Heading_20_1">
      <style:paragraph-properties fo:break-before="page"/>
      <style:text-properties officeooo:rsid="000dec3f" officeooo:paragraph-rsid="000dec3f"/>
    </style:style>
    <style:style style:name="P41" style:family="paragraph" style:parent-style-name="Heading_20_1" style:master-page-name="Standard">
      <style:paragraph-properties style:page-number="1" fo:break-before="page"/>
      <style:text-properties officeooo:rsid="00018b8b" officeooo:paragraph-rsid="000f9185"/>
    </style:style>
    <style:style style:name="P42" style:family="paragraph" style:parent-style-name="Header">
      <style:paragraph-properties fo:text-align="end" style:justify-single-word="false"/>
      <style:text-properties style:font-name="Liberation Sans" officeooo:rsid="0001095f" officeooo:paragraph-rsid="0001095f"/>
    </style:style>
    <style:style style:name="P43" style:family="paragraph" style:parent-style-name="Header" style:master-page-name="First_20_Page">
      <style:paragraph-properties fo:text-align="end" style:justify-single-word="false" style:page-number="auto"/>
      <style:text-properties style:font-name="Liberation Sans" officeooo:rsid="0000ae0f" officeooo:paragraph-rsid="0001095f"/>
    </style:style>
    <style:style style:name="P44" style:family="paragraph" style:parent-style-name="Footer">
      <style:paragraph-properties fo:text-align="end" style:justify-single-word="false"/>
    </style:style>
    <style:style style:name="P45" style:family="paragraph" style:parent-style-name="Footer">
      <style:paragraph-properties fo:text-align="end" style:justify-single-word="false"/>
      <style:text-properties officeooo:rsid="0001095f" officeooo:paragraph-rsid="0001095f"/>
    </style:style>
    <style:style style:name="P46" style:family="paragraph" style:parent-style-name="Footer">
      <style:paragraph-properties fo:text-align="end" style:justify-single-word="false"/>
      <style:text-properties style:font-name="Liberation Sans" officeooo:rsid="0001095f" officeooo:paragraph-rsid="0001095f"/>
    </style:style>
    <style:style style:name="P47" style:family="paragraph" style:parent-style-name="Contents_20_2">
      <style:paragraph-properties>
        <style:tab-stops>
          <style:tab-stop style:position="17.59cm" style:type="right" style:leader-style="dotted" style:leader-text="."/>
        </style:tab-stops>
      </style:paragraph-properties>
    </style:style>
    <style:style style:name="P48" style:family="paragraph" style:parent-style-name="Contents_20_Heading" style:master-page-name="First_20_Page">
      <style:paragraph-properties style:page-number="auto" fo:break-before="page"/>
    </style:style>
    <style:style style:name="P49" style:family="paragraph" style:parent-style-name="Illustration">
      <style:text-properties style:font-name="Liberation Sans"/>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0ae0f"/>
    </style:style>
    <style:style style:name="T2" style:family="text">
      <style:text-properties officeooo:rsid="0001095f"/>
    </style:style>
    <style:style style:name="T3" style:family="text">
      <style:text-properties officeooo:rsid="00018b8b"/>
    </style:style>
    <style:style style:name="T4" style:family="text">
      <style:text-properties style:font-name="Droid Sans Mono"/>
    </style:style>
    <style:style style:name="T5" style:family="text">
      <style:text-properties fo:font-weight="bold" style:font-weight-asian="bold" style:font-weight-complex="bold"/>
    </style:style>
    <style:style style:name="T6" style:family="text">
      <style:text-properties fo:font-weight="bold" officeooo:rsid="00086f2f" style:font-weight-asian="bold" style:font-weight-complex="bold"/>
    </style:style>
    <style:style style:name="T7" style:family="text">
      <style:text-properties style:font-name="Liberation Sans" fo:font-weight="normal" officeooo:rsid="00086f2f" style:font-weight-asian="normal" style:font-weight-complex="normal"/>
    </style:style>
    <style:style style:name="T8" style:family="text">
      <style:text-properties style:font-name="Liberation Sans" fo:font-size="12pt" fo:font-weight="normal" officeooo:rsid="00086f2f"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0395ed" style:font-weight-asian="normal" style:font-weight-complex="normal"/>
    </style:style>
    <style:style style:name="T11" style:family="text">
      <style:text-properties fo:font-weight="normal" officeooo:rsid="0006558d" style:font-weight-asian="normal" style:font-weight-complex="normal"/>
    </style:style>
    <style:style style:name="T12"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3" style:family="text">
      <style:text-properties style:text-outline="false" style:text-line-through-style="none" style:text-line-through-type="none" style:font-name="Liberation Sans" fo:font-size="12pt" fo:font-style="normal" fo:text-shadow="none" style:text-underline-style="none" fo:font-weight="normal" officeooo:rsid="000a354f"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5" style:family="text">
      <style:text-properties officeooo:rsid="000a354f"/>
    </style:style>
    <style:style style:name="T16" style:family="text">
      <style:text-properties officeooo:rsid="000bf362"/>
    </style:style>
    <style:style style:name="T17" style:family="text">
      <style:text-properties officeooo:rsid="000d9576"/>
    </style:style>
    <style:style style:name="T18" style:family="text">
      <style:text-properties fo:font-style="italic"/>
    </style:style>
    <style:style style:name="T19" style:family="text">
      <style:text-properties officeooo:rsid="000f91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OSC 3P71 – <text:span text:style-name="T2">FALL 2015</text:span> </text:p>
      <text:p text:style-name="P42"><text:span text:style-name="T1">Artificial In</text:span>telligence – Assignment 2</text:p>
      <text:p text:style-name="P42">Matt Laidman</text:p>
      <text:p text:style-name="P42">5199807, ml12ef</text:p>
      <text:p text:style-name="P42">November 6, 2015</text:p>
      <text:table-of-content text:style-name="Sect1" text:name="Table of Contents1">
        <text:table-of-content-source text:outline-level="10"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Contents</text:p>
          </text:index-title>
          <text:p text:style-name="P50"><text:a xlink:type="simple" xlink:href="#__RefHeading___Toc6587_2085069313" text:style-name="Index_20_Link" text:visited-style-name="Index_20_Link">Assignment Outline<text:tab/>1</text:a></text:p>
          <text:p text:style-name="P50"><text:a xlink:type="simple" xlink:href="#__RefHeading___Toc6547_2085069313" text:style-name="Index_20_Link" text:visited-style-name="Index_20_Link">Objective<text:tab/>4</text:a></text:p>
          <text:p text:style-name="P50"><text:a xlink:type="simple" xlink:href="#__RefHeading___Toc6549_2085069313" text:style-name="Index_20_Link" text:visited-style-name="Index_20_Link">Implementation<text:tab/>4</text:a></text:p>
          <text:p text:style-name="P47"><text:s text:c="3"/><text:a xlink:type="simple" xlink:href="#__RefHeading___Toc6551_2085069313" text:style-name="Index_20_Link" text:visited-style-name="Index_20_Link">Software Usage<text:tab/>4</text:a></text:p>
          <text:p text:style-name="P47"><text:s text:c="3"/><text:a xlink:type="simple" xlink:href="#__RefHeading___Toc6553_2085069313" text:style-name="Index_20_Link" text:visited-style-name="Index_20_Link">Program Parameters and Design Choices<text:tab/>5</text:a></text:p>
          <text:p text:style-name="P50"><text:a xlink:type="simple" xlink:href="#__RefHeading___Toc6555_2085069313" text:style-name="Index_20_Link" text:visited-style-name="Index_20_Link">Results<text:tab/>6</text:a></text:p>
          <text:p text:style-name="P47"><text:s text:c="3"/><text:a xlink:type="simple" xlink:href="#__RefHeading___Toc6557_2085069313" text:style-name="Index_20_Link" text:visited-style-name="Index_20_Link">Plots<text:tab/>6</text:a></text:p>
          <text:p text:style-name="P47"><text:s text:c="3"/><text:a xlink:type="simple" xlink:href="#__RefHeading___Toc6559_2085069313" text:style-name="Index_20_Link" text:visited-style-name="Index_20_Link">Analysis<text:tab/>12</text:a></text:p>
          <text:p text:style-name="P50"><text:a xlink:type="simple" xlink:href="#__RefHeading___Toc6561_2085069313" text:style-name="Index_20_Link" text:visited-style-name="Index_20_Link">Discussion and Conclusions<text:tab/>12</text:a></text:p>
          <text:p text:style-name="P50"><text:a xlink:type="simple" xlink:href="#__RefHeading___Toc6563_2085069313" text:style-name="Index_20_Link" text:visited-style-name="Index_20_Link">TSPSolve Source Code<text:tab/>13</text:a></text:p>
          <text:p text:style-name="P47"><text:s text:c="3"/><text:a xlink:type="simple" xlink:href="#__RefHeading___Toc6565_2085069313" text:style-name="Index_20_Link" text:visited-style-name="Index_20_Link">Main.java<text:tab/>13</text:a></text:p>
          <text:p text:style-name="P47"><text:s text:c="3"/><text:a xlink:type="simple" xlink:href="#__RefHeading___Toc6567_2085069313" text:style-name="Index_20_Link" text:visited-style-name="Index_20_Link">TSPSolve.java<text:tab/>15</text:a></text:p>
          <text:p text:style-name="P47"><text:s text:c="3"/><text:a xlink:type="simple" xlink:href="#__RefHeading___Toc6569_2085069313" text:style-name="Index_20_Link" text:visited-style-name="Index_20_Link">City.java<text:tab/>20</text:a></text:p>
          <text:p text:style-name="P47"><text:s text:c="3"/><text:a xlink:type="simple" xlink:href="#__RefHeading___Toc6571_2085069313" text:style-name="Index_20_Link" text:visited-style-name="Index_20_Link">Map.java<text:tab/>21</text:a></text:p>
          <text:p text:style-name="P47"><text:s text:c="3"/><text:a xlink:type="simple" xlink:href="#__RefHeading___Toc6573_2085069313" text:style-name="Index_20_Link" text:visited-style-name="Index_20_Link">Path.java<text:tab/>23</text:a></text:p>
        </text:index-body>
      </text:table-of-content>
      <text:h text:style-name="P41" text:outline-level="1"><text:bookmark-start text:name="__RefHeading___Toc6587_2085069313"/>Assignment Outline<text:bookmark-end text:name="__RefHeading___Toc6587_2085069313"/></text:h>
      <text:p text:style-name="P32"/>
      <text:p text:style-name="P22">Fall 2015 COSC <text:span text:style-name="T5">3P71 Artificial Intelligence: Assignment 2</text:span></text:p>
      <text:p text:style-name="P22">Instructor: B. Ombuki-Berman</text:p>
      <text:p text:style-name="P22">TA &amp; Tutorial leader: Justin Maltese</text:p>
      <text:p text:style-name="P22"><text:span text:style-name="T5">Assigned Date:</text:span> Tuesday October 13th, 2015</text:p>
      <text:p text:style-name="P22"><text:span text:style-name="T5">Due:</text:span> <text:span text:style-name="T16">Friday</text:span>, Nov. 6th, by <text:span text:style-name="T16">4</text:span>:00 <text:span text:style-name="T16">p</text:span>m, <text:span text:style-name="T5">NO LATES.</text:span></text:p>
      <text:p text:style-name="P22"><text:span text:style-name="T5"/></text:p>
      <text:p text:style-name="P22"><text:span text:style-name="T5">Goal:</text:span> Genetic algorithm implementation and application.</text:p>
      <text:p text:style-name="P22"><text:span text:style-name="T5">Languages:</text:span> Any programming language of your choice.</text:p>
      <text:p text:style-name="P22"><text:span text:style-name="T5">Task:</text:span> Implement a genetic algorithm system for the Traveling Salesman Problem described in class using the data provided.</text:p>
      <text:p text:style-name="P22">The overall procedure for a simple GA will be something like this:</text:p>
      <text:p text:style-name="P21"><text:span text:style-name="T5">Procedure</text:span> simple GA</text:p>
      <text:p text:style-name="P25">begin</text:p>
      <text:p text:style-name="P21">Read problem instance data;</text:p>
      <text:p text:style-name="P21">set GA parameters;</text:p>
      <text:p text:style-name="P21">generate randomly an initial population POP of size Pop_Size;</text:p>
      <text:p text:style-name="P21"><text:tab/><text:span text:style-name="T5">for</text:span> gen = 1 to MAXGEN do</text:p>
      <text:p text:style-name="P21"><text:tab/>evaluate fitness of the individuals of POP;</text:p>
      <text:p text:style-name="P21"><text:tab/>select new population using some selection strategy;</text:p>
      <text:p text:style-name="P21"><text:tab/>apply genetic operators, crossover and mutation;</text:p>
      <text:p text:style-name="P25"><text:tab/>endfor;</text:p>
      <text:p text:style-name="P22"><text:span text:style-name="T5">end;</text:span></text:p>
      <text:p text:style-name="P24">The GA’s main modules are described as:(a) <text:span text:style-name="T5">Initial Population initializer:</text:span> creates a population of size Pop_Size of randomized individuals as described in class.</text:p>
      <text:p text:style-name="P23">(b) <text:span text:style-name="T5">Reproduction: </text:span>use Tournament Selection</text:p>
      <text:p text:style-name="P23"><text:soft-page-break/>(c) <text:span text:style-name="T5">Crossover: </text:span>given two individuals, this creates two offspring. Implement your GA using the</text:p>
      <text:p text:style-name="P23">following crossover strategies independently:</text:p>
      <text:p text:style-name="P23"><text:tab/>(i) Uniform order crossover (UOX, with bit mask)</text:p>
      <text:p text:style-name="P23"><text:tab/>(ii) A crossover of your choice as discussed in class. Of course, the crossover must <text:tab/><text:tab/>ensure valid offspring chromosomes for the TSP problem. Some examples are: <text:tab/>partially mapped crossover (PMX), Order crossover (OX), cycle crossover (CX).</text:p>
      <text:p text:style-name="P23">(d) <text:span text:style-name="T5">Mutator:</text:span> given an individual, this creates a mutated individual. Implement your GA using a mutation operator of your choice (from those discussed in class). Again, the mutation operator must ensure a valid chromosome for the TSP problem!</text:p>
      <text:p text:style-name="P23">(e) <text:span text:style-name="T5">Fitness evaluation function: </text:span>Total distance traveled, and recall that the last city visited is connected to the first city (the shorter the distance, the more fit an individual is)</text:p>
      <text:p text:style-name="P23">(f) <text:span text:style-name="T5">Genetic algorithm system:</text:span> This is the implementation of the GA system</text:p>
      <text:p text:style-name="P23">(g)<text:span text:style-name="T5"> user parameters:</text:span> population size, maximum generation span, probability of (crossover, mutation etc)</text:p>
      <text:p text:style-name="P23">Your GA program should permit the user to easily define his/her own genetic parameters (e.g., crossover rate, mutation rate, population size, maximum generation span etc....). The program should allow testing for various problem sizes, i.e., size of cities, n.</text:p>
      <text:p text:style-name="P26">Experimental Analysis</text:p>
      <text:p text:style-name="P23"><text:tab/>1) Run your GA to compare the performance of the two crossover operators mentioned <text:tab/>above by using the following parameters (and include elitism in all cases):</text:p>
      <text:p text:style-name="P23"><text:tab/><text:tab/>a. Crossover rate = 100%, mutation = 0%</text:p>
      <text:p text:style-name="P23"><text:tab/><text:tab/>b. Crossover rate = 100%, mutation = 10%</text:p>
      <text:p text:style-name="P23"><text:tab/><text:tab/>c. Crossover rate = 80%, mutation 0%</text:p>
      <text:p text:style-name="P23"><text:tab/><text:tab/>d. Crossover rate = 80%, mutation 10%</text:p>
      <text:p text:style-name="P23"><text:tab/><text:tab/>e. Your own parameter settings</text:p>
      <text:p text:style-name="P23"><text:tab/><text:tab/>(PS. For elitism), first consider an elite strategy where only the best <text:tab/><text:tab/><text:tab/><text:tab/>chromosome is replicated to the next generation. Next consider replication <text:tab/><text:tab/><text:tab/>criteria where a certain percentage of individuals determined empirically (no <text:tab/><text:tab/><text:tab/>greater than 10%) are allowed to replicate (include chromosome of best fitness <text:tab/><text:tab/><text:tab/>value for this replication)</text:p>
      <text:p text:style-name="P23"><text:tab/>2) Incorporate into your experiments your own innovativeJ idea; this would be a <text:tab/>different initial population representation &amp; creation, a different selection scheme, a <text:tab/>different crossover or even mutation. Your idea could be introducing some local search <text:tab/>into your GA etc (This will be for bonus mark of 2% of total course grade)</text:p>
      <text:p text:style-name="P23"><text:soft-page-break/>For each experiment mentioned above, run your GA at least 5 times. Use the data set “berlin52.tsp” obtained from TSP-online benchmark data at:</text:p>
      <text:p text:style-name="P23">http://www.iwr.uni-heidelberg.de/groups/comopt/software/TSPLIB95/tsp/</text:p>
      <text:p text:style-name="P23">Output the following to a file or standard output:</text:p>
      <text:p text:style-name="P23"><text:tab/>a) All GA parameters, including random number seed</text:p>
      <text:p text:style-name="P23"><text:tab/>b) Per each generation: best fitness value, average population fitness value</text:p>
      <text:p text:style-name="P23"><text:tab/>c) Per each run: best solution fitness and its corresponding best solution chromosome</text:p>
      <text:p text:style-name="P23"><text:tab/>Finally compute for the multiple runs: average of best fitness per generation and <text:tab/>average population fitness per generation. Using a graph drawing tool such as excel, <text:tab/>plot well labeled graphs forexperiment 1, above including experiment 2 (if done). Types <text:tab/>of graphs you plot for experiment 2 depend on your incorporated idea, if any. Feel free <text:tab/>to experiment with different crossover and mutation rates. You will set your own Pop-<text:tab/>Size and generation size.</text:p>
      <text:p text:style-name="P23"><text:tab/>Lastly, prepare a summarized report with sub-headings (a) Objective and problem <text:tab/>definition b) Summary parameters used (c) Results: that is, summary tables and <text:tab/>graphs, EXPLAIN your graphs in detail. (d) Discussions and conclusions from your <text:tab/>results. You discussions should include issues like which crossover performed better <text:tab/>than the other one, if more than one mutation type tried, which one performed better. If <text:tab/>you included local search, did it help? How did the choice of GA parameters affect the <text:tab/>final outcome etc? This report is very important, so be sure to include it. Start early, <text:tab/>gathering the data and doing the experimental analysis will take much more time than coding the assignment.</text:p>
      <text:h text:style-name="P38" text:outline-level="1"><text:bookmark-start text:name="__RefHeading___Toc6547_2085069313"/>Objective<text:bookmark-end text:name="__RefHeading___Toc6547_2085069313"/></text:h>
      <text:p text:style-name="P2">Solve the Travelling Salesman Problem (TSP) by implementing a Genetic Algorithm (GA) capable of executing any number of input parameter combinations such that the user is able to explore strategic mutation rates, crossover rates, tournament k-values, crossover types, population sizes, and number of generations.</text:p>
      <text:p text:style-name="P2"/>
      <text:p text:style-name="P2">Analyze the data created by the program and discuss why and how different combinations of input parameters contributed to the different solutions to the problem.</text:p>
      <text:h text:style-name="Heading_20_1" text:outline-level="1"><text:bookmark-start text:name="__RefHeading___Toc6549_2085069313"/>Implementation<text:bookmark-end text:name="__RefHeading___Toc6549_2085069313"/></text:h>
      <text:h text:style-name="Heading_20_2" text:outline-level="2"><text:bookmark-start text:name="__RefHeading___Toc6551_2085069313"/>Software Usage<text:bookmark-end text:name="__RefHeading___Toc6551_2085069313"/></text:h>
      <text:p text:style-name="P3">The program is packaged in a .jar file and can be executed with the following command:</text:p>
      <text:p text:style-name="P3"/>
      <text:p text:style-name="P3"><text:tab/><text:span text:style-name="T4">java -jar TSPSolve.jar</text:span></text:p>
      <text:p text:style-name="P1"/>
      <text:p text:style-name="P4">The expected input parameters are as follows. the parameters themselves are discussed in the next section.</text:p>
      <text:p text:style-name="P17"/>
      <text:p text:style-name="P17"><text:tab/>java -jar TSPSolve.jar "path/to/file.tsp" MAX_POP POP_SIZE <text:tab/>K_VALUE MUTATION_RATE CROSSOVER_TYPE CROSSOVER_RATE SEED</text:p>
      <text:p text:style-name="P1"/>
      <text:p text:style-name="P3">Executing the program with no parameters will produce a summary of the input parameters and the value expected.</text:p>
      <text:p text:style-name="P3"/>
      <text:p text:style-name="P16"><text:tab/>$java -jar TSPSolve.jar</text:p>
      <text:p text:style-name="P16"><text:tab/></text:p>
      <text:p text:style-name="P16"><text:tab/>Psst! Try:</text:p>
      <text:p text:style-name="P16"/>
      <text:p text:style-name="P16"><text:tab/>java -jar TSPSolve.jar "path/to/file.tsp" MAX_POP POP_SIZE <text:tab/>K_VALUE MUTATION_RATE CROSSOVER_TYPE CROSSOVER_RATE SEED</text:p>
      <text:p text:style-name="P16"/>
      <text:p text:style-name="P16"><text:tab/><text:tab/>MAX_POP<text:tab/><text:tab/><text:tab/>Integer - Maximum generations before <text:tab/><text:tab/><text:tab/>quiting</text:p>
      <text:p text:style-name="P16"><text:tab/><text:tab/>POP_SIZE<text:tab/><text:tab/>Integer - Population size of the chromosomes</text:p>
      <text:p text:style-name="P16"><text:tab/><text:tab/>K_VALUE<text:tab/><text:tab/><text:tab/>Integer - 'k' value used in the <text:tab/><text:tab/><text:tab/><text:tab/>tournament selection</text:p>
      <text:p text:style-name="P16"><text:tab/><text:tab/>MUTATION_RATE<text:tab/>Double - Rate of occurrence of mutations</text:p>
      <text:p text:style-name="P16"><text:tab/><text:tab/>CROSSOVER_TYPE<text:tab/>Integer - 0 for Uniform Order Crossover, 1 <text:tab/><text:tab/><text:tab/>for Order Crossover</text:p>
      <text:p text:style-name="P16"><text:tab/><text:tab/>CROSSOVER_RATE<text:tab/>Double - Rate of occurrence of crossovers</text:p>
      <text:p text:style-name="P16"><text:tab/><text:tab/>SEED<text:tab/>Long - Seed used for random number generator</text:p>
      <text:p text:style-name="P16"/>
      <text:p text:style-name="P16"><text:tab/><text:tab/>Note: .tsp file is expected to be in the following format:</text:p>
      <text:p text:style-name="P16"/>
      <text:p text:style-name="P16"><text:soft-page-break/><text:tab/><text:tab/><text:tab/>NAME: berlin52</text:p>
      <text:p text:style-name="P16"><text:tab/><text:tab/><text:tab/>TYPE: TSP</text:p>
      <text:p text:style-name="P16"><text:tab/><text:tab/><text:tab/>COMMENT: 52 locations in Berlin (Groetschel)</text:p>
      <text:p text:style-name="P16"><text:tab/><text:tab/><text:tab/>DIMENSION: 52</text:p>
      <text:p text:style-name="P16"><text:tab/><text:tab/><text:tab/>EDGE_WEIGHT_TYPE: EUC_2D</text:p>
      <text:p text:style-name="P16"><text:tab/><text:tab/><text:tab/>NODE_COORD_SECTION</text:p>
      <text:p text:style-name="P16"><text:tab/><text:tab/><text:tab/>1 565.0 575.0</text:p>
      <text:p text:style-name="P16"><text:tab/><text:tab/><text:tab/>2 25.0 185.0</text:p>
      <text:p text:style-name="P16"><text:tab/><text:tab/><text:tab/>3 345.0 750.0</text:p>
      <text:p text:style-name="P16"><text:tab/><text:tab/><text:tab/>...</text:p>
      <text:p text:style-name="P16"/>
      <text:p text:style-name="P16"><text:tab/><text:tab/>EDGE_WEIGHT_TYPE is not considered in this implementation</text:p>
      <text:p text:style-name="P1"/>
      <text:p text:style-name="P3">The execution script which was used in the gathering of data for the analysis portion of this report is included in both near the end of the report, and in the electronic submission, and can also be used as usage reference.</text:p>
      <text:h text:style-name="Heading_20_2" text:outline-level="2"><text:bookmark-start text:name="__RefHeading___Toc6553_2085069313"/>Program Parameters and Design Choices<text:bookmark-end text:name="__RefHeading___Toc6553_2085069313"/></text:h>
      <text:p text:style-name="P5">This implementation of a genetic algorithm to solve the travelling salesman problem uses the following operators and functions:</text:p>
      <text:p text:style-name="P5"/>
      <text:list xml:id="list8828854478669812961" text:style-name="L1">
        <text:list-item>
          <text:p text:style-name="P6">Reproduction<text:span text:style-name="T9"> – For reproduction a k-tournament selection was used, where the specific k-value used is a parameter supplied by the user.</text:span></text:p>
        </text:list-item>
        <text:list-item>
          <text:p text:style-name="P6">Crossover<text:span text:style-name="T9"> – For crossover two operators were implemented, and which is used is determined by user parameters:</text:span></text:p>
          <text:list>
            <text:list-item>
              <text:p text:style-name="P6"><text:span text:style-name="T9">Uniform Order Crossover</text:span></text:p>
            </text:list-item>
            <text:list-item>
              <text:p text:style-name="P6"><text:span text:style-name="T9">Order Crossover</text:span></text:p>
            </text:list-item>
          </text:list>
        </text:list-item>
        <text:list-item>
          <text:p text:style-name="P6">Mutation<text:span text:style-name="T9"> – </text:span><text:span text:style-name="T10">Reciprocal Exchange Mutation was implemented for the mutation operator.</text:span></text:p>
        </text:list-item>
        <text:list-item>
          <text:p text:style-name="P6">Evalutation<text:span text:style-name="T9"> – </text:span><text:span text:style-name="T10">The evaluation function evaluates the chromosomes (paths) for the shortest path in the population in that current generation. Elitism is implemented to ensure that the best path found up too any point will always be included in the next generation.</text:span></text:p>
        </text:list-item>
      </text:list>
      <text:p text:style-name="P7"><text:span text:style-name="T9"/></text:p>
      <text:p text:style-name="P8"><text:span text:style-name="T9">Parameters that are used in these functions <text:s/>and operators must be specified by the user at runtime. A description of the input parameters and the values expected can be found below.</text:span></text:p>
      <text:p text:style-name="P8"><text:span text:style-name="T9"/></text:p>
      <text:list xml:id="list1952738515545284186" text:style-name="L2">
        <text:list-item>
          <text:p text:style-name="P9">"path/to/file.tsp"<text:span text:style-name="T9"> – </text:span><text:span text:style-name="T11">The location of the source problem file. The format is expected to be the same as the berlin52.tsp file used in this assignment.</text:span></text:p>
        </text:list-item>
        <text:list-item>
          <text:p text:style-name="P10">MAX_POP<text:span text:style-name="T9"> – </text:span><text:span text:style-name="T11">The number of generations that will be generating throughout the execution of the algorithm. An integer value is expected.</text:span></text:p>
        </text:list-item>
        <text:list-item>
          <text:p text:style-name="P10">POP_SIZE<text:span text:style-name="T9"> – </text:span><text:span text:style-name="T11">The size of each population to be generated at each iteration. An integer value is expected.</text:span></text:p>
        </text:list-item>
        <text:list-item>
          <text:p text:style-name="P9">K_VALUE<text:span text:style-name="T9"> – </text:span><text:span text:style-name="T11">The k-value used in the K-Tournament selection during the reproduction stage, ie the size of the tournament. An integer value is expected.</text:span></text:p>
        </text:list-item>
        <text:list-item>
          <text:p text:style-name="P10">MUTATION_RATE<text:span text:style-name="T9"> – </text:span><text:span text:style-name="T11">The rate of occurence of mutations after crossover has occurred </text:span><text:soft-page-break/><text:span text:style-name="T11">for each individual chromosome. A decimal value in the range [0.0, 1.0] is expected.</text:span></text:p>
        </text:list-item>
        <text:list-item>
          <text:p text:style-name="P10">CROSSOVER_TYPE<text:span text:style-name="T9"> – </text:span><text:span text:style-name="T11">Indicated whether to use Uniform Order Crossover, or Order Crossover. A 0 or 1 is expected to indicate Uniform Order or Order, respectively.</text:span></text:p>
        </text:list-item>
        <text:list-item>
          <text:p text:style-name="P10">CROSSOVER_RATE<text:span text:style-name="T9"> – </text:span><text:span text:style-name="T11">The rate of occurrence of crossover for each pair of sequential chromosomes in the population. A decimal value in the range [0.0, 1.0] is expected.</text:span></text:p>
        </text:list-item>
        <text:list-item>
          <text:p text:style-name="P9">SEED<text:span text:style-name="T9"> – </text:span><text:span text:style-name="T11">The seed value used for the random number generator. Allows for reproduction of executions for experimental analysis. A long integer value is expected.</text:span></text:p>
        </text:list-item>
      </text:list>
      <text:p text:style-name="P11"><text:span text:style-name="T11"/></text:p>
      <text:p text:style-name="P11"><text:span text:style-name="T11">F</text:span><text:span text:style-name="T9">or the data collected for the plots in this report, the following data was used:</text:span></text:p>
      <text:p text:style-name="P11"><text:span text:style-name="T9"/></text:p>
      <text:list xml:id="list2878122708472292726" text:style-name="L3">
        <text:list-item>
          <text:p text:style-name="P12"><text:span text:style-name="T9">Mutation Rate = 0.0, Crossover Rate = 1.0</text:span></text:p>
        </text:list-item>
        <text:list-item>
          <text:p text:style-name="P12"><text:span text:style-name="T9">Mutation Rate = 0.1, Crossover Rate = 1.0</text:span></text:p>
        </text:list-item>
        <text:list-item>
          <text:p text:style-name="P12"><text:span text:style-name="T9">Mutation Rate = 0.0, Crossover Rate = 0.8</text:span></text:p>
        </text:list-item>
        <text:list-item>
          <text:p text:style-name="P12"><text:span text:style-name="T9">Mutation Rate = 0.1, Crossover Rate = 0.8</text:span></text:p>
        </text:list-item>
        <text:list-item>
          <text:p text:style-name="P12"><text:span text:style-name="T9">Mutation Rate = 0.5, Crossover Rate = 0.9</text:span></text:p>
        </text:list-item>
      </text:list>
      <text:p text:style-name="P11"><text:span text:style-name="T9"/></text:p>
      <text:p text:style-name="Standard"><text:span text:style-name="T7">Both population size and number of generations were set to 200, and a k-Value of 3 was used in every instan</text:span><text:span text:style-name="T8">ce. <text:s/>These parameters were run five times each for both Uniform Order Crossover, and Order Crossover. The seeds used for the five different runs are </text:span><text:span text:style-name="T12">8766553, 7654332, 2356329, 4906877, </text:span><text:span text:style-name="T13">and </text:span><text:span text:style-name="T12">7337890.</text:span></text:p>
      <text:p text:style-name="Standard"><text:span text:style-name="T12"/></text:p>
      <text:p text:style-name="P18"><text:span text:style-name="T12">The values set for the parameters used in this report are discussed in the Discussions and Conclusions section.</text:span></text:p>
      <text:h text:style-name="P36" text:outline-level="1"><text:bookmark-start text:name="__RefHeading___Toc6555_2085069313"/>Results<text:bookmark-end text:name="__RefHeading___Toc6555_2085069313"/></text:h>
      <text:p text:style-name="P28">As above, the algorithm was run a total of 5 times for each paramater set. The best path length and the average path lengths for each generation was then averaged across the five iterations and plotted.</text:p>
      <text:p text:style-name="P28">Due to the large size of the data, neither the raw data file or the spreadsheet used to work with the data have been included in this physical report. They have however been included in the electronic submission for this assignment.</text:p>
      <text:p text:style-name="P29"><text:span text:style-name="T15">The plots can be seen below in the next section along with their respectice best path length and corresponding chromosome.</text:span></text:p>
      <text:h text:style-name="Heading_20_2" text:outline-level="2"><text:bookmark-start text:name="__RefHeading___Toc6557_2085069313"/>Plots<text:bookmark-end text:name="__RefHeading___Toc6557_2085069313"/></text:h>
      <text:p text:style-name="P30">Below are the plots of the data obtained from running the genetic algorithm. In the sub-headings are the parameters that were used for that run, and in the captions are the best path lengths and their corresponding chromosomes.</text:p>
      <text:h text:style-name="P39" text:outline-level="1"><draw:frame draw:style-name="fr1" draw:name="Frame1" text:anchor-type="paragraph" svg:x="0.372cm" svg:y="0.399cm" svg:width="16cm" draw:z-index="0"><draw:text-box fo:min-height="8.999cm"><text:p text:style-name="P33"><draw:frame draw:style-name="fr2" draw:name="Object1" text:anchor-type="paragraph" svg:width="16cm" svg:height="8.999cm" style:rel-height="scale" draw:z-index="1"><draw:object xlink:href="./Object 1" xlink:type="simple" xlink:show="embed" xlink:actuate="onLoad"/><draw:image xlink:href="./ObjectReplacements/Object 1" xlink:type="simple" xlink:show="embed" xlink:actuate="onLoad"/></draw:frame><text:span text:style-name="T5">Length of Best Path and Corresponsing Chromosome:</text:span><text:line-break/>8781.25105927645<text:line-break/>43 15 5 6 25 48 24 38 40 37 34 35 36 10 9 8 41 19 45 20 50 16 29 30 23 21 42 2 7 17 3 18 31 22 1 32 49 39 44 46 4 12 28 27 26 47 13 14 52 11 51 33</text:p></draw:text-box></draw:frame></text:h>
      <text:h text:style-name="P27" text:outline-level="1"><draw:frame draw:style-name="fr1" draw:name="Frame2" text:anchor-type="paragraph" svg:x="0.372cm" svg:y="10.181cm" svg:width="16cm" draw:z-index="2"><draw:text-box fo:min-height="8.999cm"><text:p text:style-name="P33"><draw:frame draw:style-name="fr2" draw:name="Object2" text:anchor-type="paragraph" svg:width="16cm" svg:height="8.999cm" style:rel-height="scale" draw:z-index="3"><draw:object xlink:href="./Object 2" xlink:type="simple" xlink:show="embed" xlink:actuate="onLoad"/><draw:image xlink:href="./ObjectReplacements/Object 2" xlink:type="simple" xlink:show="embed" xlink:actuate="onLoad"/></draw:frame><text:span text:style-name="T5">Length of Best Path and Corresponding Chromosome:</text:span><text:line-break/>8605.82325434418<text:line-break/>6 15 43 33 10 9 8 41 19 45 36 49 32 1 22 3 18 31 23 21 17 7 2 42 30 20 50 29 16 44 34 35 40 39 37 38 5 24 48 46 4 25 12 51 11 52 14 13 47 26 27 28 </text:p></draw:text-box></draw:frame></text:h>
      <text:h text:style-name="P39" text:outline-level="1"><draw:frame draw:style-name="fr1" draw:name="Frame3" text:anchor-type="paragraph" svg:x="0.728cm" svg:y="0.691cm" svg:width="16cm" draw:z-index="4"><draw:text-box fo:min-height="8.999cm"><text:p text:style-name="P49"><draw:frame draw:style-name="fr3" draw:name="Object3" text:anchor-type="paragraph" svg:x="0cm" svg:y="-0.564cm" svg:width="16cm" svg:height="8.999cm" style:rel-height="scale" draw:z-index="5"><draw:object xlink:href="./Object 3" xlink:type="simple" xlink:show="embed" xlink:actuate="onLoad"/><draw:image xlink:href="./ObjectReplacements/Object 3" xlink:type="simple" xlink:show="embed" xlink:actuate="onLoad"/></draw:frame><text:span text:style-name="T5">Length of Best Path and Corresponding Chromosome:</text:span><text:line-break/>9164.10872054053<text:line-break/>52 14 47 26 27 28 11 10 9 8 41 19 45 18 3 17 42 2 7 21 31 22 23 30 20 50 29 16 44 1 32 49 36 35 34 39 40 38 37 46 48 24 5 15 6 25 4 43 33 51 12 13</text:p></draw:text-box></draw:frame></text:h>
      <text:h text:style-name="P27" text:outline-level="1"/>
      <text:h text:style-name="P27" text:outline-level="1"><draw:frame draw:style-name="fr1" draw:name="Frame4" text:anchor-type="paragraph" svg:x="0.728cm" svg:y="9.82cm" svg:width="16cm" draw:z-index="6"><draw:text-box fo:min-height="8.999cm"><text:p text:style-name="P33"><draw:frame draw:style-name="fr3" draw:name="Object4" text:anchor-type="paragraph" svg:x="0cm" svg:y="-0.953cm" svg:width="16cm" svg:height="8.999cm" style:rel-height="scale" draw:z-index="7"><draw:object xlink:href="./Object 4" xlink:type="simple" xlink:show="embed" xlink:actuate="onLoad"/><draw:image xlink:href="./ObjectReplacements/Object 4" xlink:type="simple" xlink:show="embed" xlink:actuate="onLoad"/></draw:frame><text:span text:style-name="T5">Best Path Length and Corresponding Chromosome:</text:span><text:line-break/>8601.56973626786<text:line-break/>19 41 8 9 10 43 33 15 48 24 5 6 4 12 51 11 52 14 13 27 47 26 28 25 46 37 38 40 39 36 35 34 44 16 29 50 20 49 32 1 23 30 2 7 42 21 31 22 18 17 3 45</text:p></draw:text-box></draw:frame></text:h>
      <text:h text:style-name="P39" text:outline-level="1"><draw:frame draw:style-name="fr1" draw:name="Frame5" text:anchor-type="paragraph" svg:x="0.796cm" svg:y="0.245cm" svg:width="16cm" draw:z-index="8"><draw:text-box fo:min-height="8.999cm"><text:p text:style-name="P33"><draw:frame draw:style-name="fr2" draw:name="Object5" text:anchor-type="paragraph" svg:width="16cm" svg:height="8.999cm" style:rel-height="scale" draw:z-index="9"><draw:object xlink:href="./Object 5" xlink:type="simple" xlink:show="embed" xlink:actuate="onLoad"/><draw:image xlink:href="./ObjectReplacements/Object 5" xlink:type="simple" xlink:show="embed" xlink:actuate="onLoad"/></draw:frame><text:span text:style-name="T5">Best Path Length and Corresponding Chromosome:</text:span><text:line-break/>10089.8012327096<text:line-break/>29 30 42 2 7 21 23 20 50 22 32 1 49 17 3 18 31 19 45 41 8 9 10 33 43 44 36 37 39 34 16 35 48 38 15 6 40 24 4 46 5 25 12 51 11 28 27 52 14 13 26 47</text:p></draw:text-box></draw:frame></text:h>
      <text:h text:style-name="P27" text:outline-level="1"/>
      <text:h text:style-name="P27" text:outline-level="1"><draw:frame draw:style-name="fr1" draw:name="Frame6" text:anchor-type="paragraph" svg:x="0.796cm" svg:y="9.197cm" svg:width="16cm" draw:z-index="10"><draw:text-box fo:min-height="8.999cm"><text:p text:style-name="P49"><draw:frame draw:style-name="fr2" draw:name="Object6" text:anchor-type="paragraph" svg:width="16cm" svg:height="8.999cm" style:rel-height="scale" draw:z-index="11"><draw:object xlink:href="./Object 6" xlink:type="simple" xlink:show="embed" xlink:actuate="onLoad"/><draw:image xlink:href="./ObjectReplacements/Object 6" xlink:type="simple" xlink:show="embed" xlink:actuate="onLoad"/></draw:frame><text:span text:style-name="T5">Best Path Length and Corresponding Chromosome:</text:span><text:line-break/>10909.8170796103<text:line-break/>43 15 5 48 46 38 6 24 25 12 4 51 11 33 10 9 41 19 8 45 32 39 35 34 26 27 28 13 52 14 47 29 30 42 2 7 17 21 22 50 20 23 16 44 37 40 36 1 31 18 3 49</text:p></draw:text-box></draw:frame></text:h>
      <text:h text:style-name="P39" text:outline-level="1"><draw:frame draw:style-name="fr1" draw:name="Frame7" text:anchor-type="paragraph" svg:x="1.296cm" svg:y="0.316cm" svg:width="16cm" draw:z-index="12"><draw:text-box fo:min-height="8.999cm"><text:p text:style-name="P33"><draw:frame draw:style-name="fr2" draw:name="Object7" text:anchor-type="paragraph" svg:width="16cm" svg:height="8.999cm" style:rel-height="scale" draw:z-index="13"><draw:object xlink:href="./Object 7" xlink:type="simple" xlink:show="embed" xlink:actuate="onLoad"/><draw:image xlink:href="./ObjectReplacements/Object 7" xlink:type="simple" xlink:show="embed" xlink:actuate="onLoad"/></draw:frame><text:span text:style-name="T5">Best Path Length and Corresponding Chromosome:</text:span><text:line-break/>10249.8614884666<text:line-break/>30 7 2 42 21 17 3 41 8 33 43 10 9 19 45 32 1 22 31 18 40 37 38 44 16 34 35 49 36 39 48 24 46 25 4 6 15 5 23 20 29 28 27 26 12 51 11 52 14 13 47 50</text:p></draw:text-box></draw:frame></text:h>
      <text:h text:style-name="P27" text:outline-level="1"/>
      <text:h text:style-name="P27" text:outline-level="1"><draw:frame draw:style-name="fr1" draw:name="Frame8" text:anchor-type="paragraph" svg:x="0.796cm" svg:y="9.267cm" svg:width="16cm" draw:z-index="14"><draw:text-box fo:min-height="8.999cm"><text:p text:style-name="P33"><draw:frame draw:style-name="fr2" draw:name="Object8" text:anchor-type="paragraph" svg:width="16cm" svg:height="8.999cm" style:rel-height="scale" draw:z-index="15"><draw:object xlink:href="./Object 8" xlink:type="simple" xlink:show="embed" xlink:actuate="onLoad"/><draw:image xlink:href="./ObjectReplacements/Object 8" xlink:type="simple" xlink:show="embed" xlink:actuate="onLoad"/></draw:frame><text:span text:style-name="T5">Best Path Length and Corresponding Chromosome:</text:span><text:line-break/>11047.1239716204<text:line-break/>4 12 11 51 28 47 27 14 13 52 26 40 37 35 36 34 44 39 32 22 1 23 18 17 2 7 42 30 20 50 29 16 3 31 21 49 8 41 19 45 10 9 33 43 15 6 48 46 25 24 38 5</text:p></draw:text-box></draw:frame></text:h>
      <text:h text:style-name="P39" text:outline-level="1"><draw:frame draw:style-name="fr1" draw:name="Frame9" text:anchor-type="paragraph" svg:x="0.796cm" svg:y="0.296cm" svg:width="16cm" draw:z-index="16"><draw:text-box fo:min-height="8.999cm"><text:p text:style-name="P49"><draw:frame draw:style-name="fr2" draw:name="Object9" text:anchor-type="paragraph" svg:width="16cm" svg:height="8.999cm" style:rel-height="scale" draw:z-index="17"><draw:object xlink:href="./Object 9" xlink:type="simple" xlink:show="embed" xlink:actuate="onLoad"/><draw:image xlink:href="./ObjectReplacements/Object 9" xlink:type="simple" xlink:show="embed" xlink:actuate="onLoad"/></draw:frame><text:span text:style-name="T6">B</text:span><text:span text:style-name="T5">est Path Length and Corresponding Chromosome:</text:span><text:line-break/>9950.67909686353<text:line-break/>41 8 9 10 43 33 4 51 12 28 26 27 13 11 52 14 47 29 20 30 21 42 2 7 17 31 44 40 39 49 32 22 1 18 23 50 16 46 34 36 35 37 5 15 38 48 25 6 24 45 19 3</text:p></draw:text-box></draw:frame><draw:frame draw:style-name="fr1" draw:name="Frame10" text:anchor-type="paragraph" svg:x="0.796cm" svg:y="11.702cm" svg:width="16cm" draw:z-index="18"><draw:text-box fo:min-height="8.999cm"><text:p text:style-name="P33"><draw:frame draw:style-name="fr2" draw:name="Object10" text:anchor-type="paragraph" svg:width="16cm" svg:height="8.999cm" style:rel-height="scale" draw:z-index="19"><draw:object xlink:href="./Object 10" xlink:type="simple" xlink:show="embed" xlink:actuate="onLoad"/><draw:image xlink:href="./ObjectReplacements/Object 10" xlink:type="simple" xlink:show="embed" xlink:actuate="onLoad"/></draw:frame><text:span text:style-name="T5">Best Path Length and Corresponding Chromosome:</text:span><text:line-break/>12368.6541922812<text:line-break/>35 16 30 31 22 1 34 24 44 32 7 2 42 17 3 18 19 41 45 8 49 21 23 50 20 29 27 25 4 9 10 33 51 12 28 13 26 47 14 52 11 43 15 39 37 40 5 48 38 46 6 36</text:p></draw:text-box></draw:frame></text:h>
      <text:h text:style-name="P34" text:outline-level="2"><text:bookmark-start text:name="__RefHeading___Toc6559_2085069313"/>Analysis<text:bookmark-end text:name="__RefHeading___Toc6559_2085069313"/></text:h>
      <text:p text:style-name="P13">The graphs shown plots the average generational best path length and average generational average path length <text:span text:style-name="T17">of the five iterations </text:span>over the 200 generations.</text:p>
      <text:p text:style-name="P13"/>
      <text:p text:style-name="P14">The first five plots all use uniform order crossover. The first four all come to similar results. However, the plots using a crossover rate of 1.0 had a lower result in the end.</text:p>
      <text:p text:style-name="P13"/>
      <text:p text:style-name="P14">The last five plots all use order crossover. Plots six through nine also all come to similar results with the plots using a mutation rate of 0.1 having a lower result on average. The five order crossover plots all have seemingly slightly worse results on average than those using uniform order crossover.</text:p>
      <text:p text:style-name="P13"/>
      <text:p text:style-name="P14">The fifth and tenth plots used a high mutation rate and compared to the rest of the results came out with longer path lengths in the end.</text:p>
      <text:h text:style-name="P36" text:outline-level="1"><text:bookmark-start text:name="__RefHeading___Toc6561_2085069313"/>Discussion and <text:span text:style-name="T3">C</text:span>onclusions<text:bookmark-end text:name="__RefHeading___Toc6561_2085069313"/></text:h>
      <text:p text:style-name="P15">The graphs obtained show that it would seem Uniform Order Crossover performed better on average than Order Crossover. This is regardless of whether or not there is no mutation or a small amount of mutation. If the mutation rate is too large then the results are significantly worse.</text:p>
      <text:p text:style-name="P15"/>
      <text:p text:style-name="P15">Order crossover came up with worse results on average. It did however perform better with some mutation versus none. This must be due to the fact that order crossover provides less diversity in the reproduction process (a subset from a section rather than dispersed throughout chromosome).</text:p>
      <text:p text:style-name="P15"/>
      <text:p text:style-name="P15"><text:span text:style-name="T14">The parameters that were used for the data obtained and that is used in the plots were chosen for several different reasons. Population size was set to 200 as a larger population was shown to yield a lower result in less generations during testing. The number of generations was set to 200 as some iterations seemed to come to result quickly and then plateau around 100 generations, while other seemed to take much longer to plateau. 200 was a good compromise. A k-Value of 3 was used arbitrarily as there was not much of an apparent difference found during testing between values of 2, 3, 4, or 5. k-Values of 1 seemed to not perform as well.</text:span></text:p>
      <text:h text:style-name="P37" text:outline-level="1"><text:span text:style-name="T12"/></text:h>
      <text:h text:style-name="P40" text:outline-level="1"><text:bookmark-start text:name="__RefHeading___Toc6563_2085069313"/>TSPSolve Source Code<text:bookmark-end text:name="__RefHeading___Toc6563_2085069313"/></text:h>
      <text:h text:style-name="Heading_20_2" text:outline-level="2"><text:bookmark-start text:name="__RefHeading___Toc6565_2085069313"/>Main.java<text:bookmark-end text:name="__RefHeading___Toc6565_2085069313"/></text:h>
      <text:p text:style-name="P20">import TSPSolve.Map.Map;</text:p>
      <text:p text:style-name="P20">import TSPSolve.TSPSolve;</text:p>
      <text:p text:style-name="P20">/**</text:p>
      <text:p text:style-name="P20"><text:s/><text:span text:style-name="T18">* COSC 3P71 - Artificial Intelligence</text:span></text:p>
      <text:p text:style-name="P20"><text:s/><text:span text:style-name="T18">* Assignment 2</text:span></text:p>
      <text:p text:style-name="P20"><text:s/><text:span text:style-name="T18">* Matt Laidman</text:span></text:p>
      <text:p text:style-name="P20"><text:s/><text:span text:style-name="T18">* 5199807, ml12ef</text:span></text:p>
      <text:p text:style-name="P20"><text:s/><text:span text:style-name="T18">* November 6, 2015</text:span></text:p>
      <text:p text:style-name="P20"><text:s/><text:span text:style-name="T18">*/</text:span></text:p>
      <text:p text:style-name="P20">/**</text:p>
      <text:p text:style-name="P20"><text:s/><text:span text:style-name="T18">* Main class is the command line "wrapper" calling the actual program</text:span></text:p>
      <text:p text:style-name="P20"><text:s/><text:span text:style-name="T18">* class, TSPSolve.java, with the parameters passed by the user.</text:span></text:p>
      <text:p text:style-name="P20"><text:s/><text:span text:style-name="T18">*/</text:span></text:p>
      <text:p text:style-name="P20">public class Main {</text:p>
      <text:p text:style-name="P20"><text:s text:c="4"/>public static void main(String[] args) {</text:p>
      <text:p text:style-name="P20"><text:s text:c="8"/>if (args.length &lt; 8) {</text:p>
      <text:p text:style-name="P20"><text:s text:c="12"/>System.<text:span text:style-name="T18">out</text:span>.println("Psst! Try:\n");</text:p>
      <text:p text:style-name="P20"><text:s text:c="12"/>System.<text:span text:style-name="T18">out</text:span>.println("\tjava -jar TSPSolve.jar \"path/to/file.tsp\" MAX_POP POP_SIZE K_VALUE MUTATION_RATE CROSSOVER_TYPE CROSSOVER_RATE, SEED\n");</text:p>
      <text:p text:style-name="P20"><text:s text:c="12"/>System.<text:span text:style-name="T18">out</text:span>.println("\t\tMAX_POP\t\t\tInteger - Maximum generations before quiting");</text:p>
      <text:p text:style-name="P20"><text:s text:c="12"/>System.<text:span text:style-name="T18">out</text:span>.println("\t\tPOP_SIZE\t\tInteger - Population size of the chromosomes");</text:p>
      <text:p text:style-name="P20"><text:s text:c="12"/>System.<text:span text:style-name="T18">out</text:span>.println("\t\tK_VALUE\t\t\tInteger - 'k' value used in the tournament selection");</text:p>
      <text:p text:style-name="P20"><text:s text:c="12"/>System.<text:span text:style-name="T18">out</text:span>.println("\t\tMUTATION_RATE\tDouble - Rate of occurrence of mutations");</text:p>
      <text:p text:style-name="P20"><text:s text:c="12"/>System.<text:span text:style-name="T18">out</text:span>.println("\t\tCROSSOVER_TYPE\tInteger - 0 for Uniform Order Crossover, 1 for Order Crossover");</text:p>
      <text:p text:style-name="P20"><text:s text:c="12"/>System.<text:span text:style-name="T18">out</text:span>.println("\t\tCROSSOVER_RATE\tDouble - Rate of occurrence of crossovers");</text:p>
      <text:p text:style-name="P20"><text:s text:c="12"/>System.<text:span text:style-name="T18">out</text:span>.println("\t\tSEED\tLong - Seed used for random number generator\n");</text:p>
      <text:p text:style-name="P20"><text:s text:c="12"/>System.<text:span text:style-name="T18">out</text:span>.println("\t\tNote: .tsp file is expected to be in the following format:\n");</text:p>
      <text:p text:style-name="P20"><text:s text:c="12"/>System.<text:span text:style-name="T18">out</text:span>.println("\t\t\tNAME: berlin52");</text:p>
      <text:p text:style-name="P20"><text:s text:c="12"/>System.<text:span text:style-name="T18">out</text:span>.println("\t\t\tTYPE: TSP");</text:p>
      <text:p text:style-name="P20"><text:s text:c="12"/>System.<text:span text:style-name="T18">out</text:span>.println("\t\t\tCOMMENT: 52 locations in Berlin (Groetschel)");</text:p>
      <text:p text:style-name="P20"><text:s text:c="12"/>System.<text:span text:style-name="T18">out</text:span>.println("\t\t\tDIMENSION: 52");</text:p>
      <text:p text:style-name="P20"><text:s text:c="12"/>System.<text:span text:style-name="T18">out</text:span>.println("\t\t\tEDGE_WEIGHT_TYPE: EUC_2D");</text:p>
      <text:p text:style-name="P20"><text:s text:c="12"/>System.<text:span text:style-name="T18">out</text:span>.println("\t\t\tNODE_COORD_SECTION");</text:p>
      <text:p text:style-name="P20"><text:s text:c="12"/>System.<text:span text:style-name="T18">out</text:span>.println("\t\t\t1 565.0 575.0");</text:p>
      <text:p text:style-name="P20"><text:s text:c="12"/>System.<text:span text:style-name="T18">out</text:span>.println("\t\t\t2 25.0 185.0");</text:p>
      <text:p text:style-name="P20"><text:s text:c="12"/>System.<text:span text:style-name="T18">out</text:span>.println("\t\t\t3 345.0 750.0");</text:p>
      <text:p text:style-name="P20"><text:s text:c="12"/>System.<text:span text:style-name="T18">out</text:span>.println("\t\t\t...\n");</text:p>
      <text:p text:style-name="P20"><text:s text:c="12"/>System.<text:span text:style-name="T18">out</text:span>.println("\t\tEDGE_WEIGHT_TYPE is not considered in this implementation");</text:p>
      <text:p text:style-name="P20"><text:s text:c="8"/>} else {</text:p>
      <text:p text:style-name="P20"><text:s text:c="12"/>new TSPSolve(new Map(args[0]), Integer.<text:span text:style-name="T18">parseInt</text:span>(args[1]), <text:soft-page-break/>Integer.<text:span text:style-name="T18">parseInt</text:span>(args[2]), Integer.<text:span text:style-name="T18">parseInt</text:span>(args[3]), Double.<text:span text:style-name="T18">parseDouble</text:span>(args[4]), Integer.<text:span text:style-name="T18">parseInt</text:span>(args[5]), <text:s/>Double.<text:span text:style-name="T18">parseDouble</text:span>(args[6]), Long.<text:span text:style-name="T18">parseLong</text:span>(args[7]));</text:p>
      <text:p text:style-name="P20"><text:s text:c="8"/>}</text:p>
      <text:p text:style-name="P20"><text:s text:c="4"/>}</text:p>
      <text:p text:style-name="P20">}</text:p>
      <text:p text:style-name="P31"/>
      <text:h text:style-name="P34" text:outline-level="2"><text:bookmark-start text:name="__RefHeading___Toc6567_2085069313"/>TSPSolve.java<text:bookmark-end text:name="__RefHeading___Toc6567_2085069313"/></text:h>
      <text:p text:style-name="P19">package TSPSolve;</text:p>
      <text:p text:style-name="P19">import TSPSolve.Map.City;</text:p>
      <text:p text:style-name="P19">import TSPSolve.Map.Map;</text:p>
      <text:p text:style-name="P19">import TSPSolve.Map.Path;</text:p>
      <text:p text:style-name="P19">import java.util.Random;</text:p>
      <text:p text:style-name="P19">/**</text:p>
      <text:p text:style-name="P19"><text:s/><text:span text:style-name="T18">* TSPSolve class is the main program. Class initializes population to passed parameters</text:span></text:p>
      <text:p text:style-name="P19"><text:s/><text:span text:style-name="T18">* and runs until the number of generations has been reached, doing the crossover and</text:span></text:p>
      <text:p text:style-name="P19"><text:s/><text:span text:style-name="T18">* mutation operators each generation.</text:span></text:p>
      <text:p text:style-name="P19"><text:s/><text:span text:style-name="T18">*/</text:span></text:p>
      <text:p text:style-name="P19">public class TSPSolve {</text:p>
      <text:p text:style-name="P19"><text:s text:c="4"/>int MAX_POP; // Parameters passed from command line</text:p>
      <text:p text:style-name="P19"><text:s text:c="4"/>int POP_SIZE;</text:p>
      <text:p text:style-name="P19"><text:s text:c="4"/>int K_VALUE;</text:p>
      <text:p text:style-name="P19"><text:s text:c="4"/>double MUTATION_RATE;</text:p>
      <text:p text:style-name="P19"><text:s text:c="4"/>double CROSSOVER_RATE;</text:p>
      <text:p text:style-name="P19"><text:s text:c="4"/>int CROSSOVER_TYPE;</text:p>
      <text:p text:style-name="P19"><text:s text:c="4"/>long SEED;</text:p>
      <text:p text:style-name="P19"><text:s text:c="4"/>int dimension; // number of cities in path</text:p>
      <text:p text:style-name="P19"><text:s text:c="4"/>Map theMap;</text:p>
      <text:p text:style-name="P19"><text:s text:c="4"/>Random rnd;</text:p>
      <text:p text:style-name="P19"><text:s text:c="4"/>public TSPSolve (Map theMap, int MAX_POP, int POP_SIZE, int K_VALUE, double MUTATION_RATE, int CROSSOVER_TYPE, double CROSSOVER_RATE, long SEED) {</text:p>
      <text:p text:style-name="P19"><text:s text:c="8"/>this.MAX_POP = MAX_POP;</text:p>
      <text:p text:style-name="P19"><text:s text:c="8"/>this.POP_SIZE = POP_SIZE;</text:p>
      <text:p text:style-name="P19"><text:s text:c="8"/>this.K_VALUE = K_VALUE;</text:p>
      <text:p text:style-name="P19"><text:s text:c="8"/>this.MUTATION_RATE = MUTATION_RATE;</text:p>
      <text:p text:style-name="P19"><text:s text:c="8"/>this.CROSSOVER_TYPE = CROSSOVER_TYPE;</text:p>
      <text:p text:style-name="P19"><text:s text:c="8"/>this.CROSSOVER_RATE = CROSSOVER_RATE;</text:p>
      <text:p text:style-name="P19"><text:s text:c="8"/>this.SEED = SEED;</text:p>
      <text:p text:style-name="P19"><text:s text:c="8"/>rnd = new Random(SEED);</text:p>
      <text:p text:style-name="P19"><text:s text:c="8"/>this.theMap = theMap;</text:p>
      <text:p text:style-name="P19"><text:s text:c="8"/>dimension = theMap.getDimension();</text:p>
      <text:p text:style-name="P19"><text:s text:c="8"/>doSolve(initPop(theMap));</text:p>
      <text:p text:style-name="P19"><text:s text:c="4"/>} //constructor</text:p>
      <text:p text:style-name="P19"><text:s text:c="4"/>private void doSolve (Path[] population){ // main "program loop"</text:p>
      <text:p text:style-name="P19"><text:s text:c="8"/>Path bPath = new Path(theMap, dimension);</text:p>
      <text:p text:style-name="P19"><text:s text:c="8"/>Path tBPath;</text:p>
      <text:p text:style-name="P19"><text:s text:c="8"/>double totalLength;</text:p>
      <text:p text:style-name="P19"><text:s text:c="8"/>System.<text:span text:style-name="T18">out</text:span>.println("Number of generations: " + MAX_POP + "\tPopulation Size: " + POP_SIZE + "\tk-Value: " + K_VALUE);</text:p>
      <text:p text:style-name="P19"><text:s text:c="8"/>System.<text:span text:style-name="T18">out</text:span>.print("Mutation Rate: " + MUTATION_RATE + "\t\tCrossover Type: ");</text:p>
      <text:p text:style-name="P19"><text:s text:c="8"/>if (CROSSOVER_TYPE == 0) {</text:p>
      <text:p text:style-name="P19"><text:s text:c="12"/>System.<text:span text:style-name="T18">out</text:span>.print("UOX");</text:p>
      <text:p text:style-name="P19"><text:s text:c="8"/>} else {</text:p>
      <text:p text:style-name="P19"><text:s text:c="12"/>System.<text:span text:style-name="T18">out</text:span>.print("OX");</text:p>
      <text:p text:style-name="P19"><text:s text:c="8"/>}</text:p>
      <text:p text:style-name="P19"><text:s text:c="8"/>System.<text:span text:style-name="T18">out</text:span>.println("\tCrossover Rate: " + CROSSOVER_RATE);</text:p>
      <text:p text:style-name="P19"><text:s text:c="8"/>System.<text:span text:style-name="T18">out</text:span>.println("Random Number Seed: " + SEED + "\n");</text:p>
      <text:p text:style-name="P19"><text:soft-page-break/><text:s text:c="8"/>for (int cPop = 0 ; cPop &lt; MAX_POP ; cPop++) { // generate "n" generations</text:p>
      <text:p text:style-name="P19"><text:s text:c="12"/>totalLength = 0;</text:p>
      <text:p text:style-name="P19"><text:s text:c="12"/>if (cPop != 0) { // enforce elitism</text:p>
      <text:p text:style-name="P19"><text:s text:c="16"/>for (int i = 0 ; i &lt; dimension ; i++) {</text:p>
      <text:p text:style-name="P19"><text:s text:c="20"/>if (population[i].getPathLength() == bPath.getPathLength()) {</text:p>
      <text:p text:style-name="P19"><text:s text:c="24"/>break;</text:p>
      <text:p text:style-name="P19"><text:s text:c="20"/>} else if (population[i].getPathLength() &lt; bPath.getPathLength()) {</text:p>
      <text:p text:style-name="P19"><text:s text:c="24"/>population[i] = bPath;</text:p>
      <text:p text:style-name="P19"><text:s text:c="24"/>break;</text:p>
      <text:p text:style-name="P19"><text:s text:c="20"/>}</text:p>
      <text:p text:style-name="P19"><text:s text:c="16"/>}</text:p>
      <text:p text:style-name="P19"><text:s text:c="12"/>}</text:p>
      <text:p text:style-name="P19"><text:s text:c="12"/>tBPath = evalPop(population); // evaluate</text:p>
      <text:p text:style-name="P19"><text:s text:c="12"/>if (cPop == 0 || tBPath.getPathLength() &lt; bPath.getPathLength()) {</text:p>
      <text:p text:style-name="P19"><text:s text:c="16"/>bPath = tBPath;</text:p>
      <text:p text:style-name="P19"><text:s text:c="12"/>}</text:p>
      <text:p text:style-name="P19"><text:s text:c="12"/>population = doMutation(doCrossover(doTourny(population, K_VALUE), CROSSOVER_TYPE)); // get next gen</text:p>
      <text:p text:style-name="P19"><text:s text:c="12"/>// print</text:p>
      <text:p text:style-name="P19"><text:s text:c="12"/>System.<text:span text:style-name="T18">out</text:span>.print(bPath.getPathLength() + "\t");</text:p>
      <text:p text:style-name="P19"><text:s text:c="12"/>for (int i = 0 ; i &lt; POP_SIZE ; i++) {</text:p>
      <text:p text:style-name="P19"><text:s text:c="16"/>totalLength+=population[i].getPathLength();</text:p>
      <text:p text:style-name="P19"><text:s text:c="12"/>}</text:p>
      <text:p text:style-name="P19"><text:s text:c="12"/>System.<text:span text:style-name="T18">out</text:span>.println(totalLength/POP_SIZE);</text:p>
      <text:p text:style-name="P19"><text:s text:c="8"/>}</text:p>
      <text:p text:style-name="P19"><text:s text:c="8"/>// print</text:p>
      <text:p text:style-name="P19"><text:s text:c="8"/>System.<text:span text:style-name="T18">out</text:span>.println();</text:p>
      <text:p text:style-name="P19"><text:s text:c="8"/>for (int i = 0 ; i &lt; dimension ; i++) {</text:p>
      <text:p text:style-name="P19"><text:s text:c="12"/>System.<text:span text:style-name="T18">out</text:span>.print(bPath.getCity(i).getCityNum() + " ");</text:p>
      <text:p text:style-name="P19"><text:s text:c="8"/>}</text:p>
      <text:p text:style-name="P19"><text:s text:c="8"/>System.<text:span text:style-name="T18">out</text:span>.println();</text:p>
      <text:p text:style-name="P19"><text:s text:c="8"/>System.<text:span text:style-name="T18">out</text:span>.println(bPath.getPathLength());</text:p>
      <text:p text:style-name="P19"><text:s text:c="4"/>}</text:p>
      <text:p text:style-name="P19"><text:s text:c="4"/>private Path[] doMutation (Path[] population) { // Reciprocal exchange mutation</text:p>
      <text:p text:style-name="P19"><text:s text:c="8"/>int i, j;</text:p>
      <text:p text:style-name="P19"><text:s text:c="8"/>City temp;</text:p>
      <text:p text:style-name="P19"><text:s text:c="8"/>for (int p = 0 ; p &lt; POP_SIZE ; p++) { // for each path in pop</text:p>
      <text:p text:style-name="P19"><text:s text:c="12"/>if (rnd.nextDouble() &lt; MUTATION_RATE) {</text:p>
      <text:p text:style-name="P19"><text:s text:c="16"/>i = (int)(rnd.nextDouble()*dimension); // pick 2 random numbers</text:p>
      <text:p text:style-name="P19"><text:s text:c="16"/>j = i;</text:p>
      <text:p text:style-name="P19"><text:s text:c="16"/>while (j == i) { // ensure j and i are different</text:p>
      <text:p text:style-name="P19"><text:s text:c="20"/>j = (int)(rnd.nextDouble()*dimension);</text:p>
      <text:p text:style-name="P19"><text:s text:c="16"/>}</text:p>
      <text:p text:style-name="P19"><text:s text:c="16"/>temp = population[p].getCity(i); // swap cities in i and j</text:p>
      <text:p text:style-name="P19"><text:s text:c="16"/>population[p].addCity(population[p].getCity(j), i);</text:p>
      <text:p text:style-name="P19"><text:s text:c="16"/>population[p].addCity(temp, j);</text:p>
      <text:p text:style-name="P19"><text:s text:c="12"/>}</text:p>
      <text:p text:style-name="P19"><text:s text:c="8"/>}</text:p>
      <text:p text:style-name="P19"><text:s text:c="8"/>return population;</text:p>
      <text:p text:style-name="P19"><text:s text:c="4"/>}</text:p>
      <text:p text:style-name="P19"><text:s text:c="4"/>private Path[] doCrossover (Path[] population, int CROSSOVER_TYPE) {</text:p>
      <text:p text:style-name="P19"><text:s text:c="8"/>if (CROSSOVER_TYPE == 0) {</text:p>
      <text:p text:style-name="P19"><text:s text:c="12"/>return doUOX(population);</text:p>
      <text:p text:style-name="P19"><text:s text:c="8"/>} else {</text:p>
      <text:p text:style-name="P19"><text:soft-page-break/><text:s text:c="12"/>return doOX(population);</text:p>
      <text:p text:style-name="P19"><text:s text:c="8"/>}</text:p>
      <text:p text:style-name="P19"><text:s text:c="4"/>}</text:p>
      <text:p text:style-name="P19"><text:s text:c="4"/>private Path[] doUOX (Path[] population) {</text:p>
      <text:p text:style-name="P19"><text:s text:c="8"/>Path[] newPop = new Path[POP_SIZE];</text:p>
      <text:p text:style-name="P19"><text:s text:c="8"/>int k;</text:p>
      <text:p text:style-name="P19"><text:s text:c="8"/>for (int i = 0 ; i &lt; POP_SIZE ; i+=2) { // for every 2 chromosomes in population</text:p>
      <text:p text:style-name="P19"><text:s text:c="12"/>if (rnd.nextDouble() &lt; CROSSOVER_RATE) {</text:p>
      <text:p text:style-name="P19"><text:s text:c="16"/>newPop[i] = new Path(theMap, dimension);</text:p>
      <text:p text:style-name="P19"><text:s text:c="16"/>newPop[i+1] = new Path(theMap, dimension);</text:p>
      <text:p text:style-name="P19"><text:s text:c="16"/>for (int j = 0 ; j &lt; dimension ; j++) { // for each city in path</text:p>
      <text:p text:style-name="P19"><text:s text:c="20"/>if ((int)(rnd.nextDouble()*2) == 1) { // if random "mask" generates 1</text:p>
      <text:p text:style-name="P19"><text:s text:c="24"/>// copy city to new index for both ( 1 to 1, 2 to 2)</text:p>
      <text:p text:style-name="P19"><text:s text:c="24"/>newPop[i].addCity(population[i].getCity(j), j);</text:p>
      <text:p text:style-name="P19"><text:s text:c="24"/>newPop[i+1].addCity(population[i+1].getCity(j), j);</text:p>
      <text:p text:style-name="P19"><text:s text:c="20"/>}</text:p>
      <text:p text:style-name="P19"><text:s text:c="16"/>}</text:p>
      <text:p text:style-name="P19"><text:s text:c="16"/>k = 0;</text:p>
      <text:p text:style-name="P19"><text:s text:c="16"/>for (int j = 0 ; j &lt; dimension ; j++) { // for every city in old path 1</text:p>
      <text:p text:style-name="P19"><text:s text:c="20"/>if (!newPop[i+1].contains(population[i].getCity(j))) { // if it doesnt exist in new path 2</text:p>
      <text:p text:style-name="P19"><text:s text:c="24"/>while (k &lt; dimension &amp;&amp; newPop[i+1].getCity(k) != null) { // add to first available place</text:p>
      <text:p text:style-name="P19"><text:s text:c="28"/>k++;</text:p>
      <text:p text:style-name="P19"><text:s text:c="24"/>}</text:p>
      <text:p text:style-name="P19"><text:s text:c="24"/>if (newPop[i+1].getCity(k) == null) {</text:p>
      <text:p text:style-name="P19"><text:s text:c="28"/>newPop[i+1].addCity(population[i].getCity(j), k);</text:p>
      <text:p text:style-name="P19"><text:s text:c="24"/>}</text:p>
      <text:p text:style-name="P19"><text:s text:c="20"/>}</text:p>
      <text:p text:style-name="P19"><text:s text:c="16"/>}</text:p>
      <text:p text:style-name="P19"><text:s text:c="16"/>k = 0;</text:p>
      <text:p text:style-name="P19"><text:s text:c="16"/>for (int j = 0 ; j &lt; dimension ; j++) { // for every city in old path 2</text:p>
      <text:p text:style-name="P19"><text:s text:c="20"/>if (!newPop[i].contains(population[i+1].getCity(j))) { // if it doesnt exist in new path 1</text:p>
      <text:p text:style-name="P19"><text:s text:c="24"/>while (k &lt; dimension &amp;&amp; newPop[i].getCity(k) != null) { // add to first available place</text:p>
      <text:p text:style-name="P19"><text:s text:c="28"/>k++;</text:p>
      <text:p text:style-name="P19"><text:s text:c="24"/>}</text:p>
      <text:p text:style-name="P19"><text:s text:c="24"/>if (newPop[i].getCity(k) == null) {</text:p>
      <text:p text:style-name="P19"><text:s text:c="28"/>newPop[i].addCity(population[i+1].getCity(j), k);</text:p>
      <text:p text:style-name="P19"><text:s text:c="24"/>}</text:p>
      <text:p text:style-name="P19"><text:s text:c="20"/>}</text:p>
      <text:p text:style-name="P19"><text:s text:c="16"/>}</text:p>
      <text:p text:style-name="P19"><text:s text:c="12"/>} else {</text:p>
      <text:p text:style-name="P19"><text:s text:c="16"/>newPop[i] = population[i];</text:p>
      <text:p text:style-name="P19"><text:s text:c="16"/>newPop[i+1] = population[i+1];</text:p>
      <text:p text:style-name="P19"><text:s text:c="12"/>}</text:p>
      <text:p text:style-name="P19"><text:s text:c="8"/>}</text:p>
      <text:p text:style-name="P19"><text:s text:c="8"/>return newPop;</text:p>
      <text:p text:style-name="P19"><text:s text:c="4"/>}</text:p>
      <text:p text:style-name="P19"><text:s text:c="4"/>private Path[] doOX (Path[] population) {</text:p>
      <text:p text:style-name="P19"><text:soft-page-break/><text:s text:c="8"/>Path[] newPop = new Path[POP_SIZE];</text:p>
      <text:p text:style-name="P19"><text:s text:c="8"/>int setSize = (int)(rnd.nextDouble()*dimension);</text:p>
      <text:p text:style-name="P19"><text:s text:c="8"/>int setStart = (int)(rnd.nextDouble()*dimension);</text:p>
      <text:p text:style-name="P19"><text:s text:c="8"/>int k;</text:p>
      <text:p text:style-name="P19"><text:s text:c="8"/>for (int i = 0 ; i &lt; POP_SIZE ; i+=2) { // for every 2 chromosomes in population</text:p>
      <text:p text:style-name="P19"><text:s text:c="12"/>if (rnd.nextDouble() &lt; CROSSOVER_RATE) {</text:p>
      <text:p text:style-name="P19"><text:s text:c="16"/>newPop[i] = new Path(theMap, dimension);</text:p>
      <text:p text:style-name="P19"><text:s text:c="16"/>newPop[i+1] = new Path(theMap, dimension);</text:p>
      <text:p text:style-name="P19"><text:s text:c="16"/>for (int j = setStart ; j &lt; setStart+setSize ; j++) {</text:p>
      <text:p text:style-name="P19"><text:s text:c="20"/>newPop[i].addCity(population[i].getCity(j%dimension), j%dimension); // copy from parent 1 to child 1</text:p>
      <text:p text:style-name="P19"><text:s text:c="20"/>newPop[i+1].addCity(population[i+1].getCity(j%dimension), j%dimension); // copy from parent 2 to child 2</text:p>
      <text:p text:style-name="P19"><text:s text:c="16"/>}</text:p>
      <text:p text:style-name="P19"><text:s text:c="16"/>k = setStart+setSize;</text:p>
      <text:p text:style-name="P19"><text:s text:c="16"/>for (int j = setStart+setSize ; j &lt; setStart+setSize+dimension ; j++) { // for every remaining city in old 1</text:p>
      <text:p text:style-name="P19"><text:s text:c="20"/>if (!newPop[i+1].contains(population[i].getCity(j%dimension))) { // copy to next spot in new 2 if it doesnt exist</text:p>
      <text:p text:style-name="P19"><text:s text:c="24"/>while (newPop[i+1].getCity(k%dimension) != null) {</text:p>
      <text:p text:style-name="P19"><text:s text:c="28"/>k++;</text:p>
      <text:p text:style-name="P19"><text:s text:c="24"/>}</text:p>
      <text:p text:style-name="P19"><text:s text:c="24"/>newPop[i+1].addCity(population[i].getCity(j%dimension), k%dimension);</text:p>
      <text:p text:style-name="P19"><text:s text:c="24"/>k++;</text:p>
      <text:p text:style-name="P19"><text:s text:c="20"/>}</text:p>
      <text:p text:style-name="P19"><text:s text:c="16"/>}</text:p>
      <text:p text:style-name="P19"><text:s text:c="16"/>k = setStart+setSize;</text:p>
      <text:p text:style-name="P19"><text:s text:c="16"/>for (int j = setStart+setSize ; j &lt; setStart+setSize+dimension ; j++) { // for every remaining city in old 2</text:p>
      <text:p text:style-name="P19"><text:s text:c="20"/>if (!newPop[i].contains(population[i+1].getCity(j%dimension))) { // copy to next spot if it doesnt exist in new</text:p>
      <text:p text:style-name="P19"><text:s text:c="24"/>while (newPop[i].getCity(k%dimension) != null) {</text:p>
      <text:p text:style-name="P19"><text:s text:c="28"/>k++;</text:p>
      <text:p text:style-name="P19"><text:s text:c="24"/>}</text:p>
      <text:p text:style-name="P19"><text:s text:c="24"/>newPop[i].addCity(population[i+1].getCity(j%dimension), k%dimension);</text:p>
      <text:p text:style-name="P19"><text:s text:c="24"/>k++;</text:p>
      <text:p text:style-name="P19"><text:s text:c="20"/>}</text:p>
      <text:p text:style-name="P19"><text:s text:c="16"/>}</text:p>
      <text:p text:style-name="P19"><text:s text:c="12"/>} else {</text:p>
      <text:p text:style-name="P19"><text:s text:c="16"/>newPop[i] = population[i];</text:p>
      <text:p text:style-name="P19"><text:s text:c="16"/>newPop[i+1] = population[i+1];</text:p>
      <text:p text:style-name="P19"><text:s text:c="12"/>}</text:p>
      <text:p text:style-name="P19"><text:s text:c="8"/>}</text:p>
      <text:p text:style-name="P19"><text:s text:c="8"/>return newPop;</text:p>
      <text:p text:style-name="P19"><text:s text:c="4"/>}</text:p>
      <text:p text:style-name="P19"><text:s text:c="4"/>private Path[] doTourny (Path[] population, int kValue) { // k-tournament</text:p>
      <text:p text:style-name="P19"><text:s text:c="8"/>Path[] tourny = new Path[kValue];</text:p>
      <text:p text:style-name="P19"><text:s text:c="8"/>Path[] newPop = new Path[POP_SIZE];</text:p>
      <text:p text:style-name="P19"><text:s text:c="8"/>Path tBestPath = new Path(theMap, dimension);</text:p>
      <text:p text:style-name="P19"><text:s text:c="8"/>double tLength, tBestLength;</text:p>
      <text:p text:style-name="P19"><text:s text:c="8"/>for (int i = 0 ; i &lt; POP_SIZE ; i++) { // for each path in population</text:p>
      <text:p text:style-name="P19"><text:s text:c="12"/>newPop[i] = new Path(theMap, dimension);</text:p>
      <text:p text:style-name="P19"><text:soft-page-break/><text:s text:c="12"/>for (int k = 0 ; k &lt; kValue ; k++) { // pick k randomly</text:p>
      <text:p text:style-name="P19"><text:s text:c="20"/>tourny[k] = population[(int)(rnd.nextDouble()*POP_SIZE)];</text:p>
      <text:p text:style-name="P19"><text:s text:c="12"/>}</text:p>
      <text:p text:style-name="P19"><text:s text:c="12"/>tBestLength = -1;</text:p>
      <text:p text:style-name="P19"><text:s text:c="12"/>for (int k = 0 ; k &lt; kValue ; k++) { // for each of k random paths</text:p>
      <text:p text:style-name="P19"><text:s text:c="16"/>if (tBestLength == -1) { // if first, its best so far...</text:p>
      <text:p text:style-name="P19"><text:s text:c="20"/>tBestPath = tourny[k];</text:p>
      <text:p text:style-name="P19"><text:s text:c="20"/>tBestLength = tourny[k].getPathLength();</text:p>
      <text:p text:style-name="P19"><text:s text:c="16"/>} else { // otherwise compare</text:p>
      <text:p text:style-name="P19"><text:s text:c="20"/>tLength = tourny[k].getPathLength();</text:p>
      <text:p text:style-name="P19"><text:s text:c="20"/>if (tLength &lt; tBestLength) {</text:p>
      <text:p text:style-name="P19"><text:s text:c="24"/>tBestPath = tourny[k];</text:p>
      <text:p text:style-name="P19"><text:s text:c="24"/>tBestLength = tLength;</text:p>
      <text:p text:style-name="P19"><text:s text:c="20"/>}</text:p>
      <text:p text:style-name="P19"><text:s text:c="16"/>}</text:p>
      <text:p text:style-name="P19"><text:s text:c="12"/>}</text:p>
      <text:p text:style-name="P19"><text:s text:c="12"/>newPop[i] = tBestPath; // add best to new</text:p>
      <text:p text:style-name="P19"><text:s text:c="8"/>}</text:p>
      <text:p text:style-name="P19"><text:s text:c="8"/>return newPop;</text:p>
      <text:p text:style-name="P19"><text:s text:c="4"/>}</text:p>
      <text:p text:style-name="P19"><text:s text:c="4"/>private Path evalPop (Path[] population) { // get the best city from the population</text:p>
      <text:p text:style-name="P19"><text:s text:c="8"/>Path tBestPath <text:s/>= new Path (theMap, dimension);</text:p>
      <text:p text:style-name="P19"><text:s text:c="8"/>double tLength, tBestLength = -1;</text:p>
      <text:p text:style-name="P19"><text:s text:c="8"/>for (int i = 0 ; i &lt; POP_SIZE ; i++) {</text:p>
      <text:p text:style-name="P19"><text:s text:c="12"/>if (tBestLength == -1) {</text:p>
      <text:p text:style-name="P19"><text:s text:c="16"/>tBestPath = population[i];</text:p>
      <text:p text:style-name="P19"><text:s text:c="16"/>tBestLength = population[i].getPathLength();</text:p>
      <text:p text:style-name="P19"><text:s text:c="12"/>} else {</text:p>
      <text:p text:style-name="P19"><text:s text:c="16"/>tLength = population[i].getPathLength();</text:p>
      <text:p text:style-name="P19"><text:s text:c="16"/>if (tLength &lt; tBestLength) {</text:p>
      <text:p text:style-name="P19"><text:s text:c="20"/>tBestPath = population[i];</text:p>
      <text:p text:style-name="P19"><text:s text:c="20"/>tBestLength = tLength;</text:p>
      <text:p text:style-name="P19"><text:s text:c="16"/>}</text:p>
      <text:p text:style-name="P19"><text:s text:c="12"/>}</text:p>
      <text:p text:style-name="P19"><text:s text:c="8"/>}</text:p>
      <text:p text:style-name="P19"><text:s text:c="8"/>return tBestPath;</text:p>
      <text:p text:style-name="P19"><text:s text:c="4"/>}</text:p>
      <text:p text:style-name="P19"><text:s text:c="4"/>private Path[] initPop (Map theMap) { // initializes the population randomly</text:p>
      <text:p text:style-name="P19"><text:s text:c="8"/>Path[] population = new Path[POP_SIZE];</text:p>
      <text:p text:style-name="P19"><text:s text:c="8"/>int index;</text:p>
      <text:p text:style-name="P19"><text:s text:c="8"/>for (int i = 0 ; i &lt; POP_SIZE ; i++) { // for each path</text:p>
      <text:p text:style-name="P19"><text:s text:c="12"/>population[i] = new Path(theMap, theMap.getDimension());</text:p>
      <text:p text:style-name="P19"><text:s text:c="12"/>for (int j = 0 ; j &lt; dimension ; j++) { // for each city in path</text:p>
      <text:p text:style-name="P19"><text:s text:c="16"/>index = (int)(1+rnd.nextDouble()*dimension);</text:p>
      <text:p text:style-name="P19"><text:s text:c="16"/>while (population[i].contains(theMap.getCity(index))) { // add a random unused city</text:p>
      <text:p text:style-name="P19"><text:s text:c="20"/>index = (int)(1+rnd.nextDouble()*dimension);</text:p>
      <text:p text:style-name="P19"><text:s text:c="16"/>}</text:p>
      <text:p text:style-name="P19"><text:s text:c="16"/>population[i].addCity(theMap.getCity(index), j);</text:p>
      <text:p text:style-name="P19"><text:s text:c="12"/>}</text:p>
      <text:p text:style-name="P19"><text:s text:c="8"/>}</text:p>
      <text:p text:style-name="P19"><text:s text:c="8"/>return population;</text:p>
      <text:p text:style-name="P19"><text:s text:c="4"/>}</text:p>
      <text:p text:style-name="P19">}</text:p>
      <text:h text:style-name="P35" text:outline-level="2"><text:bookmark-start text:name="__RefHeading___Toc6569_2085069313"/>City.java<text:bookmark-end text:name="__RefHeading___Toc6569_2085069313"/></text:h>
      <text:p text:style-name="P19">package TSPSolve.Map;</text:p>
      <text:p text:style-name="P19">public class City {</text:p>
      <text:p text:style-name="P19"><text:s text:c="4"/>private int cityNum;</text:p>
      <text:p text:style-name="P19"><text:s text:c="4"/>private double x, y;</text:p>
      <text:p text:style-name="P19"><text:s text:c="4"/>public City (int cityNum, double x, double y) {</text:p>
      <text:p text:style-name="P19"><text:s text:c="8"/>this.cityNum = cityNum;</text:p>
      <text:p text:style-name="P19"><text:s text:c="8"/>this.x = x;</text:p>
      <text:p text:style-name="P19"><text:s text:c="8"/>this.y = y;</text:p>
      <text:p text:style-name="P19"><text:s text:c="4"/>}</text:p>
      <text:p text:style-name="P19"><text:s text:c="4"/>public int getCityNum ( ) {return cityNum;}</text:p>
      <text:p text:style-name="P19"><text:s text:c="4"/>public double getX ( ) {return x;}</text:p>
      <text:p text:style-name="P19"><text:s text:c="4"/>public double getY ( ) {return y;}</text:p>
      <text:p text:style-name="P19">}</text:p>
      <text:p text:style-name="P19"/>
      <text:h text:style-name="P35" text:outline-level="2"><text:bookmark-start text:name="__RefHeading___Toc6571_2085069313"/>Map.java<text:bookmark-end text:name="__RefHeading___Toc6571_2085069313"/></text:h>
      <text:p text:style-name="P19">package TSPSolve.Map;</text:p>
      <text:p text:style-name="P19">import java.io.BufferedReader;</text:p>
      <text:p text:style-name="P19">import java.io.FileReader;</text:p>
      <text:p text:style-name="P19">public class Map {</text:p>
      <text:p text:style-name="P19"><text:s text:c="4"/>private int dimension;</text:p>
      <text:p text:style-name="P19"><text:s text:c="4"/>private City[] theMap;</text:p>
      <text:p text:style-name="P19"><text:s text:c="4"/>public Map (String fileName) {</text:p>
      <text:p text:style-name="P19"><text:s text:c="8"/>genMap(fileName);</text:p>
      <text:p text:style-name="P19"><text:s text:c="4"/>}</text:p>
      <text:p text:style-name="P19"><text:s text:c="4"/>public City getCity (int cityNum) {return theMap[cityNum-1];}</text:p>
      <text:p text:style-name="P19"><text:s text:c="4"/>public double getDistance (int c1, int c2) {</text:p>
      <text:p text:style-name="P19"><text:s text:c="8"/>// Return distance between two cities (coordinates)</text:p>
      <text:p text:style-name="P19"><text:s text:c="8"/>return Math.<text:span text:style-name="T18">sqrt</text:span>(Math.<text:span text:style-name="T18">pow</text:span>(theMap[c2-1].getX()-theMap[c1-1].getX(), 2)+Math.<text:span text:style-name="T18">pow</text:span>(theMap[c2-1].getY()-theMap[c1-1].getY(), 2));</text:p>
      <text:p text:style-name="P19"><text:s text:c="4"/>}</text:p>
      <text:p text:style-name="P19"><text:s text:c="4"/>public int getDimension ( ) {return dimension;}</text:p>
      <text:p text:style-name="P19"><text:s text:c="4"/>private void genMap (String fileName) {</text:p>
      <text:p text:style-name="P19"><text:s text:c="8"/>String line;</text:p>
      <text:p text:style-name="P19"><text:s text:c="8"/>int ni, xi, yi;</text:p>
      <text:p text:style-name="P19"><text:s text:c="8"/>int cityNum;</text:p>
      <text:p text:style-name="P19"><text:s text:c="8"/>double x, y;</text:p>
      <text:p text:style-name="P19"><text:s text:c="8"/>try {</text:p>
      <text:p text:style-name="P19"><text:s text:c="12"/>FileReader fr = new FileReader(fileName);</text:p>
      <text:p text:style-name="P19"><text:s text:c="12"/>BufferedReader br = new BufferedReader(fr);</text:p>
      <text:p text:style-name="P19"><text:s text:c="12"/>br.readLine();</text:p>
      <text:p text:style-name="P19"><text:s text:c="12"/>br.readLine();</text:p>
      <text:p text:style-name="P19"><text:s text:c="12"/>br.readLine();</text:p>
      <text:p text:style-name="P19"><text:s text:c="12"/>line = br.readLine();</text:p>
      <text:p text:style-name="P19"><text:s text:c="12"/>dimension = Integer.<text:span text:style-name="T18">parseInt</text:span>(line.substring(11, line.length()));</text:p>
      <text:p text:style-name="P19"><text:s text:c="12"/>br.readLine();</text:p>
      <text:p text:style-name="P19"><text:s text:c="12"/>br.readLine();</text:p>
      <text:p text:style-name="P19"><text:s text:c="12"/>theMap = new City[dimension];</text:p>
      <text:p text:style-name="P19"><text:s text:c="12"/>while((line = br.readLine()) != null) {</text:p>
      <text:p text:style-name="P19"><text:s text:c="16"/>if (line.equals("EOF")) {</text:p>
      <text:p text:style-name="P19"><text:s text:c="20"/>break;</text:p>
      <text:p text:style-name="P19"><text:s text:c="16"/>}</text:p>
      <text:p text:style-name="P19"><text:s text:c="16"/>ni = 0;</text:p>
      <text:p text:style-name="P19"><text:s text:c="16"/>while (line.charAt(ni) != ' '){</text:p>
      <text:p text:style-name="P19"><text:s text:c="20"/>ni++;</text:p>
      <text:p text:style-name="P19"><text:s text:c="16"/>}</text:p>
      <text:p text:style-name="P19"><text:s text:c="16"/>xi = ni + 1;</text:p>
      <text:p text:style-name="P19"><text:s text:c="16"/>while (line.charAt(xi) != ' '){</text:p>
      <text:p text:style-name="P19"><text:s text:c="20"/>xi++;</text:p>
      <text:p text:style-name="P19"><text:s text:c="16"/>}</text:p>
      <text:p text:style-name="P19"><text:s text:c="16"/>yi = xi + 1;</text:p>
      <text:p text:style-name="P19"><text:s text:c="16"/>while (yi != line.length()){</text:p>
      <text:p text:style-name="P19"><text:s text:c="20"/>yi++;</text:p>
      <text:p text:style-name="P19"><text:s text:c="16"/>}</text:p>
      <text:p text:style-name="P19"><text:s text:c="16"/>cityNum = Integer.<text:span text:style-name="T18">parseInt</text:span>(line.substring(0, ni));</text:p>
      <text:p text:style-name="P19"><text:s text:c="16"/>x = Double.<text:span text:style-name="T18">parseDouble</text:span>(line.substring(ni + 1, xi));</text:p>
      <text:p text:style-name="P19"><text:s text:c="16"/>y = Double.<text:span text:style-name="T18">parseDouble</text:span>(line.substring(xi+1, yi));</text:p>
      <text:p text:style-name="P19"><text:s text:c="16"/>addCity(new City(cityNum, x, y));</text:p>
      <text:p text:style-name="P19"><text:soft-page-break/><text:s text:c="12"/>}</text:p>
      <text:p text:style-name="P19"><text:s text:c="12"/>br.close();</text:p>
      <text:p text:style-name="P19"><text:s text:c="8"/>} catch(Exception e) {</text:p>
      <text:p text:style-name="P19"><text:s text:c="12"/>System.<text:span text:style-name="T18">out</text:span>.println("Invalid problem source file.");</text:p>
      <text:p text:style-name="P19"><text:s text:c="12"/>e.printStackTrace();</text:p>
      <text:p text:style-name="P19"><text:s text:c="8"/>}</text:p>
      <text:p text:style-name="P19"><text:s text:c="4"/>}</text:p>
      <text:p text:style-name="P19"><text:s text:c="4"/>private void addCity (City c) {</text:p>
      <text:p text:style-name="P19"><text:s text:c="8"/>int cityNum = c.getCityNum();</text:p>
      <text:p text:style-name="P19"><text:s text:c="8"/>if (cityNum &gt; dimension) { // Check that city number is within dimension (array bounds)</text:p>
      <text:p text:style-name="P19"><text:s text:c="12"/>throw new CityNumOutOfBounds();</text:p>
      <text:p text:style-name="P19"><text:s text:c="8"/>} else {</text:p>
      <text:p text:style-name="P19"><text:s text:c="12"/>theMap[cityNum-1] = c; // Cities are mapped to their number - 1</text:p>
      <text:p text:style-name="P19"><text:s text:c="8"/>}</text:p>
      <text:p text:style-name="P19"><text:s text:c="4"/>}</text:p>
      <text:p text:style-name="P19"><text:s text:c="4"/>private class CityNumOutOfBounds extends RuntimeException {</text:p>
      <text:p text:style-name="P19"><text:s text:c="8"/>CityNumOutOfBounds ( ) {</text:p>
      <text:p text:style-name="P19"><text:s text:c="12"/>super("City Number out of array bounds.");</text:p>
      <text:p text:style-name="P19"><text:s text:c="8"/>}</text:p>
      <text:p text:style-name="P19"><text:s text:c="4"/>}</text:p>
      <text:p text:style-name="P19">}</text:p>
      <text:p text:style-name="P19"/>
      <text:h text:style-name="P35" text:outline-level="2"><text:bookmark-start text:name="__RefHeading___Toc6573_2085069313"/>Path.java<text:bookmark-end text:name="__RefHeading___Toc6573_2085069313"/></text:h>
      <text:p text:style-name="P19">package TSPSolve.Map;</text:p>
      <text:p text:style-name="P19">public class Path {</text:p>
      <text:p text:style-name="P19"><text:s text:c="4"/>private Map theMap;</text:p>
      <text:p text:style-name="P19"><text:s text:c="4"/>private City[] thePath;</text:p>
      <text:p text:style-name="P19"><text:s text:c="4"/>public Path (Map theMap, int dimension) {</text:p>
      <text:p text:style-name="P19"><text:s text:c="8"/>this.theMap = theMap;</text:p>
      <text:p text:style-name="P19"><text:s text:c="8"/>thePath = new City[dimension];</text:p>
      <text:p text:style-name="P19"><text:s text:c="4"/>}</text:p>
      <text:p text:style-name="P19"><text:s text:c="4"/>public void addCity (City c, int index) {</text:p>
      <text:p text:style-name="P19"><text:s text:c="8"/>thePath[index] = c;</text:p>
      <text:p text:style-name="P19"><text:s text:c="4"/>}</text:p>
      <text:p text:style-name="P19"><text:s text:c="4"/>public City getCity (int index) {return thePath[index];}</text:p>
      <text:p text:style-name="P19"><text:s text:c="4"/>public double getPathLength ( ) {</text:p>
      <text:p text:style-name="P19"><text:s text:c="8"/>double length = 0;</text:p>
      <text:p text:style-name="P19"><text:s text:c="8"/>for (int i = 0 ; i &lt; thePath.length-1 ; i++) {</text:p>
      <text:p text:style-name="P19"><text:s text:c="12"/>length = length + theMap.getDistance(thePath[i].getCityNum(), thePath[i+1].getCityNum());</text:p>
      <text:p text:style-name="P19"><text:s text:c="8"/>}</text:p>
      <text:p text:style-name="P19"><text:s text:c="8"/>length = length + theMap.getDistance(thePath[thePath.length-1].getCityNum(), thePath[0].getCityNum());</text:p>
      <text:p text:style-name="P19"><text:s text:c="8"/>return length;</text:p>
      <text:p text:style-name="P19"><text:s text:c="4"/>}</text:p>
      <text:p text:style-name="P19"><text:s text:c="4"/>public boolean contains (City c) {</text:p>
      <text:p text:style-name="P19"><text:s text:c="8"/>for (City city : thePath) {</text:p>
      <text:p text:style-name="P19"><text:s text:c="12"/>if (city != null &amp;&amp; c.getCityNum() == city.getCityNum()) {</text:p>
      <text:p text:style-name="P19"><text:s text:c="16"/>return true;</text:p>
      <text:p text:style-name="P19"><text:s text:c="12"/>}</text:p>
      <text:p text:style-name="P19"><text:s text:c="8"/>}</text:p>
      <text:p text:style-name="P19"><text:s text:c="8"/>return false;</text:p>
      <text:p text:style-name="P19"><text:s text:c="4"/>}</text:p>
      <text:p text:style-name="P19">}</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urce Code Pro" svg:font-family="'Source Code Pro'"/>
    <style:font-face style:name="FreeSans2" svg:font-family="FreeSans" style:font-family-generic="swiss"/>
    <style:font-face style:name="Droid Sans Mono" svg:font-family="'Droid Sans Mono'" style:font-family-generic="swiss"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0f918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2</text:page-number> <text:span text:style-name="MT1">of </text:span><text:span text:style-name="MT1"><text:page-count>2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5-11-05T23:09:36.756110214</meta:creation-date>
    <dc:date>2015-11-06T05:05:06.318731016</dc:date>
    <dc:creator>Matt </dc:creator>
    <meta:editing-duration>PT11M19S</meta:editing-duration>
    <meta:editing-cycles>2</meta:editing-cycles>
    <meta:generator>LibreOffice/5.0.2.2$Linux_X86_64 LibreOffice_project/00m0$Build-2</meta:generator>
    <meta:document-statistic meta:table-count="0" meta:image-count="0" meta:object-count="10" meta:page-count="25" meta:paragraph-count="565" meta:word-count="4464" meta:character-count="32291" meta:non-whitespace-character-count="238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0,
Crossover Rate = 1.0, Crossover Type: U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9414.9457288077">
                <text:p>29414.9457288077</text:p>
              </table:table-cell>
            </table:table-row>
            <table:table-row>
              <table:table-cell office:value-type="string">
                <text:p>2</text:p>
              </table:table-cell>
              <table:table-cell office:value-type="float" office:value="2">
                <text:p>2</text:p>
              </table:table-cell>
              <table:table-cell office:value-type="float" office:value="24788.1468228265">
                <text:p>24788.1468228265</text:p>
              </table:table-cell>
              <table:table-cell office:value-type="float" office:value="29161.5046892263">
                <text:p>29161.5046892263</text:p>
              </table:table-cell>
            </table:table-row>
            <table:table-row>
              <table:table-cell office:value-type="string">
                <text:p>3</text:p>
              </table:table-cell>
              <table:table-cell office:value-type="float" office:value="3">
                <text:p>3</text:p>
              </table:table-cell>
              <table:table-cell office:value-type="float" office:value="24517.1064133609">
                <text:p>24517.1064133609</text:p>
              </table:table-cell>
              <table:table-cell office:value-type="float" office:value="29167.3452128522">
                <text:p>29167.3452128522</text:p>
              </table:table-cell>
            </table:table-row>
            <table:table-row>
              <table:table-cell office:value-type="string">
                <text:p>4</text:p>
              </table:table-cell>
              <table:table-cell office:value-type="float" office:value="4">
                <text:p>4</text:p>
              </table:table-cell>
              <table:table-cell office:value-type="float" office:value="24029.332411556">
                <text:p>24029.332411556</text:p>
              </table:table-cell>
              <table:table-cell office:value-type="float" office:value="29008.1358765655">
                <text:p>29008.1358765655</text:p>
              </table:table-cell>
            </table:table-row>
            <table:table-row>
              <table:table-cell office:value-type="string">
                <text:p>5</text:p>
              </table:table-cell>
              <table:table-cell office:value-type="float" office:value="5">
                <text:p>5</text:p>
              </table:table-cell>
              <table:table-cell office:value-type="float" office:value="23903.3999803372">
                <text:p>23903.3999803372</text:p>
              </table:table-cell>
              <table:table-cell office:value-type="float" office:value="28996.6579065222">
                <text:p>28996.6579065222</text:p>
              </table:table-cell>
            </table:table-row>
            <table:table-row>
              <table:table-cell office:value-type="string">
                <text:p>6</text:p>
              </table:table-cell>
              <table:table-cell office:value-type="float" office:value="6">
                <text:p>6</text:p>
              </table:table-cell>
              <table:table-cell office:value-type="float" office:value="23806.6454230009">
                <text:p>23806.6454230009</text:p>
              </table:table-cell>
              <table:table-cell office:value-type="float" office:value="29043.6365675118">
                <text:p>29043.6365675118</text:p>
              </table:table-cell>
            </table:table-row>
            <table:table-row>
              <table:table-cell office:value-type="string">
                <text:p>7</text:p>
              </table:table-cell>
              <table:table-cell office:value-type="float" office:value="7">
                <text:p>7</text:p>
              </table:table-cell>
              <table:table-cell office:value-type="float" office:value="23574.9188819348">
                <text:p>23574.9188819348</text:p>
              </table:table-cell>
              <table:table-cell office:value-type="float" office:value="28955.1956143775">
                <text:p>28955.1956143775</text:p>
              </table:table-cell>
            </table:table-row>
            <table:table-row>
              <table:table-cell office:value-type="string">
                <text:p>8</text:p>
              </table:table-cell>
              <table:table-cell office:value-type="float" office:value="8">
                <text:p>8</text:p>
              </table:table-cell>
              <table:table-cell office:value-type="float" office:value="23453.3068786677">
                <text:p>23453.3068786677</text:p>
              </table:table-cell>
              <table:table-cell office:value-type="float" office:value="28930.1789234762">
                <text:p>28930.1789234762</text:p>
              </table:table-cell>
            </table:table-row>
            <table:table-row>
              <table:table-cell office:value-type="string">
                <text:p>9</text:p>
              </table:table-cell>
              <table:table-cell office:value-type="float" office:value="9">
                <text:p>9</text:p>
              </table:table-cell>
              <table:table-cell office:value-type="float" office:value="23349.9155026897">
                <text:p>23349.9155026897</text:p>
              </table:table-cell>
              <table:table-cell office:value-type="float" office:value="28843.9488130938">
                <text:p>28843.9488130938</text:p>
              </table:table-cell>
            </table:table-row>
            <table:table-row>
              <table:table-cell office:value-type="string">
                <text:p>10</text:p>
              </table:table-cell>
              <table:table-cell office:value-type="float" office:value="10">
                <text:p>10</text:p>
              </table:table-cell>
              <table:table-cell office:value-type="float" office:value="23298.9538465373">
                <text:p>23298.9538465373</text:p>
              </table:table-cell>
              <table:table-cell office:value-type="float" office:value="28684.8843077641">
                <text:p>28684.8843077641</text:p>
              </table:table-cell>
            </table:table-row>
            <table:table-row>
              <table:table-cell office:value-type="string">
                <text:p>11</text:p>
              </table:table-cell>
              <table:table-cell office:value-type="float" office:value="11">
                <text:p>11</text:p>
              </table:table-cell>
              <table:table-cell office:value-type="float" office:value="23175.7188212081">
                <text:p>23175.7188212081</text:p>
              </table:table-cell>
              <table:table-cell office:value-type="float" office:value="28595.3517483043">
                <text:p>28595.3517483043</text:p>
              </table:table-cell>
            </table:table-row>
            <table:table-row>
              <table:table-cell office:value-type="string">
                <text:p>12</text:p>
              </table:table-cell>
              <table:table-cell office:value-type="float" office:value="12">
                <text:p>12</text:p>
              </table:table-cell>
              <table:table-cell office:value-type="float" office:value="23006.6338701332">
                <text:p>23006.6338701332</text:p>
              </table:table-cell>
              <table:table-cell office:value-type="float" office:value="28548.0969731477">
                <text:p>28548.0969731477</text:p>
              </table:table-cell>
            </table:table-row>
            <table:table-row>
              <table:table-cell office:value-type="string">
                <text:p>13</text:p>
              </table:table-cell>
              <table:table-cell office:value-type="float" office:value="13">
                <text:p>13</text:p>
              </table:table-cell>
              <table:table-cell office:value-type="float" office:value="22827.2385437076">
                <text:p>22827.2385437076</text:p>
              </table:table-cell>
              <table:table-cell office:value-type="float" office:value="28479.0407834609">
                <text:p>28479.0407834609</text:p>
              </table:table-cell>
            </table:table-row>
            <table:table-row>
              <table:table-cell office:value-type="string">
                <text:p>14</text:p>
              </table:table-cell>
              <table:table-cell office:value-type="float" office:value="14">
                <text:p>14</text:p>
              </table:table-cell>
              <table:table-cell office:value-type="float" office:value="22807.5288302766">
                <text:p>22807.5288302766</text:p>
              </table:table-cell>
              <table:table-cell office:value-type="float" office:value="28350.3859114348">
                <text:p>28350.3859114348</text:p>
              </table:table-cell>
            </table:table-row>
            <table:table-row>
              <table:table-cell office:value-type="string">
                <text:p>15</text:p>
              </table:table-cell>
              <table:table-cell office:value-type="float" office:value="15">
                <text:p>15</text:p>
              </table:table-cell>
              <table:table-cell office:value-type="float" office:value="22773.8089193829">
                <text:p>22773.8089193829</text:p>
              </table:table-cell>
              <table:table-cell office:value-type="float" office:value="28286.7975098882">
                <text:p>28286.7975098882</text:p>
              </table:table-cell>
            </table:table-row>
            <table:table-row>
              <table:table-cell office:value-type="string">
                <text:p>16</text:p>
              </table:table-cell>
              <table:table-cell office:value-type="float" office:value="16">
                <text:p>16</text:p>
              </table:table-cell>
              <table:table-cell office:value-type="float" office:value="22723.9305344628">
                <text:p>22723.9305344628</text:p>
              </table:table-cell>
              <table:table-cell office:value-type="float" office:value="28241.4204834129">
                <text:p>28241.4204834129</text:p>
              </table:table-cell>
            </table:table-row>
            <table:table-row>
              <table:table-cell office:value-type="string">
                <text:p>17</text:p>
              </table:table-cell>
              <table:table-cell office:value-type="float" office:value="17">
                <text:p>17</text:p>
              </table:table-cell>
              <table:table-cell office:value-type="float" office:value="22708.0953015784">
                <text:p>22708.0953015784</text:p>
              </table:table-cell>
              <table:table-cell office:value-type="float" office:value="27956.5940505252">
                <text:p>27956.5940505252</text:p>
              </table:table-cell>
            </table:table-row>
            <table:table-row>
              <table:table-cell office:value-type="string">
                <text:p>18</text:p>
              </table:table-cell>
              <table:table-cell office:value-type="float" office:value="18">
                <text:p>18</text:p>
              </table:table-cell>
              <table:table-cell office:value-type="float" office:value="22663.3351149649">
                <text:p>22663.3351149649</text:p>
              </table:table-cell>
              <table:table-cell office:value-type="float" office:value="27839.3546687562">
                <text:p>27839.3546687562</text:p>
              </table:table-cell>
            </table:table-row>
            <table:table-row>
              <table:table-cell office:value-type="string">
                <text:p>19</text:p>
              </table:table-cell>
              <table:table-cell office:value-type="float" office:value="19">
                <text:p>19</text:p>
              </table:table-cell>
              <table:table-cell office:value-type="float" office:value="22529.743263583">
                <text:p>22529.743263583</text:p>
              </table:table-cell>
              <table:table-cell office:value-type="float" office:value="27567.1385270545">
                <text:p>27567.1385270545</text:p>
              </table:table-cell>
            </table:table-row>
            <table:table-row>
              <table:table-cell office:value-type="string">
                <text:p>20</text:p>
              </table:table-cell>
              <table:table-cell office:value-type="float" office:value="20">
                <text:p>20</text:p>
              </table:table-cell>
              <table:table-cell office:value-type="float" office:value="22264.2031577664">
                <text:p>22264.2031577664</text:p>
              </table:table-cell>
              <table:table-cell office:value-type="float" office:value="27265.4465928893">
                <text:p>27265.4465928893</text:p>
              </table:table-cell>
            </table:table-row>
            <table:table-row>
              <table:table-cell office:value-type="string">
                <text:p>21</text:p>
              </table:table-cell>
              <table:table-cell office:value-type="float" office:value="21">
                <text:p>21</text:p>
              </table:table-cell>
              <table:table-cell office:value-type="float" office:value="21735.2508866023">
                <text:p>21735.2508866023</text:p>
              </table:table-cell>
              <table:table-cell office:value-type="float" office:value="26979.3429459277">
                <text:p>26979.3429459277</text:p>
              </table:table-cell>
            </table:table-row>
            <table:table-row>
              <table:table-cell office:value-type="string">
                <text:p>22</text:p>
              </table:table-cell>
              <table:table-cell office:value-type="float" office:value="22">
                <text:p>22</text:p>
              </table:table-cell>
              <table:table-cell office:value-type="float" office:value="21603.8060908553">
                <text:p>21603.8060908553</text:p>
              </table:table-cell>
              <table:table-cell office:value-type="float" office:value="26763.3322002186">
                <text:p>26763.3322002186</text:p>
              </table:table-cell>
            </table:table-row>
            <table:table-row>
              <table:table-cell office:value-type="string">
                <text:p>23</text:p>
              </table:table-cell>
              <table:table-cell office:value-type="float" office:value="23">
                <text:p>23</text:p>
              </table:table-cell>
              <table:table-cell office:value-type="float" office:value="21458.5692391229">
                <text:p>21458.5692391229</text:p>
              </table:table-cell>
              <table:table-cell office:value-type="float" office:value="26394.4577372117">
                <text:p>26394.4577372117</text:p>
              </table:table-cell>
            </table:table-row>
            <table:table-row>
              <table:table-cell office:value-type="string">
                <text:p>24</text:p>
              </table:table-cell>
              <table:table-cell office:value-type="float" office:value="24">
                <text:p>24</text:p>
              </table:table-cell>
              <table:table-cell office:value-type="float" office:value="21005.0679090016">
                <text:p>21005.0679090016</text:p>
              </table:table-cell>
              <table:table-cell office:value-type="float" office:value="26048.9161145469">
                <text:p>26048.9161145469</text:p>
              </table:table-cell>
            </table:table-row>
            <table:table-row>
              <table:table-cell office:value-type="string">
                <text:p>25</text:p>
              </table:table-cell>
              <table:table-cell office:value-type="float" office:value="25">
                <text:p>25</text:p>
              </table:table-cell>
              <table:table-cell office:value-type="float" office:value="20748.6733321566">
                <text:p>20748.6733321566</text:p>
              </table:table-cell>
              <table:table-cell office:value-type="float" office:value="25800.9426855878">
                <text:p>25800.9426855878</text:p>
              </table:table-cell>
            </table:table-row>
            <table:table-row>
              <table:table-cell office:value-type="string">
                <text:p>26</text:p>
              </table:table-cell>
              <table:table-cell office:value-type="float" office:value="26">
                <text:p>26</text:p>
              </table:table-cell>
              <table:table-cell office:value-type="float" office:value="20556.5847658626">
                <text:p>20556.5847658626</text:p>
              </table:table-cell>
              <table:table-cell office:value-type="float" office:value="25553.7206082661">
                <text:p>25553.7206082661</text:p>
              </table:table-cell>
            </table:table-row>
            <table:table-row>
              <table:table-cell office:value-type="string">
                <text:p>27</text:p>
              </table:table-cell>
              <table:table-cell office:value-type="float" office:value="27">
                <text:p>27</text:p>
              </table:table-cell>
              <table:table-cell office:value-type="float" office:value="19967.2767584896">
                <text:p>19967.2767584896</text:p>
              </table:table-cell>
              <table:table-cell office:value-type="float" office:value="25285.8054373678">
                <text:p>25285.8054373678</text:p>
              </table:table-cell>
            </table:table-row>
            <table:table-row>
              <table:table-cell office:value-type="string">
                <text:p>28</text:p>
              </table:table-cell>
              <table:table-cell office:value-type="float" office:value="28">
                <text:p>28</text:p>
              </table:table-cell>
              <table:table-cell office:value-type="float" office:value="19874.0277364232">
                <text:p>19874.0277364232</text:p>
              </table:table-cell>
              <table:table-cell office:value-type="float" office:value="25030.1542930764">
                <text:p>25030.1542930764</text:p>
              </table:table-cell>
            </table:table-row>
            <table:table-row>
              <table:table-cell office:value-type="string">
                <text:p>29</text:p>
              </table:table-cell>
              <table:table-cell office:value-type="float" office:value="29">
                <text:p>29</text:p>
              </table:table-cell>
              <table:table-cell office:value-type="float" office:value="19769.3720562049">
                <text:p>19769.3720562049</text:p>
              </table:table-cell>
              <table:table-cell office:value-type="float" office:value="24821.713604856">
                <text:p>24821.713604856</text:p>
              </table:table-cell>
            </table:table-row>
            <table:table-row>
              <table:table-cell office:value-type="string">
                <text:p>30</text:p>
              </table:table-cell>
              <table:table-cell office:value-type="float" office:value="30">
                <text:p>30</text:p>
              </table:table-cell>
              <table:table-cell office:value-type="float" office:value="19258.444487836">
                <text:p>19258.444487836</text:p>
              </table:table-cell>
              <table:table-cell office:value-type="float" office:value="24378.9699246928">
                <text:p>24378.9699246928</text:p>
              </table:table-cell>
            </table:table-row>
            <table:table-row>
              <table:table-cell office:value-type="string">
                <text:p>31</text:p>
              </table:table-cell>
              <table:table-cell office:value-type="float" office:value="31">
                <text:p>31</text:p>
              </table:table-cell>
              <table:table-cell office:value-type="float" office:value="19253.920720748">
                <text:p>19253.920720748</text:p>
              </table:table-cell>
              <table:table-cell office:value-type="float" office:value="24071.6335575337">
                <text:p>24071.6335575337</text:p>
              </table:table-cell>
            </table:table-row>
            <table:table-row>
              <table:table-cell office:value-type="string">
                <text:p>32</text:p>
              </table:table-cell>
              <table:table-cell office:value-type="float" office:value="32">
                <text:p>32</text:p>
              </table:table-cell>
              <table:table-cell office:value-type="float" office:value="19041.7276304168">
                <text:p>19041.7276304168</text:p>
              </table:table-cell>
              <table:table-cell office:value-type="float" office:value="23894.2844426614">
                <text:p>23894.2844426614</text:p>
              </table:table-cell>
            </table:table-row>
            <table:table-row>
              <table:table-cell office:value-type="string">
                <text:p>33</text:p>
              </table:table-cell>
              <table:table-cell office:value-type="float" office:value="33">
                <text:p>33</text:p>
              </table:table-cell>
              <table:table-cell office:value-type="float" office:value="18937.5982985222">
                <text:p>18937.5982985222</text:p>
              </table:table-cell>
              <table:table-cell office:value-type="float" office:value="23670.1827083689">
                <text:p>23670.1827083689</text:p>
              </table:table-cell>
            </table:table-row>
            <table:table-row>
              <table:table-cell office:value-type="string">
                <text:p>34</text:p>
              </table:table-cell>
              <table:table-cell office:value-type="float" office:value="34">
                <text:p>34</text:p>
              </table:table-cell>
              <table:table-cell office:value-type="float" office:value="18725.487104537">
                <text:p>18725.487104537</text:p>
              </table:table-cell>
              <table:table-cell office:value-type="float" office:value="23282.1191845755">
                <text:p>23282.1191845755</text:p>
              </table:table-cell>
            </table:table-row>
            <table:table-row>
              <table:table-cell office:value-type="string">
                <text:p>35</text:p>
              </table:table-cell>
              <table:table-cell office:value-type="float" office:value="35">
                <text:p>35</text:p>
              </table:table-cell>
              <table:table-cell office:value-type="float" office:value="18603.3690347558">
                <text:p>18603.3690347558</text:p>
              </table:table-cell>
              <table:table-cell office:value-type="float" office:value="23111.772732947">
                <text:p>23111.772732947</text:p>
              </table:table-cell>
            </table:table-row>
            <table:table-row>
              <table:table-cell office:value-type="string">
                <text:p>36</text:p>
              </table:table-cell>
              <table:table-cell office:value-type="float" office:value="36">
                <text:p>36</text:p>
              </table:table-cell>
              <table:table-cell office:value-type="float" office:value="18600.6233484102">
                <text:p>18600.6233484102</text:p>
              </table:table-cell>
              <table:table-cell office:value-type="float" office:value="22884.6038950136">
                <text:p>22884.6038950136</text:p>
              </table:table-cell>
            </table:table-row>
            <table:table-row>
              <table:table-cell office:value-type="string">
                <text:p>37</text:p>
              </table:table-cell>
              <table:table-cell office:value-type="float" office:value="37">
                <text:p>37</text:p>
              </table:table-cell>
              <table:table-cell office:value-type="float" office:value="18487.4912781439">
                <text:p>18487.4912781439</text:p>
              </table:table-cell>
              <table:table-cell office:value-type="float" office:value="22749.2245050096">
                <text:p>22749.2245050096</text:p>
              </table:table-cell>
            </table:table-row>
            <table:table-row>
              <table:table-cell office:value-type="string">
                <text:p>38</text:p>
              </table:table-cell>
              <table:table-cell office:value-type="float" office:value="38">
                <text:p>38</text:p>
              </table:table-cell>
              <table:table-cell office:value-type="float" office:value="18303.469082517">
                <text:p>18303.469082517</text:p>
              </table:table-cell>
              <table:table-cell office:value-type="float" office:value="22464.8344814618">
                <text:p>22464.8344814618</text:p>
              </table:table-cell>
            </table:table-row>
            <table:table-row>
              <table:table-cell office:value-type="string">
                <text:p>39</text:p>
              </table:table-cell>
              <table:table-cell office:value-type="float" office:value="39">
                <text:p>39</text:p>
              </table:table-cell>
              <table:table-cell office:value-type="float" office:value="18303.469082517">
                <text:p>18303.469082517</text:p>
              </table:table-cell>
              <table:table-cell office:value-type="float" office:value="22256.7855068025">
                <text:p>22256.7855068025</text:p>
              </table:table-cell>
            </table:table-row>
            <table:table-row>
              <table:table-cell office:value-type="string">
                <text:p>40</text:p>
              </table:table-cell>
              <table:table-cell office:value-type="float" office:value="40">
                <text:p>40</text:p>
              </table:table-cell>
              <table:table-cell office:value-type="float" office:value="18088.3163516148">
                <text:p>18088.3163516148</text:p>
              </table:table-cell>
              <table:table-cell office:value-type="float" office:value="21937.5441183593">
                <text:p>21937.5441183593</text:p>
              </table:table-cell>
            </table:table-row>
            <table:table-row>
              <table:table-cell office:value-type="string">
                <text:p>41</text:p>
              </table:table-cell>
              <table:table-cell office:value-type="float" office:value="41">
                <text:p>41</text:p>
              </table:table-cell>
              <table:table-cell office:value-type="float" office:value="17829.7344816958">
                <text:p>17829.7344816958</text:p>
              </table:table-cell>
              <table:table-cell office:value-type="float" office:value="21735.4697028604">
                <text:p>21735.4697028604</text:p>
              </table:table-cell>
            </table:table-row>
            <table:table-row>
              <table:table-cell office:value-type="string">
                <text:p>42</text:p>
              </table:table-cell>
              <table:table-cell office:value-type="float" office:value="42">
                <text:p>42</text:p>
              </table:table-cell>
              <table:table-cell office:value-type="float" office:value="17660.5432754165">
                <text:p>17660.5432754165</text:p>
              </table:table-cell>
              <table:table-cell office:value-type="float" office:value="21497.7504451016">
                <text:p>21497.7504451016</text:p>
              </table:table-cell>
            </table:table-row>
            <table:table-row>
              <table:table-cell office:value-type="string">
                <text:p>43</text:p>
              </table:table-cell>
              <table:table-cell office:value-type="float" office:value="43">
                <text:p>43</text:p>
              </table:table-cell>
              <table:table-cell office:value-type="float" office:value="17429.2705626424">
                <text:p>17429.2705626424</text:p>
              </table:table-cell>
              <table:table-cell office:value-type="float" office:value="21376.5065551027">
                <text:p>21376.5065551027</text:p>
              </table:table-cell>
            </table:table-row>
            <table:table-row>
              <table:table-cell office:value-type="string">
                <text:p>44</text:p>
              </table:table-cell>
              <table:table-cell office:value-type="float" office:value="44">
                <text:p>44</text:p>
              </table:table-cell>
              <table:table-cell office:value-type="float" office:value="17266.8892381219">
                <text:p>17266.8892381219</text:p>
              </table:table-cell>
              <table:table-cell office:value-type="float" office:value="21204.8342792795">
                <text:p>21204.8342792795</text:p>
              </table:table-cell>
            </table:table-row>
            <table:table-row>
              <table:table-cell office:value-type="string">
                <text:p>45</text:p>
              </table:table-cell>
              <table:table-cell office:value-type="float" office:value="45">
                <text:p>45</text:p>
              </table:table-cell>
              <table:table-cell office:value-type="float" office:value="17134.7330660159">
                <text:p>17134.7330660159</text:p>
              </table:table-cell>
              <table:table-cell office:value-type="float" office:value="20992.5560810274">
                <text:p>20992.5560810274</text:p>
              </table:table-cell>
            </table:table-row>
            <table:table-row>
              <table:table-cell office:value-type="string">
                <text:p>46</text:p>
              </table:table-cell>
              <table:table-cell office:value-type="float" office:value="46">
                <text:p>46</text:p>
              </table:table-cell>
              <table:table-cell office:value-type="float" office:value="17028.0161986514">
                <text:p>17028.0161986514</text:p>
              </table:table-cell>
              <table:table-cell office:value-type="float" office:value="20743.8074702845">
                <text:p>20743.8074702845</text:p>
              </table:table-cell>
            </table:table-row>
            <table:table-row>
              <table:table-cell office:value-type="string">
                <text:p>47</text:p>
              </table:table-cell>
              <table:table-cell office:value-type="float" office:value="47">
                <text:p>47</text:p>
              </table:table-cell>
              <table:table-cell office:value-type="float" office:value="16953.9492363784">
                <text:p>16953.9492363784</text:p>
              </table:table-cell>
              <table:table-cell office:value-type="float" office:value="20584.1447656415">
                <text:p>20584.1447656415</text:p>
              </table:table-cell>
            </table:table-row>
            <table:table-row>
              <table:table-cell office:value-type="string">
                <text:p>48</text:p>
              </table:table-cell>
              <table:table-cell office:value-type="float" office:value="48">
                <text:p>48</text:p>
              </table:table-cell>
              <table:table-cell office:value-type="float" office:value="16807.3886155748">
                <text:p>16807.3886155748</text:p>
              </table:table-cell>
              <table:table-cell office:value-type="float" office:value="20408.8102248665">
                <text:p>20408.8102248665</text:p>
              </table:table-cell>
            </table:table-row>
            <table:table-row>
              <table:table-cell office:value-type="string">
                <text:p>49</text:p>
              </table:table-cell>
              <table:table-cell office:value-type="float" office:value="49">
                <text:p>49</text:p>
              </table:table-cell>
              <table:table-cell office:value-type="float" office:value="16599.2245831868">
                <text:p>16599.2245831868</text:p>
              </table:table-cell>
              <table:table-cell office:value-type="float" office:value="20229.94612655">
                <text:p>20229.94612655</text:p>
              </table:table-cell>
            </table:table-row>
            <table:table-row>
              <table:table-cell office:value-type="string">
                <text:p>50</text:p>
              </table:table-cell>
              <table:table-cell office:value-type="float" office:value="50">
                <text:p>50</text:p>
              </table:table-cell>
              <table:table-cell office:value-type="float" office:value="16435.0982610684">
                <text:p>16435.0982610684</text:p>
              </table:table-cell>
              <table:table-cell office:value-type="float" office:value="20065.3902235878">
                <text:p>20065.3902235878</text:p>
              </table:table-cell>
            </table:table-row>
            <table:table-row>
              <table:table-cell office:value-type="string">
                <text:p>51</text:p>
              </table:table-cell>
              <table:table-cell office:value-type="float" office:value="51">
                <text:p>51</text:p>
              </table:table-cell>
              <table:table-cell office:value-type="float" office:value="16338.6736645356">
                <text:p>16338.6736645356</text:p>
              </table:table-cell>
              <table:table-cell office:value-type="float" office:value="19859.2515019571">
                <text:p>19859.2515019571</text:p>
              </table:table-cell>
            </table:table-row>
            <table:table-row>
              <table:table-cell office:value-type="string">
                <text:p>52</text:p>
              </table:table-cell>
              <table:table-cell office:value-type="float" office:value="52">
                <text:p>52</text:p>
              </table:table-cell>
              <table:table-cell office:value-type="float" office:value="16260.8672444227">
                <text:p>16260.8672444227</text:p>
              </table:table-cell>
              <table:table-cell office:value-type="float" office:value="19712.9777650859">
                <text:p>19712.9777650859</text:p>
              </table:table-cell>
            </table:table-row>
            <table:table-row>
              <table:table-cell office:value-type="string">
                <text:p>53</text:p>
              </table:table-cell>
              <table:table-cell office:value-type="float" office:value="53">
                <text:p>53</text:p>
              </table:table-cell>
              <table:table-cell office:value-type="float" office:value="16136.894424297">
                <text:p>16136.894424297</text:p>
              </table:table-cell>
              <table:table-cell office:value-type="float" office:value="19519.016741756">
                <text:p>19519.016741756</text:p>
              </table:table-cell>
            </table:table-row>
            <table:table-row>
              <table:table-cell office:value-type="string">
                <text:p>54</text:p>
              </table:table-cell>
              <table:table-cell office:value-type="float" office:value="54">
                <text:p>54</text:p>
              </table:table-cell>
              <table:table-cell office:value-type="float" office:value="16037.4875423275">
                <text:p>16037.4875423275</text:p>
              </table:table-cell>
              <table:table-cell office:value-type="float" office:value="19439.6378815802">
                <text:p>19439.6378815802</text:p>
              </table:table-cell>
            </table:table-row>
            <table:table-row>
              <table:table-cell office:value-type="string">
                <text:p>55</text:p>
              </table:table-cell>
              <table:table-cell office:value-type="float" office:value="55">
                <text:p>55</text:p>
              </table:table-cell>
              <table:table-cell office:value-type="float" office:value="16037.4875423275">
                <text:p>16037.4875423275</text:p>
              </table:table-cell>
              <table:table-cell office:value-type="float" office:value="19315.1255574681">
                <text:p>19315.1255574681</text:p>
              </table:table-cell>
            </table:table-row>
            <table:table-row>
              <table:table-cell office:value-type="string">
                <text:p>56</text:p>
              </table:table-cell>
              <table:table-cell office:value-type="float" office:value="56">
                <text:p>56</text:p>
              </table:table-cell>
              <table:table-cell office:value-type="float" office:value="15656.9700567516">
                <text:p>15656.9700567516</text:p>
              </table:table-cell>
              <table:table-cell office:value-type="float" office:value="19148.1975676837">
                <text:p>19148.1975676837</text:p>
              </table:table-cell>
            </table:table-row>
            <table:table-row>
              <table:table-cell office:value-type="string">
                <text:p>57</text:p>
              </table:table-cell>
              <table:table-cell office:value-type="float" office:value="57">
                <text:p>57</text:p>
              </table:table-cell>
              <table:table-cell office:value-type="float" office:value="15535.8975282742">
                <text:p>15535.8975282742</text:p>
              </table:table-cell>
              <table:table-cell office:value-type="float" office:value="18938.1261855524">
                <text:p>18938.1261855524</text:p>
              </table:table-cell>
            </table:table-row>
            <table:table-row>
              <table:table-cell office:value-type="string">
                <text:p>58</text:p>
              </table:table-cell>
              <table:table-cell office:value-type="float" office:value="58">
                <text:p>58</text:p>
              </table:table-cell>
              <table:table-cell office:value-type="float" office:value="15534.8682635454">
                <text:p>15534.8682635454</text:p>
              </table:table-cell>
              <table:table-cell office:value-type="float" office:value="18856.8232722117">
                <text:p>18856.8232722117</text:p>
              </table:table-cell>
            </table:table-row>
            <table:table-row>
              <table:table-cell office:value-type="string">
                <text:p>59</text:p>
              </table:table-cell>
              <table:table-cell office:value-type="float" office:value="59">
                <text:p>59</text:p>
              </table:table-cell>
              <table:table-cell office:value-type="float" office:value="15174.3123216278">
                <text:p>15174.3123216278</text:p>
              </table:table-cell>
              <table:table-cell office:value-type="float" office:value="18827.6537794931">
                <text:p>18827.6537794931</text:p>
              </table:table-cell>
            </table:table-row>
            <table:table-row>
              <table:table-cell office:value-type="string">
                <text:p>60</text:p>
              </table:table-cell>
              <table:table-cell office:value-type="float" office:value="60">
                <text:p>60</text:p>
              </table:table-cell>
              <table:table-cell office:value-type="float" office:value="15165.3934743808">
                <text:p>15165.3934743808</text:p>
              </table:table-cell>
              <table:table-cell office:value-type="float" office:value="18558.9802057371">
                <text:p>18558.9802057371</text:p>
              </table:table-cell>
            </table:table-row>
            <table:table-row>
              <table:table-cell office:value-type="string">
                <text:p>61</text:p>
              </table:table-cell>
              <table:table-cell office:value-type="float" office:value="61">
                <text:p>61</text:p>
              </table:table-cell>
              <table:table-cell office:value-type="float" office:value="15110.7240866091">
                <text:p>15110.7240866091</text:p>
              </table:table-cell>
              <table:table-cell office:value-type="float" office:value="18429.4993258416">
                <text:p>18429.4993258416</text:p>
              </table:table-cell>
            </table:table-row>
            <table:table-row>
              <table:table-cell office:value-type="string">
                <text:p>62</text:p>
              </table:table-cell>
              <table:table-cell office:value-type="float" office:value="62">
                <text:p>62</text:p>
              </table:table-cell>
              <table:table-cell office:value-type="float" office:value="15077.6262926908">
                <text:p>15077.6262926908</text:p>
              </table:table-cell>
              <table:table-cell office:value-type="float" office:value="18380.171908663">
                <text:p>18380.171908663</text:p>
              </table:table-cell>
            </table:table-row>
            <table:table-row>
              <table:table-cell office:value-type="string">
                <text:p>63</text:p>
              </table:table-cell>
              <table:table-cell office:value-type="float" office:value="63">
                <text:p>63</text:p>
              </table:table-cell>
              <table:table-cell office:value-type="float" office:value="15077.6262926908">
                <text:p>15077.6262926908</text:p>
              </table:table-cell>
              <table:table-cell office:value-type="float" office:value="18200.637989197">
                <text:p>18200.637989197</text:p>
              </table:table-cell>
            </table:table-row>
            <table:table-row>
              <table:table-cell office:value-type="string">
                <text:p>64</text:p>
              </table:table-cell>
              <table:table-cell office:value-type="float" office:value="64">
                <text:p>64</text:p>
              </table:table-cell>
              <table:table-cell office:value-type="float" office:value="14908.956518172">
                <text:p>14908.956518172</text:p>
              </table:table-cell>
              <table:table-cell office:value-type="float" office:value="18090.547975568">
                <text:p>18090.547975568</text:p>
              </table:table-cell>
            </table:table-row>
            <table:table-row>
              <table:table-cell office:value-type="string">
                <text:p>65</text:p>
              </table:table-cell>
              <table:table-cell office:value-type="float" office:value="65">
                <text:p>65</text:p>
              </table:table-cell>
              <table:table-cell office:value-type="float" office:value="14700.5325542438">
                <text:p>14700.5325542438</text:p>
              </table:table-cell>
              <table:table-cell office:value-type="float" office:value="17957.7273634085">
                <text:p>17957.7273634085</text:p>
              </table:table-cell>
            </table:table-row>
            <table:table-row>
              <table:table-cell office:value-type="string">
                <text:p>66</text:p>
              </table:table-cell>
              <table:table-cell office:value-type="float" office:value="66">
                <text:p>66</text:p>
              </table:table-cell>
              <table:table-cell office:value-type="float" office:value="14364.1010354677">
                <text:p>14364.1010354677</text:p>
              </table:table-cell>
              <table:table-cell office:value-type="float" office:value="17687.9959480868">
                <text:p>17687.9959480868</text:p>
              </table:table-cell>
            </table:table-row>
            <table:table-row>
              <table:table-cell office:value-type="string">
                <text:p>67</text:p>
              </table:table-cell>
              <table:table-cell office:value-type="float" office:value="67">
                <text:p>67</text:p>
              </table:table-cell>
              <table:table-cell office:value-type="float" office:value="14339.2020302024">
                <text:p>14339.2020302024</text:p>
              </table:table-cell>
              <table:table-cell office:value-type="float" office:value="17533.7289534421">
                <text:p>17533.7289534421</text:p>
              </table:table-cell>
            </table:table-row>
            <table:table-row>
              <table:table-cell office:value-type="string">
                <text:p>68</text:p>
              </table:table-cell>
              <table:table-cell office:value-type="float" office:value="68">
                <text:p>68</text:p>
              </table:table-cell>
              <table:table-cell office:value-type="float" office:value="14172.6607837991">
                <text:p>14172.6607837991</text:p>
              </table:table-cell>
              <table:table-cell office:value-type="float" office:value="17384.3282194498">
                <text:p>17384.3282194498</text:p>
              </table:table-cell>
            </table:table-row>
            <table:table-row>
              <table:table-cell office:value-type="string">
                <text:p>69</text:p>
              </table:table-cell>
              <table:table-cell office:value-type="float" office:value="69">
                <text:p>69</text:p>
              </table:table-cell>
              <table:table-cell office:value-type="float" office:value="13950.6699983096">
                <text:p>13950.6699983096</text:p>
              </table:table-cell>
              <table:table-cell office:value-type="float" office:value="17130.8978345345">
                <text:p>17130.8978345345</text:p>
              </table:table-cell>
            </table:table-row>
            <table:table-row>
              <table:table-cell office:value-type="string">
                <text:p>70</text:p>
              </table:table-cell>
              <table:table-cell office:value-type="float" office:value="70">
                <text:p>70</text:p>
              </table:table-cell>
              <table:table-cell office:value-type="float" office:value="13946.2140231041">
                <text:p>13946.2140231041</text:p>
              </table:table-cell>
              <table:table-cell office:value-type="float" office:value="16972.5220641567">
                <text:p>16972.5220641567</text:p>
              </table:table-cell>
            </table:table-row>
            <table:table-row>
              <table:table-cell office:value-type="string">
                <text:p>71</text:p>
              </table:table-cell>
              <table:table-cell office:value-type="float" office:value="71">
                <text:p>71</text:p>
              </table:table-cell>
              <table:table-cell office:value-type="float" office:value="13926.524815129">
                <text:p>13926.524815129</text:p>
              </table:table-cell>
              <table:table-cell office:value-type="float" office:value="16849.2626855368">
                <text:p>16849.2626855368</text:p>
              </table:table-cell>
            </table:table-row>
            <table:table-row>
              <table:table-cell office:value-type="string">
                <text:p>72</text:p>
              </table:table-cell>
              <table:table-cell office:value-type="float" office:value="72">
                <text:p>72</text:p>
              </table:table-cell>
              <table:table-cell office:value-type="float" office:value="13599.357963217">
                <text:p>13599.357963217</text:p>
              </table:table-cell>
              <table:table-cell office:value-type="float" office:value="16685.825224327">
                <text:p>16685.825224327</text:p>
              </table:table-cell>
            </table:table-row>
            <table:table-row>
              <table:table-cell office:value-type="string">
                <text:p>73</text:p>
              </table:table-cell>
              <table:table-cell office:value-type="float" office:value="73">
                <text:p>73</text:p>
              </table:table-cell>
              <table:table-cell office:value-type="float" office:value="13593.1144366581">
                <text:p>13593.1144366581</text:p>
              </table:table-cell>
              <table:table-cell office:value-type="float" office:value="16518.8611463362">
                <text:p>16518.8611463362</text:p>
              </table:table-cell>
            </table:table-row>
            <table:table-row>
              <table:table-cell office:value-type="string">
                <text:p>74</text:p>
              </table:table-cell>
              <table:table-cell office:value-type="float" office:value="74">
                <text:p>74</text:p>
              </table:table-cell>
              <table:table-cell office:value-type="float" office:value="13352.4503559311">
                <text:p>13352.4503559311</text:p>
              </table:table-cell>
              <table:table-cell office:value-type="float" office:value="16426.5529484951">
                <text:p>16426.5529484951</text:p>
              </table:table-cell>
            </table:table-row>
            <table:table-row>
              <table:table-cell office:value-type="string">
                <text:p>75</text:p>
              </table:table-cell>
              <table:table-cell office:value-type="float" office:value="75">
                <text:p>75</text:p>
              </table:table-cell>
              <table:table-cell office:value-type="float" office:value="13352.4503559311">
                <text:p>13352.4503559311</text:p>
              </table:table-cell>
              <table:table-cell office:value-type="float" office:value="16206.6023707295">
                <text:p>16206.6023707295</text:p>
              </table:table-cell>
            </table:table-row>
            <table:table-row>
              <table:table-cell office:value-type="string">
                <text:p>76</text:p>
              </table:table-cell>
              <table:table-cell office:value-type="float" office:value="76">
                <text:p>76</text:p>
              </table:table-cell>
              <table:table-cell office:value-type="float" office:value="13225.3637865212">
                <text:p>13225.3637865212</text:p>
              </table:table-cell>
              <table:table-cell office:value-type="float" office:value="15946.5860358131">
                <text:p>15946.5860358131</text:p>
              </table:table-cell>
            </table:table-row>
            <table:table-row>
              <table:table-cell office:value-type="string">
                <text:p>77</text:p>
              </table:table-cell>
              <table:table-cell office:value-type="float" office:value="77">
                <text:p>77</text:p>
              </table:table-cell>
              <table:table-cell office:value-type="float" office:value="13215.0289240193">
                <text:p>13215.0289240193</text:p>
              </table:table-cell>
              <table:table-cell office:value-type="float" office:value="15810.0792148956">
                <text:p>15810.0792148956</text:p>
              </table:table-cell>
            </table:table-row>
            <table:table-row>
              <table:table-cell office:value-type="string">
                <text:p>78</text:p>
              </table:table-cell>
              <table:table-cell office:value-type="float" office:value="78">
                <text:p>78</text:p>
              </table:table-cell>
              <table:table-cell office:value-type="float" office:value="13015.8193083237">
                <text:p>13015.8193083237</text:p>
              </table:table-cell>
              <table:table-cell office:value-type="float" office:value="15605.3031988669">
                <text:p>15605.3031988669</text:p>
              </table:table-cell>
            </table:table-row>
            <table:table-row>
              <table:table-cell office:value-type="string">
                <text:p>79</text:p>
              </table:table-cell>
              <table:table-cell office:value-type="float" office:value="79">
                <text:p>79</text:p>
              </table:table-cell>
              <table:table-cell office:value-type="float" office:value="12852.1753561419">
                <text:p>12852.1753561419</text:p>
              </table:table-cell>
              <table:table-cell office:value-type="float" office:value="15394.2811804179">
                <text:p>15394.2811804179</text:p>
              </table:table-cell>
            </table:table-row>
            <table:table-row>
              <table:table-cell office:value-type="string">
                <text:p>80</text:p>
              </table:table-cell>
              <table:table-cell office:value-type="float" office:value="80">
                <text:p>80</text:p>
              </table:table-cell>
              <table:table-cell office:value-type="float" office:value="12852.1753561419">
                <text:p>12852.1753561419</text:p>
              </table:table-cell>
              <table:table-cell office:value-type="float" office:value="15172.5330148466">
                <text:p>15172.5330148466</text:p>
              </table:table-cell>
            </table:table-row>
            <table:table-row>
              <table:table-cell office:value-type="string">
                <text:p>81</text:p>
              </table:table-cell>
              <table:table-cell office:value-type="float" office:value="81">
                <text:p>81</text:p>
              </table:table-cell>
              <table:table-cell office:value-type="float" office:value="12602.5490872603">
                <text:p>12602.5490872603</text:p>
              </table:table-cell>
              <table:table-cell office:value-type="float" office:value="14916.6025857615">
                <text:p>14916.6025857615</text:p>
              </table:table-cell>
            </table:table-row>
            <table:table-row>
              <table:table-cell office:value-type="string">
                <text:p>82</text:p>
              </table:table-cell>
              <table:table-cell office:value-type="float" office:value="82">
                <text:p>82</text:p>
              </table:table-cell>
              <table:table-cell office:value-type="float" office:value="12490.5839094537">
                <text:p>12490.5839094537</text:p>
              </table:table-cell>
              <table:table-cell office:value-type="float" office:value="14752.409042615">
                <text:p>14752.409042615</text:p>
              </table:table-cell>
            </table:table-row>
            <table:table-row>
              <table:table-cell office:value-type="string">
                <text:p>83</text:p>
              </table:table-cell>
              <table:table-cell office:value-type="float" office:value="83">
                <text:p>83</text:p>
              </table:table-cell>
              <table:table-cell office:value-type="float" office:value="12336.8197547179">
                <text:p>12336.8197547179</text:p>
              </table:table-cell>
              <table:table-cell office:value-type="float" office:value="14609.6761067306">
                <text:p>14609.6761067306</text:p>
              </table:table-cell>
            </table:table-row>
            <table:table-row>
              <table:table-cell office:value-type="string">
                <text:p>84</text:p>
              </table:table-cell>
              <table:table-cell office:value-type="float" office:value="84">
                <text:p>84</text:p>
              </table:table-cell>
              <table:table-cell office:value-type="float" office:value="12157.1728672299">
                <text:p>12157.1728672299</text:p>
              </table:table-cell>
              <table:table-cell office:value-type="float" office:value="14385.6797654379">
                <text:p>14385.6797654379</text:p>
              </table:table-cell>
            </table:table-row>
            <table:table-row>
              <table:table-cell office:value-type="string">
                <text:p>85</text:p>
              </table:table-cell>
              <table:table-cell office:value-type="float" office:value="85">
                <text:p>85</text:p>
              </table:table-cell>
              <table:table-cell office:value-type="float" office:value="12093.1687700955">
                <text:p>12093.1687700955</text:p>
              </table:table-cell>
              <table:table-cell office:value-type="float" office:value="14211.2985642783">
                <text:p>14211.2985642783</text:p>
              </table:table-cell>
            </table:table-row>
            <table:table-row>
              <table:table-cell office:value-type="string">
                <text:p>86</text:p>
              </table:table-cell>
              <table:table-cell office:value-type="float" office:value="86">
                <text:p>86</text:p>
              </table:table-cell>
              <table:table-cell office:value-type="float" office:value="12093.1687700955">
                <text:p>12093.1687700955</text:p>
              </table:table-cell>
              <table:table-cell office:value-type="float" office:value="14076.592346524">
                <text:p>14076.592346524</text:p>
              </table:table-cell>
            </table:table-row>
            <table:table-row>
              <table:table-cell office:value-type="string">
                <text:p>87</text:p>
              </table:table-cell>
              <table:table-cell office:value-type="float" office:value="87">
                <text:p>87</text:p>
              </table:table-cell>
              <table:table-cell office:value-type="float" office:value="12083.5381273485">
                <text:p>12083.5381273485</text:p>
              </table:table-cell>
              <table:table-cell office:value-type="float" office:value="13839.2271662914">
                <text:p>13839.2271662914</text:p>
              </table:table-cell>
            </table:table-row>
            <table:table-row>
              <table:table-cell office:value-type="string">
                <text:p>88</text:p>
              </table:table-cell>
              <table:table-cell office:value-type="float" office:value="88">
                <text:p>88</text:p>
              </table:table-cell>
              <table:table-cell office:value-type="float" office:value="11887.22684037">
                <text:p>11887.22684037</text:p>
              </table:table-cell>
              <table:table-cell office:value-type="float" office:value="13631.2872306148">
                <text:p>13631.2872306148</text:p>
              </table:table-cell>
            </table:table-row>
            <table:table-row>
              <table:table-cell office:value-type="string">
                <text:p>89</text:p>
              </table:table-cell>
              <table:table-cell office:value-type="float" office:value="89">
                <text:p>89</text:p>
              </table:table-cell>
              <table:table-cell office:value-type="float" office:value="11702.0074993116">
                <text:p>11702.0074993116</text:p>
              </table:table-cell>
              <table:table-cell office:value-type="float" office:value="13455.7526268798">
                <text:p>13455.7526268798</text:p>
              </table:table-cell>
            </table:table-row>
            <table:table-row>
              <table:table-cell office:value-type="string">
                <text:p>90</text:p>
              </table:table-cell>
              <table:table-cell office:value-type="float" office:value="90">
                <text:p>90</text:p>
              </table:table-cell>
              <table:table-cell office:value-type="float" office:value="11563.8276952922">
                <text:p>11563.8276952922</text:p>
              </table:table-cell>
              <table:table-cell office:value-type="float" office:value="13290.7565365162">
                <text:p>13290.7565365162</text:p>
              </table:table-cell>
            </table:table-row>
            <table:table-row>
              <table:table-cell office:value-type="string">
                <text:p>91</text:p>
              </table:table-cell>
              <table:table-cell office:value-type="float" office:value="91">
                <text:p>91</text:p>
              </table:table-cell>
              <table:table-cell office:value-type="float" office:value="11442.2171932756">
                <text:p>11442.2171932756</text:p>
              </table:table-cell>
              <table:table-cell office:value-type="float" office:value="13155.5212789013">
                <text:p>13155.5212789013</text:p>
              </table:table-cell>
            </table:table-row>
            <table:table-row>
              <table:table-cell office:value-type="string">
                <text:p>92</text:p>
              </table:table-cell>
              <table:table-cell office:value-type="float" office:value="92">
                <text:p>92</text:p>
              </table:table-cell>
              <table:table-cell office:value-type="float" office:value="11327.8707279774">
                <text:p>11327.8707279774</text:p>
              </table:table-cell>
              <table:table-cell office:value-type="float" office:value="13041.596128132">
                <text:p>13041.596128132</text:p>
              </table:table-cell>
            </table:table-row>
            <table:table-row>
              <table:table-cell office:value-type="string">
                <text:p>93</text:p>
              </table:table-cell>
              <table:table-cell office:value-type="float" office:value="93">
                <text:p>93</text:p>
              </table:table-cell>
              <table:table-cell office:value-type="float" office:value="11233.2894937602">
                <text:p>11233.2894937602</text:p>
              </table:table-cell>
              <table:table-cell office:value-type="float" office:value="12889.5628698269">
                <text:p>12889.5628698269</text:p>
              </table:table-cell>
            </table:table-row>
            <table:table-row>
              <table:table-cell office:value-type="string">
                <text:p>94</text:p>
              </table:table-cell>
              <table:table-cell office:value-type="float" office:value="94">
                <text:p>94</text:p>
              </table:table-cell>
              <table:table-cell office:value-type="float" office:value="11012.2857392297">
                <text:p>11012.2857392297</text:p>
              </table:table-cell>
              <table:table-cell office:value-type="float" office:value="12769.48824962">
                <text:p>12769.48824962</text:p>
              </table:table-cell>
            </table:table-row>
            <table:table-row>
              <table:table-cell office:value-type="string">
                <text:p>95</text:p>
              </table:table-cell>
              <table:table-cell office:value-type="float" office:value="95">
                <text:p>95</text:p>
              </table:table-cell>
              <table:table-cell office:value-type="float" office:value="10956.2444535285">
                <text:p>10956.2444535285</text:p>
              </table:table-cell>
              <table:table-cell office:value-type="float" office:value="12667.7690355442">
                <text:p>12667.7690355442</text:p>
              </table:table-cell>
            </table:table-row>
            <table:table-row>
              <table:table-cell office:value-type="string">
                <text:p>96</text:p>
              </table:table-cell>
              <table:table-cell office:value-type="float" office:value="96">
                <text:p>96</text:p>
              </table:table-cell>
              <table:table-cell office:value-type="float" office:value="10918.2850158172">
                <text:p>10918.2850158172</text:p>
              </table:table-cell>
              <table:table-cell office:value-type="float" office:value="12561.0474614632">
                <text:p>12561.0474614632</text:p>
              </table:table-cell>
            </table:table-row>
            <table:table-row>
              <table:table-cell office:value-type="string">
                <text:p>97</text:p>
              </table:table-cell>
              <table:table-cell office:value-type="float" office:value="97">
                <text:p>97</text:p>
              </table:table-cell>
              <table:table-cell office:value-type="float" office:value="10886.2316566981">
                <text:p>10886.2316566981</text:p>
              </table:table-cell>
              <table:table-cell office:value-type="float" office:value="12414.5773512668">
                <text:p>12414.5773512668</text:p>
              </table:table-cell>
            </table:table-row>
            <table:table-row>
              <table:table-cell office:value-type="string">
                <text:p>98</text:p>
              </table:table-cell>
              <table:table-cell office:value-type="float" office:value="98">
                <text:p>98</text:p>
              </table:table-cell>
              <table:table-cell office:value-type="float" office:value="10798.5555189406">
                <text:p>10798.5555189406</text:p>
              </table:table-cell>
              <table:table-cell office:value-type="float" office:value="12273.7862249328">
                <text:p>12273.7862249328</text:p>
              </table:table-cell>
            </table:table-row>
            <table:table-row>
              <table:table-cell office:value-type="string">
                <text:p>99</text:p>
              </table:table-cell>
              <table:table-cell office:value-type="float" office:value="99">
                <text:p>99</text:p>
              </table:table-cell>
              <table:table-cell office:value-type="float" office:value="10682.9130260831">
                <text:p>10682.9130260831</text:p>
              </table:table-cell>
              <table:table-cell office:value-type="float" office:value="12116.3227348917">
                <text:p>12116.3227348917</text:p>
              </table:table-cell>
            </table:table-row>
            <table:table-row>
              <table:table-cell office:value-type="string">
                <text:p>100</text:p>
              </table:table-cell>
              <table:table-cell office:value-type="float" office:value="100">
                <text:p>100</text:p>
              </table:table-cell>
              <table:table-cell office:value-type="float" office:value="10620.3403348834">
                <text:p>10620.3403348834</text:p>
              </table:table-cell>
              <table:table-cell office:value-type="float" office:value="11943.6384415814">
                <text:p>11943.6384415814</text:p>
              </table:table-cell>
            </table:table-row>
            <table:table-row>
              <table:table-cell office:value-type="string">
                <text:p>101</text:p>
              </table:table-cell>
              <table:table-cell office:value-type="float" office:value="101">
                <text:p>101</text:p>
              </table:table-cell>
              <table:table-cell office:value-type="float" office:value="10587.952128124">
                <text:p>10587.952128124</text:p>
              </table:table-cell>
              <table:table-cell office:value-type="float" office:value="11763.1345963806">
                <text:p>11763.1345963806</text:p>
              </table:table-cell>
            </table:table-row>
            <table:table-row>
              <table:table-cell office:value-type="string">
                <text:p>102</text:p>
              </table:table-cell>
              <table:table-cell office:value-type="float" office:value="102">
                <text:p>102</text:p>
              </table:table-cell>
              <table:table-cell office:value-type="float" office:value="10432.6592536726">
                <text:p>10432.6592536726</text:p>
              </table:table-cell>
              <table:table-cell office:value-type="float" office:value="11626.2436951501">
                <text:p>11626.2436951501</text:p>
              </table:table-cell>
            </table:table-row>
            <table:table-row>
              <table:table-cell office:value-type="string">
                <text:p>103</text:p>
              </table:table-cell>
              <table:table-cell office:value-type="float" office:value="103">
                <text:p>103</text:p>
              </table:table-cell>
              <table:table-cell office:value-type="float" office:value="10328.9107697582">
                <text:p>10328.9107697582</text:p>
              </table:table-cell>
              <table:table-cell office:value-type="float" office:value="11482.5164989641">
                <text:p>11482.5164989641</text:p>
              </table:table-cell>
            </table:table-row>
            <table:table-row>
              <table:table-cell office:value-type="string">
                <text:p>104</text:p>
              </table:table-cell>
              <table:table-cell office:value-type="float" office:value="104">
                <text:p>104</text:p>
              </table:table-cell>
              <table:table-cell office:value-type="float" office:value="10288.7328350704">
                <text:p>10288.7328350704</text:p>
              </table:table-cell>
              <table:table-cell office:value-type="float" office:value="11319.2347605025">
                <text:p>11319.2347605025</text:p>
              </table:table-cell>
            </table:table-row>
            <table:table-row>
              <table:table-cell office:value-type="string">
                <text:p>105</text:p>
              </table:table-cell>
              <table:table-cell office:value-type="float" office:value="105">
                <text:p>105</text:p>
              </table:table-cell>
              <table:table-cell office:value-type="float" office:value="10266.955439714">
                <text:p>10266.955439714</text:p>
              </table:table-cell>
              <table:table-cell office:value-type="float" office:value="11157.9032646246">
                <text:p>11157.9032646246</text:p>
              </table:table-cell>
            </table:table-row>
            <table:table-row>
              <table:table-cell office:value-type="string">
                <text:p>106</text:p>
              </table:table-cell>
              <table:table-cell office:value-type="float" office:value="106">
                <text:p>106</text:p>
              </table:table-cell>
              <table:table-cell office:value-type="float" office:value="10174.1638443048">
                <text:p>10174.1638443048</text:p>
              </table:table-cell>
              <table:table-cell office:value-type="float" office:value="11020.3988242842">
                <text:p>11020.3988242842</text:p>
              </table:table-cell>
            </table:table-row>
            <table:table-row>
              <table:table-cell office:value-type="string">
                <text:p>107</text:p>
              </table:table-cell>
              <table:table-cell office:value-type="float" office:value="107">
                <text:p>107</text:p>
              </table:table-cell>
              <table:table-cell office:value-type="float" office:value="10055.183010863">
                <text:p>10055.183010863</text:p>
              </table:table-cell>
              <table:table-cell office:value-type="float" office:value="10880.9263426407">
                <text:p>10880.9263426407</text:p>
              </table:table-cell>
            </table:table-row>
            <table:table-row>
              <table:table-cell office:value-type="string">
                <text:p>108</text:p>
              </table:table-cell>
              <table:table-cell office:value-type="float" office:value="108">
                <text:p>108</text:p>
              </table:table-cell>
              <table:table-cell office:value-type="float" office:value="9912.83954464144">
                <text:p>9912.83954464144</text:p>
              </table:table-cell>
              <table:table-cell office:value-type="float" office:value="10750.2342285359">
                <text:p>10750.2342285359</text:p>
              </table:table-cell>
            </table:table-row>
            <table:table-row>
              <table:table-cell office:value-type="string">
                <text:p>109</text:p>
              </table:table-cell>
              <table:table-cell office:value-type="float" office:value="109">
                <text:p>109</text:p>
              </table:table-cell>
              <table:table-cell office:value-type="float" office:value="9843.48765668835">
                <text:p>9843.48765668835</text:p>
              </table:table-cell>
              <table:table-cell office:value-type="float" office:value="10614.3529325922">
                <text:p>10614.3529325922</text:p>
              </table:table-cell>
            </table:table-row>
            <table:table-row>
              <table:table-cell office:value-type="string">
                <text:p>110</text:p>
              </table:table-cell>
              <table:table-cell office:value-type="float" office:value="110">
                <text:p>110</text:p>
              </table:table-cell>
              <table:table-cell office:value-type="float" office:value="9758.57933422201">
                <text:p>9758.57933422201</text:p>
              </table:table-cell>
              <table:table-cell office:value-type="float" office:value="10496.8690819966">
                <text:p>10496.8690819966</text:p>
              </table:table-cell>
            </table:table-row>
            <table:table-row>
              <table:table-cell office:value-type="string">
                <text:p>111</text:p>
              </table:table-cell>
              <table:table-cell office:value-type="float" office:value="111">
                <text:p>111</text:p>
              </table:table-cell>
              <table:table-cell office:value-type="float" office:value="9684.11191193082">
                <text:p>9684.11191193082</text:p>
              </table:table-cell>
              <table:table-cell office:value-type="float" office:value="10380.4394821643">
                <text:p>10380.4394821643</text:p>
              </table:table-cell>
            </table:table-row>
            <table:table-row>
              <table:table-cell office:value-type="string">
                <text:p>112</text:p>
              </table:table-cell>
              <table:table-cell office:value-type="float" office:value="112">
                <text:p>112</text:p>
              </table:table-cell>
              <table:table-cell office:value-type="float" office:value="9587.28141367482">
                <text:p>9587.28141367482</text:p>
              </table:table-cell>
              <table:table-cell office:value-type="float" office:value="10276.3887816808">
                <text:p>10276.3887816808</text:p>
              </table:table-cell>
            </table:table-row>
            <table:table-row>
              <table:table-cell office:value-type="string">
                <text:p>113</text:p>
              </table:table-cell>
              <table:table-cell office:value-type="float" office:value="113">
                <text:p>113</text:p>
              </table:table-cell>
              <table:table-cell office:value-type="float" office:value="9545.79852755873">
                <text:p>9545.79852755873</text:p>
              </table:table-cell>
              <table:table-cell office:value-type="float" office:value="10183.4528371145">
                <text:p>10183.4528371145</text:p>
              </table:table-cell>
            </table:table-row>
            <table:table-row>
              <table:table-cell office:value-type="string">
                <text:p>114</text:p>
              </table:table-cell>
              <table:table-cell office:value-type="float" office:value="114">
                <text:p>114</text:p>
              </table:table-cell>
              <table:table-cell office:value-type="float" office:value="9502.13066338304">
                <text:p>9502.13066338304</text:p>
              </table:table-cell>
              <table:table-cell office:value-type="float" office:value="10076.7145612841">
                <text:p>10076.7145612841</text:p>
              </table:table-cell>
            </table:table-row>
            <table:table-row>
              <table:table-cell office:value-type="string">
                <text:p>115</text:p>
              </table:table-cell>
              <table:table-cell office:value-type="float" office:value="115">
                <text:p>115</text:p>
              </table:table-cell>
              <table:table-cell office:value-type="float" office:value="9436.07549759223">
                <text:p>9436.07549759223</text:p>
              </table:table-cell>
              <table:table-cell office:value-type="float" office:value="9964.95243231306">
                <text:p>9964.95243231306</text:p>
              </table:table-cell>
            </table:table-row>
            <table:table-row>
              <table:table-cell office:value-type="string">
                <text:p>116</text:p>
              </table:table-cell>
              <table:table-cell office:value-type="float" office:value="116">
                <text:p>116</text:p>
              </table:table-cell>
              <table:table-cell office:value-type="float" office:value="9408.94217936383">
                <text:p>9408.94217936383</text:p>
              </table:table-cell>
              <table:table-cell office:value-type="float" office:value="9871.86606155295">
                <text:p>9871.86606155295</text:p>
              </table:table-cell>
            </table:table-row>
            <table:table-row>
              <table:table-cell office:value-type="string">
                <text:p>117</text:p>
              </table:table-cell>
              <table:table-cell office:value-type="float" office:value="117">
                <text:p>117</text:p>
              </table:table-cell>
              <table:table-cell office:value-type="float" office:value="9366.86675732769">
                <text:p>9366.86675732769</text:p>
              </table:table-cell>
              <table:table-cell office:value-type="float" office:value="9779.30033341419">
                <text:p>9779.30033341419</text:p>
              </table:table-cell>
            </table:table-row>
            <table:table-row>
              <table:table-cell office:value-type="string">
                <text:p>118</text:p>
              </table:table-cell>
              <table:table-cell office:value-type="float" office:value="118">
                <text:p>118</text:p>
              </table:table-cell>
              <table:table-cell office:value-type="float" office:value="9322.54949203213">
                <text:p>9322.54949203213</text:p>
              </table:table-cell>
              <table:table-cell office:value-type="float" office:value="9694.28722091624">
                <text:p>9694.28722091624</text:p>
              </table:table-cell>
            </table:table-row>
            <table:table-row>
              <table:table-cell office:value-type="string">
                <text:p>119</text:p>
              </table:table-cell>
              <table:table-cell office:value-type="float" office:value="119">
                <text:p>119</text:p>
              </table:table-cell>
              <table:table-cell office:value-type="float" office:value="9215.14588268602">
                <text:p>9215.14588268602</text:p>
              </table:table-cell>
              <table:table-cell office:value-type="float" office:value="9614.51869681956">
                <text:p>9614.51869681956</text:p>
              </table:table-cell>
            </table:table-row>
            <table:table-row>
              <table:table-cell office:value-type="string">
                <text:p>120</text:p>
              </table:table-cell>
              <table:table-cell office:value-type="float" office:value="120">
                <text:p>120</text:p>
              </table:table-cell>
              <table:table-cell office:value-type="float" office:value="9213.837048432">
                <text:p>9213.837048432</text:p>
              </table:table-cell>
              <table:table-cell office:value-type="float" office:value="9547.39419162986">
                <text:p>9547.39419162986</text:p>
              </table:table-cell>
            </table:table-row>
            <table:table-row>
              <table:table-cell office:value-type="string">
                <text:p>121</text:p>
              </table:table-cell>
              <table:table-cell office:value-type="float" office:value="121">
                <text:p>121</text:p>
              </table:table-cell>
              <table:table-cell office:value-type="float" office:value="9185.89544911572">
                <text:p>9185.89544911572</text:p>
              </table:table-cell>
              <table:table-cell office:value-type="float" office:value="9479.61468531452">
                <text:p>9479.61468531452</text:p>
              </table:table-cell>
            </table:table-row>
            <table:table-row>
              <table:table-cell office:value-type="string">
                <text:p>122</text:p>
              </table:table-cell>
              <table:table-cell office:value-type="float" office:value="122">
                <text:p>122</text:p>
              </table:table-cell>
              <table:table-cell office:value-type="float" office:value="9133.07433169224">
                <text:p>9133.07433169224</text:p>
              </table:table-cell>
              <table:table-cell office:value-type="float" office:value="9417.99397523686">
                <text:p>9417.99397523686</text:p>
              </table:table-cell>
            </table:table-row>
            <table:table-row>
              <table:table-cell office:value-type="string">
                <text:p>123</text:p>
              </table:table-cell>
              <table:table-cell office:value-type="float" office:value="123">
                <text:p>123</text:p>
              </table:table-cell>
              <table:table-cell office:value-type="float" office:value="9122.42163310935">
                <text:p>9122.42163310935</text:p>
              </table:table-cell>
              <table:table-cell office:value-type="float" office:value="9356.25023128227">
                <text:p>9356.25023128227</text:p>
              </table:table-cell>
            </table:table-row>
            <table:table-row>
              <table:table-cell office:value-type="string">
                <text:p>124</text:p>
              </table:table-cell>
              <table:table-cell office:value-type="float" office:value="124">
                <text:p>124</text:p>
              </table:table-cell>
              <table:table-cell office:value-type="float" office:value="9106.80028993853">
                <text:p>9106.80028993853</text:p>
              </table:table-cell>
              <table:table-cell office:value-type="float" office:value="9296.56436185695">
                <text:p>9296.56436185695</text:p>
              </table:table-cell>
            </table:table-row>
            <table:table-row>
              <table:table-cell office:value-type="string">
                <text:p>125</text:p>
              </table:table-cell>
              <table:table-cell office:value-type="float" office:value="125">
                <text:p>125</text:p>
              </table:table-cell>
              <table:table-cell office:value-type="float" office:value="9090.46959602326">
                <text:p>9090.46959602326</text:p>
              </table:table-cell>
              <table:table-cell office:value-type="float" office:value="9248.70422750064">
                <text:p>9248.70422750064</text:p>
              </table:table-cell>
            </table:table-row>
            <table:table-row>
              <table:table-cell office:value-type="string">
                <text:p>126</text:p>
              </table:table-cell>
              <table:table-cell office:value-type="float" office:value="126">
                <text:p>126</text:p>
              </table:table-cell>
              <table:table-cell office:value-type="float" office:value="9072.05050797204">
                <text:p>9072.05050797204</text:p>
              </table:table-cell>
              <table:table-cell office:value-type="float" office:value="9203.50164378422">
                <text:p>9203.50164378422</text:p>
              </table:table-cell>
            </table:table-row>
            <table:table-row>
              <table:table-cell office:value-type="string">
                <text:p>127</text:p>
              </table:table-cell>
              <table:table-cell office:value-type="float" office:value="127">
                <text:p>127</text:p>
              </table:table-cell>
              <table:table-cell office:value-type="float" office:value="9059.90324162165">
                <text:p>9059.90324162165</text:p>
              </table:table-cell>
              <table:table-cell office:value-type="float" office:value="9166.96417304747">
                <text:p>9166.96417304747</text:p>
              </table:table-cell>
            </table:table-row>
            <table:table-row>
              <table:table-cell office:value-type="string">
                <text:p>128</text:p>
              </table:table-cell>
              <table:table-cell office:value-type="float" office:value="128">
                <text:p>128</text:p>
              </table:table-cell>
              <table:table-cell office:value-type="float" office:value="9043.54045767553">
                <text:p>9043.54045767553</text:p>
              </table:table-cell>
              <table:table-cell office:value-type="float" office:value="9134.25635882184">
                <text:p>9134.25635882184</text:p>
              </table:table-cell>
            </table:table-row>
            <table:table-row>
              <table:table-cell office:value-type="string">
                <text:p>129</text:p>
              </table:table-cell>
              <table:table-cell office:value-type="float" office:value="129">
                <text:p>129</text:p>
              </table:table-cell>
              <table:table-cell office:value-type="float" office:value="9027.93155666178">
                <text:p>9027.93155666178</text:p>
              </table:table-cell>
              <table:table-cell office:value-type="float" office:value="9101.35744382356">
                <text:p>9101.35744382356</text:p>
              </table:table-cell>
            </table:table-row>
            <table:table-row>
              <table:table-cell office:value-type="string">
                <text:p>130</text:p>
              </table:table-cell>
              <table:table-cell office:value-type="float" office:value="130">
                <text:p>130</text:p>
              </table:table-cell>
              <table:table-cell office:value-type="float" office:value="9023.56856851422">
                <text:p>9023.56856851422</text:p>
              </table:table-cell>
              <table:table-cell office:value-type="float" office:value="9079.31889536752">
                <text:p>9079.31889536752</text:p>
              </table:table-cell>
            </table:table-row>
            <table:table-row>
              <table:table-cell office:value-type="string">
                <text:p>131</text:p>
              </table:table-cell>
              <table:table-cell office:value-type="float" office:value="131">
                <text:p>131</text:p>
              </table:table-cell>
              <table:table-cell office:value-type="float" office:value="9023.56856851422">
                <text:p>9023.56856851422</text:p>
              </table:table-cell>
              <table:table-cell office:value-type="float" office:value="9062.51535784195">
                <text:p>9062.51535784195</text:p>
              </table:table-cell>
            </table:table-row>
            <table:table-row>
              <table:table-cell office:value-type="string">
                <text:p>132</text:p>
              </table:table-cell>
              <table:table-cell office:value-type="float" office:value="132">
                <text:p>132</text:p>
              </table:table-cell>
              <table:table-cell office:value-type="float" office:value="9023.47401293212">
                <text:p>9023.47401293212</text:p>
              </table:table-cell>
              <table:table-cell office:value-type="float" office:value="9049.92783562365">
                <text:p>9049.92783562365</text:p>
              </table:table-cell>
            </table:table-row>
            <table:table-row>
              <table:table-cell office:value-type="string">
                <text:p>133</text:p>
              </table:table-cell>
              <table:table-cell office:value-type="float" office:value="133">
                <text:p>133</text:p>
              </table:table-cell>
              <table:table-cell office:value-type="float" office:value="9018.01503290836">
                <text:p>9018.01503290836</text:p>
              </table:table-cell>
              <table:table-cell office:value-type="float" office:value="9041.24307365194">
                <text:p>9041.24307365194</text:p>
              </table:table-cell>
            </table:table-row>
            <table:table-row>
              <table:table-cell office:value-type="string">
                <text:p>134</text:p>
              </table:table-cell>
              <table:table-cell office:value-type="float" office:value="134">
                <text:p>134</text:p>
              </table:table-cell>
              <table:table-cell office:value-type="float" office:value="9018.01503290836">
                <text:p>9018.01503290836</text:p>
              </table:table-cell>
              <table:table-cell office:value-type="float" office:value="9031.5491859651">
                <text:p>9031.5491859651</text:p>
              </table:table-cell>
            </table:table-row>
            <table:table-row>
              <table:table-cell office:value-type="string">
                <text:p>135</text:p>
              </table:table-cell>
              <table:table-cell office:value-type="float" office:value="135">
                <text:p>135</text:p>
              </table:table-cell>
              <table:table-cell office:value-type="float" office:value="9017.95577103886">
                <text:p>9017.95577103886</text:p>
              </table:table-cell>
              <table:table-cell office:value-type="float" office:value="9026.48243832091">
                <text:p>9026.48243832091</text:p>
              </table:table-cell>
            </table:table-row>
            <table:table-row>
              <table:table-cell office:value-type="string">
                <text:p>136</text:p>
              </table:table-cell>
              <table:table-cell office:value-type="float" office:value="136">
                <text:p>136</text:p>
              </table:table-cell>
              <table:table-cell office:value-type="float" office:value="9016.79235444851">
                <text:p>9016.79235444851</text:p>
              </table:table-cell>
              <table:table-cell office:value-type="float" office:value="9022.83839406332">
                <text:p>9022.83839406332</text:p>
              </table:table-cell>
            </table:table-row>
            <table:table-row>
              <table:table-cell office:value-type="string">
                <text:p>137</text:p>
              </table:table-cell>
              <table:table-cell office:value-type="float" office:value="137">
                <text:p>137</text:p>
              </table:table-cell>
              <table:table-cell office:value-type="float" office:value="9016.79235444851">
                <text:p>9016.79235444851</text:p>
              </table:table-cell>
              <table:table-cell office:value-type="float" office:value="9020.16200307352">
                <text:p>9020.16200307352</text:p>
              </table:table-cell>
            </table:table-row>
            <table:table-row>
              <table:table-cell office:value-type="string">
                <text:p>138</text:p>
              </table:table-cell>
              <table:table-cell office:value-type="float" office:value="138">
                <text:p>138</text:p>
              </table:table-cell>
              <table:table-cell office:value-type="float" office:value="9016.79235444851">
                <text:p>9016.79235444851</text:p>
              </table:table-cell>
              <table:table-cell office:value-type="float" office:value="9019.39769022433">
                <text:p>9019.39769022433</text:p>
              </table:table-cell>
            </table:table-row>
            <table:table-row>
              <table:table-cell office:value-type="string">
                <text:p>139</text:p>
              </table:table-cell>
              <table:table-cell office:value-type="float" office:value="139">
                <text:p>139</text:p>
              </table:table-cell>
              <table:table-cell office:value-type="float" office:value="9016.79235444851">
                <text:p>9016.79235444851</text:p>
              </table:table-cell>
              <table:table-cell office:value-type="float" office:value="9019.28316630354">
                <text:p>9019.28316630354</text:p>
              </table:table-cell>
            </table:table-row>
            <table:table-row>
              <table:table-cell office:value-type="string">
                <text:p>140</text:p>
              </table:table-cell>
              <table:table-cell office:value-type="float" office:value="140">
                <text:p>140</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1</text:p>
              </table:table-cell>
              <table:table-cell office:value-type="float" office:value="141">
                <text:p>141</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2</text:p>
              </table:table-cell>
              <table:table-cell office:value-type="float" office:value="142">
                <text:p>142</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3</text:p>
              </table:table-cell>
              <table:table-cell office:value-type="float" office:value="143">
                <text:p>143</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4</text:p>
              </table:table-cell>
              <table:table-cell office:value-type="float" office:value="144">
                <text:p>144</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5</text:p>
              </table:table-cell>
              <table:table-cell office:value-type="float" office:value="145">
                <text:p>145</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6</text:p>
              </table:table-cell>
              <table:table-cell office:value-type="float" office:value="146">
                <text:p>146</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7</text:p>
              </table:table-cell>
              <table:table-cell office:value-type="float" office:value="147">
                <text:p>147</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8</text:p>
              </table:table-cell>
              <table:table-cell office:value-type="float" office:value="148">
                <text:p>148</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49</text:p>
              </table:table-cell>
              <table:table-cell office:value-type="float" office:value="149">
                <text:p>149</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0</text:p>
              </table:table-cell>
              <table:table-cell office:value-type="float" office:value="150">
                <text:p>150</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1</text:p>
              </table:table-cell>
              <table:table-cell office:value-type="float" office:value="151">
                <text:p>151</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2</text:p>
              </table:table-cell>
              <table:table-cell office:value-type="float" office:value="152">
                <text:p>152</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3</text:p>
              </table:table-cell>
              <table:table-cell office:value-type="float" office:value="153">
                <text:p>153</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4</text:p>
              </table:table-cell>
              <table:table-cell office:value-type="float" office:value="154">
                <text:p>154</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5</text:p>
              </table:table-cell>
              <table:table-cell office:value-type="float" office:value="155">
                <text:p>155</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6</text:p>
              </table:table-cell>
              <table:table-cell office:value-type="float" office:value="156">
                <text:p>156</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7</text:p>
              </table:table-cell>
              <table:table-cell office:value-type="float" office:value="157">
                <text:p>157</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8</text:p>
              </table:table-cell>
              <table:table-cell office:value-type="float" office:value="158">
                <text:p>158</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59</text:p>
              </table:table-cell>
              <table:table-cell office:value-type="float" office:value="159">
                <text:p>159</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0</text:p>
              </table:table-cell>
              <table:table-cell office:value-type="float" office:value="160">
                <text:p>160</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1</text:p>
              </table:table-cell>
              <table:table-cell office:value-type="float" office:value="161">
                <text:p>161</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2</text:p>
              </table:table-cell>
              <table:table-cell office:value-type="float" office:value="162">
                <text:p>162</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3</text:p>
              </table:table-cell>
              <table:table-cell office:value-type="float" office:value="163">
                <text:p>163</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4</text:p>
              </table:table-cell>
              <table:table-cell office:value-type="float" office:value="164">
                <text:p>164</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5</text:p>
              </table:table-cell>
              <table:table-cell office:value-type="float" office:value="165">
                <text:p>165</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6</text:p>
              </table:table-cell>
              <table:table-cell office:value-type="float" office:value="166">
                <text:p>166</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7</text:p>
              </table:table-cell>
              <table:table-cell office:value-type="float" office:value="167">
                <text:p>167</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8</text:p>
              </table:table-cell>
              <table:table-cell office:value-type="float" office:value="168">
                <text:p>168</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69</text:p>
              </table:table-cell>
              <table:table-cell office:value-type="float" office:value="169">
                <text:p>169</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0</text:p>
              </table:table-cell>
              <table:table-cell office:value-type="float" office:value="170">
                <text:p>170</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1</text:p>
              </table:table-cell>
              <table:table-cell office:value-type="float" office:value="171">
                <text:p>171</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2</text:p>
              </table:table-cell>
              <table:table-cell office:value-type="float" office:value="172">
                <text:p>172</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3</text:p>
              </table:table-cell>
              <table:table-cell office:value-type="float" office:value="173">
                <text:p>173</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4</text:p>
              </table:table-cell>
              <table:table-cell office:value-type="float" office:value="174">
                <text:p>174</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5</text:p>
              </table:table-cell>
              <table:table-cell office:value-type="float" office:value="175">
                <text:p>175</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6</text:p>
              </table:table-cell>
              <table:table-cell office:value-type="float" office:value="176">
                <text:p>176</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7</text:p>
              </table:table-cell>
              <table:table-cell office:value-type="float" office:value="177">
                <text:p>177</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8</text:p>
              </table:table-cell>
              <table:table-cell office:value-type="float" office:value="178">
                <text:p>178</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79</text:p>
              </table:table-cell>
              <table:table-cell office:value-type="float" office:value="179">
                <text:p>179</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0</text:p>
              </table:table-cell>
              <table:table-cell office:value-type="float" office:value="180">
                <text:p>180</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1</text:p>
              </table:table-cell>
              <table:table-cell office:value-type="float" office:value="181">
                <text:p>181</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2</text:p>
              </table:table-cell>
              <table:table-cell office:value-type="float" office:value="182">
                <text:p>182</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3</text:p>
              </table:table-cell>
              <table:table-cell office:value-type="float" office:value="183">
                <text:p>183</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4</text:p>
              </table:table-cell>
              <table:table-cell office:value-type="float" office:value="184">
                <text:p>184</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5</text:p>
              </table:table-cell>
              <table:table-cell office:value-type="float" office:value="185">
                <text:p>185</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6</text:p>
              </table:table-cell>
              <table:table-cell office:value-type="float" office:value="186">
                <text:p>186</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7</text:p>
              </table:table-cell>
              <table:table-cell office:value-type="float" office:value="187">
                <text:p>187</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8</text:p>
              </table:table-cell>
              <table:table-cell office:value-type="float" office:value="188">
                <text:p>188</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89</text:p>
              </table:table-cell>
              <table:table-cell office:value-type="float" office:value="189">
                <text:p>189</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0</text:p>
              </table:table-cell>
              <table:table-cell office:value-type="float" office:value="190">
                <text:p>190</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1</text:p>
              </table:table-cell>
              <table:table-cell office:value-type="float" office:value="191">
                <text:p>191</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2</text:p>
              </table:table-cell>
              <table:table-cell office:value-type="float" office:value="192">
                <text:p>192</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3</text:p>
              </table:table-cell>
              <table:table-cell office:value-type="float" office:value="193">
                <text:p>193</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4</text:p>
              </table:table-cell>
              <table:table-cell office:value-type="float" office:value="194">
                <text:p>194</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5</text:p>
              </table:table-cell>
              <table:table-cell office:value-type="float" office:value="195">
                <text:p>195</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6</text:p>
              </table:table-cell>
              <table:table-cell office:value-type="float" office:value="196">
                <text:p>196</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7</text:p>
              </table:table-cell>
              <table:table-cell office:value-type="float" office:value="197">
                <text:p>197</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8</text:p>
              </table:table-cell>
              <table:table-cell office:value-type="float" office:value="198">
                <text:p>198</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199</text:p>
              </table:table-cell>
              <table:table-cell office:value-type="float" office:value="199">
                <text:p>199</text:p>
              </table:table-cell>
              <table:table-cell office:value-type="float" office:value="9016.79235444851">
                <text:p>9016.79235444851</text:p>
              </table:table-cell>
              <table:table-cell office:value-type="float" office:value="9019.27368440442">
                <text:p>9019.27368440442</text:p>
              </table:table-cell>
            </table:table-row>
            <table:table-row>
              <table:table-cell office:value-type="string">
                <text:p>200</text:p>
              </table:table-cell>
              <table:table-cell office:value-type="float" office:value="200">
                <text:p>200</text:p>
              </table:table-cell>
              <table:table-cell office:value-type="float" office:value="9016.79235444851">
                <text:p>9016.79235444851</text:p>
              </table:table-cell>
              <table:table-cell office:value-type="float" office:value="9019.27368440442">
                <text:p>9019.273684404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5,
Crossover Rate = 0.9, Crossover Type: 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8881.1340124683">
                <text:p>28881.1340124683</text:p>
              </table:table-cell>
            </table:table-row>
            <table:table-row>
              <table:table-cell office:value-type="string">
                <text:p>2</text:p>
              </table:table-cell>
              <table:table-cell office:value-type="float" office:value="2">
                <text:p>2</text:p>
              </table:table-cell>
              <table:table-cell office:value-type="float" office:value="25182.8407134986">
                <text:p>25182.8407134986</text:p>
              </table:table-cell>
              <table:table-cell office:value-type="float" office:value="27915.7720483282">
                <text:p>27915.7720483282</text:p>
              </table:table-cell>
            </table:table-row>
            <table:table-row>
              <table:table-cell office:value-type="string">
                <text:p>3</text:p>
              </table:table-cell>
              <table:table-cell office:value-type="float" office:value="3">
                <text:p>3</text:p>
              </table:table-cell>
              <table:table-cell office:value-type="float" office:value="24878.3875090528">
                <text:p>24878.3875090528</text:p>
              </table:table-cell>
              <table:table-cell office:value-type="float" office:value="27314.2455874207">
                <text:p>27314.2455874207</text:p>
              </table:table-cell>
            </table:table-row>
            <table:table-row>
              <table:table-cell office:value-type="string">
                <text:p>4</text:p>
              </table:table-cell>
              <table:table-cell office:value-type="float" office:value="4">
                <text:p>4</text:p>
              </table:table-cell>
              <table:table-cell office:value-type="float" office:value="24164.867007592">
                <text:p>24164.867007592</text:p>
              </table:table-cell>
              <table:table-cell office:value-type="float" office:value="26875.3821041459">
                <text:p>26875.3821041459</text:p>
              </table:table-cell>
            </table:table-row>
            <table:table-row>
              <table:table-cell office:value-type="string">
                <text:p>5</text:p>
              </table:table-cell>
              <table:table-cell office:value-type="float" office:value="5">
                <text:p>5</text:p>
              </table:table-cell>
              <table:table-cell office:value-type="float" office:value="23618.1539127321">
                <text:p>23618.1539127321</text:p>
              </table:table-cell>
              <table:table-cell office:value-type="float" office:value="26485.3552346371">
                <text:p>26485.3552346371</text:p>
              </table:table-cell>
            </table:table-row>
            <table:table-row>
              <table:table-cell office:value-type="string">
                <text:p>6</text:p>
              </table:table-cell>
              <table:table-cell office:value-type="float" office:value="6">
                <text:p>6</text:p>
              </table:table-cell>
              <table:table-cell office:value-type="float" office:value="22764.6289876135">
                <text:p>22764.6289876135</text:p>
              </table:table-cell>
              <table:table-cell office:value-type="float" office:value="26132.3099380461">
                <text:p>26132.3099380461</text:p>
              </table:table-cell>
            </table:table-row>
            <table:table-row>
              <table:table-cell office:value-type="string">
                <text:p>7</text:p>
              </table:table-cell>
              <table:table-cell office:value-type="float" office:value="7">
                <text:p>7</text:p>
              </table:table-cell>
              <table:table-cell office:value-type="float" office:value="22186.5628930847">
                <text:p>22186.5628930847</text:p>
              </table:table-cell>
              <table:table-cell office:value-type="float" office:value="25580.8189562705">
                <text:p>25580.8189562705</text:p>
              </table:table-cell>
            </table:table-row>
            <table:table-row>
              <table:table-cell office:value-type="string">
                <text:p>8</text:p>
              </table:table-cell>
              <table:table-cell office:value-type="float" office:value="8">
                <text:p>8</text:p>
              </table:table-cell>
              <table:table-cell office:value-type="float" office:value="22701.3227194638">
                <text:p>22701.3227194638</text:p>
              </table:table-cell>
              <table:table-cell office:value-type="float" office:value="25285.1170767577">
                <text:p>25285.1170767577</text:p>
              </table:table-cell>
            </table:table-row>
            <table:table-row>
              <table:table-cell office:value-type="string">
                <text:p>9</text:p>
              </table:table-cell>
              <table:table-cell office:value-type="float" office:value="9">
                <text:p>9</text:p>
              </table:table-cell>
              <table:table-cell office:value-type="float" office:value="21924.1288679547">
                <text:p>21924.1288679547</text:p>
              </table:table-cell>
              <table:table-cell office:value-type="float" office:value="25214.9809305716">
                <text:p>25214.9809305716</text:p>
              </table:table-cell>
            </table:table-row>
            <table:table-row>
              <table:table-cell office:value-type="string">
                <text:p>10</text:p>
              </table:table-cell>
              <table:table-cell office:value-type="float" office:value="10">
                <text:p>10</text:p>
              </table:table-cell>
              <table:table-cell office:value-type="float" office:value="21631.899670699">
                <text:p>21631.899670699</text:p>
              </table:table-cell>
              <table:table-cell office:value-type="float" office:value="25001.3595825951">
                <text:p>25001.3595825951</text:p>
              </table:table-cell>
            </table:table-row>
            <table:table-row>
              <table:table-cell office:value-type="string">
                <text:p>11</text:p>
              </table:table-cell>
              <table:table-cell office:value-type="float" office:value="11">
                <text:p>11</text:p>
              </table:table-cell>
              <table:table-cell office:value-type="float" office:value="21190.0841403033">
                <text:p>21190.0841403033</text:p>
              </table:table-cell>
              <table:table-cell office:value-type="float" office:value="24602.8649076433">
                <text:p>24602.8649076433</text:p>
              </table:table-cell>
            </table:table-row>
            <table:table-row>
              <table:table-cell office:value-type="string">
                <text:p>12</text:p>
              </table:table-cell>
              <table:table-cell office:value-type="float" office:value="12">
                <text:p>12</text:p>
              </table:table-cell>
              <table:table-cell office:value-type="float" office:value="21073.8205599372">
                <text:p>21073.8205599372</text:p>
              </table:table-cell>
              <table:table-cell office:value-type="float" office:value="24172.2219884029">
                <text:p>24172.2219884029</text:p>
              </table:table-cell>
            </table:table-row>
            <table:table-row>
              <table:table-cell office:value-type="string">
                <text:p>13</text:p>
              </table:table-cell>
              <table:table-cell office:value-type="float" office:value="13">
                <text:p>13</text:p>
              </table:table-cell>
              <table:table-cell office:value-type="float" office:value="21016.010970304">
                <text:p>21016.010970304</text:p>
              </table:table-cell>
              <table:table-cell office:value-type="float" office:value="23834.9097832127">
                <text:p>23834.9097832127</text:p>
              </table:table-cell>
            </table:table-row>
            <table:table-row>
              <table:table-cell office:value-type="string">
                <text:p>14</text:p>
              </table:table-cell>
              <table:table-cell office:value-type="float" office:value="14">
                <text:p>14</text:p>
              </table:table-cell>
              <table:table-cell office:value-type="float" office:value="20727.4232272746">
                <text:p>20727.4232272746</text:p>
              </table:table-cell>
              <table:table-cell office:value-type="float" office:value="23508.5346312985">
                <text:p>23508.5346312985</text:p>
              </table:table-cell>
            </table:table-row>
            <table:table-row>
              <table:table-cell office:value-type="string">
                <text:p>15</text:p>
              </table:table-cell>
              <table:table-cell office:value-type="float" office:value="15">
                <text:p>15</text:p>
              </table:table-cell>
              <table:table-cell office:value-type="float" office:value="20503.6894135908">
                <text:p>20503.6894135908</text:p>
              </table:table-cell>
              <table:table-cell office:value-type="float" office:value="23391.1051818242">
                <text:p>23391.1051818242</text:p>
              </table:table-cell>
            </table:table-row>
            <table:table-row>
              <table:table-cell office:value-type="string">
                <text:p>16</text:p>
              </table:table-cell>
              <table:table-cell office:value-type="float" office:value="16">
                <text:p>16</text:p>
              </table:table-cell>
              <table:table-cell office:value-type="float" office:value="19862.3620085236">
                <text:p>19862.3620085236</text:p>
              </table:table-cell>
              <table:table-cell office:value-type="float" office:value="23216.4298851413">
                <text:p>23216.4298851413</text:p>
              </table:table-cell>
            </table:table-row>
            <table:table-row>
              <table:table-cell office:value-type="string">
                <text:p>17</text:p>
              </table:table-cell>
              <table:table-cell office:value-type="float" office:value="17">
                <text:p>17</text:p>
              </table:table-cell>
              <table:table-cell office:value-type="float" office:value="19941.1270222172">
                <text:p>19941.1270222172</text:p>
              </table:table-cell>
              <table:table-cell office:value-type="float" office:value="23201.1145163884">
                <text:p>23201.1145163884</text:p>
              </table:table-cell>
            </table:table-row>
            <table:table-row>
              <table:table-cell office:value-type="string">
                <text:p>18</text:p>
              </table:table-cell>
              <table:table-cell office:value-type="float" office:value="18">
                <text:p>18</text:p>
              </table:table-cell>
              <table:table-cell office:value-type="float" office:value="19813.4167287454">
                <text:p>19813.4167287454</text:p>
              </table:table-cell>
              <table:table-cell office:value-type="float" office:value="22745.8939646002">
                <text:p>22745.8939646002</text:p>
              </table:table-cell>
            </table:table-row>
            <table:table-row>
              <table:table-cell office:value-type="string">
                <text:p>19</text:p>
              </table:table-cell>
              <table:table-cell office:value-type="float" office:value="19">
                <text:p>19</text:p>
              </table:table-cell>
              <table:table-cell office:value-type="float" office:value="19644.135671813">
                <text:p>19644.135671813</text:p>
              </table:table-cell>
              <table:table-cell office:value-type="float" office:value="22698.4549889469">
                <text:p>22698.4549889469</text:p>
              </table:table-cell>
            </table:table-row>
            <table:table-row>
              <table:table-cell office:value-type="string">
                <text:p>20</text:p>
              </table:table-cell>
              <table:table-cell office:value-type="float" office:value="20">
                <text:p>20</text:p>
              </table:table-cell>
              <table:table-cell office:value-type="float" office:value="19635.7633762088">
                <text:p>19635.7633762088</text:p>
              </table:table-cell>
              <table:table-cell office:value-type="float" office:value="22445.9618691575">
                <text:p>22445.9618691575</text:p>
              </table:table-cell>
            </table:table-row>
            <table:table-row>
              <table:table-cell office:value-type="string">
                <text:p>21</text:p>
              </table:table-cell>
              <table:table-cell office:value-type="float" office:value="21">
                <text:p>21</text:p>
              </table:table-cell>
              <table:table-cell office:value-type="float" office:value="19629.6763329776">
                <text:p>19629.6763329776</text:p>
              </table:table-cell>
              <table:table-cell office:value-type="float" office:value="22361.6161037604">
                <text:p>22361.6161037604</text:p>
              </table:table-cell>
            </table:table-row>
            <table:table-row>
              <table:table-cell office:value-type="string">
                <text:p>22</text:p>
              </table:table-cell>
              <table:table-cell office:value-type="float" office:value="22">
                <text:p>22</text:p>
              </table:table-cell>
              <table:table-cell office:value-type="float" office:value="19575.7423818587">
                <text:p>19575.7423818587</text:p>
              </table:table-cell>
              <table:table-cell office:value-type="float" office:value="22355.6131752982">
                <text:p>22355.6131752982</text:p>
              </table:table-cell>
            </table:table-row>
            <table:table-row>
              <table:table-cell office:value-type="string">
                <text:p>23</text:p>
              </table:table-cell>
              <table:table-cell office:value-type="float" office:value="23">
                <text:p>23</text:p>
              </table:table-cell>
              <table:table-cell office:value-type="float" office:value="19097.652492728">
                <text:p>19097.652492728</text:p>
              </table:table-cell>
              <table:table-cell office:value-type="float" office:value="21986.3783728895">
                <text:p>21986.3783728895</text:p>
              </table:table-cell>
            </table:table-row>
            <table:table-row>
              <table:table-cell office:value-type="string">
                <text:p>24</text:p>
              </table:table-cell>
              <table:table-cell office:value-type="float" office:value="24">
                <text:p>24</text:p>
              </table:table-cell>
              <table:table-cell office:value-type="float" office:value="19156.4212571129">
                <text:p>19156.4212571129</text:p>
              </table:table-cell>
              <table:table-cell office:value-type="float" office:value="21961.4842550589">
                <text:p>21961.4842550589</text:p>
              </table:table-cell>
            </table:table-row>
            <table:table-row>
              <table:table-cell office:value-type="string">
                <text:p>25</text:p>
              </table:table-cell>
              <table:table-cell office:value-type="float" office:value="25">
                <text:p>25</text:p>
              </table:table-cell>
              <table:table-cell office:value-type="float" office:value="18593.0713794074">
                <text:p>18593.0713794074</text:p>
              </table:table-cell>
              <table:table-cell office:value-type="float" office:value="21741.4380064823">
                <text:p>21741.4380064823</text:p>
              </table:table-cell>
            </table:table-row>
            <table:table-row>
              <table:table-cell office:value-type="string">
                <text:p>26</text:p>
              </table:table-cell>
              <table:table-cell office:value-type="float" office:value="26">
                <text:p>26</text:p>
              </table:table-cell>
              <table:table-cell office:value-type="float" office:value="18106.9116146872">
                <text:p>18106.9116146872</text:p>
              </table:table-cell>
              <table:table-cell office:value-type="float" office:value="21860.9237148637">
                <text:p>21860.9237148637</text:p>
              </table:table-cell>
            </table:table-row>
            <table:table-row>
              <table:table-cell office:value-type="string">
                <text:p>27</text:p>
              </table:table-cell>
              <table:table-cell office:value-type="float" office:value="27">
                <text:p>27</text:p>
              </table:table-cell>
              <table:table-cell office:value-type="float" office:value="18106.9116146872">
                <text:p>18106.9116146872</text:p>
              </table:table-cell>
              <table:table-cell office:value-type="float" office:value="21788.5592712645">
                <text:p>21788.5592712645</text:p>
              </table:table-cell>
            </table:table-row>
            <table:table-row>
              <table:table-cell office:value-type="string">
                <text:p>28</text:p>
              </table:table-cell>
              <table:table-cell office:value-type="float" office:value="28">
                <text:p>28</text:p>
              </table:table-cell>
              <table:table-cell office:value-type="float" office:value="18106.9116146872">
                <text:p>18106.9116146872</text:p>
              </table:table-cell>
              <table:table-cell office:value-type="float" office:value="21561.664626582">
                <text:p>21561.664626582</text:p>
              </table:table-cell>
            </table:table-row>
            <table:table-row>
              <table:table-cell office:value-type="string">
                <text:p>29</text:p>
              </table:table-cell>
              <table:table-cell office:value-type="float" office:value="29">
                <text:p>29</text:p>
              </table:table-cell>
              <table:table-cell office:value-type="float" office:value="18051.7094324328">
                <text:p>18051.7094324328</text:p>
              </table:table-cell>
              <table:table-cell office:value-type="float" office:value="21528.9684238004">
                <text:p>21528.9684238004</text:p>
              </table:table-cell>
            </table:table-row>
            <table:table-row>
              <table:table-cell office:value-type="string">
                <text:p>30</text:p>
              </table:table-cell>
              <table:table-cell office:value-type="float" office:value="30">
                <text:p>30</text:p>
              </table:table-cell>
              <table:table-cell office:value-type="float" office:value="18041.8970637875">
                <text:p>18041.8970637875</text:p>
              </table:table-cell>
              <table:table-cell office:value-type="float" office:value="21405.7641645965">
                <text:p>21405.7641645965</text:p>
              </table:table-cell>
            </table:table-row>
            <table:table-row>
              <table:table-cell office:value-type="string">
                <text:p>31</text:p>
              </table:table-cell>
              <table:table-cell office:value-type="float" office:value="31">
                <text:p>31</text:p>
              </table:table-cell>
              <table:table-cell office:value-type="float" office:value="18041.8970637875">
                <text:p>18041.8970637875</text:p>
              </table:table-cell>
              <table:table-cell office:value-type="float" office:value="21247.7753558802">
                <text:p>21247.7753558802</text:p>
              </table:table-cell>
            </table:table-row>
            <table:table-row>
              <table:table-cell office:value-type="string">
                <text:p>32</text:p>
              </table:table-cell>
              <table:table-cell office:value-type="float" office:value="32">
                <text:p>32</text:p>
              </table:table-cell>
              <table:table-cell office:value-type="float" office:value="17842.3730967326">
                <text:p>17842.3730967326</text:p>
              </table:table-cell>
              <table:table-cell office:value-type="float" office:value="21038.125555832">
                <text:p>21038.125555832</text:p>
              </table:table-cell>
            </table:table-row>
            <table:table-row>
              <table:table-cell office:value-type="string">
                <text:p>33</text:p>
              </table:table-cell>
              <table:table-cell office:value-type="float" office:value="33">
                <text:p>33</text:p>
              </table:table-cell>
              <table:table-cell office:value-type="float" office:value="17545.3343418003">
                <text:p>17545.3343418003</text:p>
              </table:table-cell>
              <table:table-cell office:value-type="float" office:value="20887.5004246632">
                <text:p>20887.5004246632</text:p>
              </table:table-cell>
            </table:table-row>
            <table:table-row>
              <table:table-cell office:value-type="string">
                <text:p>34</text:p>
              </table:table-cell>
              <table:table-cell office:value-type="float" office:value="34">
                <text:p>34</text:p>
              </table:table-cell>
              <table:table-cell office:value-type="float" office:value="17830.3864693641">
                <text:p>17830.3864693641</text:p>
              </table:table-cell>
              <table:table-cell office:value-type="float" office:value="20886.3437848087">
                <text:p>20886.3437848087</text:p>
              </table:table-cell>
            </table:table-row>
            <table:table-row>
              <table:table-cell office:value-type="string">
                <text:p>35</text:p>
              </table:table-cell>
              <table:table-cell office:value-type="float" office:value="35">
                <text:p>35</text:p>
              </table:table-cell>
              <table:table-cell office:value-type="float" office:value="17485.2209696717">
                <text:p>17485.2209696717</text:p>
              </table:table-cell>
              <table:table-cell office:value-type="float" office:value="21114.6985860654">
                <text:p>21114.6985860654</text:p>
              </table:table-cell>
            </table:table-row>
            <table:table-row>
              <table:table-cell office:value-type="string">
                <text:p>36</text:p>
              </table:table-cell>
              <table:table-cell office:value-type="float" office:value="36">
                <text:p>36</text:p>
              </table:table-cell>
              <table:table-cell office:value-type="float" office:value="17445.4760305125">
                <text:p>17445.4760305125</text:p>
              </table:table-cell>
              <table:table-cell office:value-type="float" office:value="21033.2423903823">
                <text:p>21033.2423903823</text:p>
              </table:table-cell>
            </table:table-row>
            <table:table-row>
              <table:table-cell office:value-type="string">
                <text:p>37</text:p>
              </table:table-cell>
              <table:table-cell office:value-type="float" office:value="37">
                <text:p>37</text:p>
              </table:table-cell>
              <table:table-cell office:value-type="float" office:value="17430.4825184752">
                <text:p>17430.4825184752</text:p>
              </table:table-cell>
              <table:table-cell office:value-type="float" office:value="21028.8359400434">
                <text:p>21028.8359400434</text:p>
              </table:table-cell>
            </table:table-row>
            <table:table-row>
              <table:table-cell office:value-type="string">
                <text:p>38</text:p>
              </table:table-cell>
              <table:table-cell office:value-type="float" office:value="38">
                <text:p>38</text:p>
              </table:table-cell>
              <table:table-cell office:value-type="float" office:value="17430.4825184752">
                <text:p>17430.4825184752</text:p>
              </table:table-cell>
              <table:table-cell office:value-type="float" office:value="21000.743630095">
                <text:p>21000.743630095</text:p>
              </table:table-cell>
            </table:table-row>
            <table:table-row>
              <table:table-cell office:value-type="string">
                <text:p>39</text:p>
              </table:table-cell>
              <table:table-cell office:value-type="float" office:value="39">
                <text:p>39</text:p>
              </table:table-cell>
              <table:table-cell office:value-type="float" office:value="17308.1346212518">
                <text:p>17308.1346212518</text:p>
              </table:table-cell>
              <table:table-cell office:value-type="float" office:value="20940.8122629603">
                <text:p>20940.8122629603</text:p>
              </table:table-cell>
            </table:table-row>
            <table:table-row>
              <table:table-cell office:value-type="string">
                <text:p>40</text:p>
              </table:table-cell>
              <table:table-cell office:value-type="float" office:value="40">
                <text:p>40</text:p>
              </table:table-cell>
              <table:table-cell office:value-type="float" office:value="17376.4461532412">
                <text:p>17376.4461532412</text:p>
              </table:table-cell>
              <table:table-cell office:value-type="float" office:value="20679.9066837306">
                <text:p>20679.9066837306</text:p>
              </table:table-cell>
            </table:table-row>
            <table:table-row>
              <table:table-cell office:value-type="string">
                <text:p>41</text:p>
              </table:table-cell>
              <table:table-cell office:value-type="float" office:value="41">
                <text:p>41</text:p>
              </table:table-cell>
              <table:table-cell office:value-type="float" office:value="17484.3483516712">
                <text:p>17484.3483516712</text:p>
              </table:table-cell>
              <table:table-cell office:value-type="float" office:value="20588.3846927582">
                <text:p>20588.3846927582</text:p>
              </table:table-cell>
            </table:table-row>
            <table:table-row>
              <table:table-cell office:value-type="string">
                <text:p>42</text:p>
              </table:table-cell>
              <table:table-cell office:value-type="float" office:value="42">
                <text:p>42</text:p>
              </table:table-cell>
              <table:table-cell office:value-type="float" office:value="17557.7824962989">
                <text:p>17557.7824962989</text:p>
              </table:table-cell>
              <table:table-cell office:value-type="float" office:value="20733.1079870869">
                <text:p>20733.1079870869</text:p>
              </table:table-cell>
            </table:table-row>
            <table:table-row>
              <table:table-cell office:value-type="string">
                <text:p>43</text:p>
              </table:table-cell>
              <table:table-cell office:value-type="float" office:value="43">
                <text:p>43</text:p>
              </table:table-cell>
              <table:table-cell office:value-type="float" office:value="17204.892018044">
                <text:p>17204.892018044</text:p>
              </table:table-cell>
              <table:table-cell office:value-type="float" office:value="20459.7985816241">
                <text:p>20459.7985816241</text:p>
              </table:table-cell>
            </table:table-row>
            <table:table-row>
              <table:table-cell office:value-type="string">
                <text:p>44</text:p>
              </table:table-cell>
              <table:table-cell office:value-type="float" office:value="44">
                <text:p>44</text:p>
              </table:table-cell>
              <table:table-cell office:value-type="float" office:value="17204.892018044">
                <text:p>17204.892018044</text:p>
              </table:table-cell>
              <table:table-cell office:value-type="float" office:value="20359.790019266">
                <text:p>20359.790019266</text:p>
              </table:table-cell>
            </table:table-row>
            <table:table-row>
              <table:table-cell office:value-type="string">
                <text:p>45</text:p>
              </table:table-cell>
              <table:table-cell office:value-type="float" office:value="45">
                <text:p>45</text:p>
              </table:table-cell>
              <table:table-cell office:value-type="float" office:value="17036.2798248556">
                <text:p>17036.2798248556</text:p>
              </table:table-cell>
              <table:table-cell office:value-type="float" office:value="20428.7884960144">
                <text:p>20428.7884960144</text:p>
              </table:table-cell>
            </table:table-row>
            <table:table-row>
              <table:table-cell office:value-type="string">
                <text:p>46</text:p>
              </table:table-cell>
              <table:table-cell office:value-type="float" office:value="46">
                <text:p>46</text:p>
              </table:table-cell>
              <table:table-cell office:value-type="float" office:value="17036.2798248556">
                <text:p>17036.2798248556</text:p>
              </table:table-cell>
              <table:table-cell office:value-type="float" office:value="20568.7392092607">
                <text:p>20568.7392092607</text:p>
              </table:table-cell>
            </table:table-row>
            <table:table-row>
              <table:table-cell office:value-type="string">
                <text:p>47</text:p>
              </table:table-cell>
              <table:table-cell office:value-type="float" office:value="47">
                <text:p>47</text:p>
              </table:table-cell>
              <table:table-cell office:value-type="float" office:value="17036.2798248556">
                <text:p>17036.2798248556</text:p>
              </table:table-cell>
              <table:table-cell office:value-type="float" office:value="20297.5384289397">
                <text:p>20297.5384289397</text:p>
              </table:table-cell>
            </table:table-row>
            <table:table-row>
              <table:table-cell office:value-type="string">
                <text:p>48</text:p>
              </table:table-cell>
              <table:table-cell office:value-type="float" office:value="48">
                <text:p>48</text:p>
              </table:table-cell>
              <table:table-cell office:value-type="float" office:value="17011.4891940189">
                <text:p>17011.4891940189</text:p>
              </table:table-cell>
              <table:table-cell office:value-type="float" office:value="20417.7948733883">
                <text:p>20417.7948733883</text:p>
              </table:table-cell>
            </table:table-row>
            <table:table-row>
              <table:table-cell office:value-type="string">
                <text:p>49</text:p>
              </table:table-cell>
              <table:table-cell office:value-type="float" office:value="49">
                <text:p>49</text:p>
              </table:table-cell>
              <table:table-cell office:value-type="float" office:value="16927.9167164769">
                <text:p>16927.9167164769</text:p>
              </table:table-cell>
              <table:table-cell office:value-type="float" office:value="20560.0275061271">
                <text:p>20560.0275061271</text:p>
              </table:table-cell>
            </table:table-row>
            <table:table-row>
              <table:table-cell office:value-type="string">
                <text:p>50</text:p>
              </table:table-cell>
              <table:table-cell office:value-type="float" office:value="50">
                <text:p>50</text:p>
              </table:table-cell>
              <table:table-cell office:value-type="float" office:value="16883.5337485687">
                <text:p>16883.5337485687</text:p>
              </table:table-cell>
              <table:table-cell office:value-type="float" office:value="20583.9105547189">
                <text:p>20583.9105547189</text:p>
              </table:table-cell>
            </table:table-row>
            <table:table-row>
              <table:table-cell office:value-type="string">
                <text:p>51</text:p>
              </table:table-cell>
              <table:table-cell office:value-type="float" office:value="51">
                <text:p>51</text:p>
              </table:table-cell>
              <table:table-cell office:value-type="float" office:value="16842.7585333885">
                <text:p>16842.7585333885</text:p>
              </table:table-cell>
              <table:table-cell office:value-type="float" office:value="20523.9267849392">
                <text:p>20523.9267849392</text:p>
              </table:table-cell>
            </table:table-row>
            <table:table-row>
              <table:table-cell office:value-type="string">
                <text:p>52</text:p>
              </table:table-cell>
              <table:table-cell office:value-type="float" office:value="52">
                <text:p>52</text:p>
              </table:table-cell>
              <table:table-cell office:value-type="float" office:value="16778.1038096259">
                <text:p>16778.1038096259</text:p>
              </table:table-cell>
              <table:table-cell office:value-type="float" office:value="20667.7712923076">
                <text:p>20667.7712923076</text:p>
              </table:table-cell>
            </table:table-row>
            <table:table-row>
              <table:table-cell office:value-type="string">
                <text:p>53</text:p>
              </table:table-cell>
              <table:table-cell office:value-type="float" office:value="53">
                <text:p>53</text:p>
              </table:table-cell>
              <table:table-cell office:value-type="float" office:value="16778.1038096259">
                <text:p>16778.1038096259</text:p>
              </table:table-cell>
              <table:table-cell office:value-type="float" office:value="20325.3219181553">
                <text:p>20325.3219181553</text:p>
              </table:table-cell>
            </table:table-row>
            <table:table-row>
              <table:table-cell office:value-type="string">
                <text:p>54</text:p>
              </table:table-cell>
              <table:table-cell office:value-type="float" office:value="54">
                <text:p>54</text:p>
              </table:table-cell>
              <table:table-cell office:value-type="float" office:value="16756.7230410082">
                <text:p>16756.7230410082</text:p>
              </table:table-cell>
              <table:table-cell office:value-type="float" office:value="20282.9042249521">
                <text:p>20282.9042249521</text:p>
              </table:table-cell>
            </table:table-row>
            <table:table-row>
              <table:table-cell office:value-type="string">
                <text:p>55</text:p>
              </table:table-cell>
              <table:table-cell office:value-type="float" office:value="55">
                <text:p>55</text:p>
              </table:table-cell>
              <table:table-cell office:value-type="float" office:value="16756.7230410082">
                <text:p>16756.7230410082</text:p>
              </table:table-cell>
              <table:table-cell office:value-type="float" office:value="20395.574683499">
                <text:p>20395.574683499</text:p>
              </table:table-cell>
            </table:table-row>
            <table:table-row>
              <table:table-cell office:value-type="string">
                <text:p>56</text:p>
              </table:table-cell>
              <table:table-cell office:value-type="float" office:value="56">
                <text:p>56</text:p>
              </table:table-cell>
              <table:table-cell office:value-type="float" office:value="16756.7230410082">
                <text:p>16756.7230410082</text:p>
              </table:table-cell>
              <table:table-cell office:value-type="float" office:value="20148.8207122385">
                <text:p>20148.8207122385</text:p>
              </table:table-cell>
            </table:table-row>
            <table:table-row>
              <table:table-cell office:value-type="string">
                <text:p>57</text:p>
              </table:table-cell>
              <table:table-cell office:value-type="float" office:value="57">
                <text:p>57</text:p>
              </table:table-cell>
              <table:table-cell office:value-type="float" office:value="16756.7230410082">
                <text:p>16756.7230410082</text:p>
              </table:table-cell>
              <table:table-cell office:value-type="float" office:value="20148.548270815">
                <text:p>20148.548270815</text:p>
              </table:table-cell>
            </table:table-row>
            <table:table-row>
              <table:table-cell office:value-type="string">
                <text:p>58</text:p>
              </table:table-cell>
              <table:table-cell office:value-type="float" office:value="58">
                <text:p>58</text:p>
              </table:table-cell>
              <table:table-cell office:value-type="float" office:value="16668.1542099462">
                <text:p>16668.1542099462</text:p>
              </table:table-cell>
              <table:table-cell office:value-type="float" office:value="20320.3652127648">
                <text:p>20320.3652127648</text:p>
              </table:table-cell>
            </table:table-row>
            <table:table-row>
              <table:table-cell office:value-type="string">
                <text:p>59</text:p>
              </table:table-cell>
              <table:table-cell office:value-type="float" office:value="59">
                <text:p>59</text:p>
              </table:table-cell>
              <table:table-cell office:value-type="float" office:value="16668.1542099462">
                <text:p>16668.1542099462</text:p>
              </table:table-cell>
              <table:table-cell office:value-type="float" office:value="20014.985524746">
                <text:p>20014.985524746</text:p>
              </table:table-cell>
            </table:table-row>
            <table:table-row>
              <table:table-cell office:value-type="string">
                <text:p>60</text:p>
              </table:table-cell>
              <table:table-cell office:value-type="float" office:value="60">
                <text:p>60</text:p>
              </table:table-cell>
              <table:table-cell office:value-type="float" office:value="16668.1542099462">
                <text:p>16668.1542099462</text:p>
              </table:table-cell>
              <table:table-cell office:value-type="float" office:value="20212.2108364848">
                <text:p>20212.2108364848</text:p>
              </table:table-cell>
            </table:table-row>
            <table:table-row>
              <table:table-cell office:value-type="string">
                <text:p>61</text:p>
              </table:table-cell>
              <table:table-cell office:value-type="float" office:value="61">
                <text:p>61</text:p>
              </table:table-cell>
              <table:table-cell office:value-type="float" office:value="16668.1542099462">
                <text:p>16668.1542099462</text:p>
              </table:table-cell>
              <table:table-cell office:value-type="float" office:value="20096.9451634177">
                <text:p>20096.9451634177</text:p>
              </table:table-cell>
            </table:table-row>
            <table:table-row>
              <table:table-cell office:value-type="string">
                <text:p>62</text:p>
              </table:table-cell>
              <table:table-cell office:value-type="float" office:value="62">
                <text:p>62</text:p>
              </table:table-cell>
              <table:table-cell office:value-type="float" office:value="16668.1542099462">
                <text:p>16668.1542099462</text:p>
              </table:table-cell>
              <table:table-cell office:value-type="float" office:value="19873.6847388615">
                <text:p>19873.6847388615</text:p>
              </table:table-cell>
            </table:table-row>
            <table:table-row>
              <table:table-cell office:value-type="string">
                <text:p>63</text:p>
              </table:table-cell>
              <table:table-cell office:value-type="float" office:value="63">
                <text:p>63</text:p>
              </table:table-cell>
              <table:table-cell office:value-type="float" office:value="16668.1542099462">
                <text:p>16668.1542099462</text:p>
              </table:table-cell>
              <table:table-cell office:value-type="float" office:value="20028.3275581165">
                <text:p>20028.3275581165</text:p>
              </table:table-cell>
            </table:table-row>
            <table:table-row>
              <table:table-cell office:value-type="string">
                <text:p>64</text:p>
              </table:table-cell>
              <table:table-cell office:value-type="float" office:value="64">
                <text:p>64</text:p>
              </table:table-cell>
              <table:table-cell office:value-type="float" office:value="16558.8657595797">
                <text:p>16558.8657595797</text:p>
              </table:table-cell>
              <table:table-cell office:value-type="float" office:value="20192.1403660924">
                <text:p>20192.1403660924</text:p>
              </table:table-cell>
            </table:table-row>
            <table:table-row>
              <table:table-cell office:value-type="string">
                <text:p>65</text:p>
              </table:table-cell>
              <table:table-cell office:value-type="float" office:value="65">
                <text:p>65</text:p>
              </table:table-cell>
              <table:table-cell office:value-type="float" office:value="16443.571801356">
                <text:p>16443.571801356</text:p>
              </table:table-cell>
              <table:table-cell office:value-type="float" office:value="20208.5448826967">
                <text:p>20208.5448826967</text:p>
              </table:table-cell>
            </table:table-row>
            <table:table-row>
              <table:table-cell office:value-type="string">
                <text:p>66</text:p>
              </table:table-cell>
              <table:table-cell office:value-type="float" office:value="66">
                <text:p>66</text:p>
              </table:table-cell>
              <table:table-cell office:value-type="float" office:value="16727.0085667939">
                <text:p>16727.0085667939</text:p>
              </table:table-cell>
              <table:table-cell office:value-type="float" office:value="20193.6273523692">
                <text:p>20193.6273523692</text:p>
              </table:table-cell>
            </table:table-row>
            <table:table-row>
              <table:table-cell office:value-type="string">
                <text:p>67</text:p>
              </table:table-cell>
              <table:table-cell office:value-type="float" office:value="67">
                <text:p>67</text:p>
              </table:table-cell>
              <table:table-cell office:value-type="float" office:value="16439.4340170033">
                <text:p>16439.4340170033</text:p>
              </table:table-cell>
              <table:table-cell office:value-type="float" office:value="19893.679812633">
                <text:p>19893.679812633</text:p>
              </table:table-cell>
            </table:table-row>
            <table:table-row>
              <table:table-cell office:value-type="string">
                <text:p>68</text:p>
              </table:table-cell>
              <table:table-cell office:value-type="float" office:value="68">
                <text:p>68</text:p>
              </table:table-cell>
              <table:table-cell office:value-type="float" office:value="16325.4549221687">
                <text:p>16325.4549221687</text:p>
              </table:table-cell>
              <table:table-cell office:value-type="float" office:value="19826.7831889868">
                <text:p>19826.7831889868</text:p>
              </table:table-cell>
            </table:table-row>
            <table:table-row>
              <table:table-cell office:value-type="string">
                <text:p>69</text:p>
              </table:table-cell>
              <table:table-cell office:value-type="float" office:value="69">
                <text:p>69</text:p>
              </table:table-cell>
              <table:table-cell office:value-type="float" office:value="16252.9625884651">
                <text:p>16252.9625884651</text:p>
              </table:table-cell>
              <table:table-cell office:value-type="float" office:value="20022.7539847937">
                <text:p>20022.7539847937</text:p>
              </table:table-cell>
            </table:table-row>
            <table:table-row>
              <table:table-cell office:value-type="string">
                <text:p>70</text:p>
              </table:table-cell>
              <table:table-cell office:value-type="float" office:value="70">
                <text:p>70</text:p>
              </table:table-cell>
              <table:table-cell office:value-type="float" office:value="16252.9625884651">
                <text:p>16252.9625884651</text:p>
              </table:table-cell>
              <table:table-cell office:value-type="float" office:value="20121.9924662813">
                <text:p>20121.9924662813</text:p>
              </table:table-cell>
            </table:table-row>
            <table:table-row>
              <table:table-cell office:value-type="string">
                <text:p>71</text:p>
              </table:table-cell>
              <table:table-cell office:value-type="float" office:value="71">
                <text:p>71</text:p>
              </table:table-cell>
              <table:table-cell office:value-type="float" office:value="16124.5865853022">
                <text:p>16124.5865853022</text:p>
              </table:table-cell>
              <table:table-cell office:value-type="float" office:value="20307.0965474751">
                <text:p>20307.0965474751</text:p>
              </table:table-cell>
            </table:table-row>
            <table:table-row>
              <table:table-cell office:value-type="string">
                <text:p>72</text:p>
              </table:table-cell>
              <table:table-cell office:value-type="float" office:value="72">
                <text:p>72</text:p>
              </table:table-cell>
              <table:table-cell office:value-type="float" office:value="16085.3322105569">
                <text:p>16085.3322105569</text:p>
              </table:table-cell>
              <table:table-cell office:value-type="float" office:value="20183.3156437986">
                <text:p>20183.3156437986</text:p>
              </table:table-cell>
            </table:table-row>
            <table:table-row>
              <table:table-cell office:value-type="string">
                <text:p>73</text:p>
              </table:table-cell>
              <table:table-cell office:value-type="float" office:value="73">
                <text:p>73</text:p>
              </table:table-cell>
              <table:table-cell office:value-type="float" office:value="16085.3322105569">
                <text:p>16085.3322105569</text:p>
              </table:table-cell>
              <table:table-cell office:value-type="float" office:value="20075.7400423775">
                <text:p>20075.7400423775</text:p>
              </table:table-cell>
            </table:table-row>
            <table:table-row>
              <table:table-cell office:value-type="string">
                <text:p>74</text:p>
              </table:table-cell>
              <table:table-cell office:value-type="float" office:value="74">
                <text:p>74</text:p>
              </table:table-cell>
              <table:table-cell office:value-type="float" office:value="16025.8840106311">
                <text:p>16025.8840106311</text:p>
              </table:table-cell>
              <table:table-cell office:value-type="float" office:value="19985.2580812777">
                <text:p>19985.2580812777</text:p>
              </table:table-cell>
            </table:table-row>
            <table:table-row>
              <table:table-cell office:value-type="string">
                <text:p>75</text:p>
              </table:table-cell>
              <table:table-cell office:value-type="float" office:value="75">
                <text:p>75</text:p>
              </table:table-cell>
              <table:table-cell office:value-type="float" office:value="16025.8840106311">
                <text:p>16025.8840106311</text:p>
              </table:table-cell>
              <table:table-cell office:value-type="float" office:value="19978.3687348915">
                <text:p>19978.3687348915</text:p>
              </table:table-cell>
            </table:table-row>
            <table:table-row>
              <table:table-cell office:value-type="string">
                <text:p>76</text:p>
              </table:table-cell>
              <table:table-cell office:value-type="float" office:value="76">
                <text:p>76</text:p>
              </table:table-cell>
              <table:table-cell office:value-type="float" office:value="15971.8900524947">
                <text:p>15971.8900524947</text:p>
              </table:table-cell>
              <table:table-cell office:value-type="float" office:value="19839.379906807">
                <text:p>19839.379906807</text:p>
              </table:table-cell>
            </table:table-row>
            <table:table-row>
              <table:table-cell office:value-type="string">
                <text:p>77</text:p>
              </table:table-cell>
              <table:table-cell office:value-type="float" office:value="77">
                <text:p>77</text:p>
              </table:table-cell>
              <table:table-cell office:value-type="float" office:value="15971.8900524947">
                <text:p>15971.8900524947</text:p>
              </table:table-cell>
              <table:table-cell office:value-type="float" office:value="19729.2952945266">
                <text:p>19729.2952945266</text:p>
              </table:table-cell>
            </table:table-row>
            <table:table-row>
              <table:table-cell office:value-type="string">
                <text:p>78</text:p>
              </table:table-cell>
              <table:table-cell office:value-type="float" office:value="78">
                <text:p>78</text:p>
              </table:table-cell>
              <table:table-cell office:value-type="float" office:value="16390.3177063646">
                <text:p>16390.3177063646</text:p>
              </table:table-cell>
              <table:table-cell office:value-type="float" office:value="19611.0183530846">
                <text:p>19611.0183530846</text:p>
              </table:table-cell>
            </table:table-row>
            <table:table-row>
              <table:table-cell office:value-type="string">
                <text:p>79</text:p>
              </table:table-cell>
              <table:table-cell office:value-type="float" office:value="79">
                <text:p>79</text:p>
              </table:table-cell>
              <table:table-cell office:value-type="float" office:value="16079.34957997">
                <text:p>16079.34957997</text:p>
              </table:table-cell>
              <table:table-cell office:value-type="float" office:value="19654.6586696693">
                <text:p>19654.6586696693</text:p>
              </table:table-cell>
            </table:table-row>
            <table:table-row>
              <table:table-cell office:value-type="string">
                <text:p>80</text:p>
              </table:table-cell>
              <table:table-cell office:value-type="float" office:value="80">
                <text:p>80</text:p>
              </table:table-cell>
              <table:table-cell office:value-type="float" office:value="16014.5238447929">
                <text:p>16014.5238447929</text:p>
              </table:table-cell>
              <table:table-cell office:value-type="float" office:value="19608.1732405195">
                <text:p>19608.1732405195</text:p>
              </table:table-cell>
            </table:table-row>
            <table:table-row>
              <table:table-cell office:value-type="string">
                <text:p>81</text:p>
              </table:table-cell>
              <table:table-cell office:value-type="float" office:value="81">
                <text:p>81</text:p>
              </table:table-cell>
              <table:table-cell office:value-type="float" office:value="15986.9075192488">
                <text:p>15986.9075192488</text:p>
              </table:table-cell>
              <table:table-cell office:value-type="float" office:value="19690.4885020099">
                <text:p>19690.4885020099</text:p>
              </table:table-cell>
            </table:table-row>
            <table:table-row>
              <table:table-cell office:value-type="string">
                <text:p>82</text:p>
              </table:table-cell>
              <table:table-cell office:value-type="float" office:value="82">
                <text:p>82</text:p>
              </table:table-cell>
              <table:table-cell office:value-type="float" office:value="15986.9075192488">
                <text:p>15986.9075192488</text:p>
              </table:table-cell>
              <table:table-cell office:value-type="float" office:value="19641.1888711578">
                <text:p>19641.1888711578</text:p>
              </table:table-cell>
            </table:table-row>
            <table:table-row>
              <table:table-cell office:value-type="string">
                <text:p>83</text:p>
              </table:table-cell>
              <table:table-cell office:value-type="float" office:value="83">
                <text:p>83</text:p>
              </table:table-cell>
              <table:table-cell office:value-type="float" office:value="15969.1069646638">
                <text:p>15969.1069646638</text:p>
              </table:table-cell>
              <table:table-cell office:value-type="float" office:value="19493.5886502344">
                <text:p>19493.5886502344</text:p>
              </table:table-cell>
            </table:table-row>
            <table:table-row>
              <table:table-cell office:value-type="string">
                <text:p>84</text:p>
              </table:table-cell>
              <table:table-cell office:value-type="float" office:value="84">
                <text:p>84</text:p>
              </table:table-cell>
              <table:table-cell office:value-type="float" office:value="15924.6655455563">
                <text:p>15924.6655455563</text:p>
              </table:table-cell>
              <table:table-cell office:value-type="float" office:value="19192.6696402866">
                <text:p>19192.6696402866</text:p>
              </table:table-cell>
            </table:table-row>
            <table:table-row>
              <table:table-cell office:value-type="string">
                <text:p>85</text:p>
              </table:table-cell>
              <table:table-cell office:value-type="float" office:value="85">
                <text:p>85</text:p>
              </table:table-cell>
              <table:table-cell office:value-type="float" office:value="15798.1978157907">
                <text:p>15798.1978157907</text:p>
              </table:table-cell>
              <table:table-cell office:value-type="float" office:value="19134.8130658527">
                <text:p>19134.8130658527</text:p>
              </table:table-cell>
            </table:table-row>
            <table:table-row>
              <table:table-cell office:value-type="string">
                <text:p>86</text:p>
              </table:table-cell>
              <table:table-cell office:value-type="float" office:value="86">
                <text:p>86</text:p>
              </table:table-cell>
              <table:table-cell office:value-type="float" office:value="15798.1978157907">
                <text:p>15798.1978157907</text:p>
              </table:table-cell>
              <table:table-cell office:value-type="float" office:value="19111.5902521139">
                <text:p>19111.5902521139</text:p>
              </table:table-cell>
            </table:table-row>
            <table:table-row>
              <table:table-cell office:value-type="string">
                <text:p>87</text:p>
              </table:table-cell>
              <table:table-cell office:value-type="float" office:value="87">
                <text:p>87</text:p>
              </table:table-cell>
              <table:table-cell office:value-type="float" office:value="15798.1978157907">
                <text:p>15798.1978157907</text:p>
              </table:table-cell>
              <table:table-cell office:value-type="float" office:value="19164.8418298791">
                <text:p>19164.8418298791</text:p>
              </table:table-cell>
            </table:table-row>
            <table:table-row>
              <table:table-cell office:value-type="string">
                <text:p>88</text:p>
              </table:table-cell>
              <table:table-cell office:value-type="float" office:value="88">
                <text:p>88</text:p>
              </table:table-cell>
              <table:table-cell office:value-type="float" office:value="15790.0179464242">
                <text:p>15790.0179464242</text:p>
              </table:table-cell>
              <table:table-cell office:value-type="float" office:value="19178.8474066773">
                <text:p>19178.8474066773</text:p>
              </table:table-cell>
            </table:table-row>
            <table:table-row>
              <table:table-cell office:value-type="string">
                <text:p>89</text:p>
              </table:table-cell>
              <table:table-cell office:value-type="float" office:value="89">
                <text:p>89</text:p>
              </table:table-cell>
              <table:table-cell office:value-type="float" office:value="15622.4579441186">
                <text:p>15622.4579441186</text:p>
              </table:table-cell>
              <table:table-cell office:value-type="float" office:value="19242.9959878143">
                <text:p>19242.9959878143</text:p>
              </table:table-cell>
            </table:table-row>
            <table:table-row>
              <table:table-cell office:value-type="string">
                <text:p>90</text:p>
              </table:table-cell>
              <table:table-cell office:value-type="float" office:value="90">
                <text:p>90</text:p>
              </table:table-cell>
              <table:table-cell office:value-type="float" office:value="15594.8415175216">
                <text:p>15594.8415175216</text:p>
              </table:table-cell>
              <table:table-cell office:value-type="float" office:value="18995.4155897062">
                <text:p>18995.4155897062</text:p>
              </table:table-cell>
            </table:table-row>
            <table:table-row>
              <table:table-cell office:value-type="string">
                <text:p>91</text:p>
              </table:table-cell>
              <table:table-cell office:value-type="float" office:value="91">
                <text:p>91</text:p>
              </table:table-cell>
              <table:table-cell office:value-type="float" office:value="15584.4996768677">
                <text:p>15584.4996768677</text:p>
              </table:table-cell>
              <table:table-cell office:value-type="float" office:value="19301.8607611905">
                <text:p>19301.8607611905</text:p>
              </table:table-cell>
            </table:table-row>
            <table:table-row>
              <table:table-cell office:value-type="string">
                <text:p>92</text:p>
              </table:table-cell>
              <table:table-cell office:value-type="float" office:value="92">
                <text:p>92</text:p>
              </table:table-cell>
              <table:table-cell office:value-type="float" office:value="15514.9898849404">
                <text:p>15514.9898849404</text:p>
              </table:table-cell>
              <table:table-cell office:value-type="float" office:value="18962.1442108804">
                <text:p>18962.1442108804</text:p>
              </table:table-cell>
            </table:table-row>
            <table:table-row>
              <table:table-cell office:value-type="string">
                <text:p>93</text:p>
              </table:table-cell>
              <table:table-cell office:value-type="float" office:value="93">
                <text:p>93</text:p>
              </table:table-cell>
              <table:table-cell office:value-type="float" office:value="15495.3847557603">
                <text:p>15495.3847557603</text:p>
              </table:table-cell>
              <table:table-cell office:value-type="float" office:value="18888.1805668761">
                <text:p>18888.1805668761</text:p>
              </table:table-cell>
            </table:table-row>
            <table:table-row>
              <table:table-cell office:value-type="string">
                <text:p>94</text:p>
              </table:table-cell>
              <table:table-cell office:value-type="float" office:value="94">
                <text:p>94</text:p>
              </table:table-cell>
              <table:table-cell office:value-type="float" office:value="15442.7709349534">
                <text:p>15442.7709349534</text:p>
              </table:table-cell>
              <table:table-cell office:value-type="float" office:value="18576.1535869658">
                <text:p>18576.1535869658</text:p>
              </table:table-cell>
            </table:table-row>
            <table:table-row>
              <table:table-cell office:value-type="string">
                <text:p>95</text:p>
              </table:table-cell>
              <table:table-cell office:value-type="float" office:value="95">
                <text:p>95</text:p>
              </table:table-cell>
              <table:table-cell office:value-type="float" office:value="15429.7542011514">
                <text:p>15429.7542011514</text:p>
              </table:table-cell>
              <table:table-cell office:value-type="float" office:value="18722.2930921971">
                <text:p>18722.2930921971</text:p>
              </table:table-cell>
            </table:table-row>
            <table:table-row>
              <table:table-cell office:value-type="string">
                <text:p>96</text:p>
              </table:table-cell>
              <table:table-cell office:value-type="float" office:value="96">
                <text:p>96</text:p>
              </table:table-cell>
              <table:table-cell office:value-type="float" office:value="15394.974751124">
                <text:p>15394.974751124</text:p>
              </table:table-cell>
              <table:table-cell office:value-type="float" office:value="18719.6008471221">
                <text:p>18719.6008471221</text:p>
              </table:table-cell>
            </table:table-row>
            <table:table-row>
              <table:table-cell office:value-type="string">
                <text:p>97</text:p>
              </table:table-cell>
              <table:table-cell office:value-type="float" office:value="97">
                <text:p>97</text:p>
              </table:table-cell>
              <table:table-cell office:value-type="float" office:value="15394.974751124">
                <text:p>15394.974751124</text:p>
              </table:table-cell>
              <table:table-cell office:value-type="float" office:value="18727.9275254759">
                <text:p>18727.9275254759</text:p>
              </table:table-cell>
            </table:table-row>
            <table:table-row>
              <table:table-cell office:value-type="string">
                <text:p>98</text:p>
              </table:table-cell>
              <table:table-cell office:value-type="float" office:value="98">
                <text:p>98</text:p>
              </table:table-cell>
              <table:table-cell office:value-type="float" office:value="15356.7196004853">
                <text:p>15356.7196004853</text:p>
              </table:table-cell>
              <table:table-cell office:value-type="float" office:value="18533.7251821471">
                <text:p>18533.7251821471</text:p>
              </table:table-cell>
            </table:table-row>
            <table:table-row>
              <table:table-cell office:value-type="string">
                <text:p>99</text:p>
              </table:table-cell>
              <table:table-cell office:value-type="float" office:value="99">
                <text:p>99</text:p>
              </table:table-cell>
              <table:table-cell office:value-type="float" office:value="15356.7196004853">
                <text:p>15356.7196004853</text:p>
              </table:table-cell>
              <table:table-cell office:value-type="float" office:value="18337.9410234526">
                <text:p>18337.9410234526</text:p>
              </table:table-cell>
            </table:table-row>
            <table:table-row>
              <table:table-cell office:value-type="string">
                <text:p>100</text:p>
              </table:table-cell>
              <table:table-cell office:value-type="float" office:value="100">
                <text:p>100</text:p>
              </table:table-cell>
              <table:table-cell office:value-type="float" office:value="15356.7196004853">
                <text:p>15356.7196004853</text:p>
              </table:table-cell>
              <table:table-cell office:value-type="float" office:value="18351.1600216596">
                <text:p>18351.1600216596</text:p>
              </table:table-cell>
            </table:table-row>
            <table:table-row>
              <table:table-cell office:value-type="string">
                <text:p>101</text:p>
              </table:table-cell>
              <table:table-cell office:value-type="float" office:value="101">
                <text:p>101</text:p>
              </table:table-cell>
              <table:table-cell office:value-type="float" office:value="16408.8419016839">
                <text:p>16408.8419016839</text:p>
              </table:table-cell>
              <table:table-cell office:value-type="float" office:value="18380.667770641">
                <text:p>18380.667770641</text:p>
              </table:table-cell>
            </table:table-row>
            <table:table-row>
              <table:table-cell office:value-type="string">
                <text:p>102</text:p>
              </table:table-cell>
              <table:table-cell office:value-type="float" office:value="102">
                <text:p>102</text:p>
              </table:table-cell>
              <table:table-cell office:value-type="float" office:value="15292.1086807686">
                <text:p>15292.1086807686</text:p>
              </table:table-cell>
              <table:table-cell office:value-type="float" office:value="18595.1856963447">
                <text:p>18595.1856963447</text:p>
              </table:table-cell>
            </table:table-row>
            <table:table-row>
              <table:table-cell office:value-type="string">
                <text:p>103</text:p>
              </table:table-cell>
              <table:table-cell office:value-type="float" office:value="103">
                <text:p>103</text:p>
              </table:table-cell>
              <table:table-cell office:value-type="float" office:value="15528.6792831597">
                <text:p>15528.6792831597</text:p>
              </table:table-cell>
              <table:table-cell office:value-type="float" office:value="18433.7321596607">
                <text:p>18433.7321596607</text:p>
              </table:table-cell>
            </table:table-row>
            <table:table-row>
              <table:table-cell office:value-type="string">
                <text:p>104</text:p>
              </table:table-cell>
              <table:table-cell office:value-type="float" office:value="104">
                <text:p>104</text:p>
              </table:table-cell>
              <table:table-cell office:value-type="float" office:value="15449.3953825507">
                <text:p>15449.3953825507</text:p>
              </table:table-cell>
              <table:table-cell office:value-type="float" office:value="18432.087600906">
                <text:p>18432.087600906</text:p>
              </table:table-cell>
            </table:table-row>
            <table:table-row>
              <table:table-cell office:value-type="string">
                <text:p>105</text:p>
              </table:table-cell>
              <table:table-cell office:value-type="float" office:value="105">
                <text:p>105</text:p>
              </table:table-cell>
              <table:table-cell office:value-type="float" office:value="15433.8487279157">
                <text:p>15433.8487279157</text:p>
              </table:table-cell>
              <table:table-cell office:value-type="float" office:value="18435.8630837782">
                <text:p>18435.8630837782</text:p>
              </table:table-cell>
            </table:table-row>
            <table:table-row>
              <table:table-cell office:value-type="string">
                <text:p>106</text:p>
              </table:table-cell>
              <table:table-cell office:value-type="float" office:value="106">
                <text:p>106</text:p>
              </table:table-cell>
              <table:table-cell office:value-type="float" office:value="15379.4292530474">
                <text:p>15379.4292530474</text:p>
              </table:table-cell>
              <table:table-cell office:value-type="float" office:value="18427.9587364514">
                <text:p>18427.9587364514</text:p>
              </table:table-cell>
            </table:table-row>
            <table:table-row>
              <table:table-cell office:value-type="string">
                <text:p>107</text:p>
              </table:table-cell>
              <table:table-cell office:value-type="float" office:value="107">
                <text:p>107</text:p>
              </table:table-cell>
              <table:table-cell office:value-type="float" office:value="15349.7177327885">
                <text:p>15349.7177327885</text:p>
              </table:table-cell>
              <table:table-cell office:value-type="float" office:value="18252.0129338826">
                <text:p>18252.0129338826</text:p>
              </table:table-cell>
            </table:table-row>
            <table:table-row>
              <table:table-cell office:value-type="string">
                <text:p>108</text:p>
              </table:table-cell>
              <table:table-cell office:value-type="float" office:value="108">
                <text:p>108</text:p>
              </table:table-cell>
              <table:table-cell office:value-type="float" office:value="15382.1986221251">
                <text:p>15382.1986221251</text:p>
              </table:table-cell>
              <table:table-cell office:value-type="float" office:value="18178.4506125659">
                <text:p>18178.4506125659</text:p>
              </table:table-cell>
            </table:table-row>
            <table:table-row>
              <table:table-cell office:value-type="string">
                <text:p>109</text:p>
              </table:table-cell>
              <table:table-cell office:value-type="float" office:value="109">
                <text:p>109</text:p>
              </table:table-cell>
              <table:table-cell office:value-type="float" office:value="15534.6952874488">
                <text:p>15534.6952874488</text:p>
              </table:table-cell>
              <table:table-cell office:value-type="float" office:value="18204.1705216149">
                <text:p>18204.1705216149</text:p>
              </table:table-cell>
            </table:table-row>
            <table:table-row>
              <table:table-cell office:value-type="string">
                <text:p>110</text:p>
              </table:table-cell>
              <table:table-cell office:value-type="float" office:value="110">
                <text:p>110</text:p>
              </table:table-cell>
              <table:table-cell office:value-type="float" office:value="15338.3508510082">
                <text:p>15338.3508510082</text:p>
              </table:table-cell>
              <table:table-cell office:value-type="float" office:value="18208.2114798264">
                <text:p>18208.2114798264</text:p>
              </table:table-cell>
            </table:table-row>
            <table:table-row>
              <table:table-cell office:value-type="string">
                <text:p>111</text:p>
              </table:table-cell>
              <table:table-cell office:value-type="float" office:value="111">
                <text:p>111</text:p>
              </table:table-cell>
              <table:table-cell office:value-type="float" office:value="15205.8708719993">
                <text:p>15205.8708719993</text:p>
              </table:table-cell>
              <table:table-cell office:value-type="float" office:value="18375.3734097246">
                <text:p>18375.3734097246</text:p>
              </table:table-cell>
            </table:table-row>
            <table:table-row>
              <table:table-cell office:value-type="string">
                <text:p>112</text:p>
              </table:table-cell>
              <table:table-cell office:value-type="float" office:value="112">
                <text:p>112</text:p>
              </table:table-cell>
              <table:table-cell office:value-type="float" office:value="15187.4934347519">
                <text:p>15187.4934347519</text:p>
              </table:table-cell>
              <table:table-cell office:value-type="float" office:value="18533.4059930348">
                <text:p>18533.4059930348</text:p>
              </table:table-cell>
            </table:table-row>
            <table:table-row>
              <table:table-cell office:value-type="string">
                <text:p>113</text:p>
              </table:table-cell>
              <table:table-cell office:value-type="float" office:value="113">
                <text:p>113</text:p>
              </table:table-cell>
              <table:table-cell office:value-type="float" office:value="15187.4934347519">
                <text:p>15187.4934347519</text:p>
              </table:table-cell>
              <table:table-cell office:value-type="float" office:value="18408.3726325025">
                <text:p>18408.3726325025</text:p>
              </table:table-cell>
            </table:table-row>
            <table:table-row>
              <table:table-cell office:value-type="string">
                <text:p>114</text:p>
              </table:table-cell>
              <table:table-cell office:value-type="float" office:value="114">
                <text:p>114</text:p>
              </table:table-cell>
              <table:table-cell office:value-type="float" office:value="15155.1131081063">
                <text:p>15155.1131081063</text:p>
              </table:table-cell>
              <table:table-cell office:value-type="float" office:value="18542.5529851521">
                <text:p>18542.5529851521</text:p>
              </table:table-cell>
            </table:table-row>
            <table:table-row>
              <table:table-cell office:value-type="string">
                <text:p>115</text:p>
              </table:table-cell>
              <table:table-cell office:value-type="float" office:value="115">
                <text:p>115</text:p>
              </table:table-cell>
              <table:table-cell office:value-type="float" office:value="15124.7256248735">
                <text:p>15124.7256248735</text:p>
              </table:table-cell>
              <table:table-cell office:value-type="float" office:value="18235.2774590615">
                <text:p>18235.2774590615</text:p>
              </table:table-cell>
            </table:table-row>
            <table:table-row>
              <table:table-cell office:value-type="string">
                <text:p>116</text:p>
              </table:table-cell>
              <table:table-cell office:value-type="float" office:value="116">
                <text:p>116</text:p>
              </table:table-cell>
              <table:table-cell office:value-type="float" office:value="15124.7256248735">
                <text:p>15124.7256248735</text:p>
              </table:table-cell>
              <table:table-cell office:value-type="float" office:value="18329.3441197006">
                <text:p>18329.3441197006</text:p>
              </table:table-cell>
            </table:table-row>
            <table:table-row>
              <table:table-cell office:value-type="string">
                <text:p>117</text:p>
              </table:table-cell>
              <table:table-cell office:value-type="float" office:value="117">
                <text:p>117</text:p>
              </table:table-cell>
              <table:table-cell office:value-type="float" office:value="15414.0648774585">
                <text:p>15414.0648774585</text:p>
              </table:table-cell>
              <table:table-cell office:value-type="float" office:value="18262.7624548">
                <text:p>18262.7624548</text:p>
              </table:table-cell>
            </table:table-row>
            <table:table-row>
              <table:table-cell office:value-type="string">
                <text:p>118</text:p>
              </table:table-cell>
              <table:table-cell office:value-type="float" office:value="118">
                <text:p>118</text:p>
              </table:table-cell>
              <table:table-cell office:value-type="float" office:value="15041.902689806">
                <text:p>15041.902689806</text:p>
              </table:table-cell>
              <table:table-cell office:value-type="float" office:value="18176.0925071055">
                <text:p>18176.0925071055</text:p>
              </table:table-cell>
            </table:table-row>
            <table:table-row>
              <table:table-cell office:value-type="string">
                <text:p>119</text:p>
              </table:table-cell>
              <table:table-cell office:value-type="float" office:value="119">
                <text:p>119</text:p>
              </table:table-cell>
              <table:table-cell office:value-type="float" office:value="14945.1421149038">
                <text:p>14945.1421149038</text:p>
              </table:table-cell>
              <table:table-cell office:value-type="float" office:value="18195.6056872916">
                <text:p>18195.6056872916</text:p>
              </table:table-cell>
            </table:table-row>
            <table:table-row>
              <table:table-cell office:value-type="string">
                <text:p>120</text:p>
              </table:table-cell>
              <table:table-cell office:value-type="float" office:value="120">
                <text:p>120</text:p>
              </table:table-cell>
              <table:table-cell office:value-type="float" office:value="14945.1421149038">
                <text:p>14945.1421149038</text:p>
              </table:table-cell>
              <table:table-cell office:value-type="float" office:value="18255.6629443723">
                <text:p>18255.6629443723</text:p>
              </table:table-cell>
            </table:table-row>
            <table:table-row>
              <table:table-cell office:value-type="string">
                <text:p>121</text:p>
              </table:table-cell>
              <table:table-cell office:value-type="float" office:value="121">
                <text:p>121</text:p>
              </table:table-cell>
              <table:table-cell office:value-type="float" office:value="14954.7081707803">
                <text:p>14954.7081707803</text:p>
              </table:table-cell>
              <table:table-cell office:value-type="float" office:value="18136.2074992309">
                <text:p>18136.2074992309</text:p>
              </table:table-cell>
            </table:table-row>
            <table:table-row>
              <table:table-cell office:value-type="string">
                <text:p>122</text:p>
              </table:table-cell>
              <table:table-cell office:value-type="float" office:value="122">
                <text:p>122</text:p>
              </table:table-cell>
              <table:table-cell office:value-type="float" office:value="16092.1576004793">
                <text:p>16092.1576004793</text:p>
              </table:table-cell>
              <table:table-cell office:value-type="float" office:value="18184.9282458403">
                <text:p>18184.9282458403</text:p>
              </table:table-cell>
            </table:table-row>
            <table:table-row>
              <table:table-cell office:value-type="string">
                <text:p>123</text:p>
              </table:table-cell>
              <table:table-cell office:value-type="float" office:value="123">
                <text:p>123</text:p>
              </table:table-cell>
              <table:table-cell office:value-type="float" office:value="14923.9433048028">
                <text:p>14923.9433048028</text:p>
              </table:table-cell>
              <table:table-cell office:value-type="float" office:value="18065.9123499413">
                <text:p>18065.9123499413</text:p>
              </table:table-cell>
            </table:table-row>
            <table:table-row>
              <table:table-cell office:value-type="string">
                <text:p>124</text:p>
              </table:table-cell>
              <table:table-cell office:value-type="float" office:value="124">
                <text:p>124</text:p>
              </table:table-cell>
              <table:table-cell office:value-type="float" office:value="14908.1679760835">
                <text:p>14908.1679760835</text:p>
              </table:table-cell>
              <table:table-cell office:value-type="float" office:value="17973.9896347153">
                <text:p>17973.9896347153</text:p>
              </table:table-cell>
            </table:table-row>
            <table:table-row>
              <table:table-cell office:value-type="string">
                <text:p>125</text:p>
              </table:table-cell>
              <table:table-cell office:value-type="float" office:value="125">
                <text:p>125</text:p>
              </table:table-cell>
              <table:table-cell office:value-type="float" office:value="14879.8745658098">
                <text:p>14879.8745658098</text:p>
              </table:table-cell>
              <table:table-cell office:value-type="float" office:value="18279.8731383565">
                <text:p>18279.8731383565</text:p>
              </table:table-cell>
            </table:table-row>
            <table:table-row>
              <table:table-cell office:value-type="string">
                <text:p>126</text:p>
              </table:table-cell>
              <table:table-cell office:value-type="float" office:value="126">
                <text:p>126</text:p>
              </table:table-cell>
              <table:table-cell office:value-type="float" office:value="14879.8745658098">
                <text:p>14879.8745658098</text:p>
              </table:table-cell>
              <table:table-cell office:value-type="float" office:value="18074.1271968333">
                <text:p>18074.1271968333</text:p>
              </table:table-cell>
            </table:table-row>
            <table:table-row>
              <table:table-cell office:value-type="string">
                <text:p>127</text:p>
              </table:table-cell>
              <table:table-cell office:value-type="float" office:value="127">
                <text:p>127</text:p>
              </table:table-cell>
              <table:table-cell office:value-type="float" office:value="14879.8745658098">
                <text:p>14879.8745658098</text:p>
              </table:table-cell>
              <table:table-cell office:value-type="float" office:value="18271.7161013609">
                <text:p>18271.7161013609</text:p>
              </table:table-cell>
            </table:table-row>
            <table:table-row>
              <table:table-cell office:value-type="string">
                <text:p>128</text:p>
              </table:table-cell>
              <table:table-cell office:value-type="float" office:value="128">
                <text:p>128</text:p>
              </table:table-cell>
              <table:table-cell office:value-type="float" office:value="15338.1048299974">
                <text:p>15338.1048299974</text:p>
              </table:table-cell>
              <table:table-cell office:value-type="float" office:value="18394.5548764017">
                <text:p>18394.5548764017</text:p>
              </table:table-cell>
            </table:table-row>
            <table:table-row>
              <table:table-cell office:value-type="string">
                <text:p>129</text:p>
              </table:table-cell>
              <table:table-cell office:value-type="float" office:value="129">
                <text:p>129</text:p>
              </table:table-cell>
              <table:table-cell office:value-type="float" office:value="14934.9931001444">
                <text:p>14934.9931001444</text:p>
              </table:table-cell>
              <table:table-cell office:value-type="float" office:value="18145.1944091106">
                <text:p>18145.1944091106</text:p>
              </table:table-cell>
            </table:table-row>
            <table:table-row>
              <table:table-cell office:value-type="string">
                <text:p>130</text:p>
              </table:table-cell>
              <table:table-cell office:value-type="float" office:value="130">
                <text:p>130</text:p>
              </table:table-cell>
              <table:table-cell office:value-type="float" office:value="14933.1954185422">
                <text:p>14933.1954185422</text:p>
              </table:table-cell>
              <table:table-cell office:value-type="float" office:value="17988.8818498861">
                <text:p>17988.8818498861</text:p>
              </table:table-cell>
            </table:table-row>
            <table:table-row>
              <table:table-cell office:value-type="string">
                <text:p>131</text:p>
              </table:table-cell>
              <table:table-cell office:value-type="float" office:value="131">
                <text:p>131</text:p>
              </table:table-cell>
              <table:table-cell office:value-type="float" office:value="14859.7425293742">
                <text:p>14859.7425293742</text:p>
              </table:table-cell>
              <table:table-cell office:value-type="float" office:value="17989.5547799814">
                <text:p>17989.5547799814</text:p>
              </table:table-cell>
            </table:table-row>
            <table:table-row>
              <table:table-cell office:value-type="string">
                <text:p>132</text:p>
              </table:table-cell>
              <table:table-cell office:value-type="float" office:value="132">
                <text:p>132</text:p>
              </table:table-cell>
              <table:table-cell office:value-type="float" office:value="14671.8175898537">
                <text:p>14671.8175898537</text:p>
              </table:table-cell>
              <table:table-cell office:value-type="float" office:value="17893.497619072">
                <text:p>17893.497619072</text:p>
              </table:table-cell>
            </table:table-row>
            <table:table-row>
              <table:table-cell office:value-type="string">
                <text:p>133</text:p>
              </table:table-cell>
              <table:table-cell office:value-type="float" office:value="133">
                <text:p>133</text:p>
              </table:table-cell>
              <table:table-cell office:value-type="float" office:value="14671.8175898537">
                <text:p>14671.8175898537</text:p>
              </table:table-cell>
              <table:table-cell office:value-type="float" office:value="17944.2533900418">
                <text:p>17944.2533900418</text:p>
              </table:table-cell>
            </table:table-row>
            <table:table-row>
              <table:table-cell office:value-type="string">
                <text:p>134</text:p>
              </table:table-cell>
              <table:table-cell office:value-type="float" office:value="134">
                <text:p>134</text:p>
              </table:table-cell>
              <table:table-cell office:value-type="float" office:value="14671.8175898537">
                <text:p>14671.8175898537</text:p>
              </table:table-cell>
              <table:table-cell office:value-type="float" office:value="17902.5543366966">
                <text:p>17902.5543366966</text:p>
              </table:table-cell>
            </table:table-row>
            <table:table-row>
              <table:table-cell office:value-type="string">
                <text:p>135</text:p>
              </table:table-cell>
              <table:table-cell office:value-type="float" office:value="135">
                <text:p>135</text:p>
              </table:table-cell>
              <table:table-cell office:value-type="float" office:value="14628.4971925066">
                <text:p>14628.4971925066</text:p>
              </table:table-cell>
              <table:table-cell office:value-type="float" office:value="17847.1717887155">
                <text:p>17847.1717887155</text:p>
              </table:table-cell>
            </table:table-row>
            <table:table-row>
              <table:table-cell office:value-type="string">
                <text:p>136</text:p>
              </table:table-cell>
              <table:table-cell office:value-type="float" office:value="136">
                <text:p>136</text:p>
              </table:table-cell>
              <table:table-cell office:value-type="float" office:value="14628.4971925066">
                <text:p>14628.4971925066</text:p>
              </table:table-cell>
              <table:table-cell office:value-type="float" office:value="17812.9839674357">
                <text:p>17812.9839674357</text:p>
              </table:table-cell>
            </table:table-row>
            <table:table-row>
              <table:table-cell office:value-type="string">
                <text:p>137</text:p>
              </table:table-cell>
              <table:table-cell office:value-type="float" office:value="137">
                <text:p>137</text:p>
              </table:table-cell>
              <table:table-cell office:value-type="float" office:value="14628.4971925066">
                <text:p>14628.4971925066</text:p>
              </table:table-cell>
              <table:table-cell office:value-type="float" office:value="17772.9149154589">
                <text:p>17772.9149154589</text:p>
              </table:table-cell>
            </table:table-row>
            <table:table-row>
              <table:table-cell office:value-type="string">
                <text:p>138</text:p>
              </table:table-cell>
              <table:table-cell office:value-type="float" office:value="138">
                <text:p>138</text:p>
              </table:table-cell>
              <table:table-cell office:value-type="float" office:value="14768.469663531">
                <text:p>14768.469663531</text:p>
              </table:table-cell>
              <table:table-cell office:value-type="float" office:value="17938.1414866129">
                <text:p>17938.1414866129</text:p>
              </table:table-cell>
            </table:table-row>
            <table:table-row>
              <table:table-cell office:value-type="string">
                <text:p>139</text:p>
              </table:table-cell>
              <table:table-cell office:value-type="float" office:value="139">
                <text:p>139</text:p>
              </table:table-cell>
              <table:table-cell office:value-type="float" office:value="14625.0187772106">
                <text:p>14625.0187772106</text:p>
              </table:table-cell>
              <table:table-cell office:value-type="float" office:value="18024.4864166364">
                <text:p>18024.4864166364</text:p>
              </table:table-cell>
            </table:table-row>
            <table:table-row>
              <table:table-cell office:value-type="string">
                <text:p>140</text:p>
              </table:table-cell>
              <table:table-cell office:value-type="float" office:value="140">
                <text:p>140</text:p>
              </table:table-cell>
              <table:table-cell office:value-type="float" office:value="14627.6342339498">
                <text:p>14627.6342339498</text:p>
              </table:table-cell>
              <table:table-cell office:value-type="float" office:value="18038.0250320554">
                <text:p>18038.0250320554</text:p>
              </table:table-cell>
            </table:table-row>
            <table:table-row>
              <table:table-cell office:value-type="string">
                <text:p>141</text:p>
              </table:table-cell>
              <table:table-cell office:value-type="float" office:value="141">
                <text:p>141</text:p>
              </table:table-cell>
              <table:table-cell office:value-type="float" office:value="14508.6235776049">
                <text:p>14508.6235776049</text:p>
              </table:table-cell>
              <table:table-cell office:value-type="float" office:value="18150.2365882925">
                <text:p>18150.2365882925</text:p>
              </table:table-cell>
            </table:table-row>
            <table:table-row>
              <table:table-cell office:value-type="string">
                <text:p>142</text:p>
              </table:table-cell>
              <table:table-cell office:value-type="float" office:value="142">
                <text:p>142</text:p>
              </table:table-cell>
              <table:table-cell office:value-type="float" office:value="14473.4646178268">
                <text:p>14473.4646178268</text:p>
              </table:table-cell>
              <table:table-cell office:value-type="float" office:value="17999.74577132">
                <text:p>17999.74577132</text:p>
              </table:table-cell>
            </table:table-row>
            <table:table-row>
              <table:table-cell office:value-type="string">
                <text:p>143</text:p>
              </table:table-cell>
              <table:table-cell office:value-type="float" office:value="143">
                <text:p>143</text:p>
              </table:table-cell>
              <table:table-cell office:value-type="float" office:value="14473.4646178268">
                <text:p>14473.4646178268</text:p>
              </table:table-cell>
              <table:table-cell office:value-type="float" office:value="18168.3617533502">
                <text:p>18168.3617533502</text:p>
              </table:table-cell>
            </table:table-row>
            <table:table-row>
              <table:table-cell office:value-type="string">
                <text:p>144</text:p>
              </table:table-cell>
              <table:table-cell office:value-type="float" office:value="144">
                <text:p>144</text:p>
              </table:table-cell>
              <table:table-cell office:value-type="float" office:value="14471.1948624678">
                <text:p>14471.1948624678</text:p>
              </table:table-cell>
              <table:table-cell office:value-type="float" office:value="17757.7092017557">
                <text:p>17757.7092017557</text:p>
              </table:table-cell>
            </table:table-row>
            <table:table-row>
              <table:table-cell office:value-type="string">
                <text:p>145</text:p>
              </table:table-cell>
              <table:table-cell office:value-type="float" office:value="145">
                <text:p>145</text:p>
              </table:table-cell>
              <table:table-cell office:value-type="float" office:value="14466.3788655399">
                <text:p>14466.3788655399</text:p>
              </table:table-cell>
              <table:table-cell office:value-type="float" office:value="17741.188658588">
                <text:p>17741.188658588</text:p>
              </table:table-cell>
            </table:table-row>
            <table:table-row>
              <table:table-cell office:value-type="string">
                <text:p>146</text:p>
              </table:table-cell>
              <table:table-cell office:value-type="float" office:value="146">
                <text:p>146</text:p>
              </table:table-cell>
              <table:table-cell office:value-type="float" office:value="14466.3788655399">
                <text:p>14466.3788655399</text:p>
              </table:table-cell>
              <table:table-cell office:value-type="float" office:value="17679.932945438">
                <text:p>17679.932945438</text:p>
              </table:table-cell>
            </table:table-row>
            <table:table-row>
              <table:table-cell office:value-type="string">
                <text:p>147</text:p>
              </table:table-cell>
              <table:table-cell office:value-type="float" office:value="147">
                <text:p>147</text:p>
              </table:table-cell>
              <table:table-cell office:value-type="float" office:value="14443.1118130848">
                <text:p>14443.1118130848</text:p>
              </table:table-cell>
              <table:table-cell office:value-type="float" office:value="17736.9696512966">
                <text:p>17736.9696512966</text:p>
              </table:table-cell>
            </table:table-row>
            <table:table-row>
              <table:table-cell office:value-type="string">
                <text:p>148</text:p>
              </table:table-cell>
              <table:table-cell office:value-type="float" office:value="148">
                <text:p>148</text:p>
              </table:table-cell>
              <table:table-cell office:value-type="float" office:value="14377.0424828509">
                <text:p>14377.0424828509</text:p>
              </table:table-cell>
              <table:table-cell office:value-type="float" office:value="17746.4557311315">
                <text:p>17746.4557311315</text:p>
              </table:table-cell>
            </table:table-row>
            <table:table-row>
              <table:table-cell office:value-type="string">
                <text:p>149</text:p>
              </table:table-cell>
              <table:table-cell office:value-type="float" office:value="149">
                <text:p>149</text:p>
              </table:table-cell>
              <table:table-cell office:value-type="float" office:value="14333.8881910187">
                <text:p>14333.8881910187</text:p>
              </table:table-cell>
              <table:table-cell office:value-type="float" office:value="17749.5778115642">
                <text:p>17749.5778115642</text:p>
              </table:table-cell>
            </table:table-row>
            <table:table-row>
              <table:table-cell office:value-type="string">
                <text:p>150</text:p>
              </table:table-cell>
              <table:table-cell office:value-type="float" office:value="150">
                <text:p>150</text:p>
              </table:table-cell>
              <table:table-cell office:value-type="float" office:value="14969.0317419964">
                <text:p>14969.0317419964</text:p>
              </table:table-cell>
              <table:table-cell office:value-type="float" office:value="17606.569996341">
                <text:p>17606.569996341</text:p>
              </table:table-cell>
            </table:table-row>
            <table:table-row>
              <table:table-cell office:value-type="string">
                <text:p>151</text:p>
              </table:table-cell>
              <table:table-cell office:value-type="float" office:value="151">
                <text:p>151</text:p>
              </table:table-cell>
              <table:table-cell office:value-type="float" office:value="14333.8881910187">
                <text:p>14333.8881910187</text:p>
              </table:table-cell>
              <table:table-cell office:value-type="float" office:value="17989.6890844648">
                <text:p>17989.6890844648</text:p>
              </table:table-cell>
            </table:table-row>
            <table:table-row>
              <table:table-cell office:value-type="string">
                <text:p>152</text:p>
              </table:table-cell>
              <table:table-cell office:value-type="float" office:value="152">
                <text:p>152</text:p>
              </table:table-cell>
              <table:table-cell office:value-type="float" office:value="14287.2164391618">
                <text:p>14287.2164391618</text:p>
              </table:table-cell>
              <table:table-cell office:value-type="float" office:value="18021.4543606268">
                <text:p>18021.4543606268</text:p>
              </table:table-cell>
            </table:table-row>
            <table:table-row>
              <table:table-cell office:value-type="string">
                <text:p>153</text:p>
              </table:table-cell>
              <table:table-cell office:value-type="float" office:value="153">
                <text:p>153</text:p>
              </table:table-cell>
              <table:table-cell office:value-type="float" office:value="14214.1589993413">
                <text:p>14214.1589993413</text:p>
              </table:table-cell>
              <table:table-cell office:value-type="float" office:value="18068.4252287851">
                <text:p>18068.4252287851</text:p>
              </table:table-cell>
            </table:table-row>
            <table:table-row>
              <table:table-cell office:value-type="string">
                <text:p>154</text:p>
              </table:table-cell>
              <table:table-cell office:value-type="float" office:value="154">
                <text:p>154</text:p>
              </table:table-cell>
              <table:table-cell office:value-type="float" office:value="14214.1589993413">
                <text:p>14214.1589993413</text:p>
              </table:table-cell>
              <table:table-cell office:value-type="float" office:value="18031.5485179772">
                <text:p>18031.5485179772</text:p>
              </table:table-cell>
            </table:table-row>
            <table:table-row>
              <table:table-cell office:value-type="string">
                <text:p>155</text:p>
              </table:table-cell>
              <table:table-cell office:value-type="float" office:value="155">
                <text:p>155</text:p>
              </table:table-cell>
              <table:table-cell office:value-type="float" office:value="14214.1589993413">
                <text:p>14214.1589993413</text:p>
              </table:table-cell>
              <table:table-cell office:value-type="float" office:value="17980.918687906">
                <text:p>17980.918687906</text:p>
              </table:table-cell>
            </table:table-row>
            <table:table-row>
              <table:table-cell office:value-type="string">
                <text:p>156</text:p>
              </table:table-cell>
              <table:table-cell office:value-type="float" office:value="156">
                <text:p>156</text:p>
              </table:table-cell>
              <table:table-cell office:value-type="float" office:value="14214.1589993413">
                <text:p>14214.1589993413</text:p>
              </table:table-cell>
              <table:table-cell office:value-type="float" office:value="17917.3094448044">
                <text:p>17917.3094448044</text:p>
              </table:table-cell>
            </table:table-row>
            <table:table-row>
              <table:table-cell office:value-type="string">
                <text:p>157</text:p>
              </table:table-cell>
              <table:table-cell office:value-type="float" office:value="157">
                <text:p>157</text:p>
              </table:table-cell>
              <table:table-cell office:value-type="float" office:value="14214.1589993413">
                <text:p>14214.1589993413</text:p>
              </table:table-cell>
              <table:table-cell office:value-type="float" office:value="17934.7165651718">
                <text:p>17934.7165651718</text:p>
              </table:table-cell>
            </table:table-row>
            <table:table-row>
              <table:table-cell office:value-type="string">
                <text:p>158</text:p>
              </table:table-cell>
              <table:table-cell office:value-type="float" office:value="158">
                <text:p>158</text:p>
              </table:table-cell>
              <table:table-cell office:value-type="float" office:value="14165.5346779254">
                <text:p>14165.5346779254</text:p>
              </table:table-cell>
              <table:table-cell office:value-type="float" office:value="17871.0734553546">
                <text:p>17871.0734553546</text:p>
              </table:table-cell>
            </table:table-row>
            <table:table-row>
              <table:table-cell office:value-type="string">
                <text:p>159</text:p>
              </table:table-cell>
              <table:table-cell office:value-type="float" office:value="159">
                <text:p>159</text:p>
              </table:table-cell>
              <table:table-cell office:value-type="float" office:value="14165.5346779254">
                <text:p>14165.5346779254</text:p>
              </table:table-cell>
              <table:table-cell office:value-type="float" office:value="17663.18036521">
                <text:p>17663.18036521</text:p>
              </table:table-cell>
            </table:table-row>
            <table:table-row>
              <table:table-cell office:value-type="string">
                <text:p>160</text:p>
              </table:table-cell>
              <table:table-cell office:value-type="float" office:value="160">
                <text:p>160</text:p>
              </table:table-cell>
              <table:table-cell office:value-type="float" office:value="14015.3403938603">
                <text:p>14015.3403938603</text:p>
              </table:table-cell>
              <table:table-cell office:value-type="float" office:value="17666.666773033">
                <text:p>17666.666773033</text:p>
              </table:table-cell>
            </table:table-row>
            <table:table-row>
              <table:table-cell office:value-type="string">
                <text:p>161</text:p>
              </table:table-cell>
              <table:table-cell office:value-type="float" office:value="161">
                <text:p>161</text:p>
              </table:table-cell>
              <table:table-cell office:value-type="float" office:value="13889.240505668">
                <text:p>13889.240505668</text:p>
              </table:table-cell>
              <table:table-cell office:value-type="float" office:value="17837.2409947864">
                <text:p>17837.2409947864</text:p>
              </table:table-cell>
            </table:table-row>
            <table:table-row>
              <table:table-cell office:value-type="string">
                <text:p>162</text:p>
              </table:table-cell>
              <table:table-cell office:value-type="float" office:value="162">
                <text:p>162</text:p>
              </table:table-cell>
              <table:table-cell office:value-type="float" office:value="13889.240505668">
                <text:p>13889.240505668</text:p>
              </table:table-cell>
              <table:table-cell office:value-type="float" office:value="17818.2024564635">
                <text:p>17818.2024564635</text:p>
              </table:table-cell>
            </table:table-row>
            <table:table-row>
              <table:table-cell office:value-type="string">
                <text:p>163</text:p>
              </table:table-cell>
              <table:table-cell office:value-type="float" office:value="163">
                <text:p>163</text:p>
              </table:table-cell>
              <table:table-cell office:value-type="float" office:value="13889.240505668">
                <text:p>13889.240505668</text:p>
              </table:table-cell>
              <table:table-cell office:value-type="float" office:value="17868.0251416262">
                <text:p>17868.0251416262</text:p>
              </table:table-cell>
            </table:table-row>
            <table:table-row>
              <table:table-cell office:value-type="string">
                <text:p>164</text:p>
              </table:table-cell>
              <table:table-cell office:value-type="float" office:value="164">
                <text:p>164</text:p>
              </table:table-cell>
              <table:table-cell office:value-type="float" office:value="13889.240505668">
                <text:p>13889.240505668</text:p>
              </table:table-cell>
              <table:table-cell office:value-type="float" office:value="18068.3453885545">
                <text:p>18068.3453885545</text:p>
              </table:table-cell>
            </table:table-row>
            <table:table-row>
              <table:table-cell office:value-type="string">
                <text:p>165</text:p>
              </table:table-cell>
              <table:table-cell office:value-type="float" office:value="165">
                <text:p>165</text:p>
              </table:table-cell>
              <table:table-cell office:value-type="float" office:value="13889.240505668">
                <text:p>13889.240505668</text:p>
              </table:table-cell>
              <table:table-cell office:value-type="float" office:value="18171.3331872889">
                <text:p>18171.3331872889</text:p>
              </table:table-cell>
            </table:table-row>
            <table:table-row>
              <table:table-cell office:value-type="string">
                <text:p>166</text:p>
              </table:table-cell>
              <table:table-cell office:value-type="float" office:value="166">
                <text:p>166</text:p>
              </table:table-cell>
              <table:table-cell office:value-type="float" office:value="13889.240505668">
                <text:p>13889.240505668</text:p>
              </table:table-cell>
              <table:table-cell office:value-type="float" office:value="18075.8821383334">
                <text:p>18075.8821383334</text:p>
              </table:table-cell>
            </table:table-row>
            <table:table-row>
              <table:table-cell office:value-type="string">
                <text:p>167</text:p>
              </table:table-cell>
              <table:table-cell office:value-type="float" office:value="167">
                <text:p>167</text:p>
              </table:table-cell>
              <table:table-cell office:value-type="float" office:value="13889.240505668">
                <text:p>13889.240505668</text:p>
              </table:table-cell>
              <table:table-cell office:value-type="float" office:value="18187.5939654386">
                <text:p>18187.5939654386</text:p>
              </table:table-cell>
            </table:table-row>
            <table:table-row>
              <table:table-cell office:value-type="string">
                <text:p>168</text:p>
              </table:table-cell>
              <table:table-cell office:value-type="float" office:value="168">
                <text:p>168</text:p>
              </table:table-cell>
              <table:table-cell office:value-type="float" office:value="13889.240505668">
                <text:p>13889.240505668</text:p>
              </table:table-cell>
              <table:table-cell office:value-type="float" office:value="18179.8513175582">
                <text:p>18179.8513175582</text:p>
              </table:table-cell>
            </table:table-row>
            <table:table-row>
              <table:table-cell office:value-type="string">
                <text:p>169</text:p>
              </table:table-cell>
              <table:table-cell office:value-type="float" office:value="169">
                <text:p>169</text:p>
              </table:table-cell>
              <table:table-cell office:value-type="float" office:value="13889.240505668">
                <text:p>13889.240505668</text:p>
              </table:table-cell>
              <table:table-cell office:value-type="float" office:value="18421.6738161491">
                <text:p>18421.6738161491</text:p>
              </table:table-cell>
            </table:table-row>
            <table:table-row>
              <table:table-cell office:value-type="string">
                <text:p>170</text:p>
              </table:table-cell>
              <table:table-cell office:value-type="float" office:value="170">
                <text:p>170</text:p>
              </table:table-cell>
              <table:table-cell office:value-type="float" office:value="13889.240505668">
                <text:p>13889.240505668</text:p>
              </table:table-cell>
              <table:table-cell office:value-type="float" office:value="18317.9092133506">
                <text:p>18317.9092133506</text:p>
              </table:table-cell>
            </table:table-row>
            <table:table-row>
              <table:table-cell office:value-type="string">
                <text:p>171</text:p>
              </table:table-cell>
              <table:table-cell office:value-type="float" office:value="171">
                <text:p>171</text:p>
              </table:table-cell>
              <table:table-cell office:value-type="float" office:value="13889.240505668">
                <text:p>13889.240505668</text:p>
              </table:table-cell>
              <table:table-cell office:value-type="float" office:value="18526.6199442827">
                <text:p>18526.6199442827</text:p>
              </table:table-cell>
            </table:table-row>
            <table:table-row>
              <table:table-cell office:value-type="string">
                <text:p>172</text:p>
              </table:table-cell>
              <table:table-cell office:value-type="float" office:value="172">
                <text:p>172</text:p>
              </table:table-cell>
              <table:table-cell office:value-type="float" office:value="13889.240505668">
                <text:p>13889.240505668</text:p>
              </table:table-cell>
              <table:table-cell office:value-type="float" office:value="18451.6264755">
                <text:p>18451.6264755</text:p>
              </table:table-cell>
            </table:table-row>
            <table:table-row>
              <table:table-cell office:value-type="string">
                <text:p>173</text:p>
              </table:table-cell>
              <table:table-cell office:value-type="float" office:value="173">
                <text:p>173</text:p>
              </table:table-cell>
              <table:table-cell office:value-type="float" office:value="13889.240505668">
                <text:p>13889.240505668</text:p>
              </table:table-cell>
              <table:table-cell office:value-type="float" office:value="18550.8572611833">
                <text:p>18550.8572611833</text:p>
              </table:table-cell>
            </table:table-row>
            <table:table-row>
              <table:table-cell office:value-type="string">
                <text:p>174</text:p>
              </table:table-cell>
              <table:table-cell office:value-type="float" office:value="174">
                <text:p>174</text:p>
              </table:table-cell>
              <table:table-cell office:value-type="float" office:value="14732.2109148089">
                <text:p>14732.2109148089</text:p>
              </table:table-cell>
              <table:table-cell office:value-type="float" office:value="18568.968500161">
                <text:p>18568.968500161</text:p>
              </table:table-cell>
            </table:table-row>
            <table:table-row>
              <table:table-cell office:value-type="string">
                <text:p>175</text:p>
              </table:table-cell>
              <table:table-cell office:value-type="float" office:value="175">
                <text:p>175</text:p>
              </table:table-cell>
              <table:table-cell office:value-type="float" office:value="14160.5376311395">
                <text:p>14160.5376311395</text:p>
              </table:table-cell>
              <table:table-cell office:value-type="float" office:value="18362.4948040074">
                <text:p>18362.4948040074</text:p>
              </table:table-cell>
            </table:table-row>
            <table:table-row>
              <table:table-cell office:value-type="string">
                <text:p>176</text:p>
              </table:table-cell>
              <table:table-cell office:value-type="float" office:value="176">
                <text:p>176</text:p>
              </table:table-cell>
              <table:table-cell office:value-type="float" office:value="14121.6925100546">
                <text:p>14121.6925100546</text:p>
              </table:table-cell>
              <table:table-cell office:value-type="float" office:value="18308.0836377147">
                <text:p>18308.0836377147</text:p>
              </table:table-cell>
            </table:table-row>
            <table:table-row>
              <table:table-cell office:value-type="string">
                <text:p>177</text:p>
              </table:table-cell>
              <table:table-cell office:value-type="float" office:value="177">
                <text:p>177</text:p>
              </table:table-cell>
              <table:table-cell office:value-type="float" office:value="14059.7997979909">
                <text:p>14059.7997979909</text:p>
              </table:table-cell>
              <table:table-cell office:value-type="float" office:value="18303.997767677">
                <text:p>18303.997767677</text:p>
              </table:table-cell>
            </table:table-row>
            <table:table-row>
              <table:table-cell office:value-type="string">
                <text:p>178</text:p>
              </table:table-cell>
              <table:table-cell office:value-type="float" office:value="178">
                <text:p>178</text:p>
              </table:table-cell>
              <table:table-cell office:value-type="float" office:value="14012.0664171261">
                <text:p>14012.0664171261</text:p>
              </table:table-cell>
              <table:table-cell office:value-type="float" office:value="18309.0675829746">
                <text:p>18309.0675829746</text:p>
              </table:table-cell>
            </table:table-row>
            <table:table-row>
              <table:table-cell office:value-type="string">
                <text:p>179</text:p>
              </table:table-cell>
              <table:table-cell office:value-type="float" office:value="179">
                <text:p>179</text:p>
              </table:table-cell>
              <table:table-cell office:value-type="float" office:value="14138.9737268054">
                <text:p>14138.9737268054</text:p>
              </table:table-cell>
              <table:table-cell office:value-type="float" office:value="17957.2657203623">
                <text:p>17957.2657203623</text:p>
              </table:table-cell>
            </table:table-row>
            <table:table-row>
              <table:table-cell office:value-type="string">
                <text:p>180</text:p>
              </table:table-cell>
              <table:table-cell office:value-type="float" office:value="180">
                <text:p>180</text:p>
              </table:table-cell>
              <table:table-cell office:value-type="float" office:value="13797.8585847069">
                <text:p>13797.8585847069</text:p>
              </table:table-cell>
              <table:table-cell office:value-type="float" office:value="18075.2443788624">
                <text:p>18075.2443788624</text:p>
              </table:table-cell>
            </table:table-row>
            <table:table-row>
              <table:table-cell office:value-type="string">
                <text:p>181</text:p>
              </table:table-cell>
              <table:table-cell office:value-type="float" office:value="181">
                <text:p>181</text:p>
              </table:table-cell>
              <table:table-cell office:value-type="float" office:value="14036.8517359694">
                <text:p>14036.8517359694</text:p>
              </table:table-cell>
              <table:table-cell office:value-type="float" office:value="18287.3075595024">
                <text:p>18287.3075595024</text:p>
              </table:table-cell>
            </table:table-row>
            <table:table-row>
              <table:table-cell office:value-type="string">
                <text:p>182</text:p>
              </table:table-cell>
              <table:table-cell office:value-type="float" office:value="182">
                <text:p>182</text:p>
              </table:table-cell>
              <table:table-cell office:value-type="float" office:value="13844.2482456418">
                <text:p>13844.2482456418</text:p>
              </table:table-cell>
              <table:table-cell office:value-type="float" office:value="18163.5205277452">
                <text:p>18163.5205277452</text:p>
              </table:table-cell>
            </table:table-row>
            <table:table-row>
              <table:table-cell office:value-type="string">
                <text:p>183</text:p>
              </table:table-cell>
              <table:table-cell office:value-type="float" office:value="183">
                <text:p>183</text:p>
              </table:table-cell>
              <table:table-cell office:value-type="float" office:value="13816.0701054002">
                <text:p>13816.0701054002</text:p>
              </table:table-cell>
              <table:table-cell office:value-type="float" office:value="18234.9697011305">
                <text:p>18234.9697011305</text:p>
              </table:table-cell>
            </table:table-row>
            <table:table-row>
              <table:table-cell office:value-type="string">
                <text:p>184</text:p>
              </table:table-cell>
              <table:table-cell office:value-type="float" office:value="184">
                <text:p>184</text:p>
              </table:table-cell>
              <table:table-cell office:value-type="float" office:value="13816.0701054002">
                <text:p>13816.0701054002</text:p>
              </table:table-cell>
              <table:table-cell office:value-type="float" office:value="18209.8908422712">
                <text:p>18209.8908422712</text:p>
              </table:table-cell>
            </table:table-row>
            <table:table-row>
              <table:table-cell office:value-type="string">
                <text:p>185</text:p>
              </table:table-cell>
              <table:table-cell office:value-type="float" office:value="185">
                <text:p>185</text:p>
              </table:table-cell>
              <table:table-cell office:value-type="float" office:value="13816.0701054002">
                <text:p>13816.0701054002</text:p>
              </table:table-cell>
              <table:table-cell office:value-type="float" office:value="18282.3637571993">
                <text:p>18282.3637571993</text:p>
              </table:table-cell>
            </table:table-row>
            <table:table-row>
              <table:table-cell office:value-type="string">
                <text:p>186</text:p>
              </table:table-cell>
              <table:table-cell office:value-type="float" office:value="186">
                <text:p>186</text:p>
              </table:table-cell>
              <table:table-cell office:value-type="float" office:value="13816.0701054002">
                <text:p>13816.0701054002</text:p>
              </table:table-cell>
              <table:table-cell office:value-type="float" office:value="18306.1657161046">
                <text:p>18306.1657161046</text:p>
              </table:table-cell>
            </table:table-row>
            <table:table-row>
              <table:table-cell office:value-type="string">
                <text:p>187</text:p>
              </table:table-cell>
              <table:table-cell office:value-type="float" office:value="187">
                <text:p>187</text:p>
              </table:table-cell>
              <table:table-cell office:value-type="float" office:value="13816.0701054002">
                <text:p>13816.0701054002</text:p>
              </table:table-cell>
              <table:table-cell office:value-type="float" office:value="18159.7683534288">
                <text:p>18159.7683534288</text:p>
              </table:table-cell>
            </table:table-row>
            <table:table-row>
              <table:table-cell office:value-type="string">
                <text:p>188</text:p>
              </table:table-cell>
              <table:table-cell office:value-type="float" office:value="188">
                <text:p>188</text:p>
              </table:table-cell>
              <table:table-cell office:value-type="float" office:value="13816.0701054002">
                <text:p>13816.0701054002</text:p>
              </table:table-cell>
              <table:table-cell office:value-type="float" office:value="18270.6793190433">
                <text:p>18270.6793190433</text:p>
              </table:table-cell>
            </table:table-row>
            <table:table-row>
              <table:table-cell office:value-type="string">
                <text:p>189</text:p>
              </table:table-cell>
              <table:table-cell office:value-type="float" office:value="189">
                <text:p>189</text:p>
              </table:table-cell>
              <table:table-cell office:value-type="float" office:value="13816.0701054002">
                <text:p>13816.0701054002</text:p>
              </table:table-cell>
              <table:table-cell office:value-type="float" office:value="18214.732309038">
                <text:p>18214.732309038</text:p>
              </table:table-cell>
            </table:table-row>
            <table:table-row>
              <table:table-cell office:value-type="string">
                <text:p>190</text:p>
              </table:table-cell>
              <table:table-cell office:value-type="float" office:value="190">
                <text:p>190</text:p>
              </table:table-cell>
              <table:table-cell office:value-type="float" office:value="13816.0701054002">
                <text:p>13816.0701054002</text:p>
              </table:table-cell>
              <table:table-cell office:value-type="float" office:value="18020.5843015347">
                <text:p>18020.5843015347</text:p>
              </table:table-cell>
            </table:table-row>
            <table:table-row>
              <table:table-cell office:value-type="string">
                <text:p>191</text:p>
              </table:table-cell>
              <table:table-cell office:value-type="float" office:value="191">
                <text:p>191</text:p>
              </table:table-cell>
              <table:table-cell office:value-type="float" office:value="13816.0701054002">
                <text:p>13816.0701054002</text:p>
              </table:table-cell>
              <table:table-cell office:value-type="float" office:value="18002.1900987672">
                <text:p>18002.1900987672</text:p>
              </table:table-cell>
            </table:table-row>
            <table:table-row>
              <table:table-cell office:value-type="string">
                <text:p>192</text:p>
              </table:table-cell>
              <table:table-cell office:value-type="float" office:value="192">
                <text:p>192</text:p>
              </table:table-cell>
              <table:table-cell office:value-type="float" office:value="13816.0701054002">
                <text:p>13816.0701054002</text:p>
              </table:table-cell>
              <table:table-cell office:value-type="float" office:value="18020.7092593234">
                <text:p>18020.7092593234</text:p>
              </table:table-cell>
            </table:table-row>
            <table:table-row>
              <table:table-cell office:value-type="string">
                <text:p>193</text:p>
              </table:table-cell>
              <table:table-cell office:value-type="float" office:value="193">
                <text:p>193</text:p>
              </table:table-cell>
              <table:table-cell office:value-type="float" office:value="13816.0701054002">
                <text:p>13816.0701054002</text:p>
              </table:table-cell>
              <table:table-cell office:value-type="float" office:value="17819.7163131186">
                <text:p>17819.7163131186</text:p>
              </table:table-cell>
            </table:table-row>
            <table:table-row>
              <table:table-cell office:value-type="string">
                <text:p>194</text:p>
              </table:table-cell>
              <table:table-cell office:value-type="float" office:value="194">
                <text:p>194</text:p>
              </table:table-cell>
              <table:table-cell office:value-type="float" office:value="13696.4111852471">
                <text:p>13696.4111852471</text:p>
              </table:table-cell>
              <table:table-cell office:value-type="float" office:value="17814.7368371272">
                <text:p>17814.7368371272</text:p>
              </table:table-cell>
            </table:table-row>
            <table:table-row>
              <table:table-cell office:value-type="string">
                <text:p>195</text:p>
              </table:table-cell>
              <table:table-cell office:value-type="float" office:value="195">
                <text:p>195</text:p>
              </table:table-cell>
              <table:table-cell office:value-type="float" office:value="13696.4111852471">
                <text:p>13696.4111852471</text:p>
              </table:table-cell>
              <table:table-cell office:value-type="float" office:value="17711.126638582">
                <text:p>17711.126638582</text:p>
              </table:table-cell>
            </table:table-row>
            <table:table-row>
              <table:table-cell office:value-type="string">
                <text:p>196</text:p>
              </table:table-cell>
              <table:table-cell office:value-type="float" office:value="196">
                <text:p>196</text:p>
              </table:table-cell>
              <table:table-cell office:value-type="float" office:value="13696.4111852471">
                <text:p>13696.4111852471</text:p>
              </table:table-cell>
              <table:table-cell office:value-type="float" office:value="17648.3610627405">
                <text:p>17648.3610627405</text:p>
              </table:table-cell>
            </table:table-row>
            <table:table-row>
              <table:table-cell office:value-type="string">
                <text:p>197</text:p>
              </table:table-cell>
              <table:table-cell office:value-type="float" office:value="197">
                <text:p>197</text:p>
              </table:table-cell>
              <table:table-cell office:value-type="float" office:value="13696.4111852471">
                <text:p>13696.4111852471</text:p>
              </table:table-cell>
              <table:table-cell office:value-type="float" office:value="17762.5806604676">
                <text:p>17762.5806604676</text:p>
              </table:table-cell>
            </table:table-row>
            <table:table-row>
              <table:table-cell office:value-type="string">
                <text:p>198</text:p>
              </table:table-cell>
              <table:table-cell office:value-type="float" office:value="198">
                <text:p>198</text:p>
              </table:table-cell>
              <table:table-cell office:value-type="float" office:value="13696.4111852471">
                <text:p>13696.4111852471</text:p>
              </table:table-cell>
              <table:table-cell office:value-type="float" office:value="17888.8235617875">
                <text:p>17888.8235617875</text:p>
              </table:table-cell>
            </table:table-row>
            <table:table-row>
              <table:table-cell office:value-type="string">
                <text:p>199</text:p>
              </table:table-cell>
              <table:table-cell office:value-type="float" office:value="199">
                <text:p>199</text:p>
              </table:table-cell>
              <table:table-cell office:value-type="float" office:value="13696.4111852471">
                <text:p>13696.4111852471</text:p>
              </table:table-cell>
              <table:table-cell office:value-type="float" office:value="18288.3869364441">
                <text:p>18288.3869364441</text:p>
              </table:table-cell>
            </table:table-row>
            <table:table-row>
              <table:table-cell office:value-type="string">
                <text:p>200</text:p>
              </table:table-cell>
              <table:table-cell office:value-type="float" office:value="200">
                <text:p>200</text:p>
              </table:table-cell>
              <table:table-cell office:value-type="float" office:value="13643.9120697396">
                <text:p>13643.9120697396</text:p>
              </table:table-cell>
              <table:table-cell office:value-type="float" office:value="18171.4794850295">
                <text:p>18171.479485029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1,
Crossover Rate = 1.0, Crossover Type: U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9416.3422578317">
                <text:p>29416.3422578317</text:p>
              </table:table-cell>
            </table:table-row>
            <table:table-row>
              <table:table-cell office:value-type="string">
                <text:p>2</text:p>
              </table:table-cell>
              <table:table-cell office:value-type="float" office:value="2">
                <text:p>2</text:p>
              </table:table-cell>
              <table:table-cell office:value-type="float" office:value="24790.422601847">
                <text:p>24790.422601847</text:p>
              </table:table-cell>
              <table:table-cell office:value-type="float" office:value="29127.8468558115">
                <text:p>29127.8468558115</text:p>
              </table:table-cell>
            </table:table-row>
            <table:table-row>
              <table:table-cell office:value-type="string">
                <text:p>3</text:p>
              </table:table-cell>
              <table:table-cell office:value-type="float" office:value="3">
                <text:p>3</text:p>
              </table:table-cell>
              <table:table-cell office:value-type="float" office:value="24185.8086329067">
                <text:p>24185.8086329067</text:p>
              </table:table-cell>
              <table:table-cell office:value-type="float" office:value="29062.6230328937">
                <text:p>29062.6230328937</text:p>
              </table:table-cell>
            </table:table-row>
            <table:table-row>
              <table:table-cell office:value-type="string">
                <text:p>4</text:p>
              </table:table-cell>
              <table:table-cell office:value-type="float" office:value="4">
                <text:p>4</text:p>
              </table:table-cell>
              <table:table-cell office:value-type="float" office:value="24089.9851204195">
                <text:p>24089.9851204195</text:p>
              </table:table-cell>
              <table:table-cell office:value-type="float" office:value="29013.4464299057">
                <text:p>29013.4464299057</text:p>
              </table:table-cell>
            </table:table-row>
            <table:table-row>
              <table:table-cell office:value-type="string">
                <text:p>5</text:p>
              </table:table-cell>
              <table:table-cell office:value-type="float" office:value="5">
                <text:p>5</text:p>
              </table:table-cell>
              <table:table-cell office:value-type="float" office:value="23456.1601473335">
                <text:p>23456.1601473335</text:p>
              </table:table-cell>
              <table:table-cell office:value-type="float" office:value="28940.3204871598">
                <text:p>28940.3204871598</text:p>
              </table:table-cell>
            </table:table-row>
            <table:table-row>
              <table:table-cell office:value-type="string">
                <text:p>6</text:p>
              </table:table-cell>
              <table:table-cell office:value-type="float" office:value="6">
                <text:p>6</text:p>
              </table:table-cell>
              <table:table-cell office:value-type="float" office:value="23456.1601473335">
                <text:p>23456.1601473335</text:p>
              </table:table-cell>
              <table:table-cell office:value-type="float" office:value="28846.7421558046">
                <text:p>28846.7421558046</text:p>
              </table:table-cell>
            </table:table-row>
            <table:table-row>
              <table:table-cell office:value-type="string">
                <text:p>7</text:p>
              </table:table-cell>
              <table:table-cell office:value-type="float" office:value="7">
                <text:p>7</text:p>
              </table:table-cell>
              <table:table-cell office:value-type="float" office:value="23397.2079839387">
                <text:p>23397.2079839387</text:p>
              </table:table-cell>
              <table:table-cell office:value-type="float" office:value="28823.7869342328">
                <text:p>28823.7869342328</text:p>
              </table:table-cell>
            </table:table-row>
            <table:table-row>
              <table:table-cell office:value-type="string">
                <text:p>8</text:p>
              </table:table-cell>
              <table:table-cell office:value-type="float" office:value="8">
                <text:p>8</text:p>
              </table:table-cell>
              <table:table-cell office:value-type="float" office:value="23329.9440348873">
                <text:p>23329.9440348873</text:p>
              </table:table-cell>
              <table:table-cell office:value-type="float" office:value="28822.3570206048">
                <text:p>28822.3570206048</text:p>
              </table:table-cell>
            </table:table-row>
            <table:table-row>
              <table:table-cell office:value-type="string">
                <text:p>9</text:p>
              </table:table-cell>
              <table:table-cell office:value-type="float" office:value="9">
                <text:p>9</text:p>
              </table:table-cell>
              <table:table-cell office:value-type="float" office:value="23329.9440348873">
                <text:p>23329.9440348873</text:p>
              </table:table-cell>
              <table:table-cell office:value-type="float" office:value="28653.5816052813">
                <text:p>28653.5816052813</text:p>
              </table:table-cell>
            </table:table-row>
            <table:table-row>
              <table:table-cell office:value-type="string">
                <text:p>10</text:p>
              </table:table-cell>
              <table:table-cell office:value-type="float" office:value="10">
                <text:p>10</text:p>
              </table:table-cell>
              <table:table-cell office:value-type="float" office:value="23148.8253322973">
                <text:p>23148.8253322973</text:p>
              </table:table-cell>
              <table:table-cell office:value-type="float" office:value="28511.2277163457">
                <text:p>28511.2277163457</text:p>
              </table:table-cell>
            </table:table-row>
            <table:table-row>
              <table:table-cell office:value-type="string">
                <text:p>11</text:p>
              </table:table-cell>
              <table:table-cell office:value-type="float" office:value="11">
                <text:p>11</text:p>
              </table:table-cell>
              <table:table-cell office:value-type="float" office:value="23148.8253322973">
                <text:p>23148.8253322973</text:p>
              </table:table-cell>
              <table:table-cell office:value-type="float" office:value="28563.5808013362">
                <text:p>28563.5808013362</text:p>
              </table:table-cell>
            </table:table-row>
            <table:table-row>
              <table:table-cell office:value-type="string">
                <text:p>12</text:p>
              </table:table-cell>
              <table:table-cell office:value-type="float" office:value="12">
                <text:p>12</text:p>
              </table:table-cell>
              <table:table-cell office:value-type="float" office:value="22975.268056687">
                <text:p>22975.268056687</text:p>
              </table:table-cell>
              <table:table-cell office:value-type="float" office:value="28547.4134769874">
                <text:p>28547.4134769874</text:p>
              </table:table-cell>
            </table:table-row>
            <table:table-row>
              <table:table-cell office:value-type="string">
                <text:p>13</text:p>
              </table:table-cell>
              <table:table-cell office:value-type="float" office:value="13">
                <text:p>13</text:p>
              </table:table-cell>
              <table:table-cell office:value-type="float" office:value="22975.268056687">
                <text:p>22975.268056687</text:p>
              </table:table-cell>
              <table:table-cell office:value-type="float" office:value="28314.438003449">
                <text:p>28314.438003449</text:p>
              </table:table-cell>
            </table:table-row>
            <table:table-row>
              <table:table-cell office:value-type="string">
                <text:p>14</text:p>
              </table:table-cell>
              <table:table-cell office:value-type="float" office:value="14">
                <text:p>14</text:p>
              </table:table-cell>
              <table:table-cell office:value-type="float" office:value="22585.3214918968">
                <text:p>22585.3214918968</text:p>
              </table:table-cell>
              <table:table-cell office:value-type="float" office:value="28177.9391407762">
                <text:p>28177.9391407762</text:p>
              </table:table-cell>
            </table:table-row>
            <table:table-row>
              <table:table-cell office:value-type="string">
                <text:p>15</text:p>
              </table:table-cell>
              <table:table-cell office:value-type="float" office:value="15">
                <text:p>15</text:p>
              </table:table-cell>
              <table:table-cell office:value-type="float" office:value="22465.2487189623">
                <text:p>22465.2487189623</text:p>
              </table:table-cell>
              <table:table-cell office:value-type="float" office:value="28107.7729564307">
                <text:p>28107.7729564307</text:p>
              </table:table-cell>
            </table:table-row>
            <table:table-row>
              <table:table-cell office:value-type="string">
                <text:p>16</text:p>
              </table:table-cell>
              <table:table-cell office:value-type="float" office:value="16">
                <text:p>16</text:p>
              </table:table-cell>
              <table:table-cell office:value-type="float" office:value="22465.2487189623">
                <text:p>22465.2487189623</text:p>
              </table:table-cell>
              <table:table-cell office:value-type="float" office:value="28046.310605233">
                <text:p>28046.310605233</text:p>
              </table:table-cell>
            </table:table-row>
            <table:table-row>
              <table:table-cell office:value-type="string">
                <text:p>17</text:p>
              </table:table-cell>
              <table:table-cell office:value-type="float" office:value="17">
                <text:p>17</text:p>
              </table:table-cell>
              <table:table-cell office:value-type="float" office:value="22465.2487189623">
                <text:p>22465.2487189623</text:p>
              </table:table-cell>
              <table:table-cell office:value-type="float" office:value="27897.0068384022">
                <text:p>27897.0068384022</text:p>
              </table:table-cell>
            </table:table-row>
            <table:table-row>
              <table:table-cell office:value-type="string">
                <text:p>18</text:p>
              </table:table-cell>
              <table:table-cell office:value-type="float" office:value="18">
                <text:p>18</text:p>
              </table:table-cell>
              <table:table-cell office:value-type="float" office:value="22465.2487189623">
                <text:p>22465.2487189623</text:p>
              </table:table-cell>
              <table:table-cell office:value-type="float" office:value="27641.2658034991">
                <text:p>27641.2658034991</text:p>
              </table:table-cell>
            </table:table-row>
            <table:table-row>
              <table:table-cell office:value-type="string">
                <text:p>19</text:p>
              </table:table-cell>
              <table:table-cell office:value-type="float" office:value="19">
                <text:p>19</text:p>
              </table:table-cell>
              <table:table-cell office:value-type="float" office:value="22431.7653581484">
                <text:p>22431.7653581484</text:p>
              </table:table-cell>
              <table:table-cell office:value-type="float" office:value="27405.9240954864">
                <text:p>27405.9240954864</text:p>
              </table:table-cell>
            </table:table-row>
            <table:table-row>
              <table:table-cell office:value-type="string">
                <text:p>20</text:p>
              </table:table-cell>
              <table:table-cell office:value-type="float" office:value="20">
                <text:p>20</text:p>
              </table:table-cell>
              <table:table-cell office:value-type="float" office:value="22308.7076176323">
                <text:p>22308.7076176323</text:p>
              </table:table-cell>
              <table:table-cell office:value-type="float" office:value="27252.7848945859">
                <text:p>27252.7848945859</text:p>
              </table:table-cell>
            </table:table-row>
            <table:table-row>
              <table:table-cell office:value-type="string">
                <text:p>21</text:p>
              </table:table-cell>
              <table:table-cell office:value-type="float" office:value="21">
                <text:p>21</text:p>
              </table:table-cell>
              <table:table-cell office:value-type="float" office:value="22035.0545732862">
                <text:p>22035.0545732862</text:p>
              </table:table-cell>
              <table:table-cell office:value-type="float" office:value="27028.4089934921">
                <text:p>27028.4089934921</text:p>
              </table:table-cell>
            </table:table-row>
            <table:table-row>
              <table:table-cell office:value-type="string">
                <text:p>22</text:p>
              </table:table-cell>
              <table:table-cell office:value-type="float" office:value="22">
                <text:p>22</text:p>
              </table:table-cell>
              <table:table-cell office:value-type="float" office:value="21799.7609021122">
                <text:p>21799.7609021122</text:p>
              </table:table-cell>
              <table:table-cell office:value-type="float" office:value="26787.4183619429">
                <text:p>26787.4183619429</text:p>
              </table:table-cell>
            </table:table-row>
            <table:table-row>
              <table:table-cell office:value-type="string">
                <text:p>23</text:p>
              </table:table-cell>
              <table:table-cell office:value-type="float" office:value="23">
                <text:p>23</text:p>
              </table:table-cell>
              <table:table-cell office:value-type="float" office:value="21200.3221417999">
                <text:p>21200.3221417999</text:p>
              </table:table-cell>
              <table:table-cell office:value-type="float" office:value="26562.8671268242">
                <text:p>26562.8671268242</text:p>
              </table:table-cell>
            </table:table-row>
            <table:table-row>
              <table:table-cell office:value-type="string">
                <text:p>24</text:p>
              </table:table-cell>
              <table:table-cell office:value-type="float" office:value="24">
                <text:p>24</text:p>
              </table:table-cell>
              <table:table-cell office:value-type="float" office:value="20832.6036217161">
                <text:p>20832.6036217161</text:p>
              </table:table-cell>
              <table:table-cell office:value-type="float" office:value="26265.076089041">
                <text:p>26265.076089041</text:p>
              </table:table-cell>
            </table:table-row>
            <table:table-row>
              <table:table-cell office:value-type="string">
                <text:p>25</text:p>
              </table:table-cell>
              <table:table-cell office:value-type="float" office:value="25">
                <text:p>25</text:p>
              </table:table-cell>
              <table:table-cell office:value-type="float" office:value="20691.9933322782">
                <text:p>20691.9933322782</text:p>
              </table:table-cell>
              <table:table-cell office:value-type="float" office:value="25949.4249132114">
                <text:p>25949.4249132114</text:p>
              </table:table-cell>
            </table:table-row>
            <table:table-row>
              <table:table-cell office:value-type="string">
                <text:p>26</text:p>
              </table:table-cell>
              <table:table-cell office:value-type="float" office:value="26">
                <text:p>26</text:p>
              </table:table-cell>
              <table:table-cell office:value-type="float" office:value="20691.9933322782">
                <text:p>20691.9933322782</text:p>
              </table:table-cell>
              <table:table-cell office:value-type="float" office:value="25731.0777917143">
                <text:p>25731.0777917143</text:p>
              </table:table-cell>
            </table:table-row>
            <table:table-row>
              <table:table-cell office:value-type="string">
                <text:p>27</text:p>
              </table:table-cell>
              <table:table-cell office:value-type="float" office:value="27">
                <text:p>27</text:p>
              </table:table-cell>
              <table:table-cell office:value-type="float" office:value="20492.0704618656">
                <text:p>20492.0704618656</text:p>
              </table:table-cell>
              <table:table-cell office:value-type="float" office:value="25556.4873841346">
                <text:p>25556.4873841346</text:p>
              </table:table-cell>
            </table:table-row>
            <table:table-row>
              <table:table-cell office:value-type="string">
                <text:p>28</text:p>
              </table:table-cell>
              <table:table-cell office:value-type="float" office:value="28">
                <text:p>28</text:p>
              </table:table-cell>
              <table:table-cell office:value-type="float" office:value="20252.8821948461">
                <text:p>20252.8821948461</text:p>
              </table:table-cell>
              <table:table-cell office:value-type="float" office:value="25347.6073966551">
                <text:p>25347.6073966551</text:p>
              </table:table-cell>
            </table:table-row>
            <table:table-row>
              <table:table-cell office:value-type="string">
                <text:p>29</text:p>
              </table:table-cell>
              <table:table-cell office:value-type="float" office:value="29">
                <text:p>29</text:p>
              </table:table-cell>
              <table:table-cell office:value-type="float" office:value="20028.7250088019">
                <text:p>20028.7250088019</text:p>
              </table:table-cell>
              <table:table-cell office:value-type="float" office:value="25001.4192573211">
                <text:p>25001.4192573211</text:p>
              </table:table-cell>
            </table:table-row>
            <table:table-row>
              <table:table-cell office:value-type="string">
                <text:p>30</text:p>
              </table:table-cell>
              <table:table-cell office:value-type="float" office:value="30">
                <text:p>30</text:p>
              </table:table-cell>
              <table:table-cell office:value-type="float" office:value="19925.7697538123">
                <text:p>19925.7697538123</text:p>
              </table:table-cell>
              <table:table-cell office:value-type="float" office:value="24711.292933618">
                <text:p>24711.292933618</text:p>
              </table:table-cell>
            </table:table-row>
            <table:table-row>
              <table:table-cell office:value-type="string">
                <text:p>31</text:p>
              </table:table-cell>
              <table:table-cell office:value-type="float" office:value="31">
                <text:p>31</text:p>
              </table:table-cell>
              <table:table-cell office:value-type="float" office:value="19798.7494071925">
                <text:p>19798.7494071925</text:p>
              </table:table-cell>
              <table:table-cell office:value-type="float" office:value="24523.1817111757">
                <text:p>24523.1817111757</text:p>
              </table:table-cell>
            </table:table-row>
            <table:table-row>
              <table:table-cell office:value-type="string">
                <text:p>32</text:p>
              </table:table-cell>
              <table:table-cell office:value-type="float" office:value="32">
                <text:p>32</text:p>
              </table:table-cell>
              <table:table-cell office:value-type="float" office:value="19708.9398151229">
                <text:p>19708.9398151229</text:p>
              </table:table-cell>
              <table:table-cell office:value-type="float" office:value="24244.2798630349">
                <text:p>24244.2798630349</text:p>
              </table:table-cell>
            </table:table-row>
            <table:table-row>
              <table:table-cell office:value-type="string">
                <text:p>33</text:p>
              </table:table-cell>
              <table:table-cell office:value-type="float" office:value="33">
                <text:p>33</text:p>
              </table:table-cell>
              <table:table-cell office:value-type="float" office:value="19343.9774107379">
                <text:p>19343.9774107379</text:p>
              </table:table-cell>
              <table:table-cell office:value-type="float" office:value="23962.3675984393">
                <text:p>23962.3675984393</text:p>
              </table:table-cell>
            </table:table-row>
            <table:table-row>
              <table:table-cell office:value-type="string">
                <text:p>34</text:p>
              </table:table-cell>
              <table:table-cell office:value-type="float" office:value="34">
                <text:p>34</text:p>
              </table:table-cell>
              <table:table-cell office:value-type="float" office:value="19343.9774107379">
                <text:p>19343.9774107379</text:p>
              </table:table-cell>
              <table:table-cell office:value-type="float" office:value="23705.0437156609">
                <text:p>23705.0437156609</text:p>
              </table:table-cell>
            </table:table-row>
            <table:table-row>
              <table:table-cell office:value-type="string">
                <text:p>35</text:p>
              </table:table-cell>
              <table:table-cell office:value-type="float" office:value="35">
                <text:p>35</text:p>
              </table:table-cell>
              <table:table-cell office:value-type="float" office:value="19248.3939103501">
                <text:p>19248.3939103501</text:p>
              </table:table-cell>
              <table:table-cell office:value-type="float" office:value="23447.1836779244">
                <text:p>23447.1836779244</text:p>
              </table:table-cell>
            </table:table-row>
            <table:table-row>
              <table:table-cell office:value-type="string">
                <text:p>36</text:p>
              </table:table-cell>
              <table:table-cell office:value-type="float" office:value="36">
                <text:p>36</text:p>
              </table:table-cell>
              <table:table-cell office:value-type="float" office:value="19050.2513140711">
                <text:p>19050.2513140711</text:p>
              </table:table-cell>
              <table:table-cell office:value-type="float" office:value="23191.4813776305">
                <text:p>23191.4813776305</text:p>
              </table:table-cell>
            </table:table-row>
            <table:table-row>
              <table:table-cell office:value-type="string">
                <text:p>37</text:p>
              </table:table-cell>
              <table:table-cell office:value-type="float" office:value="37">
                <text:p>37</text:p>
              </table:table-cell>
              <table:table-cell office:value-type="float" office:value="18804.4136445669">
                <text:p>18804.4136445669</text:p>
              </table:table-cell>
              <table:table-cell office:value-type="float" office:value="22821.0044086135">
                <text:p>22821.0044086135</text:p>
              </table:table-cell>
            </table:table-row>
            <table:table-row>
              <table:table-cell office:value-type="string">
                <text:p>38</text:p>
              </table:table-cell>
              <table:table-cell office:value-type="float" office:value="38">
                <text:p>38</text:p>
              </table:table-cell>
              <table:table-cell office:value-type="float" office:value="18554.9779747586">
                <text:p>18554.9779747586</text:p>
              </table:table-cell>
              <table:table-cell office:value-type="float" office:value="22543.659026089">
                <text:p>22543.659026089</text:p>
              </table:table-cell>
            </table:table-row>
            <table:table-row>
              <table:table-cell office:value-type="string">
                <text:p>39</text:p>
              </table:table-cell>
              <table:table-cell office:value-type="float" office:value="39">
                <text:p>39</text:p>
              </table:table-cell>
              <table:table-cell office:value-type="float" office:value="18158.8875087949">
                <text:p>18158.8875087949</text:p>
              </table:table-cell>
              <table:table-cell office:value-type="float" office:value="22348.108700372">
                <text:p>22348.108700372</text:p>
              </table:table-cell>
            </table:table-row>
            <table:table-row>
              <table:table-cell office:value-type="string">
                <text:p>40</text:p>
              </table:table-cell>
              <table:table-cell office:value-type="float" office:value="40">
                <text:p>40</text:p>
              </table:table-cell>
              <table:table-cell office:value-type="float" office:value="18050.0897290178">
                <text:p>18050.0897290178</text:p>
              </table:table-cell>
              <table:table-cell office:value-type="float" office:value="22238.3315612745">
                <text:p>22238.3315612745</text:p>
              </table:table-cell>
            </table:table-row>
            <table:table-row>
              <table:table-cell office:value-type="string">
                <text:p>41</text:p>
              </table:table-cell>
              <table:table-cell office:value-type="float" office:value="41">
                <text:p>41</text:p>
              </table:table-cell>
              <table:table-cell office:value-type="float" office:value="18050.0897290178">
                <text:p>18050.0897290178</text:p>
              </table:table-cell>
              <table:table-cell office:value-type="float" office:value="21936.7134588746">
                <text:p>21936.7134588746</text:p>
              </table:table-cell>
            </table:table-row>
            <table:table-row>
              <table:table-cell office:value-type="string">
                <text:p>42</text:p>
              </table:table-cell>
              <table:table-cell office:value-type="float" office:value="42">
                <text:p>42</text:p>
              </table:table-cell>
              <table:table-cell office:value-type="float" office:value="17889.0981063511">
                <text:p>17889.0981063511</text:p>
              </table:table-cell>
              <table:table-cell office:value-type="float" office:value="21728.6594562187">
                <text:p>21728.6594562187</text:p>
              </table:table-cell>
            </table:table-row>
            <table:table-row>
              <table:table-cell office:value-type="string">
                <text:p>43</text:p>
              </table:table-cell>
              <table:table-cell office:value-type="float" office:value="43">
                <text:p>43</text:p>
              </table:table-cell>
              <table:table-cell office:value-type="float" office:value="17626.3728269221">
                <text:p>17626.3728269221</text:p>
              </table:table-cell>
              <table:table-cell office:value-type="float" office:value="21513.8500263798">
                <text:p>21513.8500263798</text:p>
              </table:table-cell>
            </table:table-row>
            <table:table-row>
              <table:table-cell office:value-type="string">
                <text:p>44</text:p>
              </table:table-cell>
              <table:table-cell office:value-type="float" office:value="44">
                <text:p>44</text:p>
              </table:table-cell>
              <table:table-cell office:value-type="float" office:value="17626.3728269221">
                <text:p>17626.3728269221</text:p>
              </table:table-cell>
              <table:table-cell office:value-type="float" office:value="21386.9106081323">
                <text:p>21386.9106081323</text:p>
              </table:table-cell>
            </table:table-row>
            <table:table-row>
              <table:table-cell office:value-type="string">
                <text:p>45</text:p>
              </table:table-cell>
              <table:table-cell office:value-type="float" office:value="45">
                <text:p>45</text:p>
              </table:table-cell>
              <table:table-cell office:value-type="float" office:value="17568.5792361615">
                <text:p>17568.5792361615</text:p>
              </table:table-cell>
              <table:table-cell office:value-type="float" office:value="21252.6215313908">
                <text:p>21252.6215313908</text:p>
              </table:table-cell>
            </table:table-row>
            <table:table-row>
              <table:table-cell office:value-type="string">
                <text:p>46</text:p>
              </table:table-cell>
              <table:table-cell office:value-type="float" office:value="46">
                <text:p>46</text:p>
              </table:table-cell>
              <table:table-cell office:value-type="float" office:value="17567.8413972442">
                <text:p>17567.8413972442</text:p>
              </table:table-cell>
              <table:table-cell office:value-type="float" office:value="20902.5107189006">
                <text:p>20902.5107189006</text:p>
              </table:table-cell>
            </table:table-row>
            <table:table-row>
              <table:table-cell office:value-type="string">
                <text:p>47</text:p>
              </table:table-cell>
              <table:table-cell office:value-type="float" office:value="47">
                <text:p>47</text:p>
              </table:table-cell>
              <table:table-cell office:value-type="float" office:value="17362.5604923412">
                <text:p>17362.5604923412</text:p>
              </table:table-cell>
              <table:table-cell office:value-type="float" office:value="20733.8396583021">
                <text:p>20733.8396583021</text:p>
              </table:table-cell>
            </table:table-row>
            <table:table-row>
              <table:table-cell office:value-type="string">
                <text:p>48</text:p>
              </table:table-cell>
              <table:table-cell office:value-type="float" office:value="48">
                <text:p>48</text:p>
              </table:table-cell>
              <table:table-cell office:value-type="float" office:value="17065.2298226901">
                <text:p>17065.2298226901</text:p>
              </table:table-cell>
              <table:table-cell office:value-type="float" office:value="20512.4103098116">
                <text:p>20512.4103098116</text:p>
              </table:table-cell>
            </table:table-row>
            <table:table-row>
              <table:table-cell office:value-type="string">
                <text:p>49</text:p>
              </table:table-cell>
              <table:table-cell office:value-type="float" office:value="49">
                <text:p>49</text:p>
              </table:table-cell>
              <table:table-cell office:value-type="float" office:value="16903.5242229834">
                <text:p>16903.5242229834</text:p>
              </table:table-cell>
              <table:table-cell office:value-type="float" office:value="20356.6494028968">
                <text:p>20356.6494028968</text:p>
              </table:table-cell>
            </table:table-row>
            <table:table-row>
              <table:table-cell office:value-type="string">
                <text:p>50</text:p>
              </table:table-cell>
              <table:table-cell office:value-type="float" office:value="50">
                <text:p>50</text:p>
              </table:table-cell>
              <table:table-cell office:value-type="float" office:value="16551.4019880099">
                <text:p>16551.4019880099</text:p>
              </table:table-cell>
              <table:table-cell office:value-type="float" office:value="20224.425162091">
                <text:p>20224.425162091</text:p>
              </table:table-cell>
            </table:table-row>
            <table:table-row>
              <table:table-cell office:value-type="string">
                <text:p>51</text:p>
              </table:table-cell>
              <table:table-cell office:value-type="float" office:value="51">
                <text:p>51</text:p>
              </table:table-cell>
              <table:table-cell office:value-type="float" office:value="16528.1296762617">
                <text:p>16528.1296762617</text:p>
              </table:table-cell>
              <table:table-cell office:value-type="float" office:value="19987.4640969034">
                <text:p>19987.4640969034</text:p>
              </table:table-cell>
            </table:table-row>
            <table:table-row>
              <table:table-cell office:value-type="string">
                <text:p>52</text:p>
              </table:table-cell>
              <table:table-cell office:value-type="float" office:value="52">
                <text:p>52</text:p>
              </table:table-cell>
              <table:table-cell office:value-type="float" office:value="16365.6546711612">
                <text:p>16365.6546711612</text:p>
              </table:table-cell>
              <table:table-cell office:value-type="float" office:value="19901.1858521295">
                <text:p>19901.1858521295</text:p>
              </table:table-cell>
            </table:table-row>
            <table:table-row>
              <table:table-cell office:value-type="string">
                <text:p>53</text:p>
              </table:table-cell>
              <table:table-cell office:value-type="float" office:value="53">
                <text:p>53</text:p>
              </table:table-cell>
              <table:table-cell office:value-type="float" office:value="16265.3569592882">
                <text:p>16265.3569592882</text:p>
              </table:table-cell>
              <table:table-cell office:value-type="float" office:value="19685.7959277248">
                <text:p>19685.7959277248</text:p>
              </table:table-cell>
            </table:table-row>
            <table:table-row>
              <table:table-cell office:value-type="string">
                <text:p>54</text:p>
              </table:table-cell>
              <table:table-cell office:value-type="float" office:value="54">
                <text:p>54</text:p>
              </table:table-cell>
              <table:table-cell office:value-type="float" office:value="16194.694393379">
                <text:p>16194.694393379</text:p>
              </table:table-cell>
              <table:table-cell office:value-type="float" office:value="19683.5155565348">
                <text:p>19683.5155565348</text:p>
              </table:table-cell>
            </table:table-row>
            <table:table-row>
              <table:table-cell office:value-type="string">
                <text:p>55</text:p>
              </table:table-cell>
              <table:table-cell office:value-type="float" office:value="55">
                <text:p>55</text:p>
              </table:table-cell>
              <table:table-cell office:value-type="float" office:value="15499.3491364578">
                <text:p>15499.3491364578</text:p>
              </table:table-cell>
              <table:table-cell office:value-type="float" office:value="19417.1691145854">
                <text:p>19417.1691145854</text:p>
              </table:table-cell>
            </table:table-row>
            <table:table-row>
              <table:table-cell office:value-type="string">
                <text:p>56</text:p>
              </table:table-cell>
              <table:table-cell office:value-type="float" office:value="56">
                <text:p>56</text:p>
              </table:table-cell>
              <table:table-cell office:value-type="float" office:value="15448.2190939354">
                <text:p>15448.2190939354</text:p>
              </table:table-cell>
              <table:table-cell office:value-type="float" office:value="19215.722242258">
                <text:p>19215.722242258</text:p>
              </table:table-cell>
            </table:table-row>
            <table:table-row>
              <table:table-cell office:value-type="string">
                <text:p>57</text:p>
              </table:table-cell>
              <table:table-cell office:value-type="float" office:value="57">
                <text:p>57</text:p>
              </table:table-cell>
              <table:table-cell office:value-type="float" office:value="15396.4326409287">
                <text:p>15396.4326409287</text:p>
              </table:table-cell>
              <table:table-cell office:value-type="float" office:value="19118.0401899924">
                <text:p>19118.0401899924</text:p>
              </table:table-cell>
            </table:table-row>
            <table:table-row>
              <table:table-cell office:value-type="string">
                <text:p>58</text:p>
              </table:table-cell>
              <table:table-cell office:value-type="float" office:value="58">
                <text:p>58</text:p>
              </table:table-cell>
              <table:table-cell office:value-type="float" office:value="15140.6363997872">
                <text:p>15140.6363997872</text:p>
              </table:table-cell>
              <table:table-cell office:value-type="float" office:value="18934.2796299648">
                <text:p>18934.2796299648</text:p>
              </table:table-cell>
            </table:table-row>
            <table:table-row>
              <table:table-cell office:value-type="string">
                <text:p>59</text:p>
              </table:table-cell>
              <table:table-cell office:value-type="float" office:value="59">
                <text:p>59</text:p>
              </table:table-cell>
              <table:table-cell office:value-type="float" office:value="15066.1564920345">
                <text:p>15066.1564920345</text:p>
              </table:table-cell>
              <table:table-cell office:value-type="float" office:value="18722.1611319565">
                <text:p>18722.1611319565</text:p>
              </table:table-cell>
            </table:table-row>
            <table:table-row>
              <table:table-cell office:value-type="string">
                <text:p>60</text:p>
              </table:table-cell>
              <table:table-cell office:value-type="float" office:value="60">
                <text:p>60</text:p>
              </table:table-cell>
              <table:table-cell office:value-type="float" office:value="14738.6826371859">
                <text:p>14738.6826371859</text:p>
              </table:table-cell>
              <table:table-cell office:value-type="float" office:value="18484.5735766377">
                <text:p>18484.5735766377</text:p>
              </table:table-cell>
            </table:table-row>
            <table:table-row>
              <table:table-cell office:value-type="string">
                <text:p>61</text:p>
              </table:table-cell>
              <table:table-cell office:value-type="float" office:value="61">
                <text:p>61</text:p>
              </table:table-cell>
              <table:table-cell office:value-type="float" office:value="14685.8609981991">
                <text:p>14685.8609981991</text:p>
              </table:table-cell>
              <table:table-cell office:value-type="float" office:value="18307.1617323327">
                <text:p>18307.1617323327</text:p>
              </table:table-cell>
            </table:table-row>
            <table:table-row>
              <table:table-cell office:value-type="string">
                <text:p>62</text:p>
              </table:table-cell>
              <table:table-cell office:value-type="float" office:value="62">
                <text:p>62</text:p>
              </table:table-cell>
              <table:table-cell office:value-type="float" office:value="14685.8609981991">
                <text:p>14685.8609981991</text:p>
              </table:table-cell>
              <table:table-cell office:value-type="float" office:value="18165.0149247738">
                <text:p>18165.0149247738</text:p>
              </table:table-cell>
            </table:table-row>
            <table:table-row>
              <table:table-cell office:value-type="string">
                <text:p>63</text:p>
              </table:table-cell>
              <table:table-cell office:value-type="float" office:value="63">
                <text:p>63</text:p>
              </table:table-cell>
              <table:table-cell office:value-type="float" office:value="14603.617164373">
                <text:p>14603.617164373</text:p>
              </table:table-cell>
              <table:table-cell office:value-type="float" office:value="17999.1518755249">
                <text:p>17999.1518755249</text:p>
              </table:table-cell>
            </table:table-row>
            <table:table-row>
              <table:table-cell office:value-type="string">
                <text:p>64</text:p>
              </table:table-cell>
              <table:table-cell office:value-type="float" office:value="64">
                <text:p>64</text:p>
              </table:table-cell>
              <table:table-cell office:value-type="float" office:value="14224.3010553649">
                <text:p>14224.3010553649</text:p>
              </table:table-cell>
              <table:table-cell office:value-type="float" office:value="17908.8145757409">
                <text:p>17908.8145757409</text:p>
              </table:table-cell>
            </table:table-row>
            <table:table-row>
              <table:table-cell office:value-type="string">
                <text:p>65</text:p>
              </table:table-cell>
              <table:table-cell office:value-type="float" office:value="65">
                <text:p>65</text:p>
              </table:table-cell>
              <table:table-cell office:value-type="float" office:value="14224.3010553649">
                <text:p>14224.3010553649</text:p>
              </table:table-cell>
              <table:table-cell office:value-type="float" office:value="17715.9392065275">
                <text:p>17715.9392065275</text:p>
              </table:table-cell>
            </table:table-row>
            <table:table-row>
              <table:table-cell office:value-type="string">
                <text:p>66</text:p>
              </table:table-cell>
              <table:table-cell office:value-type="float" office:value="66">
                <text:p>66</text:p>
              </table:table-cell>
              <table:table-cell office:value-type="float" office:value="14221.5477575432">
                <text:p>14221.5477575432</text:p>
              </table:table-cell>
              <table:table-cell office:value-type="float" office:value="17567.7122824155">
                <text:p>17567.7122824155</text:p>
              </table:table-cell>
            </table:table-row>
            <table:table-row>
              <table:table-cell office:value-type="string">
                <text:p>67</text:p>
              </table:table-cell>
              <table:table-cell office:value-type="float" office:value="67">
                <text:p>67</text:p>
              </table:table-cell>
              <table:table-cell office:value-type="float" office:value="14181.2437275007">
                <text:p>14181.2437275007</text:p>
              </table:table-cell>
              <table:table-cell office:value-type="float" office:value="17498.9586156866">
                <text:p>17498.9586156866</text:p>
              </table:table-cell>
            </table:table-row>
            <table:table-row>
              <table:table-cell office:value-type="string">
                <text:p>68</text:p>
              </table:table-cell>
              <table:table-cell office:value-type="float" office:value="68">
                <text:p>68</text:p>
              </table:table-cell>
              <table:table-cell office:value-type="float" office:value="14139.8605760583">
                <text:p>14139.8605760583</text:p>
              </table:table-cell>
              <table:table-cell office:value-type="float" office:value="17294.4364728252">
                <text:p>17294.4364728252</text:p>
              </table:table-cell>
            </table:table-row>
            <table:table-row>
              <table:table-cell office:value-type="string">
                <text:p>69</text:p>
              </table:table-cell>
              <table:table-cell office:value-type="float" office:value="69">
                <text:p>69</text:p>
              </table:table-cell>
              <table:table-cell office:value-type="float" office:value="13977.2555566188">
                <text:p>13977.2555566188</text:p>
              </table:table-cell>
              <table:table-cell office:value-type="float" office:value="17119.9435137002">
                <text:p>17119.9435137002</text:p>
              </table:table-cell>
            </table:table-row>
            <table:table-row>
              <table:table-cell office:value-type="string">
                <text:p>70</text:p>
              </table:table-cell>
              <table:table-cell office:value-type="float" office:value="70">
                <text:p>70</text:p>
              </table:table-cell>
              <table:table-cell office:value-type="float" office:value="13977.2555566188">
                <text:p>13977.2555566188</text:p>
              </table:table-cell>
              <table:table-cell office:value-type="float" office:value="17002.3314464947">
                <text:p>17002.3314464947</text:p>
              </table:table-cell>
            </table:table-row>
            <table:table-row>
              <table:table-cell office:value-type="string">
                <text:p>71</text:p>
              </table:table-cell>
              <table:table-cell office:value-type="float" office:value="71">
                <text:p>71</text:p>
              </table:table-cell>
              <table:table-cell office:value-type="float" office:value="13912.2758190647">
                <text:p>13912.2758190647</text:p>
              </table:table-cell>
              <table:table-cell office:value-type="float" office:value="16848.7269288322">
                <text:p>16848.7269288322</text:p>
              </table:table-cell>
            </table:table-row>
            <table:table-row>
              <table:table-cell office:value-type="string">
                <text:p>72</text:p>
              </table:table-cell>
              <table:table-cell office:value-type="float" office:value="72">
                <text:p>72</text:p>
              </table:table-cell>
              <table:table-cell office:value-type="float" office:value="13693.2946059652">
                <text:p>13693.2946059652</text:p>
              </table:table-cell>
              <table:table-cell office:value-type="float" office:value="16691.4789099306">
                <text:p>16691.4789099306</text:p>
              </table:table-cell>
            </table:table-row>
            <table:table-row>
              <table:table-cell office:value-type="string">
                <text:p>73</text:p>
              </table:table-cell>
              <table:table-cell office:value-type="float" office:value="73">
                <text:p>73</text:p>
              </table:table-cell>
              <table:table-cell office:value-type="float" office:value="13619.6404317061">
                <text:p>13619.6404317061</text:p>
              </table:table-cell>
              <table:table-cell office:value-type="float" office:value="16528.8148187237">
                <text:p>16528.8148187237</text:p>
              </table:table-cell>
            </table:table-row>
            <table:table-row>
              <table:table-cell office:value-type="string">
                <text:p>74</text:p>
              </table:table-cell>
              <table:table-cell office:value-type="float" office:value="74">
                <text:p>74</text:p>
              </table:table-cell>
              <table:table-cell office:value-type="float" office:value="13619.6404317061">
                <text:p>13619.6404317061</text:p>
              </table:table-cell>
              <table:table-cell office:value-type="float" office:value="16377.2782580832">
                <text:p>16377.2782580832</text:p>
              </table:table-cell>
            </table:table-row>
            <table:table-row>
              <table:table-cell office:value-type="string">
                <text:p>75</text:p>
              </table:table-cell>
              <table:table-cell office:value-type="float" office:value="75">
                <text:p>75</text:p>
              </table:table-cell>
              <table:table-cell office:value-type="float" office:value="13478.4642493434">
                <text:p>13478.4642493434</text:p>
              </table:table-cell>
              <table:table-cell office:value-type="float" office:value="16212.0455925987">
                <text:p>16212.0455925987</text:p>
              </table:table-cell>
            </table:table-row>
            <table:table-row>
              <table:table-cell office:value-type="string">
                <text:p>76</text:p>
              </table:table-cell>
              <table:table-cell office:value-type="float" office:value="76">
                <text:p>76</text:p>
              </table:table-cell>
              <table:table-cell office:value-type="float" office:value="13239.1176445613">
                <text:p>13239.1176445613</text:p>
              </table:table-cell>
              <table:table-cell office:value-type="float" office:value="16134.8121992138">
                <text:p>16134.8121992138</text:p>
              </table:table-cell>
            </table:table-row>
            <table:table-row>
              <table:table-cell office:value-type="string">
                <text:p>77</text:p>
              </table:table-cell>
              <table:table-cell office:value-type="float" office:value="77">
                <text:p>77</text:p>
              </table:table-cell>
              <table:table-cell office:value-type="float" office:value="13205.9850777192">
                <text:p>13205.9850777192</text:p>
              </table:table-cell>
              <table:table-cell office:value-type="float" office:value="15935.9894077092">
                <text:p>15935.9894077092</text:p>
              </table:table-cell>
            </table:table-row>
            <table:table-row>
              <table:table-cell office:value-type="string">
                <text:p>78</text:p>
              </table:table-cell>
              <table:table-cell office:value-type="float" office:value="78">
                <text:p>78</text:p>
              </table:table-cell>
              <table:table-cell office:value-type="float" office:value="13104.3700582946">
                <text:p>13104.3700582946</text:p>
              </table:table-cell>
              <table:table-cell office:value-type="float" office:value="15860.3489343397">
                <text:p>15860.3489343397</text:p>
              </table:table-cell>
            </table:table-row>
            <table:table-row>
              <table:table-cell office:value-type="string">
                <text:p>79</text:p>
              </table:table-cell>
              <table:table-cell office:value-type="float" office:value="79">
                <text:p>79</text:p>
              </table:table-cell>
              <table:table-cell office:value-type="float" office:value="13104.3700582946">
                <text:p>13104.3700582946</text:p>
              </table:table-cell>
              <table:table-cell office:value-type="float" office:value="15650.259913543">
                <text:p>15650.259913543</text:p>
              </table:table-cell>
            </table:table-row>
            <table:table-row>
              <table:table-cell office:value-type="string">
                <text:p>80</text:p>
              </table:table-cell>
              <table:table-cell office:value-type="float" office:value="80">
                <text:p>80</text:p>
              </table:table-cell>
              <table:table-cell office:value-type="float" office:value="12936.8757537845">
                <text:p>12936.8757537845</text:p>
              </table:table-cell>
              <table:table-cell office:value-type="float" office:value="15477.578279339">
                <text:p>15477.578279339</text:p>
              </table:table-cell>
            </table:table-row>
            <table:table-row>
              <table:table-cell office:value-type="string">
                <text:p>81</text:p>
              </table:table-cell>
              <table:table-cell office:value-type="float" office:value="81">
                <text:p>81</text:p>
              </table:table-cell>
              <table:table-cell office:value-type="float" office:value="12790.2235805219">
                <text:p>12790.2235805219</text:p>
              </table:table-cell>
              <table:table-cell office:value-type="float" office:value="15314.8488507266">
                <text:p>15314.8488507266</text:p>
              </table:table-cell>
            </table:table-row>
            <table:table-row>
              <table:table-cell office:value-type="string">
                <text:p>82</text:p>
              </table:table-cell>
              <table:table-cell office:value-type="float" office:value="82">
                <text:p>82</text:p>
              </table:table-cell>
              <table:table-cell office:value-type="float" office:value="12570.9317154388">
                <text:p>12570.9317154388</text:p>
              </table:table-cell>
              <table:table-cell office:value-type="float" office:value="15177.3074165094">
                <text:p>15177.3074165094</text:p>
              </table:table-cell>
            </table:table-row>
            <table:table-row>
              <table:table-cell office:value-type="string">
                <text:p>83</text:p>
              </table:table-cell>
              <table:table-cell office:value-type="float" office:value="83">
                <text:p>83</text:p>
              </table:table-cell>
              <table:table-cell office:value-type="float" office:value="12511.3080606482">
                <text:p>12511.3080606482</text:p>
              </table:table-cell>
              <table:table-cell office:value-type="float" office:value="15037.3903158271">
                <text:p>15037.3903158271</text:p>
              </table:table-cell>
            </table:table-row>
            <table:table-row>
              <table:table-cell office:value-type="string">
                <text:p>84</text:p>
              </table:table-cell>
              <table:table-cell office:value-type="float" office:value="84">
                <text:p>84</text:p>
              </table:table-cell>
              <table:table-cell office:value-type="float" office:value="12441.1706039177">
                <text:p>12441.1706039177</text:p>
              </table:table-cell>
              <table:table-cell office:value-type="float" office:value="14812.2899045254">
                <text:p>14812.2899045254</text:p>
              </table:table-cell>
            </table:table-row>
            <table:table-row>
              <table:table-cell office:value-type="string">
                <text:p>85</text:p>
              </table:table-cell>
              <table:table-cell office:value-type="float" office:value="85">
                <text:p>85</text:p>
              </table:table-cell>
              <table:table-cell office:value-type="float" office:value="12113.6026810976">
                <text:p>12113.6026810976</text:p>
              </table:table-cell>
              <table:table-cell office:value-type="float" office:value="14662.1216249264">
                <text:p>14662.1216249264</text:p>
              </table:table-cell>
            </table:table-row>
            <table:table-row>
              <table:table-cell office:value-type="string">
                <text:p>86</text:p>
              </table:table-cell>
              <table:table-cell office:value-type="float" office:value="86">
                <text:p>86</text:p>
              </table:table-cell>
              <table:table-cell office:value-type="float" office:value="12001.8747774544">
                <text:p>12001.8747774544</text:p>
              </table:table-cell>
              <table:table-cell office:value-type="float" office:value="14487.1260720179">
                <text:p>14487.1260720179</text:p>
              </table:table-cell>
            </table:table-row>
            <table:table-row>
              <table:table-cell office:value-type="string">
                <text:p>87</text:p>
              </table:table-cell>
              <table:table-cell office:value-type="float" office:value="87">
                <text:p>87</text:p>
              </table:table-cell>
              <table:table-cell office:value-type="float" office:value="11970.4981992749">
                <text:p>11970.4981992749</text:p>
              </table:table-cell>
              <table:table-cell office:value-type="float" office:value="14300.2553071367">
                <text:p>14300.2553071367</text:p>
              </table:table-cell>
            </table:table-row>
            <table:table-row>
              <table:table-cell office:value-type="string">
                <text:p>88</text:p>
              </table:table-cell>
              <table:table-cell office:value-type="float" office:value="88">
                <text:p>88</text:p>
              </table:table-cell>
              <table:table-cell office:value-type="float" office:value="11949.892385035">
                <text:p>11949.892385035</text:p>
              </table:table-cell>
              <table:table-cell office:value-type="float" office:value="14123.3002063111">
                <text:p>14123.3002063111</text:p>
              </table:table-cell>
            </table:table-row>
            <table:table-row>
              <table:table-cell office:value-type="string">
                <text:p>89</text:p>
              </table:table-cell>
              <table:table-cell office:value-type="float" office:value="89">
                <text:p>89</text:p>
              </table:table-cell>
              <table:table-cell office:value-type="float" office:value="11880.1974645332">
                <text:p>11880.1974645332</text:p>
              </table:table-cell>
              <table:table-cell office:value-type="float" office:value="13880.0221210156">
                <text:p>13880.0221210156</text:p>
              </table:table-cell>
            </table:table-row>
            <table:table-row>
              <table:table-cell office:value-type="string">
                <text:p>90</text:p>
              </table:table-cell>
              <table:table-cell office:value-type="float" office:value="90">
                <text:p>90</text:p>
              </table:table-cell>
              <table:table-cell office:value-type="float" office:value="11780.5546916407">
                <text:p>11780.5546916407</text:p>
              </table:table-cell>
              <table:table-cell office:value-type="float" office:value="13771.5595652791">
                <text:p>13771.5595652791</text:p>
              </table:table-cell>
            </table:table-row>
            <table:table-row>
              <table:table-cell office:value-type="string">
                <text:p>91</text:p>
              </table:table-cell>
              <table:table-cell office:value-type="float" office:value="91">
                <text:p>91</text:p>
              </table:table-cell>
              <table:table-cell office:value-type="float" office:value="11690.1119202927">
                <text:p>11690.1119202927</text:p>
              </table:table-cell>
              <table:table-cell office:value-type="float" office:value="13654.7596845108">
                <text:p>13654.7596845108</text:p>
              </table:table-cell>
            </table:table-row>
            <table:table-row>
              <table:table-cell office:value-type="string">
                <text:p>92</text:p>
              </table:table-cell>
              <table:table-cell office:value-type="float" office:value="92">
                <text:p>92</text:p>
              </table:table-cell>
              <table:table-cell office:value-type="float" office:value="11652.507339912">
                <text:p>11652.507339912</text:p>
              </table:table-cell>
              <table:table-cell office:value-type="float" office:value="13583.2254207713">
                <text:p>13583.2254207713</text:p>
              </table:table-cell>
            </table:table-row>
            <table:table-row>
              <table:table-cell office:value-type="string">
                <text:p>93</text:p>
              </table:table-cell>
              <table:table-cell office:value-type="float" office:value="93">
                <text:p>93</text:p>
              </table:table-cell>
              <table:table-cell office:value-type="float" office:value="11614.3679757844">
                <text:p>11614.3679757844</text:p>
              </table:table-cell>
              <table:table-cell office:value-type="float" office:value="13444.3246149312">
                <text:p>13444.3246149312</text:p>
              </table:table-cell>
            </table:table-row>
            <table:table-row>
              <table:table-cell office:value-type="string">
                <text:p>94</text:p>
              </table:table-cell>
              <table:table-cell office:value-type="float" office:value="94">
                <text:p>94</text:p>
              </table:table-cell>
              <table:table-cell office:value-type="float" office:value="11422.9205264291">
                <text:p>11422.9205264291</text:p>
              </table:table-cell>
              <table:table-cell office:value-type="float" office:value="13287.1593275963">
                <text:p>13287.1593275963</text:p>
              </table:table-cell>
            </table:table-row>
            <table:table-row>
              <table:table-cell office:value-type="string">
                <text:p>95</text:p>
              </table:table-cell>
              <table:table-cell office:value-type="float" office:value="95">
                <text:p>95</text:p>
              </table:table-cell>
              <table:table-cell office:value-type="float" office:value="11303.8579896959">
                <text:p>11303.8579896959</text:p>
              </table:table-cell>
              <table:table-cell office:value-type="float" office:value="13132.5598059748">
                <text:p>13132.5598059748</text:p>
              </table:table-cell>
            </table:table-row>
            <table:table-row>
              <table:table-cell office:value-type="string">
                <text:p>96</text:p>
              </table:table-cell>
              <table:table-cell office:value-type="float" office:value="96">
                <text:p>96</text:p>
              </table:table-cell>
              <table:table-cell office:value-type="float" office:value="11303.8579896959">
                <text:p>11303.8579896959</text:p>
              </table:table-cell>
              <table:table-cell office:value-type="float" office:value="12990.8208313462">
                <text:p>12990.8208313462</text:p>
              </table:table-cell>
            </table:table-row>
            <table:table-row>
              <table:table-cell office:value-type="string">
                <text:p>97</text:p>
              </table:table-cell>
              <table:table-cell office:value-type="float" office:value="97">
                <text:p>97</text:p>
              </table:table-cell>
              <table:table-cell office:value-type="float" office:value="11259.6465572929">
                <text:p>11259.6465572929</text:p>
              </table:table-cell>
              <table:table-cell office:value-type="float" office:value="12883.5744299777">
                <text:p>12883.5744299777</text:p>
              </table:table-cell>
            </table:table-row>
            <table:table-row>
              <table:table-cell office:value-type="string">
                <text:p>98</text:p>
              </table:table-cell>
              <table:table-cell office:value-type="float" office:value="98">
                <text:p>98</text:p>
              </table:table-cell>
              <table:table-cell office:value-type="float" office:value="11150.0752656952">
                <text:p>11150.0752656952</text:p>
              </table:table-cell>
              <table:table-cell office:value-type="float" office:value="12787.629917962">
                <text:p>12787.629917962</text:p>
              </table:table-cell>
            </table:table-row>
            <table:table-row>
              <table:table-cell office:value-type="string">
                <text:p>99</text:p>
              </table:table-cell>
              <table:table-cell office:value-type="float" office:value="99">
                <text:p>99</text:p>
              </table:table-cell>
              <table:table-cell office:value-type="float" office:value="11029.3177355496">
                <text:p>11029.3177355496</text:p>
              </table:table-cell>
              <table:table-cell office:value-type="float" office:value="12631.6477668324">
                <text:p>12631.6477668324</text:p>
              </table:table-cell>
            </table:table-row>
            <table:table-row>
              <table:table-cell office:value-type="string">
                <text:p>100</text:p>
              </table:table-cell>
              <table:table-cell office:value-type="float" office:value="100">
                <text:p>100</text:p>
              </table:table-cell>
              <table:table-cell office:value-type="float" office:value="10966.2745913473">
                <text:p>10966.2745913473</text:p>
              </table:table-cell>
              <table:table-cell office:value-type="float" office:value="12487.3742604515">
                <text:p>12487.3742604515</text:p>
              </table:table-cell>
            </table:table-row>
            <table:table-row>
              <table:table-cell office:value-type="string">
                <text:p>101</text:p>
              </table:table-cell>
              <table:table-cell office:value-type="float" office:value="101">
                <text:p>101</text:p>
              </table:table-cell>
              <table:table-cell office:value-type="float" office:value="10852.3838503166">
                <text:p>10852.3838503166</text:p>
              </table:table-cell>
              <table:table-cell office:value-type="float" office:value="12387.3517406129">
                <text:p>12387.3517406129</text:p>
              </table:table-cell>
            </table:table-row>
            <table:table-row>
              <table:table-cell office:value-type="string">
                <text:p>102</text:p>
              </table:table-cell>
              <table:table-cell office:value-type="float" office:value="102">
                <text:p>102</text:p>
              </table:table-cell>
              <table:table-cell office:value-type="float" office:value="10697.3819239948">
                <text:p>10697.3819239948</text:p>
              </table:table-cell>
              <table:table-cell office:value-type="float" office:value="12199.9881610875">
                <text:p>12199.9881610875</text:p>
              </table:table-cell>
            </table:table-row>
            <table:table-row>
              <table:table-cell office:value-type="string">
                <text:p>103</text:p>
              </table:table-cell>
              <table:table-cell office:value-type="float" office:value="103">
                <text:p>103</text:p>
              </table:table-cell>
              <table:table-cell office:value-type="float" office:value="10585.5416189247">
                <text:p>10585.5416189247</text:p>
              </table:table-cell>
              <table:table-cell office:value-type="float" office:value="12058.7558953352">
                <text:p>12058.7558953352</text:p>
              </table:table-cell>
            </table:table-row>
            <table:table-row>
              <table:table-cell office:value-type="string">
                <text:p>104</text:p>
              </table:table-cell>
              <table:table-cell office:value-type="float" office:value="104">
                <text:p>104</text:p>
              </table:table-cell>
              <table:table-cell office:value-type="float" office:value="10585.5416189247">
                <text:p>10585.5416189247</text:p>
              </table:table-cell>
              <table:table-cell office:value-type="float" office:value="11918.7737990839">
                <text:p>11918.7737990839</text:p>
              </table:table-cell>
            </table:table-row>
            <table:table-row>
              <table:table-cell office:value-type="string">
                <text:p>105</text:p>
              </table:table-cell>
              <table:table-cell office:value-type="float" office:value="105">
                <text:p>105</text:p>
              </table:table-cell>
              <table:table-cell office:value-type="float" office:value="10564.2800589261">
                <text:p>10564.2800589261</text:p>
              </table:table-cell>
              <table:table-cell office:value-type="float" office:value="11761.7161249111">
                <text:p>11761.7161249111</text:p>
              </table:table-cell>
            </table:table-row>
            <table:table-row>
              <table:table-cell office:value-type="string">
                <text:p>106</text:p>
              </table:table-cell>
              <table:table-cell office:value-type="float" office:value="106">
                <text:p>106</text:p>
              </table:table-cell>
              <table:table-cell office:value-type="float" office:value="10408.3761036551">
                <text:p>10408.3761036551</text:p>
              </table:table-cell>
              <table:table-cell office:value-type="float" office:value="11671.9987704532">
                <text:p>11671.9987704532</text:p>
              </table:table-cell>
            </table:table-row>
            <table:table-row>
              <table:table-cell office:value-type="string">
                <text:p>107</text:p>
              </table:table-cell>
              <table:table-cell office:value-type="float" office:value="107">
                <text:p>107</text:p>
              </table:table-cell>
              <table:table-cell office:value-type="float" office:value="10362.0249884005">
                <text:p>10362.0249884005</text:p>
              </table:table-cell>
              <table:table-cell office:value-type="float" office:value="11527.8276730066">
                <text:p>11527.8276730066</text:p>
              </table:table-cell>
            </table:table-row>
            <table:table-row>
              <table:table-cell office:value-type="string">
                <text:p>108</text:p>
              </table:table-cell>
              <table:table-cell office:value-type="float" office:value="108">
                <text:p>108</text:p>
              </table:table-cell>
              <table:table-cell office:value-type="float" office:value="10226.3439482873">
                <text:p>10226.3439482873</text:p>
              </table:table-cell>
              <table:table-cell office:value-type="float" office:value="11417.1914843996">
                <text:p>11417.1914843996</text:p>
              </table:table-cell>
            </table:table-row>
            <table:table-row>
              <table:table-cell office:value-type="string">
                <text:p>109</text:p>
              </table:table-cell>
              <table:table-cell office:value-type="float" office:value="109">
                <text:p>109</text:p>
              </table:table-cell>
              <table:table-cell office:value-type="float" office:value="10111.2424697665">
                <text:p>10111.2424697665</text:p>
              </table:table-cell>
              <table:table-cell office:value-type="float" office:value="11314.785474592">
                <text:p>11314.785474592</text:p>
              </table:table-cell>
            </table:table-row>
            <table:table-row>
              <table:table-cell office:value-type="string">
                <text:p>110</text:p>
              </table:table-cell>
              <table:table-cell office:value-type="float" office:value="110">
                <text:p>110</text:p>
              </table:table-cell>
              <table:table-cell office:value-type="float" office:value="10111.2424697665">
                <text:p>10111.2424697665</text:p>
              </table:table-cell>
              <table:table-cell office:value-type="float" office:value="11195.7271588458">
                <text:p>11195.7271588458</text:p>
              </table:table-cell>
            </table:table-row>
            <table:table-row>
              <table:table-cell office:value-type="string">
                <text:p>111</text:p>
              </table:table-cell>
              <table:table-cell office:value-type="float" office:value="111">
                <text:p>111</text:p>
              </table:table-cell>
              <table:table-cell office:value-type="float" office:value="10079.47287108">
                <text:p>10079.47287108</text:p>
              </table:table-cell>
              <table:table-cell office:value-type="float" office:value="11065.9588009483">
                <text:p>11065.9588009483</text:p>
              </table:table-cell>
            </table:table-row>
            <table:table-row>
              <table:table-cell office:value-type="string">
                <text:p>112</text:p>
              </table:table-cell>
              <table:table-cell office:value-type="float" office:value="112">
                <text:p>112</text:p>
              </table:table-cell>
              <table:table-cell office:value-type="float" office:value="10056.6199207812">
                <text:p>10056.6199207812</text:p>
              </table:table-cell>
              <table:table-cell office:value-type="float" office:value="10989.8344524903">
                <text:p>10989.8344524903</text:p>
              </table:table-cell>
            </table:table-row>
            <table:table-row>
              <table:table-cell office:value-type="string">
                <text:p>113</text:p>
              </table:table-cell>
              <table:table-cell office:value-type="float" office:value="113">
                <text:p>113</text:p>
              </table:table-cell>
              <table:table-cell office:value-type="float" office:value="10012.0286402984">
                <text:p>10012.0286402984</text:p>
              </table:table-cell>
              <table:table-cell office:value-type="float" office:value="10897.5250428156">
                <text:p>10897.5250428156</text:p>
              </table:table-cell>
            </table:table-row>
            <table:table-row>
              <table:table-cell office:value-type="string">
                <text:p>114</text:p>
              </table:table-cell>
              <table:table-cell office:value-type="float" office:value="114">
                <text:p>114</text:p>
              </table:table-cell>
              <table:table-cell office:value-type="float" office:value="9903.56967838024">
                <text:p>9903.56967838024</text:p>
              </table:table-cell>
              <table:table-cell office:value-type="float" office:value="10749.1246500854">
                <text:p>10749.1246500854</text:p>
              </table:table-cell>
            </table:table-row>
            <table:table-row>
              <table:table-cell office:value-type="string">
                <text:p>115</text:p>
              </table:table-cell>
              <table:table-cell office:value-type="float" office:value="115">
                <text:p>115</text:p>
              </table:table-cell>
              <table:table-cell office:value-type="float" office:value="9751.14113894179">
                <text:p>9751.14113894179</text:p>
              </table:table-cell>
              <table:table-cell office:value-type="float" office:value="10594.9269704219">
                <text:p>10594.9269704219</text:p>
              </table:table-cell>
            </table:table-row>
            <table:table-row>
              <table:table-cell office:value-type="string">
                <text:p>116</text:p>
              </table:table-cell>
              <table:table-cell office:value-type="float" office:value="116">
                <text:p>116</text:p>
              </table:table-cell>
              <table:table-cell office:value-type="float" office:value="9712.48915311152">
                <text:p>9712.48915311152</text:p>
              </table:table-cell>
              <table:table-cell office:value-type="float" office:value="10500.2968588201">
                <text:p>10500.2968588201</text:p>
              </table:table-cell>
            </table:table-row>
            <table:table-row>
              <table:table-cell office:value-type="string">
                <text:p>117</text:p>
              </table:table-cell>
              <table:table-cell office:value-type="float" office:value="117">
                <text:p>117</text:p>
              </table:table-cell>
              <table:table-cell office:value-type="float" office:value="9711.00956455324">
                <text:p>9711.00956455324</text:p>
              </table:table-cell>
              <table:table-cell office:value-type="float" office:value="10417.195177933">
                <text:p>10417.195177933</text:p>
              </table:table-cell>
            </table:table-row>
            <table:table-row>
              <table:table-cell office:value-type="string">
                <text:p>118</text:p>
              </table:table-cell>
              <table:table-cell office:value-type="float" office:value="118">
                <text:p>118</text:p>
              </table:table-cell>
              <table:table-cell office:value-type="float" office:value="9610.41111315461">
                <text:p>9610.41111315461</text:p>
              </table:table-cell>
              <table:table-cell office:value-type="float" office:value="10289.8283805488">
                <text:p>10289.8283805488</text:p>
              </table:table-cell>
            </table:table-row>
            <table:table-row>
              <table:table-cell office:value-type="string">
                <text:p>119</text:p>
              </table:table-cell>
              <table:table-cell office:value-type="float" office:value="119">
                <text:p>119</text:p>
              </table:table-cell>
              <table:table-cell office:value-type="float" office:value="9558.90526684265">
                <text:p>9558.90526684265</text:p>
              </table:table-cell>
              <table:table-cell office:value-type="float" office:value="10215.481978389">
                <text:p>10215.481978389</text:p>
              </table:table-cell>
            </table:table-row>
            <table:table-row>
              <table:table-cell office:value-type="string">
                <text:p>120</text:p>
              </table:table-cell>
              <table:table-cell office:value-type="float" office:value="120">
                <text:p>120</text:p>
              </table:table-cell>
              <table:table-cell office:value-type="float" office:value="9533.32885223312">
                <text:p>9533.32885223312</text:p>
              </table:table-cell>
              <table:table-cell office:value-type="float" office:value="10149.8422616406">
                <text:p>10149.8422616406</text:p>
              </table:table-cell>
            </table:table-row>
            <table:table-row>
              <table:table-cell office:value-type="string">
                <text:p>121</text:p>
              </table:table-cell>
              <table:table-cell office:value-type="float" office:value="121">
                <text:p>121</text:p>
              </table:table-cell>
              <table:table-cell office:value-type="float" office:value="9485.48114757269">
                <text:p>9485.48114757269</text:p>
              </table:table-cell>
              <table:table-cell office:value-type="float" office:value="10028.0766551481">
                <text:p>10028.0766551481</text:p>
              </table:table-cell>
            </table:table-row>
            <table:table-row>
              <table:table-cell office:value-type="string">
                <text:p>122</text:p>
              </table:table-cell>
              <table:table-cell office:value-type="float" office:value="122">
                <text:p>122</text:p>
              </table:table-cell>
              <table:table-cell office:value-type="float" office:value="9460.42556707062">
                <text:p>9460.42556707062</text:p>
              </table:table-cell>
              <table:table-cell office:value-type="float" office:value="9951.52110810408">
                <text:p>9951.52110810408</text:p>
              </table:table-cell>
            </table:table-row>
            <table:table-row>
              <table:table-cell office:value-type="string">
                <text:p>123</text:p>
              </table:table-cell>
              <table:table-cell office:value-type="float" office:value="123">
                <text:p>123</text:p>
              </table:table-cell>
              <table:table-cell office:value-type="float" office:value="9397.8449882755">
                <text:p>9397.8449882755</text:p>
              </table:table-cell>
              <table:table-cell office:value-type="float" office:value="9879.22586772705">
                <text:p>9879.22586772705</text:p>
              </table:table-cell>
            </table:table-row>
            <table:table-row>
              <table:table-cell office:value-type="string">
                <text:p>124</text:p>
              </table:table-cell>
              <table:table-cell office:value-type="float" office:value="124">
                <text:p>124</text:p>
              </table:table-cell>
              <table:table-cell office:value-type="float" office:value="9368.01851748777">
                <text:p>9368.01851748777</text:p>
              </table:table-cell>
              <table:table-cell office:value-type="float" office:value="9846.82503739416">
                <text:p>9846.82503739416</text:p>
              </table:table-cell>
            </table:table-row>
            <table:table-row>
              <table:table-cell office:value-type="string">
                <text:p>125</text:p>
              </table:table-cell>
              <table:table-cell office:value-type="float" office:value="125">
                <text:p>125</text:p>
              </table:table-cell>
              <table:table-cell office:value-type="float" office:value="9317.93059937635">
                <text:p>9317.93059937635</text:p>
              </table:table-cell>
              <table:table-cell office:value-type="float" office:value="9757.77199828431">
                <text:p>9757.77199828431</text:p>
              </table:table-cell>
            </table:table-row>
            <table:table-row>
              <table:table-cell office:value-type="string">
                <text:p>126</text:p>
              </table:table-cell>
              <table:table-cell office:value-type="float" office:value="126">
                <text:p>126</text:p>
              </table:table-cell>
              <table:table-cell office:value-type="float" office:value="9242.49032580308">
                <text:p>9242.49032580308</text:p>
              </table:table-cell>
              <table:table-cell office:value-type="float" office:value="9736.44457250653">
                <text:p>9736.44457250653</text:p>
              </table:table-cell>
            </table:table-row>
            <table:table-row>
              <table:table-cell office:value-type="string">
                <text:p>127</text:p>
              </table:table-cell>
              <table:table-cell office:value-type="float" office:value="127">
                <text:p>127</text:p>
              </table:table-cell>
              <table:table-cell office:value-type="float" office:value="9236.68319433731">
                <text:p>9236.68319433731</text:p>
              </table:table-cell>
              <table:table-cell office:value-type="float" office:value="9706.13385273919">
                <text:p>9706.13385273919</text:p>
              </table:table-cell>
            </table:table-row>
            <table:table-row>
              <table:table-cell office:value-type="string">
                <text:p>128</text:p>
              </table:table-cell>
              <table:table-cell office:value-type="float" office:value="128">
                <text:p>128</text:p>
              </table:table-cell>
              <table:table-cell office:value-type="float" office:value="9202.6170378118">
                <text:p>9202.6170378118</text:p>
              </table:table-cell>
              <table:table-cell office:value-type="float" office:value="9666.82956033562">
                <text:p>9666.82956033562</text:p>
              </table:table-cell>
            </table:table-row>
            <table:table-row>
              <table:table-cell office:value-type="string">
                <text:p>129</text:p>
              </table:table-cell>
              <table:table-cell office:value-type="float" office:value="129">
                <text:p>129</text:p>
              </table:table-cell>
              <table:table-cell office:value-type="float" office:value="9202.05721002212">
                <text:p>9202.05721002212</text:p>
              </table:table-cell>
              <table:table-cell office:value-type="float" office:value="9611.96147899541">
                <text:p>9611.96147899541</text:p>
              </table:table-cell>
            </table:table-row>
            <table:table-row>
              <table:table-cell office:value-type="string">
                <text:p>130</text:p>
              </table:table-cell>
              <table:table-cell office:value-type="float" office:value="130">
                <text:p>130</text:p>
              </table:table-cell>
              <table:table-cell office:value-type="float" office:value="9198.04843637429">
                <text:p>9198.04843637429</text:p>
              </table:table-cell>
              <table:table-cell office:value-type="float" office:value="9543.00683086022">
                <text:p>9543.00683086022</text:p>
              </table:table-cell>
            </table:table-row>
            <table:table-row>
              <table:table-cell office:value-type="string">
                <text:p>131</text:p>
              </table:table-cell>
              <table:table-cell office:value-type="float" office:value="131">
                <text:p>131</text:p>
              </table:table-cell>
              <table:table-cell office:value-type="float" office:value="9187.39830015631">
                <text:p>9187.39830015631</text:p>
              </table:table-cell>
              <table:table-cell office:value-type="float" office:value="9563.85943998574">
                <text:p>9563.85943998574</text:p>
              </table:table-cell>
            </table:table-row>
            <table:table-row>
              <table:table-cell office:value-type="string">
                <text:p>132</text:p>
              </table:table-cell>
              <table:table-cell office:value-type="float" office:value="132">
                <text:p>132</text:p>
              </table:table-cell>
              <table:table-cell office:value-type="float" office:value="9148.18260172806">
                <text:p>9148.18260172806</text:p>
              </table:table-cell>
              <table:table-cell office:value-type="float" office:value="9523.90621791513">
                <text:p>9523.90621791513</text:p>
              </table:table-cell>
            </table:table-row>
            <table:table-row>
              <table:table-cell office:value-type="string">
                <text:p>133</text:p>
              </table:table-cell>
              <table:table-cell office:value-type="float" office:value="133">
                <text:p>133</text:p>
              </table:table-cell>
              <table:table-cell office:value-type="float" office:value="9147.67055563882">
                <text:p>9147.67055563882</text:p>
              </table:table-cell>
              <table:table-cell office:value-type="float" office:value="9469.55287867695">
                <text:p>9469.55287867695</text:p>
              </table:table-cell>
            </table:table-row>
            <table:table-row>
              <table:table-cell office:value-type="string">
                <text:p>134</text:p>
              </table:table-cell>
              <table:table-cell office:value-type="float" office:value="134">
                <text:p>134</text:p>
              </table:table-cell>
              <table:table-cell office:value-type="float" office:value="9144.75581887516">
                <text:p>9144.75581887516</text:p>
              </table:table-cell>
              <table:table-cell office:value-type="float" office:value="9426.28149845828">
                <text:p>9426.28149845828</text:p>
              </table:table-cell>
            </table:table-row>
            <table:table-row>
              <table:table-cell office:value-type="string">
                <text:p>135</text:p>
              </table:table-cell>
              <table:table-cell office:value-type="float" office:value="135">
                <text:p>135</text:p>
              </table:table-cell>
              <table:table-cell office:value-type="float" office:value="9134.87840660792">
                <text:p>9134.87840660792</text:p>
              </table:table-cell>
              <table:table-cell office:value-type="float" office:value="9408.57634526684">
                <text:p>9408.57634526684</text:p>
              </table:table-cell>
            </table:table-row>
            <table:table-row>
              <table:table-cell office:value-type="string">
                <text:p>136</text:p>
              </table:table-cell>
              <table:table-cell office:value-type="float" office:value="136">
                <text:p>136</text:p>
              </table:table-cell>
              <table:table-cell office:value-type="float" office:value="9132.51127675227">
                <text:p>9132.51127675227</text:p>
              </table:table-cell>
              <table:table-cell office:value-type="float" office:value="9383.46254765548">
                <text:p>9383.46254765548</text:p>
              </table:table-cell>
            </table:table-row>
            <table:table-row>
              <table:table-cell office:value-type="string">
                <text:p>137</text:p>
              </table:table-cell>
              <table:table-cell office:value-type="float" office:value="137">
                <text:p>137</text:p>
              </table:table-cell>
              <table:table-cell office:value-type="float" office:value="9131.81295241333">
                <text:p>9131.81295241333</text:p>
              </table:table-cell>
              <table:table-cell office:value-type="float" office:value="9369.90042314201">
                <text:p>9369.90042314201</text:p>
              </table:table-cell>
            </table:table-row>
            <table:table-row>
              <table:table-cell office:value-type="string">
                <text:p>138</text:p>
              </table:table-cell>
              <table:table-cell office:value-type="float" office:value="138">
                <text:p>138</text:p>
              </table:table-cell>
              <table:table-cell office:value-type="float" office:value="9126.08875113246">
                <text:p>9126.08875113246</text:p>
              </table:table-cell>
              <table:table-cell office:value-type="float" office:value="9366.09933665394">
                <text:p>9366.09933665394</text:p>
              </table:table-cell>
            </table:table-row>
            <table:table-row>
              <table:table-cell office:value-type="string">
                <text:p>139</text:p>
              </table:table-cell>
              <table:table-cell office:value-type="float" office:value="139">
                <text:p>139</text:p>
              </table:table-cell>
              <table:table-cell office:value-type="float" office:value="9110.79229833886">
                <text:p>9110.79229833886</text:p>
              </table:table-cell>
              <table:table-cell office:value-type="float" office:value="9334.94108455626">
                <text:p>9334.94108455626</text:p>
              </table:table-cell>
            </table:table-row>
            <table:table-row>
              <table:table-cell office:value-type="string">
                <text:p>140</text:p>
              </table:table-cell>
              <table:table-cell office:value-type="float" office:value="140">
                <text:p>140</text:p>
              </table:table-cell>
              <table:table-cell office:value-type="float" office:value="9102.98281236096">
                <text:p>9102.98281236096</text:p>
              </table:table-cell>
              <table:table-cell office:value-type="float" office:value="9327.61484809567">
                <text:p>9327.61484809567</text:p>
              </table:table-cell>
            </table:table-row>
            <table:table-row>
              <table:table-cell office:value-type="string">
                <text:p>141</text:p>
              </table:table-cell>
              <table:table-cell office:value-type="float" office:value="141">
                <text:p>141</text:p>
              </table:table-cell>
              <table:table-cell office:value-type="float" office:value="9102.98281236096">
                <text:p>9102.98281236096</text:p>
              </table:table-cell>
              <table:table-cell office:value-type="float" office:value="9310.08604349138">
                <text:p>9310.08604349138</text:p>
              </table:table-cell>
            </table:table-row>
            <table:table-row>
              <table:table-cell office:value-type="string">
                <text:p>142</text:p>
              </table:table-cell>
              <table:table-cell office:value-type="float" office:value="142">
                <text:p>142</text:p>
              </table:table-cell>
              <table:table-cell office:value-type="float" office:value="9100.78875958806">
                <text:p>9100.78875958806</text:p>
              </table:table-cell>
              <table:table-cell office:value-type="float" office:value="9318.16954808999">
                <text:p>9318.16954808999</text:p>
              </table:table-cell>
            </table:table-row>
            <table:table-row>
              <table:table-cell office:value-type="string">
                <text:p>143</text:p>
              </table:table-cell>
              <table:table-cell office:value-type="float" office:value="143">
                <text:p>143</text:p>
              </table:table-cell>
              <table:table-cell office:value-type="float" office:value="9094.8173453299">
                <text:p>9094.8173453299</text:p>
              </table:table-cell>
              <table:table-cell office:value-type="float" office:value="9361.19983376527">
                <text:p>9361.19983376527</text:p>
              </table:table-cell>
            </table:table-row>
            <table:table-row>
              <table:table-cell office:value-type="string">
                <text:p>144</text:p>
              </table:table-cell>
              <table:table-cell office:value-type="float" office:value="144">
                <text:p>144</text:p>
              </table:table-cell>
              <table:table-cell office:value-type="float" office:value="9094.8173453299">
                <text:p>9094.8173453299</text:p>
              </table:table-cell>
              <table:table-cell office:value-type="float" office:value="9326.21400079845">
                <text:p>9326.21400079845</text:p>
              </table:table-cell>
            </table:table-row>
            <table:table-row>
              <table:table-cell office:value-type="string">
                <text:p>145</text:p>
              </table:table-cell>
              <table:table-cell office:value-type="float" office:value="145">
                <text:p>145</text:p>
              </table:table-cell>
              <table:table-cell office:value-type="float" office:value="9094.00568571744">
                <text:p>9094.00568571744</text:p>
              </table:table-cell>
              <table:table-cell office:value-type="float" office:value="9296.23670034416">
                <text:p>9296.23670034416</text:p>
              </table:table-cell>
            </table:table-row>
            <table:table-row>
              <table:table-cell office:value-type="string">
                <text:p>146</text:p>
              </table:table-cell>
              <table:table-cell office:value-type="float" office:value="146">
                <text:p>146</text:p>
              </table:table-cell>
              <table:table-cell office:value-type="float" office:value="9092.18369549538">
                <text:p>9092.18369549538</text:p>
              </table:table-cell>
              <table:table-cell office:value-type="float" office:value="9328.33693227093">
                <text:p>9328.33693227093</text:p>
              </table:table-cell>
            </table:table-row>
            <table:table-row>
              <table:table-cell office:value-type="string">
                <text:p>147</text:p>
              </table:table-cell>
              <table:table-cell office:value-type="float" office:value="147">
                <text:p>147</text:p>
              </table:table-cell>
              <table:table-cell office:value-type="float" office:value="9092.18369549538">
                <text:p>9092.18369549538</text:p>
              </table:table-cell>
              <table:table-cell office:value-type="float" office:value="9284.48800445701">
                <text:p>9284.48800445701</text:p>
              </table:table-cell>
            </table:table-row>
            <table:table-row>
              <table:table-cell office:value-type="string">
                <text:p>148</text:p>
              </table:table-cell>
              <table:table-cell office:value-type="float" office:value="148">
                <text:p>148</text:p>
              </table:table-cell>
              <table:table-cell office:value-type="float" office:value="9092.18369549538">
                <text:p>9092.18369549538</text:p>
              </table:table-cell>
              <table:table-cell office:value-type="float" office:value="9279.09797835638">
                <text:p>9279.09797835638</text:p>
              </table:table-cell>
            </table:table-row>
            <table:table-row>
              <table:table-cell office:value-type="string">
                <text:p>149</text:p>
              </table:table-cell>
              <table:table-cell office:value-type="float" office:value="149">
                <text:p>149</text:p>
              </table:table-cell>
              <table:table-cell office:value-type="float" office:value="9092.18369549538">
                <text:p>9092.18369549538</text:p>
              </table:table-cell>
              <table:table-cell office:value-type="float" office:value="9271.65745102293">
                <text:p>9271.65745102293</text:p>
              </table:table-cell>
            </table:table-row>
            <table:table-row>
              <table:table-cell office:value-type="string">
                <text:p>150</text:p>
              </table:table-cell>
              <table:table-cell office:value-type="float" office:value="150">
                <text:p>150</text:p>
              </table:table-cell>
              <table:table-cell office:value-type="float" office:value="9092.18369549538">
                <text:p>9092.18369549538</text:p>
              </table:table-cell>
              <table:table-cell office:value-type="float" office:value="9306.49469077396">
                <text:p>9306.49469077396</text:p>
              </table:table-cell>
            </table:table-row>
            <table:table-row>
              <table:table-cell office:value-type="string">
                <text:p>151</text:p>
              </table:table-cell>
              <table:table-cell office:value-type="float" office:value="151">
                <text:p>151</text:p>
              </table:table-cell>
              <table:table-cell office:value-type="float" office:value="9092.18369549538">
                <text:p>9092.18369549538</text:p>
              </table:table-cell>
              <table:table-cell office:value-type="float" office:value="9318.62219038477">
                <text:p>9318.62219038477</text:p>
              </table:table-cell>
            </table:table-row>
            <table:table-row>
              <table:table-cell office:value-type="string">
                <text:p>152</text:p>
              </table:table-cell>
              <table:table-cell office:value-type="float" office:value="152">
                <text:p>152</text:p>
              </table:table-cell>
              <table:table-cell office:value-type="float" office:value="9092.18369549538">
                <text:p>9092.18369549538</text:p>
              </table:table-cell>
              <table:table-cell office:value-type="float" office:value="9308.63283676871">
                <text:p>9308.63283676871</text:p>
              </table:table-cell>
            </table:table-row>
            <table:table-row>
              <table:table-cell office:value-type="string">
                <text:p>153</text:p>
              </table:table-cell>
              <table:table-cell office:value-type="float" office:value="153">
                <text:p>153</text:p>
              </table:table-cell>
              <table:table-cell office:value-type="float" office:value="9092.18369549538">
                <text:p>9092.18369549538</text:p>
              </table:table-cell>
              <table:table-cell office:value-type="float" office:value="9364.6332971583">
                <text:p>9364.6332971583</text:p>
              </table:table-cell>
            </table:table-row>
            <table:table-row>
              <table:table-cell office:value-type="string">
                <text:p>154</text:p>
              </table:table-cell>
              <table:table-cell office:value-type="float" office:value="154">
                <text:p>154</text:p>
              </table:table-cell>
              <table:table-cell office:value-type="float" office:value="9092.18369549538">
                <text:p>9092.18369549538</text:p>
              </table:table-cell>
              <table:table-cell office:value-type="float" office:value="9380.87833886608">
                <text:p>9380.87833886608</text:p>
              </table:table-cell>
            </table:table-row>
            <table:table-row>
              <table:table-cell office:value-type="string">
                <text:p>155</text:p>
              </table:table-cell>
              <table:table-cell office:value-type="float" office:value="155">
                <text:p>155</text:p>
              </table:table-cell>
              <table:table-cell office:value-type="float" office:value="9092.18369549538">
                <text:p>9092.18369549538</text:p>
              </table:table-cell>
              <table:table-cell office:value-type="float" office:value="9372.27002564164">
                <text:p>9372.27002564164</text:p>
              </table:table-cell>
            </table:table-row>
            <table:table-row>
              <table:table-cell office:value-type="string">
                <text:p>156</text:p>
              </table:table-cell>
              <table:table-cell office:value-type="float" office:value="156">
                <text:p>156</text:p>
              </table:table-cell>
              <table:table-cell office:value-type="float" office:value="9092.18369549538">
                <text:p>9092.18369549538</text:p>
              </table:table-cell>
              <table:table-cell office:value-type="float" office:value="9367.36663653965">
                <text:p>9367.36663653965</text:p>
              </table:table-cell>
            </table:table-row>
            <table:table-row>
              <table:table-cell office:value-type="string">
                <text:p>157</text:p>
              </table:table-cell>
              <table:table-cell office:value-type="float" office:value="157">
                <text:p>157</text:p>
              </table:table-cell>
              <table:table-cell office:value-type="float" office:value="9092.18369549538">
                <text:p>9092.18369549538</text:p>
              </table:table-cell>
              <table:table-cell office:value-type="float" office:value="9383.51492566713">
                <text:p>9383.51492566713</text:p>
              </table:table-cell>
            </table:table-row>
            <table:table-row>
              <table:table-cell office:value-type="string">
                <text:p>158</text:p>
              </table:table-cell>
              <table:table-cell office:value-type="float" office:value="158">
                <text:p>158</text:p>
              </table:table-cell>
              <table:table-cell office:value-type="float" office:value="9060.68918279457">
                <text:p>9060.68918279457</text:p>
              </table:table-cell>
              <table:table-cell office:value-type="float" office:value="9296.3680545257">
                <text:p>9296.3680545257</text:p>
              </table:table-cell>
            </table:table-row>
            <table:table-row>
              <table:table-cell office:value-type="string">
                <text:p>159</text:p>
              </table:table-cell>
              <table:table-cell office:value-type="float" office:value="159">
                <text:p>159</text:p>
              </table:table-cell>
              <table:table-cell office:value-type="float" office:value="9060.68918279457">
                <text:p>9060.68918279457</text:p>
              </table:table-cell>
              <table:table-cell office:value-type="float" office:value="9242.01474928499">
                <text:p>9242.01474928499</text:p>
              </table:table-cell>
            </table:table-row>
            <table:table-row>
              <table:table-cell office:value-type="string">
                <text:p>160</text:p>
              </table:table-cell>
              <table:table-cell office:value-type="float" office:value="160">
                <text:p>160</text:p>
              </table:table-cell>
              <table:table-cell office:value-type="float" office:value="9060.68918279457">
                <text:p>9060.68918279457</text:p>
              </table:table-cell>
              <table:table-cell office:value-type="float" office:value="9270.15540463118">
                <text:p>9270.15540463118</text:p>
              </table:table-cell>
            </table:table-row>
            <table:table-row>
              <table:table-cell office:value-type="string">
                <text:p>161</text:p>
              </table:table-cell>
              <table:table-cell office:value-type="float" office:value="161">
                <text:p>161</text:p>
              </table:table-cell>
              <table:table-cell office:value-type="float" office:value="9060.68918279457">
                <text:p>9060.68918279457</text:p>
              </table:table-cell>
              <table:table-cell office:value-type="float" office:value="9241.47404830448">
                <text:p>9241.47404830448</text:p>
              </table:table-cell>
            </table:table-row>
            <table:table-row>
              <table:table-cell office:value-type="string">
                <text:p>162</text:p>
              </table:table-cell>
              <table:table-cell office:value-type="float" office:value="162">
                <text:p>162</text:p>
              </table:table-cell>
              <table:table-cell office:value-type="float" office:value="9059.3064176479">
                <text:p>9059.3064176479</text:p>
              </table:table-cell>
              <table:table-cell office:value-type="float" office:value="9285.98744228663">
                <text:p>9285.98744228663</text:p>
              </table:table-cell>
            </table:table-row>
            <table:table-row>
              <table:table-cell office:value-type="string">
                <text:p>163</text:p>
              </table:table-cell>
              <table:table-cell office:value-type="float" office:value="163">
                <text:p>163</text:p>
              </table:table-cell>
              <table:table-cell office:value-type="float" office:value="9059.3064176479">
                <text:p>9059.3064176479</text:p>
              </table:table-cell>
              <table:table-cell office:value-type="float" office:value="9265.91540437098">
                <text:p>9265.91540437098</text:p>
              </table:table-cell>
            </table:table-row>
            <table:table-row>
              <table:table-cell office:value-type="string">
                <text:p>164</text:p>
              </table:table-cell>
              <table:table-cell office:value-type="float" office:value="164">
                <text:p>164</text:p>
              </table:table-cell>
              <table:table-cell office:value-type="float" office:value="9059.3064176479">
                <text:p>9059.3064176479</text:p>
              </table:table-cell>
              <table:table-cell office:value-type="float" office:value="9199.17942836769">
                <text:p>9199.17942836769</text:p>
              </table:table-cell>
            </table:table-row>
            <table:table-row>
              <table:table-cell office:value-type="string">
                <text:p>165</text:p>
              </table:table-cell>
              <table:table-cell office:value-type="float" office:value="165">
                <text:p>165</text:p>
              </table:table-cell>
              <table:table-cell office:value-type="float" office:value="9059.3064176479">
                <text:p>9059.3064176479</text:p>
              </table:table-cell>
              <table:table-cell office:value-type="float" office:value="9214.00817833586">
                <text:p>9214.00817833586</text:p>
              </table:table-cell>
            </table:table-row>
            <table:table-row>
              <table:table-cell office:value-type="string">
                <text:p>166</text:p>
              </table:table-cell>
              <table:table-cell office:value-type="float" office:value="166">
                <text:p>166</text:p>
              </table:table-cell>
              <table:table-cell office:value-type="float" office:value="9040.5664044963">
                <text:p>9040.5664044963</text:p>
              </table:table-cell>
              <table:table-cell office:value-type="float" office:value="9258.00345383268">
                <text:p>9258.00345383268</text:p>
              </table:table-cell>
            </table:table-row>
            <table:table-row>
              <table:table-cell office:value-type="string">
                <text:p>167</text:p>
              </table:table-cell>
              <table:table-cell office:value-type="float" office:value="167">
                <text:p>167</text:p>
              </table:table-cell>
              <table:table-cell office:value-type="float" office:value="9036.23869346089">
                <text:p>9036.23869346089</text:p>
              </table:table-cell>
              <table:table-cell office:value-type="float" office:value="9280.38442919174">
                <text:p>9280.38442919174</text:p>
              </table:table-cell>
            </table:table-row>
            <table:table-row>
              <table:table-cell office:value-type="string">
                <text:p>168</text:p>
              </table:table-cell>
              <table:table-cell office:value-type="float" office:value="168">
                <text:p>168</text:p>
              </table:table-cell>
              <table:table-cell office:value-type="float" office:value="9036.23869346089">
                <text:p>9036.23869346089</text:p>
              </table:table-cell>
              <table:table-cell office:value-type="float" office:value="9264.85249272734">
                <text:p>9264.85249272734</text:p>
              </table:table-cell>
            </table:table-row>
            <table:table-row>
              <table:table-cell office:value-type="string">
                <text:p>169</text:p>
              </table:table-cell>
              <table:table-cell office:value-type="float" office:value="169">
                <text:p>169</text:p>
              </table:table-cell>
              <table:table-cell office:value-type="float" office:value="9036.23869346089">
                <text:p>9036.23869346089</text:p>
              </table:table-cell>
              <table:table-cell office:value-type="float" office:value="9339.46614111163">
                <text:p>9339.46614111163</text:p>
              </table:table-cell>
            </table:table-row>
            <table:table-row>
              <table:table-cell office:value-type="string">
                <text:p>170</text:p>
              </table:table-cell>
              <table:table-cell office:value-type="float" office:value="170">
                <text:p>170</text:p>
              </table:table-cell>
              <table:table-cell office:value-type="float" office:value="9036.23869346089">
                <text:p>9036.23869346089</text:p>
              </table:table-cell>
              <table:table-cell office:value-type="float" office:value="9285.1995373993">
                <text:p>9285.1995373993</text:p>
              </table:table-cell>
            </table:table-row>
            <table:table-row>
              <table:table-cell office:value-type="string">
                <text:p>171</text:p>
              </table:table-cell>
              <table:table-cell office:value-type="float" office:value="171">
                <text:p>171</text:p>
              </table:table-cell>
              <table:table-cell office:value-type="float" office:value="9036.23869346089">
                <text:p>9036.23869346089</text:p>
              </table:table-cell>
              <table:table-cell office:value-type="float" office:value="9314.41039879089">
                <text:p>9314.41039879089</text:p>
              </table:table-cell>
            </table:table-row>
            <table:table-row>
              <table:table-cell office:value-type="string">
                <text:p>172</text:p>
              </table:table-cell>
              <table:table-cell office:value-type="float" office:value="172">
                <text:p>172</text:p>
              </table:table-cell>
              <table:table-cell office:value-type="float" office:value="9036.23869346089">
                <text:p>9036.23869346089</text:p>
              </table:table-cell>
              <table:table-cell office:value-type="float" office:value="9384.77936406317">
                <text:p>9384.77936406317</text:p>
              </table:table-cell>
            </table:table-row>
            <table:table-row>
              <table:table-cell office:value-type="string">
                <text:p>173</text:p>
              </table:table-cell>
              <table:table-cell office:value-type="float" office:value="173">
                <text:p>173</text:p>
              </table:table-cell>
              <table:table-cell office:value-type="float" office:value="9036.23869346089">
                <text:p>9036.23869346089</text:p>
              </table:table-cell>
              <table:table-cell office:value-type="float" office:value="9373.63779512722">
                <text:p>9373.63779512722</text:p>
              </table:table-cell>
            </table:table-row>
            <table:table-row>
              <table:table-cell office:value-type="string">
                <text:p>174</text:p>
              </table:table-cell>
              <table:table-cell office:value-type="float" office:value="174">
                <text:p>174</text:p>
              </table:table-cell>
              <table:table-cell office:value-type="float" office:value="9036.23869346089">
                <text:p>9036.23869346089</text:p>
              </table:table-cell>
              <table:table-cell office:value-type="float" office:value="9369.74267018361">
                <text:p>9369.74267018361</text:p>
              </table:table-cell>
            </table:table-row>
            <table:table-row>
              <table:table-cell office:value-type="string">
                <text:p>175</text:p>
              </table:table-cell>
              <table:table-cell office:value-type="float" office:value="175">
                <text:p>175</text:p>
              </table:table-cell>
              <table:table-cell office:value-type="float" office:value="9036.23869346089">
                <text:p>9036.23869346089</text:p>
              </table:table-cell>
              <table:table-cell office:value-type="float" office:value="9290.4192978103">
                <text:p>9290.4192978103</text:p>
              </table:table-cell>
            </table:table-row>
            <table:table-row>
              <table:table-cell office:value-type="string">
                <text:p>176</text:p>
              </table:table-cell>
              <table:table-cell office:value-type="float" office:value="176">
                <text:p>176</text:p>
              </table:table-cell>
              <table:table-cell office:value-type="float" office:value="9029.13827636081">
                <text:p>9029.13827636081</text:p>
              </table:table-cell>
              <table:table-cell office:value-type="float" office:value="9221.2338712176">
                <text:p>9221.2338712176</text:p>
              </table:table-cell>
            </table:table-row>
            <table:table-row>
              <table:table-cell office:value-type="string">
                <text:p>177</text:p>
              </table:table-cell>
              <table:table-cell office:value-type="float" office:value="177">
                <text:p>177</text:p>
              </table:table-cell>
              <table:table-cell office:value-type="float" office:value="9029.13827636081">
                <text:p>9029.13827636081</text:p>
              </table:table-cell>
              <table:table-cell office:value-type="float" office:value="9207.60958047679">
                <text:p>9207.60958047679</text:p>
              </table:table-cell>
            </table:table-row>
            <table:table-row>
              <table:table-cell office:value-type="string">
                <text:p>178</text:p>
              </table:table-cell>
              <table:table-cell office:value-type="float" office:value="178">
                <text:p>178</text:p>
              </table:table-cell>
              <table:table-cell office:value-type="float" office:value="9029.13827636081">
                <text:p>9029.13827636081</text:p>
              </table:table-cell>
              <table:table-cell office:value-type="float" office:value="9193.50070162634">
                <text:p>9193.50070162634</text:p>
              </table:table-cell>
            </table:table-row>
            <table:table-row>
              <table:table-cell office:value-type="string">
                <text:p>179</text:p>
              </table:table-cell>
              <table:table-cell office:value-type="float" office:value="179">
                <text:p>179</text:p>
              </table:table-cell>
              <table:table-cell office:value-type="float" office:value="9029.13827636081">
                <text:p>9029.13827636081</text:p>
              </table:table-cell>
              <table:table-cell office:value-type="float" office:value="9178.16195417001">
                <text:p>9178.16195417001</text:p>
              </table:table-cell>
            </table:table-row>
            <table:table-row>
              <table:table-cell office:value-type="string">
                <text:p>180</text:p>
              </table:table-cell>
              <table:table-cell office:value-type="float" office:value="180">
                <text:p>180</text:p>
              </table:table-cell>
              <table:table-cell office:value-type="float" office:value="9029.13827636081">
                <text:p>9029.13827636081</text:p>
              </table:table-cell>
              <table:table-cell office:value-type="float" office:value="9188.74436640854">
                <text:p>9188.74436640854</text:p>
              </table:table-cell>
            </table:table-row>
            <table:table-row>
              <table:table-cell office:value-type="string">
                <text:p>181</text:p>
              </table:table-cell>
              <table:table-cell office:value-type="float" office:value="181">
                <text:p>181</text:p>
              </table:table-cell>
              <table:table-cell office:value-type="float" office:value="9029.13827636081">
                <text:p>9029.13827636081</text:p>
              </table:table-cell>
              <table:table-cell office:value-type="float" office:value="9205.59450867646">
                <text:p>9205.59450867646</text:p>
              </table:table-cell>
            </table:table-row>
            <table:table-row>
              <table:table-cell office:value-type="string">
                <text:p>182</text:p>
              </table:table-cell>
              <table:table-cell office:value-type="float" office:value="182">
                <text:p>182</text:p>
              </table:table-cell>
              <table:table-cell office:value-type="float" office:value="9029.13827636081">
                <text:p>9029.13827636081</text:p>
              </table:table-cell>
              <table:table-cell office:value-type="float" office:value="9210.61693425624">
                <text:p>9210.61693425624</text:p>
              </table:table-cell>
            </table:table-row>
            <table:table-row>
              <table:table-cell office:value-type="string">
                <text:p>183</text:p>
              </table:table-cell>
              <table:table-cell office:value-type="float" office:value="183">
                <text:p>183</text:p>
              </table:table-cell>
              <table:table-cell office:value-type="float" office:value="9029.13827636081">
                <text:p>9029.13827636081</text:p>
              </table:table-cell>
              <table:table-cell office:value-type="float" office:value="9180.02865864357">
                <text:p>9180.02865864357</text:p>
              </table:table-cell>
            </table:table-row>
            <table:table-row>
              <table:table-cell office:value-type="string">
                <text:p>184</text:p>
              </table:table-cell>
              <table:table-cell office:value-type="float" office:value="184">
                <text:p>184</text:p>
              </table:table-cell>
              <table:table-cell office:value-type="float" office:value="9029.13827636081">
                <text:p>9029.13827636081</text:p>
              </table:table-cell>
              <table:table-cell office:value-type="float" office:value="9202.38465536287">
                <text:p>9202.38465536287</text:p>
              </table:table-cell>
            </table:table-row>
            <table:table-row>
              <table:table-cell office:value-type="string">
                <text:p>185</text:p>
              </table:table-cell>
              <table:table-cell office:value-type="float" office:value="185">
                <text:p>185</text:p>
              </table:table-cell>
              <table:table-cell office:value-type="float" office:value="9029.13827636081">
                <text:p>9029.13827636081</text:p>
              </table:table-cell>
              <table:table-cell office:value-type="float" office:value="9198.76365510098">
                <text:p>9198.76365510098</text:p>
              </table:table-cell>
            </table:table-row>
            <table:table-row>
              <table:table-cell office:value-type="string">
                <text:p>186</text:p>
              </table:table-cell>
              <table:table-cell office:value-type="float" office:value="186">
                <text:p>186</text:p>
              </table:table-cell>
              <table:table-cell office:value-type="float" office:value="9029.13827636081">
                <text:p>9029.13827636081</text:p>
              </table:table-cell>
              <table:table-cell office:value-type="float" office:value="9242.54756355921">
                <text:p>9242.54756355921</text:p>
              </table:table-cell>
            </table:table-row>
            <table:table-row>
              <table:table-cell office:value-type="string">
                <text:p>187</text:p>
              </table:table-cell>
              <table:table-cell office:value-type="float" office:value="187">
                <text:p>187</text:p>
              </table:table-cell>
              <table:table-cell office:value-type="float" office:value="9029.13827636081">
                <text:p>9029.13827636081</text:p>
              </table:table-cell>
              <table:table-cell office:value-type="float" office:value="9210.32770941367">
                <text:p>9210.32770941367</text:p>
              </table:table-cell>
            </table:table-row>
            <table:table-row>
              <table:table-cell office:value-type="string">
                <text:p>188</text:p>
              </table:table-cell>
              <table:table-cell office:value-type="float" office:value="188">
                <text:p>188</text:p>
              </table:table-cell>
              <table:table-cell office:value-type="float" office:value="9029.13827636081">
                <text:p>9029.13827636081</text:p>
              </table:table-cell>
              <table:table-cell office:value-type="float" office:value="9191.2299948273">
                <text:p>9191.2299948273</text:p>
              </table:table-cell>
            </table:table-row>
            <table:table-row>
              <table:table-cell office:value-type="string">
                <text:p>189</text:p>
              </table:table-cell>
              <table:table-cell office:value-type="float" office:value="189">
                <text:p>189</text:p>
              </table:table-cell>
              <table:table-cell office:value-type="float" office:value="9000.73188498389">
                <text:p>9000.73188498389</text:p>
              </table:table-cell>
              <table:table-cell office:value-type="float" office:value="9191.33086892036">
                <text:p>9191.33086892036</text:p>
              </table:table-cell>
            </table:table-row>
            <table:table-row>
              <table:table-cell office:value-type="string">
                <text:p>190</text:p>
              </table:table-cell>
              <table:table-cell office:value-type="float" office:value="190">
                <text:p>190</text:p>
              </table:table-cell>
              <table:table-cell office:value-type="float" office:value="9000.73188498389">
                <text:p>9000.73188498389</text:p>
              </table:table-cell>
              <table:table-cell office:value-type="float" office:value="9188.03049542685">
                <text:p>9188.03049542685</text:p>
              </table:table-cell>
            </table:table-row>
            <table:table-row>
              <table:table-cell office:value-type="string">
                <text:p>191</text:p>
              </table:table-cell>
              <table:table-cell office:value-type="float" office:value="191">
                <text:p>191</text:p>
              </table:table-cell>
              <table:table-cell office:value-type="float" office:value="9000.73188498389">
                <text:p>9000.73188498389</text:p>
              </table:table-cell>
              <table:table-cell office:value-type="float" office:value="9219.9224158157">
                <text:p>9219.9224158157</text:p>
              </table:table-cell>
            </table:table-row>
            <table:table-row>
              <table:table-cell office:value-type="string">
                <text:p>192</text:p>
              </table:table-cell>
              <table:table-cell office:value-type="float" office:value="192">
                <text:p>192</text:p>
              </table:table-cell>
              <table:table-cell office:value-type="float" office:value="9000.73188498389">
                <text:p>9000.73188498389</text:p>
              </table:table-cell>
              <table:table-cell office:value-type="float" office:value="9209.92230022498">
                <text:p>9209.92230022498</text:p>
              </table:table-cell>
            </table:table-row>
            <table:table-row>
              <table:table-cell office:value-type="string">
                <text:p>193</text:p>
              </table:table-cell>
              <table:table-cell office:value-type="float" office:value="193">
                <text:p>193</text:p>
              </table:table-cell>
              <table:table-cell office:value-type="float" office:value="8994.55833873656">
                <text:p>8994.55833873656</text:p>
              </table:table-cell>
              <table:table-cell office:value-type="float" office:value="9199.63295353676">
                <text:p>9199.63295353676</text:p>
              </table:table-cell>
            </table:table-row>
            <table:table-row>
              <table:table-cell office:value-type="string">
                <text:p>194</text:p>
              </table:table-cell>
              <table:table-cell office:value-type="float" office:value="194">
                <text:p>194</text:p>
              </table:table-cell>
              <table:table-cell office:value-type="float" office:value="8994.55833873656">
                <text:p>8994.55833873656</text:p>
              </table:table-cell>
              <table:table-cell office:value-type="float" office:value="9248.23344235291">
                <text:p>9248.23344235291</text:p>
              </table:table-cell>
            </table:table-row>
            <table:table-row>
              <table:table-cell office:value-type="string">
                <text:p>195</text:p>
              </table:table-cell>
              <table:table-cell office:value-type="float" office:value="195">
                <text:p>195</text:p>
              </table:table-cell>
              <table:table-cell office:value-type="float" office:value="8994.55833873656">
                <text:p>8994.55833873656</text:p>
              </table:table-cell>
              <table:table-cell office:value-type="float" office:value="9230.90539061681">
                <text:p>9230.90539061681</text:p>
              </table:table-cell>
            </table:table-row>
            <table:table-row>
              <table:table-cell office:value-type="string">
                <text:p>196</text:p>
              </table:table-cell>
              <table:table-cell office:value-type="float" office:value="196">
                <text:p>196</text:p>
              </table:table-cell>
              <table:table-cell office:value-type="float" office:value="8994.55833873656">
                <text:p>8994.55833873656</text:p>
              </table:table-cell>
              <table:table-cell office:value-type="float" office:value="9242.20975778294">
                <text:p>9242.20975778294</text:p>
              </table:table-cell>
            </table:table-row>
            <table:table-row>
              <table:table-cell office:value-type="string">
                <text:p>197</text:p>
              </table:table-cell>
              <table:table-cell office:value-type="float" office:value="197">
                <text:p>197</text:p>
              </table:table-cell>
              <table:table-cell office:value-type="float" office:value="8994.55833873656">
                <text:p>8994.55833873656</text:p>
              </table:table-cell>
              <table:table-cell office:value-type="float" office:value="9202.37117751852">
                <text:p>9202.37117751852</text:p>
              </table:table-cell>
            </table:table-row>
            <table:table-row>
              <table:table-cell office:value-type="string">
                <text:p>198</text:p>
              </table:table-cell>
              <table:table-cell office:value-type="float" office:value="198">
                <text:p>198</text:p>
              </table:table-cell>
              <table:table-cell office:value-type="float" office:value="8990.89743102045">
                <text:p>8990.89743102045</text:p>
              </table:table-cell>
              <table:table-cell office:value-type="float" office:value="9204.47553901343">
                <text:p>9204.47553901343</text:p>
              </table:table-cell>
            </table:table-row>
            <table:table-row>
              <table:table-cell office:value-type="string">
                <text:p>199</text:p>
              </table:table-cell>
              <table:table-cell office:value-type="float" office:value="199">
                <text:p>199</text:p>
              </table:table-cell>
              <table:table-cell office:value-type="float" office:value="8990.89743102045">
                <text:p>8990.89743102045</text:p>
              </table:table-cell>
              <table:table-cell office:value-type="float" office:value="9235.92395102945">
                <text:p>9235.92395102945</text:p>
              </table:table-cell>
            </table:table-row>
            <table:table-row>
              <table:table-cell office:value-type="string">
                <text:p>200</text:p>
              </table:table-cell>
              <table:table-cell office:value-type="float" office:value="200">
                <text:p>200</text:p>
              </table:table-cell>
              <table:table-cell office:value-type="float" office:value="8990.89743102045">
                <text:p>8990.89743102045</text:p>
              </table:table-cell>
              <table:table-cell office:value-type="float" office:value="9193.43755159947">
                <text:p>9193.437551599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3465a4" draw:fill-color="#3465a4"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0,
Crossover Rate = 0.8, Crossover Type: U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9213.1053559598">
                <text:p>29213.1053559598</text:p>
              </table:table-cell>
            </table:table-row>
            <table:table-row>
              <table:table-cell office:value-type="string">
                <text:p>2</text:p>
              </table:table-cell>
              <table:table-cell office:value-type="float" office:value="2">
                <text:p>2</text:p>
              </table:table-cell>
              <table:table-cell office:value-type="float" office:value="25448.7476177261">
                <text:p>25448.7476177261</text:p>
              </table:table-cell>
              <table:table-cell office:value-type="float" office:value="28950.5828020714">
                <text:p>28950.5828020714</text:p>
              </table:table-cell>
            </table:table-row>
            <table:table-row>
              <table:table-cell office:value-type="string">
                <text:p>3</text:p>
              </table:table-cell>
              <table:table-cell office:value-type="float" office:value="3">
                <text:p>3</text:p>
              </table:table-cell>
              <table:table-cell office:value-type="float" office:value="24407.7956862306">
                <text:p>24407.7956862306</text:p>
              </table:table-cell>
              <table:table-cell office:value-type="float" office:value="28806.0804283536">
                <text:p>28806.0804283536</text:p>
              </table:table-cell>
            </table:table-row>
            <table:table-row>
              <table:table-cell office:value-type="string">
                <text:p>4</text:p>
              </table:table-cell>
              <table:table-cell office:value-type="float" office:value="4">
                <text:p>4</text:p>
              </table:table-cell>
              <table:table-cell office:value-type="float" office:value="24355.1802103498">
                <text:p>24355.1802103498</text:p>
              </table:table-cell>
              <table:table-cell office:value-type="float" office:value="28602.9794999682">
                <text:p>28602.9794999682</text:p>
              </table:table-cell>
            </table:table-row>
            <table:table-row>
              <table:table-cell office:value-type="string">
                <text:p>5</text:p>
              </table:table-cell>
              <table:table-cell office:value-type="float" office:value="5">
                <text:p>5</text:p>
              </table:table-cell>
              <table:table-cell office:value-type="float" office:value="24007.456112799">
                <text:p>24007.456112799</text:p>
              </table:table-cell>
              <table:table-cell office:value-type="float" office:value="28452.1211924523">
                <text:p>28452.1211924523</text:p>
              </table:table-cell>
            </table:table-row>
            <table:table-row>
              <table:table-cell office:value-type="string">
                <text:p>6</text:p>
              </table:table-cell>
              <table:table-cell office:value-type="float" office:value="6">
                <text:p>6</text:p>
              </table:table-cell>
              <table:table-cell office:value-type="float" office:value="23757.186356896">
                <text:p>23757.186356896</text:p>
              </table:table-cell>
              <table:table-cell office:value-type="float" office:value="28385.197563299">
                <text:p>28385.197563299</text:p>
              </table:table-cell>
            </table:table-row>
            <table:table-row>
              <table:table-cell office:value-type="string">
                <text:p>7</text:p>
              </table:table-cell>
              <table:table-cell office:value-type="float" office:value="7">
                <text:p>7</text:p>
              </table:table-cell>
              <table:table-cell office:value-type="float" office:value="23630.3620404629">
                <text:p>23630.3620404629</text:p>
              </table:table-cell>
              <table:table-cell office:value-type="float" office:value="28255.6068897112">
                <text:p>28255.6068897112</text:p>
              </table:table-cell>
            </table:table-row>
            <table:table-row>
              <table:table-cell office:value-type="string">
                <text:p>8</text:p>
              </table:table-cell>
              <table:table-cell office:value-type="float" office:value="8">
                <text:p>8</text:p>
              </table:table-cell>
              <table:table-cell office:value-type="float" office:value="23630.3620404629">
                <text:p>23630.3620404629</text:p>
              </table:table-cell>
              <table:table-cell office:value-type="float" office:value="28250.3367535209">
                <text:p>28250.3367535209</text:p>
              </table:table-cell>
            </table:table-row>
            <table:table-row>
              <table:table-cell office:value-type="string">
                <text:p>9</text:p>
              </table:table-cell>
              <table:table-cell office:value-type="float" office:value="9">
                <text:p>9</text:p>
              </table:table-cell>
              <table:table-cell office:value-type="float" office:value="23490.0622510496">
                <text:p>23490.0622510496</text:p>
              </table:table-cell>
              <table:table-cell office:value-type="float" office:value="28171.4149671308">
                <text:p>28171.4149671308</text:p>
              </table:table-cell>
            </table:table-row>
            <table:table-row>
              <table:table-cell office:value-type="string">
                <text:p>10</text:p>
              </table:table-cell>
              <table:table-cell office:value-type="float" office:value="10">
                <text:p>10</text:p>
              </table:table-cell>
              <table:table-cell office:value-type="float" office:value="23490.0622510496">
                <text:p>23490.0622510496</text:p>
              </table:table-cell>
              <table:table-cell office:value-type="float" office:value="28222.8476586328">
                <text:p>28222.8476586328</text:p>
              </table:table-cell>
            </table:table-row>
            <table:table-row>
              <table:table-cell office:value-type="string">
                <text:p>11</text:p>
              </table:table-cell>
              <table:table-cell office:value-type="float" office:value="11">
                <text:p>11</text:p>
              </table:table-cell>
              <table:table-cell office:value-type="float" office:value="23490.0622510496">
                <text:p>23490.0622510496</text:p>
              </table:table-cell>
              <table:table-cell office:value-type="float" office:value="28092.7084746911">
                <text:p>28092.7084746911</text:p>
              </table:table-cell>
            </table:table-row>
            <table:table-row>
              <table:table-cell office:value-type="string">
                <text:p>12</text:p>
              </table:table-cell>
              <table:table-cell office:value-type="float" office:value="12">
                <text:p>12</text:p>
              </table:table-cell>
              <table:table-cell office:value-type="float" office:value="23190.1330715069">
                <text:p>23190.1330715069</text:p>
              </table:table-cell>
              <table:table-cell office:value-type="float" office:value="28010.9021854205">
                <text:p>28010.9021854205</text:p>
              </table:table-cell>
            </table:table-row>
            <table:table-row>
              <table:table-cell office:value-type="string">
                <text:p>13</text:p>
              </table:table-cell>
              <table:table-cell office:value-type="float" office:value="13">
                <text:p>13</text:p>
              </table:table-cell>
              <table:table-cell office:value-type="float" office:value="23190.1330715069">
                <text:p>23190.1330715069</text:p>
              </table:table-cell>
              <table:table-cell office:value-type="float" office:value="27943.1714315663">
                <text:p>27943.1714315663</text:p>
              </table:table-cell>
            </table:table-row>
            <table:table-row>
              <table:table-cell office:value-type="string">
                <text:p>14</text:p>
              </table:table-cell>
              <table:table-cell office:value-type="float" office:value="14">
                <text:p>14</text:p>
              </table:table-cell>
              <table:table-cell office:value-type="float" office:value="22928.8601534468">
                <text:p>22928.8601534468</text:p>
              </table:table-cell>
              <table:table-cell office:value-type="float" office:value="27800.3283574986">
                <text:p>27800.3283574986</text:p>
              </table:table-cell>
            </table:table-row>
            <table:table-row>
              <table:table-cell office:value-type="string">
                <text:p>15</text:p>
              </table:table-cell>
              <table:table-cell office:value-type="float" office:value="15">
                <text:p>15</text:p>
              </table:table-cell>
              <table:table-cell office:value-type="float" office:value="22700.4563444322">
                <text:p>22700.4563444322</text:p>
              </table:table-cell>
              <table:table-cell office:value-type="float" office:value="27660.2938131372">
                <text:p>27660.2938131372</text:p>
              </table:table-cell>
            </table:table-row>
            <table:table-row>
              <table:table-cell office:value-type="string">
                <text:p>16</text:p>
              </table:table-cell>
              <table:table-cell office:value-type="float" office:value="16">
                <text:p>16</text:p>
              </table:table-cell>
              <table:table-cell office:value-type="float" office:value="22700.4563444322">
                <text:p>22700.4563444322</text:p>
              </table:table-cell>
              <table:table-cell office:value-type="float" office:value="27592.0039478701">
                <text:p>27592.0039478701</text:p>
              </table:table-cell>
            </table:table-row>
            <table:table-row>
              <table:table-cell office:value-type="string">
                <text:p>17</text:p>
              </table:table-cell>
              <table:table-cell office:value-type="float" office:value="17">
                <text:p>17</text:p>
              </table:table-cell>
              <table:table-cell office:value-type="float" office:value="22700.4563444322">
                <text:p>22700.4563444322</text:p>
              </table:table-cell>
              <table:table-cell office:value-type="float" office:value="27500.4934588122">
                <text:p>27500.4934588122</text:p>
              </table:table-cell>
            </table:table-row>
            <table:table-row>
              <table:table-cell office:value-type="string">
                <text:p>18</text:p>
              </table:table-cell>
              <table:table-cell office:value-type="float" office:value="18">
                <text:p>18</text:p>
              </table:table-cell>
              <table:table-cell office:value-type="float" office:value="22480.2885156826">
                <text:p>22480.2885156826</text:p>
              </table:table-cell>
              <table:table-cell office:value-type="float" office:value="27424.6350128695">
                <text:p>27424.6350128695</text:p>
              </table:table-cell>
            </table:table-row>
            <table:table-row>
              <table:table-cell office:value-type="string">
                <text:p>19</text:p>
              </table:table-cell>
              <table:table-cell office:value-type="float" office:value="19">
                <text:p>19</text:p>
              </table:table-cell>
              <table:table-cell office:value-type="float" office:value="22283.8479976574">
                <text:p>22283.8479976574</text:p>
              </table:table-cell>
              <table:table-cell office:value-type="float" office:value="27371.3586696782">
                <text:p>27371.3586696782</text:p>
              </table:table-cell>
            </table:table-row>
            <table:table-row>
              <table:table-cell office:value-type="string">
                <text:p>20</text:p>
              </table:table-cell>
              <table:table-cell office:value-type="float" office:value="20">
                <text:p>20</text:p>
              </table:table-cell>
              <table:table-cell office:value-type="float" office:value="21889.1940990209">
                <text:p>21889.1940990209</text:p>
              </table:table-cell>
              <table:table-cell office:value-type="float" office:value="27244.7511733324">
                <text:p>27244.7511733324</text:p>
              </table:table-cell>
            </table:table-row>
            <table:table-row>
              <table:table-cell office:value-type="string">
                <text:p>21</text:p>
              </table:table-cell>
              <table:table-cell office:value-type="float" office:value="21">
                <text:p>21</text:p>
              </table:table-cell>
              <table:table-cell office:value-type="float" office:value="21804.7680498245">
                <text:p>21804.7680498245</text:p>
              </table:table-cell>
              <table:table-cell office:value-type="float" office:value="27093.4835642447">
                <text:p>27093.4835642447</text:p>
              </table:table-cell>
            </table:table-row>
            <table:table-row>
              <table:table-cell office:value-type="string">
                <text:p>22</text:p>
              </table:table-cell>
              <table:table-cell office:value-type="float" office:value="22">
                <text:p>22</text:p>
              </table:table-cell>
              <table:table-cell office:value-type="float" office:value="21804.7680498245">
                <text:p>21804.7680498245</text:p>
              </table:table-cell>
              <table:table-cell office:value-type="float" office:value="26906.0185881472">
                <text:p>26906.0185881472</text:p>
              </table:table-cell>
            </table:table-row>
            <table:table-row>
              <table:table-cell office:value-type="string">
                <text:p>23</text:p>
              </table:table-cell>
              <table:table-cell office:value-type="float" office:value="23">
                <text:p>23</text:p>
              </table:table-cell>
              <table:table-cell office:value-type="float" office:value="21458.4381822012">
                <text:p>21458.4381822012</text:p>
              </table:table-cell>
              <table:table-cell office:value-type="float" office:value="26702.1072957536">
                <text:p>26702.1072957536</text:p>
              </table:table-cell>
            </table:table-row>
            <table:table-row>
              <table:table-cell office:value-type="string">
                <text:p>24</text:p>
              </table:table-cell>
              <table:table-cell office:value-type="float" office:value="24">
                <text:p>24</text:p>
              </table:table-cell>
              <table:table-cell office:value-type="float" office:value="21458.4381822012">
                <text:p>21458.4381822012</text:p>
              </table:table-cell>
              <table:table-cell office:value-type="float" office:value="26573.8668765663">
                <text:p>26573.8668765663</text:p>
              </table:table-cell>
            </table:table-row>
            <table:table-row>
              <table:table-cell office:value-type="string">
                <text:p>25</text:p>
              </table:table-cell>
              <table:table-cell office:value-type="float" office:value="25">
                <text:p>25</text:p>
              </table:table-cell>
              <table:table-cell office:value-type="float" office:value="21427.9775899517">
                <text:p>21427.9775899517</text:p>
              </table:table-cell>
              <table:table-cell office:value-type="float" office:value="26346.6959939643">
                <text:p>26346.6959939643</text:p>
              </table:table-cell>
            </table:table-row>
            <table:table-row>
              <table:table-cell office:value-type="string">
                <text:p>26</text:p>
              </table:table-cell>
              <table:table-cell office:value-type="float" office:value="26">
                <text:p>26</text:p>
              </table:table-cell>
              <table:table-cell office:value-type="float" office:value="21113.0677229669">
                <text:p>21113.0677229669</text:p>
              </table:table-cell>
              <table:table-cell office:value-type="float" office:value="26128.3795582423">
                <text:p>26128.3795582423</text:p>
              </table:table-cell>
            </table:table-row>
            <table:table-row>
              <table:table-cell office:value-type="string">
                <text:p>27</text:p>
              </table:table-cell>
              <table:table-cell office:value-type="float" office:value="27">
                <text:p>27</text:p>
              </table:table-cell>
              <table:table-cell office:value-type="float" office:value="21090.9425992516">
                <text:p>21090.9425992516</text:p>
              </table:table-cell>
              <table:table-cell office:value-type="float" office:value="26027.8742177184">
                <text:p>26027.8742177184</text:p>
              </table:table-cell>
            </table:table-row>
            <table:table-row>
              <table:table-cell office:value-type="string">
                <text:p>28</text:p>
              </table:table-cell>
              <table:table-cell office:value-type="float" office:value="28">
                <text:p>28</text:p>
              </table:table-cell>
              <table:table-cell office:value-type="float" office:value="20961.9444456599">
                <text:p>20961.9444456599</text:p>
              </table:table-cell>
              <table:table-cell office:value-type="float" office:value="25869.1520667914">
                <text:p>25869.1520667914</text:p>
              </table:table-cell>
            </table:table-row>
            <table:table-row>
              <table:table-cell office:value-type="string">
                <text:p>29</text:p>
              </table:table-cell>
              <table:table-cell office:value-type="float" office:value="29">
                <text:p>29</text:p>
              </table:table-cell>
              <table:table-cell office:value-type="float" office:value="20905.9390436576">
                <text:p>20905.9390436576</text:p>
              </table:table-cell>
              <table:table-cell office:value-type="float" office:value="25625.9403562951">
                <text:p>25625.9403562951</text:p>
              </table:table-cell>
            </table:table-row>
            <table:table-row>
              <table:table-cell office:value-type="string">
                <text:p>30</text:p>
              </table:table-cell>
              <table:table-cell office:value-type="float" office:value="30">
                <text:p>30</text:p>
              </table:table-cell>
              <table:table-cell office:value-type="float" office:value="20902.6510794343">
                <text:p>20902.6510794343</text:p>
              </table:table-cell>
              <table:table-cell office:value-type="float" office:value="25384.995864816">
                <text:p>25384.995864816</text:p>
              </table:table-cell>
            </table:table-row>
            <table:table-row>
              <table:table-cell office:value-type="string">
                <text:p>31</text:p>
              </table:table-cell>
              <table:table-cell office:value-type="float" office:value="31">
                <text:p>31</text:p>
              </table:table-cell>
              <table:table-cell office:value-type="float" office:value="20705.0591447977">
                <text:p>20705.0591447977</text:p>
              </table:table-cell>
              <table:table-cell office:value-type="float" office:value="25086.6189328184">
                <text:p>25086.6189328184</text:p>
              </table:table-cell>
            </table:table-row>
            <table:table-row>
              <table:table-cell office:value-type="string">
                <text:p>32</text:p>
              </table:table-cell>
              <table:table-cell office:value-type="float" office:value="32">
                <text:p>32</text:p>
              </table:table-cell>
              <table:table-cell office:value-type="float" office:value="20398.3822931125">
                <text:p>20398.3822931125</text:p>
              </table:table-cell>
              <table:table-cell office:value-type="float" office:value="24748.6087149803">
                <text:p>24748.6087149803</text:p>
              </table:table-cell>
            </table:table-row>
            <table:table-row>
              <table:table-cell office:value-type="string">
                <text:p>33</text:p>
              </table:table-cell>
              <table:table-cell office:value-type="float" office:value="33">
                <text:p>33</text:p>
              </table:table-cell>
              <table:table-cell office:value-type="float" office:value="20223.1616689121">
                <text:p>20223.1616689121</text:p>
              </table:table-cell>
              <table:table-cell office:value-type="float" office:value="24509.8014484172">
                <text:p>24509.8014484172</text:p>
              </table:table-cell>
            </table:table-row>
            <table:table-row>
              <table:table-cell office:value-type="string">
                <text:p>34</text:p>
              </table:table-cell>
              <table:table-cell office:value-type="float" office:value="34">
                <text:p>34</text:p>
              </table:table-cell>
              <table:table-cell office:value-type="float" office:value="20082.2974749019">
                <text:p>20082.2974749019</text:p>
              </table:table-cell>
              <table:table-cell office:value-type="float" office:value="24187.3913265157">
                <text:p>24187.3913265157</text:p>
              </table:table-cell>
            </table:table-row>
            <table:table-row>
              <table:table-cell office:value-type="string">
                <text:p>35</text:p>
              </table:table-cell>
              <table:table-cell office:value-type="float" office:value="35">
                <text:p>35</text:p>
              </table:table-cell>
              <table:table-cell office:value-type="float" office:value="19757.7236009595">
                <text:p>19757.7236009595</text:p>
              </table:table-cell>
              <table:table-cell office:value-type="float" office:value="23965.6011560057">
                <text:p>23965.6011560057</text:p>
              </table:table-cell>
            </table:table-row>
            <table:table-row>
              <table:table-cell office:value-type="string">
                <text:p>36</text:p>
              </table:table-cell>
              <table:table-cell office:value-type="float" office:value="36">
                <text:p>36</text:p>
              </table:table-cell>
              <table:table-cell office:value-type="float" office:value="19495.6286280595">
                <text:p>19495.6286280595</text:p>
              </table:table-cell>
              <table:table-cell office:value-type="float" office:value="23653.734269836">
                <text:p>23653.734269836</text:p>
              </table:table-cell>
            </table:table-row>
            <table:table-row>
              <table:table-cell office:value-type="string">
                <text:p>37</text:p>
              </table:table-cell>
              <table:table-cell office:value-type="float" office:value="37">
                <text:p>37</text:p>
              </table:table-cell>
              <table:table-cell office:value-type="float" office:value="19346.1603540494">
                <text:p>19346.1603540494</text:p>
              </table:table-cell>
              <table:table-cell office:value-type="float" office:value="23420.620062797">
                <text:p>23420.620062797</text:p>
              </table:table-cell>
            </table:table-row>
            <table:table-row>
              <table:table-cell office:value-type="string">
                <text:p>38</text:p>
              </table:table-cell>
              <table:table-cell office:value-type="float" office:value="38">
                <text:p>38</text:p>
              </table:table-cell>
              <table:table-cell office:value-type="float" office:value="18937.9705061283">
                <text:p>18937.9705061283</text:p>
              </table:table-cell>
              <table:table-cell office:value-type="float" office:value="23265.464696294">
                <text:p>23265.464696294</text:p>
              </table:table-cell>
            </table:table-row>
            <table:table-row>
              <table:table-cell office:value-type="string">
                <text:p>39</text:p>
              </table:table-cell>
              <table:table-cell office:value-type="float" office:value="39">
                <text:p>39</text:p>
              </table:table-cell>
              <table:table-cell office:value-type="float" office:value="18768.5166794603">
                <text:p>18768.5166794603</text:p>
              </table:table-cell>
              <table:table-cell office:value-type="float" office:value="22963.750008642">
                <text:p>22963.750008642</text:p>
              </table:table-cell>
            </table:table-row>
            <table:table-row>
              <table:table-cell office:value-type="string">
                <text:p>40</text:p>
              </table:table-cell>
              <table:table-cell office:value-type="float" office:value="40">
                <text:p>40</text:p>
              </table:table-cell>
              <table:table-cell office:value-type="float" office:value="18497.2733802791">
                <text:p>18497.2733802791</text:p>
              </table:table-cell>
              <table:table-cell office:value-type="float" office:value="22732.2139592857">
                <text:p>22732.2139592857</text:p>
              </table:table-cell>
            </table:table-row>
            <table:table-row>
              <table:table-cell office:value-type="string">
                <text:p>41</text:p>
              </table:table-cell>
              <table:table-cell office:value-type="float" office:value="41">
                <text:p>41</text:p>
              </table:table-cell>
              <table:table-cell office:value-type="float" office:value="18144.635032614">
                <text:p>18144.635032614</text:p>
              </table:table-cell>
              <table:table-cell office:value-type="float" office:value="22470.0271855584">
                <text:p>22470.0271855584</text:p>
              </table:table-cell>
            </table:table-row>
            <table:table-row>
              <table:table-cell office:value-type="string">
                <text:p>42</text:p>
              </table:table-cell>
              <table:table-cell office:value-type="float" office:value="42">
                <text:p>42</text:p>
              </table:table-cell>
              <table:table-cell office:value-type="float" office:value="18091.1537104291">
                <text:p>18091.1537104291</text:p>
              </table:table-cell>
              <table:table-cell office:value-type="float" office:value="22337.5090831294">
                <text:p>22337.5090831294</text:p>
              </table:table-cell>
            </table:table-row>
            <table:table-row>
              <table:table-cell office:value-type="string">
                <text:p>43</text:p>
              </table:table-cell>
              <table:table-cell office:value-type="float" office:value="43">
                <text:p>43</text:p>
              </table:table-cell>
              <table:table-cell office:value-type="float" office:value="17771.8378138998">
                <text:p>17771.8378138998</text:p>
              </table:table-cell>
              <table:table-cell office:value-type="float" office:value="22047.6083453125">
                <text:p>22047.6083453125</text:p>
              </table:table-cell>
            </table:table-row>
            <table:table-row>
              <table:table-cell office:value-type="string">
                <text:p>44</text:p>
              </table:table-cell>
              <table:table-cell office:value-type="float" office:value="44">
                <text:p>44</text:p>
              </table:table-cell>
              <table:table-cell office:value-type="float" office:value="17656.9364264051">
                <text:p>17656.9364264051</text:p>
              </table:table-cell>
              <table:table-cell office:value-type="float" office:value="21927.2167784221">
                <text:p>21927.2167784221</text:p>
              </table:table-cell>
            </table:table-row>
            <table:table-row>
              <table:table-cell office:value-type="string">
                <text:p>45</text:p>
              </table:table-cell>
              <table:table-cell office:value-type="float" office:value="45">
                <text:p>45</text:p>
              </table:table-cell>
              <table:table-cell office:value-type="float" office:value="17587.8134518886">
                <text:p>17587.8134518886</text:p>
              </table:table-cell>
              <table:table-cell office:value-type="float" office:value="21656.2761505194">
                <text:p>21656.2761505194</text:p>
              </table:table-cell>
            </table:table-row>
            <table:table-row>
              <table:table-cell office:value-type="string">
                <text:p>46</text:p>
              </table:table-cell>
              <table:table-cell office:value-type="float" office:value="46">
                <text:p>46</text:p>
              </table:table-cell>
              <table:table-cell office:value-type="float" office:value="17502.3532216719">
                <text:p>17502.3532216719</text:p>
              </table:table-cell>
              <table:table-cell office:value-type="float" office:value="21346.3342883121">
                <text:p>21346.3342883121</text:p>
              </table:table-cell>
            </table:table-row>
            <table:table-row>
              <table:table-cell office:value-type="string">
                <text:p>47</text:p>
              </table:table-cell>
              <table:table-cell office:value-type="float" office:value="47">
                <text:p>47</text:p>
              </table:table-cell>
              <table:table-cell office:value-type="float" office:value="17393.6113720089">
                <text:p>17393.6113720089</text:p>
              </table:table-cell>
              <table:table-cell office:value-type="float" office:value="21084.4796250341">
                <text:p>21084.4796250341</text:p>
              </table:table-cell>
            </table:table-row>
            <table:table-row>
              <table:table-cell office:value-type="string">
                <text:p>48</text:p>
              </table:table-cell>
              <table:table-cell office:value-type="float" office:value="48">
                <text:p>48</text:p>
              </table:table-cell>
              <table:table-cell office:value-type="float" office:value="17337.8089866855">
                <text:p>17337.8089866855</text:p>
              </table:table-cell>
              <table:table-cell office:value-type="float" office:value="20897.7218378158">
                <text:p>20897.7218378158</text:p>
              </table:table-cell>
            </table:table-row>
            <table:table-row>
              <table:table-cell office:value-type="string">
                <text:p>49</text:p>
              </table:table-cell>
              <table:table-cell office:value-type="float" office:value="49">
                <text:p>49</text:p>
              </table:table-cell>
              <table:table-cell office:value-type="float" office:value="16943.33833255">
                <text:p>16943.33833255</text:p>
              </table:table-cell>
              <table:table-cell office:value-type="float" office:value="20724.2836318711">
                <text:p>20724.2836318711</text:p>
              </table:table-cell>
            </table:table-row>
            <table:table-row>
              <table:table-cell office:value-type="string">
                <text:p>50</text:p>
              </table:table-cell>
              <table:table-cell office:value-type="float" office:value="50">
                <text:p>50</text:p>
              </table:table-cell>
              <table:table-cell office:value-type="float" office:value="16862.0989198089">
                <text:p>16862.0989198089</text:p>
              </table:table-cell>
              <table:table-cell office:value-type="float" office:value="20635.5064175702">
                <text:p>20635.5064175702</text:p>
              </table:table-cell>
            </table:table-row>
            <table:table-row>
              <table:table-cell office:value-type="string">
                <text:p>51</text:p>
              </table:table-cell>
              <table:table-cell office:value-type="float" office:value="51">
                <text:p>51</text:p>
              </table:table-cell>
              <table:table-cell office:value-type="float" office:value="16834.9477530169">
                <text:p>16834.9477530169</text:p>
              </table:table-cell>
              <table:table-cell office:value-type="float" office:value="20411.0339515189">
                <text:p>20411.0339515189</text:p>
              </table:table-cell>
            </table:table-row>
            <table:table-row>
              <table:table-cell office:value-type="string">
                <text:p>52</text:p>
              </table:table-cell>
              <table:table-cell office:value-type="float" office:value="52">
                <text:p>52</text:p>
              </table:table-cell>
              <table:table-cell office:value-type="float" office:value="16773.340734002">
                <text:p>16773.340734002</text:p>
              </table:table-cell>
              <table:table-cell office:value-type="float" office:value="20367.4510431029">
                <text:p>20367.4510431029</text:p>
              </table:table-cell>
            </table:table-row>
            <table:table-row>
              <table:table-cell office:value-type="string">
                <text:p>53</text:p>
              </table:table-cell>
              <table:table-cell office:value-type="float" office:value="53">
                <text:p>53</text:p>
              </table:table-cell>
              <table:table-cell office:value-type="float" office:value="16682.6184530657">
                <text:p>16682.6184530657</text:p>
              </table:table-cell>
              <table:table-cell office:value-type="float" office:value="20198.9266180391">
                <text:p>20198.9266180391</text:p>
              </table:table-cell>
            </table:table-row>
            <table:table-row>
              <table:table-cell office:value-type="string">
                <text:p>54</text:p>
              </table:table-cell>
              <table:table-cell office:value-type="float" office:value="54">
                <text:p>54</text:p>
              </table:table-cell>
              <table:table-cell office:value-type="float" office:value="16682.6184530657">
                <text:p>16682.6184530657</text:p>
              </table:table-cell>
              <table:table-cell office:value-type="float" office:value="19849.8139359281">
                <text:p>19849.8139359281</text:p>
              </table:table-cell>
            </table:table-row>
            <table:table-row>
              <table:table-cell office:value-type="string">
                <text:p>55</text:p>
              </table:table-cell>
              <table:table-cell office:value-type="float" office:value="55">
                <text:p>55</text:p>
              </table:table-cell>
              <table:table-cell office:value-type="float" office:value="16628.6133407024">
                <text:p>16628.6133407024</text:p>
              </table:table-cell>
              <table:table-cell office:value-type="float" office:value="19724.032415502">
                <text:p>19724.032415502</text:p>
              </table:table-cell>
            </table:table-row>
            <table:table-row>
              <table:table-cell office:value-type="string">
                <text:p>56</text:p>
              </table:table-cell>
              <table:table-cell office:value-type="float" office:value="56">
                <text:p>56</text:p>
              </table:table-cell>
              <table:table-cell office:value-type="float" office:value="16563.085336897">
                <text:p>16563.085336897</text:p>
              </table:table-cell>
              <table:table-cell office:value-type="float" office:value="19584.3354033043">
                <text:p>19584.3354033043</text:p>
              </table:table-cell>
            </table:table-row>
            <table:table-row>
              <table:table-cell office:value-type="string">
                <text:p>57</text:p>
              </table:table-cell>
              <table:table-cell office:value-type="float" office:value="57">
                <text:p>57</text:p>
              </table:table-cell>
              <table:table-cell office:value-type="float" office:value="16255.453055219">
                <text:p>16255.453055219</text:p>
              </table:table-cell>
              <table:table-cell office:value-type="float" office:value="19451.8841674151">
                <text:p>19451.8841674151</text:p>
              </table:table-cell>
            </table:table-row>
            <table:table-row>
              <table:table-cell office:value-type="string">
                <text:p>58</text:p>
              </table:table-cell>
              <table:table-cell office:value-type="float" office:value="58">
                <text:p>58</text:p>
              </table:table-cell>
              <table:table-cell office:value-type="float" office:value="16132.3190399136">
                <text:p>16132.3190399136</text:p>
              </table:table-cell>
              <table:table-cell office:value-type="float" office:value="19198.85844531">
                <text:p>19198.85844531</text:p>
              </table:table-cell>
            </table:table-row>
            <table:table-row>
              <table:table-cell office:value-type="string">
                <text:p>59</text:p>
              </table:table-cell>
              <table:table-cell office:value-type="float" office:value="59">
                <text:p>59</text:p>
              </table:table-cell>
              <table:table-cell office:value-type="float" office:value="15951.7895382023">
                <text:p>15951.7895382023</text:p>
              </table:table-cell>
              <table:table-cell office:value-type="float" office:value="19075.7462349652">
                <text:p>19075.7462349652</text:p>
              </table:table-cell>
            </table:table-row>
            <table:table-row>
              <table:table-cell office:value-type="string">
                <text:p>60</text:p>
              </table:table-cell>
              <table:table-cell office:value-type="float" office:value="60">
                <text:p>60</text:p>
              </table:table-cell>
              <table:table-cell office:value-type="float" office:value="15732.4597751053">
                <text:p>15732.4597751053</text:p>
              </table:table-cell>
              <table:table-cell office:value-type="float" office:value="18950.3112094681">
                <text:p>18950.3112094681</text:p>
              </table:table-cell>
            </table:table-row>
            <table:table-row>
              <table:table-cell office:value-type="string">
                <text:p>61</text:p>
              </table:table-cell>
              <table:table-cell office:value-type="float" office:value="61">
                <text:p>61</text:p>
              </table:table-cell>
              <table:table-cell office:value-type="float" office:value="15423.1144889364">
                <text:p>15423.1144889364</text:p>
              </table:table-cell>
              <table:table-cell office:value-type="float" office:value="18751.8295604664">
                <text:p>18751.8295604664</text:p>
              </table:table-cell>
            </table:table-row>
            <table:table-row>
              <table:table-cell office:value-type="string">
                <text:p>62</text:p>
              </table:table-cell>
              <table:table-cell office:value-type="float" office:value="62">
                <text:p>62</text:p>
              </table:table-cell>
              <table:table-cell office:value-type="float" office:value="15244.1693025717">
                <text:p>15244.1693025717</text:p>
              </table:table-cell>
              <table:table-cell office:value-type="float" office:value="18517.7112023049">
                <text:p>18517.7112023049</text:p>
              </table:table-cell>
            </table:table-row>
            <table:table-row>
              <table:table-cell office:value-type="string">
                <text:p>63</text:p>
              </table:table-cell>
              <table:table-cell office:value-type="float" office:value="63">
                <text:p>63</text:p>
              </table:table-cell>
              <table:table-cell office:value-type="float" office:value="15244.1693025717">
                <text:p>15244.1693025717</text:p>
              </table:table-cell>
              <table:table-cell office:value-type="float" office:value="18222.4358107769">
                <text:p>18222.4358107769</text:p>
              </table:table-cell>
            </table:table-row>
            <table:table-row>
              <table:table-cell office:value-type="string">
                <text:p>64</text:p>
              </table:table-cell>
              <table:table-cell office:value-type="float" office:value="64">
                <text:p>64</text:p>
              </table:table-cell>
              <table:table-cell office:value-type="float" office:value="15145.8823472227">
                <text:p>15145.8823472227</text:p>
              </table:table-cell>
              <table:table-cell office:value-type="float" office:value="18130.7934509035">
                <text:p>18130.7934509035</text:p>
              </table:table-cell>
            </table:table-row>
            <table:table-row>
              <table:table-cell office:value-type="string">
                <text:p>65</text:p>
              </table:table-cell>
              <table:table-cell office:value-type="float" office:value="65">
                <text:p>65</text:p>
              </table:table-cell>
              <table:table-cell office:value-type="float" office:value="15082.4051375018">
                <text:p>15082.4051375018</text:p>
              </table:table-cell>
              <table:table-cell office:value-type="float" office:value="17844.2349286494">
                <text:p>17844.2349286494</text:p>
              </table:table-cell>
            </table:table-row>
            <table:table-row>
              <table:table-cell office:value-type="string">
                <text:p>66</text:p>
              </table:table-cell>
              <table:table-cell office:value-type="float" office:value="66">
                <text:p>66</text:p>
              </table:table-cell>
              <table:table-cell office:value-type="float" office:value="15059.3311195702">
                <text:p>15059.3311195702</text:p>
              </table:table-cell>
              <table:table-cell office:value-type="float" office:value="17651.2907745144">
                <text:p>17651.2907745144</text:p>
              </table:table-cell>
            </table:table-row>
            <table:table-row>
              <table:table-cell office:value-type="string">
                <text:p>67</text:p>
              </table:table-cell>
              <table:table-cell office:value-type="float" office:value="67">
                <text:p>67</text:p>
              </table:table-cell>
              <table:table-cell office:value-type="float" office:value="15012.9019760447">
                <text:p>15012.9019760447</text:p>
              </table:table-cell>
              <table:table-cell office:value-type="float" office:value="17409.3613034669">
                <text:p>17409.3613034669</text:p>
              </table:table-cell>
            </table:table-row>
            <table:table-row>
              <table:table-cell office:value-type="string">
                <text:p>68</text:p>
              </table:table-cell>
              <table:table-cell office:value-type="float" office:value="68">
                <text:p>68</text:p>
              </table:table-cell>
              <table:table-cell office:value-type="float" office:value="14865.7467207841">
                <text:p>14865.7467207841</text:p>
              </table:table-cell>
              <table:table-cell office:value-type="float" office:value="17241.1258757534">
                <text:p>17241.1258757534</text:p>
              </table:table-cell>
            </table:table-row>
            <table:table-row>
              <table:table-cell office:value-type="string">
                <text:p>69</text:p>
              </table:table-cell>
              <table:table-cell office:value-type="float" office:value="69">
                <text:p>69</text:p>
              </table:table-cell>
              <table:table-cell office:value-type="float" office:value="14727.4961382385">
                <text:p>14727.4961382385</text:p>
              </table:table-cell>
              <table:table-cell office:value-type="float" office:value="17144.1650216441">
                <text:p>17144.1650216441</text:p>
              </table:table-cell>
            </table:table-row>
            <table:table-row>
              <table:table-cell office:value-type="string">
                <text:p>70</text:p>
              </table:table-cell>
              <table:table-cell office:value-type="float" office:value="70">
                <text:p>70</text:p>
              </table:table-cell>
              <table:table-cell office:value-type="float" office:value="14384.5197541637">
                <text:p>14384.5197541637</text:p>
              </table:table-cell>
              <table:table-cell office:value-type="float" office:value="16997.3406447959">
                <text:p>16997.3406447959</text:p>
              </table:table-cell>
            </table:table-row>
            <table:table-row>
              <table:table-cell office:value-type="string">
                <text:p>71</text:p>
              </table:table-cell>
              <table:table-cell office:value-type="float" office:value="71">
                <text:p>71</text:p>
              </table:table-cell>
              <table:table-cell office:value-type="float" office:value="14316.4863019262">
                <text:p>14316.4863019262</text:p>
              </table:table-cell>
              <table:table-cell office:value-type="float" office:value="16759.8587836238">
                <text:p>16759.8587836238</text:p>
              </table:table-cell>
            </table:table-row>
            <table:table-row>
              <table:table-cell office:value-type="string">
                <text:p>72</text:p>
              </table:table-cell>
              <table:table-cell office:value-type="float" office:value="72">
                <text:p>72</text:p>
              </table:table-cell>
              <table:table-cell office:value-type="float" office:value="14235.1955615786">
                <text:p>14235.1955615786</text:p>
              </table:table-cell>
              <table:table-cell office:value-type="float" office:value="16587.9393507709">
                <text:p>16587.9393507709</text:p>
              </table:table-cell>
            </table:table-row>
            <table:table-row>
              <table:table-cell office:value-type="string">
                <text:p>73</text:p>
              </table:table-cell>
              <table:table-cell office:value-type="float" office:value="73">
                <text:p>73</text:p>
              </table:table-cell>
              <table:table-cell office:value-type="float" office:value="14078.4873725587">
                <text:p>14078.4873725587</text:p>
              </table:table-cell>
              <table:table-cell office:value-type="float" office:value="16290.8178223626">
                <text:p>16290.8178223626</text:p>
              </table:table-cell>
            </table:table-row>
            <table:table-row>
              <table:table-cell office:value-type="string">
                <text:p>74</text:p>
              </table:table-cell>
              <table:table-cell office:value-type="float" office:value="74">
                <text:p>74</text:p>
              </table:table-cell>
              <table:table-cell office:value-type="float" office:value="13966.8028572337">
                <text:p>13966.8028572337</text:p>
              </table:table-cell>
              <table:table-cell office:value-type="float" office:value="16037.3247399746">
                <text:p>16037.3247399746</text:p>
              </table:table-cell>
            </table:table-row>
            <table:table-row>
              <table:table-cell office:value-type="string">
                <text:p>75</text:p>
              </table:table-cell>
              <table:table-cell office:value-type="float" office:value="75">
                <text:p>75</text:p>
              </table:table-cell>
              <table:table-cell office:value-type="float" office:value="13703.6083680006">
                <text:p>13703.6083680006</text:p>
              </table:table-cell>
              <table:table-cell office:value-type="float" office:value="15787.642082906">
                <text:p>15787.642082906</text:p>
              </table:table-cell>
            </table:table-row>
            <table:table-row>
              <table:table-cell office:value-type="string">
                <text:p>76</text:p>
              </table:table-cell>
              <table:table-cell office:value-type="float" office:value="76">
                <text:p>76</text:p>
              </table:table-cell>
              <table:table-cell office:value-type="float" office:value="13547.3288058942">
                <text:p>13547.3288058942</text:p>
              </table:table-cell>
              <table:table-cell office:value-type="float" office:value="15598.6112933342">
                <text:p>15598.6112933342</text:p>
              </table:table-cell>
            </table:table-row>
            <table:table-row>
              <table:table-cell office:value-type="string">
                <text:p>77</text:p>
              </table:table-cell>
              <table:table-cell office:value-type="float" office:value="77">
                <text:p>77</text:p>
              </table:table-cell>
              <table:table-cell office:value-type="float" office:value="13499.740199235">
                <text:p>13499.740199235</text:p>
              </table:table-cell>
              <table:table-cell office:value-type="float" office:value="15413.2413288842">
                <text:p>15413.2413288842</text:p>
              </table:table-cell>
            </table:table-row>
            <table:table-row>
              <table:table-cell office:value-type="string">
                <text:p>78</text:p>
              </table:table-cell>
              <table:table-cell office:value-type="float" office:value="78">
                <text:p>78</text:p>
              </table:table-cell>
              <table:table-cell office:value-type="float" office:value="13486.7439546768">
                <text:p>13486.7439546768</text:p>
              </table:table-cell>
              <table:table-cell office:value-type="float" office:value="15337.5518526046">
                <text:p>15337.5518526046</text:p>
              </table:table-cell>
            </table:table-row>
            <table:table-row>
              <table:table-cell office:value-type="string">
                <text:p>79</text:p>
              </table:table-cell>
              <table:table-cell office:value-type="float" office:value="79">
                <text:p>79</text:p>
              </table:table-cell>
              <table:table-cell office:value-type="float" office:value="13377.1242980513">
                <text:p>13377.1242980513</text:p>
              </table:table-cell>
              <table:table-cell office:value-type="float" office:value="15144.1259444268">
                <text:p>15144.1259444268</text:p>
              </table:table-cell>
            </table:table-row>
            <table:table-row>
              <table:table-cell office:value-type="string">
                <text:p>80</text:p>
              </table:table-cell>
              <table:table-cell office:value-type="float" office:value="80">
                <text:p>80</text:p>
              </table:table-cell>
              <table:table-cell office:value-type="float" office:value="13208.4427924444">
                <text:p>13208.4427924444</text:p>
              </table:table-cell>
              <table:table-cell office:value-type="float" office:value="14977.6932001258">
                <text:p>14977.6932001258</text:p>
              </table:table-cell>
            </table:table-row>
            <table:table-row>
              <table:table-cell office:value-type="string">
                <text:p>81</text:p>
              </table:table-cell>
              <table:table-cell office:value-type="float" office:value="81">
                <text:p>81</text:p>
              </table:table-cell>
              <table:table-cell office:value-type="float" office:value="13072.1074664089">
                <text:p>13072.1074664089</text:p>
              </table:table-cell>
              <table:table-cell office:value-type="float" office:value="14835.4379209433">
                <text:p>14835.4379209433</text:p>
              </table:table-cell>
            </table:table-row>
            <table:table-row>
              <table:table-cell office:value-type="string">
                <text:p>82</text:p>
              </table:table-cell>
              <table:table-cell office:value-type="float" office:value="82">
                <text:p>82</text:p>
              </table:table-cell>
              <table:table-cell office:value-type="float" office:value="12866.6178659688">
                <text:p>12866.6178659688</text:p>
              </table:table-cell>
              <table:table-cell office:value-type="float" office:value="14658.4645256641">
                <text:p>14658.4645256641</text:p>
              </table:table-cell>
            </table:table-row>
            <table:table-row>
              <table:table-cell office:value-type="string">
                <text:p>83</text:p>
              </table:table-cell>
              <table:table-cell office:value-type="float" office:value="83">
                <text:p>83</text:p>
              </table:table-cell>
              <table:table-cell office:value-type="float" office:value="12738.4107904474">
                <text:p>12738.4107904474</text:p>
              </table:table-cell>
              <table:table-cell office:value-type="float" office:value="14552.7870935178">
                <text:p>14552.7870935178</text:p>
              </table:table-cell>
            </table:table-row>
            <table:table-row>
              <table:table-cell office:value-type="string">
                <text:p>84</text:p>
              </table:table-cell>
              <table:table-cell office:value-type="float" office:value="84">
                <text:p>84</text:p>
              </table:table-cell>
              <table:table-cell office:value-type="float" office:value="12738.4107904474">
                <text:p>12738.4107904474</text:p>
              </table:table-cell>
              <table:table-cell office:value-type="float" office:value="14343.4703236922">
                <text:p>14343.4703236922</text:p>
              </table:table-cell>
            </table:table-row>
            <table:table-row>
              <table:table-cell office:value-type="string">
                <text:p>85</text:p>
              </table:table-cell>
              <table:table-cell office:value-type="float" office:value="85">
                <text:p>85</text:p>
              </table:table-cell>
              <table:table-cell office:value-type="float" office:value="12655.3838065533">
                <text:p>12655.3838065533</text:p>
              </table:table-cell>
              <table:table-cell office:value-type="float" office:value="14206.8314180768">
                <text:p>14206.8314180768</text:p>
              </table:table-cell>
            </table:table-row>
            <table:table-row>
              <table:table-cell office:value-type="string">
                <text:p>86</text:p>
              </table:table-cell>
              <table:table-cell office:value-type="float" office:value="86">
                <text:p>86</text:p>
              </table:table-cell>
              <table:table-cell office:value-type="float" office:value="12483.1061546938">
                <text:p>12483.1061546938</text:p>
              </table:table-cell>
              <table:table-cell office:value-type="float" office:value="14021.7305549201">
                <text:p>14021.7305549201</text:p>
              </table:table-cell>
            </table:table-row>
            <table:table-row>
              <table:table-cell office:value-type="string">
                <text:p>87</text:p>
              </table:table-cell>
              <table:table-cell office:value-type="float" office:value="87">
                <text:p>87</text:p>
              </table:table-cell>
              <table:table-cell office:value-type="float" office:value="12350.2895949526">
                <text:p>12350.2895949526</text:p>
              </table:table-cell>
              <table:table-cell office:value-type="float" office:value="13827.513184713">
                <text:p>13827.513184713</text:p>
              </table:table-cell>
            </table:table-row>
            <table:table-row>
              <table:table-cell office:value-type="string">
                <text:p>88</text:p>
              </table:table-cell>
              <table:table-cell office:value-type="float" office:value="88">
                <text:p>88</text:p>
              </table:table-cell>
              <table:table-cell office:value-type="float" office:value="12280.040781251">
                <text:p>12280.040781251</text:p>
              </table:table-cell>
              <table:table-cell office:value-type="float" office:value="13633.2037807691">
                <text:p>13633.2037807691</text:p>
              </table:table-cell>
            </table:table-row>
            <table:table-row>
              <table:table-cell office:value-type="string">
                <text:p>89</text:p>
              </table:table-cell>
              <table:table-cell office:value-type="float" office:value="89">
                <text:p>89</text:p>
              </table:table-cell>
              <table:table-cell office:value-type="float" office:value="12254.3586239457">
                <text:p>12254.3586239457</text:p>
              </table:table-cell>
              <table:table-cell office:value-type="float" office:value="13468.361775951">
                <text:p>13468.361775951</text:p>
              </table:table-cell>
            </table:table-row>
            <table:table-row>
              <table:table-cell office:value-type="string">
                <text:p>90</text:p>
              </table:table-cell>
              <table:table-cell office:value-type="float" office:value="90">
                <text:p>90</text:p>
              </table:table-cell>
              <table:table-cell office:value-type="float" office:value="12044.1848976643">
                <text:p>12044.1848976643</text:p>
              </table:table-cell>
              <table:table-cell office:value-type="float" office:value="13272.3670526123">
                <text:p>13272.3670526123</text:p>
              </table:table-cell>
            </table:table-row>
            <table:table-row>
              <table:table-cell office:value-type="string">
                <text:p>91</text:p>
              </table:table-cell>
              <table:table-cell office:value-type="float" office:value="91">
                <text:p>91</text:p>
              </table:table-cell>
              <table:table-cell office:value-type="float" office:value="11985.8182065657">
                <text:p>11985.8182065657</text:p>
              </table:table-cell>
              <table:table-cell office:value-type="float" office:value="13133.7123713114">
                <text:p>13133.7123713114</text:p>
              </table:table-cell>
            </table:table-row>
            <table:table-row>
              <table:table-cell office:value-type="string">
                <text:p>92</text:p>
              </table:table-cell>
              <table:table-cell office:value-type="float" office:value="92">
                <text:p>92</text:p>
              </table:table-cell>
              <table:table-cell office:value-type="float" office:value="11943.2761797979">
                <text:p>11943.2761797979</text:p>
              </table:table-cell>
              <table:table-cell office:value-type="float" office:value="12979.8656166417">
                <text:p>12979.8656166417</text:p>
              </table:table-cell>
            </table:table-row>
            <table:table-row>
              <table:table-cell office:value-type="string">
                <text:p>93</text:p>
              </table:table-cell>
              <table:table-cell office:value-type="float" office:value="93">
                <text:p>93</text:p>
              </table:table-cell>
              <table:table-cell office:value-type="float" office:value="11798.4911506029">
                <text:p>11798.4911506029</text:p>
              </table:table-cell>
              <table:table-cell office:value-type="float" office:value="12813.3073948072">
                <text:p>12813.3073948072</text:p>
              </table:table-cell>
            </table:table-row>
            <table:table-row>
              <table:table-cell office:value-type="string">
                <text:p>94</text:p>
              </table:table-cell>
              <table:table-cell office:value-type="float" office:value="94">
                <text:p>94</text:p>
              </table:table-cell>
              <table:table-cell office:value-type="float" office:value="11733.0742215192">
                <text:p>11733.0742215192</text:p>
              </table:table-cell>
              <table:table-cell office:value-type="float" office:value="12672.1151858741">
                <text:p>12672.1151858741</text:p>
              </table:table-cell>
            </table:table-row>
            <table:table-row>
              <table:table-cell office:value-type="string">
                <text:p>95</text:p>
              </table:table-cell>
              <table:table-cell office:value-type="float" office:value="95">
                <text:p>95</text:p>
              </table:table-cell>
              <table:table-cell office:value-type="float" office:value="11650.5641195128">
                <text:p>11650.5641195128</text:p>
              </table:table-cell>
              <table:table-cell office:value-type="float" office:value="12563.0989550493">
                <text:p>12563.0989550493</text:p>
              </table:table-cell>
            </table:table-row>
            <table:table-row>
              <table:table-cell office:value-type="string">
                <text:p>96</text:p>
              </table:table-cell>
              <table:table-cell office:value-type="float" office:value="96">
                <text:p>96</text:p>
              </table:table-cell>
              <table:table-cell office:value-type="float" office:value="11543.8962662237">
                <text:p>11543.8962662237</text:p>
              </table:table-cell>
              <table:table-cell office:value-type="float" office:value="12445.2971272407">
                <text:p>12445.2971272407</text:p>
              </table:table-cell>
            </table:table-row>
            <table:table-row>
              <table:table-cell office:value-type="string">
                <text:p>97</text:p>
              </table:table-cell>
              <table:table-cell office:value-type="float" office:value="97">
                <text:p>97</text:p>
              </table:table-cell>
              <table:table-cell office:value-type="float" office:value="11417.7886271247">
                <text:p>11417.7886271247</text:p>
              </table:table-cell>
              <table:table-cell office:value-type="float" office:value="12317.516847476">
                <text:p>12317.516847476</text:p>
              </table:table-cell>
            </table:table-row>
            <table:table-row>
              <table:table-cell office:value-type="string">
                <text:p>98</text:p>
              </table:table-cell>
              <table:table-cell office:value-type="float" office:value="98">
                <text:p>98</text:p>
              </table:table-cell>
              <table:table-cell office:value-type="float" office:value="11339.874915736">
                <text:p>11339.874915736</text:p>
              </table:table-cell>
              <table:table-cell office:value-type="float" office:value="12138.1719133084">
                <text:p>12138.1719133084</text:p>
              </table:table-cell>
            </table:table-row>
            <table:table-row>
              <table:table-cell office:value-type="string">
                <text:p>99</text:p>
              </table:table-cell>
              <table:table-cell office:value-type="float" office:value="99">
                <text:p>99</text:p>
              </table:table-cell>
              <table:table-cell office:value-type="float" office:value="11283.0441944183">
                <text:p>11283.0441944183</text:p>
              </table:table-cell>
              <table:table-cell office:value-type="float" office:value="11998.1591037868">
                <text:p>11998.1591037868</text:p>
              </table:table-cell>
            </table:table-row>
            <table:table-row>
              <table:table-cell office:value-type="string">
                <text:p>100</text:p>
              </table:table-cell>
              <table:table-cell office:value-type="float" office:value="100">
                <text:p>100</text:p>
              </table:table-cell>
              <table:table-cell office:value-type="float" office:value="11182.4495524305">
                <text:p>11182.4495524305</text:p>
              </table:table-cell>
              <table:table-cell office:value-type="float" office:value="11849.7333821237">
                <text:p>11849.7333821237</text:p>
              </table:table-cell>
            </table:table-row>
            <table:table-row>
              <table:table-cell office:value-type="string">
                <text:p>101</text:p>
              </table:table-cell>
              <table:table-cell office:value-type="float" office:value="101">
                <text:p>101</text:p>
              </table:table-cell>
              <table:table-cell office:value-type="float" office:value="11110.2601830921">
                <text:p>11110.2601830921</text:p>
              </table:table-cell>
              <table:table-cell office:value-type="float" office:value="11725.4827564791">
                <text:p>11725.4827564791</text:p>
              </table:table-cell>
            </table:table-row>
            <table:table-row>
              <table:table-cell office:value-type="string">
                <text:p>102</text:p>
              </table:table-cell>
              <table:table-cell office:value-type="float" office:value="102">
                <text:p>102</text:p>
              </table:table-cell>
              <table:table-cell office:value-type="float" office:value="11081.6516154965">
                <text:p>11081.6516154965</text:p>
              </table:table-cell>
              <table:table-cell office:value-type="float" office:value="11639.5308758497">
                <text:p>11639.5308758497</text:p>
              </table:table-cell>
            </table:table-row>
            <table:table-row>
              <table:table-cell office:value-type="string">
                <text:p>103</text:p>
              </table:table-cell>
              <table:table-cell office:value-type="float" office:value="103">
                <text:p>103</text:p>
              </table:table-cell>
              <table:table-cell office:value-type="float" office:value="10986.8715160219">
                <text:p>10986.8715160219</text:p>
              </table:table-cell>
              <table:table-cell office:value-type="float" office:value="11510.7124783453">
                <text:p>11510.7124783453</text:p>
              </table:table-cell>
            </table:table-row>
            <table:table-row>
              <table:table-cell office:value-type="string">
                <text:p>104</text:p>
              </table:table-cell>
              <table:table-cell office:value-type="float" office:value="104">
                <text:p>104</text:p>
              </table:table-cell>
              <table:table-cell office:value-type="float" office:value="10953.4314235664">
                <text:p>10953.4314235664</text:p>
              </table:table-cell>
              <table:table-cell office:value-type="float" office:value="11428.740142708">
                <text:p>11428.740142708</text:p>
              </table:table-cell>
            </table:table-row>
            <table:table-row>
              <table:table-cell office:value-type="string">
                <text:p>105</text:p>
              </table:table-cell>
              <table:table-cell office:value-type="float" office:value="105">
                <text:p>105</text:p>
              </table:table-cell>
              <table:table-cell office:value-type="float" office:value="10853.7837904388">
                <text:p>10853.7837904388</text:p>
              </table:table-cell>
              <table:table-cell office:value-type="float" office:value="11347.4686918415">
                <text:p>11347.4686918415</text:p>
              </table:table-cell>
            </table:table-row>
            <table:table-row>
              <table:table-cell office:value-type="string">
                <text:p>106</text:p>
              </table:table-cell>
              <table:table-cell office:value-type="float" office:value="106">
                <text:p>106</text:p>
              </table:table-cell>
              <table:table-cell office:value-type="float" office:value="10819.4185525825">
                <text:p>10819.4185525825</text:p>
              </table:table-cell>
              <table:table-cell office:value-type="float" office:value="11262.2939755459">
                <text:p>11262.2939755459</text:p>
              </table:table-cell>
            </table:table-row>
            <table:table-row>
              <table:table-cell office:value-type="string">
                <text:p>107</text:p>
              </table:table-cell>
              <table:table-cell office:value-type="float" office:value="107">
                <text:p>107</text:p>
              </table:table-cell>
              <table:table-cell office:value-type="float" office:value="10777.6507960779">
                <text:p>10777.6507960779</text:p>
              </table:table-cell>
              <table:table-cell office:value-type="float" office:value="11180.232621771">
                <text:p>11180.232621771</text:p>
              </table:table-cell>
            </table:table-row>
            <table:table-row>
              <table:table-cell office:value-type="string">
                <text:p>108</text:p>
              </table:table-cell>
              <table:table-cell office:value-type="float" office:value="108">
                <text:p>108</text:p>
              </table:table-cell>
              <table:table-cell office:value-type="float" office:value="10762.724906948">
                <text:p>10762.724906948</text:p>
              </table:table-cell>
              <table:table-cell office:value-type="float" office:value="11120.782472723">
                <text:p>11120.782472723</text:p>
              </table:table-cell>
            </table:table-row>
            <table:table-row>
              <table:table-cell office:value-type="string">
                <text:p>109</text:p>
              </table:table-cell>
              <table:table-cell office:value-type="float" office:value="109">
                <text:p>109</text:p>
              </table:table-cell>
              <table:table-cell office:value-type="float" office:value="10680.7764928428">
                <text:p>10680.7764928428</text:p>
              </table:table-cell>
              <table:table-cell office:value-type="float" office:value="11039.6223017885">
                <text:p>11039.6223017885</text:p>
              </table:table-cell>
            </table:table-row>
            <table:table-row>
              <table:table-cell office:value-type="string">
                <text:p>110</text:p>
              </table:table-cell>
              <table:table-cell office:value-type="float" office:value="110">
                <text:p>110</text:p>
              </table:table-cell>
              <table:table-cell office:value-type="float" office:value="10580.7606474184">
                <text:p>10580.7606474184</text:p>
              </table:table-cell>
              <table:table-cell office:value-type="float" office:value="10972.2110221709">
                <text:p>10972.2110221709</text:p>
              </table:table-cell>
            </table:table-row>
            <table:table-row>
              <table:table-cell office:value-type="string">
                <text:p>111</text:p>
              </table:table-cell>
              <table:table-cell office:value-type="float" office:value="111">
                <text:p>111</text:p>
              </table:table-cell>
              <table:table-cell office:value-type="float" office:value="10553.3254319504">
                <text:p>10553.3254319504</text:p>
              </table:table-cell>
              <table:table-cell office:value-type="float" office:value="10898.5609880962">
                <text:p>10898.5609880962</text:p>
              </table:table-cell>
            </table:table-row>
            <table:table-row>
              <table:table-cell office:value-type="string">
                <text:p>112</text:p>
              </table:table-cell>
              <table:table-cell office:value-type="float" office:value="112">
                <text:p>112</text:p>
              </table:table-cell>
              <table:table-cell office:value-type="float" office:value="10553.3254319504">
                <text:p>10553.3254319504</text:p>
              </table:table-cell>
              <table:table-cell office:value-type="float" office:value="10831.3638767755">
                <text:p>10831.3638767755</text:p>
              </table:table-cell>
            </table:table-row>
            <table:table-row>
              <table:table-cell office:value-type="string">
                <text:p>113</text:p>
              </table:table-cell>
              <table:table-cell office:value-type="float" office:value="113">
                <text:p>113</text:p>
              </table:table-cell>
              <table:table-cell office:value-type="float" office:value="10498.7149025363">
                <text:p>10498.7149025363</text:p>
              </table:table-cell>
              <table:table-cell office:value-type="float" office:value="10753.4223867744">
                <text:p>10753.4223867744</text:p>
              </table:table-cell>
            </table:table-row>
            <table:table-row>
              <table:table-cell office:value-type="string">
                <text:p>114</text:p>
              </table:table-cell>
              <table:table-cell office:value-type="float" office:value="114">
                <text:p>114</text:p>
              </table:table-cell>
              <table:table-cell office:value-type="float" office:value="10493.0693421143">
                <text:p>10493.0693421143</text:p>
              </table:table-cell>
              <table:table-cell office:value-type="float" office:value="10709.1891755653">
                <text:p>10709.1891755653</text:p>
              </table:table-cell>
            </table:table-row>
            <table:table-row>
              <table:table-cell office:value-type="string">
                <text:p>115</text:p>
              </table:table-cell>
              <table:table-cell office:value-type="float" office:value="115">
                <text:p>115</text:p>
              </table:table-cell>
              <table:table-cell office:value-type="float" office:value="10486.04219506">
                <text:p>10486.04219506</text:p>
              </table:table-cell>
              <table:table-cell office:value-type="float" office:value="10661.2795953454">
                <text:p>10661.2795953454</text:p>
              </table:table-cell>
            </table:table-row>
            <table:table-row>
              <table:table-cell office:value-type="string">
                <text:p>116</text:p>
              </table:table-cell>
              <table:table-cell office:value-type="float" office:value="116">
                <text:p>116</text:p>
              </table:table-cell>
              <table:table-cell office:value-type="float" office:value="10454.9537676667">
                <text:p>10454.9537676667</text:p>
              </table:table-cell>
              <table:table-cell office:value-type="float" office:value="10613.5739287631">
                <text:p>10613.5739287631</text:p>
              </table:table-cell>
            </table:table-row>
            <table:table-row>
              <table:table-cell office:value-type="string">
                <text:p>117</text:p>
              </table:table-cell>
              <table:table-cell office:value-type="float" office:value="117">
                <text:p>117</text:p>
              </table:table-cell>
              <table:table-cell office:value-type="float" office:value="10447.6615846298">
                <text:p>10447.6615846298</text:p>
              </table:table-cell>
              <table:table-cell office:value-type="float" office:value="10583.9048628951">
                <text:p>10583.9048628951</text:p>
              </table:table-cell>
            </table:table-row>
            <table:table-row>
              <table:table-cell office:value-type="string">
                <text:p>118</text:p>
              </table:table-cell>
              <table:table-cell office:value-type="float" office:value="118">
                <text:p>118</text:p>
              </table:table-cell>
              <table:table-cell office:value-type="float" office:value="10438.5034133197">
                <text:p>10438.5034133197</text:p>
              </table:table-cell>
              <table:table-cell office:value-type="float" office:value="10550.085614948">
                <text:p>10550.085614948</text:p>
              </table:table-cell>
            </table:table-row>
            <table:table-row>
              <table:table-cell office:value-type="string">
                <text:p>119</text:p>
              </table:table-cell>
              <table:table-cell office:value-type="float" office:value="119">
                <text:p>119</text:p>
              </table:table-cell>
              <table:table-cell office:value-type="float" office:value="10425.2112506895">
                <text:p>10425.2112506895</text:p>
              </table:table-cell>
              <table:table-cell office:value-type="float" office:value="10522.4792743546">
                <text:p>10522.4792743546</text:p>
              </table:table-cell>
            </table:table-row>
            <table:table-row>
              <table:table-cell office:value-type="string">
                <text:p>120</text:p>
              </table:table-cell>
              <table:table-cell office:value-type="float" office:value="120">
                <text:p>120</text:p>
              </table:table-cell>
              <table:table-cell office:value-type="float" office:value="10412.0137385126">
                <text:p>10412.0137385126</text:p>
              </table:table-cell>
              <table:table-cell office:value-type="float" office:value="10494.3395745339">
                <text:p>10494.3395745339</text:p>
              </table:table-cell>
            </table:table-row>
            <table:table-row>
              <table:table-cell office:value-type="string">
                <text:p>121</text:p>
              </table:table-cell>
              <table:table-cell office:value-type="float" office:value="121">
                <text:p>121</text:p>
              </table:table-cell>
              <table:table-cell office:value-type="float" office:value="10369.0319586098">
                <text:p>10369.0319586098</text:p>
              </table:table-cell>
              <table:table-cell office:value-type="float" office:value="10478.8133735391">
                <text:p>10478.8133735391</text:p>
              </table:table-cell>
            </table:table-row>
            <table:table-row>
              <table:table-cell office:value-type="string">
                <text:p>122</text:p>
              </table:table-cell>
              <table:table-cell office:value-type="float" office:value="122">
                <text:p>122</text:p>
              </table:table-cell>
              <table:table-cell office:value-type="float" office:value="10367.423227431">
                <text:p>10367.423227431</text:p>
              </table:table-cell>
              <table:table-cell office:value-type="float" office:value="10453.1762431366">
                <text:p>10453.1762431366</text:p>
              </table:table-cell>
            </table:table-row>
            <table:table-row>
              <table:table-cell office:value-type="string">
                <text:p>123</text:p>
              </table:table-cell>
              <table:table-cell office:value-type="float" office:value="123">
                <text:p>123</text:p>
              </table:table-cell>
              <table:table-cell office:value-type="float" office:value="10363.7957999139">
                <text:p>10363.7957999139</text:p>
              </table:table-cell>
              <table:table-cell office:value-type="float" office:value="10426.8860763321">
                <text:p>10426.8860763321</text:p>
              </table:table-cell>
            </table:table-row>
            <table:table-row>
              <table:table-cell office:value-type="string">
                <text:p>124</text:p>
              </table:table-cell>
              <table:table-cell office:value-type="float" office:value="124">
                <text:p>124</text:p>
              </table:table-cell>
              <table:table-cell office:value-type="float" office:value="10353.8262398124">
                <text:p>10353.8262398124</text:p>
              </table:table-cell>
              <table:table-cell office:value-type="float" office:value="10406.2238767799">
                <text:p>10406.2238767799</text:p>
              </table:table-cell>
            </table:table-row>
            <table:table-row>
              <table:table-cell office:value-type="string">
                <text:p>125</text:p>
              </table:table-cell>
              <table:table-cell office:value-type="float" office:value="125">
                <text:p>125</text:p>
              </table:table-cell>
              <table:table-cell office:value-type="float" office:value="10336.3848102562">
                <text:p>10336.3848102562</text:p>
              </table:table-cell>
              <table:table-cell office:value-type="float" office:value="10386.3192576511">
                <text:p>10386.3192576511</text:p>
              </table:table-cell>
            </table:table-row>
            <table:table-row>
              <table:table-cell office:value-type="string">
                <text:p>126</text:p>
              </table:table-cell>
              <table:table-cell office:value-type="float" office:value="126">
                <text:p>126</text:p>
              </table:table-cell>
              <table:table-cell office:value-type="float" office:value="10336.3848102562">
                <text:p>10336.3848102562</text:p>
              </table:table-cell>
              <table:table-cell office:value-type="float" office:value="10375.6970540136">
                <text:p>10375.6970540136</text:p>
              </table:table-cell>
            </table:table-row>
            <table:table-row>
              <table:table-cell office:value-type="string">
                <text:p>127</text:p>
              </table:table-cell>
              <table:table-cell office:value-type="float" office:value="127">
                <text:p>127</text:p>
              </table:table-cell>
              <table:table-cell office:value-type="float" office:value="10336.3848102562">
                <text:p>10336.3848102562</text:p>
              </table:table-cell>
              <table:table-cell office:value-type="float" office:value="10370.2385120346">
                <text:p>10370.2385120346</text:p>
              </table:table-cell>
            </table:table-row>
            <table:table-row>
              <table:table-cell office:value-type="string">
                <text:p>128</text:p>
              </table:table-cell>
              <table:table-cell office:value-type="float" office:value="128">
                <text:p>128</text:p>
              </table:table-cell>
              <table:table-cell office:value-type="float" office:value="10336.3848102562">
                <text:p>10336.3848102562</text:p>
              </table:table-cell>
              <table:table-cell office:value-type="float" office:value="10361.6139084842">
                <text:p>10361.6139084842</text:p>
              </table:table-cell>
            </table:table-row>
            <table:table-row>
              <table:table-cell office:value-type="string">
                <text:p>129</text:p>
              </table:table-cell>
              <table:table-cell office:value-type="float" office:value="129">
                <text:p>129</text:p>
              </table:table-cell>
              <table:table-cell office:value-type="float" office:value="10334.0507848986">
                <text:p>10334.0507848986</text:p>
              </table:table-cell>
              <table:table-cell office:value-type="float" office:value="10351.9720370599">
                <text:p>10351.9720370599</text:p>
              </table:table-cell>
            </table:table-row>
            <table:table-row>
              <table:table-cell office:value-type="string">
                <text:p>130</text:p>
              </table:table-cell>
              <table:table-cell office:value-type="float" office:value="130">
                <text:p>130</text:p>
              </table:table-cell>
              <table:table-cell office:value-type="float" office:value="10330.7760347586">
                <text:p>10330.7760347586</text:p>
              </table:table-cell>
              <table:table-cell office:value-type="float" office:value="10343.8354458424">
                <text:p>10343.8354458424</text:p>
              </table:table-cell>
            </table:table-row>
            <table:table-row>
              <table:table-cell office:value-type="string">
                <text:p>131</text:p>
              </table:table-cell>
              <table:table-cell office:value-type="float" office:value="131">
                <text:p>131</text:p>
              </table:table-cell>
              <table:table-cell office:value-type="float" office:value="10330.7760347586">
                <text:p>10330.7760347586</text:p>
              </table:table-cell>
              <table:table-cell office:value-type="float" office:value="10340.2866163906">
                <text:p>10340.2866163906</text:p>
              </table:table-cell>
            </table:table-row>
            <table:table-row>
              <table:table-cell office:value-type="string">
                <text:p>132</text:p>
              </table:table-cell>
              <table:table-cell office:value-type="float" office:value="132">
                <text:p>132</text:p>
              </table:table-cell>
              <table:table-cell office:value-type="float" office:value="10330.7760347586">
                <text:p>10330.7760347586</text:p>
              </table:table-cell>
              <table:table-cell office:value-type="float" office:value="10337.9460326987">
                <text:p>10337.9460326987</text:p>
              </table:table-cell>
            </table:table-row>
            <table:table-row>
              <table:table-cell office:value-type="string">
                <text:p>133</text:p>
              </table:table-cell>
              <table:table-cell office:value-type="float" office:value="133">
                <text:p>133</text:p>
              </table:table-cell>
              <table:table-cell office:value-type="float" office:value="10330.7760347586">
                <text:p>10330.7760347586</text:p>
              </table:table-cell>
              <table:table-cell office:value-type="float" office:value="10336.8831770175">
                <text:p>10336.8831770175</text:p>
              </table:table-cell>
            </table:table-row>
            <table:table-row>
              <table:table-cell office:value-type="string">
                <text:p>134</text:p>
              </table:table-cell>
              <table:table-cell office:value-type="float" office:value="134">
                <text:p>13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35</text:p>
              </table:table-cell>
              <table:table-cell office:value-type="float" office:value="135">
                <text:p>13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36</text:p>
              </table:table-cell>
              <table:table-cell office:value-type="float" office:value="136">
                <text:p>13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37</text:p>
              </table:table-cell>
              <table:table-cell office:value-type="float" office:value="137">
                <text:p>13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38</text:p>
              </table:table-cell>
              <table:table-cell office:value-type="float" office:value="138">
                <text:p>13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39</text:p>
              </table:table-cell>
              <table:table-cell office:value-type="float" office:value="139">
                <text:p>13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0</text:p>
              </table:table-cell>
              <table:table-cell office:value-type="float" office:value="140">
                <text:p>140</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1</text:p>
              </table:table-cell>
              <table:table-cell office:value-type="float" office:value="141">
                <text:p>141</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2</text:p>
              </table:table-cell>
              <table:table-cell office:value-type="float" office:value="142">
                <text:p>142</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3</text:p>
              </table:table-cell>
              <table:table-cell office:value-type="float" office:value="143">
                <text:p>143</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4</text:p>
              </table:table-cell>
              <table:table-cell office:value-type="float" office:value="144">
                <text:p>14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5</text:p>
              </table:table-cell>
              <table:table-cell office:value-type="float" office:value="145">
                <text:p>14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6</text:p>
              </table:table-cell>
              <table:table-cell office:value-type="float" office:value="146">
                <text:p>14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7</text:p>
              </table:table-cell>
              <table:table-cell office:value-type="float" office:value="147">
                <text:p>14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8</text:p>
              </table:table-cell>
              <table:table-cell office:value-type="float" office:value="148">
                <text:p>14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49</text:p>
              </table:table-cell>
              <table:table-cell office:value-type="float" office:value="149">
                <text:p>14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0</text:p>
              </table:table-cell>
              <table:table-cell office:value-type="float" office:value="150">
                <text:p>150</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1</text:p>
              </table:table-cell>
              <table:table-cell office:value-type="float" office:value="151">
                <text:p>151</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2</text:p>
              </table:table-cell>
              <table:table-cell office:value-type="float" office:value="152">
                <text:p>152</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3</text:p>
              </table:table-cell>
              <table:table-cell office:value-type="float" office:value="153">
                <text:p>153</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4</text:p>
              </table:table-cell>
              <table:table-cell office:value-type="float" office:value="154">
                <text:p>15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5</text:p>
              </table:table-cell>
              <table:table-cell office:value-type="float" office:value="155">
                <text:p>15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6</text:p>
              </table:table-cell>
              <table:table-cell office:value-type="float" office:value="156">
                <text:p>15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7</text:p>
              </table:table-cell>
              <table:table-cell office:value-type="float" office:value="157">
                <text:p>15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8</text:p>
              </table:table-cell>
              <table:table-cell office:value-type="float" office:value="158">
                <text:p>15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59</text:p>
              </table:table-cell>
              <table:table-cell office:value-type="float" office:value="159">
                <text:p>15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0</text:p>
              </table:table-cell>
              <table:table-cell office:value-type="float" office:value="160">
                <text:p>160</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1</text:p>
              </table:table-cell>
              <table:table-cell office:value-type="float" office:value="161">
                <text:p>161</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2</text:p>
              </table:table-cell>
              <table:table-cell office:value-type="float" office:value="162">
                <text:p>162</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3</text:p>
              </table:table-cell>
              <table:table-cell office:value-type="float" office:value="163">
                <text:p>163</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4</text:p>
              </table:table-cell>
              <table:table-cell office:value-type="float" office:value="164">
                <text:p>16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5</text:p>
              </table:table-cell>
              <table:table-cell office:value-type="float" office:value="165">
                <text:p>16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6</text:p>
              </table:table-cell>
              <table:table-cell office:value-type="float" office:value="166">
                <text:p>16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7</text:p>
              </table:table-cell>
              <table:table-cell office:value-type="float" office:value="167">
                <text:p>16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8</text:p>
              </table:table-cell>
              <table:table-cell office:value-type="float" office:value="168">
                <text:p>16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69</text:p>
              </table:table-cell>
              <table:table-cell office:value-type="float" office:value="169">
                <text:p>16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0</text:p>
              </table:table-cell>
              <table:table-cell office:value-type="float" office:value="170">
                <text:p>170</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1</text:p>
              </table:table-cell>
              <table:table-cell office:value-type="float" office:value="171">
                <text:p>171</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2</text:p>
              </table:table-cell>
              <table:table-cell office:value-type="float" office:value="172">
                <text:p>172</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3</text:p>
              </table:table-cell>
              <table:table-cell office:value-type="float" office:value="173">
                <text:p>173</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4</text:p>
              </table:table-cell>
              <table:table-cell office:value-type="float" office:value="174">
                <text:p>17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5</text:p>
              </table:table-cell>
              <table:table-cell office:value-type="float" office:value="175">
                <text:p>17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6</text:p>
              </table:table-cell>
              <table:table-cell office:value-type="float" office:value="176">
                <text:p>17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7</text:p>
              </table:table-cell>
              <table:table-cell office:value-type="float" office:value="177">
                <text:p>17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8</text:p>
              </table:table-cell>
              <table:table-cell office:value-type="float" office:value="178">
                <text:p>17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79</text:p>
              </table:table-cell>
              <table:table-cell office:value-type="float" office:value="179">
                <text:p>17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0</text:p>
              </table:table-cell>
              <table:table-cell office:value-type="float" office:value="180">
                <text:p>180</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1</text:p>
              </table:table-cell>
              <table:table-cell office:value-type="float" office:value="181">
                <text:p>181</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2</text:p>
              </table:table-cell>
              <table:table-cell office:value-type="float" office:value="182">
                <text:p>182</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3</text:p>
              </table:table-cell>
              <table:table-cell office:value-type="float" office:value="183">
                <text:p>183</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4</text:p>
              </table:table-cell>
              <table:table-cell office:value-type="float" office:value="184">
                <text:p>18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5</text:p>
              </table:table-cell>
              <table:table-cell office:value-type="float" office:value="185">
                <text:p>18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6</text:p>
              </table:table-cell>
              <table:table-cell office:value-type="float" office:value="186">
                <text:p>18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7</text:p>
              </table:table-cell>
              <table:table-cell office:value-type="float" office:value="187">
                <text:p>18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8</text:p>
              </table:table-cell>
              <table:table-cell office:value-type="float" office:value="188">
                <text:p>18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89</text:p>
              </table:table-cell>
              <table:table-cell office:value-type="float" office:value="189">
                <text:p>18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0</text:p>
              </table:table-cell>
              <table:table-cell office:value-type="float" office:value="190">
                <text:p>190</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1</text:p>
              </table:table-cell>
              <table:table-cell office:value-type="float" office:value="191">
                <text:p>191</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2</text:p>
              </table:table-cell>
              <table:table-cell office:value-type="float" office:value="192">
                <text:p>192</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3</text:p>
              </table:table-cell>
              <table:table-cell office:value-type="float" office:value="193">
                <text:p>193</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4</text:p>
              </table:table-cell>
              <table:table-cell office:value-type="float" office:value="194">
                <text:p>194</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5</text:p>
              </table:table-cell>
              <table:table-cell office:value-type="float" office:value="195">
                <text:p>195</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6</text:p>
              </table:table-cell>
              <table:table-cell office:value-type="float" office:value="196">
                <text:p>196</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7</text:p>
              </table:table-cell>
              <table:table-cell office:value-type="float" office:value="197">
                <text:p>197</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8</text:p>
              </table:table-cell>
              <table:table-cell office:value-type="float" office:value="198">
                <text:p>198</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199</text:p>
              </table:table-cell>
              <table:table-cell office:value-type="float" office:value="199">
                <text:p>199</text:p>
              </table:table-cell>
              <table:table-cell office:value-type="float" office:value="10330.7760347586">
                <text:p>10330.7760347586</text:p>
              </table:table-cell>
              <table:table-cell office:value-type="float" office:value="10336.8232068344">
                <text:p>10336.8232068344</text:p>
              </table:table-cell>
            </table:table-row>
            <table:table-row>
              <table:table-cell office:value-type="string">
                <text:p>200</text:p>
              </table:table-cell>
              <table:table-cell office:value-type="float" office:value="200">
                <text:p>200</text:p>
              </table:table-cell>
              <table:table-cell office:value-type="float" office:value="10330.7760347586">
                <text:p>10330.7760347586</text:p>
              </table:table-cell>
              <table:table-cell office:value-type="float" office:value="10336.8232068344">
                <text:p>10336.82320683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1,
Crossover Rate = 0.8, Crossover Type: U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9215.0666511827">
                <text:p>29215.0666511827</text:p>
              </table:table-cell>
            </table:table-row>
            <table:table-row>
              <table:table-cell office:value-type="string">
                <text:p>2</text:p>
              </table:table-cell>
              <table:table-cell office:value-type="float" office:value="2">
                <text:p>2</text:p>
              </table:table-cell>
              <table:table-cell office:value-type="float" office:value="25455.7299601159">
                <text:p>25455.7299601159</text:p>
              </table:table-cell>
              <table:table-cell office:value-type="float" office:value="28935.5009883693">
                <text:p>28935.5009883693</text:p>
              </table:table-cell>
            </table:table-row>
            <table:table-row>
              <table:table-cell office:value-type="string">
                <text:p>3</text:p>
              </table:table-cell>
              <table:table-cell office:value-type="float" office:value="3">
                <text:p>3</text:p>
              </table:table-cell>
              <table:table-cell office:value-type="float" office:value="24540.3836133648">
                <text:p>24540.3836133648</text:p>
              </table:table-cell>
              <table:table-cell office:value-type="float" office:value="28773.7236875813">
                <text:p>28773.7236875813</text:p>
              </table:table-cell>
            </table:table-row>
            <table:table-row>
              <table:table-cell office:value-type="string">
                <text:p>4</text:p>
              </table:table-cell>
              <table:table-cell office:value-type="float" office:value="4">
                <text:p>4</text:p>
              </table:table-cell>
              <table:table-cell office:value-type="float" office:value="24259.004349857">
                <text:p>24259.004349857</text:p>
              </table:table-cell>
              <table:table-cell office:value-type="float" office:value="28566.7054464907">
                <text:p>28566.7054464907</text:p>
              </table:table-cell>
            </table:table-row>
            <table:table-row>
              <table:table-cell office:value-type="string">
                <text:p>5</text:p>
              </table:table-cell>
              <table:table-cell office:value-type="float" office:value="5">
                <text:p>5</text:p>
              </table:table-cell>
              <table:table-cell office:value-type="float" office:value="24100.4991551498">
                <text:p>24100.4991551498</text:p>
              </table:table-cell>
              <table:table-cell office:value-type="float" office:value="28431.026574428">
                <text:p>28431.026574428</text:p>
              </table:table-cell>
            </table:table-row>
            <table:table-row>
              <table:table-cell office:value-type="string">
                <text:p>6</text:p>
              </table:table-cell>
              <table:table-cell office:value-type="float" office:value="6">
                <text:p>6</text:p>
              </table:table-cell>
              <table:table-cell office:value-type="float" office:value="24086.4112276321">
                <text:p>24086.4112276321</text:p>
              </table:table-cell>
              <table:table-cell office:value-type="float" office:value="28377.3344310228">
                <text:p>28377.3344310228</text:p>
              </table:table-cell>
            </table:table-row>
            <table:table-row>
              <table:table-cell office:value-type="string">
                <text:p>7</text:p>
              </table:table-cell>
              <table:table-cell office:value-type="float" office:value="7">
                <text:p>7</text:p>
              </table:table-cell>
              <table:table-cell office:value-type="float" office:value="23736.128521869">
                <text:p>23736.128521869</text:p>
              </table:table-cell>
              <table:table-cell office:value-type="float" office:value="28188.4200772784">
                <text:p>28188.4200772784</text:p>
              </table:table-cell>
            </table:table-row>
            <table:table-row>
              <table:table-cell office:value-type="string">
                <text:p>8</text:p>
              </table:table-cell>
              <table:table-cell office:value-type="float" office:value="8">
                <text:p>8</text:p>
              </table:table-cell>
              <table:table-cell office:value-type="float" office:value="23552.5462308785">
                <text:p>23552.5462308785</text:p>
              </table:table-cell>
              <table:table-cell office:value-type="float" office:value="28026.3037793507">
                <text:p>28026.3037793507</text:p>
              </table:table-cell>
            </table:table-row>
            <table:table-row>
              <table:table-cell office:value-type="string">
                <text:p>9</text:p>
              </table:table-cell>
              <table:table-cell office:value-type="float" office:value="9">
                <text:p>9</text:p>
              </table:table-cell>
              <table:table-cell office:value-type="float" office:value="23255.7020033518">
                <text:p>23255.7020033518</text:p>
              </table:table-cell>
              <table:table-cell office:value-type="float" office:value="27947.1790499431">
                <text:p>27947.1790499431</text:p>
              </table:table-cell>
            </table:table-row>
            <table:table-row>
              <table:table-cell office:value-type="string">
                <text:p>10</text:p>
              </table:table-cell>
              <table:table-cell office:value-type="float" office:value="10">
                <text:p>10</text:p>
              </table:table-cell>
              <table:table-cell office:value-type="float" office:value="22920.4606184906">
                <text:p>22920.4606184906</text:p>
              </table:table-cell>
              <table:table-cell office:value-type="float" office:value="27771.4367380206">
                <text:p>27771.4367380206</text:p>
              </table:table-cell>
            </table:table-row>
            <table:table-row>
              <table:table-cell office:value-type="string">
                <text:p>11</text:p>
              </table:table-cell>
              <table:table-cell office:value-type="float" office:value="11">
                <text:p>11</text:p>
              </table:table-cell>
              <table:table-cell office:value-type="float" office:value="22882.5894023859">
                <text:p>22882.5894023859</text:p>
              </table:table-cell>
              <table:table-cell office:value-type="float" office:value="27507.2263429159">
                <text:p>27507.2263429159</text:p>
              </table:table-cell>
            </table:table-row>
            <table:table-row>
              <table:table-cell office:value-type="string">
                <text:p>12</text:p>
              </table:table-cell>
              <table:table-cell office:value-type="float" office:value="12">
                <text:p>12</text:p>
              </table:table-cell>
              <table:table-cell office:value-type="float" office:value="22382.6213110693">
                <text:p>22382.6213110693</text:p>
              </table:table-cell>
              <table:table-cell office:value-type="float" office:value="27383.4894316393">
                <text:p>27383.4894316393</text:p>
              </table:table-cell>
            </table:table-row>
            <table:table-row>
              <table:table-cell office:value-type="string">
                <text:p>13</text:p>
              </table:table-cell>
              <table:table-cell office:value-type="float" office:value="13">
                <text:p>13</text:p>
              </table:table-cell>
              <table:table-cell office:value-type="float" office:value="22382.6213110693">
                <text:p>22382.6213110693</text:p>
              </table:table-cell>
              <table:table-cell office:value-type="float" office:value="27320.6841912988">
                <text:p>27320.6841912988</text:p>
              </table:table-cell>
            </table:table-row>
            <table:table-row>
              <table:table-cell office:value-type="string">
                <text:p>14</text:p>
              </table:table-cell>
              <table:table-cell office:value-type="float" office:value="14">
                <text:p>14</text:p>
              </table:table-cell>
              <table:table-cell office:value-type="float" office:value="22382.6213110693">
                <text:p>22382.6213110693</text:p>
              </table:table-cell>
              <table:table-cell office:value-type="float" office:value="26926.1512952806">
                <text:p>26926.1512952806</text:p>
              </table:table-cell>
            </table:table-row>
            <table:table-row>
              <table:table-cell office:value-type="string">
                <text:p>15</text:p>
              </table:table-cell>
              <table:table-cell office:value-type="float" office:value="15">
                <text:p>15</text:p>
              </table:table-cell>
              <table:table-cell office:value-type="float" office:value="22079.9529492314">
                <text:p>22079.9529492314</text:p>
              </table:table-cell>
              <table:table-cell office:value-type="float" office:value="26655.5819689349">
                <text:p>26655.5819689349</text:p>
              </table:table-cell>
            </table:table-row>
            <table:table-row>
              <table:table-cell office:value-type="string">
                <text:p>16</text:p>
              </table:table-cell>
              <table:table-cell office:value-type="float" office:value="16">
                <text:p>16</text:p>
              </table:table-cell>
              <table:table-cell office:value-type="float" office:value="21768.0167655772">
                <text:p>21768.0167655772</text:p>
              </table:table-cell>
              <table:table-cell office:value-type="float" office:value="26434.9015895008">
                <text:p>26434.9015895008</text:p>
              </table:table-cell>
            </table:table-row>
            <table:table-row>
              <table:table-cell office:value-type="string">
                <text:p>17</text:p>
              </table:table-cell>
              <table:table-cell office:value-type="float" office:value="17">
                <text:p>17</text:p>
              </table:table-cell>
              <table:table-cell office:value-type="float" office:value="21570.1818244175">
                <text:p>21570.1818244175</text:p>
              </table:table-cell>
              <table:table-cell office:value-type="float" office:value="26234.8781509202">
                <text:p>26234.8781509202</text:p>
              </table:table-cell>
            </table:table-row>
            <table:table-row>
              <table:table-cell office:value-type="string">
                <text:p>18</text:p>
              </table:table-cell>
              <table:table-cell office:value-type="float" office:value="18">
                <text:p>18</text:p>
              </table:table-cell>
              <table:table-cell office:value-type="float" office:value="21507.3068980099">
                <text:p>21507.3068980099</text:p>
              </table:table-cell>
              <table:table-cell office:value-type="float" office:value="26018.9018441058">
                <text:p>26018.9018441058</text:p>
              </table:table-cell>
            </table:table-row>
            <table:table-row>
              <table:table-cell office:value-type="string">
                <text:p>19</text:p>
              </table:table-cell>
              <table:table-cell office:value-type="float" office:value="19">
                <text:p>19</text:p>
              </table:table-cell>
              <table:table-cell office:value-type="float" office:value="21374.8692102591">
                <text:p>21374.8692102591</text:p>
              </table:table-cell>
              <table:table-cell office:value-type="float" office:value="25772.3610969678">
                <text:p>25772.3610969678</text:p>
              </table:table-cell>
            </table:table-row>
            <table:table-row>
              <table:table-cell office:value-type="string">
                <text:p>20</text:p>
              </table:table-cell>
              <table:table-cell office:value-type="float" office:value="20">
                <text:p>20</text:p>
              </table:table-cell>
              <table:table-cell office:value-type="float" office:value="21409.3161915672">
                <text:p>21409.3161915672</text:p>
              </table:table-cell>
              <table:table-cell office:value-type="float" office:value="25540.7684535104">
                <text:p>25540.7684535104</text:p>
              </table:table-cell>
            </table:table-row>
            <table:table-row>
              <table:table-cell office:value-type="string">
                <text:p>21</text:p>
              </table:table-cell>
              <table:table-cell office:value-type="float" office:value="21">
                <text:p>21</text:p>
              </table:table-cell>
              <table:table-cell office:value-type="float" office:value="21244.4941716617">
                <text:p>21244.4941716617</text:p>
              </table:table-cell>
              <table:table-cell office:value-type="float" office:value="25406.8995748216">
                <text:p>25406.8995748216</text:p>
              </table:table-cell>
            </table:table-row>
            <table:table-row>
              <table:table-cell office:value-type="string">
                <text:p>22</text:p>
              </table:table-cell>
              <table:table-cell office:value-type="float" office:value="22">
                <text:p>22</text:p>
              </table:table-cell>
              <table:table-cell office:value-type="float" office:value="21244.4941716617">
                <text:p>21244.4941716617</text:p>
              </table:table-cell>
              <table:table-cell office:value-type="float" office:value="25182.9819584671">
                <text:p>25182.9819584671</text:p>
              </table:table-cell>
            </table:table-row>
            <table:table-row>
              <table:table-cell office:value-type="string">
                <text:p>23</text:p>
              </table:table-cell>
              <table:table-cell office:value-type="float" office:value="23">
                <text:p>23</text:p>
              </table:table-cell>
              <table:table-cell office:value-type="float" office:value="20873.6034223993">
                <text:p>20873.6034223993</text:p>
              </table:table-cell>
              <table:table-cell office:value-type="float" office:value="25040.3099540105">
                <text:p>25040.3099540105</text:p>
              </table:table-cell>
            </table:table-row>
            <table:table-row>
              <table:table-cell office:value-type="string">
                <text:p>24</text:p>
              </table:table-cell>
              <table:table-cell office:value-type="float" office:value="24">
                <text:p>24</text:p>
              </table:table-cell>
              <table:table-cell office:value-type="float" office:value="20405.3718909835">
                <text:p>20405.3718909835</text:p>
              </table:table-cell>
              <table:table-cell office:value-type="float" office:value="24778.2501543819">
                <text:p>24778.2501543819</text:p>
              </table:table-cell>
            </table:table-row>
            <table:table-row>
              <table:table-cell office:value-type="string">
                <text:p>25</text:p>
              </table:table-cell>
              <table:table-cell office:value-type="float" office:value="25">
                <text:p>25</text:p>
              </table:table-cell>
              <table:table-cell office:value-type="float" office:value="20229.7432813487">
                <text:p>20229.7432813487</text:p>
              </table:table-cell>
              <table:table-cell office:value-type="float" office:value="24625.8501260966">
                <text:p>24625.8501260966</text:p>
              </table:table-cell>
            </table:table-row>
            <table:table-row>
              <table:table-cell office:value-type="string">
                <text:p>26</text:p>
              </table:table-cell>
              <table:table-cell office:value-type="float" office:value="26">
                <text:p>26</text:p>
              </table:table-cell>
              <table:table-cell office:value-type="float" office:value="19799.4754623909">
                <text:p>19799.4754623909</text:p>
              </table:table-cell>
              <table:table-cell office:value-type="float" office:value="24471.6274476243">
                <text:p>24471.6274476243</text:p>
              </table:table-cell>
            </table:table-row>
            <table:table-row>
              <table:table-cell office:value-type="string">
                <text:p>27</text:p>
              </table:table-cell>
              <table:table-cell office:value-type="float" office:value="27">
                <text:p>27</text:p>
              </table:table-cell>
              <table:table-cell office:value-type="float" office:value="19799.4754623909">
                <text:p>19799.4754623909</text:p>
              </table:table-cell>
              <table:table-cell office:value-type="float" office:value="24174.537608167">
                <text:p>24174.537608167</text:p>
              </table:table-cell>
            </table:table-row>
            <table:table-row>
              <table:table-cell office:value-type="string">
                <text:p>28</text:p>
              </table:table-cell>
              <table:table-cell office:value-type="float" office:value="28">
                <text:p>28</text:p>
              </table:table-cell>
              <table:table-cell office:value-type="float" office:value="19575.0036062769">
                <text:p>19575.0036062769</text:p>
              </table:table-cell>
              <table:table-cell office:value-type="float" office:value="24087.1623537729">
                <text:p>24087.1623537729</text:p>
              </table:table-cell>
            </table:table-row>
            <table:table-row>
              <table:table-cell office:value-type="string">
                <text:p>29</text:p>
              </table:table-cell>
              <table:table-cell office:value-type="float" office:value="29">
                <text:p>29</text:p>
              </table:table-cell>
              <table:table-cell office:value-type="float" office:value="19350.9660186623">
                <text:p>19350.9660186623</text:p>
              </table:table-cell>
              <table:table-cell office:value-type="float" office:value="23765.3486112263">
                <text:p>23765.3486112263</text:p>
              </table:table-cell>
            </table:table-row>
            <table:table-row>
              <table:table-cell office:value-type="string">
                <text:p>30</text:p>
              </table:table-cell>
              <table:table-cell office:value-type="float" office:value="30">
                <text:p>30</text:p>
              </table:table-cell>
              <table:table-cell office:value-type="float" office:value="19130.6139618363">
                <text:p>19130.6139618363</text:p>
              </table:table-cell>
              <table:table-cell office:value-type="float" office:value="23608.5808775487">
                <text:p>23608.5808775487</text:p>
              </table:table-cell>
            </table:table-row>
            <table:table-row>
              <table:table-cell office:value-type="string">
                <text:p>31</text:p>
              </table:table-cell>
              <table:table-cell office:value-type="float" office:value="31">
                <text:p>31</text:p>
              </table:table-cell>
              <table:table-cell office:value-type="float" office:value="19130.6139618363">
                <text:p>19130.6139618363</text:p>
              </table:table-cell>
              <table:table-cell office:value-type="float" office:value="23362.8946447933">
                <text:p>23362.8946447933</text:p>
              </table:table-cell>
            </table:table-row>
            <table:table-row>
              <table:table-cell office:value-type="string">
                <text:p>32</text:p>
              </table:table-cell>
              <table:table-cell office:value-type="float" office:value="32">
                <text:p>32</text:p>
              </table:table-cell>
              <table:table-cell office:value-type="float" office:value="19130.6139618363">
                <text:p>19130.6139618363</text:p>
              </table:table-cell>
              <table:table-cell office:value-type="float" office:value="23133.3703467514">
                <text:p>23133.3703467514</text:p>
              </table:table-cell>
            </table:table-row>
            <table:table-row>
              <table:table-cell office:value-type="string">
                <text:p>33</text:p>
              </table:table-cell>
              <table:table-cell office:value-type="float" office:value="33">
                <text:p>33</text:p>
              </table:table-cell>
              <table:table-cell office:value-type="float" office:value="18790.2750971919">
                <text:p>18790.2750971919</text:p>
              </table:table-cell>
              <table:table-cell office:value-type="float" office:value="23041.9336610841">
                <text:p>23041.9336610841</text:p>
              </table:table-cell>
            </table:table-row>
            <table:table-row>
              <table:table-cell office:value-type="string">
                <text:p>34</text:p>
              </table:table-cell>
              <table:table-cell office:value-type="float" office:value="34">
                <text:p>34</text:p>
              </table:table-cell>
              <table:table-cell office:value-type="float" office:value="18698.3933283712">
                <text:p>18698.3933283712</text:p>
              </table:table-cell>
              <table:table-cell office:value-type="float" office:value="22756.9064774997">
                <text:p>22756.9064774997</text:p>
              </table:table-cell>
            </table:table-row>
            <table:table-row>
              <table:table-cell office:value-type="string">
                <text:p>35</text:p>
              </table:table-cell>
              <table:table-cell office:value-type="float" office:value="35">
                <text:p>35</text:p>
              </table:table-cell>
              <table:table-cell office:value-type="float" office:value="18698.3933283712">
                <text:p>18698.3933283712</text:p>
              </table:table-cell>
              <table:table-cell office:value-type="float" office:value="22554.6652854212">
                <text:p>22554.6652854212</text:p>
              </table:table-cell>
            </table:table-row>
            <table:table-row>
              <table:table-cell office:value-type="string">
                <text:p>36</text:p>
              </table:table-cell>
              <table:table-cell office:value-type="float" office:value="36">
                <text:p>36</text:p>
              </table:table-cell>
              <table:table-cell office:value-type="float" office:value="18478.3117042656">
                <text:p>18478.3117042656</text:p>
              </table:table-cell>
              <table:table-cell office:value-type="float" office:value="22290.3876933841">
                <text:p>22290.3876933841</text:p>
              </table:table-cell>
            </table:table-row>
            <table:table-row>
              <table:table-cell office:value-type="string">
                <text:p>37</text:p>
              </table:table-cell>
              <table:table-cell office:value-type="float" office:value="37">
                <text:p>37</text:p>
              </table:table-cell>
              <table:table-cell office:value-type="float" office:value="18024.9324669372">
                <text:p>18024.9324669372</text:p>
              </table:table-cell>
              <table:table-cell office:value-type="float" office:value="22121.1718889503">
                <text:p>22121.1718889503</text:p>
              </table:table-cell>
            </table:table-row>
            <table:table-row>
              <table:table-cell office:value-type="string">
                <text:p>38</text:p>
              </table:table-cell>
              <table:table-cell office:value-type="float" office:value="38">
                <text:p>38</text:p>
              </table:table-cell>
              <table:table-cell office:value-type="float" office:value="17906.5783838126">
                <text:p>17906.5783838126</text:p>
              </table:table-cell>
              <table:table-cell office:value-type="float" office:value="21919.0787123418">
                <text:p>21919.0787123418</text:p>
              </table:table-cell>
            </table:table-row>
            <table:table-row>
              <table:table-cell office:value-type="string">
                <text:p>39</text:p>
              </table:table-cell>
              <table:table-cell office:value-type="float" office:value="39">
                <text:p>39</text:p>
              </table:table-cell>
              <table:table-cell office:value-type="float" office:value="17837.2537995095">
                <text:p>17837.2537995095</text:p>
              </table:table-cell>
              <table:table-cell office:value-type="float" office:value="21745.3776454015">
                <text:p>21745.3776454015</text:p>
              </table:table-cell>
            </table:table-row>
            <table:table-row>
              <table:table-cell office:value-type="string">
                <text:p>40</text:p>
              </table:table-cell>
              <table:table-cell office:value-type="float" office:value="40">
                <text:p>40</text:p>
              </table:table-cell>
              <table:table-cell office:value-type="float" office:value="17594.71153602">
                <text:p>17594.71153602</text:p>
              </table:table-cell>
              <table:table-cell office:value-type="float" office:value="21566.6520187838">
                <text:p>21566.6520187838</text:p>
              </table:table-cell>
            </table:table-row>
            <table:table-row>
              <table:table-cell office:value-type="string">
                <text:p>41</text:p>
              </table:table-cell>
              <table:table-cell office:value-type="float" office:value="41">
                <text:p>41</text:p>
              </table:table-cell>
              <table:table-cell office:value-type="float" office:value="17558.4399603637">
                <text:p>17558.4399603637</text:p>
              </table:table-cell>
              <table:table-cell office:value-type="float" office:value="21338.7734628998">
                <text:p>21338.7734628998</text:p>
              </table:table-cell>
            </table:table-row>
            <table:table-row>
              <table:table-cell office:value-type="string">
                <text:p>42</text:p>
              </table:table-cell>
              <table:table-cell office:value-type="float" office:value="42">
                <text:p>42</text:p>
              </table:table-cell>
              <table:table-cell office:value-type="float" office:value="17512.9273811337">
                <text:p>17512.9273811337</text:p>
              </table:table-cell>
              <table:table-cell office:value-type="float" office:value="21241.8567881827">
                <text:p>21241.8567881827</text:p>
              </table:table-cell>
            </table:table-row>
            <table:table-row>
              <table:table-cell office:value-type="string">
                <text:p>43</text:p>
              </table:table-cell>
              <table:table-cell office:value-type="float" office:value="43">
                <text:p>43</text:p>
              </table:table-cell>
              <table:table-cell office:value-type="float" office:value="17316.5076874944">
                <text:p>17316.5076874944</text:p>
              </table:table-cell>
              <table:table-cell office:value-type="float" office:value="21007.3710340382">
                <text:p>21007.3710340382</text:p>
              </table:table-cell>
            </table:table-row>
            <table:table-row>
              <table:table-cell office:value-type="string">
                <text:p>44</text:p>
              </table:table-cell>
              <table:table-cell office:value-type="float" office:value="44">
                <text:p>44</text:p>
              </table:table-cell>
              <table:table-cell office:value-type="float" office:value="17123.5353224626">
                <text:p>17123.5353224626</text:p>
              </table:table-cell>
              <table:table-cell office:value-type="float" office:value="20903.93791978">
                <text:p>20903.93791978</text:p>
              </table:table-cell>
            </table:table-row>
            <table:table-row>
              <table:table-cell office:value-type="string">
                <text:p>45</text:p>
              </table:table-cell>
              <table:table-cell office:value-type="float" office:value="45">
                <text:p>45</text:p>
              </table:table-cell>
              <table:table-cell office:value-type="float" office:value="16842.6937128592">
                <text:p>16842.6937128592</text:p>
              </table:table-cell>
              <table:table-cell office:value-type="float" office:value="20754.9753975247">
                <text:p>20754.9753975247</text:p>
              </table:table-cell>
            </table:table-row>
            <table:table-row>
              <table:table-cell office:value-type="string">
                <text:p>46</text:p>
              </table:table-cell>
              <table:table-cell office:value-type="float" office:value="46">
                <text:p>46</text:p>
              </table:table-cell>
              <table:table-cell office:value-type="float" office:value="16871.6725253638">
                <text:p>16871.6725253638</text:p>
              </table:table-cell>
              <table:table-cell office:value-type="float" office:value="20657.0116432747">
                <text:p>20657.0116432747</text:p>
              </table:table-cell>
            </table:table-row>
            <table:table-row>
              <table:table-cell office:value-type="string">
                <text:p>47</text:p>
              </table:table-cell>
              <table:table-cell office:value-type="float" office:value="47">
                <text:p>47</text:p>
              </table:table-cell>
              <table:table-cell office:value-type="float" office:value="16616.6944776411">
                <text:p>16616.6944776411</text:p>
              </table:table-cell>
              <table:table-cell office:value-type="float" office:value="20548.2687246268">
                <text:p>20548.2687246268</text:p>
              </table:table-cell>
            </table:table-row>
            <table:table-row>
              <table:table-cell office:value-type="string">
                <text:p>48</text:p>
              </table:table-cell>
              <table:table-cell office:value-type="float" office:value="48">
                <text:p>48</text:p>
              </table:table-cell>
              <table:table-cell office:value-type="float" office:value="16488.4962455069">
                <text:p>16488.4962455069</text:p>
              </table:table-cell>
              <table:table-cell office:value-type="float" office:value="20372.9470630404">
                <text:p>20372.9470630404</text:p>
              </table:table-cell>
            </table:table-row>
            <table:table-row>
              <table:table-cell office:value-type="string">
                <text:p>49</text:p>
              </table:table-cell>
              <table:table-cell office:value-type="float" office:value="49">
                <text:p>49</text:p>
              </table:table-cell>
              <table:table-cell office:value-type="float" office:value="16488.4962455069">
                <text:p>16488.4962455069</text:p>
              </table:table-cell>
              <table:table-cell office:value-type="float" office:value="20290.1080243057">
                <text:p>20290.1080243057</text:p>
              </table:table-cell>
            </table:table-row>
            <table:table-row>
              <table:table-cell office:value-type="string">
                <text:p>50</text:p>
              </table:table-cell>
              <table:table-cell office:value-type="float" office:value="50">
                <text:p>50</text:p>
              </table:table-cell>
              <table:table-cell office:value-type="float" office:value="16396.1186931017">
                <text:p>16396.1186931017</text:p>
              </table:table-cell>
              <table:table-cell office:value-type="float" office:value="20193.6879514903">
                <text:p>20193.6879514903</text:p>
              </table:table-cell>
            </table:table-row>
            <table:table-row>
              <table:table-cell office:value-type="string">
                <text:p>51</text:p>
              </table:table-cell>
              <table:table-cell office:value-type="float" office:value="51">
                <text:p>51</text:p>
              </table:table-cell>
              <table:table-cell office:value-type="float" office:value="16111.0077356551">
                <text:p>16111.0077356551</text:p>
              </table:table-cell>
              <table:table-cell office:value-type="float" office:value="19982.951208261">
                <text:p>19982.951208261</text:p>
              </table:table-cell>
            </table:table-row>
            <table:table-row>
              <table:table-cell office:value-type="string">
                <text:p>52</text:p>
              </table:table-cell>
              <table:table-cell office:value-type="float" office:value="52">
                <text:p>52</text:p>
              </table:table-cell>
              <table:table-cell office:value-type="float" office:value="16004.6976364712">
                <text:p>16004.6976364712</text:p>
              </table:table-cell>
              <table:table-cell office:value-type="float" office:value="19847.2171685407">
                <text:p>19847.2171685407</text:p>
              </table:table-cell>
            </table:table-row>
            <table:table-row>
              <table:table-cell office:value-type="string">
                <text:p>53</text:p>
              </table:table-cell>
              <table:table-cell office:value-type="float" office:value="53">
                <text:p>53</text:p>
              </table:table-cell>
              <table:table-cell office:value-type="float" office:value="16004.6976364712">
                <text:p>16004.6976364712</text:p>
              </table:table-cell>
              <table:table-cell office:value-type="float" office:value="19706.0605764076">
                <text:p>19706.0605764076</text:p>
              </table:table-cell>
            </table:table-row>
            <table:table-row>
              <table:table-cell office:value-type="string">
                <text:p>54</text:p>
              </table:table-cell>
              <table:table-cell office:value-type="float" office:value="54">
                <text:p>54</text:p>
              </table:table-cell>
              <table:table-cell office:value-type="float" office:value="15952.7854935676">
                <text:p>15952.7854935676</text:p>
              </table:table-cell>
              <table:table-cell office:value-type="float" office:value="19521.1435378773">
                <text:p>19521.1435378773</text:p>
              </table:table-cell>
            </table:table-row>
            <table:table-row>
              <table:table-cell office:value-type="string">
                <text:p>55</text:p>
              </table:table-cell>
              <table:table-cell office:value-type="float" office:value="55">
                <text:p>55</text:p>
              </table:table-cell>
              <table:table-cell office:value-type="float" office:value="15723.0169550797">
                <text:p>15723.0169550797</text:p>
              </table:table-cell>
              <table:table-cell office:value-type="float" office:value="19316.8471254228">
                <text:p>19316.8471254228</text:p>
              </table:table-cell>
            </table:table-row>
            <table:table-row>
              <table:table-cell office:value-type="string">
                <text:p>56</text:p>
              </table:table-cell>
              <table:table-cell office:value-type="float" office:value="56">
                <text:p>56</text:p>
              </table:table-cell>
              <table:table-cell office:value-type="float" office:value="15723.0169550797">
                <text:p>15723.0169550797</text:p>
              </table:table-cell>
              <table:table-cell office:value-type="float" office:value="19140.5180830882">
                <text:p>19140.5180830882</text:p>
              </table:table-cell>
            </table:table-row>
            <table:table-row>
              <table:table-cell office:value-type="string">
                <text:p>57</text:p>
              </table:table-cell>
              <table:table-cell office:value-type="float" office:value="57">
                <text:p>57</text:p>
              </table:table-cell>
              <table:table-cell office:value-type="float" office:value="15407.6245393235">
                <text:p>15407.6245393235</text:p>
              </table:table-cell>
              <table:table-cell office:value-type="float" office:value="19074.2699127328">
                <text:p>19074.2699127328</text:p>
              </table:table-cell>
            </table:table-row>
            <table:table-row>
              <table:table-cell office:value-type="string">
                <text:p>58</text:p>
              </table:table-cell>
              <table:table-cell office:value-type="float" office:value="58">
                <text:p>58</text:p>
              </table:table-cell>
              <table:table-cell office:value-type="float" office:value="15360.2505668358">
                <text:p>15360.2505668358</text:p>
              </table:table-cell>
              <table:table-cell office:value-type="float" office:value="18994.7652146063">
                <text:p>18994.7652146063</text:p>
              </table:table-cell>
            </table:table-row>
            <table:table-row>
              <table:table-cell office:value-type="string">
                <text:p>59</text:p>
              </table:table-cell>
              <table:table-cell office:value-type="float" office:value="59">
                <text:p>59</text:p>
              </table:table-cell>
              <table:table-cell office:value-type="float" office:value="15360.2505668358">
                <text:p>15360.2505668358</text:p>
              </table:table-cell>
              <table:table-cell office:value-type="float" office:value="18875.7976635559">
                <text:p>18875.7976635559</text:p>
              </table:table-cell>
            </table:table-row>
            <table:table-row>
              <table:table-cell office:value-type="string">
                <text:p>60</text:p>
              </table:table-cell>
              <table:table-cell office:value-type="float" office:value="60">
                <text:p>60</text:p>
              </table:table-cell>
              <table:table-cell office:value-type="float" office:value="15125.988833956">
                <text:p>15125.988833956</text:p>
              </table:table-cell>
              <table:table-cell office:value-type="float" office:value="18667.9480791891">
                <text:p>18667.9480791891</text:p>
              </table:table-cell>
            </table:table-row>
            <table:table-row>
              <table:table-cell office:value-type="string">
                <text:p>61</text:p>
              </table:table-cell>
              <table:table-cell office:value-type="float" office:value="61">
                <text:p>61</text:p>
              </table:table-cell>
              <table:table-cell office:value-type="float" office:value="15125.988833956">
                <text:p>15125.988833956</text:p>
              </table:table-cell>
              <table:table-cell office:value-type="float" office:value="18626.880307656">
                <text:p>18626.880307656</text:p>
              </table:table-cell>
            </table:table-row>
            <table:table-row>
              <table:table-cell office:value-type="string">
                <text:p>62</text:p>
              </table:table-cell>
              <table:table-cell office:value-type="float" office:value="62">
                <text:p>62</text:p>
              </table:table-cell>
              <table:table-cell office:value-type="float" office:value="15064.9834994983">
                <text:p>15064.9834994983</text:p>
              </table:table-cell>
              <table:table-cell office:value-type="float" office:value="18498.2961659226">
                <text:p>18498.2961659226</text:p>
              </table:table-cell>
            </table:table-row>
            <table:table-row>
              <table:table-cell office:value-type="string">
                <text:p>63</text:p>
              </table:table-cell>
              <table:table-cell office:value-type="float" office:value="63">
                <text:p>63</text:p>
              </table:table-cell>
              <table:table-cell office:value-type="float" office:value="15064.9834994983">
                <text:p>15064.9834994983</text:p>
              </table:table-cell>
              <table:table-cell office:value-type="float" office:value="18344.2567631018">
                <text:p>18344.2567631018</text:p>
              </table:table-cell>
            </table:table-row>
            <table:table-row>
              <table:table-cell office:value-type="string">
                <text:p>64</text:p>
              </table:table-cell>
              <table:table-cell office:value-type="float" office:value="64">
                <text:p>64</text:p>
              </table:table-cell>
              <table:table-cell office:value-type="float" office:value="14830.9498891041">
                <text:p>14830.9498891041</text:p>
              </table:table-cell>
              <table:table-cell office:value-type="float" office:value="18246.1410242002">
                <text:p>18246.1410242002</text:p>
              </table:table-cell>
            </table:table-row>
            <table:table-row>
              <table:table-cell office:value-type="string">
                <text:p>65</text:p>
              </table:table-cell>
              <table:table-cell office:value-type="float" office:value="65">
                <text:p>65</text:p>
              </table:table-cell>
              <table:table-cell office:value-type="float" office:value="14817.0229958087">
                <text:p>14817.0229958087</text:p>
              </table:table-cell>
              <table:table-cell office:value-type="float" office:value="18178.0148840575">
                <text:p>18178.0148840575</text:p>
              </table:table-cell>
            </table:table-row>
            <table:table-row>
              <table:table-cell office:value-type="string">
                <text:p>66</text:p>
              </table:table-cell>
              <table:table-cell office:value-type="float" office:value="66">
                <text:p>66</text:p>
              </table:table-cell>
              <table:table-cell office:value-type="float" office:value="14817.0229958087">
                <text:p>14817.0229958087</text:p>
              </table:table-cell>
              <table:table-cell office:value-type="float" office:value="17919.3590165094">
                <text:p>17919.3590165094</text:p>
              </table:table-cell>
            </table:table-row>
            <table:table-row>
              <table:table-cell office:value-type="string">
                <text:p>67</text:p>
              </table:table-cell>
              <table:table-cell office:value-type="float" office:value="67">
                <text:p>67</text:p>
              </table:table-cell>
              <table:table-cell office:value-type="float" office:value="14755.6517451261">
                <text:p>14755.6517451261</text:p>
              </table:table-cell>
              <table:table-cell office:value-type="float" office:value="17819.0093528951">
                <text:p>17819.0093528951</text:p>
              </table:table-cell>
            </table:table-row>
            <table:table-row>
              <table:table-cell office:value-type="string">
                <text:p>68</text:p>
              </table:table-cell>
              <table:table-cell office:value-type="float" office:value="68">
                <text:p>68</text:p>
              </table:table-cell>
              <table:table-cell office:value-type="float" office:value="14721.7135025924">
                <text:p>14721.7135025924</text:p>
              </table:table-cell>
              <table:table-cell office:value-type="float" office:value="17748.5557696112">
                <text:p>17748.5557696112</text:p>
              </table:table-cell>
            </table:table-row>
            <table:table-row>
              <table:table-cell office:value-type="string">
                <text:p>69</text:p>
              </table:table-cell>
              <table:table-cell office:value-type="float" office:value="69">
                <text:p>69</text:p>
              </table:table-cell>
              <table:table-cell office:value-type="float" office:value="14352.8174989211">
                <text:p>14352.8174989211</text:p>
              </table:table-cell>
              <table:table-cell office:value-type="float" office:value="17711.6201002782">
                <text:p>17711.6201002782</text:p>
              </table:table-cell>
            </table:table-row>
            <table:table-row>
              <table:table-cell office:value-type="string">
                <text:p>70</text:p>
              </table:table-cell>
              <table:table-cell office:value-type="float" office:value="70">
                <text:p>70</text:p>
              </table:table-cell>
              <table:table-cell office:value-type="float" office:value="14333.5827893428">
                <text:p>14333.5827893428</text:p>
              </table:table-cell>
              <table:table-cell office:value-type="float" office:value="17582.2930935421">
                <text:p>17582.2930935421</text:p>
              </table:table-cell>
            </table:table-row>
            <table:table-row>
              <table:table-cell office:value-type="string">
                <text:p>71</text:p>
              </table:table-cell>
              <table:table-cell office:value-type="float" office:value="71">
                <text:p>71</text:p>
              </table:table-cell>
              <table:table-cell office:value-type="float" office:value="14302.6286570684">
                <text:p>14302.6286570684</text:p>
              </table:table-cell>
              <table:table-cell office:value-type="float" office:value="17401.6687471027">
                <text:p>17401.6687471027</text:p>
              </table:table-cell>
            </table:table-row>
            <table:table-row>
              <table:table-cell office:value-type="string">
                <text:p>72</text:p>
              </table:table-cell>
              <table:table-cell office:value-type="float" office:value="72">
                <text:p>72</text:p>
              </table:table-cell>
              <table:table-cell office:value-type="float" office:value="14985.7632770287">
                <text:p>14985.7632770287</text:p>
              </table:table-cell>
              <table:table-cell office:value-type="float" office:value="17171.2899473042">
                <text:p>17171.2899473042</text:p>
              </table:table-cell>
            </table:table-row>
            <table:table-row>
              <table:table-cell office:value-type="string">
                <text:p>73</text:p>
              </table:table-cell>
              <table:table-cell office:value-type="float" office:value="73">
                <text:p>73</text:p>
              </table:table-cell>
              <table:table-cell office:value-type="float" office:value="14244.999004552">
                <text:p>14244.999004552</text:p>
              </table:table-cell>
              <table:table-cell office:value-type="float" office:value="17116.8275255412">
                <text:p>17116.8275255412</text:p>
              </table:table-cell>
            </table:table-row>
            <table:table-row>
              <table:table-cell office:value-type="string">
                <text:p>74</text:p>
              </table:table-cell>
              <table:table-cell office:value-type="float" office:value="74">
                <text:p>74</text:p>
              </table:table-cell>
              <table:table-cell office:value-type="float" office:value="13999.2427854566">
                <text:p>13999.2427854566</text:p>
              </table:table-cell>
              <table:table-cell office:value-type="float" office:value="16971.7439828405">
                <text:p>16971.7439828405</text:p>
              </table:table-cell>
            </table:table-row>
            <table:table-row>
              <table:table-cell office:value-type="string">
                <text:p>75</text:p>
              </table:table-cell>
              <table:table-cell office:value-type="float" office:value="75">
                <text:p>75</text:p>
              </table:table-cell>
              <table:table-cell office:value-type="float" office:value="13948.6647882139">
                <text:p>13948.6647882139</text:p>
              </table:table-cell>
              <table:table-cell office:value-type="float" office:value="16811.0396519894">
                <text:p>16811.0396519894</text:p>
              </table:table-cell>
            </table:table-row>
            <table:table-row>
              <table:table-cell office:value-type="string">
                <text:p>76</text:p>
              </table:table-cell>
              <table:table-cell office:value-type="float" office:value="76">
                <text:p>76</text:p>
              </table:table-cell>
              <table:table-cell office:value-type="float" office:value="13948.6647882139">
                <text:p>13948.6647882139</text:p>
              </table:table-cell>
              <table:table-cell office:value-type="float" office:value="16799.4626382523">
                <text:p>16799.4626382523</text:p>
              </table:table-cell>
            </table:table-row>
            <table:table-row>
              <table:table-cell office:value-type="string">
                <text:p>77</text:p>
              </table:table-cell>
              <table:table-cell office:value-type="float" office:value="77">
                <text:p>77</text:p>
              </table:table-cell>
              <table:table-cell office:value-type="float" office:value="13910.0568443293">
                <text:p>13910.0568443293</text:p>
              </table:table-cell>
              <table:table-cell office:value-type="float" office:value="16688.5376247154">
                <text:p>16688.5376247154</text:p>
              </table:table-cell>
            </table:table-row>
            <table:table-row>
              <table:table-cell office:value-type="string">
                <text:p>78</text:p>
              </table:table-cell>
              <table:table-cell office:value-type="float" office:value="78">
                <text:p>78</text:p>
              </table:table-cell>
              <table:table-cell office:value-type="float" office:value="13871.2665202241">
                <text:p>13871.2665202241</text:p>
              </table:table-cell>
              <table:table-cell office:value-type="float" office:value="16562.2816426973">
                <text:p>16562.2816426973</text:p>
              </table:table-cell>
            </table:table-row>
            <table:table-row>
              <table:table-cell office:value-type="string">
                <text:p>79</text:p>
              </table:table-cell>
              <table:table-cell office:value-type="float" office:value="79">
                <text:p>79</text:p>
              </table:table-cell>
              <table:table-cell office:value-type="float" office:value="13825.0792090411">
                <text:p>13825.0792090411</text:p>
              </table:table-cell>
              <table:table-cell office:value-type="float" office:value="16341.912662767">
                <text:p>16341.912662767</text:p>
              </table:table-cell>
            </table:table-row>
            <table:table-row>
              <table:table-cell office:value-type="string">
                <text:p>80</text:p>
              </table:table-cell>
              <table:table-cell office:value-type="float" office:value="80">
                <text:p>80</text:p>
              </table:table-cell>
              <table:table-cell office:value-type="float" office:value="13613.4766793105">
                <text:p>13613.4766793105</text:p>
              </table:table-cell>
              <table:table-cell office:value-type="float" office:value="16266.3639559622">
                <text:p>16266.3639559622</text:p>
              </table:table-cell>
            </table:table-row>
            <table:table-row>
              <table:table-cell office:value-type="string">
                <text:p>81</text:p>
              </table:table-cell>
              <table:table-cell office:value-type="float" office:value="81">
                <text:p>81</text:p>
              </table:table-cell>
              <table:table-cell office:value-type="float" office:value="13523.6462347891">
                <text:p>13523.6462347891</text:p>
              </table:table-cell>
              <table:table-cell office:value-type="float" office:value="16084.7577141595">
                <text:p>16084.7577141595</text:p>
              </table:table-cell>
            </table:table-row>
            <table:table-row>
              <table:table-cell office:value-type="string">
                <text:p>82</text:p>
              </table:table-cell>
              <table:table-cell office:value-type="float" office:value="82">
                <text:p>82</text:p>
              </table:table-cell>
              <table:table-cell office:value-type="float" office:value="13457.9106564819">
                <text:p>13457.9106564819</text:p>
              </table:table-cell>
              <table:table-cell office:value-type="float" office:value="15974.4570266724">
                <text:p>15974.4570266724</text:p>
              </table:table-cell>
            </table:table-row>
            <table:table-row>
              <table:table-cell office:value-type="string">
                <text:p>83</text:p>
              </table:table-cell>
              <table:table-cell office:value-type="float" office:value="83">
                <text:p>83</text:p>
              </table:table-cell>
              <table:table-cell office:value-type="float" office:value="13350.1317787159">
                <text:p>13350.1317787159</text:p>
              </table:table-cell>
              <table:table-cell office:value-type="float" office:value="15805.7901310256">
                <text:p>15805.7901310256</text:p>
              </table:table-cell>
            </table:table-row>
            <table:table-row>
              <table:table-cell office:value-type="string">
                <text:p>84</text:p>
              </table:table-cell>
              <table:table-cell office:value-type="float" office:value="84">
                <text:p>84</text:p>
              </table:table-cell>
              <table:table-cell office:value-type="float" office:value="13283.9238824199">
                <text:p>13283.9238824199</text:p>
              </table:table-cell>
              <table:table-cell office:value-type="float" office:value="15681.6795097293">
                <text:p>15681.6795097293</text:p>
              </table:table-cell>
            </table:table-row>
            <table:table-row>
              <table:table-cell office:value-type="string">
                <text:p>85</text:p>
              </table:table-cell>
              <table:table-cell office:value-type="float" office:value="85">
                <text:p>85</text:p>
              </table:table-cell>
              <table:table-cell office:value-type="float" office:value="13275.8619621582">
                <text:p>13275.8619621582</text:p>
              </table:table-cell>
              <table:table-cell office:value-type="float" office:value="15586.614158575">
                <text:p>15586.614158575</text:p>
              </table:table-cell>
            </table:table-row>
            <table:table-row>
              <table:table-cell office:value-type="string">
                <text:p>86</text:p>
              </table:table-cell>
              <table:table-cell office:value-type="float" office:value="86">
                <text:p>86</text:p>
              </table:table-cell>
              <table:table-cell office:value-type="float" office:value="12877.3210581373">
                <text:p>12877.3210581373</text:p>
              </table:table-cell>
              <table:table-cell office:value-type="float" office:value="15437.9885201538">
                <text:p>15437.9885201538</text:p>
              </table:table-cell>
            </table:table-row>
            <table:table-row>
              <table:table-cell office:value-type="string">
                <text:p>87</text:p>
              </table:table-cell>
              <table:table-cell office:value-type="float" office:value="87">
                <text:p>87</text:p>
              </table:table-cell>
              <table:table-cell office:value-type="float" office:value="12815.408880932">
                <text:p>12815.408880932</text:p>
              </table:table-cell>
              <table:table-cell office:value-type="float" office:value="15301.3371236405">
                <text:p>15301.3371236405</text:p>
              </table:table-cell>
            </table:table-row>
            <table:table-row>
              <table:table-cell office:value-type="string">
                <text:p>88</text:p>
              </table:table-cell>
              <table:table-cell office:value-type="float" office:value="88">
                <text:p>88</text:p>
              </table:table-cell>
              <table:table-cell office:value-type="float" office:value="12713.7166127006">
                <text:p>12713.7166127006</text:p>
              </table:table-cell>
              <table:table-cell office:value-type="float" office:value="15101.6493955741">
                <text:p>15101.6493955741</text:p>
              </table:table-cell>
            </table:table-row>
            <table:table-row>
              <table:table-cell office:value-type="string">
                <text:p>89</text:p>
              </table:table-cell>
              <table:table-cell office:value-type="float" office:value="89">
                <text:p>89</text:p>
              </table:table-cell>
              <table:table-cell office:value-type="float" office:value="12814.7190403106">
                <text:p>12814.7190403106</text:p>
              </table:table-cell>
              <table:table-cell office:value-type="float" office:value="15028.1905589541">
                <text:p>15028.1905589541</text:p>
              </table:table-cell>
            </table:table-row>
            <table:table-row>
              <table:table-cell office:value-type="string">
                <text:p>90</text:p>
              </table:table-cell>
              <table:table-cell office:value-type="float" office:value="90">
                <text:p>90</text:p>
              </table:table-cell>
              <table:table-cell office:value-type="float" office:value="12614.265017064">
                <text:p>12614.265017064</text:p>
              </table:table-cell>
              <table:table-cell office:value-type="float" office:value="14863.0177252712">
                <text:p>14863.0177252712</text:p>
              </table:table-cell>
            </table:table-row>
            <table:table-row>
              <table:table-cell office:value-type="string">
                <text:p>91</text:p>
              </table:table-cell>
              <table:table-cell office:value-type="float" office:value="91">
                <text:p>91</text:p>
              </table:table-cell>
              <table:table-cell office:value-type="float" office:value="12501.9900234537">
                <text:p>12501.9900234537</text:p>
              </table:table-cell>
              <table:table-cell office:value-type="float" office:value="14711.8259424855">
                <text:p>14711.8259424855</text:p>
              </table:table-cell>
            </table:table-row>
            <table:table-row>
              <table:table-cell office:value-type="string">
                <text:p>92</text:p>
              </table:table-cell>
              <table:table-cell office:value-type="float" office:value="92">
                <text:p>92</text:p>
              </table:table-cell>
              <table:table-cell office:value-type="float" office:value="12218.0065167929">
                <text:p>12218.0065167929</text:p>
              </table:table-cell>
              <table:table-cell office:value-type="float" office:value="14506.2384842509">
                <text:p>14506.2384842509</text:p>
              </table:table-cell>
            </table:table-row>
            <table:table-row>
              <table:table-cell office:value-type="string">
                <text:p>93</text:p>
              </table:table-cell>
              <table:table-cell office:value-type="float" office:value="93">
                <text:p>93</text:p>
              </table:table-cell>
              <table:table-cell office:value-type="float" office:value="12048.6186146424">
                <text:p>12048.6186146424</text:p>
              </table:table-cell>
              <table:table-cell office:value-type="float" office:value="14406.9868308939">
                <text:p>14406.9868308939</text:p>
              </table:table-cell>
            </table:table-row>
            <table:table-row>
              <table:table-cell office:value-type="string">
                <text:p>94</text:p>
              </table:table-cell>
              <table:table-cell office:value-type="float" office:value="94">
                <text:p>94</text:p>
              </table:table-cell>
              <table:table-cell office:value-type="float" office:value="12492.6425900948">
                <text:p>12492.6425900948</text:p>
              </table:table-cell>
              <table:table-cell office:value-type="float" office:value="14336.5083944579">
                <text:p>14336.5083944579</text:p>
              </table:table-cell>
            </table:table-row>
            <table:table-row>
              <table:table-cell office:value-type="string">
                <text:p>95</text:p>
              </table:table-cell>
              <table:table-cell office:value-type="float" office:value="95">
                <text:p>95</text:p>
              </table:table-cell>
              <table:table-cell office:value-type="float" office:value="11995.8856519404">
                <text:p>11995.8856519404</text:p>
              </table:table-cell>
              <table:table-cell office:value-type="float" office:value="14286.2560589344">
                <text:p>14286.2560589344</text:p>
              </table:table-cell>
            </table:table-row>
            <table:table-row>
              <table:table-cell office:value-type="string">
                <text:p>96</text:p>
              </table:table-cell>
              <table:table-cell office:value-type="float" office:value="96">
                <text:p>96</text:p>
              </table:table-cell>
              <table:table-cell office:value-type="float" office:value="11863.0224353131">
                <text:p>11863.0224353131</text:p>
              </table:table-cell>
              <table:table-cell office:value-type="float" office:value="14064.261798922">
                <text:p>14064.261798922</text:p>
              </table:table-cell>
            </table:table-row>
            <table:table-row>
              <table:table-cell office:value-type="string">
                <text:p>97</text:p>
              </table:table-cell>
              <table:table-cell office:value-type="float" office:value="97">
                <text:p>97</text:p>
              </table:table-cell>
              <table:table-cell office:value-type="float" office:value="11528.3500902571">
                <text:p>11528.3500902571</text:p>
              </table:table-cell>
              <table:table-cell office:value-type="float" office:value="14004.7508817715">
                <text:p>14004.7508817715</text:p>
              </table:table-cell>
            </table:table-row>
            <table:table-row>
              <table:table-cell office:value-type="string">
                <text:p>98</text:p>
              </table:table-cell>
              <table:table-cell office:value-type="float" office:value="98">
                <text:p>98</text:p>
              </table:table-cell>
              <table:table-cell office:value-type="float" office:value="11493.7859650768">
                <text:p>11493.7859650768</text:p>
              </table:table-cell>
              <table:table-cell office:value-type="float" office:value="13838.4615902897">
                <text:p>13838.4615902897</text:p>
              </table:table-cell>
            </table:table-row>
            <table:table-row>
              <table:table-cell office:value-type="string">
                <text:p>99</text:p>
              </table:table-cell>
              <table:table-cell office:value-type="float" office:value="99">
                <text:p>99</text:p>
              </table:table-cell>
              <table:table-cell office:value-type="float" office:value="11363.5240582642">
                <text:p>11363.5240582642</text:p>
              </table:table-cell>
              <table:table-cell office:value-type="float" office:value="13641.7365812875">
                <text:p>13641.7365812875</text:p>
              </table:table-cell>
            </table:table-row>
            <table:table-row>
              <table:table-cell office:value-type="string">
                <text:p>100</text:p>
              </table:table-cell>
              <table:table-cell office:value-type="float" office:value="100">
                <text:p>100</text:p>
              </table:table-cell>
              <table:table-cell office:value-type="float" office:value="11330.0294333626">
                <text:p>11330.0294333626</text:p>
              </table:table-cell>
              <table:table-cell office:value-type="float" office:value="13475.3204019028">
                <text:p>13475.3204019028</text:p>
              </table:table-cell>
            </table:table-row>
            <table:table-row>
              <table:table-cell office:value-type="string">
                <text:p>101</text:p>
              </table:table-cell>
              <table:table-cell office:value-type="float" office:value="101">
                <text:p>101</text:p>
              </table:table-cell>
              <table:table-cell office:value-type="float" office:value="11330.0294333626">
                <text:p>11330.0294333626</text:p>
              </table:table-cell>
              <table:table-cell office:value-type="float" office:value="13369.4527250212">
                <text:p>13369.4527250212</text:p>
              </table:table-cell>
            </table:table-row>
            <table:table-row>
              <table:table-cell office:value-type="string">
                <text:p>102</text:p>
              </table:table-cell>
              <table:table-cell office:value-type="float" office:value="102">
                <text:p>102</text:p>
              </table:table-cell>
              <table:table-cell office:value-type="float" office:value="11330.0294333626">
                <text:p>11330.0294333626</text:p>
              </table:table-cell>
              <table:table-cell office:value-type="float" office:value="13215.338531311">
                <text:p>13215.338531311</text:p>
              </table:table-cell>
            </table:table-row>
            <table:table-row>
              <table:table-cell office:value-type="string">
                <text:p>103</text:p>
              </table:table-cell>
              <table:table-cell office:value-type="float" office:value="103">
                <text:p>103</text:p>
              </table:table-cell>
              <table:table-cell office:value-type="float" office:value="11327.1832950004">
                <text:p>11327.1832950004</text:p>
              </table:table-cell>
              <table:table-cell office:value-type="float" office:value="13108.3034807509">
                <text:p>13108.3034807509</text:p>
              </table:table-cell>
            </table:table-row>
            <table:table-row>
              <table:table-cell office:value-type="string">
                <text:p>104</text:p>
              </table:table-cell>
              <table:table-cell office:value-type="float" office:value="104">
                <text:p>104</text:p>
              </table:table-cell>
              <table:table-cell office:value-type="float" office:value="11305.2271411956">
                <text:p>11305.2271411956</text:p>
              </table:table-cell>
              <table:table-cell office:value-type="float" office:value="12934.3343669219">
                <text:p>12934.3343669219</text:p>
              </table:table-cell>
            </table:table-row>
            <table:table-row>
              <table:table-cell office:value-type="string">
                <text:p>105</text:p>
              </table:table-cell>
              <table:table-cell office:value-type="float" office:value="105">
                <text:p>105</text:p>
              </table:table-cell>
              <table:table-cell office:value-type="float" office:value="11232.1012921028">
                <text:p>11232.1012921028</text:p>
              </table:table-cell>
              <table:table-cell office:value-type="float" office:value="12830.6884809863">
                <text:p>12830.6884809863</text:p>
              </table:table-cell>
            </table:table-row>
            <table:table-row>
              <table:table-cell office:value-type="string">
                <text:p>106</text:p>
              </table:table-cell>
              <table:table-cell office:value-type="float" office:value="106">
                <text:p>106</text:p>
              </table:table-cell>
              <table:table-cell office:value-type="float" office:value="11225.2779278502">
                <text:p>11225.2779278502</text:p>
              </table:table-cell>
              <table:table-cell office:value-type="float" office:value="12703.5391893553">
                <text:p>12703.5391893553</text:p>
              </table:table-cell>
            </table:table-row>
            <table:table-row>
              <table:table-cell office:value-type="string">
                <text:p>107</text:p>
              </table:table-cell>
              <table:table-cell office:value-type="float" office:value="107">
                <text:p>107</text:p>
              </table:table-cell>
              <table:table-cell office:value-type="float" office:value="11522.5749769893">
                <text:p>11522.5749769893</text:p>
              </table:table-cell>
              <table:table-cell office:value-type="float" office:value="12608.1646428492">
                <text:p>12608.1646428492</text:p>
              </table:table-cell>
            </table:table-row>
            <table:table-row>
              <table:table-cell office:value-type="string">
                <text:p>108</text:p>
              </table:table-cell>
              <table:table-cell office:value-type="float" office:value="108">
                <text:p>108</text:p>
              </table:table-cell>
              <table:table-cell office:value-type="float" office:value="11143.6580751826">
                <text:p>11143.6580751826</text:p>
              </table:table-cell>
              <table:table-cell office:value-type="float" office:value="12505.6966479796">
                <text:p>12505.6966479796</text:p>
              </table:table-cell>
            </table:table-row>
            <table:table-row>
              <table:table-cell office:value-type="string">
                <text:p>109</text:p>
              </table:table-cell>
              <table:table-cell office:value-type="float" office:value="109">
                <text:p>109</text:p>
              </table:table-cell>
              <table:table-cell office:value-type="float" office:value="11057.7145680322">
                <text:p>11057.7145680322</text:p>
              </table:table-cell>
              <table:table-cell office:value-type="float" office:value="12371.6888202458">
                <text:p>12371.6888202458</text:p>
              </table:table-cell>
            </table:table-row>
            <table:table-row>
              <table:table-cell office:value-type="string">
                <text:p>110</text:p>
              </table:table-cell>
              <table:table-cell office:value-type="float" office:value="110">
                <text:p>110</text:p>
              </table:table-cell>
              <table:table-cell office:value-type="float" office:value="11037.9147830298">
                <text:p>11037.9147830298</text:p>
              </table:table-cell>
              <table:table-cell office:value-type="float" office:value="12251.4841216077">
                <text:p>12251.4841216077</text:p>
              </table:table-cell>
            </table:table-row>
            <table:table-row>
              <table:table-cell office:value-type="string">
                <text:p>111</text:p>
              </table:table-cell>
              <table:table-cell office:value-type="float" office:value="111">
                <text:p>111</text:p>
              </table:table-cell>
              <table:table-cell office:value-type="float" office:value="11020.3086931863">
                <text:p>11020.3086931863</text:p>
              </table:table-cell>
              <table:table-cell office:value-type="float" office:value="12171.9735043099">
                <text:p>12171.9735043099</text:p>
              </table:table-cell>
            </table:table-row>
            <table:table-row>
              <table:table-cell office:value-type="string">
                <text:p>112</text:p>
              </table:table-cell>
              <table:table-cell office:value-type="float" office:value="112">
                <text:p>112</text:p>
              </table:table-cell>
              <table:table-cell office:value-type="float" office:value="10990.7959990401">
                <text:p>10990.7959990401</text:p>
              </table:table-cell>
              <table:table-cell office:value-type="float" office:value="12091.3869196959">
                <text:p>12091.3869196959</text:p>
              </table:table-cell>
            </table:table-row>
            <table:table-row>
              <table:table-cell office:value-type="string">
                <text:p>113</text:p>
              </table:table-cell>
              <table:table-cell office:value-type="float" office:value="113">
                <text:p>113</text:p>
              </table:table-cell>
              <table:table-cell office:value-type="float" office:value="10881.7430453516">
                <text:p>10881.7430453516</text:p>
              </table:table-cell>
              <table:table-cell office:value-type="float" office:value="12006.3226622552">
                <text:p>12006.3226622552</text:p>
              </table:table-cell>
            </table:table-row>
            <table:table-row>
              <table:table-cell office:value-type="string">
                <text:p>114</text:p>
              </table:table-cell>
              <table:table-cell office:value-type="float" office:value="114">
                <text:p>114</text:p>
              </table:table-cell>
              <table:table-cell office:value-type="float" office:value="10812.0339518755">
                <text:p>10812.0339518755</text:p>
              </table:table-cell>
              <table:table-cell office:value-type="float" office:value="11887.4238589953">
                <text:p>11887.4238589953</text:p>
              </table:table-cell>
            </table:table-row>
            <table:table-row>
              <table:table-cell office:value-type="string">
                <text:p>115</text:p>
              </table:table-cell>
              <table:table-cell office:value-type="float" office:value="115">
                <text:p>115</text:p>
              </table:table-cell>
              <table:table-cell office:value-type="float" office:value="10749.7786744236">
                <text:p>10749.7786744236</text:p>
              </table:table-cell>
              <table:table-cell office:value-type="float" office:value="11823.626313704">
                <text:p>11823.626313704</text:p>
              </table:table-cell>
            </table:table-row>
            <table:table-row>
              <table:table-cell office:value-type="string">
                <text:p>116</text:p>
              </table:table-cell>
              <table:table-cell office:value-type="float" office:value="116">
                <text:p>116</text:p>
              </table:table-cell>
              <table:table-cell office:value-type="float" office:value="10724.0182104719">
                <text:p>10724.0182104719</text:p>
              </table:table-cell>
              <table:table-cell office:value-type="float" office:value="11681.6369775136">
                <text:p>11681.6369775136</text:p>
              </table:table-cell>
            </table:table-row>
            <table:table-row>
              <table:table-cell office:value-type="string">
                <text:p>117</text:p>
              </table:table-cell>
              <table:table-cell office:value-type="float" office:value="117">
                <text:p>117</text:p>
              </table:table-cell>
              <table:table-cell office:value-type="float" office:value="10678.5245950635">
                <text:p>10678.5245950635</text:p>
              </table:table-cell>
              <table:table-cell office:value-type="float" office:value="11632.6994380262">
                <text:p>11632.6994380262</text:p>
              </table:table-cell>
            </table:table-row>
            <table:table-row>
              <table:table-cell office:value-type="string">
                <text:p>118</text:p>
              </table:table-cell>
              <table:table-cell office:value-type="float" office:value="118">
                <text:p>118</text:p>
              </table:table-cell>
              <table:table-cell office:value-type="float" office:value="10677.0497765907">
                <text:p>10677.0497765907</text:p>
              </table:table-cell>
              <table:table-cell office:value-type="float" office:value="11518.7641524007">
                <text:p>11518.7641524007</text:p>
              </table:table-cell>
            </table:table-row>
            <table:table-row>
              <table:table-cell office:value-type="string">
                <text:p>119</text:p>
              </table:table-cell>
              <table:table-cell office:value-type="float" office:value="119">
                <text:p>119</text:p>
              </table:table-cell>
              <table:table-cell office:value-type="float" office:value="10646.7666555398">
                <text:p>10646.7666555398</text:p>
              </table:table-cell>
              <table:table-cell office:value-type="float" office:value="11499.5564129051">
                <text:p>11499.5564129051</text:p>
              </table:table-cell>
            </table:table-row>
            <table:table-row>
              <table:table-cell office:value-type="string">
                <text:p>120</text:p>
              </table:table-cell>
              <table:table-cell office:value-type="float" office:value="120">
                <text:p>120</text:p>
              </table:table-cell>
              <table:table-cell office:value-type="float" office:value="10498.2978687773">
                <text:p>10498.2978687773</text:p>
              </table:table-cell>
              <table:table-cell office:value-type="float" office:value="11447.8007563498">
                <text:p>11447.8007563498</text:p>
              </table:table-cell>
            </table:table-row>
            <table:table-row>
              <table:table-cell office:value-type="string">
                <text:p>121</text:p>
              </table:table-cell>
              <table:table-cell office:value-type="float" office:value="121">
                <text:p>121</text:p>
              </table:table-cell>
              <table:table-cell office:value-type="float" office:value="10476.6098169706">
                <text:p>10476.6098169706</text:p>
              </table:table-cell>
              <table:table-cell office:value-type="float" office:value="11383.1793357133">
                <text:p>11383.1793357133</text:p>
              </table:table-cell>
            </table:table-row>
            <table:table-row>
              <table:table-cell office:value-type="string">
                <text:p>122</text:p>
              </table:table-cell>
              <table:table-cell office:value-type="float" office:value="122">
                <text:p>122</text:p>
              </table:table-cell>
              <table:table-cell office:value-type="float" office:value="10476.6098169706">
                <text:p>10476.6098169706</text:p>
              </table:table-cell>
              <table:table-cell office:value-type="float" office:value="11336.4378803505">
                <text:p>11336.4378803505</text:p>
              </table:table-cell>
            </table:table-row>
            <table:table-row>
              <table:table-cell office:value-type="string">
                <text:p>123</text:p>
              </table:table-cell>
              <table:table-cell office:value-type="float" office:value="123">
                <text:p>123</text:p>
              </table:table-cell>
              <table:table-cell office:value-type="float" office:value="10422.175065134">
                <text:p>10422.175065134</text:p>
              </table:table-cell>
              <table:table-cell office:value-type="float" office:value="11272.094848776">
                <text:p>11272.094848776</text:p>
              </table:table-cell>
            </table:table-row>
            <table:table-row>
              <table:table-cell office:value-type="string">
                <text:p>124</text:p>
              </table:table-cell>
              <table:table-cell office:value-type="float" office:value="124">
                <text:p>124</text:p>
              </table:table-cell>
              <table:table-cell office:value-type="float" office:value="10653.6041724362">
                <text:p>10653.6041724362</text:p>
              </table:table-cell>
              <table:table-cell office:value-type="float" office:value="11174.9158217029">
                <text:p>11174.9158217029</text:p>
              </table:table-cell>
            </table:table-row>
            <table:table-row>
              <table:table-cell office:value-type="string">
                <text:p>125</text:p>
              </table:table-cell>
              <table:table-cell office:value-type="float" office:value="125">
                <text:p>125</text:p>
              </table:table-cell>
              <table:table-cell office:value-type="float" office:value="10496.3960868838">
                <text:p>10496.3960868838</text:p>
              </table:table-cell>
              <table:table-cell office:value-type="float" office:value="11127.0167396432">
                <text:p>11127.0167396432</text:p>
              </table:table-cell>
            </table:table-row>
            <table:table-row>
              <table:table-cell office:value-type="string">
                <text:p>126</text:p>
              </table:table-cell>
              <table:table-cell office:value-type="float" office:value="126">
                <text:p>126</text:p>
              </table:table-cell>
              <table:table-cell office:value-type="float" office:value="10386.9489664716">
                <text:p>10386.9489664716</text:p>
              </table:table-cell>
              <table:table-cell office:value-type="float" office:value="11059.8630490167">
                <text:p>11059.8630490167</text:p>
              </table:table-cell>
            </table:table-row>
            <table:table-row>
              <table:table-cell office:value-type="string">
                <text:p>127</text:p>
              </table:table-cell>
              <table:table-cell office:value-type="float" office:value="127">
                <text:p>127</text:p>
              </table:table-cell>
              <table:table-cell office:value-type="float" office:value="10334.4744054799">
                <text:p>10334.4744054799</text:p>
              </table:table-cell>
              <table:table-cell office:value-type="float" office:value="11072.9692271699">
                <text:p>11072.9692271699</text:p>
              </table:table-cell>
            </table:table-row>
            <table:table-row>
              <table:table-cell office:value-type="string">
                <text:p>128</text:p>
              </table:table-cell>
              <table:table-cell office:value-type="float" office:value="128">
                <text:p>128</text:p>
              </table:table-cell>
              <table:table-cell office:value-type="float" office:value="10332.0252811643">
                <text:p>10332.0252811643</text:p>
              </table:table-cell>
              <table:table-cell office:value-type="float" office:value="10985.4269058953">
                <text:p>10985.4269058953</text:p>
              </table:table-cell>
            </table:table-row>
            <table:table-row>
              <table:table-cell office:value-type="string">
                <text:p>129</text:p>
              </table:table-cell>
              <table:table-cell office:value-type="float" office:value="129">
                <text:p>129</text:p>
              </table:table-cell>
              <table:table-cell office:value-type="float" office:value="10210.9295046142">
                <text:p>10210.9295046142</text:p>
              </table:table-cell>
              <table:table-cell office:value-type="float" office:value="10912.9946206008">
                <text:p>10912.9946206008</text:p>
              </table:table-cell>
            </table:table-row>
            <table:table-row>
              <table:table-cell office:value-type="string">
                <text:p>130</text:p>
              </table:table-cell>
              <table:table-cell office:value-type="float" office:value="130">
                <text:p>130</text:p>
              </table:table-cell>
              <table:table-cell office:value-type="float" office:value="10210.9295046142">
                <text:p>10210.9295046142</text:p>
              </table:table-cell>
              <table:table-cell office:value-type="float" office:value="10874.8547952449">
                <text:p>10874.8547952449</text:p>
              </table:table-cell>
            </table:table-row>
            <table:table-row>
              <table:table-cell office:value-type="string">
                <text:p>131</text:p>
              </table:table-cell>
              <table:table-cell office:value-type="float" office:value="131">
                <text:p>131</text:p>
              </table:table-cell>
              <table:table-cell office:value-type="float" office:value="10165.9357777426">
                <text:p>10165.9357777426</text:p>
              </table:table-cell>
              <table:table-cell office:value-type="float" office:value="10795.2766817925">
                <text:p>10795.2766817925</text:p>
              </table:table-cell>
            </table:table-row>
            <table:table-row>
              <table:table-cell office:value-type="string">
                <text:p>132</text:p>
              </table:table-cell>
              <table:table-cell office:value-type="float" office:value="132">
                <text:p>132</text:p>
              </table:table-cell>
              <table:table-cell office:value-type="float" office:value="10585.5307327163">
                <text:p>10585.5307327163</text:p>
              </table:table-cell>
              <table:table-cell office:value-type="float" office:value="10759.7578758762">
                <text:p>10759.7578758762</text:p>
              </table:table-cell>
            </table:table-row>
            <table:table-row>
              <table:table-cell office:value-type="string">
                <text:p>133</text:p>
              </table:table-cell>
              <table:table-cell office:value-type="float" office:value="133">
                <text:p>133</text:p>
              </table:table-cell>
              <table:table-cell office:value-type="float" office:value="10077.8985620434">
                <text:p>10077.8985620434</text:p>
              </table:table-cell>
              <table:table-cell office:value-type="float" office:value="10687.8814016208">
                <text:p>10687.8814016208</text:p>
              </table:table-cell>
            </table:table-row>
            <table:table-row>
              <table:table-cell office:value-type="string">
                <text:p>134</text:p>
              </table:table-cell>
              <table:table-cell office:value-type="float" office:value="134">
                <text:p>134</text:p>
              </table:table-cell>
              <table:table-cell office:value-type="float" office:value="10077.8985620434">
                <text:p>10077.8985620434</text:p>
              </table:table-cell>
              <table:table-cell office:value-type="float" office:value="10634.6142687754">
                <text:p>10634.6142687754</text:p>
              </table:table-cell>
            </table:table-row>
            <table:table-row>
              <table:table-cell office:value-type="string">
                <text:p>135</text:p>
              </table:table-cell>
              <table:table-cell office:value-type="float" office:value="135">
                <text:p>135</text:p>
              </table:table-cell>
              <table:table-cell office:value-type="float" office:value="10005.3769778061">
                <text:p>10005.3769778061</text:p>
              </table:table-cell>
              <table:table-cell office:value-type="float" office:value="10548.9409977513">
                <text:p>10548.9409977513</text:p>
              </table:table-cell>
            </table:table-row>
            <table:table-row>
              <table:table-cell office:value-type="string">
                <text:p>136</text:p>
              </table:table-cell>
              <table:table-cell office:value-type="float" office:value="136">
                <text:p>136</text:p>
              </table:table-cell>
              <table:table-cell office:value-type="float" office:value="10005.3769778061">
                <text:p>10005.3769778061</text:p>
              </table:table-cell>
              <table:table-cell office:value-type="float" office:value="10524.261160077">
                <text:p>10524.261160077</text:p>
              </table:table-cell>
            </table:table-row>
            <table:table-row>
              <table:table-cell office:value-type="string">
                <text:p>137</text:p>
              </table:table-cell>
              <table:table-cell office:value-type="float" office:value="137">
                <text:p>137</text:p>
              </table:table-cell>
              <table:table-cell office:value-type="float" office:value="9981.57945845942">
                <text:p>9981.57945845942</text:p>
              </table:table-cell>
              <table:table-cell office:value-type="float" office:value="10452.6340576134">
                <text:p>10452.6340576134</text:p>
              </table:table-cell>
            </table:table-row>
            <table:table-row>
              <table:table-cell office:value-type="string">
                <text:p>138</text:p>
              </table:table-cell>
              <table:table-cell office:value-type="float" office:value="138">
                <text:p>138</text:p>
              </table:table-cell>
              <table:table-cell office:value-type="float" office:value="9981.57945845942">
                <text:p>9981.57945845942</text:p>
              </table:table-cell>
              <table:table-cell office:value-type="float" office:value="10461.2832285262">
                <text:p>10461.2832285262</text:p>
              </table:table-cell>
            </table:table-row>
            <table:table-row>
              <table:table-cell office:value-type="string">
                <text:p>139</text:p>
              </table:table-cell>
              <table:table-cell office:value-type="float" office:value="139">
                <text:p>139</text:p>
              </table:table-cell>
              <table:table-cell office:value-type="float" office:value="9886.14932655144">
                <text:p>9886.14932655144</text:p>
              </table:table-cell>
              <table:table-cell office:value-type="float" office:value="10380.264286293">
                <text:p>10380.264286293</text:p>
              </table:table-cell>
            </table:table-row>
            <table:table-row>
              <table:table-cell office:value-type="string">
                <text:p>140</text:p>
              </table:table-cell>
              <table:table-cell office:value-type="float" office:value="140">
                <text:p>140</text:p>
              </table:table-cell>
              <table:table-cell office:value-type="float" office:value="9886.14932655144">
                <text:p>9886.14932655144</text:p>
              </table:table-cell>
              <table:table-cell office:value-type="float" office:value="10349.1166714402">
                <text:p>10349.1166714402</text:p>
              </table:table-cell>
            </table:table-row>
            <table:table-row>
              <table:table-cell office:value-type="string">
                <text:p>141</text:p>
              </table:table-cell>
              <table:table-cell office:value-type="float" office:value="141">
                <text:p>141</text:p>
              </table:table-cell>
              <table:table-cell office:value-type="float" office:value="9873.7543655509">
                <text:p>9873.7543655509</text:p>
              </table:table-cell>
              <table:table-cell office:value-type="float" office:value="10367.2922673298">
                <text:p>10367.2922673298</text:p>
              </table:table-cell>
            </table:table-row>
            <table:table-row>
              <table:table-cell office:value-type="string">
                <text:p>142</text:p>
              </table:table-cell>
              <table:table-cell office:value-type="float" office:value="142">
                <text:p>142</text:p>
              </table:table-cell>
              <table:table-cell office:value-type="float" office:value="9873.7543655509">
                <text:p>9873.7543655509</text:p>
              </table:table-cell>
              <table:table-cell office:value-type="float" office:value="10312.7785303549">
                <text:p>10312.7785303549</text:p>
              </table:table-cell>
            </table:table-row>
            <table:table-row>
              <table:table-cell office:value-type="string">
                <text:p>143</text:p>
              </table:table-cell>
              <table:table-cell office:value-type="float" office:value="143">
                <text:p>143</text:p>
              </table:table-cell>
              <table:table-cell office:value-type="float" office:value="9865.25766162034">
                <text:p>9865.25766162034</text:p>
              </table:table-cell>
              <table:table-cell office:value-type="float" office:value="10273.0133021494">
                <text:p>10273.0133021494</text:p>
              </table:table-cell>
            </table:table-row>
            <table:table-row>
              <table:table-cell office:value-type="string">
                <text:p>144</text:p>
              </table:table-cell>
              <table:table-cell office:value-type="float" office:value="144">
                <text:p>144</text:p>
              </table:table-cell>
              <table:table-cell office:value-type="float" office:value="9799.26760332038">
                <text:p>9799.26760332038</text:p>
              </table:table-cell>
              <table:table-cell office:value-type="float" office:value="10247.0788344593">
                <text:p>10247.0788344593</text:p>
              </table:table-cell>
            </table:table-row>
            <table:table-row>
              <table:table-cell office:value-type="string">
                <text:p>145</text:p>
              </table:table-cell>
              <table:table-cell office:value-type="float" office:value="145">
                <text:p>145</text:p>
              </table:table-cell>
              <table:table-cell office:value-type="float" office:value="9796.01040468232">
                <text:p>9796.01040468232</text:p>
              </table:table-cell>
              <table:table-cell office:value-type="float" office:value="10234.7268578737">
                <text:p>10234.7268578737</text:p>
              </table:table-cell>
            </table:table-row>
            <table:table-row>
              <table:table-cell office:value-type="string">
                <text:p>146</text:p>
              </table:table-cell>
              <table:table-cell office:value-type="float" office:value="146">
                <text:p>146</text:p>
              </table:table-cell>
              <table:table-cell office:value-type="float" office:value="9742.90555469904">
                <text:p>9742.90555469904</text:p>
              </table:table-cell>
              <table:table-cell office:value-type="float" office:value="10144.0815216303">
                <text:p>10144.0815216303</text:p>
              </table:table-cell>
            </table:table-row>
            <table:table-row>
              <table:table-cell office:value-type="string">
                <text:p>147</text:p>
              </table:table-cell>
              <table:table-cell office:value-type="float" office:value="147">
                <text:p>147</text:p>
              </table:table-cell>
              <table:table-cell office:value-type="float" office:value="9742.90555469904">
                <text:p>9742.90555469904</text:p>
              </table:table-cell>
              <table:table-cell office:value-type="float" office:value="10172.3376662012">
                <text:p>10172.3376662012</text:p>
              </table:table-cell>
            </table:table-row>
            <table:table-row>
              <table:table-cell office:value-type="string">
                <text:p>148</text:p>
              </table:table-cell>
              <table:table-cell office:value-type="float" office:value="148">
                <text:p>148</text:p>
              </table:table-cell>
              <table:table-cell office:value-type="float" office:value="10341.6651622494">
                <text:p>10341.6651622494</text:p>
              </table:table-cell>
              <table:table-cell office:value-type="float" office:value="10155.2880733629">
                <text:p>10155.2880733629</text:p>
              </table:table-cell>
            </table:table-row>
            <table:table-row>
              <table:table-cell office:value-type="string">
                <text:p>149</text:p>
              </table:table-cell>
              <table:table-cell office:value-type="float" office:value="149">
                <text:p>149</text:p>
              </table:table-cell>
              <table:table-cell office:value-type="float" office:value="9722.84931450726">
                <text:p>9722.84931450726</text:p>
              </table:table-cell>
              <table:table-cell office:value-type="float" office:value="10217.0062342482">
                <text:p>10217.0062342482</text:p>
              </table:table-cell>
            </table:table-row>
            <table:table-row>
              <table:table-cell office:value-type="string">
                <text:p>150</text:p>
              </table:table-cell>
              <table:table-cell office:value-type="float" office:value="150">
                <text:p>150</text:p>
              </table:table-cell>
              <table:table-cell office:value-type="float" office:value="9755.61072138427">
                <text:p>9755.61072138427</text:p>
              </table:table-cell>
              <table:table-cell office:value-type="float" office:value="10227.5852630093">
                <text:p>10227.5852630093</text:p>
              </table:table-cell>
            </table:table-row>
            <table:table-row>
              <table:table-cell office:value-type="string">
                <text:p>151</text:p>
              </table:table-cell>
              <table:table-cell office:value-type="float" office:value="151">
                <text:p>151</text:p>
              </table:table-cell>
              <table:table-cell office:value-type="float" office:value="9704.72263863334">
                <text:p>9704.72263863334</text:p>
              </table:table-cell>
              <table:table-cell office:value-type="float" office:value="10111.6178175525">
                <text:p>10111.6178175525</text:p>
              </table:table-cell>
            </table:table-row>
            <table:table-row>
              <table:table-cell office:value-type="string">
                <text:p>152</text:p>
              </table:table-cell>
              <table:table-cell office:value-type="float" office:value="152">
                <text:p>152</text:p>
              </table:table-cell>
              <table:table-cell office:value-type="float" office:value="9678.94505155012">
                <text:p>9678.94505155012</text:p>
              </table:table-cell>
              <table:table-cell office:value-type="float" office:value="10083.3644351121">
                <text:p>10083.3644351121</text:p>
              </table:table-cell>
            </table:table-row>
            <table:table-row>
              <table:table-cell office:value-type="string">
                <text:p>153</text:p>
              </table:table-cell>
              <table:table-cell office:value-type="float" office:value="153">
                <text:p>153</text:p>
              </table:table-cell>
              <table:table-cell office:value-type="float" office:value="9676.39021645174">
                <text:p>9676.39021645174</text:p>
              </table:table-cell>
              <table:table-cell office:value-type="float" office:value="10010.0608961419">
                <text:p>10010.0608961419</text:p>
              </table:table-cell>
            </table:table-row>
            <table:table-row>
              <table:table-cell office:value-type="string">
                <text:p>154</text:p>
              </table:table-cell>
              <table:table-cell office:value-type="float" office:value="154">
                <text:p>154</text:p>
              </table:table-cell>
              <table:table-cell office:value-type="float" office:value="9676.12967188946">
                <text:p>9676.12967188946</text:p>
              </table:table-cell>
              <table:table-cell office:value-type="float" office:value="9894.73665264804">
                <text:p>9894.73665264804</text:p>
              </table:table-cell>
            </table:table-row>
            <table:table-row>
              <table:table-cell office:value-type="string">
                <text:p>155</text:p>
              </table:table-cell>
              <table:table-cell office:value-type="float" office:value="155">
                <text:p>155</text:p>
              </table:table-cell>
              <table:table-cell office:value-type="float" office:value="9643.04419796462">
                <text:p>9643.04419796462</text:p>
              </table:table-cell>
              <table:table-cell office:value-type="float" office:value="9914.70529474139">
                <text:p>9914.70529474139</text:p>
              </table:table-cell>
            </table:table-row>
            <table:table-row>
              <table:table-cell office:value-type="string">
                <text:p>156</text:p>
              </table:table-cell>
              <table:table-cell office:value-type="float" office:value="156">
                <text:p>156</text:p>
              </table:table-cell>
              <table:table-cell office:value-type="float" office:value="9621.6193755525">
                <text:p>9621.6193755525</text:p>
              </table:table-cell>
              <table:table-cell office:value-type="float" office:value="9850.55930471748">
                <text:p>9850.55930471748</text:p>
              </table:table-cell>
            </table:table-row>
            <table:table-row>
              <table:table-cell office:value-type="string">
                <text:p>157</text:p>
              </table:table-cell>
              <table:table-cell office:value-type="float" office:value="157">
                <text:p>157</text:p>
              </table:table-cell>
              <table:table-cell office:value-type="float" office:value="9546.25929457308">
                <text:p>9546.25929457308</text:p>
              </table:table-cell>
              <table:table-cell office:value-type="float" office:value="9852.8158858589">
                <text:p>9852.8158858589</text:p>
              </table:table-cell>
            </table:table-row>
            <table:table-row>
              <table:table-cell office:value-type="string">
                <text:p>158</text:p>
              </table:table-cell>
              <table:table-cell office:value-type="float" office:value="158">
                <text:p>158</text:p>
              </table:table-cell>
              <table:table-cell office:value-type="float" office:value="9540.60004318955">
                <text:p>9540.60004318955</text:p>
              </table:table-cell>
              <table:table-cell office:value-type="float" office:value="9880.35447844537">
                <text:p>9880.35447844537</text:p>
              </table:table-cell>
            </table:table-row>
            <table:table-row>
              <table:table-cell office:value-type="string">
                <text:p>159</text:p>
              </table:table-cell>
              <table:table-cell office:value-type="float" office:value="159">
                <text:p>159</text:p>
              </table:table-cell>
              <table:table-cell office:value-type="float" office:value="9537.62750735585">
                <text:p>9537.62750735585</text:p>
              </table:table-cell>
              <table:table-cell office:value-type="float" office:value="9894.10961220797">
                <text:p>9894.10961220797</text:p>
              </table:table-cell>
            </table:table-row>
            <table:table-row>
              <table:table-cell office:value-type="string">
                <text:p>160</text:p>
              </table:table-cell>
              <table:table-cell office:value-type="float" office:value="160">
                <text:p>160</text:p>
              </table:table-cell>
              <table:table-cell office:value-type="float" office:value="9515.89742937909">
                <text:p>9515.89742937909</text:p>
              </table:table-cell>
              <table:table-cell office:value-type="float" office:value="9848.9879691368">
                <text:p>9848.9879691368</text:p>
              </table:table-cell>
            </table:table-row>
            <table:table-row>
              <table:table-cell office:value-type="string">
                <text:p>161</text:p>
              </table:table-cell>
              <table:table-cell office:value-type="float" office:value="161">
                <text:p>161</text:p>
              </table:table-cell>
              <table:table-cell office:value-type="float" office:value="9515.89742937909">
                <text:p>9515.89742937909</text:p>
              </table:table-cell>
              <table:table-cell office:value-type="float" office:value="9893.88705243431">
                <text:p>9893.88705243431</text:p>
              </table:table-cell>
            </table:table-row>
            <table:table-row>
              <table:table-cell office:value-type="string">
                <text:p>162</text:p>
              </table:table-cell>
              <table:table-cell office:value-type="float" office:value="162">
                <text:p>162</text:p>
              </table:table-cell>
              <table:table-cell office:value-type="float" office:value="9480.82670620192">
                <text:p>9480.82670620192</text:p>
              </table:table-cell>
              <table:table-cell office:value-type="float" office:value="9934.90238211022">
                <text:p>9934.90238211022</text:p>
              </table:table-cell>
            </table:table-row>
            <table:table-row>
              <table:table-cell office:value-type="string">
                <text:p>163</text:p>
              </table:table-cell>
              <table:table-cell office:value-type="float" office:value="163">
                <text:p>163</text:p>
              </table:table-cell>
              <table:table-cell office:value-type="float" office:value="9466.81288161252">
                <text:p>9466.81288161252</text:p>
              </table:table-cell>
              <table:table-cell office:value-type="float" office:value="9946.41620374039">
                <text:p>9946.41620374039</text:p>
              </table:table-cell>
            </table:table-row>
            <table:table-row>
              <table:table-cell office:value-type="string">
                <text:p>164</text:p>
              </table:table-cell>
              <table:table-cell office:value-type="float" office:value="164">
                <text:p>164</text:p>
              </table:table-cell>
              <table:table-cell office:value-type="float" office:value="9462.51289906506">
                <text:p>9462.51289906506</text:p>
              </table:table-cell>
              <table:table-cell office:value-type="float" office:value="9899.68900291624">
                <text:p>9899.68900291624</text:p>
              </table:table-cell>
            </table:table-row>
            <table:table-row>
              <table:table-cell office:value-type="string">
                <text:p>165</text:p>
              </table:table-cell>
              <table:table-cell office:value-type="float" office:value="165">
                <text:p>165</text:p>
              </table:table-cell>
              <table:table-cell office:value-type="float" office:value="9451.62391947837">
                <text:p>9451.62391947837</text:p>
              </table:table-cell>
              <table:table-cell office:value-type="float" office:value="9800.50127801028">
                <text:p>9800.50127801028</text:p>
              </table:table-cell>
            </table:table-row>
            <table:table-row>
              <table:table-cell office:value-type="string">
                <text:p>166</text:p>
              </table:table-cell>
              <table:table-cell office:value-type="float" office:value="166">
                <text:p>166</text:p>
              </table:table-cell>
              <table:table-cell office:value-type="float" office:value="9451.62391947837">
                <text:p>9451.62391947837</text:p>
              </table:table-cell>
              <table:table-cell office:value-type="float" office:value="9705.50773073381">
                <text:p>9705.50773073381</text:p>
              </table:table-cell>
            </table:table-row>
            <table:table-row>
              <table:table-cell office:value-type="string">
                <text:p>167</text:p>
              </table:table-cell>
              <table:table-cell office:value-type="float" office:value="167">
                <text:p>167</text:p>
              </table:table-cell>
              <table:table-cell office:value-type="float" office:value="9451.62391947837">
                <text:p>9451.62391947837</text:p>
              </table:table-cell>
              <table:table-cell office:value-type="float" office:value="9686.59740126539">
                <text:p>9686.59740126539</text:p>
              </table:table-cell>
            </table:table-row>
            <table:table-row>
              <table:table-cell office:value-type="string">
                <text:p>168</text:p>
              </table:table-cell>
              <table:table-cell office:value-type="float" office:value="168">
                <text:p>168</text:p>
              </table:table-cell>
              <table:table-cell office:value-type="float" office:value="9945.70943670317">
                <text:p>9945.70943670317</text:p>
              </table:table-cell>
              <table:table-cell office:value-type="float" office:value="9732.12175355336">
                <text:p>9732.12175355336</text:p>
              </table:table-cell>
            </table:table-row>
            <table:table-row>
              <table:table-cell office:value-type="string">
                <text:p>169</text:p>
              </table:table-cell>
              <table:table-cell office:value-type="float" office:value="169">
                <text:p>169</text:p>
              </table:table-cell>
              <table:table-cell office:value-type="float" office:value="9426.60993838541">
                <text:p>9426.60993838541</text:p>
              </table:table-cell>
              <table:table-cell office:value-type="float" office:value="9781.56563393707">
                <text:p>9781.56563393707</text:p>
              </table:table-cell>
            </table:table-row>
            <table:table-row>
              <table:table-cell office:value-type="string">
                <text:p>170</text:p>
              </table:table-cell>
              <table:table-cell office:value-type="float" office:value="170">
                <text:p>170</text:p>
              </table:table-cell>
              <table:table-cell office:value-type="float" office:value="9390.25111439542">
                <text:p>9390.25111439542</text:p>
              </table:table-cell>
              <table:table-cell office:value-type="float" office:value="9790.37888965391">
                <text:p>9790.37888965391</text:p>
              </table:table-cell>
            </table:table-row>
            <table:table-row>
              <table:table-cell office:value-type="string">
                <text:p>171</text:p>
              </table:table-cell>
              <table:table-cell office:value-type="float" office:value="171">
                <text:p>171</text:p>
              </table:table-cell>
              <table:table-cell office:value-type="float" office:value="9377.31190699834">
                <text:p>9377.31190699834</text:p>
              </table:table-cell>
              <table:table-cell office:value-type="float" office:value="9798.20102630428">
                <text:p>9798.20102630428</text:p>
              </table:table-cell>
            </table:table-row>
            <table:table-row>
              <table:table-cell office:value-type="string">
                <text:p>172</text:p>
              </table:table-cell>
              <table:table-cell office:value-type="float" office:value="172">
                <text:p>172</text:p>
              </table:table-cell>
              <table:table-cell office:value-type="float" office:value="9356.18283868204">
                <text:p>9356.18283868204</text:p>
              </table:table-cell>
              <table:table-cell office:value-type="float" office:value="9881.85168492273">
                <text:p>9881.85168492273</text:p>
              </table:table-cell>
            </table:table-row>
            <table:table-row>
              <table:table-cell office:value-type="string">
                <text:p>173</text:p>
              </table:table-cell>
              <table:table-cell office:value-type="float" office:value="173">
                <text:p>173</text:p>
              </table:table-cell>
              <table:table-cell office:value-type="float" office:value="9351.34813215964">
                <text:p>9351.34813215964</text:p>
              </table:table-cell>
              <table:table-cell office:value-type="float" office:value="9758.28065816909">
                <text:p>9758.28065816909</text:p>
              </table:table-cell>
            </table:table-row>
            <table:table-row>
              <table:table-cell office:value-type="string">
                <text:p>174</text:p>
              </table:table-cell>
              <table:table-cell office:value-type="float" office:value="174">
                <text:p>174</text:p>
              </table:table-cell>
              <table:table-cell office:value-type="float" office:value="9349.77215282298">
                <text:p>9349.77215282298</text:p>
              </table:table-cell>
              <table:table-cell office:value-type="float" office:value="9732.21458083715">
                <text:p>9732.21458083715</text:p>
              </table:table-cell>
            </table:table-row>
            <table:table-row>
              <table:table-cell office:value-type="string">
                <text:p>175</text:p>
              </table:table-cell>
              <table:table-cell office:value-type="float" office:value="175">
                <text:p>175</text:p>
              </table:table-cell>
              <table:table-cell office:value-type="float" office:value="9349.77215282298">
                <text:p>9349.77215282298</text:p>
              </table:table-cell>
              <table:table-cell office:value-type="float" office:value="9656.14547295743">
                <text:p>9656.14547295743</text:p>
              </table:table-cell>
            </table:table-row>
            <table:table-row>
              <table:table-cell office:value-type="string">
                <text:p>176</text:p>
              </table:table-cell>
              <table:table-cell office:value-type="float" office:value="176">
                <text:p>176</text:p>
              </table:table-cell>
              <table:table-cell office:value-type="float" office:value="9344.70158354091">
                <text:p>9344.70158354091</text:p>
              </table:table-cell>
              <table:table-cell office:value-type="float" office:value="9576.82633991283">
                <text:p>9576.82633991283</text:p>
              </table:table-cell>
            </table:table-row>
            <table:table-row>
              <table:table-cell office:value-type="string">
                <text:p>177</text:p>
              </table:table-cell>
              <table:table-cell office:value-type="float" office:value="177">
                <text:p>177</text:p>
              </table:table-cell>
              <table:table-cell office:value-type="float" office:value="9320.18368523871">
                <text:p>9320.18368523871</text:p>
              </table:table-cell>
              <table:table-cell office:value-type="float" office:value="9563.96846370569">
                <text:p>9563.96846370569</text:p>
              </table:table-cell>
            </table:table-row>
            <table:table-row>
              <table:table-cell office:value-type="string">
                <text:p>178</text:p>
              </table:table-cell>
              <table:table-cell office:value-type="float" office:value="178">
                <text:p>178</text:p>
              </table:table-cell>
              <table:table-cell office:value-type="float" office:value="9303.33678272789">
                <text:p>9303.33678272789</text:p>
              </table:table-cell>
              <table:table-cell office:value-type="float" office:value="9511.6660423983">
                <text:p>9511.6660423983</text:p>
              </table:table-cell>
            </table:table-row>
            <table:table-row>
              <table:table-cell office:value-type="string">
                <text:p>179</text:p>
              </table:table-cell>
              <table:table-cell office:value-type="float" office:value="179">
                <text:p>179</text:p>
              </table:table-cell>
              <table:table-cell office:value-type="float" office:value="9303.33678272789">
                <text:p>9303.33678272789</text:p>
              </table:table-cell>
              <table:table-cell office:value-type="float" office:value="9596.20553095867">
                <text:p>9596.20553095867</text:p>
              </table:table-cell>
            </table:table-row>
            <table:table-row>
              <table:table-cell office:value-type="string">
                <text:p>180</text:p>
              </table:table-cell>
              <table:table-cell office:value-type="float" office:value="180">
                <text:p>180</text:p>
              </table:table-cell>
              <table:table-cell office:value-type="float" office:value="9303.33678272789">
                <text:p>9303.33678272789</text:p>
              </table:table-cell>
              <table:table-cell office:value-type="float" office:value="9581.89600167492">
                <text:p>9581.89600167492</text:p>
              </table:table-cell>
            </table:table-row>
            <table:table-row>
              <table:table-cell office:value-type="string">
                <text:p>181</text:p>
              </table:table-cell>
              <table:table-cell office:value-type="float" office:value="181">
                <text:p>181</text:p>
              </table:table-cell>
              <table:table-cell office:value-type="float" office:value="9303.33678272789">
                <text:p>9303.33678272789</text:p>
              </table:table-cell>
              <table:table-cell office:value-type="float" office:value="9601.36208500647">
                <text:p>9601.36208500647</text:p>
              </table:table-cell>
            </table:table-row>
            <table:table-row>
              <table:table-cell office:value-type="string">
                <text:p>182</text:p>
              </table:table-cell>
              <table:table-cell office:value-type="float" office:value="182">
                <text:p>182</text:p>
              </table:table-cell>
              <table:table-cell office:value-type="float" office:value="9303.33678272789">
                <text:p>9303.33678272789</text:p>
              </table:table-cell>
              <table:table-cell office:value-type="float" office:value="9648.14952585133">
                <text:p>9648.14952585133</text:p>
              </table:table-cell>
            </table:table-row>
            <table:table-row>
              <table:table-cell office:value-type="string">
                <text:p>183</text:p>
              </table:table-cell>
              <table:table-cell office:value-type="float" office:value="183">
                <text:p>183</text:p>
              </table:table-cell>
              <table:table-cell office:value-type="float" office:value="9303.33678272789">
                <text:p>9303.33678272789</text:p>
              </table:table-cell>
              <table:table-cell office:value-type="float" office:value="9685.83392909249">
                <text:p>9685.83392909249</text:p>
              </table:table-cell>
            </table:table-row>
            <table:table-row>
              <table:table-cell office:value-type="string">
                <text:p>184</text:p>
              </table:table-cell>
              <table:table-cell office:value-type="float" office:value="184">
                <text:p>184</text:p>
              </table:table-cell>
              <table:table-cell office:value-type="float" office:value="9303.33678272789">
                <text:p>9303.33678272789</text:p>
              </table:table-cell>
              <table:table-cell office:value-type="float" office:value="9679.53180951085">
                <text:p>9679.53180951085</text:p>
              </table:table-cell>
            </table:table-row>
            <table:table-row>
              <table:table-cell office:value-type="string">
                <text:p>185</text:p>
              </table:table-cell>
              <table:table-cell office:value-type="float" office:value="185">
                <text:p>185</text:p>
              </table:table-cell>
              <table:table-cell office:value-type="float" office:value="9303.33678272789">
                <text:p>9303.33678272789</text:p>
              </table:table-cell>
              <table:table-cell office:value-type="float" office:value="9795.75204359256">
                <text:p>9795.75204359256</text:p>
              </table:table-cell>
            </table:table-row>
            <table:table-row>
              <table:table-cell office:value-type="string">
                <text:p>186</text:p>
              </table:table-cell>
              <table:table-cell office:value-type="float" office:value="186">
                <text:p>186</text:p>
              </table:table-cell>
              <table:table-cell office:value-type="float" office:value="9303.33678272789">
                <text:p>9303.33678272789</text:p>
              </table:table-cell>
              <table:table-cell office:value-type="float" office:value="9731.73415137325">
                <text:p>9731.73415137325</text:p>
              </table:table-cell>
            </table:table-row>
            <table:table-row>
              <table:table-cell office:value-type="string">
                <text:p>187</text:p>
              </table:table-cell>
              <table:table-cell office:value-type="float" office:value="187">
                <text:p>187</text:p>
              </table:table-cell>
              <table:table-cell office:value-type="float" office:value="9303.33678272789">
                <text:p>9303.33678272789</text:p>
              </table:table-cell>
              <table:table-cell office:value-type="float" office:value="9589.59254566125">
                <text:p>9589.59254566125</text:p>
              </table:table-cell>
            </table:table-row>
            <table:table-row>
              <table:table-cell office:value-type="string">
                <text:p>188</text:p>
              </table:table-cell>
              <table:table-cell office:value-type="float" office:value="188">
                <text:p>188</text:p>
              </table:table-cell>
              <table:table-cell office:value-type="float" office:value="9303.33678272789">
                <text:p>9303.33678272789</text:p>
              </table:table-cell>
              <table:table-cell office:value-type="float" office:value="9500.73401244963">
                <text:p>9500.73401244963</text:p>
              </table:table-cell>
            </table:table-row>
            <table:table-row>
              <table:table-cell office:value-type="string">
                <text:p>189</text:p>
              </table:table-cell>
              <table:table-cell office:value-type="float" office:value="189">
                <text:p>189</text:p>
              </table:table-cell>
              <table:table-cell office:value-type="float" office:value="9303.33678272789">
                <text:p>9303.33678272789</text:p>
              </table:table-cell>
              <table:table-cell office:value-type="float" office:value="9450.30827684821">
                <text:p>9450.30827684821</text:p>
              </table:table-cell>
            </table:table-row>
            <table:table-row>
              <table:table-cell office:value-type="string">
                <text:p>190</text:p>
              </table:table-cell>
              <table:table-cell office:value-type="float" office:value="190">
                <text:p>190</text:p>
              </table:table-cell>
              <table:table-cell office:value-type="float" office:value="9303.33678272789">
                <text:p>9303.33678272789</text:p>
              </table:table-cell>
              <table:table-cell office:value-type="float" office:value="9498.41066971176">
                <text:p>9498.41066971176</text:p>
              </table:table-cell>
            </table:table-row>
            <table:table-row>
              <table:table-cell office:value-type="string">
                <text:p>191</text:p>
              </table:table-cell>
              <table:table-cell office:value-type="float" office:value="191">
                <text:p>191</text:p>
              </table:table-cell>
              <table:table-cell office:value-type="float" office:value="9293.50424382207">
                <text:p>9293.50424382207</text:p>
              </table:table-cell>
              <table:table-cell office:value-type="float" office:value="9505.49540525399">
                <text:p>9505.49540525399</text:p>
              </table:table-cell>
            </table:table-row>
            <table:table-row>
              <table:table-cell office:value-type="string">
                <text:p>192</text:p>
              </table:table-cell>
              <table:table-cell office:value-type="float" office:value="192">
                <text:p>192</text:p>
              </table:table-cell>
              <table:table-cell office:value-type="float" office:value="9270.82520428886">
                <text:p>9270.82520428886</text:p>
              </table:table-cell>
              <table:table-cell office:value-type="float" office:value="9499.41400144677">
                <text:p>9499.41400144677</text:p>
              </table:table-cell>
            </table:table-row>
            <table:table-row>
              <table:table-cell office:value-type="string">
                <text:p>193</text:p>
              </table:table-cell>
              <table:table-cell office:value-type="float" office:value="193">
                <text:p>193</text:p>
              </table:table-cell>
              <table:table-cell office:value-type="float" office:value="9268.75227161328">
                <text:p>9268.75227161328</text:p>
              </table:table-cell>
              <table:table-cell office:value-type="float" office:value="9510.82579281988">
                <text:p>9510.82579281988</text:p>
              </table:table-cell>
            </table:table-row>
            <table:table-row>
              <table:table-cell office:value-type="string">
                <text:p>194</text:p>
              </table:table-cell>
              <table:table-cell office:value-type="float" office:value="194">
                <text:p>194</text:p>
              </table:table-cell>
              <table:table-cell office:value-type="float" office:value="9268.75227161328">
                <text:p>9268.75227161328</text:p>
              </table:table-cell>
              <table:table-cell office:value-type="float" office:value="9488.79862808782">
                <text:p>9488.79862808782</text:p>
              </table:table-cell>
            </table:table-row>
            <table:table-row>
              <table:table-cell office:value-type="string">
                <text:p>195</text:p>
              </table:table-cell>
              <table:table-cell office:value-type="float" office:value="195">
                <text:p>195</text:p>
              </table:table-cell>
              <table:table-cell office:value-type="float" office:value="9268.75227161328">
                <text:p>9268.75227161328</text:p>
              </table:table-cell>
              <table:table-cell office:value-type="float" office:value="9569.03347087909">
                <text:p>9569.03347087909</text:p>
              </table:table-cell>
            </table:table-row>
            <table:table-row>
              <table:table-cell office:value-type="string">
                <text:p>196</text:p>
              </table:table-cell>
              <table:table-cell office:value-type="float" office:value="196">
                <text:p>196</text:p>
              </table:table-cell>
              <table:table-cell office:value-type="float" office:value="9268.75227161328">
                <text:p>9268.75227161328</text:p>
              </table:table-cell>
              <table:table-cell office:value-type="float" office:value="9554.10859015038">
                <text:p>9554.10859015038</text:p>
              </table:table-cell>
            </table:table-row>
            <table:table-row>
              <table:table-cell office:value-type="string">
                <text:p>197</text:p>
              </table:table-cell>
              <table:table-cell office:value-type="float" office:value="197">
                <text:p>197</text:p>
              </table:table-cell>
              <table:table-cell office:value-type="float" office:value="9268.75227161328">
                <text:p>9268.75227161328</text:p>
              </table:table-cell>
              <table:table-cell office:value-type="float" office:value="9619.36532056223">
                <text:p>9619.36532056223</text:p>
              </table:table-cell>
            </table:table-row>
            <table:table-row>
              <table:table-cell office:value-type="string">
                <text:p>198</text:p>
              </table:table-cell>
              <table:table-cell office:value-type="float" office:value="198">
                <text:p>198</text:p>
              </table:table-cell>
              <table:table-cell office:value-type="float" office:value="9268.75227161328">
                <text:p>9268.75227161328</text:p>
              </table:table-cell>
              <table:table-cell office:value-type="float" office:value="9686.07734624917">
                <text:p>9686.07734624917</text:p>
              </table:table-cell>
            </table:table-row>
            <table:table-row>
              <table:table-cell office:value-type="string">
                <text:p>199</text:p>
              </table:table-cell>
              <table:table-cell office:value-type="float" office:value="199">
                <text:p>199</text:p>
              </table:table-cell>
              <table:table-cell office:value-type="float" office:value="9268.75227161328">
                <text:p>9268.75227161328</text:p>
              </table:table-cell>
              <table:table-cell office:value-type="float" office:value="9672.36043893018">
                <text:p>9672.36043893018</text:p>
              </table:table-cell>
            </table:table-row>
            <table:table-row>
              <table:table-cell office:value-type="string">
                <text:p>200</text:p>
              </table:table-cell>
              <table:table-cell office:value-type="float" office:value="200">
                <text:p>200</text:p>
              </table:table-cell>
              <table:table-cell office:value-type="float" office:value="9268.75227161328">
                <text:p>9268.75227161328</text:p>
              </table:table-cell>
              <table:table-cell office:value-type="float" office:value="9650.4170779814">
                <text:p>9650.41707798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5,
Crossover Rate = 0.9, Crossover Type: U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9259.8511647169">
                <text:p>29259.8511647169</text:p>
              </table:table-cell>
            </table:table-row>
            <table:table-row>
              <table:table-cell office:value-type="string">
                <text:p>2</text:p>
              </table:table-cell>
              <table:table-cell office:value-type="float" office:value="2">
                <text:p>2</text:p>
              </table:table-cell>
              <table:table-cell office:value-type="float" office:value="25309.3614574304">
                <text:p>25309.3614574304</text:p>
              </table:table-cell>
              <table:table-cell office:value-type="float" office:value="29096.5204759451">
                <text:p>29096.5204759451</text:p>
              </table:table-cell>
            </table:table-row>
            <table:table-row>
              <table:table-cell office:value-type="string">
                <text:p>3</text:p>
              </table:table-cell>
              <table:table-cell office:value-type="float" office:value="3">
                <text:p>3</text:p>
              </table:table-cell>
              <table:table-cell office:value-type="float" office:value="24670.2303003074">
                <text:p>24670.2303003074</text:p>
              </table:table-cell>
              <table:table-cell office:value-type="float" office:value="28894.7432366765">
                <text:p>28894.7432366765</text:p>
              </table:table-cell>
            </table:table-row>
            <table:table-row>
              <table:table-cell office:value-type="string">
                <text:p>4</text:p>
              </table:table-cell>
              <table:table-cell office:value-type="float" office:value="4">
                <text:p>4</text:p>
              </table:table-cell>
              <table:table-cell office:value-type="float" office:value="24463.5357131456">
                <text:p>24463.5357131456</text:p>
              </table:table-cell>
              <table:table-cell office:value-type="float" office:value="28872.5536934351">
                <text:p>28872.5536934351</text:p>
              </table:table-cell>
            </table:table-row>
            <table:table-row>
              <table:table-cell office:value-type="string">
                <text:p>5</text:p>
              </table:table-cell>
              <table:table-cell office:value-type="float" office:value="5">
                <text:p>5</text:p>
              </table:table-cell>
              <table:table-cell office:value-type="float" office:value="24729.8820014308">
                <text:p>24729.8820014308</text:p>
              </table:table-cell>
              <table:table-cell office:value-type="float" office:value="28838.3683930807">
                <text:p>28838.3683930807</text:p>
              </table:table-cell>
            </table:table-row>
            <table:table-row>
              <table:table-cell office:value-type="string">
                <text:p>6</text:p>
              </table:table-cell>
              <table:table-cell office:value-type="float" office:value="6">
                <text:p>6</text:p>
              </table:table-cell>
              <table:table-cell office:value-type="float" office:value="24166.0426071181">
                <text:p>24166.0426071181</text:p>
              </table:table-cell>
              <table:table-cell office:value-type="float" office:value="28686.2240778334">
                <text:p>28686.2240778334</text:p>
              </table:table-cell>
            </table:table-row>
            <table:table-row>
              <table:table-cell office:value-type="string">
                <text:p>7</text:p>
              </table:table-cell>
              <table:table-cell office:value-type="float" office:value="7">
                <text:p>7</text:p>
              </table:table-cell>
              <table:table-cell office:value-type="float" office:value="23954.3359545554">
                <text:p>23954.3359545554</text:p>
              </table:table-cell>
              <table:table-cell office:value-type="float" office:value="28616.79089898">
                <text:p>28616.79089898</text:p>
              </table:table-cell>
            </table:table-row>
            <table:table-row>
              <table:table-cell office:value-type="string">
                <text:p>8</text:p>
              </table:table-cell>
              <table:table-cell office:value-type="float" office:value="8">
                <text:p>8</text:p>
              </table:table-cell>
              <table:table-cell office:value-type="float" office:value="23860.1912625951">
                <text:p>23860.1912625951</text:p>
              </table:table-cell>
              <table:table-cell office:value-type="float" office:value="28644.8023610352">
                <text:p>28644.8023610352</text:p>
              </table:table-cell>
            </table:table-row>
            <table:table-row>
              <table:table-cell office:value-type="string">
                <text:p>9</text:p>
              </table:table-cell>
              <table:table-cell office:value-type="float" office:value="9">
                <text:p>9</text:p>
              </table:table-cell>
              <table:table-cell office:value-type="float" office:value="23742.590902317">
                <text:p>23742.590902317</text:p>
              </table:table-cell>
              <table:table-cell office:value-type="float" office:value="28509.1068860841">
                <text:p>28509.1068860841</text:p>
              </table:table-cell>
            </table:table-row>
            <table:table-row>
              <table:table-cell office:value-type="string">
                <text:p>10</text:p>
              </table:table-cell>
              <table:table-cell office:value-type="float" office:value="10">
                <text:p>10</text:p>
              </table:table-cell>
              <table:table-cell office:value-type="float" office:value="23603.370190557">
                <text:p>23603.370190557</text:p>
              </table:table-cell>
              <table:table-cell office:value-type="float" office:value="28514.5582201348">
                <text:p>28514.5582201348</text:p>
              </table:table-cell>
            </table:table-row>
            <table:table-row>
              <table:table-cell office:value-type="string">
                <text:p>11</text:p>
              </table:table-cell>
              <table:table-cell office:value-type="float" office:value="11">
                <text:p>11</text:p>
              </table:table-cell>
              <table:table-cell office:value-type="float" office:value="23626.0810670996">
                <text:p>23626.0810670996</text:p>
              </table:table-cell>
              <table:table-cell office:value-type="float" office:value="28516.5365968644">
                <text:p>28516.5365968644</text:p>
              </table:table-cell>
            </table:table-row>
            <table:table-row>
              <table:table-cell office:value-type="string">
                <text:p>12</text:p>
              </table:table-cell>
              <table:table-cell office:value-type="float" office:value="12">
                <text:p>12</text:p>
              </table:table-cell>
              <table:table-cell office:value-type="float" office:value="23273.6430273684">
                <text:p>23273.6430273684</text:p>
              </table:table-cell>
              <table:table-cell office:value-type="float" office:value="28519.6472808099">
                <text:p>28519.6472808099</text:p>
              </table:table-cell>
            </table:table-row>
            <table:table-row>
              <table:table-cell office:value-type="string">
                <text:p>13</text:p>
              </table:table-cell>
              <table:table-cell office:value-type="float" office:value="13">
                <text:p>13</text:p>
              </table:table-cell>
              <table:table-cell office:value-type="float" office:value="23273.6430273684">
                <text:p>23273.6430273684</text:p>
              </table:table-cell>
              <table:table-cell office:value-type="float" office:value="28512.443059573">
                <text:p>28512.443059573</text:p>
              </table:table-cell>
            </table:table-row>
            <table:table-row>
              <table:table-cell office:value-type="string">
                <text:p>14</text:p>
              </table:table-cell>
              <table:table-cell office:value-type="float" office:value="14">
                <text:p>14</text:p>
              </table:table-cell>
              <table:table-cell office:value-type="float" office:value="23270.9996820388">
                <text:p>23270.9996820388</text:p>
              </table:table-cell>
              <table:table-cell office:value-type="float" office:value="28497.2317043824">
                <text:p>28497.2317043824</text:p>
              </table:table-cell>
            </table:table-row>
            <table:table-row>
              <table:table-cell office:value-type="string">
                <text:p>15</text:p>
              </table:table-cell>
              <table:table-cell office:value-type="float" office:value="15">
                <text:p>15</text:p>
              </table:table-cell>
              <table:table-cell office:value-type="float" office:value="22572.2252211931">
                <text:p>22572.2252211931</text:p>
              </table:table-cell>
              <table:table-cell office:value-type="float" office:value="28385.5040354652">
                <text:p>28385.5040354652</text:p>
              </table:table-cell>
            </table:table-row>
            <table:table-row>
              <table:table-cell office:value-type="string">
                <text:p>16</text:p>
              </table:table-cell>
              <table:table-cell office:value-type="float" office:value="16">
                <text:p>16</text:p>
              </table:table-cell>
              <table:table-cell office:value-type="float" office:value="22572.2252211931">
                <text:p>22572.2252211931</text:p>
              </table:table-cell>
              <table:table-cell office:value-type="float" office:value="28273.4341949217">
                <text:p>28273.4341949217</text:p>
              </table:table-cell>
            </table:table-row>
            <table:table-row>
              <table:table-cell office:value-type="string">
                <text:p>17</text:p>
              </table:table-cell>
              <table:table-cell office:value-type="float" office:value="17">
                <text:p>17</text:p>
              </table:table-cell>
              <table:table-cell office:value-type="float" office:value="22572.2252211931">
                <text:p>22572.2252211931</text:p>
              </table:table-cell>
              <table:table-cell office:value-type="float" office:value="28172.1571908217">
                <text:p>28172.1571908217</text:p>
              </table:table-cell>
            </table:table-row>
            <table:table-row>
              <table:table-cell office:value-type="string">
                <text:p>18</text:p>
              </table:table-cell>
              <table:table-cell office:value-type="float" office:value="18">
                <text:p>18</text:p>
              </table:table-cell>
              <table:table-cell office:value-type="float" office:value="22774.8837614916">
                <text:p>22774.8837614916</text:p>
              </table:table-cell>
              <table:table-cell office:value-type="float" office:value="28057.0991422011">
                <text:p>28057.0991422011</text:p>
              </table:table-cell>
            </table:table-row>
            <table:table-row>
              <table:table-cell office:value-type="string">
                <text:p>19</text:p>
              </table:table-cell>
              <table:table-cell office:value-type="float" office:value="19">
                <text:p>19</text:p>
              </table:table-cell>
              <table:table-cell office:value-type="float" office:value="22554.7617400552">
                <text:p>22554.7617400552</text:p>
              </table:table-cell>
              <table:table-cell office:value-type="float" office:value="27871.3392176957">
                <text:p>27871.3392176957</text:p>
              </table:table-cell>
            </table:table-row>
            <table:table-row>
              <table:table-cell office:value-type="string">
                <text:p>20</text:p>
              </table:table-cell>
              <table:table-cell office:value-type="float" office:value="20">
                <text:p>20</text:p>
              </table:table-cell>
              <table:table-cell office:value-type="float" office:value="22345.2388096525">
                <text:p>22345.2388096525</text:p>
              </table:table-cell>
              <table:table-cell office:value-type="float" office:value="27700.9004562341">
                <text:p>27700.9004562341</text:p>
              </table:table-cell>
            </table:table-row>
            <table:table-row>
              <table:table-cell office:value-type="string">
                <text:p>21</text:p>
              </table:table-cell>
              <table:table-cell office:value-type="float" office:value="21">
                <text:p>21</text:p>
              </table:table-cell>
              <table:table-cell office:value-type="float" office:value="22337.4333172036">
                <text:p>22337.4333172036</text:p>
              </table:table-cell>
              <table:table-cell office:value-type="float" office:value="27511.0461001297">
                <text:p>27511.0461001297</text:p>
              </table:table-cell>
            </table:table-row>
            <table:table-row>
              <table:table-cell office:value-type="string">
                <text:p>22</text:p>
              </table:table-cell>
              <table:table-cell office:value-type="float" office:value="22">
                <text:p>22</text:p>
              </table:table-cell>
              <table:table-cell office:value-type="float" office:value="22337.4333172036">
                <text:p>22337.4333172036</text:p>
              </table:table-cell>
              <table:table-cell office:value-type="float" office:value="27347.918837448">
                <text:p>27347.918837448</text:p>
              </table:table-cell>
            </table:table-row>
            <table:table-row>
              <table:table-cell office:value-type="string">
                <text:p>23</text:p>
              </table:table-cell>
              <table:table-cell office:value-type="float" office:value="23">
                <text:p>23</text:p>
              </table:table-cell>
              <table:table-cell office:value-type="float" office:value="22295.9511270715">
                <text:p>22295.9511270715</text:p>
              </table:table-cell>
              <table:table-cell office:value-type="float" office:value="27198.6151501928">
                <text:p>27198.6151501928</text:p>
              </table:table-cell>
            </table:table-row>
            <table:table-row>
              <table:table-cell office:value-type="string">
                <text:p>24</text:p>
              </table:table-cell>
              <table:table-cell office:value-type="float" office:value="24">
                <text:p>24</text:p>
              </table:table-cell>
              <table:table-cell office:value-type="float" office:value="22103.6515661933">
                <text:p>22103.6515661933</text:p>
              </table:table-cell>
              <table:table-cell office:value-type="float" office:value="27047.457496875">
                <text:p>27047.457496875</text:p>
              </table:table-cell>
            </table:table-row>
            <table:table-row>
              <table:table-cell office:value-type="string">
                <text:p>25</text:p>
              </table:table-cell>
              <table:table-cell office:value-type="float" office:value="25">
                <text:p>25</text:p>
              </table:table-cell>
              <table:table-cell office:value-type="float" office:value="21939.966185548">
                <text:p>21939.966185548</text:p>
              </table:table-cell>
              <table:table-cell office:value-type="float" office:value="26907.1185145999">
                <text:p>26907.1185145999</text:p>
              </table:table-cell>
            </table:table-row>
            <table:table-row>
              <table:table-cell office:value-type="string">
                <text:p>26</text:p>
              </table:table-cell>
              <table:table-cell office:value-type="float" office:value="26">
                <text:p>26</text:p>
              </table:table-cell>
              <table:table-cell office:value-type="float" office:value="21939.966185548">
                <text:p>21939.966185548</text:p>
              </table:table-cell>
              <table:table-cell office:value-type="float" office:value="26703.048232196">
                <text:p>26703.048232196</text:p>
              </table:table-cell>
            </table:table-row>
            <table:table-row>
              <table:table-cell office:value-type="string">
                <text:p>27</text:p>
              </table:table-cell>
              <table:table-cell office:value-type="float" office:value="27">
                <text:p>27</text:p>
              </table:table-cell>
              <table:table-cell office:value-type="float" office:value="22049.5890305843">
                <text:p>22049.5890305843</text:p>
              </table:table-cell>
              <table:table-cell office:value-type="float" office:value="26537.0429240463">
                <text:p>26537.0429240463</text:p>
              </table:table-cell>
            </table:table-row>
            <table:table-row>
              <table:table-cell office:value-type="string">
                <text:p>28</text:p>
              </table:table-cell>
              <table:table-cell office:value-type="float" office:value="28">
                <text:p>28</text:p>
              </table:table-cell>
              <table:table-cell office:value-type="float" office:value="21702.7677100808">
                <text:p>21702.7677100808</text:p>
              </table:table-cell>
              <table:table-cell office:value-type="float" office:value="26406.8646380537">
                <text:p>26406.8646380537</text:p>
              </table:table-cell>
            </table:table-row>
            <table:table-row>
              <table:table-cell office:value-type="string">
                <text:p>29</text:p>
              </table:table-cell>
              <table:table-cell office:value-type="float" office:value="29">
                <text:p>29</text:p>
              </table:table-cell>
              <table:table-cell office:value-type="float" office:value="21569.0158571745">
                <text:p>21569.0158571745</text:p>
              </table:table-cell>
              <table:table-cell office:value-type="float" office:value="26251.2308487706">
                <text:p>26251.2308487706</text:p>
              </table:table-cell>
            </table:table-row>
            <table:table-row>
              <table:table-cell office:value-type="string">
                <text:p>30</text:p>
              </table:table-cell>
              <table:table-cell office:value-type="float" office:value="30">
                <text:p>30</text:p>
              </table:table-cell>
              <table:table-cell office:value-type="float" office:value="20964.7093409521">
                <text:p>20964.7093409521</text:p>
              </table:table-cell>
              <table:table-cell office:value-type="float" office:value="25919.5631460244">
                <text:p>25919.5631460244</text:p>
              </table:table-cell>
            </table:table-row>
            <table:table-row>
              <table:table-cell office:value-type="string">
                <text:p>31</text:p>
              </table:table-cell>
              <table:table-cell office:value-type="float" office:value="31">
                <text:p>31</text:p>
              </table:table-cell>
              <table:table-cell office:value-type="float" office:value="20704.7171761991">
                <text:p>20704.7171761991</text:p>
              </table:table-cell>
              <table:table-cell office:value-type="float" office:value="25691.9496943617">
                <text:p>25691.9496943617</text:p>
              </table:table-cell>
            </table:table-row>
            <table:table-row>
              <table:table-cell office:value-type="string">
                <text:p>32</text:p>
              </table:table-cell>
              <table:table-cell office:value-type="float" office:value="32">
                <text:p>32</text:p>
              </table:table-cell>
              <table:table-cell office:value-type="float" office:value="20704.7171761991">
                <text:p>20704.7171761991</text:p>
              </table:table-cell>
              <table:table-cell office:value-type="float" office:value="25592.9735875281">
                <text:p>25592.9735875281</text:p>
              </table:table-cell>
            </table:table-row>
            <table:table-row>
              <table:table-cell office:value-type="string">
                <text:p>33</text:p>
              </table:table-cell>
              <table:table-cell office:value-type="float" office:value="33">
                <text:p>33</text:p>
              </table:table-cell>
              <table:table-cell office:value-type="float" office:value="20567.8733286862">
                <text:p>20567.8733286862</text:p>
              </table:table-cell>
              <table:table-cell office:value-type="float" office:value="25410.3886949791">
                <text:p>25410.3886949791</text:p>
              </table:table-cell>
            </table:table-row>
            <table:table-row>
              <table:table-cell office:value-type="string">
                <text:p>34</text:p>
              </table:table-cell>
              <table:table-cell office:value-type="float" office:value="34">
                <text:p>34</text:p>
              </table:table-cell>
              <table:table-cell office:value-type="float" office:value="20367.693365286">
                <text:p>20367.693365286</text:p>
              </table:table-cell>
              <table:table-cell office:value-type="float" office:value="25352.5932252143">
                <text:p>25352.5932252143</text:p>
              </table:table-cell>
            </table:table-row>
            <table:table-row>
              <table:table-cell office:value-type="string">
                <text:p>35</text:p>
              </table:table-cell>
              <table:table-cell office:value-type="float" office:value="35">
                <text:p>35</text:p>
              </table:table-cell>
              <table:table-cell office:value-type="float" office:value="20372.1956041205">
                <text:p>20372.1956041205</text:p>
              </table:table-cell>
              <table:table-cell office:value-type="float" office:value="25113.479432004">
                <text:p>25113.479432004</text:p>
              </table:table-cell>
            </table:table-row>
            <table:table-row>
              <table:table-cell office:value-type="string">
                <text:p>36</text:p>
              </table:table-cell>
              <table:table-cell office:value-type="float" office:value="36">
                <text:p>36</text:p>
              </table:table-cell>
              <table:table-cell office:value-type="float" office:value="20231.3632364118">
                <text:p>20231.3632364118</text:p>
              </table:table-cell>
              <table:table-cell office:value-type="float" office:value="24900.0955578952">
                <text:p>24900.0955578952</text:p>
              </table:table-cell>
            </table:table-row>
            <table:table-row>
              <table:table-cell office:value-type="string">
                <text:p>37</text:p>
              </table:table-cell>
              <table:table-cell office:value-type="float" office:value="37">
                <text:p>37</text:p>
              </table:table-cell>
              <table:table-cell office:value-type="float" office:value="19890.9300982834">
                <text:p>19890.9300982834</text:p>
              </table:table-cell>
              <table:table-cell office:value-type="float" office:value="24724.0394097581">
                <text:p>24724.0394097581</text:p>
              </table:table-cell>
            </table:table-row>
            <table:table-row>
              <table:table-cell office:value-type="string">
                <text:p>38</text:p>
              </table:table-cell>
              <table:table-cell office:value-type="float" office:value="38">
                <text:p>38</text:p>
              </table:table-cell>
              <table:table-cell office:value-type="float" office:value="19239.9836621102">
                <text:p>19239.9836621102</text:p>
              </table:table-cell>
              <table:table-cell office:value-type="float" office:value="24556.2882876035">
                <text:p>24556.2882876035</text:p>
              </table:table-cell>
            </table:table-row>
            <table:table-row>
              <table:table-cell office:value-type="string">
                <text:p>39</text:p>
              </table:table-cell>
              <table:table-cell office:value-type="float" office:value="39">
                <text:p>39</text:p>
              </table:table-cell>
              <table:table-cell office:value-type="float" office:value="19461.3688629207">
                <text:p>19461.3688629207</text:p>
              </table:table-cell>
              <table:table-cell office:value-type="float" office:value="24392.456929193">
                <text:p>24392.456929193</text:p>
              </table:table-cell>
            </table:table-row>
            <table:table-row>
              <table:table-cell office:value-type="string">
                <text:p>40</text:p>
              </table:table-cell>
              <table:table-cell office:value-type="float" office:value="40">
                <text:p>40</text:p>
              </table:table-cell>
              <table:table-cell office:value-type="float" office:value="19173.643692509">
                <text:p>19173.643692509</text:p>
              </table:table-cell>
              <table:table-cell office:value-type="float" office:value="24018.3607462695">
                <text:p>24018.3607462695</text:p>
              </table:table-cell>
            </table:table-row>
            <table:table-row>
              <table:table-cell office:value-type="string">
                <text:p>41</text:p>
              </table:table-cell>
              <table:table-cell office:value-type="float" office:value="41">
                <text:p>41</text:p>
              </table:table-cell>
              <table:table-cell office:value-type="float" office:value="18949.0550122676">
                <text:p>18949.0550122676</text:p>
              </table:table-cell>
              <table:table-cell office:value-type="float" office:value="23921.0617896285">
                <text:p>23921.0617896285</text:p>
              </table:table-cell>
            </table:table-row>
            <table:table-row>
              <table:table-cell office:value-type="string">
                <text:p>42</text:p>
              </table:table-cell>
              <table:table-cell office:value-type="float" office:value="42">
                <text:p>42</text:p>
              </table:table-cell>
              <table:table-cell office:value-type="float" office:value="19564.5397538">
                <text:p>19564.5397538</text:p>
              </table:table-cell>
              <table:table-cell office:value-type="float" office:value="23778.7844844379">
                <text:p>23778.7844844379</text:p>
              </table:table-cell>
            </table:table-row>
            <table:table-row>
              <table:table-cell office:value-type="string">
                <text:p>43</text:p>
              </table:table-cell>
              <table:table-cell office:value-type="float" office:value="43">
                <text:p>43</text:p>
              </table:table-cell>
              <table:table-cell office:value-type="float" office:value="18979.1145381659">
                <text:p>18979.1145381659</text:p>
              </table:table-cell>
              <table:table-cell office:value-type="float" office:value="23539.5879920626">
                <text:p>23539.5879920626</text:p>
              </table:table-cell>
            </table:table-row>
            <table:table-row>
              <table:table-cell office:value-type="string">
                <text:p>44</text:p>
              </table:table-cell>
              <table:table-cell office:value-type="float" office:value="44">
                <text:p>44</text:p>
              </table:table-cell>
              <table:table-cell office:value-type="float" office:value="18963.4629536957">
                <text:p>18963.4629536957</text:p>
              </table:table-cell>
              <table:table-cell office:value-type="float" office:value="23429.7464181472">
                <text:p>23429.7464181472</text:p>
              </table:table-cell>
            </table:table-row>
            <table:table-row>
              <table:table-cell office:value-type="string">
                <text:p>45</text:p>
              </table:table-cell>
              <table:table-cell office:value-type="float" office:value="45">
                <text:p>45</text:p>
              </table:table-cell>
              <table:table-cell office:value-type="float" office:value="18649.0060159927">
                <text:p>18649.0060159927</text:p>
              </table:table-cell>
              <table:table-cell office:value-type="float" office:value="23400.938796119">
                <text:p>23400.938796119</text:p>
              </table:table-cell>
            </table:table-row>
            <table:table-row>
              <table:table-cell office:value-type="string">
                <text:p>46</text:p>
              </table:table-cell>
              <table:table-cell office:value-type="float" office:value="46">
                <text:p>46</text:p>
              </table:table-cell>
              <table:table-cell office:value-type="float" office:value="18591.0754592455">
                <text:p>18591.0754592455</text:p>
              </table:table-cell>
              <table:table-cell office:value-type="float" office:value="23196.4260153088">
                <text:p>23196.4260153088</text:p>
              </table:table-cell>
            </table:table-row>
            <table:table-row>
              <table:table-cell office:value-type="string">
                <text:p>47</text:p>
              </table:table-cell>
              <table:table-cell office:value-type="float" office:value="47">
                <text:p>47</text:p>
              </table:table-cell>
              <table:table-cell office:value-type="float" office:value="18549.1050072243">
                <text:p>18549.1050072243</text:p>
              </table:table-cell>
              <table:table-cell office:value-type="float" office:value="23059.2025512469">
                <text:p>23059.2025512469</text:p>
              </table:table-cell>
            </table:table-row>
            <table:table-row>
              <table:table-cell office:value-type="string">
                <text:p>48</text:p>
              </table:table-cell>
              <table:table-cell office:value-type="float" office:value="48">
                <text:p>48</text:p>
              </table:table-cell>
              <table:table-cell office:value-type="float" office:value="18549.1050072243">
                <text:p>18549.1050072243</text:p>
              </table:table-cell>
              <table:table-cell office:value-type="float" office:value="23001.4349655142">
                <text:p>23001.4349655142</text:p>
              </table:table-cell>
            </table:table-row>
            <table:table-row>
              <table:table-cell office:value-type="string">
                <text:p>49</text:p>
              </table:table-cell>
              <table:table-cell office:value-type="float" office:value="49">
                <text:p>49</text:p>
              </table:table-cell>
              <table:table-cell office:value-type="float" office:value="18994.291599203">
                <text:p>18994.291599203</text:p>
              </table:table-cell>
              <table:table-cell office:value-type="float" office:value="22821.2804612452">
                <text:p>22821.2804612452</text:p>
              </table:table-cell>
            </table:table-row>
            <table:table-row>
              <table:table-cell office:value-type="string">
                <text:p>50</text:p>
              </table:table-cell>
              <table:table-cell office:value-type="float" office:value="50">
                <text:p>50</text:p>
              </table:table-cell>
              <table:table-cell office:value-type="float" office:value="18155.0757685483">
                <text:p>18155.0757685483</text:p>
              </table:table-cell>
              <table:table-cell office:value-type="float" office:value="22759.3937184452">
                <text:p>22759.3937184452</text:p>
              </table:table-cell>
            </table:table-row>
            <table:table-row>
              <table:table-cell office:value-type="string">
                <text:p>51</text:p>
              </table:table-cell>
              <table:table-cell office:value-type="float" office:value="51">
                <text:p>51</text:p>
              </table:table-cell>
              <table:table-cell office:value-type="float" office:value="18155.0757685483">
                <text:p>18155.0757685483</text:p>
              </table:table-cell>
              <table:table-cell office:value-type="float" office:value="22636.5821103961">
                <text:p>22636.5821103961</text:p>
              </table:table-cell>
            </table:table-row>
            <table:table-row>
              <table:table-cell office:value-type="string">
                <text:p>52</text:p>
              </table:table-cell>
              <table:table-cell office:value-type="float" office:value="52">
                <text:p>52</text:p>
              </table:table-cell>
              <table:table-cell office:value-type="float" office:value="18078.1602780962">
                <text:p>18078.1602780962</text:p>
              </table:table-cell>
              <table:table-cell office:value-type="float" office:value="22536.3770672203">
                <text:p>22536.3770672203</text:p>
              </table:table-cell>
            </table:table-row>
            <table:table-row>
              <table:table-cell office:value-type="string">
                <text:p>53</text:p>
              </table:table-cell>
              <table:table-cell office:value-type="float" office:value="53">
                <text:p>53</text:p>
              </table:table-cell>
              <table:table-cell office:value-type="float" office:value="17913.3485896259">
                <text:p>17913.3485896259</text:p>
              </table:table-cell>
              <table:table-cell office:value-type="float" office:value="22290.1058697683">
                <text:p>22290.1058697683</text:p>
              </table:table-cell>
            </table:table-row>
            <table:table-row>
              <table:table-cell office:value-type="string">
                <text:p>54</text:p>
              </table:table-cell>
              <table:table-cell office:value-type="float" office:value="54">
                <text:p>54</text:p>
              </table:table-cell>
              <table:table-cell office:value-type="float" office:value="17779.6060973187">
                <text:p>17779.6060973187</text:p>
              </table:table-cell>
              <table:table-cell office:value-type="float" office:value="22369.4105028242">
                <text:p>22369.4105028242</text:p>
              </table:table-cell>
            </table:table-row>
            <table:table-row>
              <table:table-cell office:value-type="string">
                <text:p>55</text:p>
              </table:table-cell>
              <table:table-cell office:value-type="float" office:value="55">
                <text:p>55</text:p>
              </table:table-cell>
              <table:table-cell office:value-type="float" office:value="17589.4310174075">
                <text:p>17589.4310174075</text:p>
              </table:table-cell>
              <table:table-cell office:value-type="float" office:value="22287.9683383124">
                <text:p>22287.9683383124</text:p>
              </table:table-cell>
            </table:table-row>
            <table:table-row>
              <table:table-cell office:value-type="string">
                <text:p>56</text:p>
              </table:table-cell>
              <table:table-cell office:value-type="float" office:value="56">
                <text:p>56</text:p>
              </table:table-cell>
              <table:table-cell office:value-type="float" office:value="17447.4061489017">
                <text:p>17447.4061489017</text:p>
              </table:table-cell>
              <table:table-cell office:value-type="float" office:value="22188.9356874138">
                <text:p>22188.9356874138</text:p>
              </table:table-cell>
            </table:table-row>
            <table:table-row>
              <table:table-cell office:value-type="string">
                <text:p>57</text:p>
              </table:table-cell>
              <table:table-cell office:value-type="float" office:value="57">
                <text:p>57</text:p>
              </table:table-cell>
              <table:table-cell office:value-type="float" office:value="17447.4061489017">
                <text:p>17447.4061489017</text:p>
              </table:table-cell>
              <table:table-cell office:value-type="float" office:value="21948.3504511227">
                <text:p>21948.3504511227</text:p>
              </table:table-cell>
            </table:table-row>
            <table:table-row>
              <table:table-cell office:value-type="string">
                <text:p>58</text:p>
              </table:table-cell>
              <table:table-cell office:value-type="float" office:value="58">
                <text:p>58</text:p>
              </table:table-cell>
              <table:table-cell office:value-type="float" office:value="17312.662674978">
                <text:p>17312.662674978</text:p>
              </table:table-cell>
              <table:table-cell office:value-type="float" office:value="21740.9230619648">
                <text:p>21740.9230619648</text:p>
              </table:table-cell>
            </table:table-row>
            <table:table-row>
              <table:table-cell office:value-type="string">
                <text:p>59</text:p>
              </table:table-cell>
              <table:table-cell office:value-type="float" office:value="59">
                <text:p>59</text:p>
              </table:table-cell>
              <table:table-cell office:value-type="float" office:value="17157.9193207052">
                <text:p>17157.9193207052</text:p>
              </table:table-cell>
              <table:table-cell office:value-type="float" office:value="21710.9240250622">
                <text:p>21710.9240250622</text:p>
              </table:table-cell>
            </table:table-row>
            <table:table-row>
              <table:table-cell office:value-type="string">
                <text:p>60</text:p>
              </table:table-cell>
              <table:table-cell office:value-type="float" office:value="60">
                <text:p>60</text:p>
              </table:table-cell>
              <table:table-cell office:value-type="float" office:value="17157.9193207052">
                <text:p>17157.9193207052</text:p>
              </table:table-cell>
              <table:table-cell office:value-type="float" office:value="21640.9998725593">
                <text:p>21640.9998725593</text:p>
              </table:table-cell>
            </table:table-row>
            <table:table-row>
              <table:table-cell office:value-type="string">
                <text:p>61</text:p>
              </table:table-cell>
              <table:table-cell office:value-type="float" office:value="61">
                <text:p>61</text:p>
              </table:table-cell>
              <table:table-cell office:value-type="float" office:value="17092.6436778683">
                <text:p>17092.6436778683</text:p>
              </table:table-cell>
              <table:table-cell office:value-type="float" office:value="21668.6766249784">
                <text:p>21668.6766249784</text:p>
              </table:table-cell>
            </table:table-row>
            <table:table-row>
              <table:table-cell office:value-type="string">
                <text:p>62</text:p>
              </table:table-cell>
              <table:table-cell office:value-type="float" office:value="62">
                <text:p>62</text:p>
              </table:table-cell>
              <table:table-cell office:value-type="float" office:value="17092.6436778683">
                <text:p>17092.6436778683</text:p>
              </table:table-cell>
              <table:table-cell office:value-type="float" office:value="21567.4849536706">
                <text:p>21567.4849536706</text:p>
              </table:table-cell>
            </table:table-row>
            <table:table-row>
              <table:table-cell office:value-type="string">
                <text:p>63</text:p>
              </table:table-cell>
              <table:table-cell office:value-type="float" office:value="63">
                <text:p>63</text:p>
              </table:table-cell>
              <table:table-cell office:value-type="float" office:value="16969.8121076717">
                <text:p>16969.8121076717</text:p>
              </table:table-cell>
              <table:table-cell office:value-type="float" office:value="21520.1542009683">
                <text:p>21520.1542009683</text:p>
              </table:table-cell>
            </table:table-row>
            <table:table-row>
              <table:table-cell office:value-type="string">
                <text:p>64</text:p>
              </table:table-cell>
              <table:table-cell office:value-type="float" office:value="64">
                <text:p>64</text:p>
              </table:table-cell>
              <table:table-cell office:value-type="float" office:value="16969.8121076717">
                <text:p>16969.8121076717</text:p>
              </table:table-cell>
              <table:table-cell office:value-type="float" office:value="21363.1389568092">
                <text:p>21363.1389568092</text:p>
              </table:table-cell>
            </table:table-row>
            <table:table-row>
              <table:table-cell office:value-type="string">
                <text:p>65</text:p>
              </table:table-cell>
              <table:table-cell office:value-type="float" office:value="65">
                <text:p>65</text:p>
              </table:table-cell>
              <table:table-cell office:value-type="float" office:value="16666.2420395542">
                <text:p>16666.2420395542</text:p>
              </table:table-cell>
              <table:table-cell office:value-type="float" office:value="21189.8249260099">
                <text:p>21189.8249260099</text:p>
              </table:table-cell>
            </table:table-row>
            <table:table-row>
              <table:table-cell office:value-type="string">
                <text:p>66</text:p>
              </table:table-cell>
              <table:table-cell office:value-type="float" office:value="66">
                <text:p>66</text:p>
              </table:table-cell>
              <table:table-cell office:value-type="float" office:value="16793.0110187781">
                <text:p>16793.0110187781</text:p>
              </table:table-cell>
              <table:table-cell office:value-type="float" office:value="21212.6814337543">
                <text:p>21212.6814337543</text:p>
              </table:table-cell>
            </table:table-row>
            <table:table-row>
              <table:table-cell office:value-type="string">
                <text:p>67</text:p>
              </table:table-cell>
              <table:table-cell office:value-type="float" office:value="67">
                <text:p>67</text:p>
              </table:table-cell>
              <table:table-cell office:value-type="float" office:value="16694.808237597">
                <text:p>16694.808237597</text:p>
              </table:table-cell>
              <table:table-cell office:value-type="float" office:value="21169.2693279779">
                <text:p>21169.2693279779</text:p>
              </table:table-cell>
            </table:table-row>
            <table:table-row>
              <table:table-cell office:value-type="string">
                <text:p>68</text:p>
              </table:table-cell>
              <table:table-cell office:value-type="float" office:value="68">
                <text:p>68</text:p>
              </table:table-cell>
              <table:table-cell office:value-type="float" office:value="16694.808237597">
                <text:p>16694.808237597</text:p>
              </table:table-cell>
              <table:table-cell office:value-type="float" office:value="21135.5302405183">
                <text:p>21135.5302405183</text:p>
              </table:table-cell>
            </table:table-row>
            <table:table-row>
              <table:table-cell office:value-type="string">
                <text:p>69</text:p>
              </table:table-cell>
              <table:table-cell office:value-type="float" office:value="69">
                <text:p>69</text:p>
              </table:table-cell>
              <table:table-cell office:value-type="float" office:value="16573.8515843059">
                <text:p>16573.8515843059</text:p>
              </table:table-cell>
              <table:table-cell office:value-type="float" office:value="21028.6676331801">
                <text:p>21028.6676331801</text:p>
              </table:table-cell>
            </table:table-row>
            <table:table-row>
              <table:table-cell office:value-type="string">
                <text:p>70</text:p>
              </table:table-cell>
              <table:table-cell office:value-type="float" office:value="70">
                <text:p>70</text:p>
              </table:table-cell>
              <table:table-cell office:value-type="float" office:value="16573.8515843059">
                <text:p>16573.8515843059</text:p>
              </table:table-cell>
              <table:table-cell office:value-type="float" office:value="20946.7371894603">
                <text:p>20946.7371894603</text:p>
              </table:table-cell>
            </table:table-row>
            <table:table-row>
              <table:table-cell office:value-type="string">
                <text:p>71</text:p>
              </table:table-cell>
              <table:table-cell office:value-type="float" office:value="71">
                <text:p>71</text:p>
              </table:table-cell>
              <table:table-cell office:value-type="float" office:value="16573.8515843059">
                <text:p>16573.8515843059</text:p>
              </table:table-cell>
              <table:table-cell office:value-type="float" office:value="20908.9139321926">
                <text:p>20908.9139321926</text:p>
              </table:table-cell>
            </table:table-row>
            <table:table-row>
              <table:table-cell office:value-type="string">
                <text:p>72</text:p>
              </table:table-cell>
              <table:table-cell office:value-type="float" office:value="72">
                <text:p>72</text:p>
              </table:table-cell>
              <table:table-cell office:value-type="float" office:value="16573.8515843059">
                <text:p>16573.8515843059</text:p>
              </table:table-cell>
              <table:table-cell office:value-type="float" office:value="20827.8035853202">
                <text:p>20827.8035853202</text:p>
              </table:table-cell>
            </table:table-row>
            <table:table-row>
              <table:table-cell office:value-type="string">
                <text:p>73</text:p>
              </table:table-cell>
              <table:table-cell office:value-type="float" office:value="73">
                <text:p>73</text:p>
              </table:table-cell>
              <table:table-cell office:value-type="float" office:value="16573.8515843059">
                <text:p>16573.8515843059</text:p>
              </table:table-cell>
              <table:table-cell office:value-type="float" office:value="20838.6677260835">
                <text:p>20838.6677260835</text:p>
              </table:table-cell>
            </table:table-row>
            <table:table-row>
              <table:table-cell office:value-type="string">
                <text:p>74</text:p>
              </table:table-cell>
              <table:table-cell office:value-type="float" office:value="74">
                <text:p>74</text:p>
              </table:table-cell>
              <table:table-cell office:value-type="float" office:value="16430.8424423895">
                <text:p>16430.8424423895</text:p>
              </table:table-cell>
              <table:table-cell office:value-type="float" office:value="20796.0724053881">
                <text:p>20796.0724053881</text:p>
              </table:table-cell>
            </table:table-row>
            <table:table-row>
              <table:table-cell office:value-type="string">
                <text:p>75</text:p>
              </table:table-cell>
              <table:table-cell office:value-type="float" office:value="75">
                <text:p>75</text:p>
              </table:table-cell>
              <table:table-cell office:value-type="float" office:value="16256.7918890007">
                <text:p>16256.7918890007</text:p>
              </table:table-cell>
              <table:table-cell office:value-type="float" office:value="20706.662923564">
                <text:p>20706.662923564</text:p>
              </table:table-cell>
            </table:table-row>
            <table:table-row>
              <table:table-cell office:value-type="string">
                <text:p>76</text:p>
              </table:table-cell>
              <table:table-cell office:value-type="float" office:value="76">
                <text:p>76</text:p>
              </table:table-cell>
              <table:table-cell office:value-type="float" office:value="16256.7918890007">
                <text:p>16256.7918890007</text:p>
              </table:table-cell>
              <table:table-cell office:value-type="float" office:value="20718.5528228996">
                <text:p>20718.5528228996</text:p>
              </table:table-cell>
            </table:table-row>
            <table:table-row>
              <table:table-cell office:value-type="string">
                <text:p>77</text:p>
              </table:table-cell>
              <table:table-cell office:value-type="float" office:value="77">
                <text:p>77</text:p>
              </table:table-cell>
              <table:table-cell office:value-type="float" office:value="16118.5758095121">
                <text:p>16118.5758095121</text:p>
              </table:table-cell>
              <table:table-cell office:value-type="float" office:value="20727.8329438993">
                <text:p>20727.8329438993</text:p>
              </table:table-cell>
            </table:table-row>
            <table:table-row>
              <table:table-cell office:value-type="string">
                <text:p>78</text:p>
              </table:table-cell>
              <table:table-cell office:value-type="float" office:value="78">
                <text:p>78</text:p>
              </table:table-cell>
              <table:table-cell office:value-type="float" office:value="16031.1699404903">
                <text:p>16031.1699404903</text:p>
              </table:table-cell>
              <table:table-cell office:value-type="float" office:value="20650.0499054782">
                <text:p>20650.0499054782</text:p>
              </table:table-cell>
            </table:table-row>
            <table:table-row>
              <table:table-cell office:value-type="string">
                <text:p>79</text:p>
              </table:table-cell>
              <table:table-cell office:value-type="float" office:value="79">
                <text:p>79</text:p>
              </table:table-cell>
              <table:table-cell office:value-type="float" office:value="15843.9183216862">
                <text:p>15843.9183216862</text:p>
              </table:table-cell>
              <table:table-cell office:value-type="float" office:value="20571.2281119292">
                <text:p>20571.2281119292</text:p>
              </table:table-cell>
            </table:table-row>
            <table:table-row>
              <table:table-cell office:value-type="string">
                <text:p>80</text:p>
              </table:table-cell>
              <table:table-cell office:value-type="float" office:value="80">
                <text:p>80</text:p>
              </table:table-cell>
              <table:table-cell office:value-type="float" office:value="15839.2496831437">
                <text:p>15839.2496831437</text:p>
              </table:table-cell>
              <table:table-cell office:value-type="float" office:value="20608.3194735332">
                <text:p>20608.3194735332</text:p>
              </table:table-cell>
            </table:table-row>
            <table:table-row>
              <table:table-cell office:value-type="string">
                <text:p>81</text:p>
              </table:table-cell>
              <table:table-cell office:value-type="float" office:value="81">
                <text:p>81</text:p>
              </table:table-cell>
              <table:table-cell office:value-type="float" office:value="15785.3790130458">
                <text:p>15785.3790130458</text:p>
              </table:table-cell>
              <table:table-cell office:value-type="float" office:value="20514.4947250322">
                <text:p>20514.4947250322</text:p>
              </table:table-cell>
            </table:table-row>
            <table:table-row>
              <table:table-cell office:value-type="string">
                <text:p>82</text:p>
              </table:table-cell>
              <table:table-cell office:value-type="float" office:value="82">
                <text:p>82</text:p>
              </table:table-cell>
              <table:table-cell office:value-type="float" office:value="15760.4371265172">
                <text:p>15760.4371265172</text:p>
              </table:table-cell>
              <table:table-cell office:value-type="float" office:value="20515.8930228368">
                <text:p>20515.8930228368</text:p>
              </table:table-cell>
            </table:table-row>
            <table:table-row>
              <table:table-cell office:value-type="string">
                <text:p>83</text:p>
              </table:table-cell>
              <table:table-cell office:value-type="float" office:value="83">
                <text:p>83</text:p>
              </table:table-cell>
              <table:table-cell office:value-type="float" office:value="15760.4371265172">
                <text:p>15760.4371265172</text:p>
              </table:table-cell>
              <table:table-cell office:value-type="float" office:value="20346.9550056878">
                <text:p>20346.9550056878</text:p>
              </table:table-cell>
            </table:table-row>
            <table:table-row>
              <table:table-cell office:value-type="string">
                <text:p>84</text:p>
              </table:table-cell>
              <table:table-cell office:value-type="float" office:value="84">
                <text:p>84</text:p>
              </table:table-cell>
              <table:table-cell office:value-type="float" office:value="15760.4371265172">
                <text:p>15760.4371265172</text:p>
              </table:table-cell>
              <table:table-cell office:value-type="float" office:value="20263.4639610852">
                <text:p>20263.4639610852</text:p>
              </table:table-cell>
            </table:table-row>
            <table:table-row>
              <table:table-cell office:value-type="string">
                <text:p>85</text:p>
              </table:table-cell>
              <table:table-cell office:value-type="float" office:value="85">
                <text:p>85</text:p>
              </table:table-cell>
              <table:table-cell office:value-type="float" office:value="15760.4371265172">
                <text:p>15760.4371265172</text:p>
              </table:table-cell>
              <table:table-cell office:value-type="float" office:value="20372.8373288016">
                <text:p>20372.8373288016</text:p>
              </table:table-cell>
            </table:table-row>
            <table:table-row>
              <table:table-cell office:value-type="string">
                <text:p>86</text:p>
              </table:table-cell>
              <table:table-cell office:value-type="float" office:value="86">
                <text:p>86</text:p>
              </table:table-cell>
              <table:table-cell office:value-type="float" office:value="15432.7001463462">
                <text:p>15432.7001463462</text:p>
              </table:table-cell>
              <table:table-cell office:value-type="float" office:value="20348.4616761459">
                <text:p>20348.4616761459</text:p>
              </table:table-cell>
            </table:table-row>
            <table:table-row>
              <table:table-cell office:value-type="string">
                <text:p>87</text:p>
              </table:table-cell>
              <table:table-cell office:value-type="float" office:value="87">
                <text:p>87</text:p>
              </table:table-cell>
              <table:table-cell office:value-type="float" office:value="15432.7001463462">
                <text:p>15432.7001463462</text:p>
              </table:table-cell>
              <table:table-cell office:value-type="float" office:value="20219.5205043962">
                <text:p>20219.5205043962</text:p>
              </table:table-cell>
            </table:table-row>
            <table:table-row>
              <table:table-cell office:value-type="string">
                <text:p>88</text:p>
              </table:table-cell>
              <table:table-cell office:value-type="float" office:value="88">
                <text:p>88</text:p>
              </table:table-cell>
              <table:table-cell office:value-type="float" office:value="15432.7001463462">
                <text:p>15432.7001463462</text:p>
              </table:table-cell>
              <table:table-cell office:value-type="float" office:value="20125.0678939198">
                <text:p>20125.0678939198</text:p>
              </table:table-cell>
            </table:table-row>
            <table:table-row>
              <table:table-cell office:value-type="string">
                <text:p>89</text:p>
              </table:table-cell>
              <table:table-cell office:value-type="float" office:value="89">
                <text:p>89</text:p>
              </table:table-cell>
              <table:table-cell office:value-type="float" office:value="15432.7001463462">
                <text:p>15432.7001463462</text:p>
              </table:table-cell>
              <table:table-cell office:value-type="float" office:value="20069.0130614625">
                <text:p>20069.0130614625</text:p>
              </table:table-cell>
            </table:table-row>
            <table:table-row>
              <table:table-cell office:value-type="string">
                <text:p>90</text:p>
              </table:table-cell>
              <table:table-cell office:value-type="float" office:value="90">
                <text:p>90</text:p>
              </table:table-cell>
              <table:table-cell office:value-type="float" office:value="15432.7001463462">
                <text:p>15432.7001463462</text:p>
              </table:table-cell>
              <table:table-cell office:value-type="float" office:value="20016.0312523828">
                <text:p>20016.0312523828</text:p>
              </table:table-cell>
            </table:table-row>
            <table:table-row>
              <table:table-cell office:value-type="string">
                <text:p>91</text:p>
              </table:table-cell>
              <table:table-cell office:value-type="float" office:value="91">
                <text:p>91</text:p>
              </table:table-cell>
              <table:table-cell office:value-type="float" office:value="15225.8231998126">
                <text:p>15225.8231998126</text:p>
              </table:table-cell>
              <table:table-cell office:value-type="float" office:value="19937.5399068867">
                <text:p>19937.5399068867</text:p>
              </table:table-cell>
            </table:table-row>
            <table:table-row>
              <table:table-cell office:value-type="string">
                <text:p>92</text:p>
              </table:table-cell>
              <table:table-cell office:value-type="float" office:value="92">
                <text:p>92</text:p>
              </table:table-cell>
              <table:table-cell office:value-type="float" office:value="15225.8231998126">
                <text:p>15225.8231998126</text:p>
              </table:table-cell>
              <table:table-cell office:value-type="float" office:value="19828.5713330561">
                <text:p>19828.5713330561</text:p>
              </table:table-cell>
            </table:table-row>
            <table:table-row>
              <table:table-cell office:value-type="string">
                <text:p>93</text:p>
              </table:table-cell>
              <table:table-cell office:value-type="float" office:value="93">
                <text:p>93</text:p>
              </table:table-cell>
              <table:table-cell office:value-type="float" office:value="15189.7603426341">
                <text:p>15189.7603426341</text:p>
              </table:table-cell>
              <table:table-cell office:value-type="float" office:value="19769.0164050821">
                <text:p>19769.0164050821</text:p>
              </table:table-cell>
            </table:table-row>
            <table:table-row>
              <table:table-cell office:value-type="string">
                <text:p>94</text:p>
              </table:table-cell>
              <table:table-cell office:value-type="float" office:value="94">
                <text:p>94</text:p>
              </table:table-cell>
              <table:table-cell office:value-type="float" office:value="15189.7603426341">
                <text:p>15189.7603426341</text:p>
              </table:table-cell>
              <table:table-cell office:value-type="float" office:value="19716.5516643633">
                <text:p>19716.5516643633</text:p>
              </table:table-cell>
            </table:table-row>
            <table:table-row>
              <table:table-cell office:value-type="string">
                <text:p>95</text:p>
              </table:table-cell>
              <table:table-cell office:value-type="float" office:value="95">
                <text:p>95</text:p>
              </table:table-cell>
              <table:table-cell office:value-type="float" office:value="15479.9834504758">
                <text:p>15479.9834504758</text:p>
              </table:table-cell>
              <table:table-cell office:value-type="float" office:value="19579.9927422473">
                <text:p>19579.9927422473</text:p>
              </table:table-cell>
            </table:table-row>
            <table:table-row>
              <table:table-cell office:value-type="string">
                <text:p>96</text:p>
              </table:table-cell>
              <table:table-cell office:value-type="float" office:value="96">
                <text:p>96</text:p>
              </table:table-cell>
              <table:table-cell office:value-type="float" office:value="15271.3643611265">
                <text:p>15271.3643611265</text:p>
              </table:table-cell>
              <table:table-cell office:value-type="float" office:value="19470.8050440826">
                <text:p>19470.8050440826</text:p>
              </table:table-cell>
            </table:table-row>
            <table:table-row>
              <table:table-cell office:value-type="string">
                <text:p>97</text:p>
              </table:table-cell>
              <table:table-cell office:value-type="float" office:value="97">
                <text:p>97</text:p>
              </table:table-cell>
              <table:table-cell office:value-type="float" office:value="15275.7006168745">
                <text:p>15275.7006168745</text:p>
              </table:table-cell>
              <table:table-cell office:value-type="float" office:value="19499.6631113858">
                <text:p>19499.6631113858</text:p>
              </table:table-cell>
            </table:table-row>
            <table:table-row>
              <table:table-cell office:value-type="string">
                <text:p>98</text:p>
              </table:table-cell>
              <table:table-cell office:value-type="float" office:value="98">
                <text:p>98</text:p>
              </table:table-cell>
              <table:table-cell office:value-type="float" office:value="15097.4612196833">
                <text:p>15097.4612196833</text:p>
              </table:table-cell>
              <table:table-cell office:value-type="float" office:value="19508.1034703963">
                <text:p>19508.1034703963</text:p>
              </table:table-cell>
            </table:table-row>
            <table:table-row>
              <table:table-cell office:value-type="string">
                <text:p>99</text:p>
              </table:table-cell>
              <table:table-cell office:value-type="float" office:value="99">
                <text:p>99</text:p>
              </table:table-cell>
              <table:table-cell office:value-type="float" office:value="15066.6398405215">
                <text:p>15066.6398405215</text:p>
              </table:table-cell>
              <table:table-cell office:value-type="float" office:value="19383.3280398741">
                <text:p>19383.3280398741</text:p>
              </table:table-cell>
            </table:table-row>
            <table:table-row>
              <table:table-cell office:value-type="string">
                <text:p>100</text:p>
              </table:table-cell>
              <table:table-cell office:value-type="float" office:value="100">
                <text:p>100</text:p>
              </table:table-cell>
              <table:table-cell office:value-type="float" office:value="15066.6398405215">
                <text:p>15066.6398405215</text:p>
              </table:table-cell>
              <table:table-cell office:value-type="float" office:value="19514.319718917">
                <text:p>19514.319718917</text:p>
              </table:table-cell>
            </table:table-row>
            <table:table-row>
              <table:table-cell office:value-type="string">
                <text:p>101</text:p>
              </table:table-cell>
              <table:table-cell office:value-type="float" office:value="101">
                <text:p>101</text:p>
              </table:table-cell>
              <table:table-cell office:value-type="float" office:value="14870.7588913621">
                <text:p>14870.7588913621</text:p>
              </table:table-cell>
              <table:table-cell office:value-type="float" office:value="19515.8701809926">
                <text:p>19515.8701809926</text:p>
              </table:table-cell>
            </table:table-row>
            <table:table-row>
              <table:table-cell office:value-type="string">
                <text:p>102</text:p>
              </table:table-cell>
              <table:table-cell office:value-type="float" office:value="102">
                <text:p>102</text:p>
              </table:table-cell>
              <table:table-cell office:value-type="float" office:value="14870.4805811606">
                <text:p>14870.4805811606</text:p>
              </table:table-cell>
              <table:table-cell office:value-type="float" office:value="19575.1634208798">
                <text:p>19575.1634208798</text:p>
              </table:table-cell>
            </table:table-row>
            <table:table-row>
              <table:table-cell office:value-type="string">
                <text:p>103</text:p>
              </table:table-cell>
              <table:table-cell office:value-type="float" office:value="103">
                <text:p>103</text:p>
              </table:table-cell>
              <table:table-cell office:value-type="float" office:value="14870.4805811606">
                <text:p>14870.4805811606</text:p>
              </table:table-cell>
              <table:table-cell office:value-type="float" office:value="19527.7622324667">
                <text:p>19527.7622324667</text:p>
              </table:table-cell>
            </table:table-row>
            <table:table-row>
              <table:table-cell office:value-type="string">
                <text:p>104</text:p>
              </table:table-cell>
              <table:table-cell office:value-type="float" office:value="104">
                <text:p>104</text:p>
              </table:table-cell>
              <table:table-cell office:value-type="float" office:value="14870.4805811606">
                <text:p>14870.4805811606</text:p>
              </table:table-cell>
              <table:table-cell office:value-type="float" office:value="19599.4123030085">
                <text:p>19599.4123030085</text:p>
              </table:table-cell>
            </table:table-row>
            <table:table-row>
              <table:table-cell office:value-type="string">
                <text:p>105</text:p>
              </table:table-cell>
              <table:table-cell office:value-type="float" office:value="105">
                <text:p>105</text:p>
              </table:table-cell>
              <table:table-cell office:value-type="float" office:value="14870.4805811606">
                <text:p>14870.4805811606</text:p>
              </table:table-cell>
              <table:table-cell office:value-type="float" office:value="19614.0419468269">
                <text:p>19614.0419468269</text:p>
              </table:table-cell>
            </table:table-row>
            <table:table-row>
              <table:table-cell office:value-type="string">
                <text:p>106</text:p>
              </table:table-cell>
              <table:table-cell office:value-type="float" office:value="106">
                <text:p>106</text:p>
              </table:table-cell>
              <table:table-cell office:value-type="float" office:value="14870.4805811606">
                <text:p>14870.4805811606</text:p>
              </table:table-cell>
              <table:table-cell office:value-type="float" office:value="19550.5991795141">
                <text:p>19550.5991795141</text:p>
              </table:table-cell>
            </table:table-row>
            <table:table-row>
              <table:table-cell office:value-type="string">
                <text:p>107</text:p>
              </table:table-cell>
              <table:table-cell office:value-type="float" office:value="107">
                <text:p>107</text:p>
              </table:table-cell>
              <table:table-cell office:value-type="float" office:value="14870.4805811606">
                <text:p>14870.4805811606</text:p>
              </table:table-cell>
              <table:table-cell office:value-type="float" office:value="19341.0785924721">
                <text:p>19341.0785924721</text:p>
              </table:table-cell>
            </table:table-row>
            <table:table-row>
              <table:table-cell office:value-type="string">
                <text:p>108</text:p>
              </table:table-cell>
              <table:table-cell office:value-type="float" office:value="108">
                <text:p>108</text:p>
              </table:table-cell>
              <table:table-cell office:value-type="float" office:value="14870.4805811606">
                <text:p>14870.4805811606</text:p>
              </table:table-cell>
              <table:table-cell office:value-type="float" office:value="19351.8527501996">
                <text:p>19351.8527501996</text:p>
              </table:table-cell>
            </table:table-row>
            <table:table-row>
              <table:table-cell office:value-type="string">
                <text:p>109</text:p>
              </table:table-cell>
              <table:table-cell office:value-type="float" office:value="109">
                <text:p>109</text:p>
              </table:table-cell>
              <table:table-cell office:value-type="float" office:value="14870.4805811606">
                <text:p>14870.4805811606</text:p>
              </table:table-cell>
              <table:table-cell office:value-type="float" office:value="19358.0798644294">
                <text:p>19358.0798644294</text:p>
              </table:table-cell>
            </table:table-row>
            <table:table-row>
              <table:table-cell office:value-type="string">
                <text:p>110</text:p>
              </table:table-cell>
              <table:table-cell office:value-type="float" office:value="110">
                <text:p>110</text:p>
              </table:table-cell>
              <table:table-cell office:value-type="float" office:value="14870.4805811606">
                <text:p>14870.4805811606</text:p>
              </table:table-cell>
              <table:table-cell office:value-type="float" office:value="19372.320382959">
                <text:p>19372.320382959</text:p>
              </table:table-cell>
            </table:table-row>
            <table:table-row>
              <table:table-cell office:value-type="string">
                <text:p>111</text:p>
              </table:table-cell>
              <table:table-cell office:value-type="float" office:value="111">
                <text:p>111</text:p>
              </table:table-cell>
              <table:table-cell office:value-type="float" office:value="14981.0763508326">
                <text:p>14981.0763508326</text:p>
              </table:table-cell>
              <table:table-cell office:value-type="float" office:value="19190.9192410453">
                <text:p>19190.9192410453</text:p>
              </table:table-cell>
            </table:table-row>
            <table:table-row>
              <table:table-cell office:value-type="string">
                <text:p>112</text:p>
              </table:table-cell>
              <table:table-cell office:value-type="float" office:value="112">
                <text:p>112</text:p>
              </table:table-cell>
              <table:table-cell office:value-type="float" office:value="14736.0229308728">
                <text:p>14736.0229308728</text:p>
              </table:table-cell>
              <table:table-cell office:value-type="float" office:value="19117.9216436792">
                <text:p>19117.9216436792</text:p>
              </table:table-cell>
            </table:table-row>
            <table:table-row>
              <table:table-cell office:value-type="string">
                <text:p>113</text:p>
              </table:table-cell>
              <table:table-cell office:value-type="float" office:value="113">
                <text:p>113</text:p>
              </table:table-cell>
              <table:table-cell office:value-type="float" office:value="14848.435082215">
                <text:p>14848.435082215</text:p>
              </table:table-cell>
              <table:table-cell office:value-type="float" office:value="19037.4131733582">
                <text:p>19037.4131733582</text:p>
              </table:table-cell>
            </table:table-row>
            <table:table-row>
              <table:table-cell office:value-type="string">
                <text:p>114</text:p>
              </table:table-cell>
              <table:table-cell office:value-type="float" office:value="114">
                <text:p>114</text:p>
              </table:table-cell>
              <table:table-cell office:value-type="float" office:value="14848.435082215">
                <text:p>14848.435082215</text:p>
              </table:table-cell>
              <table:table-cell office:value-type="float" office:value="19041.5958157399">
                <text:p>19041.5958157399</text:p>
              </table:table-cell>
            </table:table-row>
            <table:table-row>
              <table:table-cell office:value-type="string">
                <text:p>115</text:p>
              </table:table-cell>
              <table:table-cell office:value-type="float" office:value="115">
                <text:p>115</text:p>
              </table:table-cell>
              <table:table-cell office:value-type="float" office:value="15297.5585329694">
                <text:p>15297.5585329694</text:p>
              </table:table-cell>
              <table:table-cell office:value-type="float" office:value="18957.4344845807">
                <text:p>18957.4344845807</text:p>
              </table:table-cell>
            </table:table-row>
            <table:table-row>
              <table:table-cell office:value-type="string">
                <text:p>116</text:p>
              </table:table-cell>
              <table:table-cell office:value-type="float" office:value="116">
                <text:p>116</text:p>
              </table:table-cell>
              <table:table-cell office:value-type="float" office:value="14980.8800698618">
                <text:p>14980.8800698618</text:p>
              </table:table-cell>
              <table:table-cell office:value-type="float" office:value="18930.6835445798">
                <text:p>18930.6835445798</text:p>
              </table:table-cell>
            </table:table-row>
            <table:table-row>
              <table:table-cell office:value-type="string">
                <text:p>117</text:p>
              </table:table-cell>
              <table:table-cell office:value-type="float" office:value="117">
                <text:p>117</text:p>
              </table:table-cell>
              <table:table-cell office:value-type="float" office:value="14838.1137953787">
                <text:p>14838.1137953787</text:p>
              </table:table-cell>
              <table:table-cell office:value-type="float" office:value="18798.8856252313">
                <text:p>18798.8856252313</text:p>
              </table:table-cell>
            </table:table-row>
            <table:table-row>
              <table:table-cell office:value-type="string">
                <text:p>118</text:p>
              </table:table-cell>
              <table:table-cell office:value-type="float" office:value="118">
                <text:p>118</text:p>
              </table:table-cell>
              <table:table-cell office:value-type="float" office:value="14722.1574352434">
                <text:p>14722.1574352434</text:p>
              </table:table-cell>
              <table:table-cell office:value-type="float" office:value="18856.8526139945">
                <text:p>18856.8526139945</text:p>
              </table:table-cell>
            </table:table-row>
            <table:table-row>
              <table:table-cell office:value-type="string">
                <text:p>119</text:p>
              </table:table-cell>
              <table:table-cell office:value-type="float" office:value="119">
                <text:p>119</text:p>
              </table:table-cell>
              <table:table-cell office:value-type="float" office:value="14615.5442813839">
                <text:p>14615.5442813839</text:p>
              </table:table-cell>
              <table:table-cell office:value-type="float" office:value="18861.2984060787">
                <text:p>18861.2984060787</text:p>
              </table:table-cell>
            </table:table-row>
            <table:table-row>
              <table:table-cell office:value-type="string">
                <text:p>120</text:p>
              </table:table-cell>
              <table:table-cell office:value-type="float" office:value="120">
                <text:p>120</text:p>
              </table:table-cell>
              <table:table-cell office:value-type="float" office:value="14547.1200839776">
                <text:p>14547.1200839776</text:p>
              </table:table-cell>
              <table:table-cell office:value-type="float" office:value="18827.672117365">
                <text:p>18827.672117365</text:p>
              </table:table-cell>
            </table:table-row>
            <table:table-row>
              <table:table-cell office:value-type="string">
                <text:p>121</text:p>
              </table:table-cell>
              <table:table-cell office:value-type="float" office:value="121">
                <text:p>121</text:p>
              </table:table-cell>
              <table:table-cell office:value-type="float" office:value="14547.1200839776">
                <text:p>14547.1200839776</text:p>
              </table:table-cell>
              <table:table-cell office:value-type="float" office:value="18771.7984656987">
                <text:p>18771.7984656987</text:p>
              </table:table-cell>
            </table:table-row>
            <table:table-row>
              <table:table-cell office:value-type="string">
                <text:p>122</text:p>
              </table:table-cell>
              <table:table-cell office:value-type="float" office:value="122">
                <text:p>122</text:p>
              </table:table-cell>
              <table:table-cell office:value-type="float" office:value="14547.1200839776">
                <text:p>14547.1200839776</text:p>
              </table:table-cell>
              <table:table-cell office:value-type="float" office:value="18726.871163921">
                <text:p>18726.871163921</text:p>
              </table:table-cell>
            </table:table-row>
            <table:table-row>
              <table:table-cell office:value-type="string">
                <text:p>123</text:p>
              </table:table-cell>
              <table:table-cell office:value-type="float" office:value="123">
                <text:p>123</text:p>
              </table:table-cell>
              <table:table-cell office:value-type="float" office:value="14547.1200839776">
                <text:p>14547.1200839776</text:p>
              </table:table-cell>
              <table:table-cell office:value-type="float" office:value="18665.8967455298">
                <text:p>18665.8967455298</text:p>
              </table:table-cell>
            </table:table-row>
            <table:table-row>
              <table:table-cell office:value-type="string">
                <text:p>124</text:p>
              </table:table-cell>
              <table:table-cell office:value-type="float" office:value="124">
                <text:p>124</text:p>
              </table:table-cell>
              <table:table-cell office:value-type="float" office:value="14513.4445383051">
                <text:p>14513.4445383051</text:p>
              </table:table-cell>
              <table:table-cell office:value-type="float" office:value="18658.8819729559">
                <text:p>18658.8819729559</text:p>
              </table:table-cell>
            </table:table-row>
            <table:table-row>
              <table:table-cell office:value-type="string">
                <text:p>125</text:p>
              </table:table-cell>
              <table:table-cell office:value-type="float" office:value="125">
                <text:p>125</text:p>
              </table:table-cell>
              <table:table-cell office:value-type="float" office:value="14513.4445383051">
                <text:p>14513.4445383051</text:p>
              </table:table-cell>
              <table:table-cell office:value-type="float" office:value="18635.4225783889">
                <text:p>18635.4225783889</text:p>
              </table:table-cell>
            </table:table-row>
            <table:table-row>
              <table:table-cell office:value-type="string">
                <text:p>126</text:p>
              </table:table-cell>
              <table:table-cell office:value-type="float" office:value="126">
                <text:p>126</text:p>
              </table:table-cell>
              <table:table-cell office:value-type="float" office:value="14475.7856045282">
                <text:p>14475.7856045282</text:p>
              </table:table-cell>
              <table:table-cell office:value-type="float" office:value="18531.0595293026">
                <text:p>18531.0595293026</text:p>
              </table:table-cell>
            </table:table-row>
            <table:table-row>
              <table:table-cell office:value-type="string">
                <text:p>127</text:p>
              </table:table-cell>
              <table:table-cell office:value-type="float" office:value="127">
                <text:p>127</text:p>
              </table:table-cell>
              <table:table-cell office:value-type="float" office:value="14277.7719631452">
                <text:p>14277.7719631452</text:p>
              </table:table-cell>
              <table:table-cell office:value-type="float" office:value="18543.7993866508">
                <text:p>18543.7993866508</text:p>
              </table:table-cell>
            </table:table-row>
            <table:table-row>
              <table:table-cell office:value-type="string">
                <text:p>128</text:p>
              </table:table-cell>
              <table:table-cell office:value-type="float" office:value="128">
                <text:p>128</text:p>
              </table:table-cell>
              <table:table-cell office:value-type="float" office:value="14239.5283778835">
                <text:p>14239.5283778835</text:p>
              </table:table-cell>
              <table:table-cell office:value-type="float" office:value="18560.0916823669">
                <text:p>18560.0916823669</text:p>
              </table:table-cell>
            </table:table-row>
            <table:table-row>
              <table:table-cell office:value-type="string">
                <text:p>129</text:p>
              </table:table-cell>
              <table:table-cell office:value-type="float" office:value="129">
                <text:p>129</text:p>
              </table:table-cell>
              <table:table-cell office:value-type="float" office:value="14201.802190674">
                <text:p>14201.802190674</text:p>
              </table:table-cell>
              <table:table-cell office:value-type="float" office:value="18556.2738101096">
                <text:p>18556.2738101096</text:p>
              </table:table-cell>
            </table:table-row>
            <table:table-row>
              <table:table-cell office:value-type="string">
                <text:p>130</text:p>
              </table:table-cell>
              <table:table-cell office:value-type="float" office:value="130">
                <text:p>130</text:p>
              </table:table-cell>
              <table:table-cell office:value-type="float" office:value="14201.802190674">
                <text:p>14201.802190674</text:p>
              </table:table-cell>
              <table:table-cell office:value-type="float" office:value="18397.6198676993">
                <text:p>18397.6198676993</text:p>
              </table:table-cell>
            </table:table-row>
            <table:table-row>
              <table:table-cell office:value-type="string">
                <text:p>131</text:p>
              </table:table-cell>
              <table:table-cell office:value-type="float" office:value="131">
                <text:p>131</text:p>
              </table:table-cell>
              <table:table-cell office:value-type="float" office:value="13988.5761753881">
                <text:p>13988.5761753881</text:p>
              </table:table-cell>
              <table:table-cell office:value-type="float" office:value="18438.8769217132">
                <text:p>18438.8769217132</text:p>
              </table:table-cell>
            </table:table-row>
            <table:table-row>
              <table:table-cell office:value-type="string">
                <text:p>132</text:p>
              </table:table-cell>
              <table:table-cell office:value-type="float" office:value="132">
                <text:p>132</text:p>
              </table:table-cell>
              <table:table-cell office:value-type="float" office:value="13988.5761753881">
                <text:p>13988.5761753881</text:p>
              </table:table-cell>
              <table:table-cell office:value-type="float" office:value="18396.6376959184">
                <text:p>18396.6376959184</text:p>
              </table:table-cell>
            </table:table-row>
            <table:table-row>
              <table:table-cell office:value-type="string">
                <text:p>133</text:p>
              </table:table-cell>
              <table:table-cell office:value-type="float" office:value="133">
                <text:p>133</text:p>
              </table:table-cell>
              <table:table-cell office:value-type="float" office:value="13976.787444236">
                <text:p>13976.787444236</text:p>
              </table:table-cell>
              <table:table-cell office:value-type="float" office:value="18368.9771294229">
                <text:p>18368.9771294229</text:p>
              </table:table-cell>
            </table:table-row>
            <table:table-row>
              <table:table-cell office:value-type="string">
                <text:p>134</text:p>
              </table:table-cell>
              <table:table-cell office:value-type="float" office:value="134">
                <text:p>134</text:p>
              </table:table-cell>
              <table:table-cell office:value-type="float" office:value="13962.8669355786">
                <text:p>13962.8669355786</text:p>
              </table:table-cell>
              <table:table-cell office:value-type="float" office:value="18233.6997342627">
                <text:p>18233.6997342627</text:p>
              </table:table-cell>
            </table:table-row>
            <table:table-row>
              <table:table-cell office:value-type="string">
                <text:p>135</text:p>
              </table:table-cell>
              <table:table-cell office:value-type="float" office:value="135">
                <text:p>135</text:p>
              </table:table-cell>
              <table:table-cell office:value-type="float" office:value="13962.8669355786">
                <text:p>13962.8669355786</text:p>
              </table:table-cell>
              <table:table-cell office:value-type="float" office:value="18218.8919652427">
                <text:p>18218.8919652427</text:p>
              </table:table-cell>
            </table:table-row>
            <table:table-row>
              <table:table-cell office:value-type="string">
                <text:p>136</text:p>
              </table:table-cell>
              <table:table-cell office:value-type="float" office:value="136">
                <text:p>136</text:p>
              </table:table-cell>
              <table:table-cell office:value-type="float" office:value="13962.8669355786">
                <text:p>13962.8669355786</text:p>
              </table:table-cell>
              <table:table-cell office:value-type="float" office:value="18197.1598538001">
                <text:p>18197.1598538001</text:p>
              </table:table-cell>
            </table:table-row>
            <table:table-row>
              <table:table-cell office:value-type="string">
                <text:p>137</text:p>
              </table:table-cell>
              <table:table-cell office:value-type="float" office:value="137">
                <text:p>137</text:p>
              </table:table-cell>
              <table:table-cell office:value-type="float" office:value="13962.8669355786">
                <text:p>13962.8669355786</text:p>
              </table:table-cell>
              <table:table-cell office:value-type="float" office:value="18169.4534783676">
                <text:p>18169.4534783676</text:p>
              </table:table-cell>
            </table:table-row>
            <table:table-row>
              <table:table-cell office:value-type="string">
                <text:p>138</text:p>
              </table:table-cell>
              <table:table-cell office:value-type="float" office:value="138">
                <text:p>138</text:p>
              </table:table-cell>
              <table:table-cell office:value-type="float" office:value="13936.3175128097">
                <text:p>13936.3175128097</text:p>
              </table:table-cell>
              <table:table-cell office:value-type="float" office:value="18093.8056259252">
                <text:p>18093.8056259252</text:p>
              </table:table-cell>
            </table:table-row>
            <table:table-row>
              <table:table-cell office:value-type="string">
                <text:p>139</text:p>
              </table:table-cell>
              <table:table-cell office:value-type="float" office:value="139">
                <text:p>139</text:p>
              </table:table-cell>
              <table:table-cell office:value-type="float" office:value="13936.3175128097">
                <text:p>13936.3175128097</text:p>
              </table:table-cell>
              <table:table-cell office:value-type="float" office:value="18097.133383964">
                <text:p>18097.133383964</text:p>
              </table:table-cell>
            </table:table-row>
            <table:table-row>
              <table:table-cell office:value-type="string">
                <text:p>140</text:p>
              </table:table-cell>
              <table:table-cell office:value-type="float" office:value="140">
                <text:p>140</text:p>
              </table:table-cell>
              <table:table-cell office:value-type="float" office:value="13916.5810863763">
                <text:p>13916.5810863763</text:p>
              </table:table-cell>
              <table:table-cell office:value-type="float" office:value="18105.7845597976">
                <text:p>18105.7845597976</text:p>
              </table:table-cell>
            </table:table-row>
            <table:table-row>
              <table:table-cell office:value-type="string">
                <text:p>141</text:p>
              </table:table-cell>
              <table:table-cell office:value-type="float" office:value="141">
                <text:p>141</text:p>
              </table:table-cell>
              <table:table-cell office:value-type="float" office:value="13774.2241552199">
                <text:p>13774.2241552199</text:p>
              </table:table-cell>
              <table:table-cell office:value-type="float" office:value="18009.698775592">
                <text:p>18009.698775592</text:p>
              </table:table-cell>
            </table:table-row>
            <table:table-row>
              <table:table-cell office:value-type="string">
                <text:p>142</text:p>
              </table:table-cell>
              <table:table-cell office:value-type="float" office:value="142">
                <text:p>142</text:p>
              </table:table-cell>
              <table:table-cell office:value-type="float" office:value="13774.2241552199">
                <text:p>13774.2241552199</text:p>
              </table:table-cell>
              <table:table-cell office:value-type="float" office:value="18053.5652913585">
                <text:p>18053.5652913585</text:p>
              </table:table-cell>
            </table:table-row>
            <table:table-row>
              <table:table-cell office:value-type="string">
                <text:p>143</text:p>
              </table:table-cell>
              <table:table-cell office:value-type="float" office:value="143">
                <text:p>143</text:p>
              </table:table-cell>
              <table:table-cell office:value-type="float" office:value="13774.2241552199">
                <text:p>13774.2241552199</text:p>
              </table:table-cell>
              <table:table-cell office:value-type="float" office:value="18100.8175076405">
                <text:p>18100.8175076405</text:p>
              </table:table-cell>
            </table:table-row>
            <table:table-row>
              <table:table-cell office:value-type="string">
                <text:p>144</text:p>
              </table:table-cell>
              <table:table-cell office:value-type="float" office:value="144">
                <text:p>144</text:p>
              </table:table-cell>
              <table:table-cell office:value-type="float" office:value="13762.2377583392">
                <text:p>13762.2377583392</text:p>
              </table:table-cell>
              <table:table-cell office:value-type="float" office:value="18093.330503021">
                <text:p>18093.330503021</text:p>
              </table:table-cell>
            </table:table-row>
            <table:table-row>
              <table:table-cell office:value-type="string">
                <text:p>145</text:p>
              </table:table-cell>
              <table:table-cell office:value-type="float" office:value="145">
                <text:p>145</text:p>
              </table:table-cell>
              <table:table-cell office:value-type="float" office:value="13762.2377583392">
                <text:p>13762.2377583392</text:p>
              </table:table-cell>
              <table:table-cell office:value-type="float" office:value="18108.9034696697">
                <text:p>18108.9034696697</text:p>
              </table:table-cell>
            </table:table-row>
            <table:table-row>
              <table:table-cell office:value-type="string">
                <text:p>146</text:p>
              </table:table-cell>
              <table:table-cell office:value-type="float" office:value="146">
                <text:p>146</text:p>
              </table:table-cell>
              <table:table-cell office:value-type="float" office:value="13762.2377583392">
                <text:p>13762.2377583392</text:p>
              </table:table-cell>
              <table:table-cell office:value-type="float" office:value="18215.3811426752">
                <text:p>18215.3811426752</text:p>
              </table:table-cell>
            </table:table-row>
            <table:table-row>
              <table:table-cell office:value-type="string">
                <text:p>147</text:p>
              </table:table-cell>
              <table:table-cell office:value-type="float" office:value="147">
                <text:p>147</text:p>
              </table:table-cell>
              <table:table-cell office:value-type="float" office:value="13762.2377583392">
                <text:p>13762.2377583392</text:p>
              </table:table-cell>
              <table:table-cell office:value-type="float" office:value="18130.2229250229">
                <text:p>18130.2229250229</text:p>
              </table:table-cell>
            </table:table-row>
            <table:table-row>
              <table:table-cell office:value-type="string">
                <text:p>148</text:p>
              </table:table-cell>
              <table:table-cell office:value-type="float" office:value="148">
                <text:p>148</text:p>
              </table:table-cell>
              <table:table-cell office:value-type="float" office:value="13762.2377583392">
                <text:p>13762.2377583392</text:p>
              </table:table-cell>
              <table:table-cell office:value-type="float" office:value="18010.3712062458">
                <text:p>18010.3712062458</text:p>
              </table:table-cell>
            </table:table-row>
            <table:table-row>
              <table:table-cell office:value-type="string">
                <text:p>149</text:p>
              </table:table-cell>
              <table:table-cell office:value-type="float" office:value="149">
                <text:p>149</text:p>
              </table:table-cell>
              <table:table-cell office:value-type="float" office:value="13762.2377583392">
                <text:p>13762.2377583392</text:p>
              </table:table-cell>
              <table:table-cell office:value-type="float" office:value="17931.9524141605">
                <text:p>17931.9524141605</text:p>
              </table:table-cell>
            </table:table-row>
            <table:table-row>
              <table:table-cell office:value-type="string">
                <text:p>150</text:p>
              </table:table-cell>
              <table:table-cell office:value-type="float" office:value="150">
                <text:p>150</text:p>
              </table:table-cell>
              <table:table-cell office:value-type="float" office:value="13762.2377583392">
                <text:p>13762.2377583392</text:p>
              </table:table-cell>
              <table:table-cell office:value-type="float" office:value="17822.8023271993">
                <text:p>17822.8023271993</text:p>
              </table:table-cell>
            </table:table-row>
            <table:table-row>
              <table:table-cell office:value-type="string">
                <text:p>151</text:p>
              </table:table-cell>
              <table:table-cell office:value-type="float" office:value="151">
                <text:p>151</text:p>
              </table:table-cell>
              <table:table-cell office:value-type="float" office:value="13762.2377583392">
                <text:p>13762.2377583392</text:p>
              </table:table-cell>
              <table:table-cell office:value-type="float" office:value="17875.0697745446">
                <text:p>17875.0697745446</text:p>
              </table:table-cell>
            </table:table-row>
            <table:table-row>
              <table:table-cell office:value-type="string">
                <text:p>152</text:p>
              </table:table-cell>
              <table:table-cell office:value-type="float" office:value="152">
                <text:p>152</text:p>
              </table:table-cell>
              <table:table-cell office:value-type="float" office:value="13762.2377583392">
                <text:p>13762.2377583392</text:p>
              </table:table-cell>
              <table:table-cell office:value-type="float" office:value="17804.8577819916">
                <text:p>17804.8577819916</text:p>
              </table:table-cell>
            </table:table-row>
            <table:table-row>
              <table:table-cell office:value-type="string">
                <text:p>153</text:p>
              </table:table-cell>
              <table:table-cell office:value-type="float" office:value="153">
                <text:p>153</text:p>
              </table:table-cell>
              <table:table-cell office:value-type="float" office:value="13761.2814942541">
                <text:p>13761.2814942541</text:p>
              </table:table-cell>
              <table:table-cell office:value-type="float" office:value="17766.0903049073">
                <text:p>17766.0903049073</text:p>
              </table:table-cell>
            </table:table-row>
            <table:table-row>
              <table:table-cell office:value-type="string">
                <text:p>154</text:p>
              </table:table-cell>
              <table:table-cell office:value-type="float" office:value="154">
                <text:p>154</text:p>
              </table:table-cell>
              <table:table-cell office:value-type="float" office:value="13761.2814942541">
                <text:p>13761.2814942541</text:p>
              </table:table-cell>
              <table:table-cell office:value-type="float" office:value="17729.112831206">
                <text:p>17729.112831206</text:p>
              </table:table-cell>
            </table:table-row>
            <table:table-row>
              <table:table-cell office:value-type="string">
                <text:p>155</text:p>
              </table:table-cell>
              <table:table-cell office:value-type="float" office:value="155">
                <text:p>155</text:p>
              </table:table-cell>
              <table:table-cell office:value-type="float" office:value="13761.2814942541">
                <text:p>13761.2814942541</text:p>
              </table:table-cell>
              <table:table-cell office:value-type="float" office:value="17888.3878678639">
                <text:p>17888.3878678639</text:p>
              </table:table-cell>
            </table:table-row>
            <table:table-row>
              <table:table-cell office:value-type="string">
                <text:p>156</text:p>
              </table:table-cell>
              <table:table-cell office:value-type="float" office:value="156">
                <text:p>156</text:p>
              </table:table-cell>
              <table:table-cell office:value-type="float" office:value="13761.2814942541">
                <text:p>13761.2814942541</text:p>
              </table:table-cell>
              <table:table-cell office:value-type="float" office:value="17787.8238687264">
                <text:p>17787.8238687264</text:p>
              </table:table-cell>
            </table:table-row>
            <table:table-row>
              <table:table-cell office:value-type="string">
                <text:p>157</text:p>
              </table:table-cell>
              <table:table-cell office:value-type="float" office:value="157">
                <text:p>157</text:p>
              </table:table-cell>
              <table:table-cell office:value-type="float" office:value="14276.8987859787">
                <text:p>14276.8987859787</text:p>
              </table:table-cell>
              <table:table-cell office:value-type="float" office:value="17718.4815228512">
                <text:p>17718.4815228512</text:p>
              </table:table-cell>
            </table:table-row>
            <table:table-row>
              <table:table-cell office:value-type="string">
                <text:p>158</text:p>
              </table:table-cell>
              <table:table-cell office:value-type="float" office:value="158">
                <text:p>158</text:p>
              </table:table-cell>
              <table:table-cell office:value-type="float" office:value="13861.8563528129">
                <text:p>13861.8563528129</text:p>
              </table:table-cell>
              <table:table-cell office:value-type="float" office:value="17625.2214405516">
                <text:p>17625.2214405516</text:p>
              </table:table-cell>
            </table:table-row>
            <table:table-row>
              <table:table-cell office:value-type="string">
                <text:p>159</text:p>
              </table:table-cell>
              <table:table-cell office:value-type="float" office:value="159">
                <text:p>159</text:p>
              </table:table-cell>
              <table:table-cell office:value-type="float" office:value="13764.3652139574">
                <text:p>13764.3652139574</text:p>
              </table:table-cell>
              <table:table-cell office:value-type="float" office:value="17602.9339875988">
                <text:p>17602.9339875988</text:p>
              </table:table-cell>
            </table:table-row>
            <table:table-row>
              <table:table-cell office:value-type="string">
                <text:p>160</text:p>
              </table:table-cell>
              <table:table-cell office:value-type="float" office:value="160">
                <text:p>160</text:p>
              </table:table-cell>
              <table:table-cell office:value-type="float" office:value="14219.4790923107">
                <text:p>14219.4790923107</text:p>
              </table:table-cell>
              <table:table-cell office:value-type="float" office:value="17509.8666705384">
                <text:p>17509.8666705384</text:p>
              </table:table-cell>
            </table:table-row>
            <table:table-row>
              <table:table-cell office:value-type="string">
                <text:p>161</text:p>
              </table:table-cell>
              <table:table-cell office:value-type="float" office:value="161">
                <text:p>161</text:p>
              </table:table-cell>
              <table:table-cell office:value-type="float" office:value="13630.5202869478">
                <text:p>13630.5202869478</text:p>
              </table:table-cell>
              <table:table-cell office:value-type="float" office:value="17497.5845720847">
                <text:p>17497.5845720847</text:p>
              </table:table-cell>
            </table:table-row>
            <table:table-row>
              <table:table-cell office:value-type="string">
                <text:p>162</text:p>
              </table:table-cell>
              <table:table-cell office:value-type="float" office:value="162">
                <text:p>162</text:p>
              </table:table-cell>
              <table:table-cell office:value-type="float" office:value="13622.6154537057">
                <text:p>13622.6154537057</text:p>
              </table:table-cell>
              <table:table-cell office:value-type="float" office:value="17434.4199630742">
                <text:p>17434.4199630742</text:p>
              </table:table-cell>
            </table:table-row>
            <table:table-row>
              <table:table-cell office:value-type="string">
                <text:p>163</text:p>
              </table:table-cell>
              <table:table-cell office:value-type="float" office:value="163">
                <text:p>163</text:p>
              </table:table-cell>
              <table:table-cell office:value-type="float" office:value="13608.0210869076">
                <text:p>13608.0210869076</text:p>
              </table:table-cell>
              <table:table-cell office:value-type="float" office:value="17462.9440093285">
                <text:p>17462.9440093285</text:p>
              </table:table-cell>
            </table:table-row>
            <table:table-row>
              <table:table-cell office:value-type="string">
                <text:p>164</text:p>
              </table:table-cell>
              <table:table-cell office:value-type="float" office:value="164">
                <text:p>164</text:p>
              </table:table-cell>
              <table:table-cell office:value-type="float" office:value="13539.3219332122">
                <text:p>13539.3219332122</text:p>
              </table:table-cell>
              <table:table-cell office:value-type="float" office:value="17393.0091879766">
                <text:p>17393.0091879766</text:p>
              </table:table-cell>
            </table:table-row>
            <table:table-row>
              <table:table-cell office:value-type="string">
                <text:p>165</text:p>
              </table:table-cell>
              <table:table-cell office:value-type="float" office:value="165">
                <text:p>165</text:p>
              </table:table-cell>
              <table:table-cell office:value-type="float" office:value="13478.9335519705">
                <text:p>13478.9335519705</text:p>
              </table:table-cell>
              <table:table-cell office:value-type="float" office:value="17363.5645991352">
                <text:p>17363.5645991352</text:p>
              </table:table-cell>
            </table:table-row>
            <table:table-row>
              <table:table-cell office:value-type="string">
                <text:p>166</text:p>
              </table:table-cell>
              <table:table-cell office:value-type="float" office:value="166">
                <text:p>166</text:p>
              </table:table-cell>
              <table:table-cell office:value-type="float" office:value="13438.9394015769">
                <text:p>13438.9394015769</text:p>
              </table:table-cell>
              <table:table-cell office:value-type="float" office:value="17440.4411399982">
                <text:p>17440.4411399982</text:p>
              </table:table-cell>
            </table:table-row>
            <table:table-row>
              <table:table-cell office:value-type="string">
                <text:p>167</text:p>
              </table:table-cell>
              <table:table-cell office:value-type="float" office:value="167">
                <text:p>167</text:p>
              </table:table-cell>
              <table:table-cell office:value-type="float" office:value="13400.7286594754">
                <text:p>13400.7286594754</text:p>
              </table:table-cell>
              <table:table-cell office:value-type="float" office:value="17493.6441122691">
                <text:p>17493.6441122691</text:p>
              </table:table-cell>
            </table:table-row>
            <table:table-row>
              <table:table-cell office:value-type="string">
                <text:p>168</text:p>
              </table:table-cell>
              <table:table-cell office:value-type="float" office:value="168">
                <text:p>168</text:p>
              </table:table-cell>
              <table:table-cell office:value-type="float" office:value="13356.7901832814">
                <text:p>13356.7901832814</text:p>
              </table:table-cell>
              <table:table-cell office:value-type="float" office:value="17320.1344292777">
                <text:p>17320.1344292777</text:p>
              </table:table-cell>
            </table:table-row>
            <table:table-row>
              <table:table-cell office:value-type="string">
                <text:p>169</text:p>
              </table:table-cell>
              <table:table-cell office:value-type="float" office:value="169">
                <text:p>169</text:p>
              </table:table-cell>
              <table:table-cell office:value-type="float" office:value="13356.7901832814">
                <text:p>13356.7901832814</text:p>
              </table:table-cell>
              <table:table-cell office:value-type="float" office:value="17246.0816841825">
                <text:p>17246.0816841825</text:p>
              </table:table-cell>
            </table:table-row>
            <table:table-row>
              <table:table-cell office:value-type="string">
                <text:p>170</text:p>
              </table:table-cell>
              <table:table-cell office:value-type="float" office:value="170">
                <text:p>170</text:p>
              </table:table-cell>
              <table:table-cell office:value-type="float" office:value="13436.7829258224">
                <text:p>13436.7829258224</text:p>
              </table:table-cell>
              <table:table-cell office:value-type="float" office:value="17168.4770564">
                <text:p>17168.4770564</text:p>
              </table:table-cell>
            </table:table-row>
            <table:table-row>
              <table:table-cell office:value-type="string">
                <text:p>171</text:p>
              </table:table-cell>
              <table:table-cell office:value-type="float" office:value="171">
                <text:p>171</text:p>
              </table:table-cell>
              <table:table-cell office:value-type="float" office:value="13352.3068957995">
                <text:p>13352.3068957995</text:p>
              </table:table-cell>
              <table:table-cell office:value-type="float" office:value="17174.9791352789">
                <text:p>17174.9791352789</text:p>
              </table:table-cell>
            </table:table-row>
            <table:table-row>
              <table:table-cell office:value-type="string">
                <text:p>172</text:p>
              </table:table-cell>
              <table:table-cell office:value-type="float" office:value="172">
                <text:p>172</text:p>
              </table:table-cell>
              <table:table-cell office:value-type="float" office:value="13308.2578270328">
                <text:p>13308.2578270328</text:p>
              </table:table-cell>
              <table:table-cell office:value-type="float" office:value="17038.4885252374">
                <text:p>17038.4885252374</text:p>
              </table:table-cell>
            </table:table-row>
            <table:table-row>
              <table:table-cell office:value-type="string">
                <text:p>173</text:p>
              </table:table-cell>
              <table:table-cell office:value-type="float" office:value="173">
                <text:p>173</text:p>
              </table:table-cell>
              <table:table-cell office:value-type="float" office:value="13274.7040933354">
                <text:p>13274.7040933354</text:p>
              </table:table-cell>
              <table:table-cell office:value-type="float" office:value="16988.554420649">
                <text:p>16988.554420649</text:p>
              </table:table-cell>
            </table:table-row>
            <table:table-row>
              <table:table-cell office:value-type="string">
                <text:p>174</text:p>
              </table:table-cell>
              <table:table-cell office:value-type="float" office:value="174">
                <text:p>174</text:p>
              </table:table-cell>
              <table:table-cell office:value-type="float" office:value="13264.3210788819">
                <text:p>13264.3210788819</text:p>
              </table:table-cell>
              <table:table-cell office:value-type="float" office:value="16906.8488683008">
                <text:p>16906.8488683008</text:p>
              </table:table-cell>
            </table:table-row>
            <table:table-row>
              <table:table-cell office:value-type="string">
                <text:p>175</text:p>
              </table:table-cell>
              <table:table-cell office:value-type="float" office:value="175">
                <text:p>175</text:p>
              </table:table-cell>
              <table:table-cell office:value-type="float" office:value="13075.3973008987">
                <text:p>13075.3973008987</text:p>
              </table:table-cell>
              <table:table-cell office:value-type="float" office:value="16888.5742737184">
                <text:p>16888.5742737184</text:p>
              </table:table-cell>
            </table:table-row>
            <table:table-row>
              <table:table-cell office:value-type="string">
                <text:p>176</text:p>
              </table:table-cell>
              <table:table-cell office:value-type="float" office:value="176">
                <text:p>176</text:p>
              </table:table-cell>
              <table:table-cell office:value-type="float" office:value="13075.3973008987">
                <text:p>13075.3973008987</text:p>
              </table:table-cell>
              <table:table-cell office:value-type="float" office:value="16863.8759792584">
                <text:p>16863.8759792584</text:p>
              </table:table-cell>
            </table:table-row>
            <table:table-row>
              <table:table-cell office:value-type="string">
                <text:p>177</text:p>
              </table:table-cell>
              <table:table-cell office:value-type="float" office:value="177">
                <text:p>177</text:p>
              </table:table-cell>
              <table:table-cell office:value-type="float" office:value="13075.3973008987">
                <text:p>13075.3973008987</text:p>
              </table:table-cell>
              <table:table-cell office:value-type="float" office:value="16841.360381083">
                <text:p>16841.360381083</text:p>
              </table:table-cell>
            </table:table-row>
            <table:table-row>
              <table:table-cell office:value-type="string">
                <text:p>178</text:p>
              </table:table-cell>
              <table:table-cell office:value-type="float" office:value="178">
                <text:p>178</text:p>
              </table:table-cell>
              <table:table-cell office:value-type="float" office:value="13062.2214780233">
                <text:p>13062.2214780233</text:p>
              </table:table-cell>
              <table:table-cell office:value-type="float" office:value="16876.0882382097">
                <text:p>16876.0882382097</text:p>
              </table:table-cell>
            </table:table-row>
            <table:table-row>
              <table:table-cell office:value-type="string">
                <text:p>179</text:p>
              </table:table-cell>
              <table:table-cell office:value-type="float" office:value="179">
                <text:p>179</text:p>
              </table:table-cell>
              <table:table-cell office:value-type="float" office:value="12978.4203782723">
                <text:p>12978.4203782723</text:p>
              </table:table-cell>
              <table:table-cell office:value-type="float" office:value="16949.6723338081">
                <text:p>16949.6723338081</text:p>
              </table:table-cell>
            </table:table-row>
            <table:table-row>
              <table:table-cell office:value-type="string">
                <text:p>180</text:p>
              </table:table-cell>
              <table:table-cell office:value-type="float" office:value="180">
                <text:p>180</text:p>
              </table:table-cell>
              <table:table-cell office:value-type="float" office:value="12960.9977748137">
                <text:p>12960.9977748137</text:p>
              </table:table-cell>
              <table:table-cell office:value-type="float" office:value="16925.8743817704">
                <text:p>16925.8743817704</text:p>
              </table:table-cell>
            </table:table-row>
            <table:table-row>
              <table:table-cell office:value-type="string">
                <text:p>181</text:p>
              </table:table-cell>
              <table:table-cell office:value-type="float" office:value="181">
                <text:p>181</text:p>
              </table:table-cell>
              <table:table-cell office:value-type="float" office:value="12959.5683465483">
                <text:p>12959.5683465483</text:p>
              </table:table-cell>
              <table:table-cell office:value-type="float" office:value="16849.0875176152">
                <text:p>16849.0875176152</text:p>
              </table:table-cell>
            </table:table-row>
            <table:table-row>
              <table:table-cell office:value-type="string">
                <text:p>182</text:p>
              </table:table-cell>
              <table:table-cell office:value-type="float" office:value="182">
                <text:p>182</text:p>
              </table:table-cell>
              <table:table-cell office:value-type="float" office:value="12933.4993965425">
                <text:p>12933.4993965425</text:p>
              </table:table-cell>
              <table:table-cell office:value-type="float" office:value="16860.8046910979">
                <text:p>16860.8046910979</text:p>
              </table:table-cell>
            </table:table-row>
            <table:table-row>
              <table:table-cell office:value-type="string">
                <text:p>183</text:p>
              </table:table-cell>
              <table:table-cell office:value-type="float" office:value="183">
                <text:p>183</text:p>
              </table:table-cell>
              <table:table-cell office:value-type="float" office:value="12749.6432220576">
                <text:p>12749.6432220576</text:p>
              </table:table-cell>
              <table:table-cell office:value-type="float" office:value="16834.7875661687">
                <text:p>16834.7875661687</text:p>
              </table:table-cell>
            </table:table-row>
            <table:table-row>
              <table:table-cell office:value-type="string">
                <text:p>184</text:p>
              </table:table-cell>
              <table:table-cell office:value-type="float" office:value="184">
                <text:p>184</text:p>
              </table:table-cell>
              <table:table-cell office:value-type="float" office:value="12749.6432220576">
                <text:p>12749.6432220576</text:p>
              </table:table-cell>
              <table:table-cell office:value-type="float" office:value="16743.386499755">
                <text:p>16743.386499755</text:p>
              </table:table-cell>
            </table:table-row>
            <table:table-row>
              <table:table-cell office:value-type="string">
                <text:p>185</text:p>
              </table:table-cell>
              <table:table-cell office:value-type="float" office:value="185">
                <text:p>185</text:p>
              </table:table-cell>
              <table:table-cell office:value-type="float" office:value="12586.0535136931">
                <text:p>12586.0535136931</text:p>
              </table:table-cell>
              <table:table-cell office:value-type="float" office:value="16647.6071572099">
                <text:p>16647.6071572099</text:p>
              </table:table-cell>
            </table:table-row>
            <table:table-row>
              <table:table-cell office:value-type="string">
                <text:p>186</text:p>
              </table:table-cell>
              <table:table-cell office:value-type="float" office:value="186">
                <text:p>186</text:p>
              </table:table-cell>
              <table:table-cell office:value-type="float" office:value="12586.0535136931">
                <text:p>12586.0535136931</text:p>
              </table:table-cell>
              <table:table-cell office:value-type="float" office:value="16680.3063695947">
                <text:p>16680.3063695947</text:p>
              </table:table-cell>
            </table:table-row>
            <table:table-row>
              <table:table-cell office:value-type="string">
                <text:p>187</text:p>
              </table:table-cell>
              <table:table-cell office:value-type="float" office:value="187">
                <text:p>187</text:p>
              </table:table-cell>
              <table:table-cell office:value-type="float" office:value="12557.0724103117">
                <text:p>12557.0724103117</text:p>
              </table:table-cell>
              <table:table-cell office:value-type="float" office:value="16654.8786203972">
                <text:p>16654.8786203972</text:p>
              </table:table-cell>
            </table:table-row>
            <table:table-row>
              <table:table-cell office:value-type="string">
                <text:p>188</text:p>
              </table:table-cell>
              <table:table-cell office:value-type="float" office:value="188">
                <text:p>188</text:p>
              </table:table-cell>
              <table:table-cell office:value-type="float" office:value="12557.0724103117">
                <text:p>12557.0724103117</text:p>
              </table:table-cell>
              <table:table-cell office:value-type="float" office:value="16636.2470829607">
                <text:p>16636.2470829607</text:p>
              </table:table-cell>
            </table:table-row>
            <table:table-row>
              <table:table-cell office:value-type="string">
                <text:p>189</text:p>
              </table:table-cell>
              <table:table-cell office:value-type="float" office:value="189">
                <text:p>189</text:p>
              </table:table-cell>
              <table:table-cell office:value-type="float" office:value="12557.0724103117">
                <text:p>12557.0724103117</text:p>
              </table:table-cell>
              <table:table-cell office:value-type="float" office:value="16617.5962100113">
                <text:p>16617.5962100113</text:p>
              </table:table-cell>
            </table:table-row>
            <table:table-row>
              <table:table-cell office:value-type="string">
                <text:p>190</text:p>
              </table:table-cell>
              <table:table-cell office:value-type="float" office:value="190">
                <text:p>190</text:p>
              </table:table-cell>
              <table:table-cell office:value-type="float" office:value="12531.0221637655">
                <text:p>12531.0221637655</text:p>
              </table:table-cell>
              <table:table-cell office:value-type="float" office:value="16570.7065651368">
                <text:p>16570.7065651368</text:p>
              </table:table-cell>
            </table:table-row>
            <table:table-row>
              <table:table-cell office:value-type="string">
                <text:p>191</text:p>
              </table:table-cell>
              <table:table-cell office:value-type="float" office:value="191">
                <text:p>191</text:p>
              </table:table-cell>
              <table:table-cell office:value-type="float" office:value="12531.0221637655">
                <text:p>12531.0221637655</text:p>
              </table:table-cell>
              <table:table-cell office:value-type="float" office:value="16591.2368067974">
                <text:p>16591.2368067974</text:p>
              </table:table-cell>
            </table:table-row>
            <table:table-row>
              <table:table-cell office:value-type="string">
                <text:p>192</text:p>
              </table:table-cell>
              <table:table-cell office:value-type="float" office:value="192">
                <text:p>192</text:p>
              </table:table-cell>
              <table:table-cell office:value-type="float" office:value="12531.0221637655">
                <text:p>12531.0221637655</text:p>
              </table:table-cell>
              <table:table-cell office:value-type="float" office:value="16645.4672653828">
                <text:p>16645.4672653828</text:p>
              </table:table-cell>
            </table:table-row>
            <table:table-row>
              <table:table-cell office:value-type="string">
                <text:p>193</text:p>
              </table:table-cell>
              <table:table-cell office:value-type="float" office:value="193">
                <text:p>193</text:p>
              </table:table-cell>
              <table:table-cell office:value-type="float" office:value="12531.0221637655">
                <text:p>12531.0221637655</text:p>
              </table:table-cell>
              <table:table-cell office:value-type="float" office:value="16495.335565182">
                <text:p>16495.335565182</text:p>
              </table:table-cell>
            </table:table-row>
            <table:table-row>
              <table:table-cell office:value-type="string">
                <text:p>194</text:p>
              </table:table-cell>
              <table:table-cell office:value-type="float" office:value="194">
                <text:p>194</text:p>
              </table:table-cell>
              <table:table-cell office:value-type="float" office:value="12531.0221637655">
                <text:p>12531.0221637655</text:p>
              </table:table-cell>
              <table:table-cell office:value-type="float" office:value="16466.2047627386">
                <text:p>16466.2047627386</text:p>
              </table:table-cell>
            </table:table-row>
            <table:table-row>
              <table:table-cell office:value-type="string">
                <text:p>195</text:p>
              </table:table-cell>
              <table:table-cell office:value-type="float" office:value="195">
                <text:p>195</text:p>
              </table:table-cell>
              <table:table-cell office:value-type="float" office:value="12525.4691759231">
                <text:p>12525.4691759231</text:p>
              </table:table-cell>
              <table:table-cell office:value-type="float" office:value="16397.3568350352">
                <text:p>16397.3568350352</text:p>
              </table:table-cell>
            </table:table-row>
            <table:table-row>
              <table:table-cell office:value-type="string">
                <text:p>196</text:p>
              </table:table-cell>
              <table:table-cell office:value-type="float" office:value="196">
                <text:p>196</text:p>
              </table:table-cell>
              <table:table-cell office:value-type="float" office:value="12525.4691759231">
                <text:p>12525.4691759231</text:p>
              </table:table-cell>
              <table:table-cell office:value-type="float" office:value="16412.5010217697">
                <text:p>16412.5010217697</text:p>
              </table:table-cell>
            </table:table-row>
            <table:table-row>
              <table:table-cell office:value-type="string">
                <text:p>197</text:p>
              </table:table-cell>
              <table:table-cell office:value-type="float" office:value="197">
                <text:p>197</text:p>
              </table:table-cell>
              <table:table-cell office:value-type="float" office:value="12478.8873594723">
                <text:p>12478.8873594723</text:p>
              </table:table-cell>
              <table:table-cell office:value-type="float" office:value="16332.0340627475">
                <text:p>16332.0340627475</text:p>
              </table:table-cell>
            </table:table-row>
            <table:table-row>
              <table:table-cell office:value-type="string">
                <text:p>198</text:p>
              </table:table-cell>
              <table:table-cell office:value-type="float" office:value="198">
                <text:p>198</text:p>
              </table:table-cell>
              <table:table-cell office:value-type="float" office:value="12478.8873594723">
                <text:p>12478.8873594723</text:p>
              </table:table-cell>
              <table:table-cell office:value-type="float" office:value="16240.2367938077">
                <text:p>16240.2367938077</text:p>
              </table:table-cell>
            </table:table-row>
            <table:table-row>
              <table:table-cell office:value-type="string">
                <text:p>199</text:p>
              </table:table-cell>
              <table:table-cell office:value-type="float" office:value="199">
                <text:p>199</text:p>
              </table:table-cell>
              <table:table-cell office:value-type="float" office:value="12469.7489271746">
                <text:p>12469.7489271746</text:p>
              </table:table-cell>
              <table:table-cell office:value-type="float" office:value="16299.8588650993">
                <text:p>16299.8588650993</text:p>
              </table:table-cell>
            </table:table-row>
            <table:table-row>
              <table:table-cell office:value-type="string">
                <text:p>200</text:p>
              </table:table-cell>
              <table:table-cell office:value-type="float" office:value="200">
                <text:p>200</text:p>
              </table:table-cell>
              <table:table-cell office:value-type="float" office:value="12469.7489271746">
                <text:p>12469.7489271746</text:p>
              </table:table-cell>
              <table:table-cell office:value-type="float" office:value="16286.1914012871">
                <text:p>16286.191401287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0,
Crossover Rate = 1.0, Crossover Type: 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8839.8382990575">
                <text:p>28839.8382990575</text:p>
              </table:table-cell>
            </table:table-row>
            <table:table-row>
              <table:table-cell office:value-type="string">
                <text:p>2</text:p>
              </table:table-cell>
              <table:table-cell office:value-type="float" office:value="2">
                <text:p>2</text:p>
              </table:table-cell>
              <table:table-cell office:value-type="float" office:value="25205.502974177">
                <text:p>25205.502974177</text:p>
              </table:table-cell>
              <table:table-cell office:value-type="float" office:value="28018.4112763653">
                <text:p>28018.4112763653</text:p>
              </table:table-cell>
            </table:table-row>
            <table:table-row>
              <table:table-cell office:value-type="string">
                <text:p>3</text:p>
              </table:table-cell>
              <table:table-cell office:value-type="float" office:value="3">
                <text:p>3</text:p>
              </table:table-cell>
              <table:table-cell office:value-type="float" office:value="24834.6030490571">
                <text:p>24834.6030490571</text:p>
              </table:table-cell>
              <table:table-cell office:value-type="float" office:value="27294.0741268462">
                <text:p>27294.0741268462</text:p>
              </table:table-cell>
            </table:table-row>
            <table:table-row>
              <table:table-cell office:value-type="string">
                <text:p>4</text:p>
              </table:table-cell>
              <table:table-cell office:value-type="float" office:value="4">
                <text:p>4</text:p>
              </table:table-cell>
              <table:table-cell office:value-type="float" office:value="23975.9068471983">
                <text:p>23975.9068471983</text:p>
              </table:table-cell>
              <table:table-cell office:value-type="float" office:value="26829.9371364433">
                <text:p>26829.9371364433</text:p>
              </table:table-cell>
            </table:table-row>
            <table:table-row>
              <table:table-cell office:value-type="string">
                <text:p>5</text:p>
              </table:table-cell>
              <table:table-cell office:value-type="float" office:value="5">
                <text:p>5</text:p>
              </table:table-cell>
              <table:table-cell office:value-type="float" office:value="23113.0905725057">
                <text:p>23113.0905725057</text:p>
              </table:table-cell>
              <table:table-cell office:value-type="float" office:value="26296.549881511">
                <text:p>26296.549881511</text:p>
              </table:table-cell>
            </table:table-row>
            <table:table-row>
              <table:table-cell office:value-type="string">
                <text:p>6</text:p>
              </table:table-cell>
              <table:table-cell office:value-type="float" office:value="6">
                <text:p>6</text:p>
              </table:table-cell>
              <table:table-cell office:value-type="float" office:value="22699.2448440106">
                <text:p>22699.2448440106</text:p>
              </table:table-cell>
              <table:table-cell office:value-type="float" office:value="25875.8101039664">
                <text:p>25875.8101039664</text:p>
              </table:table-cell>
            </table:table-row>
            <table:table-row>
              <table:table-cell office:value-type="string">
                <text:p>7</text:p>
              </table:table-cell>
              <table:table-cell office:value-type="float" office:value="7">
                <text:p>7</text:p>
              </table:table-cell>
              <table:table-cell office:value-type="float" office:value="22285.5045445666">
                <text:p>22285.5045445666</text:p>
              </table:table-cell>
              <table:table-cell office:value-type="float" office:value="25253.6555652813">
                <text:p>25253.6555652813</text:p>
              </table:table-cell>
            </table:table-row>
            <table:table-row>
              <table:table-cell office:value-type="string">
                <text:p>8</text:p>
              </table:table-cell>
              <table:table-cell office:value-type="float" office:value="8">
                <text:p>8</text:p>
              </table:table-cell>
              <table:table-cell office:value-type="float" office:value="22156.7839151201">
                <text:p>22156.7839151201</text:p>
              </table:table-cell>
              <table:table-cell office:value-type="float" office:value="24904.1908366763">
                <text:p>24904.1908366763</text:p>
              </table:table-cell>
            </table:table-row>
            <table:table-row>
              <table:table-cell office:value-type="string">
                <text:p>9</text:p>
              </table:table-cell>
              <table:table-cell office:value-type="float" office:value="9">
                <text:p>9</text:p>
              </table:table-cell>
              <table:table-cell office:value-type="float" office:value="21640.6850327806">
                <text:p>21640.6850327806</text:p>
              </table:table-cell>
              <table:table-cell office:value-type="float" office:value="24487.9417044548">
                <text:p>24487.9417044548</text:p>
              </table:table-cell>
            </table:table-row>
            <table:table-row>
              <table:table-cell office:value-type="string">
                <text:p>10</text:p>
              </table:table-cell>
              <table:table-cell office:value-type="float" office:value="10">
                <text:p>10</text:p>
              </table:table-cell>
              <table:table-cell office:value-type="float" office:value="21398.7226957843">
                <text:p>21398.7226957843</text:p>
              </table:table-cell>
              <table:table-cell office:value-type="float" office:value="24241.9227465283">
                <text:p>24241.9227465283</text:p>
              </table:table-cell>
            </table:table-row>
            <table:table-row>
              <table:table-cell office:value-type="string">
                <text:p>11</text:p>
              </table:table-cell>
              <table:table-cell office:value-type="float" office:value="11">
                <text:p>11</text:p>
              </table:table-cell>
              <table:table-cell office:value-type="float" office:value="21019.2216567945">
                <text:p>21019.2216567945</text:p>
              </table:table-cell>
              <table:table-cell office:value-type="float" office:value="23826.8412684028">
                <text:p>23826.8412684028</text:p>
              </table:table-cell>
            </table:table-row>
            <table:table-row>
              <table:table-cell office:value-type="string">
                <text:p>12</text:p>
              </table:table-cell>
              <table:table-cell office:value-type="float" office:value="12">
                <text:p>12</text:p>
              </table:table-cell>
              <table:table-cell office:value-type="float" office:value="20775.2321985203">
                <text:p>20775.2321985203</text:p>
              </table:table-cell>
              <table:table-cell office:value-type="float" office:value="23688.176983427">
                <text:p>23688.176983427</text:p>
              </table:table-cell>
            </table:table-row>
            <table:table-row>
              <table:table-cell office:value-type="string">
                <text:p>13</text:p>
              </table:table-cell>
              <table:table-cell office:value-type="float" office:value="13">
                <text:p>13</text:p>
              </table:table-cell>
              <table:table-cell office:value-type="float" office:value="20772.7800966782">
                <text:p>20772.7800966782</text:p>
              </table:table-cell>
              <table:table-cell office:value-type="float" office:value="23325.1554855084">
                <text:p>23325.1554855084</text:p>
              </table:table-cell>
            </table:table-row>
            <table:table-row>
              <table:table-cell office:value-type="string">
                <text:p>14</text:p>
              </table:table-cell>
              <table:table-cell office:value-type="float" office:value="14">
                <text:p>14</text:p>
              </table:table-cell>
              <table:table-cell office:value-type="float" office:value="20578.6630243756">
                <text:p>20578.6630243756</text:p>
              </table:table-cell>
              <table:table-cell office:value-type="float" office:value="23222.5665014708">
                <text:p>23222.5665014708</text:p>
              </table:table-cell>
            </table:table-row>
            <table:table-row>
              <table:table-cell office:value-type="string">
                <text:p>15</text:p>
              </table:table-cell>
              <table:table-cell office:value-type="float" office:value="15">
                <text:p>15</text:p>
              </table:table-cell>
              <table:table-cell office:value-type="float" office:value="20505.3640578074">
                <text:p>20505.3640578074</text:p>
              </table:table-cell>
              <table:table-cell office:value-type="float" office:value="23059.4742185597">
                <text:p>23059.4742185597</text:p>
              </table:table-cell>
            </table:table-row>
            <table:table-row>
              <table:table-cell office:value-type="string">
                <text:p>16</text:p>
              </table:table-cell>
              <table:table-cell office:value-type="float" office:value="16">
                <text:p>16</text:p>
              </table:table-cell>
              <table:table-cell office:value-type="float" office:value="20327.9848445048">
                <text:p>20327.9848445048</text:p>
              </table:table-cell>
              <table:table-cell office:value-type="float" office:value="22670.0242865603">
                <text:p>22670.0242865603</text:p>
              </table:table-cell>
            </table:table-row>
            <table:table-row>
              <table:table-cell office:value-type="string">
                <text:p>17</text:p>
              </table:table-cell>
              <table:table-cell office:value-type="float" office:value="17">
                <text:p>17</text:p>
              </table:table-cell>
              <table:table-cell office:value-type="float" office:value="20064.6397809745">
                <text:p>20064.6397809745</text:p>
              </table:table-cell>
              <table:table-cell office:value-type="float" office:value="22160.8991850929">
                <text:p>22160.8991850929</text:p>
              </table:table-cell>
            </table:table-row>
            <table:table-row>
              <table:table-cell office:value-type="string">
                <text:p>18</text:p>
              </table:table-cell>
              <table:table-cell office:value-type="float" office:value="18">
                <text:p>18</text:p>
              </table:table-cell>
              <table:table-cell office:value-type="float" office:value="19908.1876906667">
                <text:p>19908.1876906667</text:p>
              </table:table-cell>
              <table:table-cell office:value-type="float" office:value="22387.1054223699">
                <text:p>22387.1054223699</text:p>
              </table:table-cell>
            </table:table-row>
            <table:table-row>
              <table:table-cell office:value-type="string">
                <text:p>19</text:p>
              </table:table-cell>
              <table:table-cell office:value-type="float" office:value="19">
                <text:p>19</text:p>
              </table:table-cell>
              <table:table-cell office:value-type="float" office:value="19305.1863859536">
                <text:p>19305.1863859536</text:p>
              </table:table-cell>
              <table:table-cell office:value-type="float" office:value="22135.2457988047">
                <text:p>22135.2457988047</text:p>
              </table:table-cell>
            </table:table-row>
            <table:table-row>
              <table:table-cell office:value-type="string">
                <text:p>20</text:p>
              </table:table-cell>
              <table:table-cell office:value-type="float" office:value="20">
                <text:p>20</text:p>
              </table:table-cell>
              <table:table-cell office:value-type="float" office:value="19051.5673017155">
                <text:p>19051.5673017155</text:p>
              </table:table-cell>
              <table:table-cell office:value-type="float" office:value="21650.6062574105">
                <text:p>21650.6062574105</text:p>
              </table:table-cell>
            </table:table-row>
            <table:table-row>
              <table:table-cell office:value-type="string">
                <text:p>21</text:p>
              </table:table-cell>
              <table:table-cell office:value-type="float" office:value="21">
                <text:p>21</text:p>
              </table:table-cell>
              <table:table-cell office:value-type="float" office:value="18917.4159440232">
                <text:p>18917.4159440232</text:p>
              </table:table-cell>
              <table:table-cell office:value-type="float" office:value="21395.5467344793">
                <text:p>21395.5467344793</text:p>
              </table:table-cell>
            </table:table-row>
            <table:table-row>
              <table:table-cell office:value-type="string">
                <text:p>22</text:p>
              </table:table-cell>
              <table:table-cell office:value-type="float" office:value="22">
                <text:p>22</text:p>
              </table:table-cell>
              <table:table-cell office:value-type="float" office:value="18754.5874976577">
                <text:p>18754.5874976577</text:p>
              </table:table-cell>
              <table:table-cell office:value-type="float" office:value="21144.4058576267">
                <text:p>21144.4058576267</text:p>
              </table:table-cell>
            </table:table-row>
            <table:table-row>
              <table:table-cell office:value-type="string">
                <text:p>23</text:p>
              </table:table-cell>
              <table:table-cell office:value-type="float" office:value="23">
                <text:p>23</text:p>
              </table:table-cell>
              <table:table-cell office:value-type="float" office:value="18524.5821147132">
                <text:p>18524.5821147132</text:p>
              </table:table-cell>
              <table:table-cell office:value-type="float" office:value="21060.246202719">
                <text:p>21060.246202719</text:p>
              </table:table-cell>
            </table:table-row>
            <table:table-row>
              <table:table-cell office:value-type="string">
                <text:p>24</text:p>
              </table:table-cell>
              <table:table-cell office:value-type="float" office:value="24">
                <text:p>24</text:p>
              </table:table-cell>
              <table:table-cell office:value-type="float" office:value="18280.6764453512">
                <text:p>18280.6764453512</text:p>
              </table:table-cell>
              <table:table-cell office:value-type="float" office:value="20687.1967472116">
                <text:p>20687.1967472116</text:p>
              </table:table-cell>
            </table:table-row>
            <table:table-row>
              <table:table-cell office:value-type="string">
                <text:p>25</text:p>
              </table:table-cell>
              <table:table-cell office:value-type="float" office:value="25">
                <text:p>25</text:p>
              </table:table-cell>
              <table:table-cell office:value-type="float" office:value="18188.7693261523">
                <text:p>18188.7693261523</text:p>
              </table:table-cell>
              <table:table-cell office:value-type="float" office:value="20367.2907206618">
                <text:p>20367.2907206618</text:p>
              </table:table-cell>
            </table:table-row>
            <table:table-row>
              <table:table-cell office:value-type="string">
                <text:p>26</text:p>
              </table:table-cell>
              <table:table-cell office:value-type="float" office:value="26">
                <text:p>26</text:p>
              </table:table-cell>
              <table:table-cell office:value-type="float" office:value="17814.0300400291">
                <text:p>17814.0300400291</text:p>
              </table:table-cell>
              <table:table-cell office:value-type="float" office:value="20321.4162221796">
                <text:p>20321.4162221796</text:p>
              </table:table-cell>
            </table:table-row>
            <table:table-row>
              <table:table-cell office:value-type="string">
                <text:p>27</text:p>
              </table:table-cell>
              <table:table-cell office:value-type="float" office:value="27">
                <text:p>27</text:p>
              </table:table-cell>
              <table:table-cell office:value-type="float" office:value="17693.6984215503">
                <text:p>17693.6984215503</text:p>
              </table:table-cell>
              <table:table-cell office:value-type="float" office:value="20011.3257334979">
                <text:p>20011.3257334979</text:p>
              </table:table-cell>
            </table:table-row>
            <table:table-row>
              <table:table-cell office:value-type="string">
                <text:p>28</text:p>
              </table:table-cell>
              <table:table-cell office:value-type="float" office:value="28">
                <text:p>28</text:p>
              </table:table-cell>
              <table:table-cell office:value-type="float" office:value="17420.9216814163">
                <text:p>17420.9216814163</text:p>
              </table:table-cell>
              <table:table-cell office:value-type="float" office:value="19771.8939395046">
                <text:p>19771.8939395046</text:p>
              </table:table-cell>
            </table:table-row>
            <table:table-row>
              <table:table-cell office:value-type="string">
                <text:p>29</text:p>
              </table:table-cell>
              <table:table-cell office:value-type="float" office:value="29">
                <text:p>29</text:p>
              </table:table-cell>
              <table:table-cell office:value-type="float" office:value="17180.0508362303">
                <text:p>17180.0508362303</text:p>
              </table:table-cell>
              <table:table-cell office:value-type="float" office:value="19622.160830067">
                <text:p>19622.160830067</text:p>
              </table:table-cell>
            </table:table-row>
            <table:table-row>
              <table:table-cell office:value-type="string">
                <text:p>30</text:p>
              </table:table-cell>
              <table:table-cell office:value-type="float" office:value="30">
                <text:p>30</text:p>
              </table:table-cell>
              <table:table-cell office:value-type="float" office:value="17022.0314999312">
                <text:p>17022.0314999312</text:p>
              </table:table-cell>
              <table:table-cell office:value-type="float" office:value="19224.6121613324">
                <text:p>19224.6121613324</text:p>
              </table:table-cell>
            </table:table-row>
            <table:table-row>
              <table:table-cell office:value-type="string">
                <text:p>31</text:p>
              </table:table-cell>
              <table:table-cell office:value-type="float" office:value="31">
                <text:p>31</text:p>
              </table:table-cell>
              <table:table-cell office:value-type="float" office:value="16934.9328591343">
                <text:p>16934.9328591343</text:p>
              </table:table-cell>
              <table:table-cell office:value-type="float" office:value="18987.2368349067">
                <text:p>18987.2368349067</text:p>
              </table:table-cell>
            </table:table-row>
            <table:table-row>
              <table:table-cell office:value-type="string">
                <text:p>32</text:p>
              </table:table-cell>
              <table:table-cell office:value-type="float" office:value="32">
                <text:p>32</text:p>
              </table:table-cell>
              <table:table-cell office:value-type="float" office:value="16792.8149325375">
                <text:p>16792.8149325375</text:p>
              </table:table-cell>
              <table:table-cell office:value-type="float" office:value="18554.2931514834">
                <text:p>18554.2931514834</text:p>
              </table:table-cell>
            </table:table-row>
            <table:table-row>
              <table:table-cell office:value-type="string">
                <text:p>33</text:p>
              </table:table-cell>
              <table:table-cell office:value-type="float" office:value="33">
                <text:p>33</text:p>
              </table:table-cell>
              <table:table-cell office:value-type="float" office:value="16652.009509956">
                <text:p>16652.009509956</text:p>
              </table:table-cell>
              <table:table-cell office:value-type="float" office:value="18339.1266802546">
                <text:p>18339.1266802546</text:p>
              </table:table-cell>
            </table:table-row>
            <table:table-row>
              <table:table-cell office:value-type="string">
                <text:p>34</text:p>
              </table:table-cell>
              <table:table-cell office:value-type="float" office:value="34">
                <text:p>34</text:p>
              </table:table-cell>
              <table:table-cell office:value-type="float" office:value="16286.8959916689">
                <text:p>16286.8959916689</text:p>
              </table:table-cell>
              <table:table-cell office:value-type="float" office:value="18633.129020457">
                <text:p>18633.129020457</text:p>
              </table:table-cell>
            </table:table-row>
            <table:table-row>
              <table:table-cell office:value-type="string">
                <text:p>35</text:p>
              </table:table-cell>
              <table:table-cell office:value-type="float" office:value="35">
                <text:p>35</text:p>
              </table:table-cell>
              <table:table-cell office:value-type="float" office:value="15990.3885808836">
                <text:p>15990.3885808836</text:p>
              </table:table-cell>
              <table:table-cell office:value-type="float" office:value="18509.7870653563">
                <text:p>18509.7870653563</text:p>
              </table:table-cell>
            </table:table-row>
            <table:table-row>
              <table:table-cell office:value-type="string">
                <text:p>36</text:p>
              </table:table-cell>
              <table:table-cell office:value-type="float" office:value="36">
                <text:p>36</text:p>
              </table:table-cell>
              <table:table-cell office:value-type="float" office:value="15990.3885808836">
                <text:p>15990.3885808836</text:p>
              </table:table-cell>
              <table:table-cell office:value-type="float" office:value="18163.33821295">
                <text:p>18163.33821295</text:p>
              </table:table-cell>
            </table:table-row>
            <table:table-row>
              <table:table-cell office:value-type="string">
                <text:p>37</text:p>
              </table:table-cell>
              <table:table-cell office:value-type="float" office:value="37">
                <text:p>37</text:p>
              </table:table-cell>
              <table:table-cell office:value-type="float" office:value="15889.3909617058">
                <text:p>15889.3909617058</text:p>
              </table:table-cell>
              <table:table-cell office:value-type="float" office:value="17780.9621007725">
                <text:p>17780.9621007725</text:p>
              </table:table-cell>
            </table:table-row>
            <table:table-row>
              <table:table-cell office:value-type="string">
                <text:p>38</text:p>
              </table:table-cell>
              <table:table-cell office:value-type="float" office:value="38">
                <text:p>38</text:p>
              </table:table-cell>
              <table:table-cell office:value-type="float" office:value="15692.1435506757">
                <text:p>15692.1435506757</text:p>
              </table:table-cell>
              <table:table-cell office:value-type="float" office:value="17581.874043378">
                <text:p>17581.874043378</text:p>
              </table:table-cell>
            </table:table-row>
            <table:table-row>
              <table:table-cell office:value-type="string">
                <text:p>39</text:p>
              </table:table-cell>
              <table:table-cell office:value-type="float" office:value="39">
                <text:p>39</text:p>
              </table:table-cell>
              <table:table-cell office:value-type="float" office:value="15692.1435506757">
                <text:p>15692.1435506757</text:p>
              </table:table-cell>
              <table:table-cell office:value-type="float" office:value="17669.8105484784">
                <text:p>17669.8105484784</text:p>
              </table:table-cell>
            </table:table-row>
            <table:table-row>
              <table:table-cell office:value-type="string">
                <text:p>40</text:p>
              </table:table-cell>
              <table:table-cell office:value-type="float" office:value="40">
                <text:p>40</text:p>
              </table:table-cell>
              <table:table-cell office:value-type="float" office:value="15666.0511407515">
                <text:p>15666.0511407515</text:p>
              </table:table-cell>
              <table:table-cell office:value-type="float" office:value="17220.9508492705">
                <text:p>17220.9508492705</text:p>
              </table:table-cell>
            </table:table-row>
            <table:table-row>
              <table:table-cell office:value-type="string">
                <text:p>41</text:p>
              </table:table-cell>
              <table:table-cell office:value-type="float" office:value="41">
                <text:p>41</text:p>
              </table:table-cell>
              <table:table-cell office:value-type="float" office:value="15371.4946945753">
                <text:p>15371.4946945753</text:p>
              </table:table-cell>
              <table:table-cell office:value-type="float" office:value="17287.1078037386">
                <text:p>17287.1078037386</text:p>
              </table:table-cell>
            </table:table-row>
            <table:table-row>
              <table:table-cell office:value-type="string">
                <text:p>42</text:p>
              </table:table-cell>
              <table:table-cell office:value-type="float" office:value="42">
                <text:p>42</text:p>
              </table:table-cell>
              <table:table-cell office:value-type="float" office:value="15339.040654323">
                <text:p>15339.040654323</text:p>
              </table:table-cell>
              <table:table-cell office:value-type="float" office:value="17102.5019990134">
                <text:p>17102.5019990134</text:p>
              </table:table-cell>
            </table:table-row>
            <table:table-row>
              <table:table-cell office:value-type="string">
                <text:p>43</text:p>
              </table:table-cell>
              <table:table-cell office:value-type="float" office:value="43">
                <text:p>43</text:p>
              </table:table-cell>
              <table:table-cell office:value-type="float" office:value="15339.040654323">
                <text:p>15339.040654323</text:p>
              </table:table-cell>
              <table:table-cell office:value-type="float" office:value="16948.2207023032">
                <text:p>16948.2207023032</text:p>
              </table:table-cell>
            </table:table-row>
            <table:table-row>
              <table:table-cell office:value-type="string">
                <text:p>44</text:p>
              </table:table-cell>
              <table:table-cell office:value-type="float" office:value="44">
                <text:p>44</text:p>
              </table:table-cell>
              <table:table-cell office:value-type="float" office:value="15131.5159185321">
                <text:p>15131.5159185321</text:p>
              </table:table-cell>
              <table:table-cell office:value-type="float" office:value="16956.213433289">
                <text:p>16956.213433289</text:p>
              </table:table-cell>
            </table:table-row>
            <table:table-row>
              <table:table-cell office:value-type="string">
                <text:p>45</text:p>
              </table:table-cell>
              <table:table-cell office:value-type="float" office:value="45">
                <text:p>45</text:p>
              </table:table-cell>
              <table:table-cell office:value-type="float" office:value="15120.478223124">
                <text:p>15120.478223124</text:p>
              </table:table-cell>
              <table:table-cell office:value-type="float" office:value="16961.102470317">
                <text:p>16961.102470317</text:p>
              </table:table-cell>
            </table:table-row>
            <table:table-row>
              <table:table-cell office:value-type="string">
                <text:p>46</text:p>
              </table:table-cell>
              <table:table-cell office:value-type="float" office:value="46">
                <text:p>46</text:p>
              </table:table-cell>
              <table:table-cell office:value-type="float" office:value="15120.478223124">
                <text:p>15120.478223124</text:p>
              </table:table-cell>
              <table:table-cell office:value-type="float" office:value="16754.5111036903">
                <text:p>16754.5111036903</text:p>
              </table:table-cell>
            </table:table-row>
            <table:table-row>
              <table:table-cell office:value-type="string">
                <text:p>47</text:p>
              </table:table-cell>
              <table:table-cell office:value-type="float" office:value="47">
                <text:p>47</text:p>
              </table:table-cell>
              <table:table-cell office:value-type="float" office:value="14956.554110451">
                <text:p>14956.554110451</text:p>
              </table:table-cell>
              <table:table-cell office:value-type="float" office:value="16594.0985129753">
                <text:p>16594.0985129753</text:p>
              </table:table-cell>
            </table:table-row>
            <table:table-row>
              <table:table-cell office:value-type="string">
                <text:p>48</text:p>
              </table:table-cell>
              <table:table-cell office:value-type="float" office:value="48">
                <text:p>48</text:p>
              </table:table-cell>
              <table:table-cell office:value-type="float" office:value="14855.3203607074">
                <text:p>14855.3203607074</text:p>
              </table:table-cell>
              <table:table-cell office:value-type="float" office:value="16531.0837807226">
                <text:p>16531.0837807226</text:p>
              </table:table-cell>
            </table:table-row>
            <table:table-row>
              <table:table-cell office:value-type="string">
                <text:p>49</text:p>
              </table:table-cell>
              <table:table-cell office:value-type="float" office:value="49">
                <text:p>49</text:p>
              </table:table-cell>
              <table:table-cell office:value-type="float" office:value="14800.0626311993">
                <text:p>14800.0626311993</text:p>
              </table:table-cell>
              <table:table-cell office:value-type="float" office:value="16599.6179224926">
                <text:p>16599.6179224926</text:p>
              </table:table-cell>
            </table:table-row>
            <table:table-row>
              <table:table-cell office:value-type="string">
                <text:p>50</text:p>
              </table:table-cell>
              <table:table-cell office:value-type="float" office:value="50">
                <text:p>50</text:p>
              </table:table-cell>
              <table:table-cell office:value-type="float" office:value="14774.9513694234">
                <text:p>14774.9513694234</text:p>
              </table:table-cell>
              <table:table-cell office:value-type="float" office:value="16471.0114067646">
                <text:p>16471.0114067646</text:p>
              </table:table-cell>
            </table:table-row>
            <table:table-row>
              <table:table-cell office:value-type="string">
                <text:p>51</text:p>
              </table:table-cell>
              <table:table-cell office:value-type="float" office:value="51">
                <text:p>51</text:p>
              </table:table-cell>
              <table:table-cell office:value-type="float" office:value="14559.512089365">
                <text:p>14559.512089365</text:p>
              </table:table-cell>
              <table:table-cell office:value-type="float" office:value="16277.0297865916">
                <text:p>16277.0297865916</text:p>
              </table:table-cell>
            </table:table-row>
            <table:table-row>
              <table:table-cell office:value-type="string">
                <text:p>52</text:p>
              </table:table-cell>
              <table:table-cell office:value-type="float" office:value="52">
                <text:p>52</text:p>
              </table:table-cell>
              <table:table-cell office:value-type="float" office:value="14463.1928253074">
                <text:p>14463.1928253074</text:p>
              </table:table-cell>
              <table:table-cell office:value-type="float" office:value="16233.3494293598">
                <text:p>16233.3494293598</text:p>
              </table:table-cell>
            </table:table-row>
            <table:table-row>
              <table:table-cell office:value-type="string">
                <text:p>53</text:p>
              </table:table-cell>
              <table:table-cell office:value-type="float" office:value="53">
                <text:p>53</text:p>
              </table:table-cell>
              <table:table-cell office:value-type="float" office:value="14451.4228537722">
                <text:p>14451.4228537722</text:p>
              </table:table-cell>
              <table:table-cell office:value-type="float" office:value="15959.7405357826">
                <text:p>15959.7405357826</text:p>
              </table:table-cell>
            </table:table-row>
            <table:table-row>
              <table:table-cell office:value-type="string">
                <text:p>54</text:p>
              </table:table-cell>
              <table:table-cell office:value-type="float" office:value="54">
                <text:p>54</text:p>
              </table:table-cell>
              <table:table-cell office:value-type="float" office:value="14451.4228537722">
                <text:p>14451.4228537722</text:p>
              </table:table-cell>
              <table:table-cell office:value-type="float" office:value="15968.8838440899">
                <text:p>15968.8838440899</text:p>
              </table:table-cell>
            </table:table-row>
            <table:table-row>
              <table:table-cell office:value-type="string">
                <text:p>55</text:p>
              </table:table-cell>
              <table:table-cell office:value-type="float" office:value="55">
                <text:p>55</text:p>
              </table:table-cell>
              <table:table-cell office:value-type="float" office:value="14250.296915497">
                <text:p>14250.296915497</text:p>
              </table:table-cell>
              <table:table-cell office:value-type="float" office:value="15741.2895365341">
                <text:p>15741.2895365341</text:p>
              </table:table-cell>
            </table:table-row>
            <table:table-row>
              <table:table-cell office:value-type="string">
                <text:p>56</text:p>
              </table:table-cell>
              <table:table-cell office:value-type="float" office:value="56">
                <text:p>56</text:p>
              </table:table-cell>
              <table:table-cell office:value-type="float" office:value="14207.2246420616">
                <text:p>14207.2246420616</text:p>
              </table:table-cell>
              <table:table-cell office:value-type="float" office:value="15731.210145873">
                <text:p>15731.210145873</text:p>
              </table:table-cell>
            </table:table-row>
            <table:table-row>
              <table:table-cell office:value-type="string">
                <text:p>57</text:p>
              </table:table-cell>
              <table:table-cell office:value-type="float" office:value="57">
                <text:p>57</text:p>
              </table:table-cell>
              <table:table-cell office:value-type="float" office:value="14190.5063292084">
                <text:p>14190.5063292084</text:p>
              </table:table-cell>
              <table:table-cell office:value-type="float" office:value="15507.2410144203">
                <text:p>15507.2410144203</text:p>
              </table:table-cell>
            </table:table-row>
            <table:table-row>
              <table:table-cell office:value-type="string">
                <text:p>58</text:p>
              </table:table-cell>
              <table:table-cell office:value-type="float" office:value="58">
                <text:p>58</text:p>
              </table:table-cell>
              <table:table-cell office:value-type="float" office:value="14007.9062944566">
                <text:p>14007.9062944566</text:p>
              </table:table-cell>
              <table:table-cell office:value-type="float" office:value="15261.1058216506">
                <text:p>15261.1058216506</text:p>
              </table:table-cell>
            </table:table-row>
            <table:table-row>
              <table:table-cell office:value-type="string">
                <text:p>59</text:p>
              </table:table-cell>
              <table:table-cell office:value-type="float" office:value="59">
                <text:p>59</text:p>
              </table:table-cell>
              <table:table-cell office:value-type="float" office:value="13974.181829681">
                <text:p>13974.181829681</text:p>
              </table:table-cell>
              <table:table-cell office:value-type="float" office:value="15567.938740875">
                <text:p>15567.938740875</text:p>
              </table:table-cell>
            </table:table-row>
            <table:table-row>
              <table:table-cell office:value-type="string">
                <text:p>60</text:p>
              </table:table-cell>
              <table:table-cell office:value-type="float" office:value="60">
                <text:p>60</text:p>
              </table:table-cell>
              <table:table-cell office:value-type="float" office:value="13894.685254919">
                <text:p>13894.685254919</text:p>
              </table:table-cell>
              <table:table-cell office:value-type="float" office:value="15411.6675075748">
                <text:p>15411.6675075748</text:p>
              </table:table-cell>
            </table:table-row>
            <table:table-row>
              <table:table-cell office:value-type="string">
                <text:p>61</text:p>
              </table:table-cell>
              <table:table-cell office:value-type="float" office:value="61">
                <text:p>61</text:p>
              </table:table-cell>
              <table:table-cell office:value-type="float" office:value="13847.0014139934">
                <text:p>13847.0014139934</text:p>
              </table:table-cell>
              <table:table-cell office:value-type="float" office:value="15411.7178973817">
                <text:p>15411.7178973817</text:p>
              </table:table-cell>
            </table:table-row>
            <table:table-row>
              <table:table-cell office:value-type="string">
                <text:p>62</text:p>
              </table:table-cell>
              <table:table-cell office:value-type="float" office:value="62">
                <text:p>62</text:p>
              </table:table-cell>
              <table:table-cell office:value-type="float" office:value="13707.1081564675">
                <text:p>13707.1081564675</text:p>
              </table:table-cell>
              <table:table-cell office:value-type="float" office:value="15508.0282913661">
                <text:p>15508.0282913661</text:p>
              </table:table-cell>
            </table:table-row>
            <table:table-row>
              <table:table-cell office:value-type="string">
                <text:p>63</text:p>
              </table:table-cell>
              <table:table-cell office:value-type="float" office:value="63">
                <text:p>63</text:p>
              </table:table-cell>
              <table:table-cell office:value-type="float" office:value="13683.9002458811">
                <text:p>13683.9002458811</text:p>
              </table:table-cell>
              <table:table-cell office:value-type="float" office:value="15275.5683320294">
                <text:p>15275.5683320294</text:p>
              </table:table-cell>
            </table:table-row>
            <table:table-row>
              <table:table-cell office:value-type="string">
                <text:p>64</text:p>
              </table:table-cell>
              <table:table-cell office:value-type="float" office:value="64">
                <text:p>64</text:p>
              </table:table-cell>
              <table:table-cell office:value-type="float" office:value="13683.9002458811">
                <text:p>13683.9002458811</text:p>
              </table:table-cell>
              <table:table-cell office:value-type="float" office:value="14877.4796127601">
                <text:p>14877.4796127601</text:p>
              </table:table-cell>
            </table:table-row>
            <table:table-row>
              <table:table-cell office:value-type="string">
                <text:p>65</text:p>
              </table:table-cell>
              <table:table-cell office:value-type="float" office:value="65">
                <text:p>65</text:p>
              </table:table-cell>
              <table:table-cell office:value-type="float" office:value="13593.433734442">
                <text:p>13593.433734442</text:p>
              </table:table-cell>
              <table:table-cell office:value-type="float" office:value="15132.5794127047">
                <text:p>15132.5794127047</text:p>
              </table:table-cell>
            </table:table-row>
            <table:table-row>
              <table:table-cell office:value-type="string">
                <text:p>66</text:p>
              </table:table-cell>
              <table:table-cell office:value-type="float" office:value="66">
                <text:p>66</text:p>
              </table:table-cell>
              <table:table-cell office:value-type="float" office:value="13592.5309977614">
                <text:p>13592.5309977614</text:p>
              </table:table-cell>
              <table:table-cell office:value-type="float" office:value="15105.5247096176">
                <text:p>15105.5247096176</text:p>
              </table:table-cell>
            </table:table-row>
            <table:table-row>
              <table:table-cell office:value-type="string">
                <text:p>67</text:p>
              </table:table-cell>
              <table:table-cell office:value-type="float" office:value="67">
                <text:p>67</text:p>
              </table:table-cell>
              <table:table-cell office:value-type="float" office:value="13562.0340956448">
                <text:p>13562.0340956448</text:p>
              </table:table-cell>
              <table:table-cell office:value-type="float" office:value="14901.8924471013">
                <text:p>14901.8924471013</text:p>
              </table:table-cell>
            </table:table-row>
            <table:table-row>
              <table:table-cell office:value-type="string">
                <text:p>68</text:p>
              </table:table-cell>
              <table:table-cell office:value-type="float" office:value="68">
                <text:p>68</text:p>
              </table:table-cell>
              <table:table-cell office:value-type="float" office:value="13562.0340956448">
                <text:p>13562.0340956448</text:p>
              </table:table-cell>
              <table:table-cell office:value-type="float" office:value="15010.7955462662">
                <text:p>15010.7955462662</text:p>
              </table:table-cell>
            </table:table-row>
            <table:table-row>
              <table:table-cell office:value-type="string">
                <text:p>69</text:p>
              </table:table-cell>
              <table:table-cell office:value-type="float" office:value="69">
                <text:p>69</text:p>
              </table:table-cell>
              <table:table-cell office:value-type="float" office:value="13549.0639914925">
                <text:p>13549.0639914925</text:p>
              </table:table-cell>
              <table:table-cell office:value-type="float" office:value="15090.7143738049">
                <text:p>15090.7143738049</text:p>
              </table:table-cell>
            </table:table-row>
            <table:table-row>
              <table:table-cell office:value-type="string">
                <text:p>70</text:p>
              </table:table-cell>
              <table:table-cell office:value-type="float" office:value="70">
                <text:p>70</text:p>
              </table:table-cell>
              <table:table-cell office:value-type="float" office:value="13535.0630414052">
                <text:p>13535.0630414052</text:p>
              </table:table-cell>
              <table:table-cell office:value-type="float" office:value="14864.5691430258">
                <text:p>14864.5691430258</text:p>
              </table:table-cell>
            </table:table-row>
            <table:table-row>
              <table:table-cell office:value-type="string">
                <text:p>71</text:p>
              </table:table-cell>
              <table:table-cell office:value-type="float" office:value="71">
                <text:p>71</text:p>
              </table:table-cell>
              <table:table-cell office:value-type="float" office:value="13428.2360200028">
                <text:p>13428.2360200028</text:p>
              </table:table-cell>
              <table:table-cell office:value-type="float" office:value="14739.6265745983">
                <text:p>14739.6265745983</text:p>
              </table:table-cell>
            </table:table-row>
            <table:table-row>
              <table:table-cell office:value-type="string">
                <text:p>72</text:p>
              </table:table-cell>
              <table:table-cell office:value-type="float" office:value="72">
                <text:p>72</text:p>
              </table:table-cell>
              <table:table-cell office:value-type="float" office:value="13245.7922789711">
                <text:p>13245.7922789711</text:p>
              </table:table-cell>
              <table:table-cell office:value-type="float" office:value="14644.6800746048">
                <text:p>14644.6800746048</text:p>
              </table:table-cell>
            </table:table-row>
            <table:table-row>
              <table:table-cell office:value-type="string">
                <text:p>73</text:p>
              </table:table-cell>
              <table:table-cell office:value-type="float" office:value="73">
                <text:p>73</text:p>
              </table:table-cell>
              <table:table-cell office:value-type="float" office:value="13245.7922789711">
                <text:p>13245.7922789711</text:p>
              </table:table-cell>
              <table:table-cell office:value-type="float" office:value="14515.843757911">
                <text:p>14515.843757911</text:p>
              </table:table-cell>
            </table:table-row>
            <table:table-row>
              <table:table-cell office:value-type="string">
                <text:p>74</text:p>
              </table:table-cell>
              <table:table-cell office:value-type="float" office:value="74">
                <text:p>74</text:p>
              </table:table-cell>
              <table:table-cell office:value-type="float" office:value="13245.7922789711">
                <text:p>13245.7922789711</text:p>
              </table:table-cell>
              <table:table-cell office:value-type="float" office:value="14610.7560704404">
                <text:p>14610.7560704404</text:p>
              </table:table-cell>
            </table:table-row>
            <table:table-row>
              <table:table-cell office:value-type="string">
                <text:p>75</text:p>
              </table:table-cell>
              <table:table-cell office:value-type="float" office:value="75">
                <text:p>75</text:p>
              </table:table-cell>
              <table:table-cell office:value-type="float" office:value="13245.7922789711">
                <text:p>13245.7922789711</text:p>
              </table:table-cell>
              <table:table-cell office:value-type="float" office:value="14775.0921015446">
                <text:p>14775.0921015446</text:p>
              </table:table-cell>
            </table:table-row>
            <table:table-row>
              <table:table-cell office:value-type="string">
                <text:p>76</text:p>
              </table:table-cell>
              <table:table-cell office:value-type="float" office:value="76">
                <text:p>76</text:p>
              </table:table-cell>
              <table:table-cell office:value-type="float" office:value="13245.7922789711">
                <text:p>13245.7922789711</text:p>
              </table:table-cell>
              <table:table-cell office:value-type="float" office:value="14787.5382843389">
                <text:p>14787.5382843389</text:p>
              </table:table-cell>
            </table:table-row>
            <table:table-row>
              <table:table-cell office:value-type="string">
                <text:p>77</text:p>
              </table:table-cell>
              <table:table-cell office:value-type="float" office:value="77">
                <text:p>77</text:p>
              </table:table-cell>
              <table:table-cell office:value-type="float" office:value="13245.7922789711">
                <text:p>13245.7922789711</text:p>
              </table:table-cell>
              <table:table-cell office:value-type="float" office:value="14574.2972342348">
                <text:p>14574.2972342348</text:p>
              </table:table-cell>
            </table:table-row>
            <table:table-row>
              <table:table-cell office:value-type="string">
                <text:p>78</text:p>
              </table:table-cell>
              <table:table-cell office:value-type="float" office:value="78">
                <text:p>78</text:p>
              </table:table-cell>
              <table:table-cell office:value-type="float" office:value="13245.7922789711">
                <text:p>13245.7922789711</text:p>
              </table:table-cell>
              <table:table-cell office:value-type="float" office:value="14649.2952366053">
                <text:p>14649.2952366053</text:p>
              </table:table-cell>
            </table:table-row>
            <table:table-row>
              <table:table-cell office:value-type="string">
                <text:p>79</text:p>
              </table:table-cell>
              <table:table-cell office:value-type="float" office:value="79">
                <text:p>79</text:p>
              </table:table-cell>
              <table:table-cell office:value-type="float" office:value="13245.7922789711">
                <text:p>13245.7922789711</text:p>
              </table:table-cell>
              <table:table-cell office:value-type="float" office:value="14701.5020624421">
                <text:p>14701.5020624421</text:p>
              </table:table-cell>
            </table:table-row>
            <table:table-row>
              <table:table-cell office:value-type="string">
                <text:p>80</text:p>
              </table:table-cell>
              <table:table-cell office:value-type="float" office:value="80">
                <text:p>80</text:p>
              </table:table-cell>
              <table:table-cell office:value-type="float" office:value="13245.7922789711">
                <text:p>13245.7922789711</text:p>
              </table:table-cell>
              <table:table-cell office:value-type="float" office:value="14340.6903771643">
                <text:p>14340.6903771643</text:p>
              </table:table-cell>
            </table:table-row>
            <table:table-row>
              <table:table-cell office:value-type="string">
                <text:p>81</text:p>
              </table:table-cell>
              <table:table-cell office:value-type="float" office:value="81">
                <text:p>81</text:p>
              </table:table-cell>
              <table:table-cell office:value-type="float" office:value="13245.7922789711">
                <text:p>13245.7922789711</text:p>
              </table:table-cell>
              <table:table-cell office:value-type="float" office:value="14357.4688175244">
                <text:p>14357.4688175244</text:p>
              </table:table-cell>
            </table:table-row>
            <table:table-row>
              <table:table-cell office:value-type="string">
                <text:p>82</text:p>
              </table:table-cell>
              <table:table-cell office:value-type="float" office:value="82">
                <text:p>82</text:p>
              </table:table-cell>
              <table:table-cell office:value-type="float" office:value="13245.7922789711">
                <text:p>13245.7922789711</text:p>
              </table:table-cell>
              <table:table-cell office:value-type="float" office:value="14291.1327382525">
                <text:p>14291.1327382525</text:p>
              </table:table-cell>
            </table:table-row>
            <table:table-row>
              <table:table-cell office:value-type="string">
                <text:p>83</text:p>
              </table:table-cell>
              <table:table-cell office:value-type="float" office:value="83">
                <text:p>83</text:p>
              </table:table-cell>
              <table:table-cell office:value-type="float" office:value="13245.7922789711">
                <text:p>13245.7922789711</text:p>
              </table:table-cell>
              <table:table-cell office:value-type="float" office:value="14074.5940173531">
                <text:p>14074.5940173531</text:p>
              </table:table-cell>
            </table:table-row>
            <table:table-row>
              <table:table-cell office:value-type="string">
                <text:p>84</text:p>
              </table:table-cell>
              <table:table-cell office:value-type="float" office:value="84">
                <text:p>84</text:p>
              </table:table-cell>
              <table:table-cell office:value-type="float" office:value="13211.8050235992">
                <text:p>13211.8050235992</text:p>
              </table:table-cell>
              <table:table-cell office:value-type="float" office:value="14243.5736807818">
                <text:p>14243.5736807818</text:p>
              </table:table-cell>
            </table:table-row>
            <table:table-row>
              <table:table-cell office:value-type="string">
                <text:p>85</text:p>
              </table:table-cell>
              <table:table-cell office:value-type="float" office:value="85">
                <text:p>85</text:p>
              </table:table-cell>
              <table:table-cell office:value-type="float" office:value="13179.6968819039">
                <text:p>13179.6968819039</text:p>
              </table:table-cell>
              <table:table-cell office:value-type="float" office:value="14403.633895974">
                <text:p>14403.633895974</text:p>
              </table:table-cell>
            </table:table-row>
            <table:table-row>
              <table:table-cell office:value-type="string">
                <text:p>86</text:p>
              </table:table-cell>
              <table:table-cell office:value-type="float" office:value="86">
                <text:p>86</text:p>
              </table:table-cell>
              <table:table-cell office:value-type="float" office:value="13151.7349684253">
                <text:p>13151.7349684253</text:p>
              </table:table-cell>
              <table:table-cell office:value-type="float" office:value="14189.3588973276">
                <text:p>14189.3588973276</text:p>
              </table:table-cell>
            </table:table-row>
            <table:table-row>
              <table:table-cell office:value-type="string">
                <text:p>87</text:p>
              </table:table-cell>
              <table:table-cell office:value-type="float" office:value="87">
                <text:p>87</text:p>
              </table:table-cell>
              <table:table-cell office:value-type="float" office:value="13055.0958987072">
                <text:p>13055.0958987072</text:p>
              </table:table-cell>
              <table:table-cell office:value-type="float" office:value="14051.2544745948">
                <text:p>14051.2544745948</text:p>
              </table:table-cell>
            </table:table-row>
            <table:table-row>
              <table:table-cell office:value-type="string">
                <text:p>88</text:p>
              </table:table-cell>
              <table:table-cell office:value-type="float" office:value="88">
                <text:p>88</text:p>
              </table:table-cell>
              <table:table-cell office:value-type="float" office:value="13044.9449381505">
                <text:p>13044.9449381505</text:p>
              </table:table-cell>
              <table:table-cell office:value-type="float" office:value="14022.6657574961">
                <text:p>14022.6657574961</text:p>
              </table:table-cell>
            </table:table-row>
            <table:table-row>
              <table:table-cell office:value-type="string">
                <text:p>89</text:p>
              </table:table-cell>
              <table:table-cell office:value-type="float" office:value="89">
                <text:p>89</text:p>
              </table:table-cell>
              <table:table-cell office:value-type="float" office:value="13017.2196899223">
                <text:p>13017.2196899223</text:p>
              </table:table-cell>
              <table:table-cell office:value-type="float" office:value="13964.3525838006">
                <text:p>13964.3525838006</text:p>
              </table:table-cell>
            </table:table-row>
            <table:table-row>
              <table:table-cell office:value-type="string">
                <text:p>90</text:p>
              </table:table-cell>
              <table:table-cell office:value-type="float" office:value="90">
                <text:p>90</text:p>
              </table:table-cell>
              <table:table-cell office:value-type="float" office:value="13010.6226795505">
                <text:p>13010.6226795505</text:p>
              </table:table-cell>
              <table:table-cell office:value-type="float" office:value="13977.7616619533">
                <text:p>13977.7616619533</text:p>
              </table:table-cell>
            </table:table-row>
            <table:table-row>
              <table:table-cell office:value-type="string">
                <text:p>91</text:p>
              </table:table-cell>
              <table:table-cell office:value-type="float" office:value="91">
                <text:p>91</text:p>
              </table:table-cell>
              <table:table-cell office:value-type="float" office:value="13010.6226795505">
                <text:p>13010.6226795505</text:p>
              </table:table-cell>
              <table:table-cell office:value-type="float" office:value="13950.0115651058">
                <text:p>13950.0115651058</text:p>
              </table:table-cell>
            </table:table-row>
            <table:table-row>
              <table:table-cell office:value-type="string">
                <text:p>92</text:p>
              </table:table-cell>
              <table:table-cell office:value-type="float" office:value="92">
                <text:p>92</text:p>
              </table:table-cell>
              <table:table-cell office:value-type="float" office:value="13005.7107328208">
                <text:p>13005.7107328208</text:p>
              </table:table-cell>
              <table:table-cell office:value-type="float" office:value="13842.1780663956">
                <text:p>13842.1780663956</text:p>
              </table:table-cell>
            </table:table-row>
            <table:table-row>
              <table:table-cell office:value-type="string">
                <text:p>93</text:p>
              </table:table-cell>
              <table:table-cell office:value-type="float" office:value="93">
                <text:p>93</text:p>
              </table:table-cell>
              <table:table-cell office:value-type="float" office:value="13005.7107328208">
                <text:p>13005.7107328208</text:p>
              </table:table-cell>
              <table:table-cell office:value-type="float" office:value="13802.5800907086">
                <text:p>13802.5800907086</text:p>
              </table:table-cell>
            </table:table-row>
            <table:table-row>
              <table:table-cell office:value-type="string">
                <text:p>94</text:p>
              </table:table-cell>
              <table:table-cell office:value-type="float" office:value="94">
                <text:p>94</text:p>
              </table:table-cell>
              <table:table-cell office:value-type="float" office:value="12912.312739225">
                <text:p>12912.312739225</text:p>
              </table:table-cell>
              <table:table-cell office:value-type="float" office:value="13826.2402766635">
                <text:p>13826.2402766635</text:p>
              </table:table-cell>
            </table:table-row>
            <table:table-row>
              <table:table-cell office:value-type="string">
                <text:p>95</text:p>
              </table:table-cell>
              <table:table-cell office:value-type="float" office:value="95">
                <text:p>95</text:p>
              </table:table-cell>
              <table:table-cell office:value-type="float" office:value="12912.312739225">
                <text:p>12912.312739225</text:p>
              </table:table-cell>
              <table:table-cell office:value-type="float" office:value="13937.7813581334">
                <text:p>13937.7813581334</text:p>
              </table:table-cell>
            </table:table-row>
            <table:table-row>
              <table:table-cell office:value-type="string">
                <text:p>96</text:p>
              </table:table-cell>
              <table:table-cell office:value-type="float" office:value="96">
                <text:p>96</text:p>
              </table:table-cell>
              <table:table-cell office:value-type="float" office:value="12833.9647610239">
                <text:p>12833.9647610239</text:p>
              </table:table-cell>
              <table:table-cell office:value-type="float" office:value="13757.8120341936">
                <text:p>13757.8120341936</text:p>
              </table:table-cell>
            </table:table-row>
            <table:table-row>
              <table:table-cell office:value-type="string">
                <text:p>97</text:p>
              </table:table-cell>
              <table:table-cell office:value-type="float" office:value="97">
                <text:p>97</text:p>
              </table:table-cell>
              <table:table-cell office:value-type="float" office:value="12731.5153028067">
                <text:p>12731.5153028067</text:p>
              </table:table-cell>
              <table:table-cell office:value-type="float" office:value="13720.9670304233">
                <text:p>13720.9670304233</text:p>
              </table:table-cell>
            </table:table-row>
            <table:table-row>
              <table:table-cell office:value-type="string">
                <text:p>98</text:p>
              </table:table-cell>
              <table:table-cell office:value-type="float" office:value="98">
                <text:p>98</text:p>
              </table:table-cell>
              <table:table-cell office:value-type="float" office:value="12690.4328625684">
                <text:p>12690.4328625684</text:p>
              </table:table-cell>
              <table:table-cell office:value-type="float" office:value="13465.8350311843">
                <text:p>13465.8350311843</text:p>
              </table:table-cell>
            </table:table-row>
            <table:table-row>
              <table:table-cell office:value-type="string">
                <text:p>99</text:p>
              </table:table-cell>
              <table:table-cell office:value-type="float" office:value="99">
                <text:p>99</text:p>
              </table:table-cell>
              <table:table-cell office:value-type="float" office:value="12647.4584463207">
                <text:p>12647.4584463207</text:p>
              </table:table-cell>
              <table:table-cell office:value-type="float" office:value="13366.0308252837">
                <text:p>13366.0308252837</text:p>
              </table:table-cell>
            </table:table-row>
            <table:table-row>
              <table:table-cell office:value-type="string">
                <text:p>100</text:p>
              </table:table-cell>
              <table:table-cell office:value-type="float" office:value="100">
                <text:p>100</text:p>
              </table:table-cell>
              <table:table-cell office:value-type="float" office:value="12644.4894085323">
                <text:p>12644.4894085323</text:p>
              </table:table-cell>
              <table:table-cell office:value-type="float" office:value="13472.2169671428">
                <text:p>13472.2169671428</text:p>
              </table:table-cell>
            </table:table-row>
            <table:table-row>
              <table:table-cell office:value-type="string">
                <text:p>101</text:p>
              </table:table-cell>
              <table:table-cell office:value-type="float" office:value="101">
                <text:p>101</text:p>
              </table:table-cell>
              <table:table-cell office:value-type="float" office:value="12644.4894085323">
                <text:p>12644.4894085323</text:p>
              </table:table-cell>
              <table:table-cell office:value-type="float" office:value="13162.3588361324">
                <text:p>13162.3588361324</text:p>
              </table:table-cell>
            </table:table-row>
            <table:table-row>
              <table:table-cell office:value-type="string">
                <text:p>102</text:p>
              </table:table-cell>
              <table:table-cell office:value-type="float" office:value="102">
                <text:p>102</text:p>
              </table:table-cell>
              <table:table-cell office:value-type="float" office:value="12584.656421899">
                <text:p>12584.656421899</text:p>
              </table:table-cell>
              <table:table-cell office:value-type="float" office:value="13143.2373617426">
                <text:p>13143.2373617426</text:p>
              </table:table-cell>
            </table:table-row>
            <table:table-row>
              <table:table-cell office:value-type="string">
                <text:p>103</text:p>
              </table:table-cell>
              <table:table-cell office:value-type="float" office:value="103">
                <text:p>103</text:p>
              </table:table-cell>
              <table:table-cell office:value-type="float" office:value="12584.656421899">
                <text:p>12584.656421899</text:p>
              </table:table-cell>
              <table:table-cell office:value-type="float" office:value="13038.9141006983">
                <text:p>13038.9141006983</text:p>
              </table:table-cell>
            </table:table-row>
            <table:table-row>
              <table:table-cell office:value-type="string">
                <text:p>104</text:p>
              </table:table-cell>
              <table:table-cell office:value-type="float" office:value="104">
                <text:p>104</text:p>
              </table:table-cell>
              <table:table-cell office:value-type="float" office:value="12584.656421899">
                <text:p>12584.656421899</text:p>
              </table:table-cell>
              <table:table-cell office:value-type="float" office:value="13154.3565001402">
                <text:p>13154.3565001402</text:p>
              </table:table-cell>
            </table:table-row>
            <table:table-row>
              <table:table-cell office:value-type="string">
                <text:p>105</text:p>
              </table:table-cell>
              <table:table-cell office:value-type="float" office:value="105">
                <text:p>105</text:p>
              </table:table-cell>
              <table:table-cell office:value-type="float" office:value="12571.5673502469">
                <text:p>12571.5673502469</text:p>
              </table:table-cell>
              <table:table-cell office:value-type="float" office:value="12985.0937182358">
                <text:p>12985.0937182358</text:p>
              </table:table-cell>
            </table:table-row>
            <table:table-row>
              <table:table-cell office:value-type="string">
                <text:p>106</text:p>
              </table:table-cell>
              <table:table-cell office:value-type="float" office:value="106">
                <text:p>106</text:p>
              </table:table-cell>
              <table:table-cell office:value-type="float" office:value="12554.9268711976">
                <text:p>12554.9268711976</text:p>
              </table:table-cell>
              <table:table-cell office:value-type="float" office:value="12857.5673862589">
                <text:p>12857.5673862589</text:p>
              </table:table-cell>
            </table:table-row>
            <table:table-row>
              <table:table-cell office:value-type="string">
                <text:p>107</text:p>
              </table:table-cell>
              <table:table-cell office:value-type="float" office:value="107">
                <text:p>107</text:p>
              </table:table-cell>
              <table:table-cell office:value-type="float" office:value="12541.2793886779">
                <text:p>12541.2793886779</text:p>
              </table:table-cell>
              <table:table-cell office:value-type="float" office:value="13064.2461848896">
                <text:p>13064.2461848896</text:p>
              </table:table-cell>
            </table:table-row>
            <table:table-row>
              <table:table-cell office:value-type="string">
                <text:p>108</text:p>
              </table:table-cell>
              <table:table-cell office:value-type="float" office:value="108">
                <text:p>108</text:p>
              </table:table-cell>
              <table:table-cell office:value-type="float" office:value="12459.1908811431">
                <text:p>12459.1908811431</text:p>
              </table:table-cell>
              <table:table-cell office:value-type="float" office:value="13045.2175817397">
                <text:p>13045.2175817397</text:p>
              </table:table-cell>
            </table:table-row>
            <table:table-row>
              <table:table-cell office:value-type="string">
                <text:p>109</text:p>
              </table:table-cell>
              <table:table-cell office:value-type="float" office:value="109">
                <text:p>109</text:p>
              </table:table-cell>
              <table:table-cell office:value-type="float" office:value="12395.0499529095">
                <text:p>12395.0499529095</text:p>
              </table:table-cell>
              <table:table-cell office:value-type="float" office:value="13027.4665475914">
                <text:p>13027.4665475914</text:p>
              </table:table-cell>
            </table:table-row>
            <table:table-row>
              <table:table-cell office:value-type="string">
                <text:p>110</text:p>
              </table:table-cell>
              <table:table-cell office:value-type="float" office:value="110">
                <text:p>110</text:p>
              </table:table-cell>
              <table:table-cell office:value-type="float" office:value="12395.0499529095">
                <text:p>12395.0499529095</text:p>
              </table:table-cell>
              <table:table-cell office:value-type="float" office:value="12838.7952329753">
                <text:p>12838.7952329753</text:p>
              </table:table-cell>
            </table:table-row>
            <table:table-row>
              <table:table-cell office:value-type="string">
                <text:p>111</text:p>
              </table:table-cell>
              <table:table-cell office:value-type="float" office:value="111">
                <text:p>111</text:p>
              </table:table-cell>
              <table:table-cell office:value-type="float" office:value="12395.0499529095">
                <text:p>12395.0499529095</text:p>
              </table:table-cell>
              <table:table-cell office:value-type="float" office:value="12761.9614618275">
                <text:p>12761.9614618275</text:p>
              </table:table-cell>
            </table:table-row>
            <table:table-row>
              <table:table-cell office:value-type="string">
                <text:p>112</text:p>
              </table:table-cell>
              <table:table-cell office:value-type="float" office:value="112">
                <text:p>112</text:p>
              </table:table-cell>
              <table:table-cell office:value-type="float" office:value="12395.0499529095">
                <text:p>12395.0499529095</text:p>
              </table:table-cell>
              <table:table-cell office:value-type="float" office:value="12783.6734909663">
                <text:p>12783.6734909663</text:p>
              </table:table-cell>
            </table:table-row>
            <table:table-row>
              <table:table-cell office:value-type="string">
                <text:p>113</text:p>
              </table:table-cell>
              <table:table-cell office:value-type="float" office:value="113">
                <text:p>113</text:p>
              </table:table-cell>
              <table:table-cell office:value-type="float" office:value="12395.0499529095">
                <text:p>12395.0499529095</text:p>
              </table:table-cell>
              <table:table-cell office:value-type="float" office:value="12742.5473050479">
                <text:p>12742.5473050479</text:p>
              </table:table-cell>
            </table:table-row>
            <table:table-row>
              <table:table-cell office:value-type="string">
                <text:p>114</text:p>
              </table:table-cell>
              <table:table-cell office:value-type="float" office:value="114">
                <text:p>114</text:p>
              </table:table-cell>
              <table:table-cell office:value-type="float" office:value="12395.0499529095">
                <text:p>12395.0499529095</text:p>
              </table:table-cell>
              <table:table-cell office:value-type="float" office:value="12646.0243558564">
                <text:p>12646.0243558564</text:p>
              </table:table-cell>
            </table:table-row>
            <table:table-row>
              <table:table-cell office:value-type="string">
                <text:p>115</text:p>
              </table:table-cell>
              <table:table-cell office:value-type="float" office:value="115">
                <text:p>115</text:p>
              </table:table-cell>
              <table:table-cell office:value-type="float" office:value="12395.0499529095">
                <text:p>12395.0499529095</text:p>
              </table:table-cell>
              <table:table-cell office:value-type="float" office:value="12674.9866995571">
                <text:p>12674.9866995571</text:p>
              </table:table-cell>
            </table:table-row>
            <table:table-row>
              <table:table-cell office:value-type="string">
                <text:p>116</text:p>
              </table:table-cell>
              <table:table-cell office:value-type="float" office:value="116">
                <text:p>116</text:p>
              </table:table-cell>
              <table:table-cell office:value-type="float" office:value="12395.0499529095">
                <text:p>12395.0499529095</text:p>
              </table:table-cell>
              <table:table-cell office:value-type="float" office:value="12605.3972098843">
                <text:p>12605.3972098843</text:p>
              </table:table-cell>
            </table:table-row>
            <table:table-row>
              <table:table-cell office:value-type="string">
                <text:p>117</text:p>
              </table:table-cell>
              <table:table-cell office:value-type="float" office:value="117">
                <text:p>117</text:p>
              </table:table-cell>
              <table:table-cell office:value-type="float" office:value="12350.2476239123">
                <text:p>12350.2476239123</text:p>
              </table:table-cell>
              <table:table-cell office:value-type="float" office:value="12633.0065434483">
                <text:p>12633.0065434483</text:p>
              </table:table-cell>
            </table:table-row>
            <table:table-row>
              <table:table-cell office:value-type="string">
                <text:p>118</text:p>
              </table:table-cell>
              <table:table-cell office:value-type="float" office:value="118">
                <text:p>118</text:p>
              </table:table-cell>
              <table:table-cell office:value-type="float" office:value="12350.2476239123">
                <text:p>12350.2476239123</text:p>
              </table:table-cell>
              <table:table-cell office:value-type="float" office:value="12556.3889392604">
                <text:p>12556.3889392604</text:p>
              </table:table-cell>
            </table:table-row>
            <table:table-row>
              <table:table-cell office:value-type="string">
                <text:p>119</text:p>
              </table:table-cell>
              <table:table-cell office:value-type="float" office:value="119">
                <text:p>119</text:p>
              </table:table-cell>
              <table:table-cell office:value-type="float" office:value="12350.2476239123">
                <text:p>12350.2476239123</text:p>
              </table:table-cell>
              <table:table-cell office:value-type="float" office:value="12692.0685009085">
                <text:p>12692.0685009085</text:p>
              </table:table-cell>
            </table:table-row>
            <table:table-row>
              <table:table-cell office:value-type="string">
                <text:p>120</text:p>
              </table:table-cell>
              <table:table-cell office:value-type="float" office:value="120">
                <text:p>120</text:p>
              </table:table-cell>
              <table:table-cell office:value-type="float" office:value="12350.2476239123">
                <text:p>12350.2476239123</text:p>
              </table:table-cell>
              <table:table-cell office:value-type="float" office:value="12562.0322526174">
                <text:p>12562.0322526174</text:p>
              </table:table-cell>
            </table:table-row>
            <table:table-row>
              <table:table-cell office:value-type="string">
                <text:p>121</text:p>
              </table:table-cell>
              <table:table-cell office:value-type="float" office:value="121">
                <text:p>121</text:p>
              </table:table-cell>
              <table:table-cell office:value-type="float" office:value="12350.2476239123">
                <text:p>12350.2476239123</text:p>
              </table:table-cell>
              <table:table-cell office:value-type="float" office:value="12638.8606554349">
                <text:p>12638.8606554349</text:p>
              </table:table-cell>
            </table:table-row>
            <table:table-row>
              <table:table-cell office:value-type="string">
                <text:p>122</text:p>
              </table:table-cell>
              <table:table-cell office:value-type="float" office:value="122">
                <text:p>122</text:p>
              </table:table-cell>
              <table:table-cell office:value-type="float" office:value="12350.2476239123">
                <text:p>12350.2476239123</text:p>
              </table:table-cell>
              <table:table-cell office:value-type="float" office:value="12532.8859362771">
                <text:p>12532.8859362771</text:p>
              </table:table-cell>
            </table:table-row>
            <table:table-row>
              <table:table-cell office:value-type="string">
                <text:p>123</text:p>
              </table:table-cell>
              <table:table-cell office:value-type="float" office:value="123">
                <text:p>123</text:p>
              </table:table-cell>
              <table:table-cell office:value-type="float" office:value="12350.2476239123">
                <text:p>12350.2476239123</text:p>
              </table:table-cell>
              <table:table-cell office:value-type="float" office:value="12551.5648997154">
                <text:p>12551.5648997154</text:p>
              </table:table-cell>
            </table:table-row>
            <table:table-row>
              <table:table-cell office:value-type="string">
                <text:p>124</text:p>
              </table:table-cell>
              <table:table-cell office:value-type="float" office:value="124">
                <text:p>124</text:p>
              </table:table-cell>
              <table:table-cell office:value-type="float" office:value="12350.2476239123">
                <text:p>12350.2476239123</text:p>
              </table:table-cell>
              <table:table-cell office:value-type="float" office:value="12479.6503954682">
                <text:p>12479.6503954682</text:p>
              </table:table-cell>
            </table:table-row>
            <table:table-row>
              <table:table-cell office:value-type="string">
                <text:p>125</text:p>
              </table:table-cell>
              <table:table-cell office:value-type="float" office:value="125">
                <text:p>125</text:p>
              </table:table-cell>
              <table:table-cell office:value-type="float" office:value="12350.2476239123">
                <text:p>12350.2476239123</text:p>
              </table:table-cell>
              <table:table-cell office:value-type="float" office:value="12451.0635215284">
                <text:p>12451.0635215284</text:p>
              </table:table-cell>
            </table:table-row>
            <table:table-row>
              <table:table-cell office:value-type="string">
                <text:p>126</text:p>
              </table:table-cell>
              <table:table-cell office:value-type="float" office:value="126">
                <text:p>126</text:p>
              </table:table-cell>
              <table:table-cell office:value-type="float" office:value="12350.2476239123">
                <text:p>12350.2476239123</text:p>
              </table:table-cell>
              <table:table-cell office:value-type="float" office:value="12445.1761159197">
                <text:p>12445.1761159197</text:p>
              </table:table-cell>
            </table:table-row>
            <table:table-row>
              <table:table-cell office:value-type="string">
                <text:p>127</text:p>
              </table:table-cell>
              <table:table-cell office:value-type="float" office:value="127">
                <text:p>127</text:p>
              </table:table-cell>
              <table:table-cell office:value-type="float" office:value="12350.2476239123">
                <text:p>12350.2476239123</text:p>
              </table:table-cell>
              <table:table-cell office:value-type="float" office:value="12427.3523162951">
                <text:p>12427.3523162951</text:p>
              </table:table-cell>
            </table:table-row>
            <table:table-row>
              <table:table-cell office:value-type="string">
                <text:p>128</text:p>
              </table:table-cell>
              <table:table-cell office:value-type="float" office:value="128">
                <text:p>128</text:p>
              </table:table-cell>
              <table:table-cell office:value-type="float" office:value="12350.2476239123">
                <text:p>12350.2476239123</text:p>
              </table:table-cell>
              <table:table-cell office:value-type="float" office:value="12421.046101647">
                <text:p>12421.046101647</text:p>
              </table:table-cell>
            </table:table-row>
            <table:table-row>
              <table:table-cell office:value-type="string">
                <text:p>129</text:p>
              </table:table-cell>
              <table:table-cell office:value-type="float" office:value="129">
                <text:p>12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0</text:p>
              </table:table-cell>
              <table:table-cell office:value-type="float" office:value="130">
                <text:p>13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1</text:p>
              </table:table-cell>
              <table:table-cell office:value-type="float" office:value="131">
                <text:p>13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2</text:p>
              </table:table-cell>
              <table:table-cell office:value-type="float" office:value="132">
                <text:p>13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3</text:p>
              </table:table-cell>
              <table:table-cell office:value-type="float" office:value="133">
                <text:p>13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4</text:p>
              </table:table-cell>
              <table:table-cell office:value-type="float" office:value="134">
                <text:p>13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5</text:p>
              </table:table-cell>
              <table:table-cell office:value-type="float" office:value="135">
                <text:p>13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6</text:p>
              </table:table-cell>
              <table:table-cell office:value-type="float" office:value="136">
                <text:p>13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7</text:p>
              </table:table-cell>
              <table:table-cell office:value-type="float" office:value="137">
                <text:p>13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8</text:p>
              </table:table-cell>
              <table:table-cell office:value-type="float" office:value="138">
                <text:p>13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39</text:p>
              </table:table-cell>
              <table:table-cell office:value-type="float" office:value="139">
                <text:p>13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0</text:p>
              </table:table-cell>
              <table:table-cell office:value-type="float" office:value="140">
                <text:p>14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1</text:p>
              </table:table-cell>
              <table:table-cell office:value-type="float" office:value="141">
                <text:p>14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2</text:p>
              </table:table-cell>
              <table:table-cell office:value-type="float" office:value="142">
                <text:p>14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3</text:p>
              </table:table-cell>
              <table:table-cell office:value-type="float" office:value="143">
                <text:p>14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4</text:p>
              </table:table-cell>
              <table:table-cell office:value-type="float" office:value="144">
                <text:p>14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5</text:p>
              </table:table-cell>
              <table:table-cell office:value-type="float" office:value="145">
                <text:p>14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6</text:p>
              </table:table-cell>
              <table:table-cell office:value-type="float" office:value="146">
                <text:p>14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7</text:p>
              </table:table-cell>
              <table:table-cell office:value-type="float" office:value="147">
                <text:p>14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8</text:p>
              </table:table-cell>
              <table:table-cell office:value-type="float" office:value="148">
                <text:p>14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49</text:p>
              </table:table-cell>
              <table:table-cell office:value-type="float" office:value="149">
                <text:p>14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0</text:p>
              </table:table-cell>
              <table:table-cell office:value-type="float" office:value="150">
                <text:p>15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1</text:p>
              </table:table-cell>
              <table:table-cell office:value-type="float" office:value="151">
                <text:p>15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2</text:p>
              </table:table-cell>
              <table:table-cell office:value-type="float" office:value="152">
                <text:p>15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3</text:p>
              </table:table-cell>
              <table:table-cell office:value-type="float" office:value="153">
                <text:p>15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4</text:p>
              </table:table-cell>
              <table:table-cell office:value-type="float" office:value="154">
                <text:p>15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5</text:p>
              </table:table-cell>
              <table:table-cell office:value-type="float" office:value="155">
                <text:p>15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6</text:p>
              </table:table-cell>
              <table:table-cell office:value-type="float" office:value="156">
                <text:p>15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7</text:p>
              </table:table-cell>
              <table:table-cell office:value-type="float" office:value="157">
                <text:p>15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8</text:p>
              </table:table-cell>
              <table:table-cell office:value-type="float" office:value="158">
                <text:p>15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59</text:p>
              </table:table-cell>
              <table:table-cell office:value-type="float" office:value="159">
                <text:p>15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0</text:p>
              </table:table-cell>
              <table:table-cell office:value-type="float" office:value="160">
                <text:p>16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1</text:p>
              </table:table-cell>
              <table:table-cell office:value-type="float" office:value="161">
                <text:p>16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2</text:p>
              </table:table-cell>
              <table:table-cell office:value-type="float" office:value="162">
                <text:p>16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3</text:p>
              </table:table-cell>
              <table:table-cell office:value-type="float" office:value="163">
                <text:p>16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4</text:p>
              </table:table-cell>
              <table:table-cell office:value-type="float" office:value="164">
                <text:p>16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5</text:p>
              </table:table-cell>
              <table:table-cell office:value-type="float" office:value="165">
                <text:p>16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6</text:p>
              </table:table-cell>
              <table:table-cell office:value-type="float" office:value="166">
                <text:p>16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7</text:p>
              </table:table-cell>
              <table:table-cell office:value-type="float" office:value="167">
                <text:p>16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8</text:p>
              </table:table-cell>
              <table:table-cell office:value-type="float" office:value="168">
                <text:p>16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69</text:p>
              </table:table-cell>
              <table:table-cell office:value-type="float" office:value="169">
                <text:p>16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0</text:p>
              </table:table-cell>
              <table:table-cell office:value-type="float" office:value="170">
                <text:p>17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1</text:p>
              </table:table-cell>
              <table:table-cell office:value-type="float" office:value="171">
                <text:p>17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2</text:p>
              </table:table-cell>
              <table:table-cell office:value-type="float" office:value="172">
                <text:p>17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3</text:p>
              </table:table-cell>
              <table:table-cell office:value-type="float" office:value="173">
                <text:p>17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4</text:p>
              </table:table-cell>
              <table:table-cell office:value-type="float" office:value="174">
                <text:p>17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5</text:p>
              </table:table-cell>
              <table:table-cell office:value-type="float" office:value="175">
                <text:p>17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6</text:p>
              </table:table-cell>
              <table:table-cell office:value-type="float" office:value="176">
                <text:p>17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7</text:p>
              </table:table-cell>
              <table:table-cell office:value-type="float" office:value="177">
                <text:p>17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8</text:p>
              </table:table-cell>
              <table:table-cell office:value-type="float" office:value="178">
                <text:p>17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79</text:p>
              </table:table-cell>
              <table:table-cell office:value-type="float" office:value="179">
                <text:p>17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0</text:p>
              </table:table-cell>
              <table:table-cell office:value-type="float" office:value="180">
                <text:p>18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1</text:p>
              </table:table-cell>
              <table:table-cell office:value-type="float" office:value="181">
                <text:p>18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2</text:p>
              </table:table-cell>
              <table:table-cell office:value-type="float" office:value="182">
                <text:p>18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3</text:p>
              </table:table-cell>
              <table:table-cell office:value-type="float" office:value="183">
                <text:p>18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4</text:p>
              </table:table-cell>
              <table:table-cell office:value-type="float" office:value="184">
                <text:p>18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5</text:p>
              </table:table-cell>
              <table:table-cell office:value-type="float" office:value="185">
                <text:p>18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6</text:p>
              </table:table-cell>
              <table:table-cell office:value-type="float" office:value="186">
                <text:p>18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7</text:p>
              </table:table-cell>
              <table:table-cell office:value-type="float" office:value="187">
                <text:p>18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8</text:p>
              </table:table-cell>
              <table:table-cell office:value-type="float" office:value="188">
                <text:p>18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89</text:p>
              </table:table-cell>
              <table:table-cell office:value-type="float" office:value="189">
                <text:p>18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0</text:p>
              </table:table-cell>
              <table:table-cell office:value-type="float" office:value="190">
                <text:p>190</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1</text:p>
              </table:table-cell>
              <table:table-cell office:value-type="float" office:value="191">
                <text:p>191</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2</text:p>
              </table:table-cell>
              <table:table-cell office:value-type="float" office:value="192">
                <text:p>192</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3</text:p>
              </table:table-cell>
              <table:table-cell office:value-type="float" office:value="193">
                <text:p>193</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4</text:p>
              </table:table-cell>
              <table:table-cell office:value-type="float" office:value="194">
                <text:p>194</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5</text:p>
              </table:table-cell>
              <table:table-cell office:value-type="float" office:value="195">
                <text:p>195</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6</text:p>
              </table:table-cell>
              <table:table-cell office:value-type="float" office:value="196">
                <text:p>196</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7</text:p>
              </table:table-cell>
              <table:table-cell office:value-type="float" office:value="197">
                <text:p>197</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8</text:p>
              </table:table-cell>
              <table:table-cell office:value-type="float" office:value="198">
                <text:p>198</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199</text:p>
              </table:table-cell>
              <table:table-cell office:value-type="float" office:value="199">
                <text:p>199</text:p>
              </table:table-cell>
              <table:table-cell office:value-type="float" office:value="12350.2476239123">
                <text:p>12350.2476239123</text:p>
              </table:table-cell>
              <table:table-cell office:value-type="float" office:value="12418.6540891942">
                <text:p>12418.6540891942</text:p>
              </table:table-cell>
            </table:table-row>
            <table:table-row>
              <table:table-cell office:value-type="string">
                <text:p>200</text:p>
              </table:table-cell>
              <table:table-cell office:value-type="float" office:value="200">
                <text:p>200</text:p>
              </table:table-cell>
              <table:table-cell office:value-type="float" office:value="12350.2476239123">
                <text:p>12350.2476239123</text:p>
              </table:table-cell>
              <table:table-cell office:value-type="float" office:value="12418.6540891942">
                <text:p>12418.65408919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1,
Crossover Rate = 1.0, Crossover Type: 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8857.0669075064">
                <text:p>28857.0669075064</text:p>
              </table:table-cell>
            </table:table-row>
            <table:table-row>
              <table:table-cell office:value-type="string">
                <text:p>2</text:p>
              </table:table-cell>
              <table:table-cell office:value-type="float" office:value="2">
                <text:p>2</text:p>
              </table:table-cell>
              <table:table-cell office:value-type="float" office:value="25278.4633559973">
                <text:p>25278.4633559973</text:p>
              </table:table-cell>
              <table:table-cell office:value-type="float" office:value="28104.3438720391">
                <text:p>28104.3438720391</text:p>
              </table:table-cell>
            </table:table-row>
            <table:table-row>
              <table:table-cell office:value-type="string">
                <text:p>3</text:p>
              </table:table-cell>
              <table:table-cell office:value-type="float" office:value="3">
                <text:p>3</text:p>
              </table:table-cell>
              <table:table-cell office:value-type="float" office:value="24289.564460759">
                <text:p>24289.564460759</text:p>
              </table:table-cell>
              <table:table-cell office:value-type="float" office:value="27646.3991681678">
                <text:p>27646.3991681678</text:p>
              </table:table-cell>
            </table:table-row>
            <table:table-row>
              <table:table-cell office:value-type="string">
                <text:p>4</text:p>
              </table:table-cell>
              <table:table-cell office:value-type="float" office:value="4">
                <text:p>4</text:p>
              </table:table-cell>
              <table:table-cell office:value-type="float" office:value="23429.8687582693">
                <text:p>23429.8687582693</text:p>
              </table:table-cell>
              <table:table-cell office:value-type="float" office:value="27101.4502953543">
                <text:p>27101.4502953543</text:p>
              </table:table-cell>
            </table:table-row>
            <table:table-row>
              <table:table-cell office:value-type="string">
                <text:p>5</text:p>
              </table:table-cell>
              <table:table-cell office:value-type="float" office:value="5">
                <text:p>5</text:p>
              </table:table-cell>
              <table:table-cell office:value-type="float" office:value="22710.9074038381">
                <text:p>22710.9074038381</text:p>
              </table:table-cell>
              <table:table-cell office:value-type="float" office:value="26590.8879657789">
                <text:p>26590.8879657789</text:p>
              </table:table-cell>
            </table:table-row>
            <table:table-row>
              <table:table-cell office:value-type="string">
                <text:p>6</text:p>
              </table:table-cell>
              <table:table-cell office:value-type="float" office:value="6">
                <text:p>6</text:p>
              </table:table-cell>
              <table:table-cell office:value-type="float" office:value="22459.3194174561">
                <text:p>22459.3194174561</text:p>
              </table:table-cell>
              <table:table-cell office:value-type="float" office:value="25965.2881312921">
                <text:p>25965.2881312921</text:p>
              </table:table-cell>
            </table:table-row>
            <table:table-row>
              <table:table-cell office:value-type="string">
                <text:p>7</text:p>
              </table:table-cell>
              <table:table-cell office:value-type="float" office:value="7">
                <text:p>7</text:p>
              </table:table-cell>
              <table:table-cell office:value-type="float" office:value="22238.6517732047">
                <text:p>22238.6517732047</text:p>
              </table:table-cell>
              <table:table-cell office:value-type="float" office:value="25550.4696376653">
                <text:p>25550.4696376653</text:p>
              </table:table-cell>
            </table:table-row>
            <table:table-row>
              <table:table-cell office:value-type="string">
                <text:p>8</text:p>
              </table:table-cell>
              <table:table-cell office:value-type="float" office:value="8">
                <text:p>8</text:p>
              </table:table-cell>
              <table:table-cell office:value-type="float" office:value="22164.5392851628">
                <text:p>22164.5392851628</text:p>
              </table:table-cell>
              <table:table-cell office:value-type="float" office:value="25410.6975149574">
                <text:p>25410.6975149574</text:p>
              </table:table-cell>
            </table:table-row>
            <table:table-row>
              <table:table-cell office:value-type="string">
                <text:p>9</text:p>
              </table:table-cell>
              <table:table-cell office:value-type="float" office:value="9">
                <text:p>9</text:p>
              </table:table-cell>
              <table:table-cell office:value-type="float" office:value="21688.2317137947">
                <text:p>21688.2317137947</text:p>
              </table:table-cell>
              <table:table-cell office:value-type="float" office:value="24869.8502218462">
                <text:p>24869.8502218462</text:p>
              </table:table-cell>
            </table:table-row>
            <table:table-row>
              <table:table-cell office:value-type="string">
                <text:p>10</text:p>
              </table:table-cell>
              <table:table-cell office:value-type="float" office:value="10">
                <text:p>10</text:p>
              </table:table-cell>
              <table:table-cell office:value-type="float" office:value="21653.925994163">
                <text:p>21653.925994163</text:p>
              </table:table-cell>
              <table:table-cell office:value-type="float" office:value="25023.1717773671">
                <text:p>25023.1717773671</text:p>
              </table:table-cell>
            </table:table-row>
            <table:table-row>
              <table:table-cell office:value-type="string">
                <text:p>11</text:p>
              </table:table-cell>
              <table:table-cell office:value-type="float" office:value="11">
                <text:p>11</text:p>
              </table:table-cell>
              <table:table-cell office:value-type="float" office:value="21419.4394407098">
                <text:p>21419.4394407098</text:p>
              </table:table-cell>
              <table:table-cell office:value-type="float" office:value="24247.1454716849">
                <text:p>24247.1454716849</text:p>
              </table:table-cell>
            </table:table-row>
            <table:table-row>
              <table:table-cell office:value-type="string">
                <text:p>12</text:p>
              </table:table-cell>
              <table:table-cell office:value-type="float" office:value="12">
                <text:p>12</text:p>
              </table:table-cell>
              <table:table-cell office:value-type="float" office:value="21176.3759441257">
                <text:p>21176.3759441257</text:p>
              </table:table-cell>
              <table:table-cell office:value-type="float" office:value="23762.3875384635">
                <text:p>23762.3875384635</text:p>
              </table:table-cell>
            </table:table-row>
            <table:table-row>
              <table:table-cell office:value-type="string">
                <text:p>13</text:p>
              </table:table-cell>
              <table:table-cell office:value-type="float" office:value="13">
                <text:p>13</text:p>
              </table:table-cell>
              <table:table-cell office:value-type="float" office:value="20860.5167292523">
                <text:p>20860.5167292523</text:p>
              </table:table-cell>
              <table:table-cell office:value-type="float" office:value="23653.450218702">
                <text:p>23653.450218702</text:p>
              </table:table-cell>
            </table:table-row>
            <table:table-row>
              <table:table-cell office:value-type="string">
                <text:p>14</text:p>
              </table:table-cell>
              <table:table-cell office:value-type="float" office:value="14">
                <text:p>14</text:p>
              </table:table-cell>
              <table:table-cell office:value-type="float" office:value="20532.8146199684">
                <text:p>20532.8146199684</text:p>
              </table:table-cell>
              <table:table-cell office:value-type="float" office:value="23556.5685644367">
                <text:p>23556.5685644367</text:p>
              </table:table-cell>
            </table:table-row>
            <table:table-row>
              <table:table-cell office:value-type="string">
                <text:p>15</text:p>
              </table:table-cell>
              <table:table-cell office:value-type="float" office:value="15">
                <text:p>15</text:p>
              </table:table-cell>
              <table:table-cell office:value-type="float" office:value="20392.7115251844">
                <text:p>20392.7115251844</text:p>
              </table:table-cell>
              <table:table-cell office:value-type="float" office:value="23414.3729576745">
                <text:p>23414.3729576745</text:p>
              </table:table-cell>
            </table:table-row>
            <table:table-row>
              <table:table-cell office:value-type="string">
                <text:p>16</text:p>
              </table:table-cell>
              <table:table-cell office:value-type="float" office:value="16">
                <text:p>16</text:p>
              </table:table-cell>
              <table:table-cell office:value-type="float" office:value="20064.2536833001">
                <text:p>20064.2536833001</text:p>
              </table:table-cell>
              <table:table-cell office:value-type="float" office:value="23240.3997968156">
                <text:p>23240.3997968156</text:p>
              </table:table-cell>
            </table:table-row>
            <table:table-row>
              <table:table-cell office:value-type="string">
                <text:p>17</text:p>
              </table:table-cell>
              <table:table-cell office:value-type="float" office:value="17">
                <text:p>17</text:p>
              </table:table-cell>
              <table:table-cell office:value-type="float" office:value="19888.7896980254">
                <text:p>19888.7896980254</text:p>
              </table:table-cell>
              <table:table-cell office:value-type="float" office:value="23129.0570573074">
                <text:p>23129.0570573074</text:p>
              </table:table-cell>
            </table:table-row>
            <table:table-row>
              <table:table-cell office:value-type="string">
                <text:p>18</text:p>
              </table:table-cell>
              <table:table-cell office:value-type="float" office:value="18">
                <text:p>18</text:p>
              </table:table-cell>
              <table:table-cell office:value-type="float" office:value="19858.623977334">
                <text:p>19858.623977334</text:p>
              </table:table-cell>
              <table:table-cell office:value-type="float" office:value="22948.4218574925">
                <text:p>22948.4218574925</text:p>
              </table:table-cell>
            </table:table-row>
            <table:table-row>
              <table:table-cell office:value-type="string">
                <text:p>19</text:p>
              </table:table-cell>
              <table:table-cell office:value-type="float" office:value="19">
                <text:p>19</text:p>
              </table:table-cell>
              <table:table-cell office:value-type="float" office:value="19715.2609359979">
                <text:p>19715.2609359979</text:p>
              </table:table-cell>
              <table:table-cell office:value-type="float" office:value="22849.0391268659">
                <text:p>22849.0391268659</text:p>
              </table:table-cell>
            </table:table-row>
            <table:table-row>
              <table:table-cell office:value-type="string">
                <text:p>20</text:p>
              </table:table-cell>
              <table:table-cell office:value-type="float" office:value="20">
                <text:p>20</text:p>
              </table:table-cell>
              <table:table-cell office:value-type="float" office:value="19657.5937851128">
                <text:p>19657.5937851128</text:p>
              </table:table-cell>
              <table:table-cell office:value-type="float" office:value="22395.4252914935">
                <text:p>22395.4252914935</text:p>
              </table:table-cell>
            </table:table-row>
            <table:table-row>
              <table:table-cell office:value-type="string">
                <text:p>21</text:p>
              </table:table-cell>
              <table:table-cell office:value-type="float" office:value="21">
                <text:p>21</text:p>
              </table:table-cell>
              <table:table-cell office:value-type="float" office:value="19630.2365105129">
                <text:p>19630.2365105129</text:p>
              </table:table-cell>
              <table:table-cell office:value-type="float" office:value="22108.7466953138">
                <text:p>22108.7466953138</text:p>
              </table:table-cell>
            </table:table-row>
            <table:table-row>
              <table:table-cell office:value-type="string">
                <text:p>22</text:p>
              </table:table-cell>
              <table:table-cell office:value-type="float" office:value="22">
                <text:p>22</text:p>
              </table:table-cell>
              <table:table-cell office:value-type="float" office:value="19319.9138187738">
                <text:p>19319.9138187738</text:p>
              </table:table-cell>
              <table:table-cell office:value-type="float" office:value="21997.1465248826">
                <text:p>21997.1465248826</text:p>
              </table:table-cell>
            </table:table-row>
            <table:table-row>
              <table:table-cell office:value-type="string">
                <text:p>23</text:p>
              </table:table-cell>
              <table:table-cell office:value-type="float" office:value="23">
                <text:p>23</text:p>
              </table:table-cell>
              <table:table-cell office:value-type="float" office:value="18973.8774221051">
                <text:p>18973.8774221051</text:p>
              </table:table-cell>
              <table:table-cell office:value-type="float" office:value="21784.7137429131">
                <text:p>21784.7137429131</text:p>
              </table:table-cell>
            </table:table-row>
            <table:table-row>
              <table:table-cell office:value-type="string">
                <text:p>24</text:p>
              </table:table-cell>
              <table:table-cell office:value-type="float" office:value="24">
                <text:p>24</text:p>
              </table:table-cell>
              <table:table-cell office:value-type="float" office:value="18733.7153069852">
                <text:p>18733.7153069852</text:p>
              </table:table-cell>
              <table:table-cell office:value-type="float" office:value="21582.3694930833">
                <text:p>21582.3694930833</text:p>
              </table:table-cell>
            </table:table-row>
            <table:table-row>
              <table:table-cell office:value-type="string">
                <text:p>25</text:p>
              </table:table-cell>
              <table:table-cell office:value-type="float" office:value="25">
                <text:p>25</text:p>
              </table:table-cell>
              <table:table-cell office:value-type="float" office:value="18398.737200492">
                <text:p>18398.737200492</text:p>
              </table:table-cell>
              <table:table-cell office:value-type="float" office:value="21128.4112144422">
                <text:p>21128.4112144422</text:p>
              </table:table-cell>
            </table:table-row>
            <table:table-row>
              <table:table-cell office:value-type="string">
                <text:p>26</text:p>
              </table:table-cell>
              <table:table-cell office:value-type="float" office:value="26">
                <text:p>26</text:p>
              </table:table-cell>
              <table:table-cell office:value-type="float" office:value="18247.9202482981">
                <text:p>18247.9202482981</text:p>
              </table:table-cell>
              <table:table-cell office:value-type="float" office:value="21030.7706029233">
                <text:p>21030.7706029233</text:p>
              </table:table-cell>
            </table:table-row>
            <table:table-row>
              <table:table-cell office:value-type="string">
                <text:p>27</text:p>
              </table:table-cell>
              <table:table-cell office:value-type="float" office:value="27">
                <text:p>27</text:p>
              </table:table-cell>
              <table:table-cell office:value-type="float" office:value="18214.3693441876">
                <text:p>18214.3693441876</text:p>
              </table:table-cell>
              <table:table-cell office:value-type="float" office:value="20806.8291064678">
                <text:p>20806.8291064678</text:p>
              </table:table-cell>
            </table:table-row>
            <table:table-row>
              <table:table-cell office:value-type="string">
                <text:p>28</text:p>
              </table:table-cell>
              <table:table-cell office:value-type="float" office:value="28">
                <text:p>28</text:p>
              </table:table-cell>
              <table:table-cell office:value-type="float" office:value="18102.5890292786">
                <text:p>18102.5890292786</text:p>
              </table:table-cell>
              <table:table-cell office:value-type="float" office:value="20897.1279936012">
                <text:p>20897.1279936012</text:p>
              </table:table-cell>
            </table:table-row>
            <table:table-row>
              <table:table-cell office:value-type="string">
                <text:p>29</text:p>
              </table:table-cell>
              <table:table-cell office:value-type="float" office:value="29">
                <text:p>29</text:p>
              </table:table-cell>
              <table:table-cell office:value-type="float" office:value="18039.8881841528">
                <text:p>18039.8881841528</text:p>
              </table:table-cell>
              <table:table-cell office:value-type="float" office:value="20956.89449832">
                <text:p>20956.89449832</text:p>
              </table:table-cell>
            </table:table-row>
            <table:table-row>
              <table:table-cell office:value-type="string">
                <text:p>30</text:p>
              </table:table-cell>
              <table:table-cell office:value-type="float" office:value="30">
                <text:p>30</text:p>
              </table:table-cell>
              <table:table-cell office:value-type="float" office:value="18005.2273503352">
                <text:p>18005.2273503352</text:p>
              </table:table-cell>
              <table:table-cell office:value-type="float" office:value="20748.4174447719">
                <text:p>20748.4174447719</text:p>
              </table:table-cell>
            </table:table-row>
            <table:table-row>
              <table:table-cell office:value-type="string">
                <text:p>31</text:p>
              </table:table-cell>
              <table:table-cell office:value-type="float" office:value="31">
                <text:p>31</text:p>
              </table:table-cell>
              <table:table-cell office:value-type="float" office:value="18005.2273503352">
                <text:p>18005.2273503352</text:p>
              </table:table-cell>
              <table:table-cell office:value-type="float" office:value="20492.803356942">
                <text:p>20492.803356942</text:p>
              </table:table-cell>
            </table:table-row>
            <table:table-row>
              <table:table-cell office:value-type="string">
                <text:p>32</text:p>
              </table:table-cell>
              <table:table-cell office:value-type="float" office:value="32">
                <text:p>32</text:p>
              </table:table-cell>
              <table:table-cell office:value-type="float" office:value="17846.3899391776">
                <text:p>17846.3899391776</text:p>
              </table:table-cell>
              <table:table-cell office:value-type="float" office:value="20411.3739188406">
                <text:p>20411.3739188406</text:p>
              </table:table-cell>
            </table:table-row>
            <table:table-row>
              <table:table-cell office:value-type="string">
                <text:p>33</text:p>
              </table:table-cell>
              <table:table-cell office:value-type="float" office:value="33">
                <text:p>33</text:p>
              </table:table-cell>
              <table:table-cell office:value-type="float" office:value="17523.3686915901">
                <text:p>17523.3686915901</text:p>
              </table:table-cell>
              <table:table-cell office:value-type="float" office:value="20442.3933345202">
                <text:p>20442.3933345202</text:p>
              </table:table-cell>
            </table:table-row>
            <table:table-row>
              <table:table-cell office:value-type="string">
                <text:p>34</text:p>
              </table:table-cell>
              <table:table-cell office:value-type="float" office:value="34">
                <text:p>34</text:p>
              </table:table-cell>
              <table:table-cell office:value-type="float" office:value="17119.5688670343">
                <text:p>17119.5688670343</text:p>
              </table:table-cell>
              <table:table-cell office:value-type="float" office:value="20159.2347157269">
                <text:p>20159.2347157269</text:p>
              </table:table-cell>
            </table:table-row>
            <table:table-row>
              <table:table-cell office:value-type="string">
                <text:p>35</text:p>
              </table:table-cell>
              <table:table-cell office:value-type="float" office:value="35">
                <text:p>35</text:p>
              </table:table-cell>
              <table:table-cell office:value-type="float" office:value="17099.1601702959">
                <text:p>17099.1601702959</text:p>
              </table:table-cell>
              <table:table-cell office:value-type="float" office:value="19825.2483545021">
                <text:p>19825.2483545021</text:p>
              </table:table-cell>
            </table:table-row>
            <table:table-row>
              <table:table-cell office:value-type="string">
                <text:p>36</text:p>
              </table:table-cell>
              <table:table-cell office:value-type="float" office:value="36">
                <text:p>36</text:p>
              </table:table-cell>
              <table:table-cell office:value-type="float" office:value="17014.470697171">
                <text:p>17014.470697171</text:p>
              </table:table-cell>
              <table:table-cell office:value-type="float" office:value="19593.3308198646">
                <text:p>19593.3308198646</text:p>
              </table:table-cell>
            </table:table-row>
            <table:table-row>
              <table:table-cell office:value-type="string">
                <text:p>37</text:p>
              </table:table-cell>
              <table:table-cell office:value-type="float" office:value="37">
                <text:p>37</text:p>
              </table:table-cell>
              <table:table-cell office:value-type="float" office:value="16907.1013171083">
                <text:p>16907.1013171083</text:p>
              </table:table-cell>
              <table:table-cell office:value-type="float" office:value="19417.1711847893">
                <text:p>19417.1711847893</text:p>
              </table:table-cell>
            </table:table-row>
            <table:table-row>
              <table:table-cell office:value-type="string">
                <text:p>38</text:p>
              </table:table-cell>
              <table:table-cell office:value-type="float" office:value="38">
                <text:p>38</text:p>
              </table:table-cell>
              <table:table-cell office:value-type="float" office:value="16907.1013171083">
                <text:p>16907.1013171083</text:p>
              </table:table-cell>
              <table:table-cell office:value-type="float" office:value="19438.6781199491">
                <text:p>19438.6781199491</text:p>
              </table:table-cell>
            </table:table-row>
            <table:table-row>
              <table:table-cell office:value-type="string">
                <text:p>39</text:p>
              </table:table-cell>
              <table:table-cell office:value-type="float" office:value="39">
                <text:p>39</text:p>
              </table:table-cell>
              <table:table-cell office:value-type="float" office:value="16828.7211546441">
                <text:p>16828.7211546441</text:p>
              </table:table-cell>
              <table:table-cell office:value-type="float" office:value="19271.1629374947">
                <text:p>19271.1629374947</text:p>
              </table:table-cell>
            </table:table-row>
            <table:table-row>
              <table:table-cell office:value-type="string">
                <text:p>40</text:p>
              </table:table-cell>
              <table:table-cell office:value-type="float" office:value="40">
                <text:p>40</text:p>
              </table:table-cell>
              <table:table-cell office:value-type="float" office:value="16758.6335779271">
                <text:p>16758.6335779271</text:p>
              </table:table-cell>
              <table:table-cell office:value-type="float" office:value="19092.5488118115">
                <text:p>19092.5488118115</text:p>
              </table:table-cell>
            </table:table-row>
            <table:table-row>
              <table:table-cell office:value-type="string">
                <text:p>41</text:p>
              </table:table-cell>
              <table:table-cell office:value-type="float" office:value="41">
                <text:p>41</text:p>
              </table:table-cell>
              <table:table-cell office:value-type="float" office:value="16573.2657470237">
                <text:p>16573.2657470237</text:p>
              </table:table-cell>
              <table:table-cell office:value-type="float" office:value="18676.5836835237">
                <text:p>18676.5836835237</text:p>
              </table:table-cell>
            </table:table-row>
            <table:table-row>
              <table:table-cell office:value-type="string">
                <text:p>42</text:p>
              </table:table-cell>
              <table:table-cell office:value-type="float" office:value="42">
                <text:p>42</text:p>
              </table:table-cell>
              <table:table-cell office:value-type="float" office:value="16483.4524512416">
                <text:p>16483.4524512416</text:p>
              </table:table-cell>
              <table:table-cell office:value-type="float" office:value="18264.4940892674">
                <text:p>18264.4940892674</text:p>
              </table:table-cell>
            </table:table-row>
            <table:table-row>
              <table:table-cell office:value-type="string">
                <text:p>43</text:p>
              </table:table-cell>
              <table:table-cell office:value-type="float" office:value="43">
                <text:p>43</text:p>
              </table:table-cell>
              <table:table-cell office:value-type="float" office:value="16265.1029907285">
                <text:p>16265.1029907285</text:p>
              </table:table-cell>
              <table:table-cell office:value-type="float" office:value="18081.4446321916">
                <text:p>18081.4446321916</text:p>
              </table:table-cell>
            </table:table-row>
            <table:table-row>
              <table:table-cell office:value-type="string">
                <text:p>44</text:p>
              </table:table-cell>
              <table:table-cell office:value-type="float" office:value="44">
                <text:p>44</text:p>
              </table:table-cell>
              <table:table-cell office:value-type="float" office:value="16265.1029907285">
                <text:p>16265.1029907285</text:p>
              </table:table-cell>
              <table:table-cell office:value-type="float" office:value="17979.8966600698">
                <text:p>17979.8966600698</text:p>
              </table:table-cell>
            </table:table-row>
            <table:table-row>
              <table:table-cell office:value-type="string">
                <text:p>45</text:p>
              </table:table-cell>
              <table:table-cell office:value-type="float" office:value="45">
                <text:p>45</text:p>
              </table:table-cell>
              <table:table-cell office:value-type="float" office:value="16184.5874441798">
                <text:p>16184.5874441798</text:p>
              </table:table-cell>
              <table:table-cell office:value-type="float" office:value="18127.3736128933">
                <text:p>18127.3736128933</text:p>
              </table:table-cell>
            </table:table-row>
            <table:table-row>
              <table:table-cell office:value-type="string">
                <text:p>46</text:p>
              </table:table-cell>
              <table:table-cell office:value-type="float" office:value="46">
                <text:p>46</text:p>
              </table:table-cell>
              <table:table-cell office:value-type="float" office:value="16002.629020206">
                <text:p>16002.629020206</text:p>
              </table:table-cell>
              <table:table-cell office:value-type="float" office:value="17942.5749477545">
                <text:p>17942.5749477545</text:p>
              </table:table-cell>
            </table:table-row>
            <table:table-row>
              <table:table-cell office:value-type="string">
                <text:p>47</text:p>
              </table:table-cell>
              <table:table-cell office:value-type="float" office:value="47">
                <text:p>47</text:p>
              </table:table-cell>
              <table:table-cell office:value-type="float" office:value="15898.387249264">
                <text:p>15898.387249264</text:p>
              </table:table-cell>
              <table:table-cell office:value-type="float" office:value="18168.4499231807">
                <text:p>18168.4499231807</text:p>
              </table:table-cell>
            </table:table-row>
            <table:table-row>
              <table:table-cell office:value-type="string">
                <text:p>48</text:p>
              </table:table-cell>
              <table:table-cell office:value-type="float" office:value="48">
                <text:p>48</text:p>
              </table:table-cell>
              <table:table-cell office:value-type="float" office:value="15816.5130470441">
                <text:p>15816.5130470441</text:p>
              </table:table-cell>
              <table:table-cell office:value-type="float" office:value="18209.7348428506">
                <text:p>18209.7348428506</text:p>
              </table:table-cell>
            </table:table-row>
            <table:table-row>
              <table:table-cell office:value-type="string">
                <text:p>49</text:p>
              </table:table-cell>
              <table:table-cell office:value-type="float" office:value="49">
                <text:p>49</text:p>
              </table:table-cell>
              <table:table-cell office:value-type="float" office:value="15670.5229477049">
                <text:p>15670.5229477049</text:p>
              </table:table-cell>
              <table:table-cell office:value-type="float" office:value="17950.2123899503">
                <text:p>17950.2123899503</text:p>
              </table:table-cell>
            </table:table-row>
            <table:table-row>
              <table:table-cell office:value-type="string">
                <text:p>50</text:p>
              </table:table-cell>
              <table:table-cell office:value-type="float" office:value="50">
                <text:p>50</text:p>
              </table:table-cell>
              <table:table-cell office:value-type="float" office:value="15670.5229477049">
                <text:p>15670.5229477049</text:p>
              </table:table-cell>
              <table:table-cell office:value-type="float" office:value="17764.9139366383">
                <text:p>17764.9139366383</text:p>
              </table:table-cell>
            </table:table-row>
            <table:table-row>
              <table:table-cell office:value-type="string">
                <text:p>51</text:p>
              </table:table-cell>
              <table:table-cell office:value-type="float" office:value="51">
                <text:p>51</text:p>
              </table:table-cell>
              <table:table-cell office:value-type="float" office:value="15640.8617890859">
                <text:p>15640.8617890859</text:p>
              </table:table-cell>
              <table:table-cell office:value-type="float" office:value="17667.9546495547">
                <text:p>17667.9546495547</text:p>
              </table:table-cell>
            </table:table-row>
            <table:table-row>
              <table:table-cell office:value-type="string">
                <text:p>52</text:p>
              </table:table-cell>
              <table:table-cell office:value-type="float" office:value="52">
                <text:p>52</text:p>
              </table:table-cell>
              <table:table-cell office:value-type="float" office:value="15501.8359766288">
                <text:p>15501.8359766288</text:p>
              </table:table-cell>
              <table:table-cell office:value-type="float" office:value="17979.8767709992">
                <text:p>17979.8767709992</text:p>
              </table:table-cell>
            </table:table-row>
            <table:table-row>
              <table:table-cell office:value-type="string">
                <text:p>53</text:p>
              </table:table-cell>
              <table:table-cell office:value-type="float" office:value="53">
                <text:p>53</text:p>
              </table:table-cell>
              <table:table-cell office:value-type="float" office:value="15501.8359766288">
                <text:p>15501.8359766288</text:p>
              </table:table-cell>
              <table:table-cell office:value-type="float" office:value="17816.1380340324">
                <text:p>17816.1380340324</text:p>
              </table:table-cell>
            </table:table-row>
            <table:table-row>
              <table:table-cell office:value-type="string">
                <text:p>54</text:p>
              </table:table-cell>
              <table:table-cell office:value-type="float" office:value="54">
                <text:p>54</text:p>
              </table:table-cell>
              <table:table-cell office:value-type="float" office:value="15336.7356844486">
                <text:p>15336.7356844486</text:p>
              </table:table-cell>
              <table:table-cell office:value-type="float" office:value="17888.2500626379">
                <text:p>17888.2500626379</text:p>
              </table:table-cell>
            </table:table-row>
            <table:table-row>
              <table:table-cell office:value-type="string">
                <text:p>55</text:p>
              </table:table-cell>
              <table:table-cell office:value-type="float" office:value="55">
                <text:p>55</text:p>
              </table:table-cell>
              <table:table-cell office:value-type="float" office:value="15314.6518184323">
                <text:p>15314.6518184323</text:p>
              </table:table-cell>
              <table:table-cell office:value-type="float" office:value="17850.5666782417">
                <text:p>17850.5666782417</text:p>
              </table:table-cell>
            </table:table-row>
            <table:table-row>
              <table:table-cell office:value-type="string">
                <text:p>56</text:p>
              </table:table-cell>
              <table:table-cell office:value-type="float" office:value="56">
                <text:p>56</text:p>
              </table:table-cell>
              <table:table-cell office:value-type="float" office:value="15287.6172292362">
                <text:p>15287.6172292362</text:p>
              </table:table-cell>
              <table:table-cell office:value-type="float" office:value="17709.4978784594">
                <text:p>17709.4978784594</text:p>
              </table:table-cell>
            </table:table-row>
            <table:table-row>
              <table:table-cell office:value-type="string">
                <text:p>57</text:p>
              </table:table-cell>
              <table:table-cell office:value-type="float" office:value="57">
                <text:p>57</text:p>
              </table:table-cell>
              <table:table-cell office:value-type="float" office:value="15270.5287759303">
                <text:p>15270.5287759303</text:p>
              </table:table-cell>
              <table:table-cell office:value-type="float" office:value="17775.5761466733">
                <text:p>17775.5761466733</text:p>
              </table:table-cell>
            </table:table-row>
            <table:table-row>
              <table:table-cell office:value-type="string">
                <text:p>58</text:p>
              </table:table-cell>
              <table:table-cell office:value-type="float" office:value="58">
                <text:p>58</text:p>
              </table:table-cell>
              <table:table-cell office:value-type="float" office:value="15164.745821863">
                <text:p>15164.745821863</text:p>
              </table:table-cell>
              <table:table-cell office:value-type="float" office:value="17621.4527220829">
                <text:p>17621.4527220829</text:p>
              </table:table-cell>
            </table:table-row>
            <table:table-row>
              <table:table-cell office:value-type="string">
                <text:p>59</text:p>
              </table:table-cell>
              <table:table-cell office:value-type="float" office:value="59">
                <text:p>59</text:p>
              </table:table-cell>
              <table:table-cell office:value-type="float" office:value="15126.4299957761">
                <text:p>15126.4299957761</text:p>
              </table:table-cell>
              <table:table-cell office:value-type="float" office:value="17548.4128755208">
                <text:p>17548.4128755208</text:p>
              </table:table-cell>
            </table:table-row>
            <table:table-row>
              <table:table-cell office:value-type="string">
                <text:p>60</text:p>
              </table:table-cell>
              <table:table-cell office:value-type="float" office:value="60">
                <text:p>60</text:p>
              </table:table-cell>
              <table:table-cell office:value-type="float" office:value="15126.4299957761">
                <text:p>15126.4299957761</text:p>
              </table:table-cell>
              <table:table-cell office:value-type="float" office:value="17364.5986045457">
                <text:p>17364.5986045457</text:p>
              </table:table-cell>
            </table:table-row>
            <table:table-row>
              <table:table-cell office:value-type="string">
                <text:p>61</text:p>
              </table:table-cell>
              <table:table-cell office:value-type="float" office:value="61">
                <text:p>61</text:p>
              </table:table-cell>
              <table:table-cell office:value-type="float" office:value="15118.505299984">
                <text:p>15118.505299984</text:p>
              </table:table-cell>
              <table:table-cell office:value-type="float" office:value="17378.8347152854">
                <text:p>17378.8347152854</text:p>
              </table:table-cell>
            </table:table-row>
            <table:table-row>
              <table:table-cell office:value-type="string">
                <text:p>62</text:p>
              </table:table-cell>
              <table:table-cell office:value-type="float" office:value="62">
                <text:p>62</text:p>
              </table:table-cell>
              <table:table-cell office:value-type="float" office:value="14990.4465329052">
                <text:p>14990.4465329052</text:p>
              </table:table-cell>
              <table:table-cell office:value-type="float" office:value="17101.2784308983">
                <text:p>17101.2784308983</text:p>
              </table:table-cell>
            </table:table-row>
            <table:table-row>
              <table:table-cell office:value-type="string">
                <text:p>63</text:p>
              </table:table-cell>
              <table:table-cell office:value-type="float" office:value="63">
                <text:p>63</text:p>
              </table:table-cell>
              <table:table-cell office:value-type="float" office:value="14902.433578956">
                <text:p>14902.433578956</text:p>
              </table:table-cell>
              <table:table-cell office:value-type="float" office:value="16803.7013545103">
                <text:p>16803.7013545103</text:p>
              </table:table-cell>
            </table:table-row>
            <table:table-row>
              <table:table-cell office:value-type="string">
                <text:p>64</text:p>
              </table:table-cell>
              <table:table-cell office:value-type="float" office:value="64">
                <text:p>64</text:p>
              </table:table-cell>
              <table:table-cell office:value-type="float" office:value="14902.433578956">
                <text:p>14902.433578956</text:p>
              </table:table-cell>
              <table:table-cell office:value-type="float" office:value="16818.1989872465">
                <text:p>16818.1989872465</text:p>
              </table:table-cell>
            </table:table-row>
            <table:table-row>
              <table:table-cell office:value-type="string">
                <text:p>65</text:p>
              </table:table-cell>
              <table:table-cell office:value-type="float" office:value="65">
                <text:p>65</text:p>
              </table:table-cell>
              <table:table-cell office:value-type="float" office:value="14826.5993506728">
                <text:p>14826.5993506728</text:p>
              </table:table-cell>
              <table:table-cell office:value-type="float" office:value="16906.0926800765">
                <text:p>16906.0926800765</text:p>
              </table:table-cell>
            </table:table-row>
            <table:table-row>
              <table:table-cell office:value-type="string">
                <text:p>66</text:p>
              </table:table-cell>
              <table:table-cell office:value-type="float" office:value="66">
                <text:p>66</text:p>
              </table:table-cell>
              <table:table-cell office:value-type="float" office:value="14826.5993506728">
                <text:p>14826.5993506728</text:p>
              </table:table-cell>
              <table:table-cell office:value-type="float" office:value="16798.1978421321">
                <text:p>16798.1978421321</text:p>
              </table:table-cell>
            </table:table-row>
            <table:table-row>
              <table:table-cell office:value-type="string">
                <text:p>67</text:p>
              </table:table-cell>
              <table:table-cell office:value-type="float" office:value="67">
                <text:p>67</text:p>
              </table:table-cell>
              <table:table-cell office:value-type="float" office:value="14672.9260675426">
                <text:p>14672.9260675426</text:p>
              </table:table-cell>
              <table:table-cell office:value-type="float" office:value="16640.1165984319">
                <text:p>16640.1165984319</text:p>
              </table:table-cell>
            </table:table-row>
            <table:table-row>
              <table:table-cell office:value-type="string">
                <text:p>68</text:p>
              </table:table-cell>
              <table:table-cell office:value-type="float" office:value="68">
                <text:p>68</text:p>
              </table:table-cell>
              <table:table-cell office:value-type="float" office:value="14638.0736696128">
                <text:p>14638.0736696128</text:p>
              </table:table-cell>
              <table:table-cell office:value-type="float" office:value="16474.0538943463">
                <text:p>16474.0538943463</text:p>
              </table:table-cell>
            </table:table-row>
            <table:table-row>
              <table:table-cell office:value-type="string">
                <text:p>69</text:p>
              </table:table-cell>
              <table:table-cell office:value-type="float" office:value="69">
                <text:p>69</text:p>
              </table:table-cell>
              <table:table-cell office:value-type="float" office:value="14627.6011766058">
                <text:p>14627.6011766058</text:p>
              </table:table-cell>
              <table:table-cell office:value-type="float" office:value="16577.2911013972">
                <text:p>16577.2911013972</text:p>
              </table:table-cell>
            </table:table-row>
            <table:table-row>
              <table:table-cell office:value-type="string">
                <text:p>70</text:p>
              </table:table-cell>
              <table:table-cell office:value-type="float" office:value="70">
                <text:p>70</text:p>
              </table:table-cell>
              <table:table-cell office:value-type="float" office:value="14618.6253569984">
                <text:p>14618.6253569984</text:p>
              </table:table-cell>
              <table:table-cell office:value-type="float" office:value="16471.9261639604">
                <text:p>16471.9261639604</text:p>
              </table:table-cell>
            </table:table-row>
            <table:table-row>
              <table:table-cell office:value-type="string">
                <text:p>71</text:p>
              </table:table-cell>
              <table:table-cell office:value-type="float" office:value="71">
                <text:p>71</text:p>
              </table:table-cell>
              <table:table-cell office:value-type="float" office:value="14612.5563278378">
                <text:p>14612.5563278378</text:p>
              </table:table-cell>
              <table:table-cell office:value-type="float" office:value="16465.1213325904">
                <text:p>16465.1213325904</text:p>
              </table:table-cell>
            </table:table-row>
            <table:table-row>
              <table:table-cell office:value-type="string">
                <text:p>72</text:p>
              </table:table-cell>
              <table:table-cell office:value-type="float" office:value="72">
                <text:p>72</text:p>
              </table:table-cell>
              <table:table-cell office:value-type="float" office:value="14503.0835977257">
                <text:p>14503.0835977257</text:p>
              </table:table-cell>
              <table:table-cell office:value-type="float" office:value="16250.0873399999">
                <text:p>16250.0873399999</text:p>
              </table:table-cell>
            </table:table-row>
            <table:table-row>
              <table:table-cell office:value-type="string">
                <text:p>73</text:p>
              </table:table-cell>
              <table:table-cell office:value-type="float" office:value="73">
                <text:p>73</text:p>
              </table:table-cell>
              <table:table-cell office:value-type="float" office:value="14503.0835977257">
                <text:p>14503.0835977257</text:p>
              </table:table-cell>
              <table:table-cell office:value-type="float" office:value="16276.1051708751">
                <text:p>16276.1051708751</text:p>
              </table:table-cell>
            </table:table-row>
            <table:table-row>
              <table:table-cell office:value-type="string">
                <text:p>74</text:p>
              </table:table-cell>
              <table:table-cell office:value-type="float" office:value="74">
                <text:p>74</text:p>
              </table:table-cell>
              <table:table-cell office:value-type="float" office:value="14439.1265612215">
                <text:p>14439.1265612215</text:p>
              </table:table-cell>
              <table:table-cell office:value-type="float" office:value="16365.2920295845">
                <text:p>16365.2920295845</text:p>
              </table:table-cell>
            </table:table-row>
            <table:table-row>
              <table:table-cell office:value-type="string">
                <text:p>75</text:p>
              </table:table-cell>
              <table:table-cell office:value-type="float" office:value="75">
                <text:p>75</text:p>
              </table:table-cell>
              <table:table-cell office:value-type="float" office:value="14396.3771827569">
                <text:p>14396.3771827569</text:p>
              </table:table-cell>
              <table:table-cell office:value-type="float" office:value="16456.215063329">
                <text:p>16456.215063329</text:p>
              </table:table-cell>
            </table:table-row>
            <table:table-row>
              <table:table-cell office:value-type="string">
                <text:p>76</text:p>
              </table:table-cell>
              <table:table-cell office:value-type="float" office:value="76">
                <text:p>76</text:p>
              </table:table-cell>
              <table:table-cell office:value-type="float" office:value="14375.1431373467">
                <text:p>14375.1431373467</text:p>
              </table:table-cell>
              <table:table-cell office:value-type="float" office:value="16419.7410318433">
                <text:p>16419.7410318433</text:p>
              </table:table-cell>
            </table:table-row>
            <table:table-row>
              <table:table-cell office:value-type="string">
                <text:p>77</text:p>
              </table:table-cell>
              <table:table-cell office:value-type="float" office:value="77">
                <text:p>77</text:p>
              </table:table-cell>
              <table:table-cell office:value-type="float" office:value="14375.1431373467">
                <text:p>14375.1431373467</text:p>
              </table:table-cell>
              <table:table-cell office:value-type="float" office:value="16544.2928636443">
                <text:p>16544.2928636443</text:p>
              </table:table-cell>
            </table:table-row>
            <table:table-row>
              <table:table-cell office:value-type="string">
                <text:p>78</text:p>
              </table:table-cell>
              <table:table-cell office:value-type="float" office:value="78">
                <text:p>78</text:p>
              </table:table-cell>
              <table:table-cell office:value-type="float" office:value="14375.1431373467">
                <text:p>14375.1431373467</text:p>
              </table:table-cell>
              <table:table-cell office:value-type="float" office:value="16707.447621118">
                <text:p>16707.447621118</text:p>
              </table:table-cell>
            </table:table-row>
            <table:table-row>
              <table:table-cell office:value-type="string">
                <text:p>79</text:p>
              </table:table-cell>
              <table:table-cell office:value-type="float" office:value="79">
                <text:p>79</text:p>
              </table:table-cell>
              <table:table-cell office:value-type="float" office:value="14340.1695751803">
                <text:p>14340.1695751803</text:p>
              </table:table-cell>
              <table:table-cell office:value-type="float" office:value="16491.5204192631">
                <text:p>16491.5204192631</text:p>
              </table:table-cell>
            </table:table-row>
            <table:table-row>
              <table:table-cell office:value-type="string">
                <text:p>80</text:p>
              </table:table-cell>
              <table:table-cell office:value-type="float" office:value="80">
                <text:p>80</text:p>
              </table:table-cell>
              <table:table-cell office:value-type="float" office:value="14337.1844567782">
                <text:p>14337.1844567782</text:p>
              </table:table-cell>
              <table:table-cell office:value-type="float" office:value="16348.059275519">
                <text:p>16348.059275519</text:p>
              </table:table-cell>
            </table:table-row>
            <table:table-row>
              <table:table-cell office:value-type="string">
                <text:p>81</text:p>
              </table:table-cell>
              <table:table-cell office:value-type="float" office:value="81">
                <text:p>81</text:p>
              </table:table-cell>
              <table:table-cell office:value-type="float" office:value="14171.9407281196">
                <text:p>14171.9407281196</text:p>
              </table:table-cell>
              <table:table-cell office:value-type="float" office:value="16439.9066561608">
                <text:p>16439.9066561608</text:p>
              </table:table-cell>
            </table:table-row>
            <table:table-row>
              <table:table-cell office:value-type="string">
                <text:p>82</text:p>
              </table:table-cell>
              <table:table-cell office:value-type="float" office:value="82">
                <text:p>82</text:p>
              </table:table-cell>
              <table:table-cell office:value-type="float" office:value="14166.8285881865">
                <text:p>14166.8285881865</text:p>
              </table:table-cell>
              <table:table-cell office:value-type="float" office:value="16322.8748424333">
                <text:p>16322.8748424333</text:p>
              </table:table-cell>
            </table:table-row>
            <table:table-row>
              <table:table-cell office:value-type="string">
                <text:p>83</text:p>
              </table:table-cell>
              <table:table-cell office:value-type="float" office:value="83">
                <text:p>83</text:p>
              </table:table-cell>
              <table:table-cell office:value-type="float" office:value="14084.9897253875">
                <text:p>14084.9897253875</text:p>
              </table:table-cell>
              <table:table-cell office:value-type="float" office:value="16220.6158716065">
                <text:p>16220.6158716065</text:p>
              </table:table-cell>
            </table:table-row>
            <table:table-row>
              <table:table-cell office:value-type="string">
                <text:p>84</text:p>
              </table:table-cell>
              <table:table-cell office:value-type="float" office:value="84">
                <text:p>84</text:p>
              </table:table-cell>
              <table:table-cell office:value-type="float" office:value="14013.0152526702">
                <text:p>14013.0152526702</text:p>
              </table:table-cell>
              <table:table-cell office:value-type="float" office:value="15945.2860542386">
                <text:p>15945.2860542386</text:p>
              </table:table-cell>
            </table:table-row>
            <table:table-row>
              <table:table-cell office:value-type="string">
                <text:p>85</text:p>
              </table:table-cell>
              <table:table-cell office:value-type="float" office:value="85">
                <text:p>85</text:p>
              </table:table-cell>
              <table:table-cell office:value-type="float" office:value="13975.7120322918">
                <text:p>13975.7120322918</text:p>
              </table:table-cell>
              <table:table-cell office:value-type="float" office:value="15857.385295095">
                <text:p>15857.385295095</text:p>
              </table:table-cell>
            </table:table-row>
            <table:table-row>
              <table:table-cell office:value-type="string">
                <text:p>86</text:p>
              </table:table-cell>
              <table:table-cell office:value-type="float" office:value="86">
                <text:p>86</text:p>
              </table:table-cell>
              <table:table-cell office:value-type="float" office:value="13822.4766100152">
                <text:p>13822.4766100152</text:p>
              </table:table-cell>
              <table:table-cell office:value-type="float" office:value="15677.6635988803">
                <text:p>15677.6635988803</text:p>
              </table:table-cell>
            </table:table-row>
            <table:table-row>
              <table:table-cell office:value-type="string">
                <text:p>87</text:p>
              </table:table-cell>
              <table:table-cell office:value-type="float" office:value="87">
                <text:p>87</text:p>
              </table:table-cell>
              <table:table-cell office:value-type="float" office:value="13799.4541737605">
                <text:p>13799.4541737605</text:p>
              </table:table-cell>
              <table:table-cell office:value-type="float" office:value="15475.2519761382">
                <text:p>15475.2519761382</text:p>
              </table:table-cell>
            </table:table-row>
            <table:table-row>
              <table:table-cell office:value-type="string">
                <text:p>88</text:p>
              </table:table-cell>
              <table:table-cell office:value-type="float" office:value="88">
                <text:p>88</text:p>
              </table:table-cell>
              <table:table-cell office:value-type="float" office:value="13578.770304528">
                <text:p>13578.770304528</text:p>
              </table:table-cell>
              <table:table-cell office:value-type="float" office:value="15384.0602370598">
                <text:p>15384.0602370598</text:p>
              </table:table-cell>
            </table:table-row>
            <table:table-row>
              <table:table-cell office:value-type="string">
                <text:p>89</text:p>
              </table:table-cell>
              <table:table-cell office:value-type="float" office:value="89">
                <text:p>89</text:p>
              </table:table-cell>
              <table:table-cell office:value-type="float" office:value="13578.770304528">
                <text:p>13578.770304528</text:p>
              </table:table-cell>
              <table:table-cell office:value-type="float" office:value="15104.6737649296">
                <text:p>15104.6737649296</text:p>
              </table:table-cell>
            </table:table-row>
            <table:table-row>
              <table:table-cell office:value-type="string">
                <text:p>90</text:p>
              </table:table-cell>
              <table:table-cell office:value-type="float" office:value="90">
                <text:p>90</text:p>
              </table:table-cell>
              <table:table-cell office:value-type="float" office:value="13544.1195892694">
                <text:p>13544.1195892694</text:p>
              </table:table-cell>
              <table:table-cell office:value-type="float" office:value="15244.0805021811">
                <text:p>15244.0805021811</text:p>
              </table:table-cell>
            </table:table-row>
            <table:table-row>
              <table:table-cell office:value-type="string">
                <text:p>91</text:p>
              </table:table-cell>
              <table:table-cell office:value-type="float" office:value="91">
                <text:p>91</text:p>
              </table:table-cell>
              <table:table-cell office:value-type="float" office:value="13544.1195892694">
                <text:p>13544.1195892694</text:p>
              </table:table-cell>
              <table:table-cell office:value-type="float" office:value="15226.7722495882">
                <text:p>15226.7722495882</text:p>
              </table:table-cell>
            </table:table-row>
            <table:table-row>
              <table:table-cell office:value-type="string">
                <text:p>92</text:p>
              </table:table-cell>
              <table:table-cell office:value-type="float" office:value="92">
                <text:p>92</text:p>
              </table:table-cell>
              <table:table-cell office:value-type="float" office:value="13504.7396884772">
                <text:p>13504.7396884772</text:p>
              </table:table-cell>
              <table:table-cell office:value-type="float" office:value="15319.2112737374">
                <text:p>15319.2112737374</text:p>
              </table:table-cell>
            </table:table-row>
            <table:table-row>
              <table:table-cell office:value-type="string">
                <text:p>93</text:p>
              </table:table-cell>
              <table:table-cell office:value-type="float" office:value="93">
                <text:p>93</text:p>
              </table:table-cell>
              <table:table-cell office:value-type="float" office:value="13504.7396884772">
                <text:p>13504.7396884772</text:p>
              </table:table-cell>
              <table:table-cell office:value-type="float" office:value="15341.0860847574">
                <text:p>15341.0860847574</text:p>
              </table:table-cell>
            </table:table-row>
            <table:table-row>
              <table:table-cell office:value-type="string">
                <text:p>94</text:p>
              </table:table-cell>
              <table:table-cell office:value-type="float" office:value="94">
                <text:p>94</text:p>
              </table:table-cell>
              <table:table-cell office:value-type="float" office:value="13388.0030193378">
                <text:p>13388.0030193378</text:p>
              </table:table-cell>
              <table:table-cell office:value-type="float" office:value="15316.7515910015">
                <text:p>15316.7515910015</text:p>
              </table:table-cell>
            </table:table-row>
            <table:table-row>
              <table:table-cell office:value-type="string">
                <text:p>95</text:p>
              </table:table-cell>
              <table:table-cell office:value-type="float" office:value="95">
                <text:p>95</text:p>
              </table:table-cell>
              <table:table-cell office:value-type="float" office:value="13285.6886269221">
                <text:p>13285.6886269221</text:p>
              </table:table-cell>
              <table:table-cell office:value-type="float" office:value="15395.0150362878">
                <text:p>15395.0150362878</text:p>
              </table:table-cell>
            </table:table-row>
            <table:table-row>
              <table:table-cell office:value-type="string">
                <text:p>96</text:p>
              </table:table-cell>
              <table:table-cell office:value-type="float" office:value="96">
                <text:p>96</text:p>
              </table:table-cell>
              <table:table-cell office:value-type="float" office:value="13285.6886269221">
                <text:p>13285.6886269221</text:p>
              </table:table-cell>
              <table:table-cell office:value-type="float" office:value="15494.6245069271">
                <text:p>15494.6245069271</text:p>
              </table:table-cell>
            </table:table-row>
            <table:table-row>
              <table:table-cell office:value-type="string">
                <text:p>97</text:p>
              </table:table-cell>
              <table:table-cell office:value-type="float" office:value="97">
                <text:p>97</text:p>
              </table:table-cell>
              <table:table-cell office:value-type="float" office:value="13285.6886269221">
                <text:p>13285.6886269221</text:p>
              </table:table-cell>
              <table:table-cell office:value-type="float" office:value="15444.1915335599">
                <text:p>15444.1915335599</text:p>
              </table:table-cell>
            </table:table-row>
            <table:table-row>
              <table:table-cell office:value-type="string">
                <text:p>98</text:p>
              </table:table-cell>
              <table:table-cell office:value-type="float" office:value="98">
                <text:p>98</text:p>
              </table:table-cell>
              <table:table-cell office:value-type="float" office:value="13244.2885257328">
                <text:p>13244.2885257328</text:p>
              </table:table-cell>
              <table:table-cell office:value-type="float" office:value="15434.7230458402">
                <text:p>15434.7230458402</text:p>
              </table:table-cell>
            </table:table-row>
            <table:table-row>
              <table:table-cell office:value-type="string">
                <text:p>99</text:p>
              </table:table-cell>
              <table:table-cell office:value-type="float" office:value="99">
                <text:p>99</text:p>
              </table:table-cell>
              <table:table-cell office:value-type="float" office:value="13173.6165010704">
                <text:p>13173.6165010704</text:p>
              </table:table-cell>
              <table:table-cell office:value-type="float" office:value="15193.4587851311">
                <text:p>15193.4587851311</text:p>
              </table:table-cell>
            </table:table-row>
            <table:table-row>
              <table:table-cell office:value-type="string">
                <text:p>100</text:p>
              </table:table-cell>
              <table:table-cell office:value-type="float" office:value="100">
                <text:p>100</text:p>
              </table:table-cell>
              <table:table-cell office:value-type="float" office:value="13140.5466478124">
                <text:p>13140.5466478124</text:p>
              </table:table-cell>
              <table:table-cell office:value-type="float" office:value="14935.1370940616">
                <text:p>14935.1370940616</text:p>
              </table:table-cell>
            </table:table-row>
            <table:table-row>
              <table:table-cell office:value-type="string">
                <text:p>101</text:p>
              </table:table-cell>
              <table:table-cell office:value-type="float" office:value="101">
                <text:p>101</text:p>
              </table:table-cell>
              <table:table-cell office:value-type="float" office:value="13064.2983247997">
                <text:p>13064.2983247997</text:p>
              </table:table-cell>
              <table:table-cell office:value-type="float" office:value="14848.8829666021">
                <text:p>14848.8829666021</text:p>
              </table:table-cell>
            </table:table-row>
            <table:table-row>
              <table:table-cell office:value-type="string">
                <text:p>102</text:p>
              </table:table-cell>
              <table:table-cell office:value-type="float" office:value="102">
                <text:p>102</text:p>
              </table:table-cell>
              <table:table-cell office:value-type="float" office:value="13064.1055339905">
                <text:p>13064.1055339905</text:p>
              </table:table-cell>
              <table:table-cell office:value-type="float" office:value="14877.1418703894">
                <text:p>14877.1418703894</text:p>
              </table:table-cell>
            </table:table-row>
            <table:table-row>
              <table:table-cell office:value-type="string">
                <text:p>103</text:p>
              </table:table-cell>
              <table:table-cell office:value-type="float" office:value="103">
                <text:p>103</text:p>
              </table:table-cell>
              <table:table-cell office:value-type="float" office:value="13027.4360453764">
                <text:p>13027.4360453764</text:p>
              </table:table-cell>
              <table:table-cell office:value-type="float" office:value="14821.3663860259">
                <text:p>14821.3663860259</text:p>
              </table:table-cell>
            </table:table-row>
            <table:table-row>
              <table:table-cell office:value-type="string">
                <text:p>104</text:p>
              </table:table-cell>
              <table:table-cell office:value-type="float" office:value="104">
                <text:p>104</text:p>
              </table:table-cell>
              <table:table-cell office:value-type="float" office:value="13023.4473526894">
                <text:p>13023.4473526894</text:p>
              </table:table-cell>
              <table:table-cell office:value-type="float" office:value="14837.5614393936">
                <text:p>14837.5614393936</text:p>
              </table:table-cell>
            </table:table-row>
            <table:table-row>
              <table:table-cell office:value-type="string">
                <text:p>105</text:p>
              </table:table-cell>
              <table:table-cell office:value-type="float" office:value="105">
                <text:p>105</text:p>
              </table:table-cell>
              <table:table-cell office:value-type="float" office:value="13017.2982977974">
                <text:p>13017.2982977974</text:p>
              </table:table-cell>
              <table:table-cell office:value-type="float" office:value="14787.9214530761">
                <text:p>14787.9214530761</text:p>
              </table:table-cell>
            </table:table-row>
            <table:table-row>
              <table:table-cell office:value-type="string">
                <text:p>106</text:p>
              </table:table-cell>
              <table:table-cell office:value-type="float" office:value="106">
                <text:p>106</text:p>
              </table:table-cell>
              <table:table-cell office:value-type="float" office:value="12982.892954194">
                <text:p>12982.892954194</text:p>
              </table:table-cell>
              <table:table-cell office:value-type="float" office:value="14784.4151944704">
                <text:p>14784.4151944704</text:p>
              </table:table-cell>
            </table:table-row>
            <table:table-row>
              <table:table-cell office:value-type="string">
                <text:p>107</text:p>
              </table:table-cell>
              <table:table-cell office:value-type="float" office:value="107">
                <text:p>107</text:p>
              </table:table-cell>
              <table:table-cell office:value-type="float" office:value="12963.1032072817">
                <text:p>12963.1032072817</text:p>
              </table:table-cell>
              <table:table-cell office:value-type="float" office:value="14649.4483517797">
                <text:p>14649.4483517797</text:p>
              </table:table-cell>
            </table:table-row>
            <table:table-row>
              <table:table-cell office:value-type="string">
                <text:p>108</text:p>
              </table:table-cell>
              <table:table-cell office:value-type="float" office:value="108">
                <text:p>108</text:p>
              </table:table-cell>
              <table:table-cell office:value-type="float" office:value="12963.1032072817">
                <text:p>12963.1032072817</text:p>
              </table:table-cell>
              <table:table-cell office:value-type="float" office:value="14718.8452905477">
                <text:p>14718.8452905477</text:p>
              </table:table-cell>
            </table:table-row>
            <table:table-row>
              <table:table-cell office:value-type="string">
                <text:p>109</text:p>
              </table:table-cell>
              <table:table-cell office:value-type="float" office:value="109">
                <text:p>109</text:p>
              </table:table-cell>
              <table:table-cell office:value-type="float" office:value="12963.1032072817">
                <text:p>12963.1032072817</text:p>
              </table:table-cell>
              <table:table-cell office:value-type="float" office:value="14607.366202303">
                <text:p>14607.366202303</text:p>
              </table:table-cell>
            </table:table-row>
            <table:table-row>
              <table:table-cell office:value-type="string">
                <text:p>110</text:p>
              </table:table-cell>
              <table:table-cell office:value-type="float" office:value="110">
                <text:p>110</text:p>
              </table:table-cell>
              <table:table-cell office:value-type="float" office:value="12928.9683077551">
                <text:p>12928.9683077551</text:p>
              </table:table-cell>
              <table:table-cell office:value-type="float" office:value="14299.5302044425">
                <text:p>14299.5302044425</text:p>
              </table:table-cell>
            </table:table-row>
            <table:table-row>
              <table:table-cell office:value-type="string">
                <text:p>111</text:p>
              </table:table-cell>
              <table:table-cell office:value-type="float" office:value="111">
                <text:p>111</text:p>
              </table:table-cell>
              <table:table-cell office:value-type="float" office:value="12921.9477681531">
                <text:p>12921.9477681531</text:p>
              </table:table-cell>
              <table:table-cell office:value-type="float" office:value="14157.5702689748">
                <text:p>14157.5702689748</text:p>
              </table:table-cell>
            </table:table-row>
            <table:table-row>
              <table:table-cell office:value-type="string">
                <text:p>112</text:p>
              </table:table-cell>
              <table:table-cell office:value-type="float" office:value="112">
                <text:p>112</text:p>
              </table:table-cell>
              <table:table-cell office:value-type="float" office:value="12910.1248805387">
                <text:p>12910.1248805387</text:p>
              </table:table-cell>
              <table:table-cell office:value-type="float" office:value="14186.2261968817">
                <text:p>14186.2261968817</text:p>
              </table:table-cell>
            </table:table-row>
            <table:table-row>
              <table:table-cell office:value-type="string">
                <text:p>113</text:p>
              </table:table-cell>
              <table:table-cell office:value-type="float" office:value="113">
                <text:p>113</text:p>
              </table:table-cell>
              <table:table-cell office:value-type="float" office:value="12910.1248805387">
                <text:p>12910.1248805387</text:p>
              </table:table-cell>
              <table:table-cell office:value-type="float" office:value="14126.5211075471">
                <text:p>14126.5211075471</text:p>
              </table:table-cell>
            </table:table-row>
            <table:table-row>
              <table:table-cell office:value-type="string">
                <text:p>114</text:p>
              </table:table-cell>
              <table:table-cell office:value-type="float" office:value="114">
                <text:p>114</text:p>
              </table:table-cell>
              <table:table-cell office:value-type="float" office:value="12826.2369562688">
                <text:p>12826.2369562688</text:p>
              </table:table-cell>
              <table:table-cell office:value-type="float" office:value="14058.898845406">
                <text:p>14058.898845406</text:p>
              </table:table-cell>
            </table:table-row>
            <table:table-row>
              <table:table-cell office:value-type="string">
                <text:p>115</text:p>
              </table:table-cell>
              <table:table-cell office:value-type="float" office:value="115">
                <text:p>115</text:p>
              </table:table-cell>
              <table:table-cell office:value-type="float" office:value="12807.4008932079">
                <text:p>12807.4008932079</text:p>
              </table:table-cell>
              <table:table-cell office:value-type="float" office:value="13841.2606752289">
                <text:p>13841.2606752289</text:p>
              </table:table-cell>
            </table:table-row>
            <table:table-row>
              <table:table-cell office:value-type="string">
                <text:p>116</text:p>
              </table:table-cell>
              <table:table-cell office:value-type="float" office:value="116">
                <text:p>116</text:p>
              </table:table-cell>
              <table:table-cell office:value-type="float" office:value="12689.199047687">
                <text:p>12689.199047687</text:p>
              </table:table-cell>
              <table:table-cell office:value-type="float" office:value="13860.3153388016">
                <text:p>13860.3153388016</text:p>
              </table:table-cell>
            </table:table-row>
            <table:table-row>
              <table:table-cell office:value-type="string">
                <text:p>117</text:p>
              </table:table-cell>
              <table:table-cell office:value-type="float" office:value="117">
                <text:p>117</text:p>
              </table:table-cell>
              <table:table-cell office:value-type="float" office:value="12689.199047687">
                <text:p>12689.199047687</text:p>
              </table:table-cell>
              <table:table-cell office:value-type="float" office:value="13884.2882861512">
                <text:p>13884.2882861512</text:p>
              </table:table-cell>
            </table:table-row>
            <table:table-row>
              <table:table-cell office:value-type="string">
                <text:p>118</text:p>
              </table:table-cell>
              <table:table-cell office:value-type="float" office:value="118">
                <text:p>118</text:p>
              </table:table-cell>
              <table:table-cell office:value-type="float" office:value="12673.4682822543">
                <text:p>12673.4682822543</text:p>
              </table:table-cell>
              <table:table-cell office:value-type="float" office:value="13811.16607955">
                <text:p>13811.16607955</text:p>
              </table:table-cell>
            </table:table-row>
            <table:table-row>
              <table:table-cell office:value-type="string">
                <text:p>119</text:p>
              </table:table-cell>
              <table:table-cell office:value-type="float" office:value="119">
                <text:p>119</text:p>
              </table:table-cell>
              <table:table-cell office:value-type="float" office:value="12661.0926463441">
                <text:p>12661.0926463441</text:p>
              </table:table-cell>
              <table:table-cell office:value-type="float" office:value="13863.0184942297">
                <text:p>13863.0184942297</text:p>
              </table:table-cell>
            </table:table-row>
            <table:table-row>
              <table:table-cell office:value-type="string">
                <text:p>120</text:p>
              </table:table-cell>
              <table:table-cell office:value-type="float" office:value="120">
                <text:p>120</text:p>
              </table:table-cell>
              <table:table-cell office:value-type="float" office:value="12633.7443364042">
                <text:p>12633.7443364042</text:p>
              </table:table-cell>
              <table:table-cell office:value-type="float" office:value="13604.3973374716">
                <text:p>13604.3973374716</text:p>
              </table:table-cell>
            </table:table-row>
            <table:table-row>
              <table:table-cell office:value-type="string">
                <text:p>121</text:p>
              </table:table-cell>
              <table:table-cell office:value-type="float" office:value="121">
                <text:p>121</text:p>
              </table:table-cell>
              <table:table-cell office:value-type="float" office:value="12516.4329951788">
                <text:p>12516.4329951788</text:p>
              </table:table-cell>
              <table:table-cell office:value-type="float" office:value="13589.0932033301">
                <text:p>13589.0932033301</text:p>
              </table:table-cell>
            </table:table-row>
            <table:table-row>
              <table:table-cell office:value-type="string">
                <text:p>122</text:p>
              </table:table-cell>
              <table:table-cell office:value-type="float" office:value="122">
                <text:p>122</text:p>
              </table:table-cell>
              <table:table-cell office:value-type="float" office:value="12462.4299096775">
                <text:p>12462.4299096775</text:p>
              </table:table-cell>
              <table:table-cell office:value-type="float" office:value="13684.6478694824">
                <text:p>13684.6478694824</text:p>
              </table:table-cell>
            </table:table-row>
            <table:table-row>
              <table:table-cell office:value-type="string">
                <text:p>123</text:p>
              </table:table-cell>
              <table:table-cell office:value-type="float" office:value="123">
                <text:p>123</text:p>
              </table:table-cell>
              <table:table-cell office:value-type="float" office:value="12459.621741421">
                <text:p>12459.621741421</text:p>
              </table:table-cell>
              <table:table-cell office:value-type="float" office:value="13544.3103255332">
                <text:p>13544.3103255332</text:p>
              </table:table-cell>
            </table:table-row>
            <table:table-row>
              <table:table-cell office:value-type="string">
                <text:p>124</text:p>
              </table:table-cell>
              <table:table-cell office:value-type="float" office:value="124">
                <text:p>124</text:p>
              </table:table-cell>
              <table:table-cell office:value-type="float" office:value="12390.4556724861">
                <text:p>12390.4556724861</text:p>
              </table:table-cell>
              <table:table-cell office:value-type="float" office:value="13362.928805492">
                <text:p>13362.928805492</text:p>
              </table:table-cell>
            </table:table-row>
            <table:table-row>
              <table:table-cell office:value-type="string">
                <text:p>125</text:p>
              </table:table-cell>
              <table:table-cell office:value-type="float" office:value="125">
                <text:p>125</text:p>
              </table:table-cell>
              <table:table-cell office:value-type="float" office:value="12390.4556724861">
                <text:p>12390.4556724861</text:p>
              </table:table-cell>
              <table:table-cell office:value-type="float" office:value="13392.7548080461">
                <text:p>13392.7548080461</text:p>
              </table:table-cell>
            </table:table-row>
            <table:table-row>
              <table:table-cell office:value-type="string">
                <text:p>126</text:p>
              </table:table-cell>
              <table:table-cell office:value-type="float" office:value="126">
                <text:p>126</text:p>
              </table:table-cell>
              <table:table-cell office:value-type="float" office:value="12341.0892834064">
                <text:p>12341.0892834064</text:p>
              </table:table-cell>
              <table:table-cell office:value-type="float" office:value="13424.6901845619">
                <text:p>13424.6901845619</text:p>
              </table:table-cell>
            </table:table-row>
            <table:table-row>
              <table:table-cell office:value-type="string">
                <text:p>127</text:p>
              </table:table-cell>
              <table:table-cell office:value-type="float" office:value="127">
                <text:p>127</text:p>
              </table:table-cell>
              <table:table-cell office:value-type="float" office:value="12323.6285366155">
                <text:p>12323.6285366155</text:p>
              </table:table-cell>
              <table:table-cell office:value-type="float" office:value="13462.3655344191">
                <text:p>13462.3655344191</text:p>
              </table:table-cell>
            </table:table-row>
            <table:table-row>
              <table:table-cell office:value-type="string">
                <text:p>128</text:p>
              </table:table-cell>
              <table:table-cell office:value-type="float" office:value="128">
                <text:p>128</text:p>
              </table:table-cell>
              <table:table-cell office:value-type="float" office:value="12238.0369496479">
                <text:p>12238.0369496479</text:p>
              </table:table-cell>
              <table:table-cell office:value-type="float" office:value="13511.7403219178">
                <text:p>13511.7403219178</text:p>
              </table:table-cell>
            </table:table-row>
            <table:table-row>
              <table:table-cell office:value-type="string">
                <text:p>129</text:p>
              </table:table-cell>
              <table:table-cell office:value-type="float" office:value="129">
                <text:p>129</text:p>
              </table:table-cell>
              <table:table-cell office:value-type="float" office:value="12166.602989751">
                <text:p>12166.602989751</text:p>
              </table:table-cell>
              <table:table-cell office:value-type="float" office:value="13381.0931683744">
                <text:p>13381.0931683744</text:p>
              </table:table-cell>
            </table:table-row>
            <table:table-row>
              <table:table-cell office:value-type="string">
                <text:p>130</text:p>
              </table:table-cell>
              <table:table-cell office:value-type="float" office:value="130">
                <text:p>130</text:p>
              </table:table-cell>
              <table:table-cell office:value-type="float" office:value="12166.602989751">
                <text:p>12166.602989751</text:p>
              </table:table-cell>
              <table:table-cell office:value-type="float" office:value="13357.8105713339">
                <text:p>13357.8105713339</text:p>
              </table:table-cell>
            </table:table-row>
            <table:table-row>
              <table:table-cell office:value-type="string">
                <text:p>131</text:p>
              </table:table-cell>
              <table:table-cell office:value-type="float" office:value="131">
                <text:p>131</text:p>
              </table:table-cell>
              <table:table-cell office:value-type="float" office:value="12148.2360872388">
                <text:p>12148.2360872388</text:p>
              </table:table-cell>
              <table:table-cell office:value-type="float" office:value="13332.2456100132">
                <text:p>13332.2456100132</text:p>
              </table:table-cell>
            </table:table-row>
            <table:table-row>
              <table:table-cell office:value-type="string">
                <text:p>132</text:p>
              </table:table-cell>
              <table:table-cell office:value-type="float" office:value="132">
                <text:p>132</text:p>
              </table:table-cell>
              <table:table-cell office:value-type="float" office:value="12134.0850133204">
                <text:p>12134.0850133204</text:p>
              </table:table-cell>
              <table:table-cell office:value-type="float" office:value="13377.5901528965">
                <text:p>13377.5901528965</text:p>
              </table:table-cell>
            </table:table-row>
            <table:table-row>
              <table:table-cell office:value-type="string">
                <text:p>133</text:p>
              </table:table-cell>
              <table:table-cell office:value-type="float" office:value="133">
                <text:p>133</text:p>
              </table:table-cell>
              <table:table-cell office:value-type="float" office:value="12111.5463219764">
                <text:p>12111.5463219764</text:p>
              </table:table-cell>
              <table:table-cell office:value-type="float" office:value="13195.5180788728">
                <text:p>13195.5180788728</text:p>
              </table:table-cell>
            </table:table-row>
            <table:table-row>
              <table:table-cell office:value-type="string">
                <text:p>134</text:p>
              </table:table-cell>
              <table:table-cell office:value-type="float" office:value="134">
                <text:p>134</text:p>
              </table:table-cell>
              <table:table-cell office:value-type="float" office:value="12111.5463219764">
                <text:p>12111.5463219764</text:p>
              </table:table-cell>
              <table:table-cell office:value-type="float" office:value="13260.2521793201">
                <text:p>13260.2521793201</text:p>
              </table:table-cell>
            </table:table-row>
            <table:table-row>
              <table:table-cell office:value-type="string">
                <text:p>135</text:p>
              </table:table-cell>
              <table:table-cell office:value-type="float" office:value="135">
                <text:p>135</text:p>
              </table:table-cell>
              <table:table-cell office:value-type="float" office:value="12089.1885915635">
                <text:p>12089.1885915635</text:p>
              </table:table-cell>
              <table:table-cell office:value-type="float" office:value="13385.1385974854">
                <text:p>13385.1385974854</text:p>
              </table:table-cell>
            </table:table-row>
            <table:table-row>
              <table:table-cell office:value-type="string">
                <text:p>136</text:p>
              </table:table-cell>
              <table:table-cell office:value-type="float" office:value="136">
                <text:p>136</text:p>
              </table:table-cell>
              <table:table-cell office:value-type="float" office:value="12089.1885915635">
                <text:p>12089.1885915635</text:p>
              </table:table-cell>
              <table:table-cell office:value-type="float" office:value="13308.7204156923">
                <text:p>13308.7204156923</text:p>
              </table:table-cell>
            </table:table-row>
            <table:table-row>
              <table:table-cell office:value-type="string">
                <text:p>137</text:p>
              </table:table-cell>
              <table:table-cell office:value-type="float" office:value="137">
                <text:p>137</text:p>
              </table:table-cell>
              <table:table-cell office:value-type="float" office:value="12084.1793007854">
                <text:p>12084.1793007854</text:p>
              </table:table-cell>
              <table:table-cell office:value-type="float" office:value="13126.8633320257">
                <text:p>13126.8633320257</text:p>
              </table:table-cell>
            </table:table-row>
            <table:table-row>
              <table:table-cell office:value-type="string">
                <text:p>138</text:p>
              </table:table-cell>
              <table:table-cell office:value-type="float" office:value="138">
                <text:p>138</text:p>
              </table:table-cell>
              <table:table-cell office:value-type="float" office:value="12076.7911785946">
                <text:p>12076.7911785946</text:p>
              </table:table-cell>
              <table:table-cell office:value-type="float" office:value="13172.4378342507">
                <text:p>13172.4378342507</text:p>
              </table:table-cell>
            </table:table-row>
            <table:table-row>
              <table:table-cell office:value-type="string">
                <text:p>139</text:p>
              </table:table-cell>
              <table:table-cell office:value-type="float" office:value="139">
                <text:p>139</text:p>
              </table:table-cell>
              <table:table-cell office:value-type="float" office:value="12076.7911785946">
                <text:p>12076.7911785946</text:p>
              </table:table-cell>
              <table:table-cell office:value-type="float" office:value="13217.8946437213">
                <text:p>13217.8946437213</text:p>
              </table:table-cell>
            </table:table-row>
            <table:table-row>
              <table:table-cell office:value-type="string">
                <text:p>140</text:p>
              </table:table-cell>
              <table:table-cell office:value-type="float" office:value="140">
                <text:p>140</text:p>
              </table:table-cell>
              <table:table-cell office:value-type="float" office:value="12060.7220901417">
                <text:p>12060.7220901417</text:p>
              </table:table-cell>
              <table:table-cell office:value-type="float" office:value="13341.8192576612">
                <text:p>13341.8192576612</text:p>
              </table:table-cell>
            </table:table-row>
            <table:table-row>
              <table:table-cell office:value-type="string">
                <text:p>141</text:p>
              </table:table-cell>
              <table:table-cell office:value-type="float" office:value="141">
                <text:p>141</text:p>
              </table:table-cell>
              <table:table-cell office:value-type="float" office:value="12060.7220901417">
                <text:p>12060.7220901417</text:p>
              </table:table-cell>
              <table:table-cell office:value-type="float" office:value="13241.1645000557">
                <text:p>13241.1645000557</text:p>
              </table:table-cell>
            </table:table-row>
            <table:table-row>
              <table:table-cell office:value-type="string">
                <text:p>142</text:p>
              </table:table-cell>
              <table:table-cell office:value-type="float" office:value="142">
                <text:p>142</text:p>
              </table:table-cell>
              <table:table-cell office:value-type="float" office:value="12060.7220901417">
                <text:p>12060.7220901417</text:p>
              </table:table-cell>
              <table:table-cell office:value-type="float" office:value="13091.0970829558">
                <text:p>13091.0970829558</text:p>
              </table:table-cell>
            </table:table-row>
            <table:table-row>
              <table:table-cell office:value-type="string">
                <text:p>143</text:p>
              </table:table-cell>
              <table:table-cell office:value-type="float" office:value="143">
                <text:p>143</text:p>
              </table:table-cell>
              <table:table-cell office:value-type="float" office:value="11832.3741701943">
                <text:p>11832.3741701943</text:p>
              </table:table-cell>
              <table:table-cell office:value-type="float" office:value="13040.2103715777">
                <text:p>13040.2103715777</text:p>
              </table:table-cell>
            </table:table-row>
            <table:table-row>
              <table:table-cell office:value-type="string">
                <text:p>144</text:p>
              </table:table-cell>
              <table:table-cell office:value-type="float" office:value="144">
                <text:p>144</text:p>
              </table:table-cell>
              <table:table-cell office:value-type="float" office:value="11820.7697671621">
                <text:p>11820.7697671621</text:p>
              </table:table-cell>
              <table:table-cell office:value-type="float" office:value="13137.8286039992">
                <text:p>13137.8286039992</text:p>
              </table:table-cell>
            </table:table-row>
            <table:table-row>
              <table:table-cell office:value-type="string">
                <text:p>145</text:p>
              </table:table-cell>
              <table:table-cell office:value-type="float" office:value="145">
                <text:p>145</text:p>
              </table:table-cell>
              <table:table-cell office:value-type="float" office:value="11820.7697671621">
                <text:p>11820.7697671621</text:p>
              </table:table-cell>
              <table:table-cell office:value-type="float" office:value="13233.3841102762">
                <text:p>13233.3841102762</text:p>
              </table:table-cell>
            </table:table-row>
            <table:table-row>
              <table:table-cell office:value-type="string">
                <text:p>146</text:p>
              </table:table-cell>
              <table:table-cell office:value-type="float" office:value="146">
                <text:p>146</text:p>
              </table:table-cell>
              <table:table-cell office:value-type="float" office:value="11820.7697671621">
                <text:p>11820.7697671621</text:p>
              </table:table-cell>
              <table:table-cell office:value-type="float" office:value="13195.7175724111">
                <text:p>13195.7175724111</text:p>
              </table:table-cell>
            </table:table-row>
            <table:table-row>
              <table:table-cell office:value-type="string">
                <text:p>147</text:p>
              </table:table-cell>
              <table:table-cell office:value-type="float" office:value="147">
                <text:p>147</text:p>
              </table:table-cell>
              <table:table-cell office:value-type="float" office:value="11820.7697671621">
                <text:p>11820.7697671621</text:p>
              </table:table-cell>
              <table:table-cell office:value-type="float" office:value="13095.3516234572">
                <text:p>13095.3516234572</text:p>
              </table:table-cell>
            </table:table-row>
            <table:table-row>
              <table:table-cell office:value-type="string">
                <text:p>148</text:p>
              </table:table-cell>
              <table:table-cell office:value-type="float" office:value="148">
                <text:p>148</text:p>
              </table:table-cell>
              <table:table-cell office:value-type="float" office:value="11800.390517721">
                <text:p>11800.390517721</text:p>
              </table:table-cell>
              <table:table-cell office:value-type="float" office:value="13000.9208368235">
                <text:p>13000.9208368235</text:p>
              </table:table-cell>
            </table:table-row>
            <table:table-row>
              <table:table-cell office:value-type="string">
                <text:p>149</text:p>
              </table:table-cell>
              <table:table-cell office:value-type="float" office:value="149">
                <text:p>149</text:p>
              </table:table-cell>
              <table:table-cell office:value-type="float" office:value="11786.8664740762">
                <text:p>11786.8664740762</text:p>
              </table:table-cell>
              <table:table-cell office:value-type="float" office:value="12979.2851659498">
                <text:p>12979.2851659498</text:p>
              </table:table-cell>
            </table:table-row>
            <table:table-row>
              <table:table-cell office:value-type="string">
                <text:p>150</text:p>
              </table:table-cell>
              <table:table-cell office:value-type="float" office:value="150">
                <text:p>150</text:p>
              </table:table-cell>
              <table:table-cell office:value-type="float" office:value="11786.8664740762">
                <text:p>11786.8664740762</text:p>
              </table:table-cell>
              <table:table-cell office:value-type="float" office:value="12941.3335617945">
                <text:p>12941.3335617945</text:p>
              </table:table-cell>
            </table:table-row>
            <table:table-row>
              <table:table-cell office:value-type="string">
                <text:p>151</text:p>
              </table:table-cell>
              <table:table-cell office:value-type="float" office:value="151">
                <text:p>151</text:p>
              </table:table-cell>
              <table:table-cell office:value-type="float" office:value="11786.8664740762">
                <text:p>11786.8664740762</text:p>
              </table:table-cell>
              <table:table-cell office:value-type="float" office:value="12926.676389305">
                <text:p>12926.676389305</text:p>
              </table:table-cell>
            </table:table-row>
            <table:table-row>
              <table:table-cell office:value-type="string">
                <text:p>152</text:p>
              </table:table-cell>
              <table:table-cell office:value-type="float" office:value="152">
                <text:p>152</text:p>
              </table:table-cell>
              <table:table-cell office:value-type="float" office:value="11776.0873771261">
                <text:p>11776.0873771261</text:p>
              </table:table-cell>
              <table:table-cell office:value-type="float" office:value="13194.6311932287">
                <text:p>13194.6311932287</text:p>
              </table:table-cell>
            </table:table-row>
            <table:table-row>
              <table:table-cell office:value-type="string">
                <text:p>153</text:p>
              </table:table-cell>
              <table:table-cell office:value-type="float" office:value="153">
                <text:p>153</text:p>
              </table:table-cell>
              <table:table-cell office:value-type="float" office:value="11755.708127685">
                <text:p>11755.708127685</text:p>
              </table:table-cell>
              <table:table-cell office:value-type="float" office:value="13152.2584378964">
                <text:p>13152.2584378964</text:p>
              </table:table-cell>
            </table:table-row>
            <table:table-row>
              <table:table-cell office:value-type="string">
                <text:p>154</text:p>
              </table:table-cell>
              <table:table-cell office:value-type="float" office:value="154">
                <text:p>154</text:p>
              </table:table-cell>
              <table:table-cell office:value-type="float" office:value="11755.708127685">
                <text:p>11755.708127685</text:p>
              </table:table-cell>
              <table:table-cell office:value-type="float" office:value="13216.8827010853">
                <text:p>13216.8827010853</text:p>
              </table:table-cell>
            </table:table-row>
            <table:table-row>
              <table:table-cell office:value-type="string">
                <text:p>155</text:p>
              </table:table-cell>
              <table:table-cell office:value-type="float" office:value="155">
                <text:p>155</text:p>
              </table:table-cell>
              <table:table-cell office:value-type="float" office:value="11750.9849914197">
                <text:p>11750.9849914197</text:p>
              </table:table-cell>
              <table:table-cell office:value-type="float" office:value="13300.1063679212">
                <text:p>13300.1063679212</text:p>
              </table:table-cell>
            </table:table-row>
            <table:table-row>
              <table:table-cell office:value-type="string">
                <text:p>156</text:p>
              </table:table-cell>
              <table:table-cell office:value-type="float" office:value="156">
                <text:p>156</text:p>
              </table:table-cell>
              <table:table-cell office:value-type="float" office:value="11740.6504297278">
                <text:p>11740.6504297278</text:p>
              </table:table-cell>
              <table:table-cell office:value-type="float" office:value="12959.8205216571">
                <text:p>12959.8205216571</text:p>
              </table:table-cell>
            </table:table-row>
            <table:table-row>
              <table:table-cell office:value-type="string">
                <text:p>157</text:p>
              </table:table-cell>
              <table:table-cell office:value-type="float" office:value="157">
                <text:p>157</text:p>
              </table:table-cell>
              <table:table-cell office:value-type="float" office:value="11740.6504297278">
                <text:p>11740.6504297278</text:p>
              </table:table-cell>
              <table:table-cell office:value-type="float" office:value="12798.0477035945">
                <text:p>12798.0477035945</text:p>
              </table:table-cell>
            </table:table-row>
            <table:table-row>
              <table:table-cell office:value-type="string">
                <text:p>158</text:p>
              </table:table-cell>
              <table:table-cell office:value-type="float" office:value="158">
                <text:p>158</text:p>
              </table:table-cell>
              <table:table-cell office:value-type="float" office:value="11712.4616913556">
                <text:p>11712.4616913556</text:p>
              </table:table-cell>
              <table:table-cell office:value-type="float" office:value="13028.8652921852">
                <text:p>13028.8652921852</text:p>
              </table:table-cell>
            </table:table-row>
            <table:table-row>
              <table:table-cell office:value-type="string">
                <text:p>159</text:p>
              </table:table-cell>
              <table:table-cell office:value-type="float" office:value="159">
                <text:p>159</text:p>
              </table:table-cell>
              <table:table-cell office:value-type="float" office:value="11712.4616913556">
                <text:p>11712.4616913556</text:p>
              </table:table-cell>
              <table:table-cell office:value-type="float" office:value="12854.1245646644">
                <text:p>12854.1245646644</text:p>
              </table:table-cell>
            </table:table-row>
            <table:table-row>
              <table:table-cell office:value-type="string">
                <text:p>160</text:p>
              </table:table-cell>
              <table:table-cell office:value-type="float" office:value="160">
                <text:p>160</text:p>
              </table:table-cell>
              <table:table-cell office:value-type="float" office:value="11712.4616913556">
                <text:p>11712.4616913556</text:p>
              </table:table-cell>
              <table:table-cell office:value-type="float" office:value="12822.8141291109">
                <text:p>12822.8141291109</text:p>
              </table:table-cell>
            </table:table-row>
            <table:table-row>
              <table:table-cell office:value-type="string">
                <text:p>161</text:p>
              </table:table-cell>
              <table:table-cell office:value-type="float" office:value="161">
                <text:p>161</text:p>
              </table:table-cell>
              <table:table-cell office:value-type="float" office:value="11702.8383326001">
                <text:p>11702.8383326001</text:p>
              </table:table-cell>
              <table:table-cell office:value-type="float" office:value="12999.4706430992">
                <text:p>12999.4706430992</text:p>
              </table:table-cell>
            </table:table-row>
            <table:table-row>
              <table:table-cell office:value-type="string">
                <text:p>162</text:p>
              </table:table-cell>
              <table:table-cell office:value-type="float" office:value="162">
                <text:p>162</text:p>
              </table:table-cell>
              <table:table-cell office:value-type="float" office:value="11663.605636019">
                <text:p>11663.605636019</text:p>
              </table:table-cell>
              <table:table-cell office:value-type="float" office:value="12780.181089694">
                <text:p>12780.181089694</text:p>
              </table:table-cell>
            </table:table-row>
            <table:table-row>
              <table:table-cell office:value-type="string">
                <text:p>163</text:p>
              </table:table-cell>
              <table:table-cell office:value-type="float" office:value="163">
                <text:p>163</text:p>
              </table:table-cell>
              <table:table-cell office:value-type="float" office:value="11663.605636019">
                <text:p>11663.605636019</text:p>
              </table:table-cell>
              <table:table-cell office:value-type="float" office:value="12776.8997776161">
                <text:p>12776.8997776161</text:p>
              </table:table-cell>
            </table:table-row>
            <table:table-row>
              <table:table-cell office:value-type="string">
                <text:p>164</text:p>
              </table:table-cell>
              <table:table-cell office:value-type="float" office:value="164">
                <text:p>164</text:p>
              </table:table-cell>
              <table:table-cell office:value-type="float" office:value="11663.605636019">
                <text:p>11663.605636019</text:p>
              </table:table-cell>
              <table:table-cell office:value-type="float" office:value="12957.8416940247">
                <text:p>12957.8416940247</text:p>
              </table:table-cell>
            </table:table-row>
            <table:table-row>
              <table:table-cell office:value-type="string">
                <text:p>165</text:p>
              </table:table-cell>
              <table:table-cell office:value-type="float" office:value="165">
                <text:p>165</text:p>
              </table:table-cell>
              <table:table-cell office:value-type="float" office:value="11663.605636019">
                <text:p>11663.605636019</text:p>
              </table:table-cell>
              <table:table-cell office:value-type="float" office:value="12745.2285123433">
                <text:p>12745.2285123433</text:p>
              </table:table-cell>
            </table:table-row>
            <table:table-row>
              <table:table-cell office:value-type="string">
                <text:p>166</text:p>
              </table:table-cell>
              <table:table-cell office:value-type="float" office:value="166">
                <text:p>166</text:p>
              </table:table-cell>
              <table:table-cell office:value-type="float" office:value="11663.605636019">
                <text:p>11663.605636019</text:p>
              </table:table-cell>
              <table:table-cell office:value-type="float" office:value="12767.817358521">
                <text:p>12767.817358521</text:p>
              </table:table-cell>
            </table:table-row>
            <table:table-row>
              <table:table-cell office:value-type="string">
                <text:p>167</text:p>
              </table:table-cell>
              <table:table-cell office:value-type="float" office:value="167">
                <text:p>167</text:p>
              </table:table-cell>
              <table:table-cell office:value-type="float" office:value="11663.605636019">
                <text:p>11663.605636019</text:p>
              </table:table-cell>
              <table:table-cell office:value-type="float" office:value="12734.2081927721">
                <text:p>12734.2081927721</text:p>
              </table:table-cell>
            </table:table-row>
            <table:table-row>
              <table:table-cell office:value-type="string">
                <text:p>168</text:p>
              </table:table-cell>
              <table:table-cell office:value-type="float" office:value="168">
                <text:p>168</text:p>
              </table:table-cell>
              <table:table-cell office:value-type="float" office:value="11663.605636019">
                <text:p>11663.605636019</text:p>
              </table:table-cell>
              <table:table-cell office:value-type="float" office:value="12728.097220415">
                <text:p>12728.097220415</text:p>
              </table:table-cell>
            </table:table-row>
            <table:table-row>
              <table:table-cell office:value-type="string">
                <text:p>169</text:p>
              </table:table-cell>
              <table:table-cell office:value-type="float" office:value="169">
                <text:p>169</text:p>
              </table:table-cell>
              <table:table-cell office:value-type="float" office:value="11656.5283359543">
                <text:p>11656.5283359543</text:p>
              </table:table-cell>
              <table:table-cell office:value-type="float" office:value="12717.0599497184">
                <text:p>12717.0599497184</text:p>
              </table:table-cell>
            </table:table-row>
            <table:table-row>
              <table:table-cell office:value-type="string">
                <text:p>170</text:p>
              </table:table-cell>
              <table:table-cell office:value-type="float" office:value="170">
                <text:p>170</text:p>
              </table:table-cell>
              <table:table-cell office:value-type="float" office:value="11649.1187018132">
                <text:p>11649.1187018132</text:p>
              </table:table-cell>
              <table:table-cell office:value-type="float" office:value="12672.2083227636">
                <text:p>12672.2083227636</text:p>
              </table:table-cell>
            </table:table-row>
            <table:table-row>
              <table:table-cell office:value-type="string">
                <text:p>171</text:p>
              </table:table-cell>
              <table:table-cell office:value-type="float" office:value="171">
                <text:p>171</text:p>
              </table:table-cell>
              <table:table-cell office:value-type="float" office:value="11649.1187018132">
                <text:p>11649.1187018132</text:p>
              </table:table-cell>
              <table:table-cell office:value-type="float" office:value="12667.6083348775">
                <text:p>12667.6083348775</text:p>
              </table:table-cell>
            </table:table-row>
            <table:table-row>
              <table:table-cell office:value-type="string">
                <text:p>172</text:p>
              </table:table-cell>
              <table:table-cell office:value-type="float" office:value="172">
                <text:p>172</text:p>
              </table:table-cell>
              <table:table-cell office:value-type="float" office:value="11649.1187018132">
                <text:p>11649.1187018132</text:p>
              </table:table-cell>
              <table:table-cell office:value-type="float" office:value="12654.7403245986">
                <text:p>12654.7403245986</text:p>
              </table:table-cell>
            </table:table-row>
            <table:table-row>
              <table:table-cell office:value-type="string">
                <text:p>173</text:p>
              </table:table-cell>
              <table:table-cell office:value-type="float" office:value="173">
                <text:p>173</text:p>
              </table:table-cell>
              <table:table-cell office:value-type="float" office:value="11649.1187018132">
                <text:p>11649.1187018132</text:p>
              </table:table-cell>
              <table:table-cell office:value-type="float" office:value="12707.9624832011">
                <text:p>12707.9624832011</text:p>
              </table:table-cell>
            </table:table-row>
            <table:table-row>
              <table:table-cell office:value-type="string">
                <text:p>174</text:p>
              </table:table-cell>
              <table:table-cell office:value-type="float" office:value="174">
                <text:p>174</text:p>
              </table:table-cell>
              <table:table-cell office:value-type="float" office:value="11649.1187018132">
                <text:p>11649.1187018132</text:p>
              </table:table-cell>
              <table:table-cell office:value-type="float" office:value="12685.3659592861">
                <text:p>12685.3659592861</text:p>
              </table:table-cell>
            </table:table-row>
            <table:table-row>
              <table:table-cell office:value-type="string">
                <text:p>175</text:p>
              </table:table-cell>
              <table:table-cell office:value-type="float" office:value="175">
                <text:p>175</text:p>
              </table:table-cell>
              <table:table-cell office:value-type="float" office:value="11649.1187018132">
                <text:p>11649.1187018132</text:p>
              </table:table-cell>
              <table:table-cell office:value-type="float" office:value="12748.4955816418">
                <text:p>12748.4955816418</text:p>
              </table:table-cell>
            </table:table-row>
            <table:table-row>
              <table:table-cell office:value-type="string">
                <text:p>176</text:p>
              </table:table-cell>
              <table:table-cell office:value-type="float" office:value="176">
                <text:p>176</text:p>
              </table:table-cell>
              <table:table-cell office:value-type="float" office:value="11641.5857694522">
                <text:p>11641.5857694522</text:p>
              </table:table-cell>
              <table:table-cell office:value-type="float" office:value="12678.7542309877">
                <text:p>12678.7542309877</text:p>
              </table:table-cell>
            </table:table-row>
            <table:table-row>
              <table:table-cell office:value-type="string">
                <text:p>177</text:p>
              </table:table-cell>
              <table:table-cell office:value-type="float" office:value="177">
                <text:p>177</text:p>
              </table:table-cell>
              <table:table-cell office:value-type="float" office:value="11630.4478993126">
                <text:p>11630.4478993126</text:p>
              </table:table-cell>
              <table:table-cell office:value-type="float" office:value="12590.9700642435">
                <text:p>12590.9700642435</text:p>
              </table:table-cell>
            </table:table-row>
            <table:table-row>
              <table:table-cell office:value-type="string">
                <text:p>178</text:p>
              </table:table-cell>
              <table:table-cell office:value-type="float" office:value="178">
                <text:p>178</text:p>
              </table:table-cell>
              <table:table-cell office:value-type="float" office:value="11604.7911564802">
                <text:p>11604.7911564802</text:p>
              </table:table-cell>
              <table:table-cell office:value-type="float" office:value="12524.6131048883">
                <text:p>12524.6131048883</text:p>
              </table:table-cell>
            </table:table-row>
            <table:table-row>
              <table:table-cell office:value-type="string">
                <text:p>179</text:p>
              </table:table-cell>
              <table:table-cell office:value-type="float" office:value="179">
                <text:p>179</text:p>
              </table:table-cell>
              <table:table-cell office:value-type="float" office:value="11597.4947711305">
                <text:p>11597.4947711305</text:p>
              </table:table-cell>
              <table:table-cell office:value-type="float" office:value="12677.2919114784">
                <text:p>12677.2919114784</text:p>
              </table:table-cell>
            </table:table-row>
            <table:table-row>
              <table:table-cell office:value-type="string">
                <text:p>180</text:p>
              </table:table-cell>
              <table:table-cell office:value-type="float" office:value="180">
                <text:p>180</text:p>
              </table:table-cell>
              <table:table-cell office:value-type="float" office:value="11530.1354124531">
                <text:p>11530.1354124531</text:p>
              </table:table-cell>
              <table:table-cell office:value-type="float" office:value="12654.0321186043">
                <text:p>12654.0321186043</text:p>
              </table:table-cell>
            </table:table-row>
            <table:table-row>
              <table:table-cell office:value-type="string">
                <text:p>181</text:p>
              </table:table-cell>
              <table:table-cell office:value-type="float" office:value="181">
                <text:p>181</text:p>
              </table:table-cell>
              <table:table-cell office:value-type="float" office:value="11528.5397716094">
                <text:p>11528.5397716094</text:p>
              </table:table-cell>
              <table:table-cell office:value-type="float" office:value="12617.9916975772">
                <text:p>12617.9916975772</text:p>
              </table:table-cell>
            </table:table-row>
            <table:table-row>
              <table:table-cell office:value-type="string">
                <text:p>182</text:p>
              </table:table-cell>
              <table:table-cell office:value-type="float" office:value="182">
                <text:p>182</text:p>
              </table:table-cell>
              <table:table-cell office:value-type="float" office:value="11495.1936974732">
                <text:p>11495.1936974732</text:p>
              </table:table-cell>
              <table:table-cell office:value-type="float" office:value="12703.7060281672">
                <text:p>12703.7060281672</text:p>
              </table:table-cell>
            </table:table-row>
            <table:table-row>
              <table:table-cell office:value-type="string">
                <text:p>183</text:p>
              </table:table-cell>
              <table:table-cell office:value-type="float" office:value="183">
                <text:p>183</text:p>
              </table:table-cell>
              <table:table-cell office:value-type="float" office:value="11495.1936974732">
                <text:p>11495.1936974732</text:p>
              </table:table-cell>
              <table:table-cell office:value-type="float" office:value="12621.0426223556">
                <text:p>12621.0426223556</text:p>
              </table:table-cell>
            </table:table-row>
            <table:table-row>
              <table:table-cell office:value-type="string">
                <text:p>184</text:p>
              </table:table-cell>
              <table:table-cell office:value-type="float" office:value="184">
                <text:p>184</text:p>
              </table:table-cell>
              <table:table-cell office:value-type="float" office:value="11495.1936974732">
                <text:p>11495.1936974732</text:p>
              </table:table-cell>
              <table:table-cell office:value-type="float" office:value="12771.1009085621">
                <text:p>12771.1009085621</text:p>
              </table:table-cell>
            </table:table-row>
            <table:table-row>
              <table:table-cell office:value-type="string">
                <text:p>185</text:p>
              </table:table-cell>
              <table:table-cell office:value-type="float" office:value="185">
                <text:p>185</text:p>
              </table:table-cell>
              <table:table-cell office:value-type="float" office:value="11495.1936974732">
                <text:p>11495.1936974732</text:p>
              </table:table-cell>
              <table:table-cell office:value-type="float" office:value="12690.419397523">
                <text:p>12690.419397523</text:p>
              </table:table-cell>
            </table:table-row>
            <table:table-row>
              <table:table-cell office:value-type="string">
                <text:p>186</text:p>
              </table:table-cell>
              <table:table-cell office:value-type="float" office:value="186">
                <text:p>186</text:p>
              </table:table-cell>
              <table:table-cell office:value-type="float" office:value="11495.1936974732">
                <text:p>11495.1936974732</text:p>
              </table:table-cell>
              <table:table-cell office:value-type="float" office:value="12540.7320650498">
                <text:p>12540.7320650498</text:p>
              </table:table-cell>
            </table:table-row>
            <table:table-row>
              <table:table-cell office:value-type="string">
                <text:p>187</text:p>
              </table:table-cell>
              <table:table-cell office:value-type="float" office:value="187">
                <text:p>187</text:p>
              </table:table-cell>
              <table:table-cell office:value-type="float" office:value="11495.1936974732">
                <text:p>11495.1936974732</text:p>
              </table:table-cell>
              <table:table-cell office:value-type="float" office:value="12451.4484813516">
                <text:p>12451.4484813516</text:p>
              </table:table-cell>
            </table:table-row>
            <table:table-row>
              <table:table-cell office:value-type="string">
                <text:p>188</text:p>
              </table:table-cell>
              <table:table-cell office:value-type="float" office:value="188">
                <text:p>188</text:p>
              </table:table-cell>
              <table:table-cell office:value-type="float" office:value="11484.0968263854">
                <text:p>11484.0968263854</text:p>
              </table:table-cell>
              <table:table-cell office:value-type="float" office:value="12497.7250515963">
                <text:p>12497.7250515963</text:p>
              </table:table-cell>
            </table:table-row>
            <table:table-row>
              <table:table-cell office:value-type="string">
                <text:p>189</text:p>
              </table:table-cell>
              <table:table-cell office:value-type="float" office:value="189">
                <text:p>189</text:p>
              </table:table-cell>
              <table:table-cell office:value-type="float" office:value="11477.1099434286">
                <text:p>11477.1099434286</text:p>
              </table:table-cell>
              <table:table-cell office:value-type="float" office:value="12305.1686618046">
                <text:p>12305.1686618046</text:p>
              </table:table-cell>
            </table:table-row>
            <table:table-row>
              <table:table-cell office:value-type="string">
                <text:p>190</text:p>
              </table:table-cell>
              <table:table-cell office:value-type="float" office:value="190">
                <text:p>190</text:p>
              </table:table-cell>
              <table:table-cell office:value-type="float" office:value="11466.7841997629">
                <text:p>11466.7841997629</text:p>
              </table:table-cell>
              <table:table-cell office:value-type="float" office:value="12454.803163007">
                <text:p>12454.803163007</text:p>
              </table:table-cell>
            </table:table-row>
            <table:table-row>
              <table:table-cell office:value-type="string">
                <text:p>191</text:p>
              </table:table-cell>
              <table:table-cell office:value-type="float" office:value="191">
                <text:p>191</text:p>
              </table:table-cell>
              <table:table-cell office:value-type="float" office:value="11466.7841997629">
                <text:p>11466.7841997629</text:p>
              </table:table-cell>
              <table:table-cell office:value-type="float" office:value="12257.2644922497">
                <text:p>12257.2644922497</text:p>
              </table:table-cell>
            </table:table-row>
            <table:table-row>
              <table:table-cell office:value-type="string">
                <text:p>192</text:p>
              </table:table-cell>
              <table:table-cell office:value-type="float" office:value="192">
                <text:p>192</text:p>
              </table:table-cell>
              <table:table-cell office:value-type="float" office:value="11441.8479587667">
                <text:p>11441.8479587667</text:p>
              </table:table-cell>
              <table:table-cell office:value-type="float" office:value="12349.4315505754">
                <text:p>12349.4315505754</text:p>
              </table:table-cell>
            </table:table-row>
            <table:table-row>
              <table:table-cell office:value-type="string">
                <text:p>193</text:p>
              </table:table-cell>
              <table:table-cell office:value-type="float" office:value="193">
                <text:p>193</text:p>
              </table:table-cell>
              <table:table-cell office:value-type="float" office:value="11422.1784440222">
                <text:p>11422.1784440222</text:p>
              </table:table-cell>
              <table:table-cell office:value-type="float" office:value="12492.5833802956">
                <text:p>12492.5833802956</text:p>
              </table:table-cell>
            </table:table-row>
            <table:table-row>
              <table:table-cell office:value-type="string">
                <text:p>194</text:p>
              </table:table-cell>
              <table:table-cell office:value-type="float" office:value="194">
                <text:p>194</text:p>
              </table:table-cell>
              <table:table-cell office:value-type="float" office:value="11411.3388904818">
                <text:p>11411.3388904818</text:p>
              </table:table-cell>
              <table:table-cell office:value-type="float" office:value="12478.5795692877">
                <text:p>12478.5795692877</text:p>
              </table:table-cell>
            </table:table-row>
            <table:table-row>
              <table:table-cell office:value-type="string">
                <text:p>195</text:p>
              </table:table-cell>
              <table:table-cell office:value-type="float" office:value="195">
                <text:p>195</text:p>
              </table:table-cell>
              <table:table-cell office:value-type="float" office:value="11324.7230219592">
                <text:p>11324.7230219592</text:p>
              </table:table-cell>
              <table:table-cell office:value-type="float" office:value="12522.0015200541">
                <text:p>12522.0015200541</text:p>
              </table:table-cell>
            </table:table-row>
            <table:table-row>
              <table:table-cell office:value-type="string">
                <text:p>196</text:p>
              </table:table-cell>
              <table:table-cell office:value-type="float" office:value="196">
                <text:p>196</text:p>
              </table:table-cell>
              <table:table-cell office:value-type="float" office:value="11288.2014507876">
                <text:p>11288.2014507876</text:p>
              </table:table-cell>
              <table:table-cell office:value-type="float" office:value="12305.356491512">
                <text:p>12305.356491512</text:p>
              </table:table-cell>
            </table:table-row>
            <table:table-row>
              <table:table-cell office:value-type="string">
                <text:p>197</text:p>
              </table:table-cell>
              <table:table-cell office:value-type="float" office:value="197">
                <text:p>197</text:p>
              </table:table-cell>
              <table:table-cell office:value-type="float" office:value="11288.2014507876">
                <text:p>11288.2014507876</text:p>
              </table:table-cell>
              <table:table-cell office:value-type="float" office:value="12190.8884684301">
                <text:p>12190.8884684301</text:p>
              </table:table-cell>
            </table:table-row>
            <table:table-row>
              <table:table-cell office:value-type="string">
                <text:p>198</text:p>
              </table:table-cell>
              <table:table-cell office:value-type="float" office:value="198">
                <text:p>198</text:p>
              </table:table-cell>
              <table:table-cell office:value-type="float" office:value="11288.2014507876">
                <text:p>11288.2014507876</text:p>
              </table:table-cell>
              <table:table-cell office:value-type="float" office:value="12144.8190813299">
                <text:p>12144.8190813299</text:p>
              </table:table-cell>
            </table:table-row>
            <table:table-row>
              <table:table-cell office:value-type="string">
                <text:p>199</text:p>
              </table:table-cell>
              <table:table-cell office:value-type="float" office:value="199">
                <text:p>199</text:p>
              </table:table-cell>
              <table:table-cell office:value-type="float" office:value="11242.6913940381">
                <text:p>11242.6913940381</text:p>
              </table:table-cell>
              <table:table-cell office:value-type="float" office:value="12000.6153109284">
                <text:p>12000.6153109284</text:p>
              </table:table-cell>
            </table:table-row>
            <table:table-row>
              <table:table-cell office:value-type="string">
                <text:p>200</text:p>
              </table:table-cell>
              <table:table-cell office:value-type="float" office:value="200">
                <text:p>200</text:p>
              </table:table-cell>
              <table:table-cell office:value-type="float" office:value="11242.6913940381">
                <text:p>11242.6913940381</text:p>
              </table:table-cell>
              <table:table-cell office:value-type="float" office:value="12055.5267875837">
                <text:p>12055.526787583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0,
Crossover Rate = 0.8, Crossover Type: 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99.5727014601">
                <text:p>25699.5727014601</text:p>
              </table:table-cell>
              <table:table-cell office:value-type="float" office:value="28795.4009409415">
                <text:p>28795.4009409415</text:p>
              </table:table-cell>
            </table:table-row>
            <table:table-row>
              <table:table-cell office:value-type="string">
                <text:p>2</text:p>
              </table:table-cell>
              <table:table-cell office:value-type="float" office:value="2">
                <text:p>2</text:p>
              </table:table-cell>
              <table:table-cell office:value-type="float" office:value="25205.502974177">
                <text:p>25205.502974177</text:p>
              </table:table-cell>
              <table:table-cell office:value-type="float" office:value="27916.9418581646">
                <text:p>27916.9418581646</text:p>
              </table:table-cell>
            </table:table-row>
            <table:table-row>
              <table:table-cell office:value-type="string">
                <text:p>3</text:p>
              </table:table-cell>
              <table:table-cell office:value-type="float" office:value="3">
                <text:p>3</text:p>
              </table:table-cell>
              <table:table-cell office:value-type="float" office:value="24680.4775968186">
                <text:p>24680.4775968186</text:p>
              </table:table-cell>
              <table:table-cell office:value-type="float" office:value="27203.1732916403">
                <text:p>27203.1732916403</text:p>
              </table:table-cell>
            </table:table-row>
            <table:table-row>
              <table:table-cell office:value-type="string">
                <text:p>4</text:p>
              </table:table-cell>
              <table:table-cell office:value-type="float" office:value="4">
                <text:p>4</text:p>
              </table:table-cell>
              <table:table-cell office:value-type="float" office:value="24274.8499877097">
                <text:p>24274.8499877097</text:p>
              </table:table-cell>
              <table:table-cell office:value-type="float" office:value="26786.3112295191">
                <text:p>26786.3112295191</text:p>
              </table:table-cell>
            </table:table-row>
            <table:table-row>
              <table:table-cell office:value-type="string">
                <text:p>5</text:p>
              </table:table-cell>
              <table:table-cell office:value-type="float" office:value="5">
                <text:p>5</text:p>
              </table:table-cell>
              <table:table-cell office:value-type="float" office:value="23418.5686766527">
                <text:p>23418.5686766527</text:p>
              </table:table-cell>
              <table:table-cell office:value-type="float" office:value="26233.0145504454">
                <text:p>26233.0145504454</text:p>
              </table:table-cell>
            </table:table-row>
            <table:table-row>
              <table:table-cell office:value-type="string">
                <text:p>6</text:p>
              </table:table-cell>
              <table:table-cell office:value-type="float" office:value="6">
                <text:p>6</text:p>
              </table:table-cell>
              <table:table-cell office:value-type="float" office:value="22987.8366221496">
                <text:p>22987.8366221496</text:p>
              </table:table-cell>
              <table:table-cell office:value-type="float" office:value="25736.7668579387">
                <text:p>25736.7668579387</text:p>
              </table:table-cell>
            </table:table-row>
            <table:table-row>
              <table:table-cell office:value-type="string">
                <text:p>7</text:p>
              </table:table-cell>
              <table:table-cell office:value-type="float" office:value="7">
                <text:p>7</text:p>
              </table:table-cell>
              <table:table-cell office:value-type="float" office:value="22524.8787039844">
                <text:p>22524.8787039844</text:p>
              </table:table-cell>
              <table:table-cell office:value-type="float" office:value="25154.0817007685">
                <text:p>25154.0817007685</text:p>
              </table:table-cell>
            </table:table-row>
            <table:table-row>
              <table:table-cell office:value-type="string">
                <text:p>8</text:p>
              </table:table-cell>
              <table:table-cell office:value-type="float" office:value="8">
                <text:p>8</text:p>
              </table:table-cell>
              <table:table-cell office:value-type="float" office:value="22123.0671639905">
                <text:p>22123.0671639905</text:p>
              </table:table-cell>
              <table:table-cell office:value-type="float" office:value="24611.6118157553">
                <text:p>24611.6118157553</text:p>
              </table:table-cell>
            </table:table-row>
            <table:table-row>
              <table:table-cell office:value-type="string">
                <text:p>9</text:p>
              </table:table-cell>
              <table:table-cell office:value-type="float" office:value="9">
                <text:p>9</text:p>
              </table:table-cell>
              <table:table-cell office:value-type="float" office:value="21818.7725813969">
                <text:p>21818.7725813969</text:p>
              </table:table-cell>
              <table:table-cell office:value-type="float" office:value="24274.1030357224">
                <text:p>24274.1030357224</text:p>
              </table:table-cell>
            </table:table-row>
            <table:table-row>
              <table:table-cell office:value-type="string">
                <text:p>10</text:p>
              </table:table-cell>
              <table:table-cell office:value-type="float" office:value="10">
                <text:p>10</text:p>
              </table:table-cell>
              <table:table-cell office:value-type="float" office:value="21702.6446852958">
                <text:p>21702.6446852958</text:p>
              </table:table-cell>
              <table:table-cell office:value-type="float" office:value="23882.7198280853">
                <text:p>23882.7198280853</text:p>
              </table:table-cell>
            </table:table-row>
            <table:table-row>
              <table:table-cell office:value-type="string">
                <text:p>11</text:p>
              </table:table-cell>
              <table:table-cell office:value-type="float" office:value="11">
                <text:p>11</text:p>
              </table:table-cell>
              <table:table-cell office:value-type="float" office:value="21440.4985025346">
                <text:p>21440.4985025346</text:p>
              </table:table-cell>
              <table:table-cell office:value-type="float" office:value="23404.6316380914">
                <text:p>23404.6316380914</text:p>
              </table:table-cell>
            </table:table-row>
            <table:table-row>
              <table:table-cell office:value-type="string">
                <text:p>12</text:p>
              </table:table-cell>
              <table:table-cell office:value-type="float" office:value="12">
                <text:p>12</text:p>
              </table:table-cell>
              <table:table-cell office:value-type="float" office:value="20990.6136482502">
                <text:p>20990.6136482502</text:p>
              </table:table-cell>
              <table:table-cell office:value-type="float" office:value="23138.0146825198">
                <text:p>23138.0146825198</text:p>
              </table:table-cell>
            </table:table-row>
            <table:table-row>
              <table:table-cell office:value-type="string">
                <text:p>13</text:p>
              </table:table-cell>
              <table:table-cell office:value-type="float" office:value="13">
                <text:p>13</text:p>
              </table:table-cell>
              <table:table-cell office:value-type="float" office:value="20642.6710805581">
                <text:p>20642.6710805581</text:p>
              </table:table-cell>
              <table:table-cell office:value-type="float" office:value="22774.1391746537">
                <text:p>22774.1391746537</text:p>
              </table:table-cell>
            </table:table-row>
            <table:table-row>
              <table:table-cell office:value-type="string">
                <text:p>14</text:p>
              </table:table-cell>
              <table:table-cell office:value-type="float" office:value="14">
                <text:p>14</text:p>
              </table:table-cell>
              <table:table-cell office:value-type="float" office:value="20309.1049674884">
                <text:p>20309.1049674884</text:p>
              </table:table-cell>
              <table:table-cell office:value-type="float" office:value="22190.4981757935">
                <text:p>22190.4981757935</text:p>
              </table:table-cell>
            </table:table-row>
            <table:table-row>
              <table:table-cell office:value-type="string">
                <text:p>15</text:p>
              </table:table-cell>
              <table:table-cell office:value-type="float" office:value="15">
                <text:p>15</text:p>
              </table:table-cell>
              <table:table-cell office:value-type="float" office:value="19795.1978335204">
                <text:p>19795.1978335204</text:p>
              </table:table-cell>
              <table:table-cell office:value-type="float" office:value="21920.9646143542">
                <text:p>21920.9646143542</text:p>
              </table:table-cell>
            </table:table-row>
            <table:table-row>
              <table:table-cell office:value-type="string">
                <text:p>16</text:p>
              </table:table-cell>
              <table:table-cell office:value-type="float" office:value="16">
                <text:p>16</text:p>
              </table:table-cell>
              <table:table-cell office:value-type="float" office:value="19468.2862151918">
                <text:p>19468.2862151918</text:p>
              </table:table-cell>
              <table:table-cell office:value-type="float" office:value="21476.1704851767">
                <text:p>21476.1704851767</text:p>
              </table:table-cell>
            </table:table-row>
            <table:table-row>
              <table:table-cell office:value-type="string">
                <text:p>17</text:p>
              </table:table-cell>
              <table:table-cell office:value-type="float" office:value="17">
                <text:p>17</text:p>
              </table:table-cell>
              <table:table-cell office:value-type="float" office:value="19008.6726262943">
                <text:p>19008.6726262943</text:p>
              </table:table-cell>
              <table:table-cell office:value-type="float" office:value="21021.2631105537">
                <text:p>21021.2631105537</text:p>
              </table:table-cell>
            </table:table-row>
            <table:table-row>
              <table:table-cell office:value-type="string">
                <text:p>18</text:p>
              </table:table-cell>
              <table:table-cell office:value-type="float" office:value="18">
                <text:p>18</text:p>
              </table:table-cell>
              <table:table-cell office:value-type="float" office:value="18951.9202779941">
                <text:p>18951.9202779941</text:p>
              </table:table-cell>
              <table:table-cell office:value-type="float" office:value="20949.8969245665">
                <text:p>20949.8969245665</text:p>
              </table:table-cell>
            </table:table-row>
            <table:table-row>
              <table:table-cell office:value-type="string">
                <text:p>19</text:p>
              </table:table-cell>
              <table:table-cell office:value-type="float" office:value="19">
                <text:p>19</text:p>
              </table:table-cell>
              <table:table-cell office:value-type="float" office:value="18914.6186678578">
                <text:p>18914.6186678578</text:p>
              </table:table-cell>
              <table:table-cell office:value-type="float" office:value="20580.9218638262">
                <text:p>20580.9218638262</text:p>
              </table:table-cell>
            </table:table-row>
            <table:table-row>
              <table:table-cell office:value-type="string">
                <text:p>20</text:p>
              </table:table-cell>
              <table:table-cell office:value-type="float" office:value="20">
                <text:p>20</text:p>
              </table:table-cell>
              <table:table-cell office:value-type="float" office:value="18737.861697644">
                <text:p>18737.861697644</text:p>
              </table:table-cell>
              <table:table-cell office:value-type="float" office:value="20051.2129061227">
                <text:p>20051.2129061227</text:p>
              </table:table-cell>
            </table:table-row>
            <table:table-row>
              <table:table-cell office:value-type="string">
                <text:p>21</text:p>
              </table:table-cell>
              <table:table-cell office:value-type="float" office:value="21">
                <text:p>21</text:p>
              </table:table-cell>
              <table:table-cell office:value-type="float" office:value="18400.5788093141">
                <text:p>18400.5788093141</text:p>
              </table:table-cell>
              <table:table-cell office:value-type="float" office:value="19844.6018311863">
                <text:p>19844.6018311863</text:p>
              </table:table-cell>
            </table:table-row>
            <table:table-row>
              <table:table-cell office:value-type="string">
                <text:p>22</text:p>
              </table:table-cell>
              <table:table-cell office:value-type="float" office:value="22">
                <text:p>22</text:p>
              </table:table-cell>
              <table:table-cell office:value-type="float" office:value="18400.5788093141">
                <text:p>18400.5788093141</text:p>
              </table:table-cell>
              <table:table-cell office:value-type="float" office:value="19617.3456178454">
                <text:p>19617.3456178454</text:p>
              </table:table-cell>
            </table:table-row>
            <table:table-row>
              <table:table-cell office:value-type="string">
                <text:p>23</text:p>
              </table:table-cell>
              <table:table-cell office:value-type="float" office:value="23">
                <text:p>23</text:p>
              </table:table-cell>
              <table:table-cell office:value-type="float" office:value="18144.5400646819">
                <text:p>18144.5400646819</text:p>
              </table:table-cell>
              <table:table-cell office:value-type="float" office:value="19468.3180177385">
                <text:p>19468.3180177385</text:p>
              </table:table-cell>
            </table:table-row>
            <table:table-row>
              <table:table-cell office:value-type="string">
                <text:p>24</text:p>
              </table:table-cell>
              <table:table-cell office:value-type="float" office:value="24">
                <text:p>24</text:p>
              </table:table-cell>
              <table:table-cell office:value-type="float" office:value="18062.2741457037">
                <text:p>18062.2741457037</text:p>
              </table:table-cell>
              <table:table-cell office:value-type="float" office:value="19459.8349871891">
                <text:p>19459.8349871891</text:p>
              </table:table-cell>
            </table:table-row>
            <table:table-row>
              <table:table-cell office:value-type="string">
                <text:p>25</text:p>
              </table:table-cell>
              <table:table-cell office:value-type="float" office:value="25">
                <text:p>25</text:p>
              </table:table-cell>
              <table:table-cell office:value-type="float" office:value="17798.4971923738">
                <text:p>17798.4971923738</text:p>
              </table:table-cell>
              <table:table-cell office:value-type="float" office:value="19270.7411846708">
                <text:p>19270.7411846708</text:p>
              </table:table-cell>
            </table:table-row>
            <table:table-row>
              <table:table-cell office:value-type="string">
                <text:p>26</text:p>
              </table:table-cell>
              <table:table-cell office:value-type="float" office:value="26">
                <text:p>26</text:p>
              </table:table-cell>
              <table:table-cell office:value-type="float" office:value="17688.3348119657">
                <text:p>17688.3348119657</text:p>
              </table:table-cell>
              <table:table-cell office:value-type="float" office:value="19147.2809069037">
                <text:p>19147.2809069037</text:p>
              </table:table-cell>
            </table:table-row>
            <table:table-row>
              <table:table-cell office:value-type="string">
                <text:p>27</text:p>
              </table:table-cell>
              <table:table-cell office:value-type="float" office:value="27">
                <text:p>27</text:p>
              </table:table-cell>
              <table:table-cell office:value-type="float" office:value="17457.5645981506">
                <text:p>17457.5645981506</text:p>
              </table:table-cell>
              <table:table-cell office:value-type="float" office:value="18982.466162966">
                <text:p>18982.466162966</text:p>
              </table:table-cell>
            </table:table-row>
            <table:table-row>
              <table:table-cell office:value-type="string">
                <text:p>28</text:p>
              </table:table-cell>
              <table:table-cell office:value-type="float" office:value="28">
                <text:p>28</text:p>
              </table:table-cell>
              <table:table-cell office:value-type="float" office:value="17400.304620208">
                <text:p>17400.304620208</text:p>
              </table:table-cell>
              <table:table-cell office:value-type="float" office:value="18826.7748308415">
                <text:p>18826.7748308415</text:p>
              </table:table-cell>
            </table:table-row>
            <table:table-row>
              <table:table-cell office:value-type="string">
                <text:p>29</text:p>
              </table:table-cell>
              <table:table-cell office:value-type="float" office:value="29">
                <text:p>29</text:p>
              </table:table-cell>
              <table:table-cell office:value-type="float" office:value="17227.2908373133">
                <text:p>17227.2908373133</text:p>
              </table:table-cell>
              <table:table-cell office:value-type="float" office:value="18825.0176025576">
                <text:p>18825.0176025576</text:p>
              </table:table-cell>
            </table:table-row>
            <table:table-row>
              <table:table-cell office:value-type="string">
                <text:p>30</text:p>
              </table:table-cell>
              <table:table-cell office:value-type="float" office:value="30">
                <text:p>30</text:p>
              </table:table-cell>
              <table:table-cell office:value-type="float" office:value="17120.2138863603">
                <text:p>17120.2138863603</text:p>
              </table:table-cell>
              <table:table-cell office:value-type="float" office:value="18449.0434852158">
                <text:p>18449.0434852158</text:p>
              </table:table-cell>
            </table:table-row>
            <table:table-row>
              <table:table-cell office:value-type="string">
                <text:p>31</text:p>
              </table:table-cell>
              <table:table-cell office:value-type="float" office:value="31">
                <text:p>31</text:p>
              </table:table-cell>
              <table:table-cell office:value-type="float" office:value="17052.461955028">
                <text:p>17052.461955028</text:p>
              </table:table-cell>
              <table:table-cell office:value-type="float" office:value="18484.2051538161">
                <text:p>18484.2051538161</text:p>
              </table:table-cell>
            </table:table-row>
            <table:table-row>
              <table:table-cell office:value-type="string">
                <text:p>32</text:p>
              </table:table-cell>
              <table:table-cell office:value-type="float" office:value="32">
                <text:p>32</text:p>
              </table:table-cell>
              <table:table-cell office:value-type="float" office:value="16972.5437597621">
                <text:p>16972.5437597621</text:p>
              </table:table-cell>
              <table:table-cell office:value-type="float" office:value="18381.1544604267">
                <text:p>18381.1544604267</text:p>
              </table:table-cell>
            </table:table-row>
            <table:table-row>
              <table:table-cell office:value-type="string">
                <text:p>33</text:p>
              </table:table-cell>
              <table:table-cell office:value-type="float" office:value="33">
                <text:p>33</text:p>
              </table:table-cell>
              <table:table-cell office:value-type="float" office:value="16700.2911749873">
                <text:p>16700.2911749873</text:p>
              </table:table-cell>
              <table:table-cell office:value-type="float" office:value="18309.4308875448">
                <text:p>18309.4308875448</text:p>
              </table:table-cell>
            </table:table-row>
            <table:table-row>
              <table:table-cell office:value-type="string">
                <text:p>34</text:p>
              </table:table-cell>
              <table:table-cell office:value-type="float" office:value="34">
                <text:p>34</text:p>
              </table:table-cell>
              <table:table-cell office:value-type="float" office:value="16308.6770226145">
                <text:p>16308.6770226145</text:p>
              </table:table-cell>
              <table:table-cell office:value-type="float" office:value="18264.4921463361">
                <text:p>18264.4921463361</text:p>
              </table:table-cell>
            </table:table-row>
            <table:table-row>
              <table:table-cell office:value-type="string">
                <text:p>35</text:p>
              </table:table-cell>
              <table:table-cell office:value-type="float" office:value="35">
                <text:p>35</text:p>
              </table:table-cell>
              <table:table-cell office:value-type="float" office:value="16119.9546533854">
                <text:p>16119.9546533854</text:p>
              </table:table-cell>
              <table:table-cell office:value-type="float" office:value="17938.8203731408">
                <text:p>17938.8203731408</text:p>
              </table:table-cell>
            </table:table-row>
            <table:table-row>
              <table:table-cell office:value-type="string">
                <text:p>36</text:p>
              </table:table-cell>
              <table:table-cell office:value-type="float" office:value="36">
                <text:p>36</text:p>
              </table:table-cell>
              <table:table-cell office:value-type="float" office:value="16051.5862330006">
                <text:p>16051.5862330006</text:p>
              </table:table-cell>
              <table:table-cell office:value-type="float" office:value="17629.3682089161">
                <text:p>17629.3682089161</text:p>
              </table:table-cell>
            </table:table-row>
            <table:table-row>
              <table:table-cell office:value-type="string">
                <text:p>37</text:p>
              </table:table-cell>
              <table:table-cell office:value-type="float" office:value="37">
                <text:p>37</text:p>
              </table:table-cell>
              <table:table-cell office:value-type="float" office:value="15941.8996822157">
                <text:p>15941.8996822157</text:p>
              </table:table-cell>
              <table:table-cell office:value-type="float" office:value="17240.8677187459">
                <text:p>17240.8677187459</text:p>
              </table:table-cell>
            </table:table-row>
            <table:table-row>
              <table:table-cell office:value-type="string">
                <text:p>38</text:p>
              </table:table-cell>
              <table:table-cell office:value-type="float" office:value="38">
                <text:p>38</text:p>
              </table:table-cell>
              <table:table-cell office:value-type="float" office:value="15791.5053608718">
                <text:p>15791.5053608718</text:p>
              </table:table-cell>
              <table:table-cell office:value-type="float" office:value="17037.8833681641">
                <text:p>17037.8833681641</text:p>
              </table:table-cell>
            </table:table-row>
            <table:table-row>
              <table:table-cell office:value-type="string">
                <text:p>39</text:p>
              </table:table-cell>
              <table:table-cell office:value-type="float" office:value="39">
                <text:p>39</text:p>
              </table:table-cell>
              <table:table-cell office:value-type="float" office:value="15703.5853980834">
                <text:p>15703.5853980834</text:p>
              </table:table-cell>
              <table:table-cell office:value-type="float" office:value="16963.3318380013">
                <text:p>16963.3318380013</text:p>
              </table:table-cell>
            </table:table-row>
            <table:table-row>
              <table:table-cell office:value-type="string">
                <text:p>40</text:p>
              </table:table-cell>
              <table:table-cell office:value-type="float" office:value="40">
                <text:p>40</text:p>
              </table:table-cell>
              <table:table-cell office:value-type="float" office:value="15669.4161026669">
                <text:p>15669.4161026669</text:p>
              </table:table-cell>
              <table:table-cell office:value-type="float" office:value="16815.6724389942">
                <text:p>16815.6724389942</text:p>
              </table:table-cell>
            </table:table-row>
            <table:table-row>
              <table:table-cell office:value-type="string">
                <text:p>41</text:p>
              </table:table-cell>
              <table:table-cell office:value-type="float" office:value="41">
                <text:p>41</text:p>
              </table:table-cell>
              <table:table-cell office:value-type="float" office:value="15628.3904188575">
                <text:p>15628.3904188575</text:p>
              </table:table-cell>
              <table:table-cell office:value-type="float" office:value="16618.0743169876">
                <text:p>16618.0743169876</text:p>
              </table:table-cell>
            </table:table-row>
            <table:table-row>
              <table:table-cell office:value-type="string">
                <text:p>42</text:p>
              </table:table-cell>
              <table:table-cell office:value-type="float" office:value="42">
                <text:p>42</text:p>
              </table:table-cell>
              <table:table-cell office:value-type="float" office:value="15342.9806169642">
                <text:p>15342.9806169642</text:p>
              </table:table-cell>
              <table:table-cell office:value-type="float" office:value="16271.9213723158">
                <text:p>16271.9213723158</text:p>
              </table:table-cell>
            </table:table-row>
            <table:table-row>
              <table:table-cell office:value-type="string">
                <text:p>43</text:p>
              </table:table-cell>
              <table:table-cell office:value-type="float" office:value="43">
                <text:p>43</text:p>
              </table:table-cell>
              <table:table-cell office:value-type="float" office:value="15342.9806169642">
                <text:p>15342.9806169642</text:p>
              </table:table-cell>
              <table:table-cell office:value-type="float" office:value="16403.195467577">
                <text:p>16403.195467577</text:p>
              </table:table-cell>
            </table:table-row>
            <table:table-row>
              <table:table-cell office:value-type="string">
                <text:p>44</text:p>
              </table:table-cell>
              <table:table-cell office:value-type="float" office:value="44">
                <text:p>44</text:p>
              </table:table-cell>
              <table:table-cell office:value-type="float" office:value="15276.7307501551">
                <text:p>15276.7307501551</text:p>
              </table:table-cell>
              <table:table-cell office:value-type="float" office:value="16066.3531235875">
                <text:p>16066.3531235875</text:p>
              </table:table-cell>
            </table:table-row>
            <table:table-row>
              <table:table-cell office:value-type="string">
                <text:p>45</text:p>
              </table:table-cell>
              <table:table-cell office:value-type="float" office:value="45">
                <text:p>45</text:p>
              </table:table-cell>
              <table:table-cell office:value-type="float" office:value="15204.3078070051">
                <text:p>15204.3078070051</text:p>
              </table:table-cell>
              <table:table-cell office:value-type="float" office:value="16134.9916861832">
                <text:p>16134.9916861832</text:p>
              </table:table-cell>
            </table:table-row>
            <table:table-row>
              <table:table-cell office:value-type="string">
                <text:p>46</text:p>
              </table:table-cell>
              <table:table-cell office:value-type="float" office:value="46">
                <text:p>46</text:p>
              </table:table-cell>
              <table:table-cell office:value-type="float" office:value="15181.8639726845">
                <text:p>15181.8639726845</text:p>
              </table:table-cell>
              <table:table-cell office:value-type="float" office:value="16005.8412159333">
                <text:p>16005.8412159333</text:p>
              </table:table-cell>
            </table:table-row>
            <table:table-row>
              <table:table-cell office:value-type="string">
                <text:p>47</text:p>
              </table:table-cell>
              <table:table-cell office:value-type="float" office:value="47">
                <text:p>47</text:p>
              </table:table-cell>
              <table:table-cell office:value-type="float" office:value="15092.6088588015">
                <text:p>15092.6088588015</text:p>
              </table:table-cell>
              <table:table-cell office:value-type="float" office:value="15791.7430576508">
                <text:p>15791.7430576508</text:p>
              </table:table-cell>
            </table:table-row>
            <table:table-row>
              <table:table-cell office:value-type="string">
                <text:p>48</text:p>
              </table:table-cell>
              <table:table-cell office:value-type="float" office:value="48">
                <text:p>48</text:p>
              </table:table-cell>
              <table:table-cell office:value-type="float" office:value="14952.5290277158">
                <text:p>14952.5290277158</text:p>
              </table:table-cell>
              <table:table-cell office:value-type="float" office:value="15704.2691634001">
                <text:p>15704.2691634001</text:p>
              </table:table-cell>
            </table:table-row>
            <table:table-row>
              <table:table-cell office:value-type="string">
                <text:p>49</text:p>
              </table:table-cell>
              <table:table-cell office:value-type="float" office:value="49">
                <text:p>49</text:p>
              </table:table-cell>
              <table:table-cell office:value-type="float" office:value="14912.4087461559">
                <text:p>14912.4087461559</text:p>
              </table:table-cell>
              <table:table-cell office:value-type="float" office:value="15703.6623223346">
                <text:p>15703.6623223346</text:p>
              </table:table-cell>
            </table:table-row>
            <table:table-row>
              <table:table-cell office:value-type="string">
                <text:p>50</text:p>
              </table:table-cell>
              <table:table-cell office:value-type="float" office:value="50">
                <text:p>50</text:p>
              </table:table-cell>
              <table:table-cell office:value-type="float" office:value="14570.9732912955">
                <text:p>14570.9732912955</text:p>
              </table:table-cell>
              <table:table-cell office:value-type="float" office:value="15599.4196083392">
                <text:p>15599.4196083392</text:p>
              </table:table-cell>
            </table:table-row>
            <table:table-row>
              <table:table-cell office:value-type="string">
                <text:p>51</text:p>
              </table:table-cell>
              <table:table-cell office:value-type="float" office:value="51">
                <text:p>51</text:p>
              </table:table-cell>
              <table:table-cell office:value-type="float" office:value="14554.3681330487">
                <text:p>14554.3681330487</text:p>
              </table:table-cell>
              <table:table-cell office:value-type="float" office:value="15324.3456807579">
                <text:p>15324.3456807579</text:p>
              </table:table-cell>
            </table:table-row>
            <table:table-row>
              <table:table-cell office:value-type="string">
                <text:p>52</text:p>
              </table:table-cell>
              <table:table-cell office:value-type="float" office:value="52">
                <text:p>52</text:p>
              </table:table-cell>
              <table:table-cell office:value-type="float" office:value="14542.5355054451">
                <text:p>14542.5355054451</text:p>
              </table:table-cell>
              <table:table-cell office:value-type="float" office:value="15276.7156439957">
                <text:p>15276.7156439957</text:p>
              </table:table-cell>
            </table:table-row>
            <table:table-row>
              <table:table-cell office:value-type="string">
                <text:p>53</text:p>
              </table:table-cell>
              <table:table-cell office:value-type="float" office:value="53">
                <text:p>53</text:p>
              </table:table-cell>
              <table:table-cell office:value-type="float" office:value="14441.3186484786">
                <text:p>14441.3186484786</text:p>
              </table:table-cell>
              <table:table-cell office:value-type="float" office:value="15173.5932772432">
                <text:p>15173.5932772432</text:p>
              </table:table-cell>
            </table:table-row>
            <table:table-row>
              <table:table-cell office:value-type="string">
                <text:p>54</text:p>
              </table:table-cell>
              <table:table-cell office:value-type="float" office:value="54">
                <text:p>54</text:p>
              </table:table-cell>
              <table:table-cell office:value-type="float" office:value="14409.9522228454">
                <text:p>14409.9522228454</text:p>
              </table:table-cell>
              <table:table-cell office:value-type="float" office:value="15216.6242669196">
                <text:p>15216.6242669196</text:p>
              </table:table-cell>
            </table:table-row>
            <table:table-row>
              <table:table-cell office:value-type="string">
                <text:p>55</text:p>
              </table:table-cell>
              <table:table-cell office:value-type="float" office:value="55">
                <text:p>55</text:p>
              </table:table-cell>
              <table:table-cell office:value-type="float" office:value="14324.7683146239">
                <text:p>14324.7683146239</text:p>
              </table:table-cell>
              <table:table-cell office:value-type="float" office:value="15033.5752684581">
                <text:p>15033.5752684581</text:p>
              </table:table-cell>
            </table:table-row>
            <table:table-row>
              <table:table-cell office:value-type="string">
                <text:p>56</text:p>
              </table:table-cell>
              <table:table-cell office:value-type="float" office:value="56">
                <text:p>56</text:p>
              </table:table-cell>
              <table:table-cell office:value-type="float" office:value="14324.7683146239">
                <text:p>14324.7683146239</text:p>
              </table:table-cell>
              <table:table-cell office:value-type="float" office:value="14868.4649880059">
                <text:p>14868.4649880059</text:p>
              </table:table-cell>
            </table:table-row>
            <table:table-row>
              <table:table-cell office:value-type="string">
                <text:p>57</text:p>
              </table:table-cell>
              <table:table-cell office:value-type="float" office:value="57">
                <text:p>57</text:p>
              </table:table-cell>
              <table:table-cell office:value-type="float" office:value="14185.7637360194">
                <text:p>14185.7637360194</text:p>
              </table:table-cell>
              <table:table-cell office:value-type="float" office:value="14883.3309729798">
                <text:p>14883.3309729798</text:p>
              </table:table-cell>
            </table:table-row>
            <table:table-row>
              <table:table-cell office:value-type="string">
                <text:p>58</text:p>
              </table:table-cell>
              <table:table-cell office:value-type="float" office:value="58">
                <text:p>58</text:p>
              </table:table-cell>
              <table:table-cell office:value-type="float" office:value="14185.7637360194">
                <text:p>14185.7637360194</text:p>
              </table:table-cell>
              <table:table-cell office:value-type="float" office:value="14683.6674164017">
                <text:p>14683.6674164017</text:p>
              </table:table-cell>
            </table:table-row>
            <table:table-row>
              <table:table-cell office:value-type="string">
                <text:p>59</text:p>
              </table:table-cell>
              <table:table-cell office:value-type="float" office:value="59">
                <text:p>59</text:p>
              </table:table-cell>
              <table:table-cell office:value-type="float" office:value="14185.7637360194">
                <text:p>14185.7637360194</text:p>
              </table:table-cell>
              <table:table-cell office:value-type="float" office:value="14756.8302863589">
                <text:p>14756.8302863589</text:p>
              </table:table-cell>
            </table:table-row>
            <table:table-row>
              <table:table-cell office:value-type="string">
                <text:p>60</text:p>
              </table:table-cell>
              <table:table-cell office:value-type="float" office:value="60">
                <text:p>60</text:p>
              </table:table-cell>
              <table:table-cell office:value-type="float" office:value="14185.7637360194">
                <text:p>14185.7637360194</text:p>
              </table:table-cell>
              <table:table-cell office:value-type="float" office:value="14754.5615081278">
                <text:p>14754.5615081278</text:p>
              </table:table-cell>
            </table:table-row>
            <table:table-row>
              <table:table-cell office:value-type="string">
                <text:p>61</text:p>
              </table:table-cell>
              <table:table-cell office:value-type="float" office:value="61">
                <text:p>61</text:p>
              </table:table-cell>
              <table:table-cell office:value-type="float" office:value="14127.4939406308">
                <text:p>14127.4939406308</text:p>
              </table:table-cell>
              <table:table-cell office:value-type="float" office:value="14658.2383990548">
                <text:p>14658.2383990548</text:p>
              </table:table-cell>
            </table:table-row>
            <table:table-row>
              <table:table-cell office:value-type="string">
                <text:p>62</text:p>
              </table:table-cell>
              <table:table-cell office:value-type="float" office:value="62">
                <text:p>62</text:p>
              </table:table-cell>
              <table:table-cell office:value-type="float" office:value="14127.4939406308">
                <text:p>14127.4939406308</text:p>
              </table:table-cell>
              <table:table-cell office:value-type="float" office:value="14558.7705923821">
                <text:p>14558.7705923821</text:p>
              </table:table-cell>
            </table:table-row>
            <table:table-row>
              <table:table-cell office:value-type="string">
                <text:p>63</text:p>
              </table:table-cell>
              <table:table-cell office:value-type="float" office:value="63">
                <text:p>63</text:p>
              </table:table-cell>
              <table:table-cell office:value-type="float" office:value="14056.3762018781">
                <text:p>14056.3762018781</text:p>
              </table:table-cell>
              <table:table-cell office:value-type="float" office:value="14453.6622681714">
                <text:p>14453.6622681714</text:p>
              </table:table-cell>
            </table:table-row>
            <table:table-row>
              <table:table-cell office:value-type="string">
                <text:p>64</text:p>
              </table:table-cell>
              <table:table-cell office:value-type="float" office:value="64">
                <text:p>64</text:p>
              </table:table-cell>
              <table:table-cell office:value-type="float" office:value="14056.3762018781">
                <text:p>14056.3762018781</text:p>
              </table:table-cell>
              <table:table-cell office:value-type="float" office:value="14377.2261965706">
                <text:p>14377.2261965706</text:p>
              </table:table-cell>
            </table:table-row>
            <table:table-row>
              <table:table-cell office:value-type="string">
                <text:p>65</text:p>
              </table:table-cell>
              <table:table-cell office:value-type="float" office:value="65">
                <text:p>65</text:p>
              </table:table-cell>
              <table:table-cell office:value-type="float" office:value="14015.1886732559">
                <text:p>14015.1886732559</text:p>
              </table:table-cell>
              <table:table-cell office:value-type="float" office:value="14621.793618642">
                <text:p>14621.793618642</text:p>
              </table:table-cell>
            </table:table-row>
            <table:table-row>
              <table:table-cell office:value-type="string">
                <text:p>66</text:p>
              </table:table-cell>
              <table:table-cell office:value-type="float" office:value="66">
                <text:p>66</text:p>
              </table:table-cell>
              <table:table-cell office:value-type="float" office:value="14015.1886732559">
                <text:p>14015.1886732559</text:p>
              </table:table-cell>
              <table:table-cell office:value-type="float" office:value="14410.716527519">
                <text:p>14410.716527519</text:p>
              </table:table-cell>
            </table:table-row>
            <table:table-row>
              <table:table-cell office:value-type="string">
                <text:p>67</text:p>
              </table:table-cell>
              <table:table-cell office:value-type="float" office:value="67">
                <text:p>67</text:p>
              </table:table-cell>
              <table:table-cell office:value-type="float" office:value="13982.1521815557">
                <text:p>13982.1521815557</text:p>
              </table:table-cell>
              <table:table-cell office:value-type="float" office:value="14339.4725103312">
                <text:p>14339.4725103312</text:p>
              </table:table-cell>
            </table:table-row>
            <table:table-row>
              <table:table-cell office:value-type="string">
                <text:p>68</text:p>
              </table:table-cell>
              <table:table-cell office:value-type="float" office:value="68">
                <text:p>68</text:p>
              </table:table-cell>
              <table:table-cell office:value-type="float" office:value="13878.0186190167">
                <text:p>13878.0186190167</text:p>
              </table:table-cell>
              <table:table-cell office:value-type="float" office:value="14385.6289226035">
                <text:p>14385.6289226035</text:p>
              </table:table-cell>
            </table:table-row>
            <table:table-row>
              <table:table-cell office:value-type="string">
                <text:p>69</text:p>
              </table:table-cell>
              <table:table-cell office:value-type="float" office:value="69">
                <text:p>69</text:p>
              </table:table-cell>
              <table:table-cell office:value-type="float" office:value="13878.0186190167">
                <text:p>13878.0186190167</text:p>
              </table:table-cell>
              <table:table-cell office:value-type="float" office:value="14389.922846591">
                <text:p>14389.922846591</text:p>
              </table:table-cell>
            </table:table-row>
            <table:table-row>
              <table:table-cell office:value-type="string">
                <text:p>70</text:p>
              </table:table-cell>
              <table:table-cell office:value-type="float" office:value="70">
                <text:p>70</text:p>
              </table:table-cell>
              <table:table-cell office:value-type="float" office:value="13856.4825020719">
                <text:p>13856.4825020719</text:p>
              </table:table-cell>
              <table:table-cell office:value-type="float" office:value="14287.6179400425">
                <text:p>14287.6179400425</text:p>
              </table:table-cell>
            </table:table-row>
            <table:table-row>
              <table:table-cell office:value-type="string">
                <text:p>71</text:p>
              </table:table-cell>
              <table:table-cell office:value-type="float" office:value="71">
                <text:p>71</text:p>
              </table:table-cell>
              <table:table-cell office:value-type="float" office:value="13856.4825020719">
                <text:p>13856.4825020719</text:p>
              </table:table-cell>
              <table:table-cell office:value-type="float" office:value="14282.9241895835">
                <text:p>14282.9241895835</text:p>
              </table:table-cell>
            </table:table-row>
            <table:table-row>
              <table:table-cell office:value-type="string">
                <text:p>72</text:p>
              </table:table-cell>
              <table:table-cell office:value-type="float" office:value="72">
                <text:p>72</text:p>
              </table:table-cell>
              <table:table-cell office:value-type="float" office:value="13856.4825020719">
                <text:p>13856.4825020719</text:p>
              </table:table-cell>
              <table:table-cell office:value-type="float" office:value="14157.7632942884">
                <text:p>14157.7632942884</text:p>
              </table:table-cell>
            </table:table-row>
            <table:table-row>
              <table:table-cell office:value-type="string">
                <text:p>73</text:p>
              </table:table-cell>
              <table:table-cell office:value-type="float" office:value="73">
                <text:p>73</text:p>
              </table:table-cell>
              <table:table-cell office:value-type="float" office:value="13856.4467330198">
                <text:p>13856.4467330198</text:p>
              </table:table-cell>
              <table:table-cell office:value-type="float" office:value="14093.8969067956">
                <text:p>14093.8969067956</text:p>
              </table:table-cell>
            </table:table-row>
            <table:table-row>
              <table:table-cell office:value-type="string">
                <text:p>74</text:p>
              </table:table-cell>
              <table:table-cell office:value-type="float" office:value="74">
                <text:p>74</text:p>
              </table:table-cell>
              <table:table-cell office:value-type="float" office:value="13841.0971534271">
                <text:p>13841.0971534271</text:p>
              </table:table-cell>
              <table:table-cell office:value-type="float" office:value="14043.6737925467">
                <text:p>14043.6737925467</text:p>
              </table:table-cell>
            </table:table-row>
            <table:table-row>
              <table:table-cell office:value-type="string">
                <text:p>75</text:p>
              </table:table-cell>
              <table:table-cell office:value-type="float" office:value="75">
                <text:p>75</text:p>
              </table:table-cell>
              <table:table-cell office:value-type="float" office:value="13834.8957337576">
                <text:p>13834.8957337576</text:p>
              </table:table-cell>
              <table:table-cell office:value-type="float" office:value="14080.2901943111">
                <text:p>14080.2901943111</text:p>
              </table:table-cell>
            </table:table-row>
            <table:table-row>
              <table:table-cell office:value-type="string">
                <text:p>76</text:p>
              </table:table-cell>
              <table:table-cell office:value-type="float" office:value="76">
                <text:p>76</text:p>
              </table:table-cell>
              <table:table-cell office:value-type="float" office:value="13832.39781614">
                <text:p>13832.39781614</text:p>
              </table:table-cell>
              <table:table-cell office:value-type="float" office:value="14110.2476528499">
                <text:p>14110.2476528499</text:p>
              </table:table-cell>
            </table:table-row>
            <table:table-row>
              <table:table-cell office:value-type="string">
                <text:p>77</text:p>
              </table:table-cell>
              <table:table-cell office:value-type="float" office:value="77">
                <text:p>77</text:p>
              </table:table-cell>
              <table:table-cell office:value-type="float" office:value="13828.6996259914">
                <text:p>13828.6996259914</text:p>
              </table:table-cell>
              <table:table-cell office:value-type="float" office:value="14048.4391590003">
                <text:p>14048.4391590003</text:p>
              </table:table-cell>
            </table:table-row>
            <table:table-row>
              <table:table-cell office:value-type="string">
                <text:p>78</text:p>
              </table:table-cell>
              <table:table-cell office:value-type="float" office:value="78">
                <text:p>78</text:p>
              </table:table-cell>
              <table:table-cell office:value-type="float" office:value="13828.0424119542">
                <text:p>13828.0424119542</text:p>
              </table:table-cell>
              <table:table-cell office:value-type="float" office:value="14029.8507073518">
                <text:p>14029.8507073518</text:p>
              </table:table-cell>
            </table:table-row>
            <table:table-row>
              <table:table-cell office:value-type="string">
                <text:p>79</text:p>
              </table:table-cell>
              <table:table-cell office:value-type="float" office:value="79">
                <text:p>79</text:p>
              </table:table-cell>
              <table:table-cell office:value-type="float" office:value="13828.0424119542">
                <text:p>13828.0424119542</text:p>
              </table:table-cell>
              <table:table-cell office:value-type="float" office:value="13999.710471267">
                <text:p>13999.710471267</text:p>
              </table:table-cell>
            </table:table-row>
            <table:table-row>
              <table:table-cell office:value-type="string">
                <text:p>80</text:p>
              </table:table-cell>
              <table:table-cell office:value-type="float" office:value="80">
                <text:p>80</text:p>
              </table:table-cell>
              <table:table-cell office:value-type="float" office:value="13805.852672954">
                <text:p>13805.852672954</text:p>
              </table:table-cell>
              <table:table-cell office:value-type="float" office:value="13882.6365877964">
                <text:p>13882.6365877964</text:p>
              </table:table-cell>
            </table:table-row>
            <table:table-row>
              <table:table-cell office:value-type="string">
                <text:p>81</text:p>
              </table:table-cell>
              <table:table-cell office:value-type="float" office:value="81">
                <text:p>81</text:p>
              </table:table-cell>
              <table:table-cell office:value-type="float" office:value="13804.9334949961">
                <text:p>13804.9334949961</text:p>
              </table:table-cell>
              <table:table-cell office:value-type="float" office:value="13910.8214138639">
                <text:p>13910.8214138639</text:p>
              </table:table-cell>
            </table:table-row>
            <table:table-row>
              <table:table-cell office:value-type="string">
                <text:p>82</text:p>
              </table:table-cell>
              <table:table-cell office:value-type="float" office:value="82">
                <text:p>82</text:p>
              </table:table-cell>
              <table:table-cell office:value-type="float" office:value="13804.4332671228">
                <text:p>13804.4332671228</text:p>
              </table:table-cell>
              <table:table-cell office:value-type="float" office:value="13893.8179196186">
                <text:p>13893.8179196186</text:p>
              </table:table-cell>
            </table:table-row>
            <table:table-row>
              <table:table-cell office:value-type="string">
                <text:p>83</text:p>
              </table:table-cell>
              <table:table-cell office:value-type="float" office:value="83">
                <text:p>83</text:p>
              </table:table-cell>
              <table:table-cell office:value-type="float" office:value="13804.4332671228">
                <text:p>13804.4332671228</text:p>
              </table:table-cell>
              <table:table-cell office:value-type="float" office:value="13986.2698714377">
                <text:p>13986.2698714377</text:p>
              </table:table-cell>
            </table:table-row>
            <table:table-row>
              <table:table-cell office:value-type="string">
                <text:p>84</text:p>
              </table:table-cell>
              <table:table-cell office:value-type="float" office:value="84">
                <text:p>84</text:p>
              </table:table-cell>
              <table:table-cell office:value-type="float" office:value="13764.8335091245">
                <text:p>13764.8335091245</text:p>
              </table:table-cell>
              <table:table-cell office:value-type="float" office:value="13901.5145821418">
                <text:p>13901.5145821418</text:p>
              </table:table-cell>
            </table:table-row>
            <table:table-row>
              <table:table-cell office:value-type="string">
                <text:p>85</text:p>
              </table:table-cell>
              <table:table-cell office:value-type="float" office:value="85">
                <text:p>85</text:p>
              </table:table-cell>
              <table:table-cell office:value-type="float" office:value="13764.8335091245">
                <text:p>13764.8335091245</text:p>
              </table:table-cell>
              <table:table-cell office:value-type="float" office:value="13858.0230809125">
                <text:p>13858.0230809125</text:p>
              </table:table-cell>
            </table:table-row>
            <table:table-row>
              <table:table-cell office:value-type="string">
                <text:p>86</text:p>
              </table:table-cell>
              <table:table-cell office:value-type="float" office:value="86">
                <text:p>86</text:p>
              </table:table-cell>
              <table:table-cell office:value-type="float" office:value="13764.8335091245">
                <text:p>13764.8335091245</text:p>
              </table:table-cell>
              <table:table-cell office:value-type="float" office:value="13869.0153000544">
                <text:p>13869.0153000544</text:p>
              </table:table-cell>
            </table:table-row>
            <table:table-row>
              <table:table-cell office:value-type="string">
                <text:p>87</text:p>
              </table:table-cell>
              <table:table-cell office:value-type="float" office:value="87">
                <text:p>87</text:p>
              </table:table-cell>
              <table:table-cell office:value-type="float" office:value="13764.8335091245">
                <text:p>13764.8335091245</text:p>
              </table:table-cell>
              <table:table-cell office:value-type="float" office:value="13853.3156485355">
                <text:p>13853.3156485355</text:p>
              </table:table-cell>
            </table:table-row>
            <table:table-row>
              <table:table-cell office:value-type="string">
                <text:p>88</text:p>
              </table:table-cell>
              <table:table-cell office:value-type="float" office:value="88">
                <text:p>88</text:p>
              </table:table-cell>
              <table:table-cell office:value-type="float" office:value="13764.8335091245">
                <text:p>13764.8335091245</text:p>
              </table:table-cell>
              <table:table-cell office:value-type="float" office:value="13991.7164822918">
                <text:p>13991.7164822918</text:p>
              </table:table-cell>
            </table:table-row>
            <table:table-row>
              <table:table-cell office:value-type="string">
                <text:p>89</text:p>
              </table:table-cell>
              <table:table-cell office:value-type="float" office:value="89">
                <text:p>89</text:p>
              </table:table-cell>
              <table:table-cell office:value-type="float" office:value="13764.8335091245">
                <text:p>13764.8335091245</text:p>
              </table:table-cell>
              <table:table-cell office:value-type="float" office:value="13816.9817005051">
                <text:p>13816.9817005051</text:p>
              </table:table-cell>
            </table:table-row>
            <table:table-row>
              <table:table-cell office:value-type="string">
                <text:p>90</text:p>
              </table:table-cell>
              <table:table-cell office:value-type="float" office:value="90">
                <text:p>90</text:p>
              </table:table-cell>
              <table:table-cell office:value-type="float" office:value="13749.1187352542">
                <text:p>13749.1187352542</text:p>
              </table:table-cell>
              <table:table-cell office:value-type="float" office:value="13911.6972552718">
                <text:p>13911.6972552718</text:p>
              </table:table-cell>
            </table:table-row>
            <table:table-row>
              <table:table-cell office:value-type="string">
                <text:p>91</text:p>
              </table:table-cell>
              <table:table-cell office:value-type="float" office:value="91">
                <text:p>91</text:p>
              </table:table-cell>
              <table:table-cell office:value-type="float" office:value="13749.1187352542">
                <text:p>13749.1187352542</text:p>
              </table:table-cell>
              <table:table-cell office:value-type="float" office:value="13843.2059367896">
                <text:p>13843.2059367896</text:p>
              </table:table-cell>
            </table:table-row>
            <table:table-row>
              <table:table-cell office:value-type="string">
                <text:p>92</text:p>
              </table:table-cell>
              <table:table-cell office:value-type="float" office:value="92">
                <text:p>92</text:p>
              </table:table-cell>
              <table:table-cell office:value-type="float" office:value="13749.1187352542">
                <text:p>13749.1187352542</text:p>
              </table:table-cell>
              <table:table-cell office:value-type="float" office:value="13836.1573418007">
                <text:p>13836.1573418007</text:p>
              </table:table-cell>
            </table:table-row>
            <table:table-row>
              <table:table-cell office:value-type="string">
                <text:p>93</text:p>
              </table:table-cell>
              <table:table-cell office:value-type="float" office:value="93">
                <text:p>93</text:p>
              </table:table-cell>
              <table:table-cell office:value-type="float" office:value="13749.1187352542">
                <text:p>13749.1187352542</text:p>
              </table:table-cell>
              <table:table-cell office:value-type="float" office:value="13787.2009342801">
                <text:p>13787.2009342801</text:p>
              </table:table-cell>
            </table:table-row>
            <table:table-row>
              <table:table-cell office:value-type="string">
                <text:p>94</text:p>
              </table:table-cell>
              <table:table-cell office:value-type="float" office:value="94">
                <text:p>94</text:p>
              </table:table-cell>
              <table:table-cell office:value-type="float" office:value="13749.1187352542">
                <text:p>13749.1187352542</text:p>
              </table:table-cell>
              <table:table-cell office:value-type="float" office:value="13785.5981958428">
                <text:p>13785.5981958428</text:p>
              </table:table-cell>
            </table:table-row>
            <table:table-row>
              <table:table-cell office:value-type="string">
                <text:p>95</text:p>
              </table:table-cell>
              <table:table-cell office:value-type="float" office:value="95">
                <text:p>95</text:p>
              </table:table-cell>
              <table:table-cell office:value-type="float" office:value="13749.1187352542">
                <text:p>13749.1187352542</text:p>
              </table:table-cell>
              <table:table-cell office:value-type="float" office:value="13765.8764618503">
                <text:p>13765.8764618503</text:p>
              </table:table-cell>
            </table:table-row>
            <table:table-row>
              <table:table-cell office:value-type="string">
                <text:p>96</text:p>
              </table:table-cell>
              <table:table-cell office:value-type="float" office:value="96">
                <text:p>9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97</text:p>
              </table:table-cell>
              <table:table-cell office:value-type="float" office:value="97">
                <text:p>9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98</text:p>
              </table:table-cell>
              <table:table-cell office:value-type="float" office:value="98">
                <text:p>9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99</text:p>
              </table:table-cell>
              <table:table-cell office:value-type="float" office:value="99">
                <text:p>9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0</text:p>
              </table:table-cell>
              <table:table-cell office:value-type="float" office:value="100">
                <text:p>10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1</text:p>
              </table:table-cell>
              <table:table-cell office:value-type="float" office:value="101">
                <text:p>10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2</text:p>
              </table:table-cell>
              <table:table-cell office:value-type="float" office:value="102">
                <text:p>10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3</text:p>
              </table:table-cell>
              <table:table-cell office:value-type="float" office:value="103">
                <text:p>10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4</text:p>
              </table:table-cell>
              <table:table-cell office:value-type="float" office:value="104">
                <text:p>10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5</text:p>
              </table:table-cell>
              <table:table-cell office:value-type="float" office:value="105">
                <text:p>10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6</text:p>
              </table:table-cell>
              <table:table-cell office:value-type="float" office:value="106">
                <text:p>10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7</text:p>
              </table:table-cell>
              <table:table-cell office:value-type="float" office:value="107">
                <text:p>10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8</text:p>
              </table:table-cell>
              <table:table-cell office:value-type="float" office:value="108">
                <text:p>10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09</text:p>
              </table:table-cell>
              <table:table-cell office:value-type="float" office:value="109">
                <text:p>10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0</text:p>
              </table:table-cell>
              <table:table-cell office:value-type="float" office:value="110">
                <text:p>11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1</text:p>
              </table:table-cell>
              <table:table-cell office:value-type="float" office:value="111">
                <text:p>11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2</text:p>
              </table:table-cell>
              <table:table-cell office:value-type="float" office:value="112">
                <text:p>11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3</text:p>
              </table:table-cell>
              <table:table-cell office:value-type="float" office:value="113">
                <text:p>11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4</text:p>
              </table:table-cell>
              <table:table-cell office:value-type="float" office:value="114">
                <text:p>11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5</text:p>
              </table:table-cell>
              <table:table-cell office:value-type="float" office:value="115">
                <text:p>11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6</text:p>
              </table:table-cell>
              <table:table-cell office:value-type="float" office:value="116">
                <text:p>11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7</text:p>
              </table:table-cell>
              <table:table-cell office:value-type="float" office:value="117">
                <text:p>11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8</text:p>
              </table:table-cell>
              <table:table-cell office:value-type="float" office:value="118">
                <text:p>11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19</text:p>
              </table:table-cell>
              <table:table-cell office:value-type="float" office:value="119">
                <text:p>11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0</text:p>
              </table:table-cell>
              <table:table-cell office:value-type="float" office:value="120">
                <text:p>12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1</text:p>
              </table:table-cell>
              <table:table-cell office:value-type="float" office:value="121">
                <text:p>12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2</text:p>
              </table:table-cell>
              <table:table-cell office:value-type="float" office:value="122">
                <text:p>12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3</text:p>
              </table:table-cell>
              <table:table-cell office:value-type="float" office:value="123">
                <text:p>12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4</text:p>
              </table:table-cell>
              <table:table-cell office:value-type="float" office:value="124">
                <text:p>12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5</text:p>
              </table:table-cell>
              <table:table-cell office:value-type="float" office:value="125">
                <text:p>12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6</text:p>
              </table:table-cell>
              <table:table-cell office:value-type="float" office:value="126">
                <text:p>12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7</text:p>
              </table:table-cell>
              <table:table-cell office:value-type="float" office:value="127">
                <text:p>12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8</text:p>
              </table:table-cell>
              <table:table-cell office:value-type="float" office:value="128">
                <text:p>12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29</text:p>
              </table:table-cell>
              <table:table-cell office:value-type="float" office:value="129">
                <text:p>12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0</text:p>
              </table:table-cell>
              <table:table-cell office:value-type="float" office:value="130">
                <text:p>13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1</text:p>
              </table:table-cell>
              <table:table-cell office:value-type="float" office:value="131">
                <text:p>13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2</text:p>
              </table:table-cell>
              <table:table-cell office:value-type="float" office:value="132">
                <text:p>13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3</text:p>
              </table:table-cell>
              <table:table-cell office:value-type="float" office:value="133">
                <text:p>13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4</text:p>
              </table:table-cell>
              <table:table-cell office:value-type="float" office:value="134">
                <text:p>13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5</text:p>
              </table:table-cell>
              <table:table-cell office:value-type="float" office:value="135">
                <text:p>13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6</text:p>
              </table:table-cell>
              <table:table-cell office:value-type="float" office:value="136">
                <text:p>13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7</text:p>
              </table:table-cell>
              <table:table-cell office:value-type="float" office:value="137">
                <text:p>13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8</text:p>
              </table:table-cell>
              <table:table-cell office:value-type="float" office:value="138">
                <text:p>13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39</text:p>
              </table:table-cell>
              <table:table-cell office:value-type="float" office:value="139">
                <text:p>13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0</text:p>
              </table:table-cell>
              <table:table-cell office:value-type="float" office:value="140">
                <text:p>14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1</text:p>
              </table:table-cell>
              <table:table-cell office:value-type="float" office:value="141">
                <text:p>14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2</text:p>
              </table:table-cell>
              <table:table-cell office:value-type="float" office:value="142">
                <text:p>14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3</text:p>
              </table:table-cell>
              <table:table-cell office:value-type="float" office:value="143">
                <text:p>14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4</text:p>
              </table:table-cell>
              <table:table-cell office:value-type="float" office:value="144">
                <text:p>14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5</text:p>
              </table:table-cell>
              <table:table-cell office:value-type="float" office:value="145">
                <text:p>14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6</text:p>
              </table:table-cell>
              <table:table-cell office:value-type="float" office:value="146">
                <text:p>14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7</text:p>
              </table:table-cell>
              <table:table-cell office:value-type="float" office:value="147">
                <text:p>14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8</text:p>
              </table:table-cell>
              <table:table-cell office:value-type="float" office:value="148">
                <text:p>14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49</text:p>
              </table:table-cell>
              <table:table-cell office:value-type="float" office:value="149">
                <text:p>14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0</text:p>
              </table:table-cell>
              <table:table-cell office:value-type="float" office:value="150">
                <text:p>15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1</text:p>
              </table:table-cell>
              <table:table-cell office:value-type="float" office:value="151">
                <text:p>15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2</text:p>
              </table:table-cell>
              <table:table-cell office:value-type="float" office:value="152">
                <text:p>15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3</text:p>
              </table:table-cell>
              <table:table-cell office:value-type="float" office:value="153">
                <text:p>15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4</text:p>
              </table:table-cell>
              <table:table-cell office:value-type="float" office:value="154">
                <text:p>15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5</text:p>
              </table:table-cell>
              <table:table-cell office:value-type="float" office:value="155">
                <text:p>15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6</text:p>
              </table:table-cell>
              <table:table-cell office:value-type="float" office:value="156">
                <text:p>15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7</text:p>
              </table:table-cell>
              <table:table-cell office:value-type="float" office:value="157">
                <text:p>15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8</text:p>
              </table:table-cell>
              <table:table-cell office:value-type="float" office:value="158">
                <text:p>15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59</text:p>
              </table:table-cell>
              <table:table-cell office:value-type="float" office:value="159">
                <text:p>15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0</text:p>
              </table:table-cell>
              <table:table-cell office:value-type="float" office:value="160">
                <text:p>16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1</text:p>
              </table:table-cell>
              <table:table-cell office:value-type="float" office:value="161">
                <text:p>16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2</text:p>
              </table:table-cell>
              <table:table-cell office:value-type="float" office:value="162">
                <text:p>16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3</text:p>
              </table:table-cell>
              <table:table-cell office:value-type="float" office:value="163">
                <text:p>16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4</text:p>
              </table:table-cell>
              <table:table-cell office:value-type="float" office:value="164">
                <text:p>16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5</text:p>
              </table:table-cell>
              <table:table-cell office:value-type="float" office:value="165">
                <text:p>16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6</text:p>
              </table:table-cell>
              <table:table-cell office:value-type="float" office:value="166">
                <text:p>16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7</text:p>
              </table:table-cell>
              <table:table-cell office:value-type="float" office:value="167">
                <text:p>16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8</text:p>
              </table:table-cell>
              <table:table-cell office:value-type="float" office:value="168">
                <text:p>16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69</text:p>
              </table:table-cell>
              <table:table-cell office:value-type="float" office:value="169">
                <text:p>16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0</text:p>
              </table:table-cell>
              <table:table-cell office:value-type="float" office:value="170">
                <text:p>17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1</text:p>
              </table:table-cell>
              <table:table-cell office:value-type="float" office:value="171">
                <text:p>17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2</text:p>
              </table:table-cell>
              <table:table-cell office:value-type="float" office:value="172">
                <text:p>17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3</text:p>
              </table:table-cell>
              <table:table-cell office:value-type="float" office:value="173">
                <text:p>17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4</text:p>
              </table:table-cell>
              <table:table-cell office:value-type="float" office:value="174">
                <text:p>17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5</text:p>
              </table:table-cell>
              <table:table-cell office:value-type="float" office:value="175">
                <text:p>17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6</text:p>
              </table:table-cell>
              <table:table-cell office:value-type="float" office:value="176">
                <text:p>17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7</text:p>
              </table:table-cell>
              <table:table-cell office:value-type="float" office:value="177">
                <text:p>17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8</text:p>
              </table:table-cell>
              <table:table-cell office:value-type="float" office:value="178">
                <text:p>17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79</text:p>
              </table:table-cell>
              <table:table-cell office:value-type="float" office:value="179">
                <text:p>17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0</text:p>
              </table:table-cell>
              <table:table-cell office:value-type="float" office:value="180">
                <text:p>18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1</text:p>
              </table:table-cell>
              <table:table-cell office:value-type="float" office:value="181">
                <text:p>18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2</text:p>
              </table:table-cell>
              <table:table-cell office:value-type="float" office:value="182">
                <text:p>18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3</text:p>
              </table:table-cell>
              <table:table-cell office:value-type="float" office:value="183">
                <text:p>18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4</text:p>
              </table:table-cell>
              <table:table-cell office:value-type="float" office:value="184">
                <text:p>18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5</text:p>
              </table:table-cell>
              <table:table-cell office:value-type="float" office:value="185">
                <text:p>18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6</text:p>
              </table:table-cell>
              <table:table-cell office:value-type="float" office:value="186">
                <text:p>18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7</text:p>
              </table:table-cell>
              <table:table-cell office:value-type="float" office:value="187">
                <text:p>18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8</text:p>
              </table:table-cell>
              <table:table-cell office:value-type="float" office:value="188">
                <text:p>18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89</text:p>
              </table:table-cell>
              <table:table-cell office:value-type="float" office:value="189">
                <text:p>18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0</text:p>
              </table:table-cell>
              <table:table-cell office:value-type="float" office:value="190">
                <text:p>190</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1</text:p>
              </table:table-cell>
              <table:table-cell office:value-type="float" office:value="191">
                <text:p>191</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2</text:p>
              </table:table-cell>
              <table:table-cell office:value-type="float" office:value="192">
                <text:p>192</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3</text:p>
              </table:table-cell>
              <table:table-cell office:value-type="float" office:value="193">
                <text:p>193</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4</text:p>
              </table:table-cell>
              <table:table-cell office:value-type="float" office:value="194">
                <text:p>194</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5</text:p>
              </table:table-cell>
              <table:table-cell office:value-type="float" office:value="195">
                <text:p>195</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6</text:p>
              </table:table-cell>
              <table:table-cell office:value-type="float" office:value="196">
                <text:p>196</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7</text:p>
              </table:table-cell>
              <table:table-cell office:value-type="float" office:value="197">
                <text:p>197</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8</text:p>
              </table:table-cell>
              <table:table-cell office:value-type="float" office:value="198">
                <text:p>198</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199</text:p>
              </table:table-cell>
              <table:table-cell office:value-type="float" office:value="199">
                <text:p>199</text:p>
              </table:table-cell>
              <table:table-cell office:value-type="float" office:value="13749.1187352542">
                <text:p>13749.1187352542</text:p>
              </table:table-cell>
              <table:table-cell office:value-type="float" office:value="13765.5508372032">
                <text:p>13765.5508372032</text:p>
              </table:table-cell>
            </table:table-row>
            <table:table-row>
              <table:table-cell office:value-type="string">
                <text:p>200</text:p>
              </table:table-cell>
              <table:table-cell office:value-type="float" office:value="200">
                <text:p>200</text:p>
              </table:table-cell>
              <table:table-cell office:value-type="float" office:value="13749.1187352542">
                <text:p>13749.1187352542</text:p>
              </table:table-cell>
              <table:table-cell office:value-type="float" office:value="13765.5508372032">
                <text:p>13765.55083720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032cm" svg:y="0.315cm" chart:style-name="ch2">
          <text:p>Path Length Over Generation</text:p>
        </chart:title>
        <chart:subtitle svg:x="1.526cm" svg:y="1.299cm" chart:style-name="ch3">
          <text:p>Population Size = 200, Number of Generations = 200, Mutation Rate = 0.1,
Crossover Rate = 0.8, Crossover Type: OX, k-Value = 3</text:p>
        </chart:subtitle>
        <chart:legend chart:legend-position="end" svg:x="11.454cm" svg:y="3.951cm" style:legend-expansion="high" chart:style-name="ch4"/>
        <chart:plot-area chart:style-name="ch5" chart:data-source-has-labels="both" svg:x="1.33cm" svg:y="2.663cm" svg:width="9.805cm" svg:height="5.176cm">
          <chartooo:coordinate-region svg:x="2.507cm" svg:y="2.862cm" svg:width="8.348cm" svg:height="4.33cm"/>
          <chart:axis chart:dimension="x" chart:name="primary-x" chart:style-name="ch6" chartooo:axis-type="auto">
            <chart:title svg:x="5.368cm" svg:y="8.018cm" chart:style-name="ch7">
              <text:p>Generation</text:p>
            </chart:title>
            <chart:categories table:cell-range-address="local-table.$A$2:.$A$201"/>
          </chart:axis>
          <chart:axis chart:dimension="y" chart:name="primary-y" chart:style-name="ch6">
            <chart:title svg:x="0.451cm" svg:y="6.181cm" chart:style-name="ch8">
              <text:p>Path Length</text:p>
            </chart:title>
            <chart:grid chart:style-name="ch9" chart:class="major"/>
          </chart:axis>
          <chart:series chart:style-name="ch10" chart:values-cell-range-address="local-table.$C$2:.$C$201" chart:label-cell-address="local-table.$C$1" chart:class="chart:scatter">
            <chart:domain table:cell-range-address="local-table.$B$2:.$B$201"/>
            <chart:data-point chart:repeated="200"/>
          </chart:series>
          <chart:series chart:style-name="ch11" chart:values-cell-range-address="local-table.$D$2:.$D$201" chart:label-cell-address="local-table.$D$1" chart:class="chart:scatter">
            <chart:data-point chart:repeated="2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est Path Length</text:p>
              </table:table-cell>
              <table:table-cell office:value-type="string">
                <text:p>Average Path Length</text:p>
              </table:table-cell>
            </table:table-row>
          </table:table-header-rows>
          <table:table-rows>
            <table:table-row>
              <table:table-cell office:value-type="string">
                <text:p>1</text:p>
              </table:table-cell>
              <table:table-cell office:value-type="float" office:value="1">
                <text:p>1</text:p>
              </table:table-cell>
              <table:table-cell office:value-type="float" office:value="25639.0206105275">
                <text:p>25639.0206105275</text:p>
              </table:table-cell>
              <table:table-cell office:value-type="float" office:value="28817.7189466521">
                <text:p>28817.7189466521</text:p>
              </table:table-cell>
            </table:table-row>
            <table:table-row>
              <table:table-cell office:value-type="string">
                <text:p>2</text:p>
              </table:table-cell>
              <table:table-cell office:value-type="float" office:value="2">
                <text:p>2</text:p>
              </table:table-cell>
              <table:table-cell office:value-type="float" office:value="25278.4633559973">
                <text:p>25278.4633559973</text:p>
              </table:table-cell>
              <table:table-cell office:value-type="float" office:value="28010.7743995521">
                <text:p>28010.7743995521</text:p>
              </table:table-cell>
            </table:table-row>
            <table:table-row>
              <table:table-cell office:value-type="string">
                <text:p>3</text:p>
              </table:table-cell>
              <table:table-cell office:value-type="float" office:value="3">
                <text:p>3</text:p>
              </table:table-cell>
              <table:table-cell office:value-type="float" office:value="24579.8065120437">
                <text:p>24579.8065120437</text:p>
              </table:table-cell>
              <table:table-cell office:value-type="float" office:value="27472.51906737">
                <text:p>27472.51906737</text:p>
              </table:table-cell>
            </table:table-row>
            <table:table-row>
              <table:table-cell office:value-type="string">
                <text:p>4</text:p>
              </table:table-cell>
              <table:table-cell office:value-type="float" office:value="4">
                <text:p>4</text:p>
              </table:table-cell>
              <table:table-cell office:value-type="float" office:value="24104.360515804">
                <text:p>24104.360515804</text:p>
              </table:table-cell>
              <table:table-cell office:value-type="float" office:value="26841.74058616">
                <text:p>26841.74058616</text:p>
              </table:table-cell>
            </table:table-row>
            <table:table-row>
              <table:table-cell office:value-type="string">
                <text:p>5</text:p>
              </table:table-cell>
              <table:table-cell office:value-type="float" office:value="5">
                <text:p>5</text:p>
              </table:table-cell>
              <table:table-cell office:value-type="float" office:value="23110.6145260746">
                <text:p>23110.6145260746</text:p>
              </table:table-cell>
              <table:table-cell office:value-type="float" office:value="26351.3013706219">
                <text:p>26351.3013706219</text:p>
              </table:table-cell>
            </table:table-row>
            <table:table-row>
              <table:table-cell office:value-type="string">
                <text:p>6</text:p>
              </table:table-cell>
              <table:table-cell office:value-type="float" office:value="6">
                <text:p>6</text:p>
              </table:table-cell>
              <table:table-cell office:value-type="float" office:value="22388.8236599976">
                <text:p>22388.8236599976</text:p>
              </table:table-cell>
              <table:table-cell office:value-type="float" office:value="25709.0192987863">
                <text:p>25709.0192987863</text:p>
              </table:table-cell>
            </table:table-row>
            <table:table-row>
              <table:table-cell office:value-type="string">
                <text:p>7</text:p>
              </table:table-cell>
              <table:table-cell office:value-type="float" office:value="7">
                <text:p>7</text:p>
              </table:table-cell>
              <table:table-cell office:value-type="float" office:value="21924.4703073455">
                <text:p>21924.4703073455</text:p>
              </table:table-cell>
              <table:table-cell office:value-type="float" office:value="25018.3936482073">
                <text:p>25018.3936482073</text:p>
              </table:table-cell>
            </table:table-row>
            <table:table-row>
              <table:table-cell office:value-type="string">
                <text:p>8</text:p>
              </table:table-cell>
              <table:table-cell office:value-type="float" office:value="8">
                <text:p>8</text:p>
              </table:table-cell>
              <table:table-cell office:value-type="float" office:value="21759.2374963973">
                <text:p>21759.2374963973</text:p>
              </table:table-cell>
              <table:table-cell office:value-type="float" office:value="24823.5617411088">
                <text:p>24823.5617411088</text:p>
              </table:table-cell>
            </table:table-row>
            <table:table-row>
              <table:table-cell office:value-type="string">
                <text:p>9</text:p>
              </table:table-cell>
              <table:table-cell office:value-type="float" office:value="9">
                <text:p>9</text:p>
              </table:table-cell>
              <table:table-cell office:value-type="float" office:value="21705.3916893783">
                <text:p>21705.3916893783</text:p>
              </table:table-cell>
              <table:table-cell office:value-type="float" office:value="24304.2454547955">
                <text:p>24304.2454547955</text:p>
              </table:table-cell>
            </table:table-row>
            <table:table-row>
              <table:table-cell office:value-type="string">
                <text:p>10</text:p>
              </table:table-cell>
              <table:table-cell office:value-type="float" office:value="10">
                <text:p>10</text:p>
              </table:table-cell>
              <table:table-cell office:value-type="float" office:value="21376.1746213907">
                <text:p>21376.1746213907</text:p>
              </table:table-cell>
              <table:table-cell office:value-type="float" office:value="24116.7735215207">
                <text:p>24116.7735215207</text:p>
              </table:table-cell>
            </table:table-row>
            <table:table-row>
              <table:table-cell office:value-type="string">
                <text:p>11</text:p>
              </table:table-cell>
              <table:table-cell office:value-type="float" office:value="11">
                <text:p>11</text:p>
              </table:table-cell>
              <table:table-cell office:value-type="float" office:value="21145.2978579208">
                <text:p>21145.2978579208</text:p>
              </table:table-cell>
              <table:table-cell office:value-type="float" office:value="23562.7640801498">
                <text:p>23562.7640801498</text:p>
              </table:table-cell>
            </table:table-row>
            <table:table-row>
              <table:table-cell office:value-type="string">
                <text:p>12</text:p>
              </table:table-cell>
              <table:table-cell office:value-type="float" office:value="12">
                <text:p>12</text:p>
              </table:table-cell>
              <table:table-cell office:value-type="float" office:value="20880.3409310645">
                <text:p>20880.3409310645</text:p>
              </table:table-cell>
              <table:table-cell office:value-type="float" office:value="23151.4795515442">
                <text:p>23151.4795515442</text:p>
              </table:table-cell>
            </table:table-row>
            <table:table-row>
              <table:table-cell office:value-type="string">
                <text:p>13</text:p>
              </table:table-cell>
              <table:table-cell office:value-type="float" office:value="13">
                <text:p>13</text:p>
              </table:table-cell>
              <table:table-cell office:value-type="float" office:value="20855.6276092217">
                <text:p>20855.6276092217</text:p>
              </table:table-cell>
              <table:table-cell office:value-type="float" office:value="23073.5205145079">
                <text:p>23073.5205145079</text:p>
              </table:table-cell>
            </table:table-row>
            <table:table-row>
              <table:table-cell office:value-type="string">
                <text:p>14</text:p>
              </table:table-cell>
              <table:table-cell office:value-type="float" office:value="14">
                <text:p>14</text:p>
              </table:table-cell>
              <table:table-cell office:value-type="float" office:value="20165.365390993">
                <text:p>20165.365390993</text:p>
              </table:table-cell>
              <table:table-cell office:value-type="float" office:value="22652.866996944">
                <text:p>22652.866996944</text:p>
              </table:table-cell>
            </table:table-row>
            <table:table-row>
              <table:table-cell office:value-type="string">
                <text:p>15</text:p>
              </table:table-cell>
              <table:table-cell office:value-type="float" office:value="15">
                <text:p>15</text:p>
              </table:table-cell>
              <table:table-cell office:value-type="float" office:value="19733.8719282097">
                <text:p>19733.8719282097</text:p>
              </table:table-cell>
              <table:table-cell office:value-type="float" office:value="22441.1103976857">
                <text:p>22441.1103976857</text:p>
              </table:table-cell>
            </table:table-row>
            <table:table-row>
              <table:table-cell office:value-type="string">
                <text:p>16</text:p>
              </table:table-cell>
              <table:table-cell office:value-type="float" office:value="16">
                <text:p>16</text:p>
              </table:table-cell>
              <table:table-cell office:value-type="float" office:value="19426.1832110026">
                <text:p>19426.1832110026</text:p>
              </table:table-cell>
              <table:table-cell office:value-type="float" office:value="22022.8580059523">
                <text:p>22022.8580059523</text:p>
              </table:table-cell>
            </table:table-row>
            <table:table-row>
              <table:table-cell office:value-type="string">
                <text:p>17</text:p>
              </table:table-cell>
              <table:table-cell office:value-type="float" office:value="17">
                <text:p>17</text:p>
              </table:table-cell>
              <table:table-cell office:value-type="float" office:value="19311.4447967746">
                <text:p>19311.4447967746</text:p>
              </table:table-cell>
              <table:table-cell office:value-type="float" office:value="21768.2781283821">
                <text:p>21768.2781283821</text:p>
              </table:table-cell>
            </table:table-row>
            <table:table-row>
              <table:table-cell office:value-type="string">
                <text:p>18</text:p>
              </table:table-cell>
              <table:table-cell office:value-type="float" office:value="18">
                <text:p>18</text:p>
              </table:table-cell>
              <table:table-cell office:value-type="float" office:value="19047.008932408">
                <text:p>19047.008932408</text:p>
              </table:table-cell>
              <table:table-cell office:value-type="float" office:value="21336.1493850836">
                <text:p>21336.1493850836</text:p>
              </table:table-cell>
            </table:table-row>
            <table:table-row>
              <table:table-cell office:value-type="string">
                <text:p>19</text:p>
              </table:table-cell>
              <table:table-cell office:value-type="float" office:value="19">
                <text:p>19</text:p>
              </table:table-cell>
              <table:table-cell office:value-type="float" office:value="18786.9612991346">
                <text:p>18786.9612991346</text:p>
              </table:table-cell>
              <table:table-cell office:value-type="float" office:value="21169.2419515223">
                <text:p>21169.2419515223</text:p>
              </table:table-cell>
            </table:table-row>
            <table:table-row>
              <table:table-cell office:value-type="string">
                <text:p>20</text:p>
              </table:table-cell>
              <table:table-cell office:value-type="float" office:value="20">
                <text:p>20</text:p>
              </table:table-cell>
              <table:table-cell office:value-type="float" office:value="18743.3849258143">
                <text:p>18743.3849258143</text:p>
              </table:table-cell>
              <table:table-cell office:value-type="float" office:value="20865.0892220689">
                <text:p>20865.0892220689</text:p>
              </table:table-cell>
            </table:table-row>
            <table:table-row>
              <table:table-cell office:value-type="string">
                <text:p>21</text:p>
              </table:table-cell>
              <table:table-cell office:value-type="float" office:value="21">
                <text:p>21</text:p>
              </table:table-cell>
              <table:table-cell office:value-type="float" office:value="18683.6504174394">
                <text:p>18683.6504174394</text:p>
              </table:table-cell>
              <table:table-cell office:value-type="float" office:value="20706.1218396344">
                <text:p>20706.1218396344</text:p>
              </table:table-cell>
            </table:table-row>
            <table:table-row>
              <table:table-cell office:value-type="string">
                <text:p>22</text:p>
              </table:table-cell>
              <table:table-cell office:value-type="float" office:value="22">
                <text:p>22</text:p>
              </table:table-cell>
              <table:table-cell office:value-type="float" office:value="18403.7057773203">
                <text:p>18403.7057773203</text:p>
              </table:table-cell>
              <table:table-cell office:value-type="float" office:value="20591.3757277188">
                <text:p>20591.3757277188</text:p>
              </table:table-cell>
            </table:table-row>
            <table:table-row>
              <table:table-cell office:value-type="string">
                <text:p>23</text:p>
              </table:table-cell>
              <table:table-cell office:value-type="float" office:value="23">
                <text:p>23</text:p>
              </table:table-cell>
              <table:table-cell office:value-type="float" office:value="18510.813824269">
                <text:p>18510.813824269</text:p>
              </table:table-cell>
              <table:table-cell office:value-type="float" office:value="20240.6700462636">
                <text:p>20240.6700462636</text:p>
              </table:table-cell>
            </table:table-row>
            <table:table-row>
              <table:table-cell office:value-type="string">
                <text:p>24</text:p>
              </table:table-cell>
              <table:table-cell office:value-type="float" office:value="24">
                <text:p>24</text:p>
              </table:table-cell>
              <table:table-cell office:value-type="float" office:value="18212.5975532332">
                <text:p>18212.5975532332</text:p>
              </table:table-cell>
              <table:table-cell office:value-type="float" office:value="20173.7285872721">
                <text:p>20173.7285872721</text:p>
              </table:table-cell>
            </table:table-row>
            <table:table-row>
              <table:table-cell office:value-type="string">
                <text:p>25</text:p>
              </table:table-cell>
              <table:table-cell office:value-type="float" office:value="25">
                <text:p>25</text:p>
              </table:table-cell>
              <table:table-cell office:value-type="float" office:value="17969.125825782">
                <text:p>17969.125825782</text:p>
              </table:table-cell>
              <table:table-cell office:value-type="float" office:value="19807.1237613253">
                <text:p>19807.1237613253</text:p>
              </table:table-cell>
            </table:table-row>
            <table:table-row>
              <table:table-cell office:value-type="string">
                <text:p>26</text:p>
              </table:table-cell>
              <table:table-cell office:value-type="float" office:value="26">
                <text:p>26</text:p>
              </table:table-cell>
              <table:table-cell office:value-type="float" office:value="17833.8108859279">
                <text:p>17833.8108859279</text:p>
              </table:table-cell>
              <table:table-cell office:value-type="float" office:value="19701.1777901007">
                <text:p>19701.1777901007</text:p>
              </table:table-cell>
            </table:table-row>
            <table:table-row>
              <table:table-cell office:value-type="string">
                <text:p>27</text:p>
              </table:table-cell>
              <table:table-cell office:value-type="float" office:value="27">
                <text:p>27</text:p>
              </table:table-cell>
              <table:table-cell office:value-type="float" office:value="17469.549137812">
                <text:p>17469.549137812</text:p>
              </table:table-cell>
              <table:table-cell office:value-type="float" office:value="19308.019302749">
                <text:p>19308.019302749</text:p>
              </table:table-cell>
            </table:table-row>
            <table:table-row>
              <table:table-cell office:value-type="string">
                <text:p>28</text:p>
              </table:table-cell>
              <table:table-cell office:value-type="float" office:value="28">
                <text:p>28</text:p>
              </table:table-cell>
              <table:table-cell office:value-type="float" office:value="17367.3825991171">
                <text:p>17367.3825991171</text:p>
              </table:table-cell>
              <table:table-cell office:value-type="float" office:value="19284.6594784137">
                <text:p>19284.6594784137</text:p>
              </table:table-cell>
            </table:table-row>
            <table:table-row>
              <table:table-cell office:value-type="string">
                <text:p>29</text:p>
              </table:table-cell>
              <table:table-cell office:value-type="float" office:value="29">
                <text:p>29</text:p>
              </table:table-cell>
              <table:table-cell office:value-type="float" office:value="17272.3538164692">
                <text:p>17272.3538164692</text:p>
              </table:table-cell>
              <table:table-cell office:value-type="float" office:value="19350.0842699695">
                <text:p>19350.0842699695</text:p>
              </table:table-cell>
            </table:table-row>
            <table:table-row>
              <table:table-cell office:value-type="string">
                <text:p>30</text:p>
              </table:table-cell>
              <table:table-cell office:value-type="float" office:value="30">
                <text:p>30</text:p>
              </table:table-cell>
              <table:table-cell office:value-type="float" office:value="17122.9849555098">
                <text:p>17122.9849555098</text:p>
              </table:table-cell>
              <table:table-cell office:value-type="float" office:value="19162.0081435528">
                <text:p>19162.0081435528</text:p>
              </table:table-cell>
            </table:table-row>
            <table:table-row>
              <table:table-cell office:value-type="string">
                <text:p>31</text:p>
              </table:table-cell>
              <table:table-cell office:value-type="float" office:value="31">
                <text:p>31</text:p>
              </table:table-cell>
              <table:table-cell office:value-type="float" office:value="16994.6020005767">
                <text:p>16994.6020005767</text:p>
              </table:table-cell>
              <table:table-cell office:value-type="float" office:value="19022.67517677">
                <text:p>19022.67517677</text:p>
              </table:table-cell>
            </table:table-row>
            <table:table-row>
              <table:table-cell office:value-type="string">
                <text:p>32</text:p>
              </table:table-cell>
              <table:table-cell office:value-type="float" office:value="32">
                <text:p>32</text:p>
              </table:table-cell>
              <table:table-cell office:value-type="float" office:value="16974.4690580669">
                <text:p>16974.4690580669</text:p>
              </table:table-cell>
              <table:table-cell office:value-type="float" office:value="18853.3272846794">
                <text:p>18853.3272846794</text:p>
              </table:table-cell>
            </table:table-row>
            <table:table-row>
              <table:table-cell office:value-type="string">
                <text:p>33</text:p>
              </table:table-cell>
              <table:table-cell office:value-type="float" office:value="33">
                <text:p>33</text:p>
              </table:table-cell>
              <table:table-cell office:value-type="float" office:value="16813.5173743969">
                <text:p>16813.5173743969</text:p>
              </table:table-cell>
              <table:table-cell office:value-type="float" office:value="18896.1806301664">
                <text:p>18896.1806301664</text:p>
              </table:table-cell>
            </table:table-row>
            <table:table-row>
              <table:table-cell office:value-type="string">
                <text:p>34</text:p>
              </table:table-cell>
              <table:table-cell office:value-type="float" office:value="34">
                <text:p>34</text:p>
              </table:table-cell>
              <table:table-cell office:value-type="float" office:value="16565.3127755022">
                <text:p>16565.3127755022</text:p>
              </table:table-cell>
              <table:table-cell office:value-type="float" office:value="18532.1494132024">
                <text:p>18532.1494132024</text:p>
              </table:table-cell>
            </table:table-row>
            <table:table-row>
              <table:table-cell office:value-type="string">
                <text:p>35</text:p>
              </table:table-cell>
              <table:table-cell office:value-type="float" office:value="35">
                <text:p>35</text:p>
              </table:table-cell>
              <table:table-cell office:value-type="float" office:value="16361.1263321721">
                <text:p>16361.1263321721</text:p>
              </table:table-cell>
              <table:table-cell office:value-type="float" office:value="18198.6184751112">
                <text:p>18198.6184751112</text:p>
              </table:table-cell>
            </table:table-row>
            <table:table-row>
              <table:table-cell office:value-type="string">
                <text:p>36</text:p>
              </table:table-cell>
              <table:table-cell office:value-type="float" office:value="36">
                <text:p>36</text:p>
              </table:table-cell>
              <table:table-cell office:value-type="float" office:value="16315.043773738">
                <text:p>16315.043773738</text:p>
              </table:table-cell>
              <table:table-cell office:value-type="float" office:value="17954.0233310157">
                <text:p>17954.0233310157</text:p>
              </table:table-cell>
            </table:table-row>
            <table:table-row>
              <table:table-cell office:value-type="string">
                <text:p>37</text:p>
              </table:table-cell>
              <table:table-cell office:value-type="float" office:value="37">
                <text:p>37</text:p>
              </table:table-cell>
              <table:table-cell office:value-type="float" office:value="16315.043773738">
                <text:p>16315.043773738</text:p>
              </table:table-cell>
              <table:table-cell office:value-type="float" office:value="17829.1690903848">
                <text:p>17829.1690903848</text:p>
              </table:table-cell>
            </table:table-row>
            <table:table-row>
              <table:table-cell office:value-type="string">
                <text:p>38</text:p>
              </table:table-cell>
              <table:table-cell office:value-type="float" office:value="38">
                <text:p>38</text:p>
              </table:table-cell>
              <table:table-cell office:value-type="float" office:value="16230.0886035907">
                <text:p>16230.0886035907</text:p>
              </table:table-cell>
              <table:table-cell office:value-type="float" office:value="17879.4971467014">
                <text:p>17879.4971467014</text:p>
              </table:table-cell>
            </table:table-row>
            <table:table-row>
              <table:table-cell office:value-type="string">
                <text:p>39</text:p>
              </table:table-cell>
              <table:table-cell office:value-type="float" office:value="39">
                <text:p>39</text:p>
              </table:table-cell>
              <table:table-cell office:value-type="float" office:value="16195.6321219627">
                <text:p>16195.6321219627</text:p>
              </table:table-cell>
              <table:table-cell office:value-type="float" office:value="17547.5552127389">
                <text:p>17547.5552127389</text:p>
              </table:table-cell>
            </table:table-row>
            <table:table-row>
              <table:table-cell office:value-type="string">
                <text:p>40</text:p>
              </table:table-cell>
              <table:table-cell office:value-type="float" office:value="40">
                <text:p>40</text:p>
              </table:table-cell>
              <table:table-cell office:value-type="float" office:value="16164.3036650063">
                <text:p>16164.3036650063</text:p>
              </table:table-cell>
              <table:table-cell office:value-type="float" office:value="17595.1828627976">
                <text:p>17595.1828627976</text:p>
              </table:table-cell>
            </table:table-row>
            <table:table-row>
              <table:table-cell office:value-type="string">
                <text:p>41</text:p>
              </table:table-cell>
              <table:table-cell office:value-type="float" office:value="41">
                <text:p>41</text:p>
              </table:table-cell>
              <table:table-cell office:value-type="float" office:value="15841.3160876076">
                <text:p>15841.3160876076</text:p>
              </table:table-cell>
              <table:table-cell office:value-type="float" office:value="17297.8962661568">
                <text:p>17297.8962661568</text:p>
              </table:table-cell>
            </table:table-row>
            <table:table-row>
              <table:table-cell office:value-type="string">
                <text:p>42</text:p>
              </table:table-cell>
              <table:table-cell office:value-type="float" office:value="42">
                <text:p>42</text:p>
              </table:table-cell>
              <table:table-cell office:value-type="float" office:value="15830.8377414649">
                <text:p>15830.8377414649</text:p>
              </table:table-cell>
              <table:table-cell office:value-type="float" office:value="17081.6751652518">
                <text:p>17081.6751652518</text:p>
              </table:table-cell>
            </table:table-row>
            <table:table-row>
              <table:table-cell office:value-type="string">
                <text:p>43</text:p>
              </table:table-cell>
              <table:table-cell office:value-type="float" office:value="43">
                <text:p>43</text:p>
              </table:table-cell>
              <table:table-cell office:value-type="float" office:value="15612.1743308506">
                <text:p>15612.1743308506</text:p>
              </table:table-cell>
              <table:table-cell office:value-type="float" office:value="17046.8352037721">
                <text:p>17046.8352037721</text:p>
              </table:table-cell>
            </table:table-row>
            <table:table-row>
              <table:table-cell office:value-type="string">
                <text:p>44</text:p>
              </table:table-cell>
              <table:table-cell office:value-type="float" office:value="44">
                <text:p>44</text:p>
              </table:table-cell>
              <table:table-cell office:value-type="float" office:value="15514.7406555642">
                <text:p>15514.7406555642</text:p>
              </table:table-cell>
              <table:table-cell office:value-type="float" office:value="16751.9826032655">
                <text:p>16751.9826032655</text:p>
              </table:table-cell>
            </table:table-row>
            <table:table-row>
              <table:table-cell office:value-type="string">
                <text:p>45</text:p>
              </table:table-cell>
              <table:table-cell office:value-type="float" office:value="45">
                <text:p>45</text:p>
              </table:table-cell>
              <table:table-cell office:value-type="float" office:value="15484.6141990548">
                <text:p>15484.6141990548</text:p>
              </table:table-cell>
              <table:table-cell office:value-type="float" office:value="16650.4874315898">
                <text:p>16650.4874315898</text:p>
              </table:table-cell>
            </table:table-row>
            <table:table-row>
              <table:table-cell office:value-type="string">
                <text:p>46</text:p>
              </table:table-cell>
              <table:table-cell office:value-type="float" office:value="46">
                <text:p>46</text:p>
              </table:table-cell>
              <table:table-cell office:value-type="float" office:value="15349.0614128952">
                <text:p>15349.0614128952</text:p>
              </table:table-cell>
              <table:table-cell office:value-type="float" office:value="16611.7584847994">
                <text:p>16611.7584847994</text:p>
              </table:table-cell>
            </table:table-row>
            <table:table-row>
              <table:table-cell office:value-type="string">
                <text:p>47</text:p>
              </table:table-cell>
              <table:table-cell office:value-type="float" office:value="47">
                <text:p>47</text:p>
              </table:table-cell>
              <table:table-cell office:value-type="float" office:value="15659.8367646771">
                <text:p>15659.8367646771</text:p>
              </table:table-cell>
              <table:table-cell office:value-type="float" office:value="16715.0548697958">
                <text:p>16715.0548697958</text:p>
              </table:table-cell>
            </table:table-row>
            <table:table-row>
              <table:table-cell office:value-type="string">
                <text:p>48</text:p>
              </table:table-cell>
              <table:table-cell office:value-type="float" office:value="48">
                <text:p>48</text:p>
              </table:table-cell>
              <table:table-cell office:value-type="float" office:value="15154.1436560606">
                <text:p>15154.1436560606</text:p>
              </table:table-cell>
              <table:table-cell office:value-type="float" office:value="16563.3137785611">
                <text:p>16563.3137785611</text:p>
              </table:table-cell>
            </table:table-row>
            <table:table-row>
              <table:table-cell office:value-type="string">
                <text:p>49</text:p>
              </table:table-cell>
              <table:table-cell office:value-type="float" office:value="49">
                <text:p>49</text:p>
              </table:table-cell>
              <table:table-cell office:value-type="float" office:value="15067.0778694976">
                <text:p>15067.0778694976</text:p>
              </table:table-cell>
              <table:table-cell office:value-type="float" office:value="16441.4489547049">
                <text:p>16441.4489547049</text:p>
              </table:table-cell>
            </table:table-row>
            <table:table-row>
              <table:table-cell office:value-type="string">
                <text:p>50</text:p>
              </table:table-cell>
              <table:table-cell office:value-type="float" office:value="50">
                <text:p>50</text:p>
              </table:table-cell>
              <table:table-cell office:value-type="float" office:value="15017.3169680846">
                <text:p>15017.3169680846</text:p>
              </table:table-cell>
              <table:table-cell office:value-type="float" office:value="16476.037029282">
                <text:p>16476.037029282</text:p>
              </table:table-cell>
            </table:table-row>
            <table:table-row>
              <table:table-cell office:value-type="string">
                <text:p>51</text:p>
              </table:table-cell>
              <table:table-cell office:value-type="float" office:value="51">
                <text:p>51</text:p>
              </table:table-cell>
              <table:table-cell office:value-type="float" office:value="15159.4679309999">
                <text:p>15159.4679309999</text:p>
              </table:table-cell>
              <table:table-cell office:value-type="float" office:value="16574.4605213122">
                <text:p>16574.4605213122</text:p>
              </table:table-cell>
            </table:table-row>
            <table:table-row>
              <table:table-cell office:value-type="string">
                <text:p>52</text:p>
              </table:table-cell>
              <table:table-cell office:value-type="float" office:value="52">
                <text:p>52</text:p>
              </table:table-cell>
              <table:table-cell office:value-type="float" office:value="14953.7671116196">
                <text:p>14953.7671116196</text:p>
              </table:table-cell>
              <table:table-cell office:value-type="float" office:value="16540.7992553949">
                <text:p>16540.7992553949</text:p>
              </table:table-cell>
            </table:table-row>
            <table:table-row>
              <table:table-cell office:value-type="string">
                <text:p>53</text:p>
              </table:table-cell>
              <table:table-cell office:value-type="float" office:value="53">
                <text:p>53</text:p>
              </table:table-cell>
              <table:table-cell office:value-type="float" office:value="14767.7924436446">
                <text:p>14767.7924436446</text:p>
              </table:table-cell>
              <table:table-cell office:value-type="float" office:value="16388.9003309024">
                <text:p>16388.9003309024</text:p>
              </table:table-cell>
            </table:table-row>
            <table:table-row>
              <table:table-cell office:value-type="string">
                <text:p>54</text:p>
              </table:table-cell>
              <table:table-cell office:value-type="float" office:value="54">
                <text:p>54</text:p>
              </table:table-cell>
              <table:table-cell office:value-type="float" office:value="14712.791789805">
                <text:p>14712.791789805</text:p>
              </table:table-cell>
              <table:table-cell office:value-type="float" office:value="16167.6622495431">
                <text:p>16167.6622495431</text:p>
              </table:table-cell>
            </table:table-row>
            <table:table-row>
              <table:table-cell office:value-type="string">
                <text:p>55</text:p>
              </table:table-cell>
              <table:table-cell office:value-type="float" office:value="55">
                <text:p>55</text:p>
              </table:table-cell>
              <table:table-cell office:value-type="float" office:value="14575.9769258386">
                <text:p>14575.9769258386</text:p>
              </table:table-cell>
              <table:table-cell office:value-type="float" office:value="16117.6404079376">
                <text:p>16117.6404079376</text:p>
              </table:table-cell>
            </table:table-row>
            <table:table-row>
              <table:table-cell office:value-type="string">
                <text:p>56</text:p>
              </table:table-cell>
              <table:table-cell office:value-type="float" office:value="56">
                <text:p>56</text:p>
              </table:table-cell>
              <table:table-cell office:value-type="float" office:value="14483.0542307223">
                <text:p>14483.0542307223</text:p>
              </table:table-cell>
              <table:table-cell office:value-type="float" office:value="15910.5338013545">
                <text:p>15910.5338013545</text:p>
              </table:table-cell>
            </table:table-row>
            <table:table-row>
              <table:table-cell office:value-type="string">
                <text:p>57</text:p>
              </table:table-cell>
              <table:table-cell office:value-type="float" office:value="57">
                <text:p>57</text:p>
              </table:table-cell>
              <table:table-cell office:value-type="float" office:value="14422.2940259191">
                <text:p>14422.2940259191</text:p>
              </table:table-cell>
              <table:table-cell office:value-type="float" office:value="16037.5567485027">
                <text:p>16037.5567485027</text:p>
              </table:table-cell>
            </table:table-row>
            <table:table-row>
              <table:table-cell office:value-type="string">
                <text:p>58</text:p>
              </table:table-cell>
              <table:table-cell office:value-type="float" office:value="58">
                <text:p>58</text:p>
              </table:table-cell>
              <table:table-cell office:value-type="float" office:value="14394.3553152111">
                <text:p>14394.3553152111</text:p>
              </table:table-cell>
              <table:table-cell office:value-type="float" office:value="15899.8122870418">
                <text:p>15899.8122870418</text:p>
              </table:table-cell>
            </table:table-row>
            <table:table-row>
              <table:table-cell office:value-type="string">
                <text:p>59</text:p>
              </table:table-cell>
              <table:table-cell office:value-type="float" office:value="59">
                <text:p>59</text:p>
              </table:table-cell>
              <table:table-cell office:value-type="float" office:value="14233.0983354378">
                <text:p>14233.0983354378</text:p>
              </table:table-cell>
              <table:table-cell office:value-type="float" office:value="15663.2005920484">
                <text:p>15663.2005920484</text:p>
              </table:table-cell>
            </table:table-row>
            <table:table-row>
              <table:table-cell office:value-type="string">
                <text:p>60</text:p>
              </table:table-cell>
              <table:table-cell office:value-type="float" office:value="60">
                <text:p>60</text:p>
              </table:table-cell>
              <table:table-cell office:value-type="float" office:value="14161.6697043373">
                <text:p>14161.6697043373</text:p>
              </table:table-cell>
              <table:table-cell office:value-type="float" office:value="15402.6001452189">
                <text:p>15402.6001452189</text:p>
              </table:table-cell>
            </table:table-row>
            <table:table-row>
              <table:table-cell office:value-type="string">
                <text:p>61</text:p>
              </table:table-cell>
              <table:table-cell office:value-type="float" office:value="61">
                <text:p>61</text:p>
              </table:table-cell>
              <table:table-cell office:value-type="float" office:value="14161.4924514355">
                <text:p>14161.4924514355</text:p>
              </table:table-cell>
              <table:table-cell office:value-type="float" office:value="15314.7636075707">
                <text:p>15314.7636075707</text:p>
              </table:table-cell>
            </table:table-row>
            <table:table-row>
              <table:table-cell office:value-type="string">
                <text:p>62</text:p>
              </table:table-cell>
              <table:table-cell office:value-type="float" office:value="62">
                <text:p>62</text:p>
              </table:table-cell>
              <table:table-cell office:value-type="float" office:value="14050.6129717566">
                <text:p>14050.6129717566</text:p>
              </table:table-cell>
              <table:table-cell office:value-type="float" office:value="15217.7854207075">
                <text:p>15217.7854207075</text:p>
              </table:table-cell>
            </table:table-row>
            <table:table-row>
              <table:table-cell office:value-type="string">
                <text:p>63</text:p>
              </table:table-cell>
              <table:table-cell office:value-type="float" office:value="63">
                <text:p>63</text:p>
              </table:table-cell>
              <table:table-cell office:value-type="float" office:value="13884.1684066645">
                <text:p>13884.1684066645</text:p>
              </table:table-cell>
              <table:table-cell office:value-type="float" office:value="15088.4359200045">
                <text:p>15088.4359200045</text:p>
              </table:table-cell>
            </table:table-row>
            <table:table-row>
              <table:table-cell office:value-type="string">
                <text:p>64</text:p>
              </table:table-cell>
              <table:table-cell office:value-type="float" office:value="64">
                <text:p>64</text:p>
              </table:table-cell>
              <table:table-cell office:value-type="float" office:value="13842.9667765564">
                <text:p>13842.9667765564</text:p>
              </table:table-cell>
              <table:table-cell office:value-type="float" office:value="14939.6309998989">
                <text:p>14939.6309998989</text:p>
              </table:table-cell>
            </table:table-row>
            <table:table-row>
              <table:table-cell office:value-type="string">
                <text:p>65</text:p>
              </table:table-cell>
              <table:table-cell office:value-type="float" office:value="65">
                <text:p>65</text:p>
              </table:table-cell>
              <table:table-cell office:value-type="float" office:value="13890.4908644635">
                <text:p>13890.4908644635</text:p>
              </table:table-cell>
              <table:table-cell office:value-type="float" office:value="14816.2283705682">
                <text:p>14816.2283705682</text:p>
              </table:table-cell>
            </table:table-row>
            <table:table-row>
              <table:table-cell office:value-type="string">
                <text:p>66</text:p>
              </table:table-cell>
              <table:table-cell office:value-type="float" office:value="66">
                <text:p>66</text:p>
              </table:table-cell>
              <table:table-cell office:value-type="float" office:value="13566.8004757944">
                <text:p>13566.8004757944</text:p>
              </table:table-cell>
              <table:table-cell office:value-type="float" office:value="14841.7841336407">
                <text:p>14841.7841336407</text:p>
              </table:table-cell>
            </table:table-row>
            <table:table-row>
              <table:table-cell office:value-type="string">
                <text:p>67</text:p>
              </table:table-cell>
              <table:table-cell office:value-type="float" office:value="67">
                <text:p>67</text:p>
              </table:table-cell>
              <table:table-cell office:value-type="float" office:value="13476.8399908709">
                <text:p>13476.8399908709</text:p>
              </table:table-cell>
              <table:table-cell office:value-type="float" office:value="14954.1240896196">
                <text:p>14954.1240896196</text:p>
              </table:table-cell>
            </table:table-row>
            <table:table-row>
              <table:table-cell office:value-type="string">
                <text:p>68</text:p>
              </table:table-cell>
              <table:table-cell office:value-type="float" office:value="68">
                <text:p>68</text:p>
              </table:table-cell>
              <table:table-cell office:value-type="float" office:value="13525.7685666205">
                <text:p>13525.7685666205</text:p>
              </table:table-cell>
              <table:table-cell office:value-type="float" office:value="14714.7917628833">
                <text:p>14714.7917628833</text:p>
              </table:table-cell>
            </table:table-row>
            <table:table-row>
              <table:table-cell office:value-type="string">
                <text:p>69</text:p>
              </table:table-cell>
              <table:table-cell office:value-type="float" office:value="69">
                <text:p>69</text:p>
              </table:table-cell>
              <table:table-cell office:value-type="float" office:value="13433.5570139226">
                <text:p>13433.5570139226</text:p>
              </table:table-cell>
              <table:table-cell office:value-type="float" office:value="14694.9482873427">
                <text:p>14694.9482873427</text:p>
              </table:table-cell>
            </table:table-row>
            <table:table-row>
              <table:table-cell office:value-type="string">
                <text:p>70</text:p>
              </table:table-cell>
              <table:table-cell office:value-type="float" office:value="70">
                <text:p>70</text:p>
              </table:table-cell>
              <table:table-cell office:value-type="float" office:value="13358.2688304088">
                <text:p>13358.2688304088</text:p>
              </table:table-cell>
              <table:table-cell office:value-type="float" office:value="14698.5670798004">
                <text:p>14698.5670798004</text:p>
              </table:table-cell>
            </table:table-row>
            <table:table-row>
              <table:table-cell office:value-type="string">
                <text:p>71</text:p>
              </table:table-cell>
              <table:table-cell office:value-type="float" office:value="71">
                <text:p>71</text:p>
              </table:table-cell>
              <table:table-cell office:value-type="float" office:value="13240.6108553497">
                <text:p>13240.6108553497</text:p>
              </table:table-cell>
              <table:table-cell office:value-type="float" office:value="14449.8284237783">
                <text:p>14449.8284237783</text:p>
              </table:table-cell>
            </table:table-row>
            <table:table-row>
              <table:table-cell office:value-type="string">
                <text:p>72</text:p>
              </table:table-cell>
              <table:table-cell office:value-type="float" office:value="72">
                <text:p>72</text:p>
              </table:table-cell>
              <table:table-cell office:value-type="float" office:value="13260.9514035088">
                <text:p>13260.9514035088</text:p>
              </table:table-cell>
              <table:table-cell office:value-type="float" office:value="14252.8137962883">
                <text:p>14252.8137962883</text:p>
              </table:table-cell>
            </table:table-row>
            <table:table-row>
              <table:table-cell office:value-type="string">
                <text:p>73</text:p>
              </table:table-cell>
              <table:table-cell office:value-type="float" office:value="73">
                <text:p>73</text:p>
              </table:table-cell>
              <table:table-cell office:value-type="float" office:value="13060.2285095871">
                <text:p>13060.2285095871</text:p>
              </table:table-cell>
              <table:table-cell office:value-type="float" office:value="14047.0292286168">
                <text:p>14047.0292286168</text:p>
              </table:table-cell>
            </table:table-row>
            <table:table-row>
              <table:table-cell office:value-type="string">
                <text:p>74</text:p>
              </table:table-cell>
              <table:table-cell office:value-type="float" office:value="74">
                <text:p>74</text:p>
              </table:table-cell>
              <table:table-cell office:value-type="float" office:value="12956.9753130003">
                <text:p>12956.9753130003</text:p>
              </table:table-cell>
              <table:table-cell office:value-type="float" office:value="14185.4824215052">
                <text:p>14185.4824215052</text:p>
              </table:table-cell>
            </table:table-row>
            <table:table-row>
              <table:table-cell office:value-type="string">
                <text:p>75</text:p>
              </table:table-cell>
              <table:table-cell office:value-type="float" office:value="75">
                <text:p>75</text:p>
              </table:table-cell>
              <table:table-cell office:value-type="float" office:value="12956.9753130003">
                <text:p>12956.9753130003</text:p>
              </table:table-cell>
              <table:table-cell office:value-type="float" office:value="14133.056081895">
                <text:p>14133.056081895</text:p>
              </table:table-cell>
            </table:table-row>
            <table:table-row>
              <table:table-cell office:value-type="string">
                <text:p>76</text:p>
              </table:table-cell>
              <table:table-cell office:value-type="float" office:value="76">
                <text:p>76</text:p>
              </table:table-cell>
              <table:table-cell office:value-type="float" office:value="12827.4938498149">
                <text:p>12827.4938498149</text:p>
              </table:table-cell>
              <table:table-cell office:value-type="float" office:value="14287.861251763">
                <text:p>14287.861251763</text:p>
              </table:table-cell>
            </table:table-row>
            <table:table-row>
              <table:table-cell office:value-type="string">
                <text:p>77</text:p>
              </table:table-cell>
              <table:table-cell office:value-type="float" office:value="77">
                <text:p>77</text:p>
              </table:table-cell>
              <table:table-cell office:value-type="float" office:value="13401.5254901626">
                <text:p>13401.5254901626</text:p>
              </table:table-cell>
              <table:table-cell office:value-type="float" office:value="14177.1197039383">
                <text:p>14177.1197039383</text:p>
              </table:table-cell>
            </table:table-row>
            <table:table-row>
              <table:table-cell office:value-type="string">
                <text:p>78</text:p>
              </table:table-cell>
              <table:table-cell office:value-type="float" office:value="78">
                <text:p>78</text:p>
              </table:table-cell>
              <table:table-cell office:value-type="float" office:value="12842.8573613949">
                <text:p>12842.8573613949</text:p>
              </table:table-cell>
              <table:table-cell office:value-type="float" office:value="14180.3303071908">
                <text:p>14180.3303071908</text:p>
              </table:table-cell>
            </table:table-row>
            <table:table-row>
              <table:table-cell office:value-type="string">
                <text:p>79</text:p>
              </table:table-cell>
              <table:table-cell office:value-type="float" office:value="79">
                <text:p>79</text:p>
              </table:table-cell>
              <table:table-cell office:value-type="float" office:value="12822.6709672739">
                <text:p>12822.6709672739</text:p>
              </table:table-cell>
              <table:table-cell office:value-type="float" office:value="13940.3401419731">
                <text:p>13940.3401419731</text:p>
              </table:table-cell>
            </table:table-row>
            <table:table-row>
              <table:table-cell office:value-type="string">
                <text:p>80</text:p>
              </table:table-cell>
              <table:table-cell office:value-type="float" office:value="80">
                <text:p>80</text:p>
              </table:table-cell>
              <table:table-cell office:value-type="float" office:value="12790.4758066864">
                <text:p>12790.4758066864</text:p>
              </table:table-cell>
              <table:table-cell office:value-type="float" office:value="13841.952478474">
                <text:p>13841.952478474</text:p>
              </table:table-cell>
            </table:table-row>
            <table:table-row>
              <table:table-cell office:value-type="string">
                <text:p>81</text:p>
              </table:table-cell>
              <table:table-cell office:value-type="float" office:value="81">
                <text:p>81</text:p>
              </table:table-cell>
              <table:table-cell office:value-type="float" office:value="12790.4758066864">
                <text:p>12790.4758066864</text:p>
              </table:table-cell>
              <table:table-cell office:value-type="float" office:value="13836.0716000129">
                <text:p>13836.0716000129</text:p>
              </table:table-cell>
            </table:table-row>
            <table:table-row>
              <table:table-cell office:value-type="string">
                <text:p>82</text:p>
              </table:table-cell>
              <table:table-cell office:value-type="float" office:value="82">
                <text:p>82</text:p>
              </table:table-cell>
              <table:table-cell office:value-type="float" office:value="12732.8913168836">
                <text:p>12732.8913168836</text:p>
              </table:table-cell>
              <table:table-cell office:value-type="float" office:value="13824.5393564891">
                <text:p>13824.5393564891</text:p>
              </table:table-cell>
            </table:table-row>
            <table:table-row>
              <table:table-cell office:value-type="string">
                <text:p>83</text:p>
              </table:table-cell>
              <table:table-cell office:value-type="float" office:value="83">
                <text:p>83</text:p>
              </table:table-cell>
              <table:table-cell office:value-type="float" office:value="12732.8913168836">
                <text:p>12732.8913168836</text:p>
              </table:table-cell>
              <table:table-cell office:value-type="float" office:value="13795.0188438688">
                <text:p>13795.0188438688</text:p>
              </table:table-cell>
            </table:table-row>
            <table:table-row>
              <table:table-cell office:value-type="string">
                <text:p>84</text:p>
              </table:table-cell>
              <table:table-cell office:value-type="float" office:value="84">
                <text:p>84</text:p>
              </table:table-cell>
              <table:table-cell office:value-type="float" office:value="12639.4711260032">
                <text:p>12639.4711260032</text:p>
              </table:table-cell>
              <table:table-cell office:value-type="float" office:value="13689.7417839162">
                <text:p>13689.7417839162</text:p>
              </table:table-cell>
            </table:table-row>
            <table:table-row>
              <table:table-cell office:value-type="string">
                <text:p>85</text:p>
              </table:table-cell>
              <table:table-cell office:value-type="float" office:value="85">
                <text:p>85</text:p>
              </table:table-cell>
              <table:table-cell office:value-type="float" office:value="12633.1717143431">
                <text:p>12633.1717143431</text:p>
              </table:table-cell>
              <table:table-cell office:value-type="float" office:value="13688.4683390881">
                <text:p>13688.4683390881</text:p>
              </table:table-cell>
            </table:table-row>
            <table:table-row>
              <table:table-cell office:value-type="string">
                <text:p>86</text:p>
              </table:table-cell>
              <table:table-cell office:value-type="float" office:value="86">
                <text:p>86</text:p>
              </table:table-cell>
              <table:table-cell office:value-type="float" office:value="12633.1717143431">
                <text:p>12633.1717143431</text:p>
              </table:table-cell>
              <table:table-cell office:value-type="float" office:value="13606.2259496558">
                <text:p>13606.2259496558</text:p>
              </table:table-cell>
            </table:table-row>
            <table:table-row>
              <table:table-cell office:value-type="string">
                <text:p>87</text:p>
              </table:table-cell>
              <table:table-cell office:value-type="float" office:value="87">
                <text:p>87</text:p>
              </table:table-cell>
              <table:table-cell office:value-type="float" office:value="13008.0185873155">
                <text:p>13008.0185873155</text:p>
              </table:table-cell>
              <table:table-cell office:value-type="float" office:value="13469.8295727055">
                <text:p>13469.8295727055</text:p>
              </table:table-cell>
            </table:table-row>
            <table:table-row>
              <table:table-cell office:value-type="string">
                <text:p>88</text:p>
              </table:table-cell>
              <table:table-cell office:value-type="float" office:value="88">
                <text:p>88</text:p>
              </table:table-cell>
              <table:table-cell office:value-type="float" office:value="12519.1499002887">
                <text:p>12519.1499002887</text:p>
              </table:table-cell>
              <table:table-cell office:value-type="float" office:value="13367.0777922604">
                <text:p>13367.0777922604</text:p>
              </table:table-cell>
            </table:table-row>
            <table:table-row>
              <table:table-cell office:value-type="string">
                <text:p>89</text:p>
              </table:table-cell>
              <table:table-cell office:value-type="float" office:value="89">
                <text:p>89</text:p>
              </table:table-cell>
              <table:table-cell office:value-type="float" office:value="12510.9461389149">
                <text:p>12510.9461389149</text:p>
              </table:table-cell>
              <table:table-cell office:value-type="float" office:value="13302.6714015632">
                <text:p>13302.6714015632</text:p>
              </table:table-cell>
            </table:table-row>
            <table:table-row>
              <table:table-cell office:value-type="string">
                <text:p>90</text:p>
              </table:table-cell>
              <table:table-cell office:value-type="float" office:value="90">
                <text:p>90</text:p>
              </table:table-cell>
              <table:table-cell office:value-type="float" office:value="12472.8071661176">
                <text:p>12472.8071661176</text:p>
              </table:table-cell>
              <table:table-cell office:value-type="float" office:value="13421.5907235435">
                <text:p>13421.5907235435</text:p>
              </table:table-cell>
            </table:table-row>
            <table:table-row>
              <table:table-cell office:value-type="string">
                <text:p>91</text:p>
              </table:table-cell>
              <table:table-cell office:value-type="float" office:value="91">
                <text:p>91</text:p>
              </table:table-cell>
              <table:table-cell office:value-type="float" office:value="12417.7726701434">
                <text:p>12417.7726701434</text:p>
              </table:table-cell>
              <table:table-cell office:value-type="float" office:value="13652.0181605834">
                <text:p>13652.0181605834</text:p>
              </table:table-cell>
            </table:table-row>
            <table:table-row>
              <table:table-cell office:value-type="string">
                <text:p>92</text:p>
              </table:table-cell>
              <table:table-cell office:value-type="float" office:value="92">
                <text:p>92</text:p>
              </table:table-cell>
              <table:table-cell office:value-type="float" office:value="12406.3244434592">
                <text:p>12406.3244434592</text:p>
              </table:table-cell>
              <table:table-cell office:value-type="float" office:value="13603.1923262438">
                <text:p>13603.1923262438</text:p>
              </table:table-cell>
            </table:table-row>
            <table:table-row>
              <table:table-cell office:value-type="string">
                <text:p>93</text:p>
              </table:table-cell>
              <table:table-cell office:value-type="float" office:value="93">
                <text:p>93</text:p>
              </table:table-cell>
              <table:table-cell office:value-type="float" office:value="12761.3517447249">
                <text:p>12761.3517447249</text:p>
              </table:table-cell>
              <table:table-cell office:value-type="float" office:value="13572.1784848918">
                <text:p>13572.1784848918</text:p>
              </table:table-cell>
            </table:table-row>
            <table:table-row>
              <table:table-cell office:value-type="string">
                <text:p>94</text:p>
              </table:table-cell>
              <table:table-cell office:value-type="float" office:value="94">
                <text:p>94</text:p>
              </table:table-cell>
              <table:table-cell office:value-type="float" office:value="12448.5482145842">
                <text:p>12448.5482145842</text:p>
              </table:table-cell>
              <table:table-cell office:value-type="float" office:value="13468.4427845085">
                <text:p>13468.4427845085</text:p>
              </table:table-cell>
            </table:table-row>
            <table:table-row>
              <table:table-cell office:value-type="string">
                <text:p>95</text:p>
              </table:table-cell>
              <table:table-cell office:value-type="float" office:value="95">
                <text:p>95</text:p>
              </table:table-cell>
              <table:table-cell office:value-type="float" office:value="12753.0036691474">
                <text:p>12753.0036691474</text:p>
              </table:table-cell>
              <table:table-cell office:value-type="float" office:value="13383.6037147087">
                <text:p>13383.6037147087</text:p>
              </table:table-cell>
            </table:table-row>
            <table:table-row>
              <table:table-cell office:value-type="string">
                <text:p>96</text:p>
              </table:table-cell>
              <table:table-cell office:value-type="float" office:value="96">
                <text:p>96</text:p>
              </table:table-cell>
              <table:table-cell office:value-type="float" office:value="12389.610327291">
                <text:p>12389.610327291</text:p>
              </table:table-cell>
              <table:table-cell office:value-type="float" office:value="13254.7450783427">
                <text:p>13254.7450783427</text:p>
              </table:table-cell>
            </table:table-row>
            <table:table-row>
              <table:table-cell office:value-type="string">
                <text:p>97</text:p>
              </table:table-cell>
              <table:table-cell office:value-type="float" office:value="97">
                <text:p>97</text:p>
              </table:table-cell>
              <table:table-cell office:value-type="float" office:value="12316.7945002981">
                <text:p>12316.7945002981</text:p>
              </table:table-cell>
              <table:table-cell office:value-type="float" office:value="13382.8561238864">
                <text:p>13382.8561238864</text:p>
              </table:table-cell>
            </table:table-row>
            <table:table-row>
              <table:table-cell office:value-type="string">
                <text:p>98</text:p>
              </table:table-cell>
              <table:table-cell office:value-type="float" office:value="98">
                <text:p>98</text:p>
              </table:table-cell>
              <table:table-cell office:value-type="float" office:value="12296.1118342052">
                <text:p>12296.1118342052</text:p>
              </table:table-cell>
              <table:table-cell office:value-type="float" office:value="13247.0935124935">
                <text:p>13247.0935124935</text:p>
              </table:table-cell>
            </table:table-row>
            <table:table-row>
              <table:table-cell office:value-type="string">
                <text:p>99</text:p>
              </table:table-cell>
              <table:table-cell office:value-type="float" office:value="99">
                <text:p>99</text:p>
              </table:table-cell>
              <table:table-cell office:value-type="float" office:value="12296.1118342052">
                <text:p>12296.1118342052</text:p>
              </table:table-cell>
              <table:table-cell office:value-type="float" office:value="13117.3486176781">
                <text:p>13117.3486176781</text:p>
              </table:table-cell>
            </table:table-row>
            <table:table-row>
              <table:table-cell office:value-type="string">
                <text:p>100</text:p>
              </table:table-cell>
              <table:table-cell office:value-type="float" office:value="100">
                <text:p>100</text:p>
              </table:table-cell>
              <table:table-cell office:value-type="float" office:value="12276.5633576954">
                <text:p>12276.5633576954</text:p>
              </table:table-cell>
              <table:table-cell office:value-type="float" office:value="13077.2762824684">
                <text:p>13077.2762824684</text:p>
              </table:table-cell>
            </table:table-row>
            <table:table-row>
              <table:table-cell office:value-type="string">
                <text:p>101</text:p>
              </table:table-cell>
              <table:table-cell office:value-type="float" office:value="101">
                <text:p>101</text:p>
              </table:table-cell>
              <table:table-cell office:value-type="float" office:value="12202.4290913289">
                <text:p>12202.4290913289</text:p>
              </table:table-cell>
              <table:table-cell office:value-type="float" office:value="13046.8681415627">
                <text:p>13046.8681415627</text:p>
              </table:table-cell>
            </table:table-row>
            <table:table-row>
              <table:table-cell office:value-type="string">
                <text:p>102</text:p>
              </table:table-cell>
              <table:table-cell office:value-type="float" office:value="102">
                <text:p>102</text:p>
              </table:table-cell>
              <table:table-cell office:value-type="float" office:value="12205.0657533416">
                <text:p>12205.0657533416</text:p>
              </table:table-cell>
              <table:table-cell office:value-type="float" office:value="13000.9237815729">
                <text:p>13000.9237815729</text:p>
              </table:table-cell>
            </table:table-row>
            <table:table-row>
              <table:table-cell office:value-type="string">
                <text:p>103</text:p>
              </table:table-cell>
              <table:table-cell office:value-type="float" office:value="103">
                <text:p>103</text:p>
              </table:table-cell>
              <table:table-cell office:value-type="float" office:value="12149.0642290477">
                <text:p>12149.0642290477</text:p>
              </table:table-cell>
              <table:table-cell office:value-type="float" office:value="13039.9785788601">
                <text:p>13039.9785788601</text:p>
              </table:table-cell>
            </table:table-row>
            <table:table-row>
              <table:table-cell office:value-type="string">
                <text:p>104</text:p>
              </table:table-cell>
              <table:table-cell office:value-type="float" office:value="104">
                <text:p>104</text:p>
              </table:table-cell>
              <table:table-cell office:value-type="float" office:value="12149.0642290477">
                <text:p>12149.0642290477</text:p>
              </table:table-cell>
              <table:table-cell office:value-type="float" office:value="12822.5235472714">
                <text:p>12822.5235472714</text:p>
              </table:table-cell>
            </table:table-row>
            <table:table-row>
              <table:table-cell office:value-type="string">
                <text:p>105</text:p>
              </table:table-cell>
              <table:table-cell office:value-type="float" office:value="105">
                <text:p>105</text:p>
              </table:table-cell>
              <table:table-cell office:value-type="float" office:value="12136.3150032536">
                <text:p>12136.3150032536</text:p>
              </table:table-cell>
              <table:table-cell office:value-type="float" office:value="12761.8949378739">
                <text:p>12761.8949378739</text:p>
              </table:table-cell>
            </table:table-row>
            <table:table-row>
              <table:table-cell office:value-type="string">
                <text:p>106</text:p>
              </table:table-cell>
              <table:table-cell office:value-type="float" office:value="106">
                <text:p>106</text:p>
              </table:table-cell>
              <table:table-cell office:value-type="float" office:value="12019.0047019314">
                <text:p>12019.0047019314</text:p>
              </table:table-cell>
              <table:table-cell office:value-type="float" office:value="12603.3995450586">
                <text:p>12603.3995450586</text:p>
              </table:table-cell>
            </table:table-row>
            <table:table-row>
              <table:table-cell office:value-type="string">
                <text:p>107</text:p>
              </table:table-cell>
              <table:table-cell office:value-type="float" office:value="107">
                <text:p>107</text:p>
              </table:table-cell>
              <table:table-cell office:value-type="float" office:value="11989.5043887018">
                <text:p>11989.5043887018</text:p>
              </table:table-cell>
              <table:table-cell office:value-type="float" office:value="12538.658371882">
                <text:p>12538.658371882</text:p>
              </table:table-cell>
            </table:table-row>
            <table:table-row>
              <table:table-cell office:value-type="string">
                <text:p>108</text:p>
              </table:table-cell>
              <table:table-cell office:value-type="float" office:value="108">
                <text:p>108</text:p>
              </table:table-cell>
              <table:table-cell office:value-type="float" office:value="11972.9210217628">
                <text:p>11972.9210217628</text:p>
              </table:table-cell>
              <table:table-cell office:value-type="float" office:value="12686.6615993402">
                <text:p>12686.6615993402</text:p>
              </table:table-cell>
            </table:table-row>
            <table:table-row>
              <table:table-cell office:value-type="string">
                <text:p>109</text:p>
              </table:table-cell>
              <table:table-cell office:value-type="float" office:value="109">
                <text:p>109</text:p>
              </table:table-cell>
              <table:table-cell office:value-type="float" office:value="11968.1684035284">
                <text:p>11968.1684035284</text:p>
              </table:table-cell>
              <table:table-cell office:value-type="float" office:value="12674.9858352317">
                <text:p>12674.9858352317</text:p>
              </table:table-cell>
            </table:table-row>
            <table:table-row>
              <table:table-cell office:value-type="string">
                <text:p>110</text:p>
              </table:table-cell>
              <table:table-cell office:value-type="float" office:value="110">
                <text:p>110</text:p>
              </table:table-cell>
              <table:table-cell office:value-type="float" office:value="11968.1684035284">
                <text:p>11968.1684035284</text:p>
              </table:table-cell>
              <table:table-cell office:value-type="float" office:value="12428.7678319217">
                <text:p>12428.7678319217</text:p>
              </table:table-cell>
            </table:table-row>
            <table:table-row>
              <table:table-cell office:value-type="string">
                <text:p>111</text:p>
              </table:table-cell>
              <table:table-cell office:value-type="float" office:value="111">
                <text:p>111</text:p>
              </table:table-cell>
              <table:table-cell office:value-type="float" office:value="11945.9560624677">
                <text:p>11945.9560624677</text:p>
              </table:table-cell>
              <table:table-cell office:value-type="float" office:value="12496.8948101108">
                <text:p>12496.8948101108</text:p>
              </table:table-cell>
            </table:table-row>
            <table:table-row>
              <table:table-cell office:value-type="string">
                <text:p>112</text:p>
              </table:table-cell>
              <table:table-cell office:value-type="float" office:value="112">
                <text:p>112</text:p>
              </table:table-cell>
              <table:table-cell office:value-type="float" office:value="11937.3161919566">
                <text:p>11937.3161919566</text:p>
              </table:table-cell>
              <table:table-cell office:value-type="float" office:value="12355.3593670139">
                <text:p>12355.3593670139</text:p>
              </table:table-cell>
            </table:table-row>
            <table:table-row>
              <table:table-cell office:value-type="string">
                <text:p>113</text:p>
              </table:table-cell>
              <table:table-cell office:value-type="float" office:value="113">
                <text:p>113</text:p>
              </table:table-cell>
              <table:table-cell office:value-type="float" office:value="12559.0064902796">
                <text:p>12559.0064902796</text:p>
              </table:table-cell>
              <table:table-cell office:value-type="float" office:value="12411.5172412294">
                <text:p>12411.5172412294</text:p>
              </table:table-cell>
            </table:table-row>
            <table:table-row>
              <table:table-cell office:value-type="string">
                <text:p>114</text:p>
              </table:table-cell>
              <table:table-cell office:value-type="float" office:value="114">
                <text:p>114</text:p>
              </table:table-cell>
              <table:table-cell office:value-type="float" office:value="11905.2947782148">
                <text:p>11905.2947782148</text:p>
              </table:table-cell>
              <table:table-cell office:value-type="float" office:value="12334.3279917572">
                <text:p>12334.3279917572</text:p>
              </table:table-cell>
            </table:table-row>
            <table:table-row>
              <table:table-cell office:value-type="string">
                <text:p>115</text:p>
              </table:table-cell>
              <table:table-cell office:value-type="float" office:value="115">
                <text:p>115</text:p>
              </table:table-cell>
              <table:table-cell office:value-type="float" office:value="11895.7049734053">
                <text:p>11895.7049734053</text:p>
              </table:table-cell>
              <table:table-cell office:value-type="float" office:value="12289.9007408377">
                <text:p>12289.9007408377</text:p>
              </table:table-cell>
            </table:table-row>
            <table:table-row>
              <table:table-cell office:value-type="string">
                <text:p>116</text:p>
              </table:table-cell>
              <table:table-cell office:value-type="float" office:value="116">
                <text:p>116</text:p>
              </table:table-cell>
              <table:table-cell office:value-type="float" office:value="11894.7371764644">
                <text:p>11894.7371764644</text:p>
              </table:table-cell>
              <table:table-cell office:value-type="float" office:value="12293.7809891211">
                <text:p>12293.7809891211</text:p>
              </table:table-cell>
            </table:table-row>
            <table:table-row>
              <table:table-cell office:value-type="string">
                <text:p>117</text:p>
              </table:table-cell>
              <table:table-cell office:value-type="float" office:value="117">
                <text:p>117</text:p>
              </table:table-cell>
              <table:table-cell office:value-type="float" office:value="11841.2598742489">
                <text:p>11841.2598742489</text:p>
              </table:table-cell>
              <table:table-cell office:value-type="float" office:value="12269.7755023277">
                <text:p>12269.7755023277</text:p>
              </table:table-cell>
            </table:table-row>
            <table:table-row>
              <table:table-cell office:value-type="string">
                <text:p>118</text:p>
              </table:table-cell>
              <table:table-cell office:value-type="float" office:value="118">
                <text:p>118</text:p>
              </table:table-cell>
              <table:table-cell office:value-type="float" office:value="11841.2598742489">
                <text:p>11841.2598742489</text:p>
              </table:table-cell>
              <table:table-cell office:value-type="float" office:value="12335.2764006388">
                <text:p>12335.2764006388</text:p>
              </table:table-cell>
            </table:table-row>
            <table:table-row>
              <table:table-cell office:value-type="string">
                <text:p>119</text:p>
              </table:table-cell>
              <table:table-cell office:value-type="float" office:value="119">
                <text:p>119</text:p>
              </table:table-cell>
              <table:table-cell office:value-type="float" office:value="11841.2598742489">
                <text:p>11841.2598742489</text:p>
              </table:table-cell>
              <table:table-cell office:value-type="float" office:value="12416.8600176265">
                <text:p>12416.8600176265</text:p>
              </table:table-cell>
            </table:table-row>
            <table:table-row>
              <table:table-cell office:value-type="string">
                <text:p>120</text:p>
              </table:table-cell>
              <table:table-cell office:value-type="float" office:value="120">
                <text:p>120</text:p>
              </table:table-cell>
              <table:table-cell office:value-type="float" office:value="11841.2598742489">
                <text:p>11841.2598742489</text:p>
              </table:table-cell>
              <table:table-cell office:value-type="float" office:value="12232.8245695126">
                <text:p>12232.8245695126</text:p>
              </table:table-cell>
            </table:table-row>
            <table:table-row>
              <table:table-cell office:value-type="string">
                <text:p>121</text:p>
              </table:table-cell>
              <table:table-cell office:value-type="float" office:value="121">
                <text:p>121</text:p>
              </table:table-cell>
              <table:table-cell office:value-type="float" office:value="11841.2598742489">
                <text:p>11841.2598742489</text:p>
              </table:table-cell>
              <table:table-cell office:value-type="float" office:value="12190.1648517935">
                <text:p>12190.1648517935</text:p>
              </table:table-cell>
            </table:table-row>
            <table:table-row>
              <table:table-cell office:value-type="string">
                <text:p>122</text:p>
              </table:table-cell>
              <table:table-cell office:value-type="float" office:value="122">
                <text:p>122</text:p>
              </table:table-cell>
              <table:table-cell office:value-type="float" office:value="11775.367731398">
                <text:p>11775.367731398</text:p>
              </table:table-cell>
              <table:table-cell office:value-type="float" office:value="12111.9720776772">
                <text:p>12111.9720776772</text:p>
              </table:table-cell>
            </table:table-row>
            <table:table-row>
              <table:table-cell office:value-type="string">
                <text:p>123</text:p>
              </table:table-cell>
              <table:table-cell office:value-type="float" office:value="123">
                <text:p>123</text:p>
              </table:table-cell>
              <table:table-cell office:value-type="float" office:value="11835.9536324708">
                <text:p>11835.9536324708</text:p>
              </table:table-cell>
              <table:table-cell office:value-type="float" office:value="12164.0981201778">
                <text:p>12164.0981201778</text:p>
              </table:table-cell>
            </table:table-row>
            <table:table-row>
              <table:table-cell office:value-type="string">
                <text:p>124</text:p>
              </table:table-cell>
              <table:table-cell office:value-type="float" office:value="124">
                <text:p>124</text:p>
              </table:table-cell>
              <table:table-cell office:value-type="float" office:value="11754.9592863283">
                <text:p>11754.9592863283</text:p>
              </table:table-cell>
              <table:table-cell office:value-type="float" office:value="12028.7500672245">
                <text:p>12028.7500672245</text:p>
              </table:table-cell>
            </table:table-row>
            <table:table-row>
              <table:table-cell office:value-type="string">
                <text:p>125</text:p>
              </table:table-cell>
              <table:table-cell office:value-type="float" office:value="125">
                <text:p>125</text:p>
              </table:table-cell>
              <table:table-cell office:value-type="float" office:value="11712.9993293704">
                <text:p>11712.9993293704</text:p>
              </table:table-cell>
              <table:table-cell office:value-type="float" office:value="12045.2493567208">
                <text:p>12045.2493567208</text:p>
              </table:table-cell>
            </table:table-row>
            <table:table-row>
              <table:table-cell office:value-type="string">
                <text:p>126</text:p>
              </table:table-cell>
              <table:table-cell office:value-type="float" office:value="126">
                <text:p>126</text:p>
              </table:table-cell>
              <table:table-cell office:value-type="float" office:value="11704.9093261351">
                <text:p>11704.9093261351</text:p>
              </table:table-cell>
              <table:table-cell office:value-type="float" office:value="12092.2502041564">
                <text:p>12092.2502041564</text:p>
              </table:table-cell>
            </table:table-row>
            <table:table-row>
              <table:table-cell office:value-type="string">
                <text:p>127</text:p>
              </table:table-cell>
              <table:table-cell office:value-type="float" office:value="127">
                <text:p>127</text:p>
              </table:table-cell>
              <table:table-cell office:value-type="float" office:value="11704.9093261351">
                <text:p>11704.9093261351</text:p>
              </table:table-cell>
              <table:table-cell office:value-type="float" office:value="12045.2327654289">
                <text:p>12045.2327654289</text:p>
              </table:table-cell>
            </table:table-row>
            <table:table-row>
              <table:table-cell office:value-type="string">
                <text:p>128</text:p>
              </table:table-cell>
              <table:table-cell office:value-type="float" office:value="128">
                <text:p>128</text:p>
              </table:table-cell>
              <table:table-cell office:value-type="float" office:value="11665.2181989768">
                <text:p>11665.2181989768</text:p>
              </table:table-cell>
              <table:table-cell office:value-type="float" office:value="12024.8884779005">
                <text:p>12024.8884779005</text:p>
              </table:table-cell>
            </table:table-row>
            <table:table-row>
              <table:table-cell office:value-type="string">
                <text:p>129</text:p>
              </table:table-cell>
              <table:table-cell office:value-type="float" office:value="129">
                <text:p>129</text:p>
              </table:table-cell>
              <table:table-cell office:value-type="float" office:value="11572.1505848324">
                <text:p>11572.1505848324</text:p>
              </table:table-cell>
              <table:table-cell office:value-type="float" office:value="12008.1872393289">
                <text:p>12008.1872393289</text:p>
              </table:table-cell>
            </table:table-row>
            <table:table-row>
              <table:table-cell office:value-type="string">
                <text:p>130</text:p>
              </table:table-cell>
              <table:table-cell office:value-type="float" office:value="130">
                <text:p>130</text:p>
              </table:table-cell>
              <table:table-cell office:value-type="float" office:value="11572.0227586655">
                <text:p>11572.0227586655</text:p>
              </table:table-cell>
              <table:table-cell office:value-type="float" office:value="11986.9604422767">
                <text:p>11986.9604422767</text:p>
              </table:table-cell>
            </table:table-row>
            <table:table-row>
              <table:table-cell office:value-type="string">
                <text:p>131</text:p>
              </table:table-cell>
              <table:table-cell office:value-type="float" office:value="131">
                <text:p>131</text:p>
              </table:table-cell>
              <table:table-cell office:value-type="float" office:value="11648.2833444613">
                <text:p>11648.2833444613</text:p>
              </table:table-cell>
              <table:table-cell office:value-type="float" office:value="11874.7024049181">
                <text:p>11874.7024049181</text:p>
              </table:table-cell>
            </table:table-row>
            <table:table-row>
              <table:table-cell office:value-type="string">
                <text:p>132</text:p>
              </table:table-cell>
              <table:table-cell office:value-type="float" office:value="132">
                <text:p>132</text:p>
              </table:table-cell>
              <table:table-cell office:value-type="float" office:value="11562.3744505586">
                <text:p>11562.3744505586</text:p>
              </table:table-cell>
              <table:table-cell office:value-type="float" office:value="11871.9607040863">
                <text:p>11871.9607040863</text:p>
              </table:table-cell>
            </table:table-row>
            <table:table-row>
              <table:table-cell office:value-type="string">
                <text:p>133</text:p>
              </table:table-cell>
              <table:table-cell office:value-type="float" office:value="133">
                <text:p>133</text:p>
              </table:table-cell>
              <table:table-cell office:value-type="float" office:value="11531.860367545">
                <text:p>11531.860367545</text:p>
              </table:table-cell>
              <table:table-cell office:value-type="float" office:value="11841.3538215264">
                <text:p>11841.3538215264</text:p>
              </table:table-cell>
            </table:table-row>
            <table:table-row>
              <table:table-cell office:value-type="string">
                <text:p>134</text:p>
              </table:table-cell>
              <table:table-cell office:value-type="float" office:value="134">
                <text:p>134</text:p>
              </table:table-cell>
              <table:table-cell office:value-type="float" office:value="11530.9010968488">
                <text:p>11530.9010968488</text:p>
              </table:table-cell>
              <table:table-cell office:value-type="float" office:value="11860.357557137">
                <text:p>11860.357557137</text:p>
              </table:table-cell>
            </table:table-row>
            <table:table-row>
              <table:table-cell office:value-type="string">
                <text:p>135</text:p>
              </table:table-cell>
              <table:table-cell office:value-type="float" office:value="135">
                <text:p>135</text:p>
              </table:table-cell>
              <table:table-cell office:value-type="float" office:value="11859.9235996773">
                <text:p>11859.9235996773</text:p>
              </table:table-cell>
              <table:table-cell office:value-type="float" office:value="11819.8932879722">
                <text:p>11819.8932879722</text:p>
              </table:table-cell>
            </table:table-row>
            <table:table-row>
              <table:table-cell office:value-type="string">
                <text:p>136</text:p>
              </table:table-cell>
              <table:table-cell office:value-type="float" office:value="136">
                <text:p>136</text:p>
              </table:table-cell>
              <table:table-cell office:value-type="float" office:value="11472.4840672539">
                <text:p>11472.4840672539</text:p>
              </table:table-cell>
              <table:table-cell office:value-type="float" office:value="11803.7193133884">
                <text:p>11803.7193133884</text:p>
              </table:table-cell>
            </table:table-row>
            <table:table-row>
              <table:table-cell office:value-type="string">
                <text:p>137</text:p>
              </table:table-cell>
              <table:table-cell office:value-type="float" office:value="137">
                <text:p>137</text:p>
              </table:table-cell>
              <table:table-cell office:value-type="float" office:value="11466.4674308666">
                <text:p>11466.4674308666</text:p>
              </table:table-cell>
              <table:table-cell office:value-type="float" office:value="11875.4093171266">
                <text:p>11875.4093171266</text:p>
              </table:table-cell>
            </table:table-row>
            <table:table-row>
              <table:table-cell office:value-type="string">
                <text:p>138</text:p>
              </table:table-cell>
              <table:table-cell office:value-type="float" office:value="138">
                <text:p>138</text:p>
              </table:table-cell>
              <table:table-cell office:value-type="float" office:value="11430.6364322246">
                <text:p>11430.6364322246</text:p>
              </table:table-cell>
              <table:table-cell office:value-type="float" office:value="11813.8482014735">
                <text:p>11813.8482014735</text:p>
              </table:table-cell>
            </table:table-row>
            <table:table-row>
              <table:table-cell office:value-type="string">
                <text:p>139</text:p>
              </table:table-cell>
              <table:table-cell office:value-type="float" office:value="139">
                <text:p>139</text:p>
              </table:table-cell>
              <table:table-cell office:value-type="float" office:value="11416.4624454903">
                <text:p>11416.4624454903</text:p>
              </table:table-cell>
              <table:table-cell office:value-type="float" office:value="11726.5943086047">
                <text:p>11726.5943086047</text:p>
              </table:table-cell>
            </table:table-row>
            <table:table-row>
              <table:table-cell office:value-type="string">
                <text:p>140</text:p>
              </table:table-cell>
              <table:table-cell office:value-type="float" office:value="140">
                <text:p>140</text:p>
              </table:table-cell>
              <table:table-cell office:value-type="float" office:value="11404.4378953352">
                <text:p>11404.4378953352</text:p>
              </table:table-cell>
              <table:table-cell office:value-type="float" office:value="11805.1494502789">
                <text:p>11805.1494502789</text:p>
              </table:table-cell>
            </table:table-row>
            <table:table-row>
              <table:table-cell office:value-type="string">
                <text:p>141</text:p>
              </table:table-cell>
              <table:table-cell office:value-type="float" office:value="141">
                <text:p>141</text:p>
              </table:table-cell>
              <table:table-cell office:value-type="float" office:value="11380.7673238218">
                <text:p>11380.7673238218</text:p>
              </table:table-cell>
              <table:table-cell office:value-type="float" office:value="11763.5896363295">
                <text:p>11763.5896363295</text:p>
              </table:table-cell>
            </table:table-row>
            <table:table-row>
              <table:table-cell office:value-type="string">
                <text:p>142</text:p>
              </table:table-cell>
              <table:table-cell office:value-type="float" office:value="142">
                <text:p>142</text:p>
              </table:table-cell>
              <table:table-cell office:value-type="float" office:value="11371.4709116085">
                <text:p>11371.4709116085</text:p>
              </table:table-cell>
              <table:table-cell office:value-type="float" office:value="11707.9122073735">
                <text:p>11707.9122073735</text:p>
              </table:table-cell>
            </table:table-row>
            <table:table-row>
              <table:table-cell office:value-type="string">
                <text:p>143</text:p>
              </table:table-cell>
              <table:table-cell office:value-type="float" office:value="143">
                <text:p>143</text:p>
              </table:table-cell>
              <table:table-cell office:value-type="float" office:value="11369.6885475239">
                <text:p>11369.6885475239</text:p>
              </table:table-cell>
              <table:table-cell office:value-type="float" office:value="11685.89349516">
                <text:p>11685.89349516</text:p>
              </table:table-cell>
            </table:table-row>
            <table:table-row>
              <table:table-cell office:value-type="string">
                <text:p>144</text:p>
              </table:table-cell>
              <table:table-cell office:value-type="float" office:value="144">
                <text:p>144</text:p>
              </table:table-cell>
              <table:table-cell office:value-type="float" office:value="12356.4513031491">
                <text:p>12356.4513031491</text:p>
              </table:table-cell>
              <table:table-cell office:value-type="float" office:value="11655.8434691316">
                <text:p>11655.8434691316</text:p>
              </table:table-cell>
            </table:table-row>
            <table:table-row>
              <table:table-cell office:value-type="string">
                <text:p>145</text:p>
              </table:table-cell>
              <table:table-cell office:value-type="float" office:value="145">
                <text:p>145</text:p>
              </table:table-cell>
              <table:table-cell office:value-type="float" office:value="11363.8477438122">
                <text:p>11363.8477438122</text:p>
              </table:table-cell>
              <table:table-cell office:value-type="float" office:value="11683.5657433584">
                <text:p>11683.5657433584</text:p>
              </table:table-cell>
            </table:table-row>
            <table:table-row>
              <table:table-cell office:value-type="string">
                <text:p>146</text:p>
              </table:table-cell>
              <table:table-cell office:value-type="float" office:value="146">
                <text:p>146</text:p>
              </table:table-cell>
              <table:table-cell office:value-type="float" office:value="11355.4615906403">
                <text:p>11355.4615906403</text:p>
              </table:table-cell>
              <table:table-cell office:value-type="float" office:value="11638.945938137">
                <text:p>11638.945938137</text:p>
              </table:table-cell>
            </table:table-row>
            <table:table-row>
              <table:table-cell office:value-type="string">
                <text:p>147</text:p>
              </table:table-cell>
              <table:table-cell office:value-type="float" office:value="147">
                <text:p>147</text:p>
              </table:table-cell>
              <table:table-cell office:value-type="float" office:value="11771.2024469475">
                <text:p>11771.2024469475</text:p>
              </table:table-cell>
              <table:table-cell office:value-type="float" office:value="11653.2436123947">
                <text:p>11653.2436123947</text:p>
              </table:table-cell>
            </table:table-row>
            <table:table-row>
              <table:table-cell office:value-type="string">
                <text:p>148</text:p>
              </table:table-cell>
              <table:table-cell office:value-type="float" office:value="148">
                <text:p>148</text:p>
              </table:table-cell>
              <table:table-cell office:value-type="float" office:value="11624.4181664889">
                <text:p>11624.4181664889</text:p>
              </table:table-cell>
              <table:table-cell office:value-type="float" office:value="11581.068692552">
                <text:p>11581.068692552</text:p>
              </table:table-cell>
            </table:table-row>
            <table:table-row>
              <table:table-cell office:value-type="string">
                <text:p>149</text:p>
              </table:table-cell>
              <table:table-cell office:value-type="float" office:value="149">
                <text:p>149</text:p>
              </table:table-cell>
              <table:table-cell office:value-type="float" office:value="11318.2294436291">
                <text:p>11318.2294436291</text:p>
              </table:table-cell>
              <table:table-cell office:value-type="float" office:value="11650.2180848222">
                <text:p>11650.2180848222</text:p>
              </table:table-cell>
            </table:table-row>
            <table:table-row>
              <table:table-cell office:value-type="string">
                <text:p>150</text:p>
              </table:table-cell>
              <table:table-cell office:value-type="float" office:value="150">
                <text:p>150</text:p>
              </table:table-cell>
              <table:table-cell office:value-type="float" office:value="11316.3796171636">
                <text:p>11316.3796171636</text:p>
              </table:table-cell>
              <table:table-cell office:value-type="float" office:value="11583.2298766192">
                <text:p>11583.2298766192</text:p>
              </table:table-cell>
            </table:table-row>
            <table:table-row>
              <table:table-cell office:value-type="string">
                <text:p>151</text:p>
              </table:table-cell>
              <table:table-cell office:value-type="float" office:value="151">
                <text:p>151</text:p>
              </table:table-cell>
              <table:table-cell office:value-type="float" office:value="11292.7842496373">
                <text:p>11292.7842496373</text:p>
              </table:table-cell>
              <table:table-cell office:value-type="float" office:value="11636.4930384357">
                <text:p>11636.4930384357</text:p>
              </table:table-cell>
            </table:table-row>
            <table:table-row>
              <table:table-cell office:value-type="string">
                <text:p>152</text:p>
              </table:table-cell>
              <table:table-cell office:value-type="float" office:value="152">
                <text:p>152</text:p>
              </table:table-cell>
              <table:table-cell office:value-type="float" office:value="11291.3566480391">
                <text:p>11291.3566480391</text:p>
              </table:table-cell>
              <table:table-cell office:value-type="float" office:value="11582.948981303">
                <text:p>11582.948981303</text:p>
              </table:table-cell>
            </table:table-row>
            <table:table-row>
              <table:table-cell office:value-type="string">
                <text:p>153</text:p>
              </table:table-cell>
              <table:table-cell office:value-type="float" office:value="153">
                <text:p>153</text:p>
              </table:table-cell>
              <table:table-cell office:value-type="float" office:value="11187.9460016853">
                <text:p>11187.9460016853</text:p>
              </table:table-cell>
              <table:table-cell office:value-type="float" office:value="11571.1367440642">
                <text:p>11571.1367440642</text:p>
              </table:table-cell>
            </table:table-row>
            <table:table-row>
              <table:table-cell office:value-type="string">
                <text:p>154</text:p>
              </table:table-cell>
              <table:table-cell office:value-type="float" office:value="154">
                <text:p>154</text:p>
              </table:table-cell>
              <table:table-cell office:value-type="float" office:value="11252.9968764601">
                <text:p>11252.9968764601</text:p>
              </table:table-cell>
              <table:table-cell office:value-type="float" office:value="11592.2368224815">
                <text:p>11592.2368224815</text:p>
              </table:table-cell>
            </table:table-row>
            <table:table-row>
              <table:table-cell office:value-type="string">
                <text:p>155</text:p>
              </table:table-cell>
              <table:table-cell office:value-type="float" office:value="155">
                <text:p>155</text:p>
              </table:table-cell>
              <table:table-cell office:value-type="float" office:value="11169.906661372">
                <text:p>11169.906661372</text:p>
              </table:table-cell>
              <table:table-cell office:value-type="float" office:value="11592.6361587787">
                <text:p>11592.6361587787</text:p>
              </table:table-cell>
            </table:table-row>
            <table:table-row>
              <table:table-cell office:value-type="string">
                <text:p>156</text:p>
              </table:table-cell>
              <table:table-cell office:value-type="float" office:value="156">
                <text:p>156</text:p>
              </table:table-cell>
              <table:table-cell office:value-type="float" office:value="11160.5546027083">
                <text:p>11160.5546027083</text:p>
              </table:table-cell>
              <table:table-cell office:value-type="float" office:value="11556.9950732709">
                <text:p>11556.9950732709</text:p>
              </table:table-cell>
            </table:table-row>
            <table:table-row>
              <table:table-cell office:value-type="string">
                <text:p>157</text:p>
              </table:table-cell>
              <table:table-cell office:value-type="float" office:value="157">
                <text:p>157</text:p>
              </table:table-cell>
              <table:table-cell office:value-type="float" office:value="11141.4991593339">
                <text:p>11141.4991593339</text:p>
              </table:table-cell>
              <table:table-cell office:value-type="float" office:value="11476.8763920053">
                <text:p>11476.8763920053</text:p>
              </table:table-cell>
            </table:table-row>
            <table:table-row>
              <table:table-cell office:value-type="string">
                <text:p>158</text:p>
              </table:table-cell>
              <table:table-cell office:value-type="float" office:value="158">
                <text:p>158</text:p>
              </table:table-cell>
              <table:table-cell office:value-type="float" office:value="11141.4991593339">
                <text:p>11141.4991593339</text:p>
              </table:table-cell>
              <table:table-cell office:value-type="float" office:value="11374.7319973332">
                <text:p>11374.7319973332</text:p>
              </table:table-cell>
            </table:table-row>
            <table:table-row>
              <table:table-cell office:value-type="string">
                <text:p>159</text:p>
              </table:table-cell>
              <table:table-cell office:value-type="float" office:value="159">
                <text:p>159</text:p>
              </table:table-cell>
              <table:table-cell office:value-type="float" office:value="11141.4991593339">
                <text:p>11141.4991593339</text:p>
              </table:table-cell>
              <table:table-cell office:value-type="float" office:value="11326.0615612202">
                <text:p>11326.0615612202</text:p>
              </table:table-cell>
            </table:table-row>
            <table:table-row>
              <table:table-cell office:value-type="string">
                <text:p>160</text:p>
              </table:table-cell>
              <table:table-cell office:value-type="float" office:value="160">
                <text:p>160</text:p>
              </table:table-cell>
              <table:table-cell office:value-type="float" office:value="11066.6832737969">
                <text:p>11066.6832737969</text:p>
              </table:table-cell>
              <table:table-cell office:value-type="float" office:value="11355.4870221434">
                <text:p>11355.4870221434</text:p>
              </table:table-cell>
            </table:table-row>
            <table:table-row>
              <table:table-cell office:value-type="string">
                <text:p>161</text:p>
              </table:table-cell>
              <table:table-cell office:value-type="float" office:value="161">
                <text:p>161</text:p>
              </table:table-cell>
              <table:table-cell office:value-type="float" office:value="11066.6832737969">
                <text:p>11066.6832737969</text:p>
              </table:table-cell>
              <table:table-cell office:value-type="float" office:value="11411.0381130922">
                <text:p>11411.0381130922</text:p>
              </table:table-cell>
            </table:table-row>
            <table:table-row>
              <table:table-cell office:value-type="string">
                <text:p>162</text:p>
              </table:table-cell>
              <table:table-cell office:value-type="float" office:value="162">
                <text:p>162</text:p>
              </table:table-cell>
              <table:table-cell office:value-type="float" office:value="11066.6832737969">
                <text:p>11066.6832737969</text:p>
              </table:table-cell>
              <table:table-cell office:value-type="float" office:value="11574.5592834504">
                <text:p>11574.5592834504</text:p>
              </table:table-cell>
            </table:table-row>
            <table:table-row>
              <table:table-cell office:value-type="string">
                <text:p>163</text:p>
              </table:table-cell>
              <table:table-cell office:value-type="float" office:value="163">
                <text:p>163</text:p>
              </table:table-cell>
              <table:table-cell office:value-type="float" office:value="11066.6832737969">
                <text:p>11066.6832737969</text:p>
              </table:table-cell>
              <table:table-cell office:value-type="float" office:value="11442.3274192004">
                <text:p>11442.3274192004</text:p>
              </table:table-cell>
            </table:table-row>
            <table:table-row>
              <table:table-cell office:value-type="string">
                <text:p>164</text:p>
              </table:table-cell>
              <table:table-cell office:value-type="float" office:value="164">
                <text:p>164</text:p>
              </table:table-cell>
              <table:table-cell office:value-type="float" office:value="11004.8884083897">
                <text:p>11004.8884083897</text:p>
              </table:table-cell>
              <table:table-cell office:value-type="float" office:value="11353.9121024425">
                <text:p>11353.9121024425</text:p>
              </table:table-cell>
            </table:table-row>
            <table:table-row>
              <table:table-cell office:value-type="string">
                <text:p>165</text:p>
              </table:table-cell>
              <table:table-cell office:value-type="float" office:value="165">
                <text:p>165</text:p>
              </table:table-cell>
              <table:table-cell office:value-type="float" office:value="10970.8219512138">
                <text:p>10970.8219512138</text:p>
              </table:table-cell>
              <table:table-cell office:value-type="float" office:value="11241.8298738583">
                <text:p>11241.8298738583</text:p>
              </table:table-cell>
            </table:table-row>
            <table:table-row>
              <table:table-cell office:value-type="string">
                <text:p>166</text:p>
              </table:table-cell>
              <table:table-cell office:value-type="float" office:value="166">
                <text:p>166</text:p>
              </table:table-cell>
              <table:table-cell office:value-type="float" office:value="10970.7365494352">
                <text:p>10970.7365494352</text:p>
              </table:table-cell>
              <table:table-cell office:value-type="float" office:value="11317.3971503204">
                <text:p>11317.3971503204</text:p>
              </table:table-cell>
            </table:table-row>
            <table:table-row>
              <table:table-cell office:value-type="string">
                <text:p>167</text:p>
              </table:table-cell>
              <table:table-cell office:value-type="float" office:value="167">
                <text:p>167</text:p>
              </table:table-cell>
              <table:table-cell office:value-type="float" office:value="10970.7365494352">
                <text:p>10970.7365494352</text:p>
              </table:table-cell>
              <table:table-cell office:value-type="float" office:value="11201.1939948506">
                <text:p>11201.1939948506</text:p>
              </table:table-cell>
            </table:table-row>
            <table:table-row>
              <table:table-cell office:value-type="string">
                <text:p>168</text:p>
              </table:table-cell>
              <table:table-cell office:value-type="float" office:value="168">
                <text:p>168</text:p>
              </table:table-cell>
              <table:table-cell office:value-type="float" office:value="10940.035629694">
                <text:p>10940.035629694</text:p>
              </table:table-cell>
              <table:table-cell office:value-type="float" office:value="11254.0137418209">
                <text:p>11254.0137418209</text:p>
              </table:table-cell>
            </table:table-row>
            <table:table-row>
              <table:table-cell office:value-type="string">
                <text:p>169</text:p>
              </table:table-cell>
              <table:table-cell office:value-type="float" office:value="169">
                <text:p>169</text:p>
              </table:table-cell>
              <table:table-cell office:value-type="float" office:value="11125.7623370372">
                <text:p>11125.7623370372</text:p>
              </table:table-cell>
              <table:table-cell office:value-type="float" office:value="11181.9202043767">
                <text:p>11181.9202043767</text:p>
              </table:table-cell>
            </table:table-row>
            <table:table-row>
              <table:table-cell office:value-type="string">
                <text:p>170</text:p>
              </table:table-cell>
              <table:table-cell office:value-type="float" office:value="170">
                <text:p>170</text:p>
              </table:table-cell>
              <table:table-cell office:value-type="float" office:value="10911.8311594583">
                <text:p>10911.8311594583</text:p>
              </table:table-cell>
              <table:table-cell office:value-type="float" office:value="11269.0904722053">
                <text:p>11269.0904722053</text:p>
              </table:table-cell>
            </table:table-row>
            <table:table-row>
              <table:table-cell office:value-type="string">
                <text:p>171</text:p>
              </table:table-cell>
              <table:table-cell office:value-type="float" office:value="171">
                <text:p>171</text:p>
              </table:table-cell>
              <table:table-cell office:value-type="float" office:value="10906.7981270638">
                <text:p>10906.7981270638</text:p>
              </table:table-cell>
              <table:table-cell office:value-type="float" office:value="11190.022067941">
                <text:p>11190.022067941</text:p>
              </table:table-cell>
            </table:table-row>
            <table:table-row>
              <table:table-cell office:value-type="string">
                <text:p>172</text:p>
              </table:table-cell>
              <table:table-cell office:value-type="float" office:value="172">
                <text:p>172</text:p>
              </table:table-cell>
              <table:table-cell office:value-type="float" office:value="10906.7981270638">
                <text:p>10906.7981270638</text:p>
              </table:table-cell>
              <table:table-cell office:value-type="float" office:value="11294.7379091751">
                <text:p>11294.7379091751</text:p>
              </table:table-cell>
            </table:table-row>
            <table:table-row>
              <table:table-cell office:value-type="string">
                <text:p>173</text:p>
              </table:table-cell>
              <table:table-cell office:value-type="float" office:value="173">
                <text:p>173</text:p>
              </table:table-cell>
              <table:table-cell office:value-type="float" office:value="11259.2561873316">
                <text:p>11259.2561873316</text:p>
              </table:table-cell>
              <table:table-cell office:value-type="float" office:value="11189.3850190131">
                <text:p>11189.3850190131</text:p>
              </table:table-cell>
            </table:table-row>
            <table:table-row>
              <table:table-cell office:value-type="string">
                <text:p>174</text:p>
              </table:table-cell>
              <table:table-cell office:value-type="float" office:value="174">
                <text:p>174</text:p>
              </table:table-cell>
              <table:table-cell office:value-type="float" office:value="10882.5329635529">
                <text:p>10882.5329635529</text:p>
              </table:table-cell>
              <table:table-cell office:value-type="float" office:value="11214.1939422716">
                <text:p>11214.1939422716</text:p>
              </table:table-cell>
            </table:table-row>
            <table:table-row>
              <table:table-cell office:value-type="string">
                <text:p>175</text:p>
              </table:table-cell>
              <table:table-cell office:value-type="float" office:value="175">
                <text:p>175</text:p>
              </table:table-cell>
              <table:table-cell office:value-type="float" office:value="10850.3273941984">
                <text:p>10850.3273941984</text:p>
              </table:table-cell>
              <table:table-cell office:value-type="float" office:value="11195.3260139407">
                <text:p>11195.3260139407</text:p>
              </table:table-cell>
            </table:table-row>
            <table:table-row>
              <table:table-cell office:value-type="string">
                <text:p>176</text:p>
              </table:table-cell>
              <table:table-cell office:value-type="float" office:value="176">
                <text:p>176</text:p>
              </table:table-cell>
              <table:table-cell office:value-type="float" office:value="10850.3273941984">
                <text:p>10850.3273941984</text:p>
              </table:table-cell>
              <table:table-cell office:value-type="float" office:value="11259.7400966749">
                <text:p>11259.7400966749</text:p>
              </table:table-cell>
            </table:table-row>
            <table:table-row>
              <table:table-cell office:value-type="string">
                <text:p>177</text:p>
              </table:table-cell>
              <table:table-cell office:value-type="float" office:value="177">
                <text:p>177</text:p>
              </table:table-cell>
              <table:table-cell office:value-type="float" office:value="10847.9341694821">
                <text:p>10847.9341694821</text:p>
              </table:table-cell>
              <table:table-cell office:value-type="float" office:value="11203.2876021646">
                <text:p>11203.2876021646</text:p>
              </table:table-cell>
            </table:table-row>
            <table:table-row>
              <table:table-cell office:value-type="string">
                <text:p>178</text:p>
              </table:table-cell>
              <table:table-cell office:value-type="float" office:value="178">
                <text:p>178</text:p>
              </table:table-cell>
              <table:table-cell office:value-type="float" office:value="10847.9341694821">
                <text:p>10847.9341694821</text:p>
              </table:table-cell>
              <table:table-cell office:value-type="float" office:value="11135.426329944">
                <text:p>11135.426329944</text:p>
              </table:table-cell>
            </table:table-row>
            <table:table-row>
              <table:table-cell office:value-type="string">
                <text:p>179</text:p>
              </table:table-cell>
              <table:table-cell office:value-type="float" office:value="179">
                <text:p>179</text:p>
              </table:table-cell>
              <table:table-cell office:value-type="float" office:value="10847.9341694821">
                <text:p>10847.9341694821</text:p>
              </table:table-cell>
              <table:table-cell office:value-type="float" office:value="11167.3040982254">
                <text:p>11167.3040982254</text:p>
              </table:table-cell>
            </table:table-row>
            <table:table-row>
              <table:table-cell office:value-type="string">
                <text:p>180</text:p>
              </table:table-cell>
              <table:table-cell office:value-type="float" office:value="180">
                <text:p>180</text:p>
              </table:table-cell>
              <table:table-cell office:value-type="float" office:value="10847.9341694821">
                <text:p>10847.9341694821</text:p>
              </table:table-cell>
              <table:table-cell office:value-type="float" office:value="11098.3929391712">
                <text:p>11098.3929391712</text:p>
              </table:table-cell>
            </table:table-row>
            <table:table-row>
              <table:table-cell office:value-type="string">
                <text:p>181</text:p>
              </table:table-cell>
              <table:table-cell office:value-type="float" office:value="181">
                <text:p>181</text:p>
              </table:table-cell>
              <table:table-cell office:value-type="float" office:value="10841.4246031396">
                <text:p>10841.4246031396</text:p>
              </table:table-cell>
              <table:table-cell office:value-type="float" office:value="11063.5415260699">
                <text:p>11063.5415260699</text:p>
              </table:table-cell>
            </table:table-row>
            <table:table-row>
              <table:table-cell office:value-type="string">
                <text:p>182</text:p>
              </table:table-cell>
              <table:table-cell office:value-type="float" office:value="182">
                <text:p>182</text:p>
              </table:table-cell>
              <table:table-cell office:value-type="float" office:value="10839.9741368893">
                <text:p>10839.9741368893</text:p>
              </table:table-cell>
              <table:table-cell office:value-type="float" office:value="11069.2527682145">
                <text:p>11069.2527682145</text:p>
              </table:table-cell>
            </table:table-row>
            <table:table-row>
              <table:table-cell office:value-type="string">
                <text:p>183</text:p>
              </table:table-cell>
              <table:table-cell office:value-type="float" office:value="183">
                <text:p>183</text:p>
              </table:table-cell>
              <table:table-cell office:value-type="float" office:value="10839.9741368893">
                <text:p>10839.9741368893</text:p>
              </table:table-cell>
              <table:table-cell office:value-type="float" office:value="11063.4427516428">
                <text:p>11063.4427516428</text:p>
              </table:table-cell>
            </table:table-row>
            <table:table-row>
              <table:table-cell office:value-type="string">
                <text:p>184</text:p>
              </table:table-cell>
              <table:table-cell office:value-type="float" office:value="184">
                <text:p>184</text:p>
              </table:table-cell>
              <table:table-cell office:value-type="float" office:value="10839.9741368893">
                <text:p>10839.9741368893</text:p>
              </table:table-cell>
              <table:table-cell office:value-type="float" office:value="11144.6861177969">
                <text:p>11144.6861177969</text:p>
              </table:table-cell>
            </table:table-row>
            <table:table-row>
              <table:table-cell office:value-type="string">
                <text:p>185</text:p>
              </table:table-cell>
              <table:table-cell office:value-type="float" office:value="185">
                <text:p>185</text:p>
              </table:table-cell>
              <table:table-cell office:value-type="float" office:value="10839.9741368893">
                <text:p>10839.9741368893</text:p>
              </table:table-cell>
              <table:table-cell office:value-type="float" office:value="11023.2079876936">
                <text:p>11023.2079876936</text:p>
              </table:table-cell>
            </table:table-row>
            <table:table-row>
              <table:table-cell office:value-type="string">
                <text:p>186</text:p>
              </table:table-cell>
              <table:table-cell office:value-type="float" office:value="186">
                <text:p>186</text:p>
              </table:table-cell>
              <table:table-cell office:value-type="float" office:value="10839.9741368893">
                <text:p>10839.9741368893</text:p>
              </table:table-cell>
              <table:table-cell office:value-type="float" office:value="11034.5849371937">
                <text:p>11034.5849371937</text:p>
              </table:table-cell>
            </table:table-row>
            <table:table-row>
              <table:table-cell office:value-type="string">
                <text:p>187</text:p>
              </table:table-cell>
              <table:table-cell office:value-type="float" office:value="187">
                <text:p>187</text:p>
              </table:table-cell>
              <table:table-cell office:value-type="float" office:value="10822.9380756165">
                <text:p>10822.9380756165</text:p>
              </table:table-cell>
              <table:table-cell office:value-type="float" office:value="11066.7217077785">
                <text:p>11066.7217077785</text:p>
              </table:table-cell>
            </table:table-row>
            <table:table-row>
              <table:table-cell office:value-type="string">
                <text:p>188</text:p>
              </table:table-cell>
              <table:table-cell office:value-type="float" office:value="188">
                <text:p>188</text:p>
              </table:table-cell>
              <table:table-cell office:value-type="float" office:value="10822.9380756165">
                <text:p>10822.9380756165</text:p>
              </table:table-cell>
              <table:table-cell office:value-type="float" office:value="11056.7129877537">
                <text:p>11056.7129877537</text:p>
              </table:table-cell>
            </table:table-row>
            <table:table-row>
              <table:table-cell office:value-type="string">
                <text:p>189</text:p>
              </table:table-cell>
              <table:table-cell office:value-type="float" office:value="189">
                <text:p>189</text:p>
              </table:table-cell>
              <table:table-cell office:value-type="float" office:value="10785.3844631557">
                <text:p>10785.3844631557</text:p>
              </table:table-cell>
              <table:table-cell office:value-type="float" office:value="11003.3653706503">
                <text:p>11003.3653706503</text:p>
              </table:table-cell>
            </table:table-row>
            <table:table-row>
              <table:table-cell office:value-type="string">
                <text:p>190</text:p>
              </table:table-cell>
              <table:table-cell office:value-type="float" office:value="190">
                <text:p>190</text:p>
              </table:table-cell>
              <table:table-cell office:value-type="float" office:value="10785.3844631557">
                <text:p>10785.3844631557</text:p>
              </table:table-cell>
              <table:table-cell office:value-type="float" office:value="10995.8396954179">
                <text:p>10995.8396954179</text:p>
              </table:table-cell>
            </table:table-row>
            <table:table-row>
              <table:table-cell office:value-type="string">
                <text:p>191</text:p>
              </table:table-cell>
              <table:table-cell office:value-type="float" office:value="191">
                <text:p>191</text:p>
              </table:table-cell>
              <table:table-cell office:value-type="float" office:value="10778.362690582">
                <text:p>10778.362690582</text:p>
              </table:table-cell>
              <table:table-cell office:value-type="float" office:value="10959.434538922">
                <text:p>10959.434538922</text:p>
              </table:table-cell>
            </table:table-row>
            <table:table-row>
              <table:table-cell office:value-type="string">
                <text:p>192</text:p>
              </table:table-cell>
              <table:table-cell office:value-type="float" office:value="192">
                <text:p>192</text:p>
              </table:table-cell>
              <table:table-cell office:value-type="float" office:value="10742.4242958265">
                <text:p>10742.4242958265</text:p>
              </table:table-cell>
              <table:table-cell office:value-type="float" office:value="11019.7402503239">
                <text:p>11019.7402503239</text:p>
              </table:table-cell>
            </table:table-row>
            <table:table-row>
              <table:table-cell office:value-type="string">
                <text:p>193</text:p>
              </table:table-cell>
              <table:table-cell office:value-type="float" office:value="193">
                <text:p>193</text:p>
              </table:table-cell>
              <table:table-cell office:value-type="float" office:value="10742.4242958265">
                <text:p>10742.4242958265</text:p>
              </table:table-cell>
              <table:table-cell office:value-type="float" office:value="11071.4096736575">
                <text:p>11071.4096736575</text:p>
              </table:table-cell>
            </table:table-row>
            <table:table-row>
              <table:table-cell office:value-type="string">
                <text:p>194</text:p>
              </table:table-cell>
              <table:table-cell office:value-type="float" office:value="194">
                <text:p>194</text:p>
              </table:table-cell>
              <table:table-cell office:value-type="float" office:value="10742.4242958265">
                <text:p>10742.4242958265</text:p>
              </table:table-cell>
              <table:table-cell office:value-type="float" office:value="10972.5866787513">
                <text:p>10972.5866787513</text:p>
              </table:table-cell>
            </table:table-row>
            <table:table-row>
              <table:table-cell office:value-type="string">
                <text:p>195</text:p>
              </table:table-cell>
              <table:table-cell office:value-type="float" office:value="195">
                <text:p>195</text:p>
              </table:table-cell>
              <table:table-cell office:value-type="float" office:value="11451.7789470864">
                <text:p>11451.7789470864</text:p>
              </table:table-cell>
              <table:table-cell office:value-type="float" office:value="10946.6367179497">
                <text:p>10946.6367179497</text:p>
              </table:table-cell>
            </table:table-row>
            <table:table-row>
              <table:table-cell office:value-type="string">
                <text:p>196</text:p>
              </table:table-cell>
              <table:table-cell office:value-type="float" office:value="196">
                <text:p>196</text:p>
              </table:table-cell>
              <table:table-cell office:value-type="float" office:value="10723.2243234458">
                <text:p>10723.2243234458</text:p>
              </table:table-cell>
              <table:table-cell office:value-type="float" office:value="10999.3997016925">
                <text:p>10999.3997016925</text:p>
              </table:table-cell>
            </table:table-row>
            <table:table-row>
              <table:table-cell office:value-type="string">
                <text:p>197</text:p>
              </table:table-cell>
              <table:table-cell office:value-type="float" office:value="197">
                <text:p>197</text:p>
              </table:table-cell>
              <table:table-cell office:value-type="float" office:value="10723.2243234458">
                <text:p>10723.2243234458</text:p>
              </table:table-cell>
              <table:table-cell office:value-type="float" office:value="10971.2420042647">
                <text:p>10971.2420042647</text:p>
              </table:table-cell>
            </table:table-row>
            <table:table-row>
              <table:table-cell office:value-type="string">
                <text:p>198</text:p>
              </table:table-cell>
              <table:table-cell office:value-type="float" office:value="198">
                <text:p>198</text:p>
              </table:table-cell>
              <table:table-cell office:value-type="float" office:value="10710.1077961148">
                <text:p>10710.1077961148</text:p>
              </table:table-cell>
              <table:table-cell office:value-type="float" office:value="11018.6742046029">
                <text:p>11018.6742046029</text:p>
              </table:table-cell>
            </table:table-row>
            <table:table-row>
              <table:table-cell office:value-type="string">
                <text:p>199</text:p>
              </table:table-cell>
              <table:table-cell office:value-type="float" office:value="199">
                <text:p>199</text:p>
              </table:table-cell>
              <table:table-cell office:value-type="float" office:value="10682.5839543882">
                <text:p>10682.5839543882</text:p>
              </table:table-cell>
              <table:table-cell office:value-type="float" office:value="10921.3664370865">
                <text:p>10921.3664370865</text:p>
              </table:table-cell>
            </table:table-row>
            <table:table-row>
              <table:table-cell office:value-type="string">
                <text:p>200</text:p>
              </table:table-cell>
              <table:table-cell office:value-type="float" office:value="200">
                <text:p>200</text:p>
              </table:table-cell>
              <table:table-cell office:value-type="float" office:value="10665.6236897364">
                <text:p>10665.6236897364</text:p>
              </table:table-cell>
              <table:table-cell office:value-type="float" office:value="10945.8909183868">
                <text:p>10945.890918386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